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3"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Courier New\" svg:font-family="'Courier New\'" style:font-family-generic="modern" style:font-pitch="fixed"/>
    <style:font-face style:name="Lucida Console" svg:font-family="'Lucida Console'" style:font-family-generic="modern" style:font-pitch="fixed"/>
    <style:font-face style:name="Tahoma4"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Tahoma2" svg:font-family="Tahoma" style:font-adornments="Regular"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20" style:family="table">
      <style:table-properties style:width="16.589cm" table:align="right"/>
    </style:style>
    <style:style style:name="Table20.A" style:family="table-column">
      <style:table-column-properties style:column-width="5.179cm"/>
    </style:style>
    <style:style style:name="Table20.B" style:family="table-column">
      <style:table-column-properties style:column-width="11.411cm"/>
    </style:style>
    <style:style style:name="Table20.A1" style:family="table-cell">
      <style:table-cell-properties fo:padding="0.097cm" fo:border-left="0.002cm solid #000000" fo:border-right="none" fo:border-top="0.002cm solid #000000" fo:border-bottom="0.002cm solid #000000"/>
    </style:style>
    <style:style style:name="Table20.B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23" style:family="table">
      <style:table-properties style:width="16.589cm" table:align="right"/>
    </style:style>
    <style:style style:name="Table23.A" style:family="table-column">
      <style:table-column-properties style:column-width="5.196cm"/>
    </style:style>
    <style:style style:name="Table23.B" style:family="table-column">
      <style:table-column-properties style:column-width="11.393cm"/>
    </style:style>
    <style:style style:name="Table23.A1" style:family="table-cell">
      <style:table-cell-properties fo:padding="0.097cm" fo:border-left="0.002cm solid #000000" fo:border-right="none" fo:border-top="0.002cm solid #000000" fo:border-bottom="0.002cm solid #000000"/>
    </style:style>
    <style:style style:name="Table23.B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24" style:family="table">
      <style:table-properties style:width="11.756cm" fo:margin-left="1cm" fo:margin-right="4.833cm" table:align="margins"/>
    </style:style>
    <style:style style:name="Table24.A" style:family="table-column">
      <style:table-column-properties style:column-width="5.198cm" style:rel-column-width="28975*"/>
    </style:style>
    <style:style style:name="Table24.B" style:family="table-column">
      <style:table-column-properties style:column-width="6.558cm" style:rel-column-width="36560*"/>
    </style:style>
    <style:style style:name="Table24.A1" style:family="table-cell">
      <style:table-cell-properties fo:padding="0.097cm" fo:border-left="0.002cm solid #000000" fo:border-right="none" fo:border-top="0.002cm solid #000000" fo:border-bottom="0.002cm solid #000000"/>
    </style:style>
    <style:style style:name="Table24.B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B2" style:family="table-cell">
      <style:table-cell-properties fo:padding="0.097cm" fo:border-left="0.002cm solid #000000" fo:border-right="0.002cm solid #000000" fo:border-top="none" fo:border-bottom="0.002cm solid #000000"/>
    </style:style>
    <style:style style:name="Table25" style:family="table">
      <style:table-properties style:width="11.756cm" fo:margin-left="0.981cm" fo:margin-right="4.852cm" table:align="margins"/>
    </style:style>
    <style:style style:name="Table25.A" style:family="table-column">
      <style:table-column-properties style:column-width="5.218cm" style:rel-column-width="29084*"/>
    </style:style>
    <style:style style:name="Table25.B" style:family="table-column">
      <style:table-column-properties style:column-width="6.539cm" style:rel-column-width="36451*"/>
    </style:style>
    <style:style style:name="Table25.A1" style:family="table-cell">
      <style:table-cell-properties fo:padding="0.097cm" fo:border-left="0.002cm solid #000000" fo:border-right="none" fo:border-top="0.002cm solid #000000" fo:border-bottom="0.002cm solid #000000"/>
    </style:style>
    <style:style style:name="Table25.B1" style:family="table-cell">
      <style:table-cell-properties fo:padding="0.097cm" fo:border="0.002cm solid #000000"/>
    </style:style>
    <style:style style:name="Table25.A2" style:family="table-cell">
      <style:table-cell-properties fo:padding="0.097cm" fo:border-left="0.002cm solid #000000" fo:border-right="none" fo:border-top="none" fo:border-bottom="0.002cm solid #000000"/>
    </style:style>
    <style:style style:name="Table25.B2" style:family="table-cell">
      <style:table-cell-properties fo:padding="0.097cm" fo:border-left="0.002cm solid #000000" fo:border-right="0.002cm solid #000000" fo:border-top="none" fo:border-bottom="0.002cm solid #000000"/>
    </style:style>
    <style:style style:name="Table8" style:family="table">
      <style:table-properties style:width="16.616cm" fo:margin-left="0.963cm" fo:margin-right="0.011cm" table:align="margins"/>
    </style:style>
    <style:style style:name="Table8.A" style:family="table-column">
      <style:table-column-properties style:column-width="4.272cm" style:rel-column-width="16850*"/>
    </style:style>
    <style:style style:name="Table8.B" style:family="table-column">
      <style:table-column-properties style:column-width="12.344cm" style:rel-column-width="48685*"/>
    </style:style>
    <style:style style:name="Table8.1" style:family="table-row">
      <style:table-row-properties style:keep-together="false" fo:keep-together="always"/>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29" style:family="table">
      <style:table-properties style:width="16.598cm" fo:margin-left="0.981cm" fo:margin-right="0.011cm" table:align="margins"/>
    </style:style>
    <style:style style:name="Table29.A" style:family="table-column">
      <style:table-column-properties style:column-width="4.272cm" style:rel-column-width="16867*"/>
    </style:style>
    <style:style style:name="Table29.B" style:family="table-column">
      <style:table-column-properties style:column-width="12.326cm" style:rel-column-width="48668*"/>
    </style:style>
    <style:style style:name="Table29.1" style:family="table-row">
      <style:table-row-properties style:keep-together="false" fo:keep-together="always"/>
    </style:style>
    <style:style style:name="Table29.A1" style:family="table-cell">
      <style:table-cell-properties fo:padding="0.097cm" fo:border-left="0.002cm solid #000000" fo:border-right="none" fo:border-top="0.002cm solid #000000" fo:border-bottom="0.002cm solid #000000"/>
    </style:style>
    <style:style style:name="Table29.B1" style:family="table-cell">
      <style:table-cell-properties fo:padding="0.097cm" fo:border="0.002cm solid #000000"/>
    </style:style>
    <style:style style:name="Table29.A2" style:family="table-cell">
      <style:table-cell-properties fo:padding="0.097cm" fo:border-left="0.002cm solid #000000" fo:border-right="none" fo:border-top="none" fo:border-bottom="0.002cm solid #000000"/>
    </style:style>
    <style:style style:name="Table29.B2" style:family="table-cell">
      <style:table-cell-properties fo:padding="0.097cm" fo:border-left="0.002cm solid #000000" fo:border-right="0.002cm solid #000000" fo:border-top="none" fo:border-bottom="0.002cm solid #000000"/>
    </style:style>
    <style:style style:name="Table6" style:family="table">
      <style:table-properties style:width="16.598cm" fo:margin-left="0.981cm" fo:margin-right="0.011cm" table:align="margins"/>
    </style:style>
    <style:style style:name="Table6.A" style:family="table-column">
      <style:table-column-properties style:column-width="4.272cm" style:rel-column-width="16867*"/>
    </style:style>
    <style:style style:name="Table6.B" style:family="table-column">
      <style:table-column-properties style:column-width="12.326cm" style:rel-column-width="48668*"/>
    </style:style>
    <style:style style:name="Table6.1" style:family="table-row">
      <style:table-row-properties style:keep-together="false" fo:keep-together="always"/>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7" style:family="table">
      <style:table-properties style:width="16.598cm" fo:margin-left="0.981cm" fo:margin-right="0.011cm" table:align="margins"/>
    </style:style>
    <style:style style:name="Table7.A" style:family="table-column">
      <style:table-column-properties style:column-width="4.272cm" style:rel-column-width="16867*"/>
    </style:style>
    <style:style style:name="Table7.B" style:family="table-column">
      <style:table-column-properties style:column-width="12.326cm" style:rel-column-width="48668*"/>
    </style:style>
    <style:style style:name="Table7.1" style:family="table-row">
      <style:table-row-properties style:keep-together="false" fo:keep-together="always"/>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26" style:family="table">
      <style:table-properties style:width="16.598cm" fo:margin-left="0.981cm" fo:margin-right="0.011cm" table:align="margins"/>
    </style:style>
    <style:style style:name="Table26.A" style:family="table-column">
      <style:table-column-properties style:column-width="4.272cm" style:rel-column-width="16867*"/>
    </style:style>
    <style:style style:name="Table26.B" style:family="table-column">
      <style:table-column-properties style:column-width="12.326cm" style:rel-column-width="48668*"/>
    </style:style>
    <style:style style:name="Table26.1" style:family="table-row">
      <style:table-row-properties style:keep-together="false" fo:keep-together="always"/>
    </style:style>
    <style:style style:name="Table26.A1" style:family="table-cell">
      <style:table-cell-properties fo:padding="0.097cm" fo:border-left="0.002cm solid #000000" fo:border-right="none" fo:border-top="0.002cm solid #000000" fo:border-bottom="0.002cm solid #000000"/>
    </style:style>
    <style:style style:name="Table26.B1" style:family="table-cell">
      <style:table-cell-properties fo:padding="0.097cm" fo:border="0.002cm solid #000000"/>
    </style:style>
    <style:style style:name="Table26.A2" style:family="table-cell">
      <style:table-cell-properties fo:padding="0.097cm" fo:border-left="0.002cm solid #000000" fo:border-right="none" fo:border-top="none" fo:border-bottom="0.002cm solid #000000"/>
    </style:style>
    <style:style style:name="Table26.B2" style:family="table-cell">
      <style:table-cell-properties fo:padding="0.097cm" fo:border-left="0.002cm solid #000000" fo:border-right="0.002cm solid #000000" fo:border-top="none" fo:border-bottom="0.002cm solid #000000"/>
    </style:style>
    <style:style style:name="Table41" style:family="table">
      <style:table-properties style:width="16.531cm" table:align="right"/>
    </style:style>
    <style:style style:name="Table41.A" style:family="table-column">
      <style:table-column-properties style:column-width="16.531cm"/>
    </style:style>
    <style:style style:name="Table41.A1" style:family="table-cell">
      <style:table-cell-properties fo:padding="0.097cm" fo:border="0.002cm solid #000000"/>
    </style:style>
    <style:style style:name="Table41.A2" style:family="table-cell">
      <style:table-cell-properties fo:padding="0.097cm" fo:border-left="0.002cm solid #000000" fo:border-right="0.002cm solid #000000" fo:border-top="none" fo:border-bottom="0.002cm solid #000000"/>
    </style:style>
    <style:style style:name="Table5" style:family="table">
      <style:table-properties style:width="16.09cm" table:align="right"/>
    </style:style>
    <style:style style:name="Table5.A" style:family="table-column">
      <style:table-column-properties style:column-width="1.522cm"/>
    </style:style>
    <style:style style:name="Table5.B" style:family="table-column">
      <style:table-column-properties style:column-width="1.443cm"/>
    </style:style>
    <style:style style:name="Table5.C" style:family="table-column">
      <style:table-column-properties style:column-width="2.231cm"/>
    </style:style>
    <style:style style:name="Table5.D" style:family="table-column">
      <style:table-column-properties style:column-width="10.894cm"/>
    </style:style>
    <style:style style:name="Table5.A1" style:family="table-cell">
      <style:table-cell-properties fo:padding="0.097cm" fo:border-left="0.002cm solid #000000" fo:border-right="none" fo:border-top="0.002cm solid #000000" fo:border-bottom="0.002cm solid #000000"/>
    </style:style>
    <style:style style:name="Table5.D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D2" style:family="table-cell">
      <style:table-cell-properties fo:padding="0.097cm" fo:border-left="0.002cm solid #000000" fo:border-right="0.002cm solid #000000" fo:border-top="none" fo:border-bottom="0.002cm solid #000000"/>
    </style:style>
    <style:style style:name="Table16" style:family="table">
      <style:table-properties style:width="16.051cm" table:align="right"/>
    </style:style>
    <style:style style:name="Table16.A" style:family="table-column">
      <style:table-column-properties style:column-width="4.427cm"/>
    </style:style>
    <style:style style:name="Table16.B" style:family="table-column">
      <style:table-column-properties style:column-width="11.624cm"/>
    </style:style>
    <style:style style:name="Table16.A1" style:family="table-cell">
      <style:table-cell-properties fo:padding="0.097cm" fo:border-left="0.002cm solid #000000" fo:border-right="none" fo:border-top="0.002cm solid #000000" fo:border-bottom="0.002cm solid #000000"/>
    </style:style>
    <style:style style:name="Table16.B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39" style:family="table">
      <style:table-properties style:width="16.589cm" table:align="right"/>
    </style:style>
    <style:style style:name="Table39.A" style:family="table-column">
      <style:table-column-properties style:column-width="3.235cm"/>
    </style:style>
    <style:style style:name="Table39.B" style:family="table-column">
      <style:table-column-properties style:column-width="13.354cm"/>
    </style:style>
    <style:style style:name="Table39.A1" style:family="table-cell">
      <style:table-cell-properties fo:padding="0.097cm" fo:border-left="0.002cm solid #000000" fo:border-right="none" fo:border-top="0.002cm solid #000000" fo:border-bottom="0.002cm solid #000000"/>
    </style:style>
    <style:style style:name="Table39.B1" style:family="table-cell">
      <style:table-cell-properties fo:padding="0.097cm" fo:border="0.002cm solid #000000"/>
    </style:style>
    <style:style style:name="Table39.A2" style:family="table-cell">
      <style:table-cell-properties fo:padding="0.097cm" fo:border-left="0.002cm solid #000000" fo:border-right="none" fo:border-top="none" fo:border-bottom="0.002cm solid #000000"/>
    </style:style>
    <style:style style:name="Table39.B2" style:family="table-cell">
      <style:table-cell-properties fo:padding="0.097cm" fo:border-left="0.002cm solid #000000" fo:border-right="0.002cm solid #000000" fo:border-top="none" fo:border-bottom="0.002cm solid #000000"/>
    </style:style>
    <style:style style:name="Table4" style:family="table">
      <style:table-properties style:width="16.071cm" table:align="right"/>
    </style:style>
    <style:style style:name="Table4.A" style:family="table-column">
      <style:table-column-properties style:column-width="5.722cm"/>
    </style:style>
    <style:style style:name="Table4.B" style:family="table-column">
      <style:table-column-properties style:column-width="10.349cm"/>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32" style:family="table">
      <style:table-properties style:width="16.071cm" table:align="right"/>
    </style:style>
    <style:style style:name="Table32.A" style:family="table-column">
      <style:table-column-properties style:column-width="3.099cm"/>
    </style:style>
    <style:style style:name="Table32.B" style:family="table-column">
      <style:table-column-properties style:column-width="12.972cm"/>
    </style:style>
    <style:style style:name="Table32.A1" style:family="table-cell">
      <style:table-cell-properties fo:padding="0.097cm" fo:border-left="0.002cm solid #000000" fo:border-right="none" fo:border-top="0.002cm solid #000000" fo:border-bottom="0.002cm solid #000000"/>
    </style:style>
    <style:style style:name="Table32.B1" style:family="table-cell">
      <style:table-cell-properties fo:padding="0.097cm" fo:border="0.002cm solid #000000"/>
    </style:style>
    <style:style style:name="Table32.A2" style:family="table-cell">
      <style:table-cell-properties fo:padding="0.097cm" fo:border-left="0.002cm solid #000000" fo:border-right="none" fo:border-top="none" fo:border-bottom="0.002cm solid #000000"/>
    </style:style>
    <style:style style:name="Table32.B2" style:family="table-cell">
      <style:table-cell-properties fo:padding="0.097cm" fo:border-left="0.002cm solid #000000" fo:border-right="0.002cm solid #000000" fo:border-top="none" fo:border-bottom="0.002cm solid #000000"/>
    </style:style>
    <style:style style:name="Table31" style:family="table">
      <style:table-properties style:width="16.57cm" table:align="right"/>
    </style:style>
    <style:style style:name="Table31.A" style:family="table-column">
      <style:table-column-properties style:column-width="3.946cm"/>
    </style:style>
    <style:style style:name="Table31.B" style:family="table-column">
      <style:table-column-properties style:column-width="12.624cm"/>
    </style:style>
    <style:style style:name="Table31.A1" style:family="table-cell">
      <style:table-cell-properties fo:padding="0.097cm" fo:border-left="0.002cm solid #000000" fo:border-right="none" fo:border-top="0.002cm solid #000000" fo:border-bottom="0.002cm solid #000000"/>
    </style:style>
    <style:style style:name="Table31.B1" style:family="table-cell">
      <style:table-cell-properties fo:padding="0.097cm" fo:border="0.002cm solid #000000"/>
    </style:style>
    <style:style style:name="Table31.A2" style:family="table-cell">
      <style:table-cell-properties fo:padding="0.097cm" fo:border-left="0.002cm solid #000000" fo:border-right="none" fo:border-top="none" fo:border-bottom="0.002cm solid #000000"/>
    </style:style>
    <style:style style:name="Table31.B2" style:family="table-cell">
      <style:table-cell-properties fo:padding="0.097cm" fo:border-left="0.002cm solid #000000" fo:border-right="0.002cm solid #000000" fo:border-top="none" fo:border-bottom="0.002cm solid #000000"/>
    </style:style>
    <style:style style:name="areaAttribute" style:family="table">
      <style:table-properties style:width="16.572cm" fo:margin-left="1.007cm" fo:margin-right="0.011cm" table:align="margins"/>
    </style:style>
    <style:style style:name="areaAttribute.A" style:family="table-column">
      <style:table-column-properties style:column-width="2.09cm" style:rel-column-width="8269*"/>
    </style:style>
    <style:style style:name="areaAttribute.B" style:family="table-column">
      <style:table-column-properties style:column-width="14.482cm" style:rel-column-width="57266*"/>
    </style:style>
    <style:style style:name="areaAttribute.A1" style:family="table-cell">
      <style:table-cell-properties fo:padding="0.097cm" fo:border-left="0.002cm solid #000000" fo:border-right="none" fo:border-top="0.002cm solid #000000" fo:border-bottom="0.002cm solid #000000"/>
    </style:style>
    <style:style style:name="areaAttribute.B1" style:family="table-cell">
      <style:table-cell-properties fo:padding="0.097cm" fo:border="0.002cm solid #000000"/>
    </style:style>
    <style:style style:name="areaAttribute.A2" style:family="table-cell">
      <style:table-cell-properties fo:padding="0.097cm" fo:border-left="0.002cm solid #000000" fo:border-right="none" fo:border-top="none" fo:border-bottom="0.002cm solid #000000"/>
    </style:style>
    <style:style style:name="areaAttribute.B2" style:family="table-cell">
      <style:table-cell-properties fo:padding="0.097cm" fo:border-left="0.002cm solid #000000" fo:border-right="0.002cm solid #000000" fo:border-top="none" fo:border-bottom="0.002cm solid #000000"/>
    </style:style>
    <style:style style:name="Table15" style:family="table" style:master-page-name="">
      <style:table-properties style:width="16.586cm" fo:margin-left="0.997cm" fo:margin-right="0.007cm" style:page-number="0" table:align="margins"/>
    </style:style>
    <style:style style:name="Table15.A" style:family="table-column">
      <style:table-column-properties style:column-width="12.451cm" style:rel-column-width="49198*"/>
    </style:style>
    <style:style style:name="Table15.B" style:family="table-column">
      <style:table-column-properties style:column-width="4.135cm" style:rel-column-width="16337*"/>
    </style:style>
    <style:style style:name="Table37" style:family="table">
      <style:table-properties style:width="16.127cm" table:align="right"/>
    </style:style>
    <style:style style:name="Table37.A" style:family="table-column">
      <style:table-column-properties style:column-width="5.043cm"/>
    </style:style>
    <style:style style:name="Table37.B" style:family="table-column">
      <style:table-column-properties style:column-width="11.084cm"/>
    </style:style>
    <style:style style:name="Table37.A1" style:family="table-cell">
      <style:table-cell-properties fo:padding="0.097cm" fo:border-left="0.002cm solid #000000" fo:border-right="none" fo:border-top="0.002cm solid #000000" fo:border-bottom="0.002cm solid #000000"/>
    </style:style>
    <style:style style:name="Table37.B1" style:family="table-cell">
      <style:table-cell-properties fo:padding="0.097cm" fo:border="0.002cm solid #000000"/>
    </style:style>
    <style:style style:name="Table37.A2" style:family="table-cell">
      <style:table-cell-properties fo:padding="0.097cm" fo:border-left="0.002cm solid #000000" fo:border-right="none" fo:border-top="none" fo:border-bottom="0.002cm solid #000000"/>
    </style:style>
    <style:style style:name="Table37.B2" style:family="table-cell">
      <style:table-cell-properties fo:padding="0.097cm" fo:border-left="0.002cm solid #000000" fo:border-right="0.002cm solid #000000" fo:border-top="none" fo:border-bottom="0.002cm solid #000000"/>
    </style:style>
    <style:style style:name="Table38" style:family="table">
      <style:table-properties style:width="16.108cm" table:align="right"/>
    </style:style>
    <style:style style:name="Table38.A" style:family="table-column">
      <style:table-column-properties style:column-width="5.678cm"/>
    </style:style>
    <style:style style:name="Table38.B" style:family="table-column">
      <style:table-column-properties style:column-width="10.43cm"/>
    </style:style>
    <style:style style:name="Table38.A1" style:family="table-cell">
      <style:table-cell-properties fo:padding="0.097cm" fo:border-left="0.002cm solid #000000" fo:border-right="none" fo:border-top="0.002cm solid #000000" fo:border-bottom="0.002cm solid #000000"/>
    </style:style>
    <style:style style:name="Table38.B1" style:family="table-cell">
      <style:table-cell-properties fo:padding="0.097cm" fo:border="0.002cm solid #000000"/>
    </style:style>
    <style:style style:name="Table38.A2" style:family="table-cell">
      <style:table-cell-properties fo:padding="0.097cm" fo:border-left="0.002cm solid #000000" fo:border-right="none" fo:border-top="none" fo:border-bottom="0.002cm solid #000000"/>
    </style:style>
    <style:style style:name="Table38.B2" style:family="table-cell">
      <style:table-cell-properties fo:padding="0.097cm" fo:border-left="0.002cm solid #000000" fo:border-right="0.002cm solid #000000" fo:border-top="none" fo:border-bottom="0.002cm solid #000000"/>
    </style:style>
    <style:style style:name="Table9" style:family="table">
      <style:table-properties style:width="16.584cm" fo:margin-left="0.998cm" fo:margin-right="0.007cm" table:align="margins"/>
    </style:style>
    <style:style style:name="Table9.A" style:family="table-column">
      <style:table-column-properties style:column-width="3.177cm" style:rel-column-width="12554*"/>
    </style:style>
    <style:style style:name="Table9.B" style:family="table-column">
      <style:table-column-properties style:column-width="13.407cm" style:rel-column-width="52981*"/>
    </style:style>
    <style:style style:name="Table9.1" style:family="table-row">
      <style:table-row-properties style:keep-together="false" fo:keep-together="always"/>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 style:family="table-cell">
      <style:table-cell-properties fo:padding="0.097cm" fo:border-left="0.002cm solid #000000" fo:border-right="0.002cm solid #000000" fo:border-top="none" fo:border-bottom="0.002cm solid #000000"/>
    </style:style>
    <style:style style:name="Table10" style:family="table">
      <style:table-properties style:width="16.584cm" fo:margin-left="0.998cm" fo:margin-right="0.007cm" table:align="margins"/>
    </style:style>
    <style:style style:name="Table10.A" style:family="table-column">
      <style:table-column-properties style:column-width="2.732cm" style:rel-column-width="10800*"/>
    </style:style>
    <style:style style:name="Table10.B" style:family="table-column">
      <style:table-column-properties style:column-width="3.445cm" style:rel-column-width="13610*"/>
    </style:style>
    <style:style style:name="Table10.C" style:family="table-column">
      <style:table-column-properties style:column-width="10.407cm" style:rel-column-width="41125*"/>
    </style:style>
    <style:style style:name="Table10.1" style:family="table-row">
      <style:table-row-properties style:keep-together="false" fo:keep-together="always"/>
    </style:style>
    <style:style style:name="Table10.A1" style:family="table-cell">
      <style:table-cell-properties fo:padding="0.097cm" fo:border-left="0.002cm solid #000000" fo:border-right="none" fo:border-top="0.002cm solid #000000" fo:border-bottom="0.002cm solid #000000"/>
    </style:style>
    <style:style style:name="Table10.C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28" style:family="table" style:master-page-name="">
      <style:table-properties style:width="16.09cm" style:page-number="0" table:align="right" fo:keep-with-next="auto"/>
    </style:style>
    <style:style style:name="Table28.A" style:family="table-column">
      <style:table-column-properties style:column-width="3.254cm"/>
    </style:style>
    <style:style style:name="Table28.B" style:family="table-column">
      <style:table-column-properties style:column-width="12.836cm"/>
    </style:style>
    <style:style style:name="Table28.1" style:family="table-row">
      <style:table-row-properties style:keep-together="false" fo:keep-together="always"/>
    </style:style>
    <style:style style:name="Table28.A1" style:family="table-cell">
      <style:table-cell-properties fo:padding="0.097cm" fo:border-left="0.002cm solid #000000" fo:border-right="none" fo:border-top="0.002cm solid #000000" fo:border-bottom="0.002cm solid #000000"/>
    </style:style>
    <style:style style:name="Table28.B1" style:family="table-cell">
      <style:table-cell-properties fo:padding="0.097cm" fo:border="0.002cm solid #000000"/>
    </style:style>
    <style:style style:name="Table28.A2" style:family="table-cell">
      <style:table-cell-properties fo:padding="0.097cm" fo:border-left="0.002cm solid #000000" fo:border-right="none" fo:border-top="none" fo:border-bottom="0.002cm solid #000000"/>
    </style:style>
    <style:style style:name="Table28.B2" style:family="table-cell">
      <style:table-cell-properties fo:padding="0.097cm" fo:border-left="0.002cm solid #000000" fo:border-right="0.002cm solid #000000" fo:border-top="none" fo:border-bottom="0.002cm solid #000000"/>
    </style:style>
    <style:style style:name="Table33" style:family="table">
      <style:table-properties style:width="12.638cm" table:align="margins"/>
    </style:style>
    <style:style style:name="Table33.A" style:family="table-column">
      <style:table-column-properties style:column-width="2.106cm" style:rel-column-width="10922*"/>
    </style:style>
    <style:style style:name="Table33.F" style:family="table-column">
      <style:table-column-properties style:column-width="2.106cm" style:rel-column-width="10925*"/>
    </style:style>
    <style:style style:name="Table33.A1" style:family="table-cell">
      <style:table-cell-properties fo:padding="0.097cm" fo:border-left="0.002cm solid #000000" fo:border-right="none" fo:border-top="0.002cm solid #000000" fo:border-bottom="0.002cm solid #000000"/>
    </style:style>
    <style:style style:name="Table33.B1" style:family="table-cell">
      <style:table-cell-properties fo:padding="0.097cm" fo:border-left="0.002cm solid #c0c0c0" fo:border-right="none" fo:border-top="0.002cm solid #000000" fo:border-bottom="0.002cm solid #000000"/>
    </style:style>
    <style:style style:name="Table33.F1" style:family="table-cell">
      <style:table-cell-properties fo:padding="0.097cm" fo:border-left="0.002cm solid #c0c0c0" fo:border-right="0.002cm solid #000000" fo:border-top="0.002cm solid #000000" fo:border-bottom="0.002cm solid #000000"/>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fo:padding="0.097cm" fo:border-left="0.002cm solid #c0c0c0" fo:border-right="none" fo:border-top="none" fo:border-bottom="0.002cm solid #000000"/>
    </style:style>
    <style:style style:name="Table33.F2" style:family="table-cell">
      <style:table-cell-properties fo:padding="0.097cm" fo:border-left="0.002cm solid #c0c0c0" fo:border-right="0.002cm solid #000000" fo:border-top="none" fo:border-bottom="0.002cm solid #000000"/>
    </style:style>
    <style:style style:name="Table11" style:family="table">
      <style:table-properties style:width="16.584cm" fo:margin-left="0.998cm" fo:margin-right="0.007cm" table:align="margins"/>
    </style:style>
    <style:style style:name="Table11.A" style:family="table-column">
      <style:table-column-properties style:column-width="2.962cm" style:rel-column-width="11704*"/>
    </style:style>
    <style:style style:name="Table11.B" style:family="table-column">
      <style:table-column-properties style:column-width="3.214cm" style:rel-column-width="12701*"/>
    </style:style>
    <style:style style:name="Table11.C" style:family="table-column">
      <style:table-column-properties style:column-width="10.409cm" style:rel-column-width="41130*"/>
    </style:style>
    <style:style style:name="Table11.1" style:family="table-row">
      <style:table-row-properties style:keep-together="false" fo:keep-together="always"/>
    </style:style>
    <style:style style:name="Table11.A1" style:family="table-cell">
      <style:table-cell-properties fo:padding="0.097cm" fo:border-left="0.002cm solid #000000" fo:border-right="none" fo:border-top="0.002cm solid #000000" fo:border-bottom="0.002cm solid #000000"/>
    </style:style>
    <style:style style:name="Table11.C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1.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2" style:family="table">
      <style:table-properties style:width="16.584cm" fo:margin-left="0.998cm" fo:margin-right="0.007cm" table:align="margins"/>
    </style:style>
    <style:style style:name="Table12.A" style:family="table-column">
      <style:table-column-properties style:column-width="2.962cm" style:rel-column-width="11704*"/>
    </style:style>
    <style:style style:name="Table12.B" style:family="table-column">
      <style:table-column-properties style:column-width="3.214cm" style:rel-column-width="12701*"/>
    </style:style>
    <style:style style:name="Table12.C" style:family="table-column">
      <style:table-column-properties style:column-width="10.409cm" style:rel-column-width="41130*"/>
    </style:style>
    <style:style style:name="Table12.A1" style:family="table-cell">
      <style:table-cell-properties fo:padding="0.097cm" fo:border-left="0.002cm solid #000000" fo:border-right="none" fo:border-top="0.002cm solid #000000" fo:border-bottom="0.002cm solid #000000"/>
    </style:style>
    <style:style style:name="Table12.C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C2" style:family="table-cell">
      <style:table-cell-properties fo:padding="0.097cm" fo:border-left="0.002cm solid #000000" fo:border-right="0.002cm solid #000000" fo:border-top="none" fo:border-bottom="0.002cm solid #000000"/>
    </style:style>
    <style:style style:name="Table13" style:family="table">
      <style:table-properties style:width="16.584cm" fo:margin-left="0.998cm" fo:margin-right="0.007cm" table:align="margins"/>
    </style:style>
    <style:style style:name="Table13.A" style:family="table-column">
      <style:table-column-properties style:column-width="2.962cm" style:rel-column-width="11704*"/>
    </style:style>
    <style:style style:name="Table13.B" style:family="table-column">
      <style:table-column-properties style:column-width="3.214cm" style:rel-column-width="12701*"/>
    </style:style>
    <style:style style:name="Table13.C" style:family="table-column">
      <style:table-column-properties style:column-width="10.409cm" style:rel-column-width="41130*"/>
    </style:style>
    <style:style style:name="Table13.1" style:family="table-row">
      <style:table-row-properties style:keep-together="false" fo:keep-together="always"/>
    </style:style>
    <style:style style:name="Table13.A1" style:family="table-cell">
      <style:table-cell-properties fo:padding="0.097cm" fo:border-left="0.002cm solid #000000" fo:border-right="none" fo:border-top="0.002cm solid #000000" fo:border-bottom="0.002cm solid #000000"/>
    </style:style>
    <style:style style:name="Table13.C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C2" style:family="table-cell">
      <style:table-cell-properties fo:padding="0.097cm" fo:border-left="0.002cm solid #000000" fo:border-right="0.002cm solid #000000" fo:border-top="none" fo:border-bottom="0.002cm solid #000000"/>
    </style:style>
    <style:style style:name="Table14" style:family="table">
      <style:table-properties style:width="16.584cm" fo:margin-left="0.998cm" fo:margin-right="0.007cm" table:align="margins"/>
    </style:style>
    <style:style style:name="Table14.A" style:family="table-column">
      <style:table-column-properties style:column-width="2.942cm" style:rel-column-width="11627*"/>
    </style:style>
    <style:style style:name="Table14.B" style:family="table-column">
      <style:table-column-properties style:column-width="3.233cm" style:rel-column-width="12777*"/>
    </style:style>
    <style:style style:name="Table14.C" style:family="table-column">
      <style:table-column-properties style:column-width="10.409cm" style:rel-column-width="41131*"/>
    </style:style>
    <style:style style:name="Table14.A1" style:family="table-cell">
      <style:table-cell-properties fo:padding="0.097cm" fo:border-left="0.002cm solid #000000" fo:border-right="none" fo:border-top="0.002cm solid #000000" fo:border-bottom="0.002cm solid #000000"/>
    </style:style>
    <style:style style:name="Table14.C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C2" style:family="table-cell">
      <style:table-cell-properties fo:padding="0.097cm" fo:border-left="0.002cm solid #000000" fo:border-right="0.002cm solid #000000" fo:border-top="none" fo:border-bottom="0.002cm solid #000000"/>
    </style:style>
    <style:style style:name="Table18" style:family="table">
      <style:table-properties style:width="16.584cm" fo:margin-left="0.998cm" fo:margin-right="0.007cm" table:align="margins"/>
    </style:style>
    <style:style style:name="Table18.A" style:family="table-column">
      <style:table-column-properties style:column-width="2.732cm" style:rel-column-width="10798*"/>
    </style:style>
    <style:style style:name="Table18.B" style:family="table-column">
      <style:table-column-properties style:column-width="3.443cm" style:rel-column-width="13607*"/>
    </style:style>
    <style:style style:name="Table18.C" style:family="table-column">
      <style:table-column-properties style:column-width="10.409cm" style:rel-column-width="41130*"/>
    </style:style>
    <style:style style:name="Table18.1" style:family="table-row">
      <style:table-row-properties style:keep-together="false" fo:keep-together="always"/>
    </style:style>
    <style:style style:name="Table18.A1" style:family="table-cell">
      <style:table-cell-properties fo:padding="0.097cm" fo:border-left="0.002cm solid #000000" fo:border-right="none" fo:border-top="0.002cm solid #000000" fo:border-bottom="0.002cm solid #000000"/>
    </style:style>
    <style:style style:name="Table18.C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C2" style:family="table-cell">
      <style:table-cell-properties fo:padding="0.097cm" fo:border-left="0.002cm solid #000000" fo:border-right="0.002cm solid #000000" fo:border-top="none" fo:border-bottom="0.002cm solid #000000"/>
    </style:style>
    <style:style style:name="Table18.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 style:family="table">
      <style:table-properties style:width="16.531cm" table:align="right"/>
    </style:style>
    <style:style style:name="Table1.A" style:family="table-column">
      <style:table-column-properties style:column-width="7.736cm"/>
    </style:style>
    <style:style style:name="Table1.B" style:family="table-column">
      <style:table-column-properties style:column-width="8.795cm"/>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531cm" table:align="right"/>
    </style:style>
    <style:style style:name="Table2.A" style:family="table-column">
      <style:table-column-properties style:column-width="7.736cm"/>
    </style:style>
    <style:style style:name="Table2.B" style:family="table-column">
      <style:table-column-properties style:column-width="8.795cm"/>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table-properties style:width="17.586cm" table:align="right"/>
    </style:style>
    <style:style style:name="Table3.A" style:family="table-column">
      <style:table-column-properties style:column-width="2.272cm"/>
    </style:style>
    <style:style style:name="Table3.B" style:family="table-column">
      <style:table-column-properties style:column-width="7.038cm"/>
    </style:style>
    <style:style style:name="Table3.C" style:family="table-column">
      <style:table-column-properties style:column-width="8.276cm"/>
    </style:style>
    <style:style style:name="Table3.A1" style:family="table-cell">
      <style:table-cell-properties fo:padding="0.097cm" fo:border-left="0.002cm solid #000000" fo:border-right="none" fo:border-top="0.002cm solid #000000" fo:border-bottom="0.002cm solid #000000"/>
    </style:style>
    <style:style style:name="Table3.C1" style:family="table-cell">
      <style:table-cell-properties fo:padding="0.097cm" fo:border="0.002cm solid #000000"/>
    </style:style>
    <style:style style:name="Table3.A2" style:family="table-cell">
      <style:table-cell-properties fo:background-color="#ffffcc" fo:padding="0.097cm" fo:border-left="0.002cm solid #000000" fo:border-right="none" fo:border-top="none" fo:border-bottom="0.002cm solid #000000">
        <style:background-image/>
      </style:table-cell-properties>
    </style:style>
    <style:style style:name="Table3.B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22" style:family="table">
      <style:table-properties style:width="15.935cm" table:align="right"/>
    </style:style>
    <style:style style:name="Table22.A" style:family="table-column">
      <style:table-column-properties style:column-width="6.354cm"/>
    </style:style>
    <style:style style:name="Table22.B" style:family="table-column">
      <style:table-column-properties style:column-width="9.581cm"/>
    </style:style>
    <style:style style:name="Table22.A1" style:family="table-cell">
      <style:table-cell-properties fo:padding="0.097cm" fo:border-left="0.002cm solid #000000" fo:border-right="none" fo:border-top="0.002cm solid #000000" fo:border-bottom="0.002cm solid #000000"/>
    </style:style>
    <style:style style:name="Table22.B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35" style:family="table">
      <style:table-properties style:width="16.071cm" table:align="right"/>
    </style:style>
    <style:style style:name="Table35.A" style:family="table-column">
      <style:table-column-properties style:column-width="3.522cm"/>
    </style:style>
    <style:style style:name="Table35.B" style:family="table-column">
      <style:table-column-properties style:column-width="12.548cm"/>
    </style:style>
    <style:style style:name="Table35.A1" style:family="table-cell">
      <style:table-cell-properties fo:padding="0.097cm" fo:border-left="0.002cm solid #000000" fo:border-right="none" fo:border-top="0.002cm solid #000000" fo:border-bottom="0.002cm solid #000000"/>
    </style:style>
    <style:style style:name="Table35.B1" style:family="table-cell">
      <style:table-cell-properties fo:padding="0.097cm" fo:border="0.002cm solid #000000"/>
    </style:style>
    <style:style style:name="Table35.A2" style:family="table-cell">
      <style:table-cell-properties fo:padding="0.097cm" fo:border-left="0.002cm solid #000000" fo:border-right="none" fo:border-top="none" fo:border-bottom="0.002cm solid #000000"/>
    </style:style>
    <style:style style:name="Table35.B2" style:family="table-cell">
      <style:table-cell-properties fo:padding="0.097cm" fo:border-left="0.002cm solid #000000" fo:border-right="0.002cm solid #000000" fo:border-top="none" fo:border-bottom="0.002cm solid #000000"/>
    </style:style>
    <style:style style:name="Table21" style:family="table">
      <style:table-properties style:width="16.586cm" fo:margin-left="0.997cm" fo:margin-right="0.007cm" table:align="margins"/>
    </style:style>
    <style:style style:name="Table21.A" style:family="table-column">
      <style:table-column-properties style:column-width="4.357cm" style:rel-column-width="17215*"/>
    </style:style>
    <style:style style:name="Table21.B" style:family="table-column">
      <style:table-column-properties style:column-width="12.229cm" style:rel-column-width="48320*"/>
    </style:style>
    <style:style style:name="Table21.A1" style:family="table-cell">
      <style:table-cell-properties fo:padding="0.097cm" fo:border-left="0.002cm solid #000000" fo:border-right="none" fo:border-top="0.002cm solid #000000" fo:border-bottom="0.002cm solid #000000"/>
    </style:style>
    <style:style style:name="Table21.B1" style:family="table-cell">
      <style:table-cell-properties fo:padding="0.097cm" fo:border="0.002cm solid #000000"/>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style:tab-stops>
          <style:tab-stop style:position="8.839cm" style:type="center"/>
          <style:tab-stop style:position="17.588cm" style:type="right"/>
        </style:tab-stops>
      </style:paragraph-properties>
    </style:style>
    <style:style style:name="P2" style:family="paragraph" style:parent-style-name="Standard">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3" style:family="paragraph" style:parent-style-name="Table_20_Contents">
      <style:paragraph-properties fo:margin-left="0cm" fo:margin-right="0cm" fo:margin-top="0cm" fo:margin-bottom="0cm" fo:line-height="90%" fo:text-align="start" style:justify-single-word="false" fo:text-indent="0cm" style:auto-text-indent="false" fo:background-color="transparent" style:shadow="none" text:number-lines="false" text:line-number="0">
        <style:tab-stops/>
        <style:background-image/>
      </style:paragraph-properties>
      <style:text-properties style:font-name="Courier New1" fo:font-size="10pt" style:font-size-asian="10pt" style:language-asian="zh" style:country-asian="TW"/>
    </style:style>
    <style:style style:name="P4"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5" style:family="paragraph" style:parent-style-name="Text_20_body_20_indent">
      <style:paragraph-properties fo:margin-left="0cm" fo:margin-right="0cm" fo:text-indent="0cm" style:auto-text-indent="false"/>
    </style:style>
    <style:style style:name="P6" style:family="paragraph" style:parent-style-name="Heading_20_1">
      <style:paragraph-properties fo:margin-left="0cm" fo:margin-right="0cm" fo:text-indent="0cm" style:auto-text-indent="false"/>
    </style:style>
    <style:style style:name="P7" style:family="paragraph" style:parent-style-name="Text_20_body">
      <style:paragraph-properties fo:margin-left="0cm" fo:margin-right="0cm" fo:text-indent="0cm" style:auto-text-indent="false"/>
    </style:style>
    <style:style style:name="P8" style:family="paragraph" style:parent-style-name="Text_20_body">
      <style:paragraph-properties fo:margin-left="0cm" fo:margin-right="0cm" fo:text-indent="0cm" style:auto-text-indent="false"/>
      <style:text-properties style:language-asian="zh" style:country-asian="TW"/>
    </style:style>
    <style:style style:name="P9"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10" style:family="paragraph" style:parent-style-name="Standard">
      <style:paragraph-properties fo:margin-top="5.001cm" fo:margin-bottom="0cm" fo:text-align="center" style:justify-single-word="false"/>
      <style:text-properties fo:font-size="12pt" style:font-size-asian="12pt" style:font-size-complex="12pt"/>
    </style:style>
    <style:style style:name="P11"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12" style:family="paragraph" style:parent-style-name="Standard">
      <style:paragraph-properties fo:margin-top="2.499cm" fo:margin-bottom="0.199cm" fo:text-align="center" style:justify-single-word="false"/>
      <style:text-properties fo:font-size="8pt" style:font-size-asian="8pt" style:font-size-complex="8pt"/>
    </style:style>
    <style:style style:name="P13"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4"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5" style:family="paragraph" style:parent-style-name="Contents_20_1">
      <style:paragraph-properties>
        <style:tab-stops>
          <style:tab-stop style:position="17.59cm" style:type="right" style:leader-style="dotted" style:leader-text="."/>
        </style:tab-stops>
      </style:paragraph-properties>
    </style:style>
    <style:style style:name="P16" style:family="paragraph" style:parent-style-name="Contents_20_2">
      <style:paragraph-properties>
        <style:tab-stops>
          <style:tab-stop style:position="17.09cm" style:type="right" style:leader-style="dotted" style:leader-text="."/>
        </style:tab-stops>
      </style:paragraph-properties>
    </style:style>
    <style:style style:name="P17" style:family="paragraph" style:parent-style-name="Contents_20_3">
      <style:paragraph-properties>
        <style:tab-stops>
          <style:tab-stop style:position="16.591cm" style:type="right" style:leader-style="dotted" style:leader-text="."/>
        </style:tab-stops>
      </style:paragraph-properties>
    </style:style>
    <style:style style:name="P18" style:family="paragraph" style:parent-style-name="Contents_20_4">
      <style:paragraph-properties>
        <style:tab-stops>
          <style:tab-stop style:position="16.092cm" style:type="right" style:leader-style="dotted" style:leader-text="."/>
        </style:tab-stops>
      </style:paragraph-properties>
    </style:style>
    <style:style style:name="P19" style:family="paragraph" style:parent-style-name="Text_20_body_20_indent">
      <style:text-properties fo:font-weight="bold" style:font-weight-asian="bold" style:font-weight-complex="bold"/>
    </style:style>
    <style:style style:name="P20" style:family="paragraph" style:parent-style-name="Text_20_body_20_indent">
      <style:text-properties fo:font-weight="bold" style:language-asian="zh" style:country-asian="TW" style:font-weight-asian="bold" style:font-weight-complex="bold"/>
    </style:style>
    <style:style style:name="P21" style:family="paragraph" style:parent-style-name="Text_20_body_20_indent">
      <style:text-properties style:language-asian="zh" style:country-asian="TW"/>
    </style:style>
    <style:style style:name="P22" style:family="paragraph" style:parent-style-name="Text_20_body_20_indent">
      <style:text-properties style:font-name="Courier New1"/>
    </style:style>
    <style:style style:name="P23" style:family="paragraph" style:parent-style-name="Text_20_body_20_indent">
      <style:text-properties style:font-name="Courier New1" style:language-asian="zh" style:country-asian="TW"/>
    </style:style>
    <style:style style:name="P24" style:family="paragraph" style:parent-style-name="Text_20_body_20_indent">
      <style:text-properties fo:font-style="normal" style:font-style-asian="normal" style:font-style-complex="normal"/>
    </style:style>
    <style:style style:name="P25" style:family="paragraph" style:parent-style-name="Text_20_body_20_indent">
      <style:text-properties style:font-name="Verdana1" style:language-asian="zh" style:country-asian="TW"/>
    </style:style>
    <style:style style:name="P26" style:family="paragraph" style:parent-style-name="Text_20_body_20_indent">
      <style:text-properties fo:font-weight="normal" style:font-weight-asian="normal" style:font-weight-complex="normal"/>
    </style:style>
    <style:style style:name="P27" style:family="paragraph" style:parent-style-name="Text_20_body_20_indent">
      <style:text-properties style:font-name="Lucida Console" style:language-asian="zh" style:country-asian="TW"/>
    </style:style>
    <style:style style:name="P28" style:family="paragraph" style:parent-style-name="Heading_20_3">
      <style:text-properties style:language-asian="zh" style:country-asian="TW"/>
    </style:style>
    <style:style style:name="P29" style:family="paragraph" style:parent-style-name="Heading_20_3">
      <style:text-properties style:font-name="Tahoma" style:language-asian="zh" style:country-asian="TW"/>
    </style:style>
    <style:style style:name="P30" style:family="paragraph" style:parent-style-name="Text_20_body">
      <style:text-properties style:language-asian="zh" style:country-asian="TW"/>
    </style:style>
    <style:style style:name="P31" style:family="paragraph" style:parent-style-name="Text_20_body">
      <style:text-properties style:font-name="Courier New1"/>
    </style:style>
    <style:style style:name="P32" style:family="paragraph" style:parent-style-name="Text_20_body">
      <style:text-properties style:font-name="Verdana1"/>
    </style:style>
    <style:style style:name="P33" style:family="paragraph" style:parent-style-name="Tip">
      <style:text-properties style:language-asian="zh" style:country-asian="TW"/>
    </style:style>
    <style:style style:name="P34" style:family="paragraph" style:parent-style-name="Tip">
      <style:text-properties style:font-name="Courier New1" style:language-asian="zh" style:country-asian="TW"/>
    </style:style>
    <style:style style:name="P35" style:family="paragraph" style:parent-style-name="Tip">
      <style:text-properties fo:font-weight="normal" style:language-asian="zh" style:country-asian="TW" style:font-weight-asian="normal" style:font-weight-complex="normal"/>
    </style:style>
    <style:style style:name="P36" style:family="paragraph" style:parent-style-name="Text_20_body_20_indent_20_2">
      <style:text-properties style:language-asian="zh" style:country-asian="TW"/>
    </style:style>
    <style:style style:name="P37" style:family="paragraph" style:parent-style-name="Text_20_body_20_indent_20_2">
      <style:text-properties style:font-name="Verdana1" style:language-asian="zh" style:country-asian="TW"/>
    </style:style>
    <style:style style:name="P38" style:family="paragraph" style:parent-style-name="Text_20_body_20_indent_20_2">
      <style:text-properties style:font-name="Courier New1"/>
    </style:style>
    <style:style style:name="P39" style:family="paragraph" style:parent-style-name="Text_20_body_20_indent">
      <style:paragraph-properties fo:margin-left="1cm" fo:margin-right="0cm" fo:text-indent="0cm" style:auto-text-indent="false"/>
    </style:style>
    <style:style style:name="P40" style:family="paragraph" style:parent-style-name="Code_20_Indent">
      <style:text-properties style:language-asian="zh" style:country-asian="TW"/>
    </style:style>
    <style:style style:name="P41" style:family="paragraph" style:parent-style-name="Code_20_Indent">
      <style:text-properties fo:color="#dc2300"/>
    </style:style>
    <style:style style:name="P42" style:family="paragraph" style:parent-style-name="Code_20_Indent">
      <style:text-properties fo:color="#0000ff"/>
    </style:style>
    <style:style style:name="P43" style:family="paragraph" style:parent-style-name="Footnote">
      <style:text-properties style:font-name="Courier New1"/>
    </style:style>
    <style:style style:name="P44" style:family="paragraph" style:parent-style-name="Footnote">
      <style:text-properties style:language-asian="zh" style:country-asian="TW"/>
    </style:style>
    <style:style style:name="P45" style:family="paragraph" style:parent-style-name="Footnote">
      <style:paragraph-properties fo:text-align="start" style:justify-single-word="false"/>
    </style:style>
    <style:style style:name="P46" style:family="paragraph" style:parent-style-name="Text_20_body_20_indent_20_3">
      <style:text-properties style:language-asian="zh" style:country-asian="TW"/>
    </style:style>
    <style:style style:name="P47" style:family="paragraph" style:parent-style-name="Heading_20_4">
      <style:paragraph-properties fo:margin-left="1.499cm" fo:margin-right="0cm" fo:margin-top="0.72cm" fo:margin-bottom="0.21cm" fo:line-height="125%" fo:text-align="justify" style:justify-single-word="false" fo:text-indent="0cm" style:auto-text-indent="false" fo:background-color="transparent" fo:keep-with-next="always">
        <style:tab-stops/>
        <style:background-image/>
      </style:paragraph-properties>
      <style:text-properties style:font-name="Tahoma1" fo:font-size="10pt" fo:font-style="normal" fo:font-weight="bold" style:font-name-asian="細明體" style:font-size-asian="10pt" style:font-style-asian="normal" style:font-weight-asian="bold" style:font-name-complex="Tahoma4" style:font-size-complex="11.8999996185303pt" style:font-style-complex="italic" style:font-weight-complex="bold"/>
    </style:style>
    <style:style style:name="P48"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49" style:family="paragraph" style:parent-style-name="Text_20_body_20_indent_20_3">
      <style:paragraph-properties fo:margin-left="2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50" style:family="paragraph" style:parent-style-name="Table_20_Contents">
      <style:text-properties style:language-asian="zh" style:country-asian="TW"/>
    </style:style>
    <style:style style:name="P51" style:family="paragraph" style:parent-style-name="Table_20_Contents">
      <style:text-properties style:font-name="Courier New1"/>
    </style:style>
    <style:style style:name="P52" style:family="paragraph" style:parent-style-name="Table_20_Contents">
      <style:paragraph-properties fo:text-align="center" style:justify-single-word="false"/>
      <style:text-properties style:font-name="Courier New1"/>
    </style:style>
    <style:style style:name="P53" style:family="paragraph" style:parent-style-name="Table_20_Contents">
      <style:text-properties style:font-name="Courier New1" style:font-name-asian="Verdana1"/>
    </style:style>
    <style:style style:name="P54" style:family="paragraph" style:parent-style-name="Table_20_Contents">
      <style:text-properties style:font-name="Courier New1" style:language-asian="zh" style:country-asian="TW"/>
    </style:style>
    <style:style style:name="P55" style:family="paragraph" style:parent-style-name="Table_20_Contents">
      <style:paragraph-properties fo:text-align="center" style:justify-single-word="false"/>
      <style:text-properties style:font-name="Courier New1" style:font-name-asian="Courier New1"/>
    </style:style>
    <style:style style:name="P56" style:family="paragraph" style:parent-style-name="Table_20_Contents">
      <style:paragraph-properties fo:text-align="center" style:justify-single-word="false"/>
      <style:text-properties style:font-name="Courier New1" style:font-name-asian="Courier New1" style:font-name-complex="Courier New1"/>
    </style:style>
    <style:style style:name="P57" style:family="paragraph" style:parent-style-name="Table_20_Contents">
      <style:paragraph-properties fo:text-align="start" style:justify-single-word="false"/>
      <style:text-properties style:font-name="Courier New1" style:font-name-asian="Courier New1"/>
    </style:style>
    <style:style style:name="P58" style:family="paragraph" style:parent-style-name="Table_20_Contents">
      <style:text-properties style:font-name="Courier New1" fo:font-style="normal" style:font-style-asian="normal" style:font-style-complex="normal"/>
    </style:style>
    <style:style style:name="P59" style:family="paragraph" style:parent-style-name="Table_20_Contents">
      <style:text-properties style:font-name="Verdana1"/>
    </style:style>
    <style:style style:name="P60" style:family="paragraph" style:parent-style-name="Table_20_Contents">
      <style:text-properties style:font-name="Verdana1" style:font-name-asian="Verdana1"/>
    </style:style>
    <style:style style:name="P61" style:family="paragraph" style:parent-style-name="Table_20_Contents">
      <style:text-properties style:font-name="Verdana1" style:font-name-asian="Verdana1" style:language-asian="zh" style:country-asian="TW"/>
    </style:style>
    <style:style style:name="P62" style:family="paragraph" style:parent-style-name="Table_20_Contents">
      <style:text-properties style:font-name="Verdana1" style:language-asian="zh" style:country-asian="TW"/>
    </style:style>
    <style:style style:name="P63" style:family="paragraph" style:parent-style-name="Table_20_Contents">
      <style:text-properties style:font-name="Verdana1" fo:font-style="italic" style:font-style-asian="italic" style:font-style-complex="italic"/>
    </style:style>
    <style:style style:name="P64" style:family="paragraph" style:parent-style-name="Table_20_Contents">
      <style:text-properties fo:font-style="normal" style:language-asian="zh" style:country-asian="TW" style:font-style-asian="normal" style:font-style-complex="normal"/>
    </style:style>
    <style:style style:name="P65" style:family="paragraph" style:parent-style-name="Table_20_Contents">
      <style:paragraph-properties fo:text-align="center" style:justify-single-word="false"/>
      <style:text-properties fo:font-style="normal" style:font-style-asian="normal" style:font-style-complex="normal"/>
    </style:style>
    <style:style style:name="P66" style:family="paragraph" style:parent-style-name="Table_20_Contents">
      <style:paragraph-properties fo:text-align="center" style:justify-single-word="false"/>
    </style:style>
    <style:style style:name="P67" style:family="paragraph" style:parent-style-name="Table_20_Contents">
      <style:text-properties fo:font-size="9pt" style:font-size-asian="9pt" style:language-asian="zh" style:country-asian="TW" style:font-size-complex="9pt"/>
    </style:style>
    <style:style style:name="P68" style:family="paragraph" style:parent-style-name="Table_20_Heading">
      <style:text-properties style:language-asian="zh" style:country-asian="TW"/>
    </style:style>
    <style:style style:name="P69" style:family="paragraph" style:parent-style-name="Table_20_Heading">
      <style:text-properties style:font-name="Courier New1"/>
    </style:style>
    <style:style style:name="P70" style:family="paragraph" style:parent-style-name="Table_20_Heading">
      <style:text-properties style:font-name="Courier New1" style:language-asian="zh" style:country-asian="TW"/>
    </style:style>
    <style:style style:name="P71" style:family="paragraph" style:parent-style-name="Table_20_Heading">
      <style:paragraph-properties fo:text-align="start" style:justify-single-word="false"/>
    </style:style>
    <style:style style:name="P72" style:family="paragraph" style:parent-style-name="Heading_20_4">
      <style:text-properties style:language-asian="zh" style:country-asian="TW"/>
    </style:style>
    <style:style style:name="P73" style:family="paragraph" style:parent-style-name="Heading_20_4">
      <style:text-properties style:font-name="Verdana1"/>
    </style:style>
    <style:style style:name="P74" style:family="paragraph" style:parent-style-name="Code_20_Indent_20_2">
      <style:text-properties style:language-asian="zh" style:country-asian="TW"/>
    </style:style>
    <style:style style:name="P75" style:family="paragraph" style:parent-style-name="Code_20_Indent_20_2">
      <style:text-properties style:use-window-font-color="true" style:language-asian="zh" style:country-asian="TW"/>
    </style:style>
    <style:style style:name="P76" style:family="paragraph" style:parent-style-name="Table_20_Contents">
      <style:paragraph-properties fo:margin-left="1.251cm" fo:margin-right="0cm" fo:text-indent="0cm" style:auto-text-indent="false"/>
    </style:style>
    <style:style style:name="P77" style:family="paragraph" style:parent-style-name="Table_20_Contents">
      <style:paragraph-properties fo:margin-left="1.251cm" fo:margin-right="0cm" fo:text-indent="0cm" style:auto-text-indent="false"/>
      <style:text-properties style:language-asian="zh" style:country-asian="TW"/>
    </style:style>
    <style:style style:name="P78" style:family="paragraph" style:parent-style-name="Table_20_Contents">
      <style:paragraph-properties fo:margin-left="1.251cm" fo:margin-right="0cm" fo:text-indent="0cm" style:auto-text-indent="false"/>
      <style:text-properties style:font-name="Courier New1" style:language-asian="zh" style:country-asian="TW"/>
    </style:style>
    <style:style style:name="P79" style:family="paragraph" style:parent-style-name="Code_20_Indent_20_3">
      <style:text-properties style:language-asian="zh" style:country-asian="TW"/>
    </style:style>
    <style:style style:name="P80" style:family="paragraph" style:parent-style-name="Text_20_body">
      <style:paragraph-properties fo:margin-top="0.349cm" fo:margin-bottom="0cm"/>
    </style:style>
    <style:style style:name="P81" style:family="paragraph" style:parent-style-name="Text_20_body">
      <style:paragraph-properties fo:margin-top="0.349cm" fo:margin-bottom="0cm"/>
      <style:text-properties style:language-asian="zh" style:country-asian="TW"/>
    </style:style>
    <style:style style:name="P82" style:family="paragraph" style:parent-style-name="Table_20_Heading">
      <style:paragraph-properties fo:margin-left="-0.072cm" fo:margin-right="-0.097cm" fo:text-indent="0cm" style:auto-text-indent="false"/>
    </style:style>
    <style:style style:name="P83" style:family="paragraph" style:parent-style-name="Text_20_body_20_indent">
      <style:paragraph-properties fo:margin-left="1.011cm" fo:margin-right="0cm" fo:text-indent="0cm" style:auto-text-indent="false"/>
    </style:style>
    <style:style style:name="P84" style:family="paragraph" style:parent-style-name="Text_20_body_20_indent">
      <style:paragraph-properties fo:margin-top="0cm" fo:margin-bottom="0cm"/>
      <style:text-properties style:language-asian="zh" style:country-asian="TW"/>
    </style:style>
    <style:style style:name="P85" style:family="paragraph" style:parent-style-name="Table_20_Contents">
      <style:paragraph-properties fo:margin-left="0.499cm" fo:margin-right="0cm" fo:text-indent="0cm" style:auto-text-indent="false"/>
      <style:text-properties style:language-asian="zh" style:country-asian="TW"/>
    </style:style>
    <style:style style:name="P86" style:family="paragraph" style:parent-style-name="Table_20_Contents">
      <style:paragraph-properties fo:margin-left="0.499cm" fo:margin-right="0cm" fo:margin-top="0.349cm" fo:margin-bottom="0cm" fo:text-indent="0cm" style:auto-text-indent="false"/>
      <style:text-properties style:language-asian="zh" style:country-asian="TW"/>
    </style:style>
    <style:style style:name="P87" style:family="paragraph" style:parent-style-name="Table_20_Contents">
      <style:paragraph-properties fo:margin-left="0.499cm" fo:margin-right="0cm" fo:margin-top="0cm" fo:margin-bottom="0cm" fo:text-indent="0cm" style:auto-text-indent="false"/>
      <style:text-properties style:language-asian="zh" style:country-asian="TW"/>
    </style:style>
    <style:style style:name="P88" style:family="paragraph" style:parent-style-name="Table_20_Contents">
      <style:paragraph-properties fo:keep-with-next="auto"/>
    </style:style>
    <style:style style:name="P89" style:family="paragraph" style:parent-style-name="Table_20_Contents">
      <style:paragraph-properties fo:margin-top="0cm" fo:margin-bottom="0.349cm"/>
      <style:text-properties fo:font-size="2pt" style:font-size-asian="2pt" style:language-asian="zh" style:country-asian="TW" style:font-size-complex="2pt"/>
    </style:style>
    <style:style style:name="P90"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none" fo:font-weight="bold" style:font-size-asian="20pt" style:font-weight-asian="bold" style:font-size-complex="20pt" style:font-weight-complex="bold"/>
    </style:style>
    <style:style style:name="P91"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92"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93" style:family="paragraph" style:parent-style-name="Text_20_body_20_indent" style:list-style-name="L1"/>
    <style:style style:name="P94" style:family="paragraph" style:parent-style-name="Text_20_body_20_indent" style:list-style-name="L1"/>
    <style:style style:name="P95" style:family="paragraph" style:parent-style-name="Text_20_body_20_indent" style:list-style-name="L1"/>
    <style:style style:name="P96" style:family="paragraph" style:parent-style-name="Text_20_body_20_indent" style:list-style-name="L3"/>
    <style:style style:name="P97" style:family="paragraph" style:parent-style-name="Text_20_body_20_indent" style:list-style-name="L3"/>
    <style:style style:name="P98" style:family="paragraph" style:parent-style-name="Text_20_body_20_indent" style:list-style-name="L3"/>
    <style:style style:name="P99" style:family="paragraph" style:parent-style-name="Text_20_body_20_indent" style:list-style-name="L3"/>
    <style:style style:name="P100" style:family="paragraph" style:parent-style-name="Text_20_body_20_indent" style:list-style-name="L3"/>
    <style:style style:name="P101" style:family="paragraph" style:parent-style-name="Text_20_body_20_indent" style:list-style-name="L3"/>
    <style:style style:name="P102" style:family="paragraph" style:parent-style-name="Text_20_body_20_indent" style:list-style-name="L3"/>
    <style:style style:name="P103" style:family="paragraph" style:parent-style-name="Text_20_body_20_indent" style:list-style-name="L7">
      <style:paragraph-properties fo:text-align="start" style:justify-single-word="false"/>
    </style:style>
    <style:style style:name="P104" style:family="paragraph" style:parent-style-name="Text_20_body_20_indent" style:list-style-name="L7">
      <style:paragraph-properties fo:text-align="start" style:justify-single-word="false"/>
      <style:text-properties style:language-asian="zh" style:country-asian="TW"/>
    </style:style>
    <style:style style:name="P105" style:family="paragraph" style:parent-style-name="Text_20_body_20_indent" style:list-style-name="L7">
      <style:paragraph-properties fo:text-align="start" style:justify-single-word="false"/>
      <style:text-properties style:language-asian="zh" style:country-asian="TW"/>
    </style:style>
    <style:style style:name="P106" style:family="paragraph" style:parent-style-name="Text_20_body_20_indent" style:list-style-name="L7">
      <style:paragraph-properties fo:text-align="start" style:justify-single-word="false"/>
      <style:text-properties style:language-asian="zh" style:country-asian="TW"/>
    </style:style>
    <style:style style:name="P107" style:family="paragraph" style:parent-style-name="Text_20_body_20_indent" style:list-style-name="L21">
      <style:text-properties style:language-asian="zh" style:country-asian="TW"/>
    </style:style>
    <style:style style:name="P108" style:family="paragraph" style:parent-style-name="Text_20_body_20_indent" style:list-style-name="L22">
      <style:text-properties style:language-asian="zh" style:country-asian="TW"/>
    </style:style>
    <style:style style:name="P109" style:family="paragraph" style:parent-style-name="Text_20_body_20_indent" style:list-style-name="L22">
      <style:text-properties style:language-asian="zh" style:country-asian="TW"/>
    </style:style>
    <style:style style:name="P110" style:family="paragraph" style:parent-style-name="Text_20_body_20_indent" style:list-style-name="L23">
      <style:text-properties style:language-asian="zh" style:country-asian="TW"/>
    </style:style>
    <style:style style:name="P111" style:family="paragraph" style:parent-style-name="Text_20_body_20_indent" style:list-style-name="L23">
      <style:text-properties style:language-asian="zh" style:country-asian="TW"/>
    </style:style>
    <style:style style:name="P112" style:family="paragraph" style:parent-style-name="Text_20_body_20_indent" style:list-style-name="L22">
      <style:text-properties style:language-asian="zh" style:country-asian="TW"/>
    </style:style>
    <style:style style:name="P113" style:family="paragraph" style:parent-style-name="Text_20_body_20_indent" style:list-style-name="L24">
      <style:text-properties style:language-asian="zh" style:country-asian="TW"/>
    </style:style>
    <style:style style:name="P114" style:family="paragraph" style:parent-style-name="Text_20_body_20_indent" style:list-style-name="L24">
      <style:text-properties style:language-asian="zh" style:country-asian="TW"/>
    </style:style>
    <style:style style:name="P115" style:family="paragraph" style:parent-style-name="Text_20_body_20_indent" style:list-style-name="L24">
      <style:text-properties style:language-asian="zh" style:country-asian="TW"/>
    </style:style>
    <style:style style:name="P116" style:family="paragraph" style:parent-style-name="Text_20_body_20_indent" style:list-style-name="L21">
      <style:text-properties style:language-asian="zh" style:country-asian="TW"/>
    </style:style>
    <style:style style:name="P117" style:family="paragraph" style:parent-style-name="Text_20_body_20_indent" style:list-style-name="L29">
      <style:text-properties style:language-asian="zh" style:country-asian="TW"/>
    </style:style>
    <style:style style:name="P118" style:family="paragraph" style:parent-style-name="Text_20_body_20_indent" style:list-style-name="L29">
      <style:text-properties style:language-asian="zh" style:country-asian="TW"/>
    </style:style>
    <style:style style:name="P119" style:family="paragraph" style:parent-style-name="Text_20_body_20_indent" style:list-style-name="L30">
      <style:text-properties style:language-asian="zh" style:country-asian="TW"/>
    </style:style>
    <style:style style:name="P120" style:family="paragraph" style:parent-style-name="Text_20_body_20_indent" style:list-style-name="L30">
      <style:text-properties style:language-asian="zh" style:country-asian="TW"/>
    </style:style>
    <style:style style:name="P121" style:family="paragraph" style:parent-style-name="Text_20_body_20_indent" style:list-style-name="L29">
      <style:text-properties style:language-asian="zh" style:country-asian="TW"/>
    </style:style>
    <style:style style:name="P122" style:family="paragraph" style:parent-style-name="Text_20_body_20_indent" style:list-style-name="L31">
      <style:text-properties style:language-asian="zh" style:country-asian="TW"/>
    </style:style>
    <style:style style:name="P123" style:family="paragraph" style:parent-style-name="Text_20_body_20_indent" style:list-style-name="L31">
      <style:text-properties style:language-asian="zh" style:country-asian="TW"/>
    </style:style>
    <style:style style:name="P124" style:family="paragraph" style:parent-style-name="Text_20_body_20_indent" style:list-style-name="L31">
      <style:text-properties style:language-asian="zh" style:country-asian="TW"/>
    </style:style>
    <style:style style:name="P125" style:family="paragraph" style:parent-style-name="Text_20_body_20_indent" style:list-style-name="L43">
      <style:text-properties style:language-asian="zh" style:country-asian="TW"/>
    </style:style>
    <style:style style:name="P126" style:family="paragraph" style:parent-style-name="Text_20_body_20_indent" style:list-style-name="L43">
      <style:text-properties style:language-asian="zh" style:country-asian="TW"/>
    </style:style>
    <style:style style:name="P127" style:family="paragraph" style:parent-style-name="Text_20_body_20_indent" style:list-style-name="L43">
      <style:text-properties style:language-asian="zh" style:country-asian="TW"/>
    </style:style>
    <style:style style:name="P128" style:family="paragraph" style:parent-style-name="Text_20_body_20_indent" style:list-style-name="L59">
      <style:text-properties style:language-asian="zh" style:country-asian="TW"/>
    </style:style>
    <style:style style:name="P129" style:family="paragraph" style:parent-style-name="Text_20_body_20_indent" style:list-style-name="L59">
      <style:text-properties style:language-asian="zh" style:country-asian="TW"/>
    </style:style>
    <style:style style:name="P130" style:family="paragraph" style:parent-style-name="Text_20_body_20_indent" style:list-style-name="L60">
      <style:text-properties style:language-asian="zh" style:country-asian="TW"/>
    </style:style>
    <style:style style:name="P131" style:family="paragraph" style:parent-style-name="Text_20_body_20_indent" style:list-style-name="L60">
      <style:text-properties style:language-asian="zh" style:country-asian="TW"/>
    </style:style>
    <style:style style:name="P132" style:family="paragraph" style:parent-style-name="Text_20_body_20_indent" style:list-style-name="L60">
      <style:text-properties style:language-asian="zh" style:country-asian="TW"/>
    </style:style>
    <style:style style:name="P133" style:family="paragraph" style:parent-style-name="Text_20_body_20_indent" style:list-style-name="L60">
      <style:text-properties style:language-asian="zh" style:country-asian="TW"/>
    </style:style>
    <style:style style:name="P134" style:family="paragraph" style:parent-style-name="Text_20_body_20_indent" style:list-style-name="L9"/>
    <style:style style:name="P135" style:family="paragraph" style:parent-style-name="Text_20_body_20_indent" style:list-style-name="L9"/>
    <style:style style:name="P136" style:family="paragraph" style:parent-style-name="Text_20_body_20_indent" style:list-style-name="L21"/>
    <style:style style:name="P137" style:family="paragraph" style:parent-style-name="Text_20_body_20_indent" style:list-style-name="L21"/>
    <style:style style:name="P138" style:family="paragraph" style:parent-style-name="Text_20_body_20_indent" style:list-style-name="L39"/>
    <style:style style:name="P139" style:family="paragraph" style:parent-style-name="Text_20_body_20_indent" style:list-style-name="L39"/>
    <style:style style:name="P140" style:family="paragraph" style:parent-style-name="Text_20_body_20_indent" style:list-style-name="L51"/>
    <style:style style:name="P141" style:family="paragraph" style:parent-style-name="Text_20_body_20_indent" style:list-style-name="L51"/>
    <style:style style:name="P142" style:family="paragraph" style:parent-style-name="Text_20_body_20_indent" style:list-style-name="L51"/>
    <style:style style:name="P143" style:family="paragraph" style:parent-style-name="Text_20_body_20_indent" style:list-style-name="L53"/>
    <style:style style:name="P144" style:family="paragraph" style:parent-style-name="Text_20_body_20_indent" style:list-style-name="L53"/>
    <style:style style:name="P145" style:family="paragraph" style:parent-style-name="Text_20_body_20_indent" style:list-style-name="L53"/>
    <style:style style:name="P146" style:family="paragraph" style:parent-style-name="Text_20_body_20_indent" style:list-style-name="L57"/>
    <style:style style:name="P147" style:family="paragraph" style:parent-style-name="Text_20_body_20_indent" style:list-style-name="L57"/>
    <style:style style:name="P148" style:family="paragraph" style:parent-style-name="Text_20_body_20_indent" style:list-style-name="L57"/>
    <style:style style:name="P149" style:family="paragraph" style:parent-style-name="Text_20_body_20_indent" style:list-style-name="L58"/>
    <style:style style:name="P150" style:family="paragraph" style:parent-style-name="Text_20_body_20_indent" style:list-style-name="L60"/>
    <style:style style:name="P151" style:family="paragraph" style:parent-style-name="Text_20_body_20_indent" style:list-style-name="L60"/>
    <style:style style:name="P152" style:family="paragraph" style:parent-style-name="Text_20_body_20_indent" style:list-style-name="L60"/>
    <style:style style:name="P153" style:family="paragraph" style:parent-style-name="Text_20_body_20_indent" style:list-style-name="L4">
      <style:paragraph-properties fo:margin-left="1cm" fo:margin-right="0cm" fo:text-indent="0cm" style:auto-text-indent="false"/>
    </style:style>
    <style:style style:name="P154" style:family="paragraph" style:parent-style-name="Text_20_body_20_indent" style:list-style-name="L4">
      <style:paragraph-properties fo:margin-left="1cm" fo:margin-right="0cm" fo:text-indent="0cm" style:auto-text-indent="false"/>
    </style:style>
    <style:style style:name="P155" style:family="paragraph" style:parent-style-name="Text_20_body_20_indent" style:list-style-name="L4">
      <style:paragraph-properties fo:margin-left="1cm" fo:margin-right="0cm" fo:text-indent="0cm" style:auto-text-indent="false"/>
    </style:style>
    <style:style style:name="P156" style:family="paragraph" style:parent-style-name="Text_20_body_20_indent" style:list-style-name="L4">
      <style:paragraph-properties fo:margin-left="1cm" fo:margin-right="0cm" fo:text-indent="0cm" style:auto-text-indent="false"/>
    </style:style>
    <style:style style:name="P157" style:family="paragraph" style:parent-style-name="Text_20_body_20_indent" style:list-style-name="L4">
      <style:paragraph-properties fo:margin-left="1cm" fo:margin-right="0cm" fo:text-indent="0cm" style:auto-text-indent="false"/>
    </style:style>
    <style:style style:name="P158" style:family="paragraph" style:parent-style-name="Text_20_body_20_indent">
      <style:paragraph-properties fo:margin-left="1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159" style:family="paragraph" style:parent-style-name="Text_20_body_20_indent" style:list-style-name="L5">
      <style:paragraph-properties fo:margin-left="1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160" style:family="paragraph" style:parent-style-name="Text_20_body_20_indent" style:master-page-name="">
      <style:paragraph-properties fo:margin-left="1cm" fo:margin-right="0cm" fo:text-indent="0cm" style:auto-text-indent="false" fo:keep-with-next="always"/>
    </style:style>
    <style:style style:name="P161" style:family="paragraph" style:parent-style-name="Text_20_body_20_indent" style:list-style-name="L45">
      <style:paragraph-properties fo:margin-left="0cm" fo:margin-right="0cm" fo:text-indent="0cm" style:auto-text-indent="false"/>
    </style:style>
    <style:style style:name="P162" style:family="paragraph" style:parent-style-name="Text_20_body_20_indent" style:list-style-name="L45">
      <style:paragraph-properties fo:margin-left="0cm" fo:margin-right="0cm" fo:text-indent="0cm" style:auto-text-indent="false"/>
    </style:style>
    <style:style style:name="P163" style:family="paragraph" style:parent-style-name="Text_20_body" style:list-style-name="L8">
      <style:text-properties style:language-asian="zh" style:country-asian="TW"/>
    </style:style>
    <style:style style:name="P164" style:family="paragraph" style:parent-style-name="Text_20_body" style:list-style-name="L8">
      <style:text-properties style:language-asian="zh" style:country-asian="TW"/>
    </style:style>
    <style:style style:name="P165" style:family="paragraph" style:parent-style-name="Text_20_body" style:list-style-name="L8">
      <style:text-properties style:language-asian="zh" style:country-asian="TW"/>
    </style:style>
    <style:style style:name="P166" style:family="paragraph" style:parent-style-name="Text_20_body" style:list-style-name="L8">
      <style:text-properties style:language-asian="zh" style:country-asian="TW"/>
    </style:style>
    <style:style style:name="P167" style:family="paragraph" style:parent-style-name="Text_20_body" style:list-style-name="L8">
      <style:text-properties style:language-asian="zh" style:country-asian="TW"/>
    </style:style>
    <style:style style:name="P168" style:family="paragraph" style:parent-style-name="Text_20_body" style:list-style-name="L8">
      <style:text-properties style:language-asian="zh" style:country-asian="TW"/>
    </style:style>
    <style:style style:name="P169" style:family="paragraph" style:parent-style-name="Text_20_body" style:list-style-name="L8">
      <style:text-properties style:language-asian="zh" style:country-asian="TW"/>
    </style:style>
    <style:style style:name="P170" style:family="paragraph" style:parent-style-name="Text_20_body" style:list-style-name="L15">
      <style:text-properties style:language-asian="zh" style:country-asian="TW"/>
    </style:style>
    <style:style style:name="P171" style:family="paragraph" style:parent-style-name="Text_20_body" style:list-style-name="L15">
      <style:text-properties style:language-asian="zh" style:country-asian="TW"/>
    </style:style>
    <style:style style:name="P172" style:family="paragraph" style:parent-style-name="Text_20_body" style:list-style-name="L15">
      <style:text-properties style:language-asian="zh" style:country-asian="TW"/>
    </style:style>
    <style:style style:name="P173" style:family="paragraph" style:parent-style-name="Text_20_body" style:list-style-name="L40">
      <style:text-properties style:language-asian="zh" style:country-asian="TW"/>
    </style:style>
    <style:style style:name="P174" style:family="paragraph" style:parent-style-name="Text_20_body" style:list-style-name="L42">
      <style:text-properties style:language-asian="zh" style:country-asian="TW"/>
    </style:style>
    <style:style style:name="P175" style:family="paragraph" style:parent-style-name="Text_20_body" style:list-style-name="L42">
      <style:text-properties style:language-asian="zh" style:country-asian="TW"/>
    </style:style>
    <style:style style:name="P176" style:family="paragraph" style:parent-style-name="Text_20_body" style:list-style-name="L42">
      <style:text-properties style:language-asian="zh" style:country-asian="TW"/>
    </style:style>
    <style:style style:name="P177" style:family="paragraph" style:parent-style-name="Text_20_body" style:list-style-name="L44">
      <style:text-properties style:language-asian="zh" style:country-asian="TW"/>
    </style:style>
    <style:style style:name="P178" style:family="paragraph" style:parent-style-name="Text_20_body" style:list-style-name="L44">
      <style:text-properties style:language-asian="zh" style:country-asian="TW"/>
    </style:style>
    <style:style style:name="P179" style:family="paragraph" style:parent-style-name="Text_20_body" style:list-style-name="L44">
      <style:text-properties style:language-asian="zh" style:country-asian="TW"/>
    </style:style>
    <style:style style:name="P180" style:family="paragraph" style:parent-style-name="Text_20_body" style:list-style-name="L49">
      <style:text-properties style:language-asian="zh" style:country-asian="TW"/>
    </style:style>
    <style:style style:name="P181" style:family="paragraph" style:parent-style-name="Text_20_body" style:list-style-name="L49">
      <style:text-properties style:language-asian="zh" style:country-asian="TW"/>
    </style:style>
    <style:style style:name="P182" style:family="paragraph" style:parent-style-name="Text_20_body" style:list-style-name="L50">
      <style:text-properties style:language-asian="zh" style:country-asian="TW"/>
    </style:style>
    <style:style style:name="P183" style:family="paragraph" style:parent-style-name="Text_20_body" style:list-style-name="L50">
      <style:text-properties style:language-asian="zh" style:country-asian="TW"/>
    </style:style>
    <style:style style:name="P184" style:family="paragraph" style:parent-style-name="Text_20_body" style:list-style-name="L50">
      <style:text-properties style:language-asian="zh" style:country-asian="TW"/>
    </style:style>
    <style:style style:name="P185" style:family="paragraph" style:parent-style-name="Text_20_body" style:list-style-name="L25"/>
    <style:style style:name="P186" style:family="paragraph" style:parent-style-name="Text_20_body" style:list-style-name="L40"/>
    <style:style style:name="P187" style:family="paragraph" style:parent-style-name="Text_20_body" style:list-style-name="L40"/>
    <style:style style:name="P188" style:family="paragraph" style:parent-style-name="Text_20_body" style:list-style-name="L2">
      <style:paragraph-properties fo:margin-left="1.203cm" fo:margin-right="0cm" fo:text-indent="0cm" style:auto-text-indent="false"/>
    </style:style>
    <style:style style:name="P189" style:family="paragraph" style:parent-style-name="Text_20_body" style:list-style-name="L2">
      <style:paragraph-properties fo:margin-left="1.203cm" fo:margin-right="0cm" fo:text-indent="0cm" style:auto-text-indent="false"/>
    </style:style>
    <style:style style:name="P190" style:family="paragraph" style:parent-style-name="Text_20_body" style:list-style-name="L2">
      <style:paragraph-properties fo:margin-left="1.203cm" fo:margin-right="0cm" fo:text-indent="0cm" style:auto-text-indent="false"/>
    </style:style>
    <style:style style:name="P191" style:family="paragraph" style:parent-style-name="Text_20_body" style:list-style-name="L2">
      <style:paragraph-properties fo:margin-left="1.203cm" fo:margin-right="0cm" fo:text-indent="0cm" style:auto-text-indent="false"/>
    </style:style>
    <style:style style:name="P192" style:family="paragraph" style:parent-style-name="Text_20_body" style:list-style-name="L2">
      <style:paragraph-properties fo:margin-left="1.203cm" fo:margin-right="0cm" fo:text-indent="0cm" style:auto-text-indent="false"/>
    </style:style>
    <style:style style:name="P193" style:family="paragraph" style:parent-style-name="Text_20_body" style:list-style-name="L2">
      <style:paragraph-properties fo:margin-left="1.203cm" fo:margin-right="0cm" fo:text-indent="0cm" style:auto-text-indent="false"/>
    </style:style>
    <style:style style:name="P194" style:family="paragraph" style:parent-style-name="Text_20_body" style:list-style-name="L2">
      <style:paragraph-properties fo:margin-left="1.203cm" fo:margin-right="0cm" fo:text-indent="0cm" style:auto-text-indent="false"/>
    </style:style>
    <style:style style:name="P195" style:family="paragraph" style:parent-style-name="Text_20_body" style:list-style-name="L16">
      <style:paragraph-properties fo:margin-top="0.349cm" fo:margin-bottom="0cm"/>
    </style:style>
    <style:style style:name="P196" style:family="paragraph" style:parent-style-name="Text_20_body" style:list-style-name="L17">
      <style:paragraph-properties fo:margin-top="0.349cm" fo:margin-bottom="0cm"/>
    </style:style>
    <style:style style:name="P197" style:family="paragraph" style:parent-style-name="Text_20_body" style:list-style-name="L18">
      <style:paragraph-properties fo:margin-top="0.349cm" fo:margin-bottom="0cm"/>
    </style:style>
    <style:style style:name="P198" style:family="paragraph" style:parent-style-name="Text_20_body" style:list-style-name="L19">
      <style:paragraph-properties fo:margin-top="0.349cm" fo:margin-bottom="0cm"/>
    </style:style>
    <style:style style:name="P199" style:family="paragraph" style:parent-style-name="Text_20_body" style:list-style-name="L20">
      <style:paragraph-properties fo:margin-top="0.349cm" fo:margin-bottom="0cm"/>
    </style:style>
    <style:style style:name="P200" style:family="paragraph" style:parent-style-name="Text_20_body" style:list-style-name="L25">
      <style:paragraph-properties fo:margin-top="0.349cm" fo:margin-bottom="0cm"/>
    </style:style>
    <style:style style:name="P201" style:family="paragraph" style:parent-style-name="Text_20_body" style:list-style-name="L25">
      <style:paragraph-properties fo:margin-top="0.349cm" fo:margin-bottom="0cm"/>
    </style:style>
    <style:style style:name="P202" style:family="paragraph" style:parent-style-name="Text_20_body" style:list-style-name="L26">
      <style:paragraph-properties fo:margin-top="0.349cm" fo:margin-bottom="0cm"/>
    </style:style>
    <style:style style:name="P203" style:family="paragraph" style:parent-style-name="Text_20_body" style:list-style-name="L27">
      <style:paragraph-properties fo:margin-top="0.349cm" fo:margin-bottom="0cm"/>
    </style:style>
    <style:style style:name="P204" style:family="paragraph" style:parent-style-name="Text_20_body" style:list-style-name="L32">
      <style:paragraph-properties fo:margin-top="0.349cm" fo:margin-bottom="0cm"/>
    </style:style>
    <style:style style:name="P205" style:family="paragraph" style:parent-style-name="Text_20_body" style:list-style-name="L33">
      <style:paragraph-properties fo:margin-top="0.349cm" fo:margin-bottom="0cm"/>
    </style:style>
    <style:style style:name="P206" style:family="paragraph" style:parent-style-name="Text_20_body" style:list-style-name="L34">
      <style:paragraph-properties fo:margin-top="0.349cm" fo:margin-bottom="0cm"/>
    </style:style>
    <style:style style:name="P207" style:family="paragraph" style:parent-style-name="Text_20_body" style:list-style-name="L35">
      <style:paragraph-properties fo:margin-top="0.349cm" fo:margin-bottom="0cm"/>
    </style:style>
    <style:style style:name="P208" style:family="paragraph" style:parent-style-name="Text_20_body" style:list-style-name="L35">
      <style:paragraph-properties fo:margin-top="0.349cm" fo:margin-bottom="0cm"/>
      <style:text-properties style:language-asian="zh" style:country-asian="TW"/>
    </style:style>
    <style:style style:name="P209" style:family="paragraph" style:parent-style-name="Text_20_body" style:list-style-name="L35">
      <style:paragraph-properties fo:margin-top="0.349cm" fo:margin-bottom="0cm"/>
      <style:text-properties style:language-asian="zh" style:country-asian="TW"/>
    </style:style>
    <style:style style:name="P210" style:family="paragraph" style:parent-style-name="Text_20_body" style:list-style-name="L35">
      <style:paragraph-properties fo:margin-top="0.349cm" fo:margin-bottom="0cm"/>
      <style:text-properties style:language-asian="zh" style:country-asian="TW"/>
    </style:style>
    <style:style style:name="P211" style:family="paragraph" style:parent-style-name="Text_20_body" style:list-style-name="L35">
      <style:paragraph-properties fo:margin-top="0.349cm" fo:margin-bottom="0cm"/>
      <style:text-properties style:language-asian="zh" style:country-asian="TW"/>
    </style:style>
    <style:style style:name="P212" style:family="paragraph" style:parent-style-name="Text_20_body" style:list-style-name="L35">
      <style:paragraph-properties fo:margin-top="0.349cm" fo:margin-bottom="0cm"/>
    </style:style>
    <style:style style:name="P213" style:family="paragraph" style:parent-style-name="Text_20_body" style:list-style-name="L35">
      <style:paragraph-properties fo:margin-top="0.349cm" fo:margin-bottom="0cm"/>
    </style:style>
    <style:style style:name="P214" style:family="paragraph" style:parent-style-name="Table_20_Contents" style:list-style-name="L54"/>
    <style:style style:name="P215" style:family="paragraph" style:parent-style-name="Table_20_Contents" style:list-style-name="L54"/>
    <style:style style:name="P216" style:family="paragraph" style:parent-style-name="Table_20_Contents" style:list-style-name="L54"/>
    <style:style style:name="P217" style:family="paragraph" style:parent-style-name="Table_20_Contents" style:list-style-name="L54"/>
    <style:style style:name="P218" style:family="paragraph" style:parent-style-name="Table_20_Contents" style:list-style-name="L54"/>
    <style:style style:name="P219" style:family="paragraph" style:parent-style-name="Table_20_Contents" style:list-style-name="L54"/>
    <style:style style:name="P220" style:family="paragraph" style:parent-style-name="Table_20_Contents" style:list-style-name="L54"/>
    <style:style style:name="P221" style:family="paragraph" style:parent-style-name="Table_20_Contents" style:list-style-name="L54"/>
    <style:style style:name="P222" style:family="paragraph" style:parent-style-name="Table_20_Contents" style:list-style-name="L54"/>
    <style:style style:name="P223" style:family="paragraph" style:parent-style-name="Table_20_Contents" style:list-style-name="L54"/>
    <style:style style:name="P224" style:family="paragraph" style:parent-style-name="Table_20_Contents" style:list-style-name="L55"/>
    <style:style style:name="P225" style:family="paragraph" style:parent-style-name="Table_20_Contents" style:list-style-name="L56"/>
    <style:style style:name="P226" style:family="paragraph" style:parent-style-name="Text_20_body_20_indent_20_2" style:list-style-name="L6"/>
    <style:style style:name="P227" style:family="paragraph" style:parent-style-name="Text_20_body_20_indent_20_2" style:list-style-name="L6"/>
    <style:style style:name="P228" style:family="paragraph" style:parent-style-name="Text_20_body_20_indent_20_2" style:list-style-name="L6"/>
    <style:style style:name="P229" style:family="paragraph" style:parent-style-name="Text_20_body_20_indent_20_2" style:list-style-name="L6"/>
    <style:style style:name="P230" style:family="paragraph" style:parent-style-name="Text_20_body_20_indent_20_2" style:list-style-name="L6"/>
    <style:style style:name="P231" style:family="paragraph" style:parent-style-name="Text_20_body_20_indent_20_2" style:list-style-name="L10">
      <style:text-properties style:language-asian="zh" style:country-asian="TW"/>
    </style:style>
    <style:style style:name="P232" style:family="paragraph" style:parent-style-name="Text_20_body_20_indent_20_2" style:list-style-name="L10">
      <style:text-properties style:language-asian="zh" style:country-asian="TW"/>
    </style:style>
    <style:style style:name="P233" style:family="paragraph" style:parent-style-name="Text_20_body_20_indent_20_2" style:list-style-name="L13">
      <style:text-properties style:language-asian="zh" style:country-asian="TW"/>
    </style:style>
    <style:style style:name="P234" style:family="paragraph" style:parent-style-name="Text_20_body_20_indent_20_2" style:list-style-name="L13">
      <style:text-properties style:language-asian="zh" style:country-asian="TW"/>
    </style:style>
    <style:style style:name="P235" style:family="paragraph" style:parent-style-name="Text_20_body_20_indent_20_2" style:list-style-name="L14">
      <style:text-properties style:language-asian="zh" style:country-asian="TW"/>
    </style:style>
    <style:style style:name="P236" style:family="paragraph" style:parent-style-name="Text_20_body_20_indent_20_2" style:list-style-name="L14">
      <style:text-properties style:language-asian="zh" style:country-asian="TW"/>
    </style:style>
    <style:style style:name="P237" style:family="paragraph" style:parent-style-name="Text_20_body_20_indent_20_2" style:list-style-name="L14">
      <style:text-properties style:language-asian="zh" style:country-asian="TW"/>
    </style:style>
    <style:style style:name="P238" style:family="paragraph" style:parent-style-name="Text_20_body_20_indent_20_2" style:list-style-name="L41">
      <style:text-properties style:language-asian="zh" style:country-asian="TW"/>
    </style:style>
    <style:style style:name="P239" style:family="paragraph" style:parent-style-name="Text_20_body_20_indent_20_2" style:list-style-name="L41">
      <style:text-properties style:language-asian="zh" style:country-asian="TW"/>
    </style:style>
    <style:style style:name="P240" style:family="paragraph" style:parent-style-name="Text_20_body_20_indent_20_2" style:list-style-name="L12"/>
    <style:style style:name="P241" style:family="paragraph" style:parent-style-name="Text_20_body_20_indent_20_2" style:list-style-name="L12"/>
    <style:style style:name="P242" style:family="paragraph" style:parent-style-name="Text_20_body_20_indent_20_2" style:list-style-name="L41">
      <style:text-properties style:font-name="Verdana1" fo:font-style="normal" style:language-asian="zh" style:country-asian="TW" style:font-style-asian="normal" style:font-style-complex="normal"/>
    </style:style>
    <style:style style:name="P243" style:family="paragraph" style:parent-style-name="Text_20_body_20_indent_20_2" style:list-style-name="L41">
      <style:text-properties style:font-name="Verdana1" fo:font-style="normal" style:language-asian="zh" style:country-asian="TW" style:font-style-asian="normal" style:font-style-complex="normal"/>
    </style:style>
    <style:style style:name="P244" style:family="paragraph" style:parent-style-name="Text_20_body_20_indent_20_2" style:list-style-name="L46"/>
    <style:style style:name="P245" style:family="paragraph" style:parent-style-name="Text_20_body_20_indent_20_2" style:list-style-name="L46"/>
    <style:style style:name="P246" style:family="paragraph" style:parent-style-name="Text_20_body_20_indent_20_2" style:list-style-name="L46"/>
    <style:style style:name="P247" style:family="paragraph" style:parent-style-name="Text_20_body_20_indent_20_2" style:list-style-name="L52"/>
    <style:style style:name="P248" style:family="paragraph" style:parent-style-name="Text_20_body_20_indent_20_2" style:list-style-name="L52"/>
    <style:style style:name="P249" style:family="paragraph" style:parent-style-name="Text_20_body_20_indent_20_2" style:list-style-name="L52"/>
    <style:style style:name="P250" style:family="paragraph" style:parent-style-name="Text_20_body_20_indent_20_2" style:list-style-name="L5">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251" style:family="paragraph" style:parent-style-name="Text_20_body_20_indent_20_2" style:list-style-name="L5">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252" style:family="paragraph" style:parent-style-name="Text_20_body_20_indent_20_2" style:list-style-name="L5">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253" style:family="paragraph" style:parent-style-name="Text_20_body_20_indent_20_2" style:list-style-name="L47">
      <style:paragraph-properties fo:margin-left="0cm" fo:margin-right="0cm" fo:text-indent="0cm" style:auto-text-indent="false"/>
    </style:style>
    <style:style style:name="P254" style:family="paragraph" style:parent-style-name="Text_20_body_20_indent_20_2" style:list-style-name="L48">
      <style:paragraph-properties fo:margin-left="0cm" fo:margin-right="0cm" fo:text-indent="0cm" style:auto-text-indent="false"/>
    </style:style>
    <style:style style:name="P255" style:family="paragraph" style:parent-style-name="Mouseless" style:list-style-name="L11"/>
    <style:style style:name="P256" style:family="paragraph" style:parent-style-name="Mouseless" style:list-style-name="L11"/>
    <style:style style:name="P257" style:family="paragraph" style:parent-style-name="Mouseless" style:list-style-name="L11">
      <style:text-properties style:language-asian="zh" style:country-asian="TW"/>
    </style:style>
    <style:style style:name="P258" style:family="paragraph" style:parent-style-name="Mouseless" style:list-style-name="L28">
      <style:text-properties style:language-asian="zh" style:country-asian="TW"/>
    </style:style>
    <style:style style:name="P259" style:family="paragraph" style:parent-style-name="Mouseless" style:list-style-name="L36">
      <style:text-properties style:language-asian="zh" style:country-asian="TW"/>
    </style:style>
    <style:style style:name="P260" style:family="paragraph" style:parent-style-name="Mouseless" style:list-style-name="L36">
      <style:text-properties style:language-asian="zh" style:country-asian="TW"/>
    </style:style>
    <style:style style:name="P261" style:family="paragraph" style:parent-style-name="Mouseless" style:list-style-name="L11"/>
    <style:style style:name="P262" style:family="paragraph" style:parent-style-name="Mouseless" style:list-style-name="L28"/>
    <style:style style:name="P263" style:family="paragraph" style:parent-style-name="Mouseless" style:list-style-name="L28"/>
    <style:style style:name="P264" style:family="paragraph" style:parent-style-name="Mouseless" style:list-style-name="L28"/>
    <style:style style:name="P265" style:family="paragraph" style:parent-style-name="Mouseless" style:list-style-name="L28"/>
    <style:style style:name="P266" style:family="paragraph" style:parent-style-name="Mouseless" style:list-style-name="L36"/>
    <style:style style:name="P267" style:family="paragraph" style:parent-style-name="Mouseless" style:list-style-name="L36"/>
    <style:style style:name="P268" style:family="paragraph" style:parent-style-name="Mouseless" style:list-style-name="L36"/>
    <style:style style:name="P269" style:family="paragraph" style:parent-style-name="Mouseless" style:list-style-name="L36"/>
    <style:style style:name="P270" style:family="paragraph" style:parent-style-name="Mouseless" style:list-style-name="L37"/>
    <style:style style:name="P271" style:family="paragraph" style:parent-style-name="Mouseless" style:list-style-name="L37"/>
    <style:style style:name="P272" style:family="paragraph" style:parent-style-name="Mouseless" style:list-style-name="L37"/>
    <style:style style:name="P273" style:family="paragraph" style:parent-style-name="Mouseless" style:list-style-name="L38"/>
    <style:style style:name="P274" style:family="paragraph" style:parent-style-name="Mouseless" style:list-style-name="L38"/>
    <style:style style:name="P275" style:family="paragraph" style:parent-style-name="Mouseless" style:list-style-name="L38"/>
    <style:style style:name="P276" style:family="paragraph" style:parent-style-name="Text_20_body_20_indent_20_3" style:list-style-name="L6"/>
    <style:style style:name="P277" style:family="paragraph" style:parent-style-name="Text_20_body_20_indent_20_3" style:list-style-name="L6"/>
    <style:style style:name="P278" style:family="paragraph" style:parent-style-name="Text_20_body_20_indent_20_3" style:list-style-name="L6"/>
    <style:style style:name="T1" style:family="text">
      <style:text-properties fo:color="#808080" style:text-position="super 58%" fo:font-size="10pt" fo:font-weight="normal" fo:background-color="transparent" style:font-size-asian="10pt" style:font-weight-asian="normal" style:font-weight-complex="normal"/>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Tahoma3"/>
    </style:style>
    <style:style style:name="T6" style:family="text">
      <style:text-properties style:font-name="Courier New1"/>
    </style:style>
    <style:style style:name="T7" style:family="text">
      <style:text-properties style:font-name="Courier New1" style:language-asian="zh" style:country-asian="TW"/>
    </style:style>
    <style:style style:name="T8" style:family="text">
      <style:text-properties style:font-name="Courier New1" fo:font-weight="bold" style:font-weight-asian="bold" style:font-weight-complex="bold"/>
    </style:style>
    <style:style style:name="T9" style:family="text">
      <style:text-properties style:font-name="Courier New1" fo:font-weight="bold" style:language-asian="zh" style:country-asian="TW" style:font-weight-asian="bold" style:font-weight-complex="bold"/>
    </style:style>
    <style:style style:name="T10" style:family="text">
      <style:text-properties style:font-name="Courier New1" fo:font-size="10pt" fo:font-weight="normal" style:font-size-asian="10pt" style:language-asian="zh" style:country-asian="TW" style:font-weight-asian="normal" style:font-weight-complex="normal"/>
    </style:style>
    <style:style style:name="T11" style:family="text">
      <style:text-properties style:font-name="Courier New1" fo:font-size="10pt" style:font-size-asian="10pt" style:language-asian="zh" style:country-asian="TW"/>
    </style:style>
    <style:style style:name="T12" style:family="text">
      <style:text-properties style:font-name="Courier New1" fo:font-style="italic" style:font-style-asian="italic" style:font-style-complex="italic"/>
    </style:style>
    <style:style style:name="T13" style:family="text">
      <style:text-properties style:font-name="Courier New1" fo:font-style="normal" style:font-style-asian="normal" style:font-style-complex="normal"/>
    </style:style>
    <style:style style:name="T14" style:family="text">
      <style:text-properties style:font-name="Courier New1" fo:font-style="normal" style:language-asian="zh" style:country-asian="TW" style:font-style-asian="normal" style:font-style-complex="normal"/>
    </style:style>
    <style:style style:name="T15" style:family="text">
      <style:text-properties fo:color="#0000ff"/>
    </style:style>
    <style:style style:name="T16" style:family="text">
      <style:text-properties fo:color="#0000ff" style:language-asian="zh" style:country-asian="TW"/>
    </style:style>
    <style:style style:name="T17" style:family="text">
      <style:text-properties fo:color="#0000ff" style:font-name="Courier New1"/>
    </style:style>
    <style:style style:name="T18" style:family="text">
      <style:text-properties fo:color="#0000ff" style:font-name="Courier New1" style:language-asian="zh" style:country-asian="TW"/>
    </style:style>
    <style:style style:name="T19" style:family="text">
      <style:text-properties style:font-name="Verdana1"/>
    </style:style>
    <style:style style:name="T20" style:family="text">
      <style:text-properties style:font-name="Verdana1" style:language-asian="zh" style:country-asian="TW"/>
    </style:style>
    <style:style style:name="T21" style:family="text">
      <style:text-properties style:font-name="Verdana1" fo:font-style="normal" style:font-style-asian="normal" style:font-style-complex="normal"/>
    </style:style>
    <style:style style:name="T22" style:family="text">
      <style:text-properties style:font-name="Verdana1" fo:font-style="normal" fo:font-weight="bold" style:font-style-asian="normal" style:font-weight-asian="bold" style:font-style-complex="normal" style:font-weight-complex="bold"/>
    </style:style>
    <style:style style:name="T23" style:family="text">
      <style:text-properties style:font-name="Verdana1" fo:font-style="italic" style:font-style-asian="italic" style:font-style-complex="italic"/>
    </style:style>
    <style:style style:name="T24" style:family="text">
      <style:text-properties style:font-name="Verdana1" fo:font-weight="bold" style:language-asian="zh" style:country-asian="TW" style:font-weight-asian="bold" style:font-weight-complex="bold"/>
    </style:style>
    <style:style style:name="T25" style:family="text">
      <style:text-properties fo:font-weight="normal" style:language-asian="zh" style:country-asian="TW" style:font-weight-asian="normal" style:font-weight-complex="normal"/>
    </style:style>
    <style:style style:name="T26" style:family="text">
      <style:text-properties fo:font-weight="normal" style:font-weight-asian="normal" style:font-weight-complex="normal"/>
    </style:style>
    <style:style style:name="T27" style:family="text">
      <style:text-properties fo:font-style="italic" style:font-style-asian="italic" style:font-style-complex="italic"/>
    </style:style>
    <style:style style:name="T28" style:family="text">
      <style:text-properties fo:font-style="italic" style:language-asian="zh" style:country-asian="TW" style:font-style-asian="italic" style:font-style-complex="italic"/>
    </style:style>
    <style:style style:name="T29" style:family="text">
      <style:text-properties style:font-name="Lucida Console"/>
    </style:style>
    <style:style style:name="T30" style:family="text">
      <style:text-properties style:font-name="Lucida Console" style:language-asian="zh" style:country-asian="TW"/>
    </style:style>
    <style:style style:name="T31" style:family="text">
      <style:text-properties fo:font-style="normal" style:font-style-asian="normal" style:font-style-complex="normal"/>
    </style:style>
    <style:style style:name="T32" style:family="text">
      <style:text-properties fo:font-style="normal" style:language-asian="zh" style:country-asian="TW" style:font-style-asian="normal" style:font-style-complex="normal"/>
    </style:style>
    <style:style style:name="T33" style:family="text">
      <style:text-properties fo:font-style="normal" fo:font-weight="bold" style:font-style-asian="normal" style:font-weight-asian="bold" style:font-style-complex="normal" style:font-weight-complex="bold"/>
    </style:style>
    <style:style style:name="T34" style:family="text">
      <style:text-properties fo:font-style="normal" fo:font-weight="bold" style:language-asian="zh" style:country-asian="TW" style:font-style-asian="normal" style:font-weight-asian="bold" style:font-style-complex="normal" style:font-weight-complex="bold"/>
    </style:style>
    <style:style style:name="T35" style:family="text">
      <style:text-properties fo:font-style="normal" fo:font-weight="normal" style:language-asian="zh" style:country-asian="TW" style:font-style-asian="normal" style:font-weight-asian="normal" style:font-style-complex="normal" style:font-weight-complex="normal"/>
    </style:style>
    <style:style style:name="T36" style:family="text">
      <style:text-properties style:font-name="Verdana" fo:font-size="10pt" style:font-size-asian="10pt" style:language-asian="zh" style:country-asian="TW"/>
    </style:style>
    <style:style style:name="T37" style:family="text">
      <style:text-properties style:font-name="Verdana" fo:font-size="10pt" fo:font-weight="bold" style:font-size-asian="10pt" style:language-asian="zh" style:country-asian="TW" style:font-weight-asian="bold" style:font-weight-complex="bold"/>
    </style:style>
    <style:style style:name="T38" style:family="text">
      <style:text-properties style:use-window-font-color="true"/>
    </style:style>
    <style:style style:name="T39" style:family="text">
      <style:text-properties style:use-window-font-color="true" style:font-name="Courier New1" style:text-underline-style="none" style:language-asian="zh" style:country-asian="TW"/>
    </style:style>
    <style:style style:name="T40" style:family="text">
      <style:text-properties style:use-window-font-color="true" style:font-name="Courier New1" style:language-asian="zh" style:country-asian="TW"/>
    </style:style>
    <style:style style:name="T41" style:family="text">
      <style:text-properties style:use-window-font-color="true" style:language-asian="zh" style:country-asian="TW"/>
    </style:style>
    <style:style style:name="T42" style:family="text">
      <style:text-properties fo:color="#ff0000"/>
    </style:style>
    <style:style style:name="T43" style:family="text">
      <style:text-properties fo:color="#ff0000" style:language-asian="zh" style:country-asian="TW"/>
    </style:style>
    <style:style style:name="T44" style:family="text">
      <style:text-properties fo:color="#4700b8"/>
    </style:style>
    <style:style style:name="T45" style:family="text">
      <style:text-properties fo:color="#4700b8" style:language-asian="zh" style:country-asian="TW"/>
    </style:style>
    <style:style style:name="T46" style:family="text">
      <style:text-properties style:text-position="super 58%" style:language-asian="zh" style:country-asian="TW"/>
    </style:style>
    <style:style style:name="T47" style:family="text">
      <style:text-properties style:font-name="Tahoma"/>
    </style:style>
    <style:style style:name="T48" style:family="text">
      <style:text-properties style:font-name="Courier New\"/>
    </style:style>
    <style:style style:name="T49" style:family="text">
      <style:text-properties fo:color="#dc2300"/>
    </style:style>
    <style:style style:name="T50" style:family="text">
      <style:text-properties style:font-name="CourierNewPSMT" fo:font-size="10pt" style:font-name-asian="CourierNewPSMT" style:font-size-asian="10pt" style:font-name-complex="CourierNewPSMT" style:font-size-complex="10pt"/>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99cm" fo:margin-right="0cm" fo:margin-top="0.499cm" fo:margin-bottom="0.499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3cm" fo:margin-bottom="0.3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cm" fo:margin-top="0.3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wrap="left" style:number-wrapped-paragraphs="no-limit" style:wrap-contour="false"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3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3cm" fo:margin-right="0cm" fo:margin-top="0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top="0.101cm" fo:margin-bottom="0.101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top="0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wrap="parallel" style:number-wrapped-paragraphs="no-limit" style:wrap-contour="fals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wrap="parallel" style:number-wrapped-paragraphs="no-limit" style:wrap-contour="false"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top="0.3cm" fo:margin-bottom="0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wrap="parallel"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fo:margin-left="0cm" fo:margin-right="0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fo:margin-top="0.3cm" fo:margin-bottom="0.6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fo:margin-left="0.3cm" fo:margin-right="0cm" fo:margin-top="0.101cm" fo:margin-bottom="0.101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fo:margin-left="0.3cm" fo:margin-right="0cm"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6">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7">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9">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0">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6">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7">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8">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3">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4">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5">
      <text:list-level-style-bullet text:level="1" text:style-name="Bullet_20_Symbols" style:num-suffix="." text:bullet-char="•">
        <style:list-level-properties text:space-before="0.771cm" text:min-label-width="0.499cm"/>
        <style:text-properties style:font-name="StarSymbol"/>
      </text:list-level-style-bullet>
      <text:list-level-style-bullet text:level="2" style:num-suffix="." text:bullet-char="○">
        <style:list-level-properties text:space-before="1.27cm" text:min-label-width="0.635cm"/>
        <style:text-properties style:font-name="StarSymbol"/>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6">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7">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8">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9">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0"><draw:frame draw:style-name="fr1" draw:name="Graphic3" text:anchor-type="paragraph" svg:x="0.03cm" svg:y="0.071cm" svg:width="4.551cm" svg:height="1.93cm" draw:z-index="0"><draw:image xlink:href="../images/2000009A000011C5000007882B1A34C6.jpg" xlink:type="simple" xlink:show="embed" xlink:actuate="onLoad"/></draw:frame></text:p>
      <text:p text:style-name="P2"/>
      <text:p text:style-name="P4">SIMPLY RICH</text:p>
      <text:p text:style-name="P9">ZK<text:span text:style-name="T1">TM</text:span></text:p>
      <text:p text:style-name="Document_20_Title">The Developer's Guide</text:p>
      <text:p text:style-name="Document_20_SubTitle">Version 3.0.2</text:p>
      <text:p text:style-name="P10"><text:span text:style-name="T2">December</text:span> 2007</text:p>
      <text:p text:style-name="P11">Potix Corporation</text:p>
      <text:p text:style-name="P12">Revision 202</text:p>
      <text:p text:style-name="P91"/>
      <text:p text:style-name="P92"/>
      <text:p text:style-name="P13">Copyright © Potix Corporation. All rights reserved.</text:p>
      <text:p text:style-name="P14">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4">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4">Potix Corporation reserves the right to make changes in the product design without reservation and without notification to its users.</text:p>
      <text:p text:style-name="P14">The Potix logo and ZK are trademarks of Potix Corporation.</text:p>
      <text:p text:style-name="P14">All other product names are trademarks, registered trademarks, or trade names of their respective owners.</text:p>
      <text:table-of-content text:style-name="Sect1" text:protected="true" text:name="Table of Contents2">
        <text:table-of-content-source text:outline-level="4">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5">1. Introduction<text:tab/>17</text:p>
          <text:p text:style-name="P16"><text:a xlink:type="simple" xlink:href="#1.1.Traditional Web Applications|outline">Traditional Web Applications<text:tab/>17</text:a></text:p>
          <text:p text:style-name="P16"><text:a xlink:type="simple" xlink:href="#1.2.Ad-hoc AJAX Applications|outline">Ad-hoc AJAX Applications<text:tab/>17</text:a></text:p>
          <text:p text:style-name="P16"><text:a xlink:type="simple" xlink:href="#1.3.ZK: What It Is |outline">ZK: What It Is <text:tab/>18</text:a></text:p>
          <text:p text:style-name="P16"><text:a xlink:type="simple" xlink:href="#1.4.ZK: What It Is Not|outline">ZK: What It Is Not<text:tab/>19</text:a></text:p>
          <text:p text:style-name="P16"><text:a xlink:type="simple" xlink:href="#1.5.ZK: Limitations|outline">ZK: Limitations<text:tab/>20</text:a></text:p>
          <text:p text:style-name="P15">2. Getting Started<text:tab/>21</text:p>
          <text:p text:style-name="P16"><text:a xlink:type="simple" xlink:href="#2.1.Hello World!|outline">Hello World!<text:tab/>21</text:a></text:p>
          <text:p text:style-name="P16"><text:a xlink:type="simple" xlink:href="#2.2.Interactivity|outline">Interactivity<text:tab/>21</text:a></text:p>
          <text:p text:style-name="P16"><text:a xlink:type="simple" xlink:href="#2.3.The zscript Element|outline">The zscript Element<text:tab/>22</text:a></text:p>
          <text:p text:style-name="P17"><text:a xlink:type="simple" xlink:href="#2.3.1.The Scripting Language|outline">The Scripting Language<text:tab/>23</text:a></text:p>
          <text:p text:style-name="P17"><text:a xlink:type="simple" xlink:href="#2.3.2.The Scripting Codes in a Separate File|outline">The Scripting Codes in a Separate File<text:tab/>23</text:a></text:p>
          <text:p text:style-name="P16"><text:a xlink:type="simple" xlink:href="#2.4.The attribute Element|outline">The attribute Element<text:tab/>23</text:a></text:p>
          <text:p text:style-name="P16"><text:a xlink:type="simple" xlink:href="#2.5.The EL Expressions|outline">The EL Expressions<text:tab/>24</text:a></text:p>
          <text:p text:style-name="P16"><text:a xlink:type="simple" xlink:href="#2.6.The id Attribute|outline">The id Attribute<text:tab/>25</text:a></text:p>
          <text:p text:style-name="P16"><text:a xlink:type="simple" xlink:href="#2.7.The if and unless Attributes|outline">The if and unless Attributes<text:tab/>25</text:a></text:p>
          <text:p text:style-name="P16"><text:a xlink:type="simple" xlink:href="#2.8.The forEach Attribute|outline">The forEach Attribute<text:tab/>26</text:a></text:p>
          <text:p text:style-name="P16"><text:a xlink:type="simple" xlink:href="#2.9.The use and apply Attribute|outline">The use and apply Attribute<text:tab/>26</text:a></text:p>
          <text:p text:style-name="P17"><text:a xlink:type="simple" xlink:href="#2.9.1.The use Attribute|outline">The use Attribute<text:tab/>27</text:a></text:p>
          <text:p text:style-name="P17"><text:a xlink:type="simple" xlink:href="#2.9.2.The apply Attribute|outline">The apply Attribute<text:tab/>27</text:a></text:p>
          <text:p text:style-name="P17"><text:a xlink:type="simple" xlink:href="#2.9.3.Used with the forward Attribute|outline">Used with the forward Attribute<text:tab/>28</text:a></text:p>
          <text:p text:style-name="P17"><text:a xlink:type="simple" xlink:href="#2.9.4.Implement Java Classes in zscript|outline">Implement Java Classes in zscript<text:tab/>29</text:a></text:p>
          <text:p text:style-name="P16"><text:a xlink:type="simple" xlink:href="#2.10.Create Components Manually|outline">Create Components Manually<text:tab/>29</text:a></text:p>
          <text:p text:style-name="P17"><text:a xlink:type="simple" xlink:href="#2.10.1.Developing ZK Applications without ZUML|outline">Developing ZK Applications without ZUML<text:tab/>30</text:a></text:p>
          <text:p text:style-name="P16"><text:a xlink:type="simple" xlink:href="#2.11.Define New Components for a Particular Page|outline">Define New Components for a Particular Page<text:tab/>31</text:a></text:p>
          <text:p text:style-name="P15">3. The Basics<text:tab/>32</text:p>
          <text:p text:style-name="P16"><text:a xlink:type="simple" xlink:href="#3.1.Architecture Overview|outline">Architecture Overview<text:tab/>32</text:a></text:p>
          <text:p text:style-name="P17"><text:a xlink:type="simple" xlink:href="#3.1.1.The Execution Flow|outline">The Execution Flow<text:tab/>33</text:a></text:p>
          <text:p text:style-name="P16"><text:a xlink:type="simple" xlink:href="#3.2.Components, Pages and Desktops|outline">Components, Pages and Desktops<text:tab/>33</text:a></text:p>
          <text:p text:style-name="P17"><text:a xlink:type="simple" xlink:href="#3.2.1.Components|outline">Components<text:tab/>33</text:a></text:p>
          <text:p text:style-name="P17"><text:a xlink:type="simple" xlink:href="#3.2.2.Pages|outline">Pages<text:tab/>33</text:a></text:p>
          <text:p text:style-name="P18"><text:a xlink:type="simple" xlink:href="#3.2.2.1.Page Title|outline">Page Title<text:tab/>34</text:a></text:p>
          <text:p text:style-name="P17"><text:a xlink:type="simple" xlink:href="#3.2.3.Desktops|outline">Desktops<text:tab/>34</text:a></text:p>
          <text:p text:style-name="P18"><text:a xlink:type="simple" xlink:href="#3.2.3.1.The createComponents Method|outline">The createComponents Method<text:tab/>34</text:a></text:p>
          <text:p text:style-name="P17"><text:a xlink:type="simple" xlink:href="#3.2.4.Forest of Trees of Components|outline">Forest of Trees of Components<text:tab/>34</text:a></text:p>
          <text:p text:style-name="P17"><text:a xlink:type="simple" xlink:href="#3.2.5.Component: a Visual Representation and a Java Object|outline">Component: a Visual Representation and a Java Object<text:tab/>34</text:a></text:p>
          <text:p text:style-name="P17"><text:a xlink:type="simple" xlink:href="#3.2.6.Identifiers|outline">Identifiers<text:tab/>35</text:a></text:p>
          <text:p text:style-name="P17"><text:a xlink:type="simple" xlink:href="#3.2.7.UUID|outline">UUID<text:tab/>35</text:a></text:p>
          <text:p text:style-name="P16"><text:a xlink:type="simple" xlink:href="#3.3.The ID Space|outline">The ID Space<text:tab/>36</text:a></text:p>
          <text:p text:style-name="P17"><text:a xlink:type="simple" xlink:href="#3.3.1.Namespace and ID Space|outline">Namespace and ID Space<text:tab/>37</text:a></text:p>
          <text:p text:style-name="P17"><text:a xlink:type="simple" xlink:href="#3.3.2.Variable and Functions Defined in zscript|outline">Variable and Functions Defined in zscript<text:tab/>37</text:a></text:p>
          <text:p text:style-name="P18"><text:a xlink:type="simple" xlink:href="#3.3.2.1.zscript and EL Expressions|outline">zscript and EL Expressions<text:tab/>38</text:a></text:p>
          <text:p text:style-name="P18"><text:a xlink:type="simple" xlink:href="#3.3.2.2.Multi-Scope Interpreters|outline">Multi-Scope Interpreters<text:tab/>39</text:a></text:p>
          <text:p text:style-name="P18"><text:a xlink:type="simple" xlink:href="#3.3.2.3.Single-Scope Interpreters|outline">Single-Scope Interpreters<text:tab/>40</text:a></text:p>
          <text:p text:style-name="P18"><text:a xlink:type="simple" xlink:href="#3.3.2.4.Multiple scripting Languages in One Page|outline">Multiple scripting Languages in One Page<text:tab/>41</text:a></text:p>
          <text:p text:style-name="P18"><text:a xlink:type="simple" xlink:href="#3.3.2.5.getVariable versus getZScriptVariable|outline">getVariable versus getZScriptVariable<text:tab/>41</text:a></text:p>
          <text:p text:style-name="P16"><text:a xlink:type="simple" xlink:href="#3.4.Events|outline">Events<text:tab/>41</text:a></text:p>
          <text:p text:style-name="P16"><text:a xlink:type="simple" xlink:href="#3.5.Desktops and Event Processing|outline">Desktops and Event Processing<text:tab/>42</text:a></text:p>
          <text:p text:style-name="P17"><text:a xlink:type="simple" xlink:href="#3.5.1.Desktops and the Creation of Components|outline">Desktops and the Creation of Components<text:tab/>42</text:a></text:p>
          <text:p text:style-name="P16"><text:a xlink:type="simple" xlink:href="#3.6.ZUML and XML Namespaces|outline">ZUML and XML Namespaces<text:tab/>42</text:a></text:p>
          <text:p text:style-name="P15">4. The Component Lifecycle<text:tab/>44</text:p>
          <text:p text:style-name="P16"><text:a xlink:type="simple" xlink:href="#4.1.The Lifecycle of Loading Pages|outline">The Lifecycle of Loading Pages<text:tab/>44</text:a></text:p>
          <text:p text:style-name="P17"><text:a xlink:type="simple" xlink:href="#4.1.1.The Page Initial Phase|outline">The Page Initial Phase<text:tab/>44</text:a></text:p>
          <text:p text:style-name="P17"><text:a xlink:type="simple" xlink:href="#4.1.2.The Component Creation Phase|outline">The Component Creation Phase<text:tab/>44</text:a></text:p>
          <text:p text:style-name="P17"><text:a xlink:type="simple" xlink:href="#4.1.3.The Event Processing Phase|outline">The Event Processing Phase<text:tab/>45</text:a></text:p>
          <text:p text:style-name="P17"><text:a xlink:type="simple" xlink:href="#4.1.4.The Rendering Phase|outline">The Rendering Phase<text:tab/>45</text:a></text:p>
          <text:p text:style-name="P16"><text:a xlink:type="simple" xlink:href="#4.2.The Lifecycle of Updating Pages|outline">The Lifecycle of Updating Pages<text:tab/>45</text:a></text:p>
          <text:p text:style-name="P17"><text:a xlink:type="simple" xlink:href="#4.2.1.The Request Processing Phase|outline">The Request Processing Phase<text:tab/>45</text:a></text:p>
          <text:p text:style-name="P17"><text:a xlink:type="simple" xlink:href="#4.2.2.The Event Processing Phase|outline">The Event Processing Phase<text:tab/>46</text:a></text:p>
          <text:p text:style-name="P17"><text:a xlink:type="simple" xlink:href="#4.2.3.The Rendering Phase|outline">The Rendering Phase<text:tab/>46</text:a></text:p>
          <text:p text:style-name="P16"><text:a xlink:type="simple" xlink:href="#4.3.The Molds|outline">The Molds<text:tab/>46</text:a></text:p>
          <text:p text:style-name="P16"><text:a xlink:type="simple" xlink:href="#4.4.Component Garbage Collection|outline">Component Garbage Collection<text:tab/>47</text:a></text:p>
          <text:p text:style-name="P15">5. Event Listening and Processing<text:tab/>48</text:p>
          <text:p text:style-name="P16"><text:a xlink:type="simple" xlink:href="#5.1.Add Event Listeners by Markup Languages|outline">Add Event Listeners by Markup Languages<text:tab/>48</text:a></text:p>
          <text:p text:style-name="P16"><text:a xlink:type="simple" xlink:href="#5.2.Add and Remove Event Listeners by Program|outline">Add and Remove Event Listeners by Program<text:tab/>48</text:a></text:p>
          <text:p text:style-name="P17"><text:a xlink:type="simple" xlink:href="#5.2.1.Declare a Member|outline">Declare a Member<text:tab/>48</text:a></text:p>
          <text:p text:style-name="P17"><text:a xlink:type="simple" xlink:href="#5.2.2.Add and Remove Event Listeners Dynamically|outline">Add and Remove Event Listeners Dynamically<text:tab/>49</text:a></text:p>
          <text:p text:style-name="P17"><text:a xlink:type="simple" xlink:href="#5.2.3.Deferrable Event Listeners|outline">Deferrable Event Listeners<text:tab/>49</text:a></text:p>
          <text:p text:style-name="P17"><text:a xlink:type="simple" xlink:href="#5.2.4.Add and Remove Event Listeners to Pages Dynamically|outline">Add and Remove Event Listeners to Pages Dynamically<text:tab/>50</text:a></text:p>
          <text:p text:style-name="P17"><text:a xlink:type="simple" xlink:href="#5.2.5.The Invocation Sequence|outline">The Invocation Sequence<text:tab/>51</text:a></text:p>
          <text:p text:style-name="P17"><text:a xlink:type="simple" xlink:href="#5.2.6.Abort the Invocation Sequence|outline">Abort the Invocation Sequence<text:tab/>51</text:a></text:p>
          <text:p text:style-name="P16"><text:a xlink:type="simple" xlink:href="#5.3.Send, Post and Echo Events from an Event Listener|outline">Send, Post and Echo Events from an Event Listener<text:tab/>51</text:a></text:p>
          <text:p text:style-name="P17"><text:a xlink:type="simple" xlink:href="#5.3.1.Post Events|outline">Post Events<text:tab/>51</text:a></text:p>
          <text:p text:style-name="P17"><text:a xlink:type="simple" xlink:href="#5.3.2.Send Events|outline">Send Events<text:tab/>52</text:a></text:p>
          <text:p text:style-name="P17"><text:a xlink:type="simple" xlink:href="#5.3.3.Echo Events|outline">Echo Events<text:tab/>52</text:a></text:p>
          <text:p text:style-name="P16"><text:a xlink:type="simple" xlink:href="#5.4.Thread Model|outline">Thread Model<text:tab/>52</text:a></text:p>
          <text:p text:style-name="P17"><text:a xlink:type="simple" xlink:href="#5.4.1.Suspend and Resume|outline">Suspend and Resume<text:tab/>53</text:a></text:p>
          <text:p text:style-name="P17"><text:a xlink:type="simple" xlink:href="#5.4.2.Long Operations|outline">Long Operations<text:tab/>54</text:a></text:p>
          <text:p text:style-name="P18"><text:a xlink:type="simple" xlink:href="#5.4.2.1.Server Push|outline">Server Push<text:tab/>54</text:a></text:p>
          <text:p text:style-name="P18"><text:a xlink:type="simple" xlink:href="#5.4.2.2.   Security Issue|outline"><text:s text:c="3"/>Security Issue<text:tab/>55</text:a></text:p>
          <text:p text:style-name="P18"><text:a xlink:type="simple" xlink:href="#5.4.2.3.   Behind the Scene|outline"><text:s text:c="3"/>Behind the Scene<text:tab/>56</text:a></text:p>
          <text:p text:style-name="P18"><text:a xlink:type="simple" xlink:href="#5.4.2.4.Alternative 1: Thread Suspend and Resume|outline">Alternative 1: Thread Suspend and Resume<text:tab/>56</text:a></text:p>
          <text:p text:style-name="P18"><text:a xlink:type="simple" xlink:href="#5.4.2.5.Alternative 2: Timer (No Suspend/Resume)|outline">Alternative 2: Timer (No Suspend/Resume)<text:tab/>58</text:a></text:p>
          <text:p text:style-name="P18"><text:a xlink:type="simple" xlink:href="#5.4.2.6.Alternative 3: Piggyback (No Suspend/Resume, No Timer)|outline">Alternative 3: Piggyback (No Suspend/Resume, No Timer)<text:tab/>59</text:a></text:p>
          <text:p text:style-name="P16"><text:a xlink:type="simple" xlink:href="#5.5.Initialization and Cleanup of Event Processing Thread|outline">Initialization and Cleanup of Event Processing Thread<text:tab/>59</text:a></text:p>
          <text:p text:style-name="P17"><text:a xlink:type="simple" xlink:href="#5.5.1.Initialization Before Processing Each Event|outline">Initialization Before Processing Each Event<text:tab/>59</text:a></text:p>
          <text:p text:style-name="P17"><text:a xlink:type="simple" xlink:href="#5.5.2.Cleanup After Processed Each Event|outline">Cleanup After Processed Each Event<text:tab/>61</text:a></text:p>
          <text:p text:style-name="P15">6. The ZK User Interface Markup Language<text:tab/>62</text:p>
          <text:p text:style-name="P16"><text:a xlink:type="simple" xlink:href="#6.1.XML|outline">XML<text:tab/>62</text:a></text:p>
          <text:p text:style-name="P17"><text:a xlink:type="simple" xlink:href="#6.1.1.Elements Must Be Well-formed|outline">Elements Must Be Well-formed<text:tab/>62</text:a></text:p>
          <text:p text:style-name="P17"><text:a xlink:type="simple" xlink:href="#6.1.2.Special Character Must Be Replaced|outline">Special Character Must Be Replaced<text:tab/>63</text:a></text:p>
          <text:p text:style-name="P17"><text:a xlink:type="simple" xlink:href="#6.1.3.Attribute Values Must Be Specified and Quoted|outline">Attribute Values Must Be Specified and Quoted<text:tab/>63</text:a></text:p>
          <text:p text:style-name="P17"><text:a xlink:type="simple" xlink:href="#6.1.4.Comments|outline">Comments<text:tab/>63</text:a></text:p>
          <text:p text:style-name="P17"><text:a xlink:type="simple" xlink:href="#6.1.5.Character Encoding|outline">Character Encoding<text:tab/>64</text:a></text:p>
          <text:p text:style-name="P17"><text:a xlink:type="simple" xlink:href="#6.1.6.Namespace|outline">Namespace<text:tab/>64</text:a></text:p>
          <text:p text:style-name="P18"><text:a xlink:type="simple" xlink:href="#6.1.6.1.Auto-completion with Schema|outline">Auto-completion with Schema<text:tab/>65</text:a></text:p>
          <text:p text:style-name="P16"><text:a xlink:type="simple" xlink:href="#6.2.Conditional Evaluation|outline">Conditional Evaluation<text:tab/>65</text:a></text:p>
          <text:p text:style-name="P16"><text:a xlink:type="simple" xlink:href="#6.3.Iterative Evaluation|outline">Iterative Evaluation<text:tab/>65</text:a></text:p>
          <text:p text:style-name="P17"><text:a xlink:type="simple" xlink:href="#6.3.1.The each Variable|outline">The each Variable<text:tab/>66</text:a></text:p>
          <text:p text:style-name="P17"><text:a xlink:type="simple" xlink:href="#6.3.2.The forEachStatus Variable|outline">The forEachStatus Variable<text:tab/>66</text:a></text:p>
          <text:p text:style-name="P17"><text:a xlink:type="simple" xlink:href="#6.3.3.How to Use each and forEachStatus Variables in Event Listeners|outline">How to Use each and forEachStatus Variables in Event Listeners<text:tab/>67</text:a></text:p>
          <text:p text:style-name="P18"><text:a xlink:type="simple" xlink:href="#6.3.3.1.A Solution: custom-attributes|outline">A Solution: custom-attributes<text:tab/>67</text:a></text:p>
          <text:p text:style-name="P16"><text:a xlink:type="simple" xlink:href="#6.4.Load on Demand|outline">Load on Demand<text:tab/>68</text:a></text:p>
          <text:p text:style-name="P17"><text:a xlink:type="simple" xlink:href="#6.4.1.Load-on-Demand with the fulfill Attribute|outline">Load-on-Demand with the fulfill Attribute<text:tab/>68</text:a></text:p>
          <text:p text:style-name="P17"><text:a xlink:type="simple" xlink:href="#6.4.2.Load-on-Demand with an Event Listener|outline">Load-on-Demand with an Event Listener<text:tab/>69</text:a></text:p>
          <text:p text:style-name="P16"><text:a xlink:type="simple" xlink:href="#6.5.Implicit Objects|outline">Implicit Objects<text:tab/>69</text:a></text:p>
          <text:p text:style-name="P17"><text:a xlink:type="simple" xlink:href="#6.5.1.List of Implicit Objects|outline">List of Implicit Objects<text:tab/>69</text:a></text:p>
          <text:p text:style-name="P17"><text:a xlink:type="simple" xlink:href="#6.5.2.Information about Request and Execution|outline">Information about Request and Execution<text:tab/>71</text:a></text:p>
          <text:p text:style-name="P16"><text:a xlink:type="simple" xlink:href="#6.6.Processing Instructions|outline">Processing Instructions<text:tab/>71</text:a></text:p>
          <text:p text:style-name="P17"><text:a xlink:type="simple" xlink:href="#6.6.1.The page Directive|outline">The page Directive<text:tab/>72</text:a></text:p>
          <text:p text:style-name="P17"><text:a xlink:type="simple" xlink:href="#6.6.2.The component Directive|outline">The component Directive<text:tab/>72</text:a></text:p>
          <text:p text:style-name="P18"><text:a xlink:type="simple" xlink:href="#6.6.2.1.The by-macro Format|outline">The by-macro Format<text:tab/>72</text:a></text:p>
          <text:p text:style-name="P18"><text:a xlink:type="simple" xlink:href="#6.6.2.2.The by-class Format|outline">The by-class Format<text:tab/>72</text:a></text:p>
          <text:p text:style-name="P17"><text:a xlink:type="simple" xlink:href="#6.6.3.The init Directive|outline">The init Directive<text:tab/>73</text:a></text:p>
          <text:p text:style-name="P17"><text:a xlink:type="simple" xlink:href="#6.6.4.The variable-resolver Directive|outline">The variable-resolver Directive<text:tab/>74</text:a></text:p>
          <text:p text:style-name="P17"><text:a xlink:type="simple" xlink:href="#6.6.5.The import Directive|outline">The import Directive<text:tab/>74</text:a></text:p>
          <text:p text:style-name="P16"><text:a xlink:type="simple" xlink:href="#6.7.ZK Attributes|outline">ZK Attributes<text:tab/>75</text:a></text:p>
          <text:p text:style-name="P17"><text:a xlink:type="simple" xlink:href="#6.7.1.The apply Attribute|outline">The apply Attribute<text:tab/>75</text:a></text:p>
          <text:p text:style-name="P17"><text:a xlink:type="simple" xlink:href="#6.7.2.The use Attribute|outline">The use Attribute<text:tab/>75</text:a></text:p>
          <text:p text:style-name="P17"><text:a xlink:type="simple" xlink:href="#6.7.3.The if Attribute|outline">The if Attribute<text:tab/>76</text:a></text:p>
          <text:p text:style-name="P17"><text:a xlink:type="simple" xlink:href="#6.7.4.The unless Attribute|outline">The unless Attribute<text:tab/>76</text:a></text:p>
          <text:p text:style-name="P17"><text:a xlink:type="simple" xlink:href="#6.7.5.The forEach Attribute|outline">The forEach Attribute<text:tab/>76</text:a></text:p>
          <text:p text:style-name="P17"><text:a xlink:type="simple" xlink:href="#6.7.6.The forEachBegin Attribute|outline">The forEachBegin Attribute<text:tab/>76</text:a></text:p>
          <text:p text:style-name="P17"><text:a xlink:type="simple" xlink:href="#6.7.7.The forEachEnd Attribute|outline">The forEachEnd Attribute<text:tab/>76</text:a></text:p>
          <text:p text:style-name="P17"><text:a xlink:type="simple" xlink:href="#6.7.8.The fulfill Attribute|outline">The fulfill Attribute<text:tab/>77</text:a></text:p>
          <text:p text:style-name="P17"><text:a xlink:type="simple" xlink:href="#6.7.9.The forward Attribute|outline">The forward Attribute<text:tab/>77</text:a></text:p>
          <text:p text:style-name="P16"><text:a xlink:type="simple" xlink:href="#6.8.ZK Elements|outline">ZK Elements<text:tab/>78</text:a></text:p>
          <text:p text:style-name="P17"><text:a xlink:type="simple" xlink:href="#6.8.1.The zk Element|outline">The zk Element<text:tab/>78</text:a></text:p>
          <text:p text:style-name="P18"><text:a xlink:type="simple" xlink:href="#6.8.1.1.Multiple Root Elements in a Page|outline">Multiple Root Elements in a Page<text:tab/>78</text:a></text:p>
          <text:p text:style-name="P18"><text:a xlink:type="simple" xlink:href="#6.8.1.2.Iteration Over Versatile Components|outline">Iteration Over Versatile Components<text:tab/>79</text:a></text:p>
          <text:p text:style-name="P17"><text:a xlink:type="simple" xlink:href="#6.8.2.The zscript Element|outline">The zscript Element<text:tab/>79</text:a></text:p>
          <text:p text:style-name="P18"><text:a xlink:type="simple" xlink:href="#6.8.2.1.How to Defer the Evaluation|outline">How to Defer the Evaluation<text:tab/>80</text:a></text:p>
          <text:p text:style-name="P18"><text:a xlink:type="simple" xlink:href="#6.8.2.2.How to Select a Different Scripting Language|outline">How to Select a Different Scripting Language<text:tab/>81</text:a></text:p>
          <text:p text:style-name="P18"><text:a xlink:type="simple" xlink:href="#6.8.2.3.How to Support More Scripting Languages|outline">How to Support More Scripting Languages<text:tab/>81</text:a></text:p>
          <text:p text:style-name="P17"><text:a xlink:type="simple" xlink:href="#6.8.3.The attribute Element|outline">The attribute Element<text:tab/>82</text:a></text:p>
          <text:p text:style-name="P17"><text:a xlink:type="simple" xlink:href="#6.8.4.The variables element|outline">The variables element<text:tab/>82</text:a></text:p>
          <text:p text:style-name="P18"><text:a xlink:type="simple" xlink:href="#6.8.4.1.The null Value|outline">The null Value<text:tab/>83</text:a></text:p>
          <text:p text:style-name="P17"><text:a xlink:type="simple" xlink:href="#6.8.5.The custom-attributes element|outline">The custom-attributes element<text:tab/>83</text:a></text:p>
          <text:p text:style-name="P16"><text:a xlink:type="simple" xlink:href="#6.9.Component Sets and XML Namespaces|outline">Component Sets and XML Namespaces<text:tab/>84</text:a></text:p>
          <text:p text:style-name="P17"><text:a xlink:type="simple" xlink:href="#6.9.1.Standard Namespaces|outline">Standard Namespaces<text:tab/>85</text:a></text:p>
          <text:p text:style-name="P15">7. ZUML with the XUL Component Set<text:tab/>87</text:p>
          <text:p text:style-name="P16"><text:a xlink:type="simple" xlink:href="#7.1.Basic Components|outline">Basic Components<text:tab/>87</text:a></text:p>
          <text:p text:style-name="P17"><text:a xlink:type="simple" xlink:href="#7.1.1.Label|outline">Label<text:tab/>87</text:a></text:p>
          <text:p text:style-name="P18"><text:a xlink:type="simple" xlink:href="#7.1.1.1.The pre, hyphen, maxlength and multiline Properties|outline">The pre, hyphen, maxlength and multiline Properties<text:tab/>87</text:a></text:p>
          <text:p text:style-name="P17"><text:a xlink:type="simple" xlink:href="#7.1.2.Buttons|outline">Buttons<text:tab/>88</text:a></text:p>
          <text:p text:style-name="P18"><text:a xlink:type="simple" xlink:href="#7.1.2.1.The onClick Event and href Property|outline">The onClick Event and href Property<text:tab/>88</text:a></text:p>
          <text:p text:style-name="P18"><text:a xlink:type="simple" xlink:href="#7.1.2.2.The sendRedirect Method of the org.zkoss.zk.ui.Execution Interface|outline">The sendRedirect Method of the org.zkoss.zk.ui.Execution Interface<text:tab/>89</text:a></text:p>
          <text:p text:style-name="P17"><text:a xlink:type="simple" xlink:href="#7.1.3.Radio and Radio Group|outline">Radio and Radio Group<text:tab/>89</text:a></text:p>
          <text:p text:style-name="P18"><text:a xlink:type="simple" xlink:href="#7.1.3.1.Versatile Layouts|outline">Versatile Layouts<text:tab/>89</text:a></text:p>
          <text:p text:style-name="P17"><text:a xlink:type="simple" xlink:href="#7.1.4.Image|outline">Image<text:tab/>90</text:a></text:p>
          <text:p text:style-name="P18"><text:a xlink:type="simple" xlink:href="#7.1.4.1.Locale Dependent Image|outline">Locale Dependent Image<text:tab/>90</text:a></text:p>
          <text:p text:style-name="P17"><text:a xlink:type="simple" xlink:href="#7.1.5.Imagemap|outline">Imagemap<text:tab/>91</text:a></text:p>
          <text:p text:style-name="P18"><text:a xlink:type="simple" xlink:href="#7.1.5.1.Area|outline">Area<text:tab/>92</text:a></text:p>
          <text:p text:style-name="P18"><text:a xlink:type="simple" xlink:href="#7.1.5.2.The shape Property|outline">The shape Property<text:tab/>93</text:a></text:p>
          <text:p text:style-name="P17"><text:a xlink:type="simple" xlink:href="#7.1.6.Audio|outline">Audio<text:tab/>93</text:a></text:p>
          <text:p text:style-name="P17"><text:a xlink:type="simple" xlink:href="#7.1.7.Input Controls|outline">Input Controls<text:tab/>93</text:a></text:p>
          <text:p text:style-name="P18"><text:a xlink:type="simple" xlink:href="#7.1.7.1.The type Property|outline">The type Property<text:tab/>94</text:a></text:p>
          <text:p text:style-name="P18"><text:a xlink:type="simple" xlink:href="#7.1.7.2.The format Property|outline">The format Property<text:tab/>94</text:a></text:p>
          <text:p text:style-name="P18"><text:a xlink:type="simple" xlink:href="#7.1.7.3.Constraints|outline">Constraints<text:tab/>94</text:a></text:p>
          <text:p text:style-name="P18"><text:a xlink:type="simple" xlink:href="#7.1.7.4.Constraints for Datebox|outline">Constraints for Datebox<text:tab/>95</text:a></text:p>
          <text:p text:style-name="P18"><text:a xlink:type="simple" xlink:href="#7.1.7.5.Custom Constraints|outline">Custom Constraints<text:tab/>96</text:a></text:p>
          <text:p text:style-name="P18"><text:a xlink:type="simple" xlink:href="#7.1.7.6.The onChange Event|outline">The onChange Event<text:tab/>98</text:a></text:p>
          <text:p text:style-name="P18"><text:a xlink:type="simple" xlink:href="#7.1.7.7.The onChanging event|outline">The onChanging event<text:tab/>98</text:a></text:p>
          <text:p text:style-name="P17"><text:a xlink:type="simple" xlink:href="#7.1.8.Calendar|outline">Calendar<text:tab/>98</text:a></text:p>
          <text:p text:style-name="P18"><text:a xlink:type="simple" xlink:href="#7.1.8.1.The value Property and the onChange Event|outline">The value Property and the onChange Event<text:tab/>99</text:a></text:p>
          <text:p text:style-name="P18"><text:a xlink:type="simple" xlink:href="#7.1.8.2.The compact Property|outline">The compact Property<text:tab/>99</text:a></text:p>
          <text:p text:style-name="P17"><text:a xlink:type="simple" xlink:href="#7.1.9.Progressmeter|outline">Progressmeter<text:tab/>99</text:a></text:p>
          <text:p text:style-name="P17"><text:a xlink:type="simple" xlink:href="#7.1.10.Slider|outline">Slider<text:tab/>99</text:a></text:p>
          <text:p text:style-name="P17"><text:a xlink:type="simple" xlink:href="#7.1.11.Timer|outline">Timer<text:tab/>99</text:a></text:p>
          <text:p text:style-name="P17"><text:a xlink:type="simple" xlink:href="#7.1.12.Paging|outline">Paging<text:tab/>100</text:a></text:p>
          <text:p text:style-name="P18"><text:a xlink:type="simple" xlink:href="#7.1.12.1.Paging with List Boxes and Grids|outline">Paging with List Boxes and Grids<text:tab/>100</text:a></text:p>
          <text:p text:style-name="P16"><text:a xlink:type="simple" xlink:href="#7.2.Windows|outline">Windows<text:tab/>100</text:a></text:p>
          <text:p text:style-name="P17"><text:a xlink:type="simple" xlink:href="#7.2.1.Titles and Captions|outline">Titles and Captions<text:tab/>101</text:a></text:p>
          <text:p text:style-name="P17"><text:a xlink:type="simple" xlink:href="#7.2.2.The closable Property|outline">The closable Property<text:tab/>101</text:a></text:p>
          <text:p text:style-name="P17"><text:a xlink:type="simple" xlink:href="#7.2.3.The sizable Property|outline">The sizable Property<text:tab/>102</text:a></text:p>
          <text:p text:style-name="P18"><text:a xlink:type="simple" xlink:href="#7.2.3.1.The onSize Event|outline">The onSize Event<text:tab/>102</text:a></text:p>
          <text:p text:style-name="P17"><text:a xlink:type="simple" xlink:href="#7.2.4.The Style Class (sclass)|outline">The Style Class (sclass)<text:tab/>102</text:a></text:p>
          <text:p text:style-name="P17"><text:a xlink:type="simple" xlink:href="#7.2.5.The contentStyle Property|outline">The contentStyle Property<text:tab/>103</text:a></text:p>
          <text:p text:style-name="P18"><text:a xlink:type="simple" xlink:href="#7.2.5.1.Scrollable Window|outline">Scrollable Window<text:tab/>103</text:a></text:p>
          <text:p text:style-name="P17"><text:a xlink:type="simple" xlink:href="#7.2.6.Borders|outline">Borders<text:tab/>103</text:a></text:p>
          <text:p text:style-name="P17"><text:a xlink:type="simple" xlink:href="#7.2.7.Overlapped, Popup, Modal, Highlighted and Embedded|outline">Overlapped, Popup, Modal, Highlighted and Embedded<text:tab/>104</text:a></text:p>
          <text:p text:style-name="P18"><text:a xlink:type="simple" xlink:href="#7.2.7.1.Embedded|outline">Embedded<text:tab/>104</text:a></text:p>
          <text:p text:style-name="P18"><text:a xlink:type="simple" xlink:href="#7.2.7.2.Overlapped|outline">Overlapped<text:tab/>104</text:a></text:p>
          <text:p text:style-name="P18"><text:a xlink:type="simple" xlink:href="#7.2.7.3.Popup|outline">Popup<text:tab/>104</text:a></text:p>
          <text:p text:style-name="P18"><text:a xlink:type="simple" xlink:href="#7.2.7.4.Modal|outline">Modal<text:tab/>105</text:a></text:p>
          <text:p text:style-name="P18"><text:a xlink:type="simple" xlink:href="#7.2.7.5.Highlighted|outline">Highlighted<text:tab/>105</text:a></text:p>
          <text:p text:style-name="P18"><text:a xlink:type="simple" xlink:href="#7.2.7.6.Modal Windows and Event Listeners|outline">Modal Windows and Event Listeners<text:tab/>105</text:a></text:p>
          <text:p text:style-name="P17"><text:a xlink:type="simple" xlink:href="#7.2.8.The position Property|outline">The position Property<text:tab/>107</text:a></text:p>
          <text:p text:style-name="P17"><text:a xlink:type="simple" xlink:href="#7.2.9.Common Dialogs|outline">Common Dialogs<text:tab/>107</text:a></text:p>
          <text:p text:style-name="P18"><text:a xlink:type="simple" xlink:href="#7.2.9.1.The Message Box|outline">The Message Box<text:tab/>108</text:a></text:p>
          <text:p text:style-name="P18"><text:a xlink:type="simple" xlink:href="#7.2.9.2.The File Upload Dialog|outline">The File Upload Dialog<text:tab/>108</text:a></text:p>
          <text:p text:style-name="P18"><text:a xlink:type="simple" xlink:href="#7.2.9.3.The fileupload Component|outline">The fileupload Component<text:tab/>109</text:a></text:p>
          <text:p text:style-name="P18"><text:a xlink:type="simple" xlink:href="#7.2.9.4.The File Download Dialog|outline">The File Download Dialog<text:tab/>110</text:a></text:p>
          <text:p text:style-name="P16"><text:a xlink:type="simple" xlink:href="#7.4.The Layout Components|outline">The Layout Components<text:tab/>110</text:a></text:p>
          <text:p text:style-name="P17"><text:a xlink:type="simple" xlink:href="#7.4.1.A Nested borderlayout Component|outline">A Nested borderlayout Component<text:tab/>111</text:a></text:p>
          <text:p text:style-name="P17"><text:a xlink:type="simple" xlink:href="#7.4.2.The size and border Properties|outline">The size and border Properties<text:tab/>112</text:a></text:p>
          <text:p text:style-name="P17"><text:a xlink:type="simple" xlink:href="#7.4.3.The splittable and collapsible  Properties|outline">The splittable and collapsible <text:s/>Properties<text:tab/>113</text:a></text:p>
          <text:p text:style-name="P18"><text:a xlink:type="simple" xlink:href="#7.4.3.1.The maxsize and minisize Properties|outline">The maxsize and minisize Properties<text:tab/>113</text:a></text:p>
          <text:p text:style-name="P17"><text:a xlink:type="simple" xlink:href="#7.4.4.The flex property|outline">The flex property<text:tab/>113</text:a></text:p>
          <text:p text:style-name="P17"><text:a xlink:type="simple" xlink:href="#7.4.5.The open Property|outline">The open Property<text:tab/>113</text:a></text:p>
          <text:p text:style-name="P17"><text:a xlink:type="simple" xlink:href="#7.4.6.The onOpen Event|outline">The onOpen Event<text:tab/>114</text:a></text:p>
          <text:p text:style-name="P16"><text:a xlink:type="simple" xlink:href="#7.5.The Box Model|outline">The Box Model<text:tab/>114</text:a></text:p>
          <text:p text:style-name="P17"><text:a xlink:type="simple" xlink:href="#7.5.1.The spacing Property|outline">The spacing Property<text:tab/>115</text:a></text:p>
          <text:p text:style-name="P17"><text:a xlink:type="simple" xlink:href="#7.5.2.The widths and heights Properties|outline">The widths and heights Properties<text:tab/>115</text:a></text:p>
          <text:p text:style-name="P17"><text:a xlink:type="simple" xlink:href="#7.5.3.Splitters|outline">Splitters<text:tab/>116</text:a></text:p>
          <text:p text:style-name="P18"><text:a xlink:type="simple" xlink:href="#7.5.3.1.The collapse Property|outline">The collapse Property<text:tab/>116</text:a></text:p>
          <text:p text:style-name="P18"><text:a xlink:type="simple" xlink:href="#7.5.3.2.The open Property|outline">The open Property<text:tab/>117</text:a></text:p>
          <text:p text:style-name="P18"><text:a xlink:type="simple" xlink:href="#7.5.3.3.The onOpen Event|outline">The onOpen Event<text:tab/>117</text:a></text:p>
          <text:p text:style-name="P16"><text:a xlink:type="simple" xlink:href="#7.6.Tab Boxes|outline">Tab Boxes<text:tab/>117</text:a></text:p>
          <text:p text:style-name="P17"><text:a xlink:type="simple" xlink:href="#7.6.1.Nested Tab Boxes|outline">Nested Tab Boxes<text:tab/>118</text:a></text:p>
          <text:p text:style-name="P17"><text:a xlink:type="simple" xlink:href="#7.6.2.The Accordion Tab Boxes|outline">The Accordion Tab Boxes<text:tab/>119</text:a></text:p>
          <text:p text:style-name="P17"><text:a xlink:type="simple" xlink:href="#7.6.3.The orient Property|outline">The orient Property<text:tab/>119</text:a></text:p>
          <text:p text:style-name="P17"><text:a xlink:type="simple" xlink:href="#7.6.4.The align Property of Tabs|outline">The align Property of Tabs<text:tab/>119</text:a></text:p>
          <text:p text:style-name="P17"><text:a xlink:type="simple" xlink:href="#7.6.5.The closable Property|outline">The closable Property<text:tab/>120</text:a></text:p>
          <text:p text:style-name="P17"><text:a xlink:type="simple" xlink:href="#7.6.6.The disabled Property|outline">The disabled Property<text:tab/>120</text:a></text:p>
          <text:p text:style-name="P17"><text:a xlink:type="simple" xlink:href="#7.6.7.Load-on-Demand for Tab Panels|outline">Load-on-Demand for Tab Panels<text:tab/>120</text:a></text:p>
          <text:p text:style-name="P16"><text:a xlink:type="simple" xlink:href="#7.7.Grids|outline">Grids<text:tab/>121</text:a></text:p>
          <text:p text:style-name="P17"><text:a xlink:type="simple" xlink:href="#7.7.1.Scrollable Grid|outline">Scrollable Grid<text:tab/>122</text:a></text:p>
          <text:p text:style-name="P17"><text:a xlink:type="simple" xlink:href="#7.7.2.Sizable Columns|outline">Sizable Columns<text:tab/>123</text:a></text:p>
          <text:p text:style-name="P18"><text:a xlink:type="simple" xlink:href="#7.7.2.1.The onColSize Event|outline">The onColSize Event<text:tab/>124</text:a></text:p>
          <text:p text:style-name="P17"><text:a xlink:type="simple" xlink:href="#7.7.3.Grids with Paging|outline">Grids with Paging<text:tab/>124</text:a></text:p>
          <text:p text:style-name="P18"><text:a xlink:type="simple" xlink:href="#7.7.3.1.The pageSize Property|outline">The pageSize Property<text:tab/>124</text:a></text:p>
          <text:p text:style-name="P18"><text:a xlink:type="simple" xlink:href="#7.7.3.2.The paginal Property|outline">The paginal Property<text:tab/>125</text:a></text:p>
          <text:p text:style-name="P18"><text:a xlink:type="simple" xlink:href="#7.7.3.3.The paging Property|outline">The paging Property<text:tab/>126</text:a></text:p>
          <text:p text:style-name="P18"><text:a xlink:type="simple" xlink:href="#7.7.3.4.The onPaging Event and Method|outline">The onPaging Event and Method<text:tab/>126</text:a></text:p>
          <text:p text:style-name="P17"><text:a xlink:type="simple" xlink:href="#7.7.4.Sorting|outline">Sorting<text:tab/>126</text:a></text:p>
          <text:p text:style-name="P18"><text:a xlink:type="simple" xlink:href="#7.7.4.1.The sortDirection Property|outline">The sortDirection Property<text:tab/>127</text:a></text:p>
          <text:p text:style-name="P18"><text:a xlink:type="simple" xlink:href="#7.7.4.2.The onSort Event|outline">The onSort Event<text:tab/>127</text:a></text:p>
          <text:p text:style-name="P18"><text:a xlink:type="simple" xlink:href="#7.7.4.3.The sort Method|outline">The sort Method<text:tab/>127</text:a></text:p>
          <text:p text:style-name="P17"><text:a xlink:type="simple" xlink:href="#7.7.5.Live Data|outline">Live Data<text:tab/>128</text:a></text:p>
          <text:p text:style-name="P18"><text:a xlink:type="simple" xlink:href="#7.7.5.1.Sorting with Live Data|outline">Sorting with Live Data<text:tab/>129</text:a></text:p>
          <text:p text:style-name="P17"><text:a xlink:type="simple" xlink:href="#7.7.6.Auxiliary Headers|outline">Auxiliary Headers<text:tab/>129</text:a></text:p>
          <text:p text:style-name="P17"><text:a xlink:type="simple" xlink:href="#7.7.7.Special Properties|outline">Special Properties<text:tab/>130</text:a></text:p>
          <text:p text:style-name="P18"><text:a xlink:type="simple" xlink:href="#7.7.7.1.The spans Property|outline">The spans Property<text:tab/>130</text:a></text:p>
          <text:p text:style-name="P16"><text:a xlink:type="simple" xlink:href="#7.8.More Layout Components|outline">More Layout Components<text:tab/>131</text:a></text:p>
          <text:p text:style-name="P17"><text:a xlink:type="simple" xlink:href="#7.8.1.Separators and Spaces|outline">Separators and Spaces<text:tab/>131</text:a></text:p>
          <text:p text:style-name="P17"><text:a xlink:type="simple" xlink:href="#7.8.2.Group boxes|outline">Group boxes<text:tab/>132</text:a></text:p>
          <text:p text:style-name="P18"><text:a xlink:type="simple" xlink:href="#7.8.2.1.The contentStyle Property and Scrollable Groupbox|outline">The contentStyle Property and Scrollable Groupbox<text:tab/>132</text:a></text:p>
          <text:p text:style-name="P17"><text:a xlink:type="simple" xlink:href="#7.8.3.Toolbars|outline">Toolbars<text:tab/>133</text:a></text:p>
          <text:p text:style-name="P16"><text:a xlink:type="simple" xlink:href="#7.9.Menu bars|outline">Menu bars<text:tab/>133</text:a></text:p>
          <text:p text:style-name="P17"><text:a xlink:type="simple" xlink:href="#7.9.1.Execute a Menu Command|outline">Execute a Menu Command<text:tab/>134</text:a></text:p>
          <text:p text:style-name="P17"><text:a xlink:type="simple" xlink:href="#7.9.2.Use Menu Items as Check Boxes|outline">Use Menu Items as Check Boxes<text:tab/>135</text:a></text:p>
          <text:p text:style-name="P17"><text:a xlink:type="simple" xlink:href="#7.9.3.The autodrop Property|outline">The autodrop Property<text:tab/>135</text:a></text:p>
          <text:p text:style-name="P17"><text:a xlink:type="simple" xlink:href="#7.9.4.The onOpen Event|outline">The onOpen Event<text:tab/>135</text:a></text:p>
          <text:p text:style-name="P17"><text:a xlink:type="simple" xlink:href="#7.9.5.More Menu Features|outline">More Menu Features<text:tab/>135</text:a></text:p>
          <text:p text:style-name="P16"><text:a xlink:type="simple" xlink:href="#7.10.Context Menus|outline">Context Menus<text:tab/>135</text:a></text:p>
          <text:p text:style-name="P17"><text:a xlink:type="simple" xlink:href="#7.10.1.Customizable Tooltip and Popup Menus|outline">Customizable Tooltip and Popup Menus<text:tab/>136</text:a></text:p>
          <text:p text:style-name="P17"><text:a xlink:type="simple" xlink:href="#7.10.2.The onOpen Event|outline">The onOpen Event<text:tab/>137</text:a></text:p>
          <text:p text:style-name="P16"><text:a xlink:type="simple" xlink:href="#7.11.List Boxes|outline">List Boxes<text:tab/>138</text:a></text:p>
          <text:p text:style-name="P17"><text:a xlink:type="simple" xlink:href="#7.11.1.Multi-Column List Boxes|outline">Multi-Column List Boxes<text:tab/>139</text:a></text:p>
          <text:p text:style-name="P17"><text:a xlink:type="simple" xlink:href="#7.11.2.Column Headers|outline">Column Headers<text:tab/>139</text:a></text:p>
          <text:p text:style-name="P17"><text:a xlink:type="simple" xlink:href="#7.11.3.Column Footers|outline">Column Footers<text:tab/>139</text:a></text:p>
          <text:p text:style-name="P17"><text:a xlink:type="simple" xlink:href="#7.11.4.Drop-Down List|outline">Drop-Down List<text:tab/>140</text:a></text:p>
          <text:p text:style-name="P17"><text:a xlink:type="simple" xlink:href="#7.11.5.Multiple Selection|outline">Multiple Selection<text:tab/>140</text:a></text:p>
          <text:p text:style-name="P17"><text:a xlink:type="simple" xlink:href="#7.11.6.Scrollable List Boxes|outline">Scrollable List Boxes<text:tab/>140</text:a></text:p>
          <text:p text:style-name="P18"><text:a xlink:type="simple" xlink:href="#7.11.6.1.The rows Property|outline">The rows Property<text:tab/>141</text:a></text:p>
          <text:p text:style-name="P17"><text:a xlink:type="simple" xlink:href="#7.11.7.Sizable List Headers|outline">Sizable List Headers<text:tab/>141</text:a></text:p>
          <text:p text:style-name="P17"><text:a xlink:type="simple" xlink:href="#7.11.8.List Boxes with Paging|outline">List Boxes with Paging<text:tab/>141</text:a></text:p>
          <text:p text:style-name="P17"><text:a xlink:type="simple" xlink:href="#7.11.9.Sorting|outline">Sorting<text:tab/>141</text:a></text:p>
          <text:p text:style-name="P18"><text:a xlink:type="simple" xlink:href="#7.11.9.1.The sortAscending and sortDescending Properties|outline">The sortAscending and sortDescending Properties<text:tab/>142</text:a></text:p>
          <text:p text:style-name="P18"><text:a xlink:type="simple" xlink:href="#7.11.9.2.The sortDirection Property|outline">The sortDirection Property<text:tab/>143</text:a></text:p>
          <text:p text:style-name="P18"><text:a xlink:type="simple" xlink:href="#7.11.9.3.The onSort Event|outline">The onSort Event<text:tab/>143</text:a></text:p>
          <text:p text:style-name="P18"><text:a xlink:type="simple" xlink:href="#7.11.9.4.The sort Method|outline">The sort Method<text:tab/>143</text:a></text:p>
          <text:p text:style-name="P17"><text:a xlink:type="simple" xlink:href="#7.11.10.Special Properties|outline">Special Properties<text:tab/>144</text:a></text:p>
          <text:p text:style-name="P18"><text:a xlink:type="simple" xlink:href="#7.11.10.1.The checkmark Property|outline">The checkmark Property<text:tab/>144</text:a></text:p>
          <text:p text:style-name="P18"><text:a xlink:type="simple" xlink:href="#7.11.10.2.The vflex Property|outline">The vflex Property<text:tab/>145</text:a></text:p>
          <text:p text:style-name="P18"><text:a xlink:type="simple" xlink:href="#7.11.10.3.The maxlength Property|outline">The maxlength Property<text:tab/>145</text:a></text:p>
          <text:p text:style-name="P17"><text:a xlink:type="simple" xlink:href="#7.11.11.Live Data|outline">Live Data<text:tab/>145</text:a></text:p>
          <text:p text:style-name="P18"><text:a xlink:type="simple" xlink:href="#7.11.11.1.Sorting with Live Data|outline">Sorting with Live Data<text:tab/>146</text:a></text:p>
          <text:p text:style-name="P17"><text:a xlink:type="simple" xlink:href="#7.11.12.List Boxes Contain Buttons|outline">List Boxes Contain Buttons<text:tab/>147</text:a></text:p>
          <text:p text:style-name="P16"><text:a xlink:type="simple" xlink:href="#7.12.Tree Controls|outline">Tree Controls<text:tab/>147</text:a></text:p>
          <text:p text:style-name="P17"><text:a xlink:type="simple" xlink:href="#7.12.1.The open Property and the onOpen Event|outline">The open Property and the onOpen Event<text:tab/>149</text:a></text:p>
          <text:p text:style-name="P17"><text:a xlink:type="simple" xlink:href="#7.12.2.Multiple Selection|outline">Multiple Selection<text:tab/>150</text:a></text:p>
          <text:p text:style-name="P17"><text:a xlink:type="simple" xlink:href="#7.12.3.Paging|outline">Paging<text:tab/>150</text:a></text:p>
          <text:p text:style-name="P18"><text:a xlink:type="simple" xlink:href="#7.12.3.1.The onPaging and onPageSize Event|outline">The onPaging and onPageSize Event<text:tab/>150</text:a></text:p>
          <text:p text:style-name="P17"><text:a xlink:type="simple" xlink:href="#7.12.4.Special Properties|outline">Special Properties<text:tab/>150</text:a></text:p>
          <text:p text:style-name="P18"><text:a xlink:type="simple" xlink:href="#7.12.4.1.The rows Property|outline">The rows Property<text:tab/>150</text:a></text:p>
          <text:p text:style-name="P18"><text:a xlink:type="simple" xlink:href="#7.12.4.2.The checkmark Property|outline">The checkmark Property<text:tab/>150</text:a></text:p>
          <text:p text:style-name="P18"><text:a xlink:type="simple" xlink:href="#7.12.4.3.The vflex Property|outline">The vflex Property<text:tab/>151</text:a></text:p>
          <text:p text:style-name="P18"><text:a xlink:type="simple" xlink:href="#7.12.4.4.The maxlength Property|outline">The maxlength Property<text:tab/>151</text:a></text:p>
          <text:p text:style-name="P18"><text:a xlink:type="simple" xlink:href="#7.12.4.5.Sizable Columns|outline">Sizable Columns<text:tab/>151</text:a></text:p>
          <text:p text:style-name="P17"><text:a xlink:type="simple" xlink:href="#7.12.5.Create-on-Open for Tree Controls|outline">Create-on-Open for Tree Controls<text:tab/>151</text:a></text:p>
          <text:p text:style-name="P16"><text:a xlink:type="simple" xlink:href="#7.13.Comboboxes|outline">Comboboxes<text:tab/>152</text:a></text:p>
          <text:p text:style-name="P17"><text:a xlink:type="simple" xlink:href="#7.13.1.The autodrop Property|outline">The autodrop Property<text:tab/>152</text:a></text:p>
          <text:p text:style-name="P17"><text:a xlink:type="simple" xlink:href="#7.13.2.The description Property|outline">The description Property<text:tab/>152</text:a></text:p>
          <text:p text:style-name="P17"><text:a xlink:type="simple" xlink:href="#7.13.3.The onOpen Event|outline">The onOpen Event<text:tab/>153</text:a></text:p>
          <text:p text:style-name="P17"><text:a xlink:type="simple" xlink:href="#7.13.4.The onChanging Event|outline">The onChanging Event<text:tab/>153</text:a></text:p>
          <text:p text:style-name="P16"><text:a xlink:type="simple" xlink:href="#7.14.Bandboxes|outline">Bandboxes<text:tab/>154</text:a></text:p>
          <text:p text:style-name="P17"><text:a xlink:type="simple" xlink:href="#7.14.1.The closeDropdown Method|outline">The closeDropdown Method<text:tab/>155</text:a></text:p>
          <text:p text:style-name="P17"><text:a xlink:type="simple" xlink:href="#7.14.2.The autodrop Property|outline">The autodrop Property<text:tab/>155</text:a></text:p>
          <text:p text:style-name="P17"><text:a xlink:type="simple" xlink:href="#7.14.3.The onOpen Event|outline">The onOpen Event<text:tab/>155</text:a></text:p>
          <text:p text:style-name="P17"><text:a xlink:type="simple" xlink:href="#7.14.4.The onChanging Event|outline">The onChanging Event<text:tab/>155</text:a></text:p>
          <text:p text:style-name="P16"><text:a xlink:type="simple" xlink:href="#7.15.Chart|outline">Chart<text:tab/>156</text:a></text:p>
          <text:p text:style-name="P17"><text:a xlink:type="simple" xlink:href="#7.15.1.Live Data|outline">Live Data<text:tab/>156</text:a></text:p>
          <text:p text:style-name="P17"><text:a xlink:type="simple" xlink:href="#7.15.2.Drill Down (The onClick Event)|outline">Drill Down (The onClick Event)<text:tab/>157</text:a></text:p>
          <text:p text:style-name="P17"><text:a xlink:type="simple" xlink:href="#7.15.3.Manipulate Areas|outline">Manipulate Areas<text:tab/>158</text:a></text:p>
          <text:p text:style-name="P16"><text:a xlink:type="simple" xlink:href="#7.16.Drag and Drop|outline">Drag and Drop<text:tab/>158</text:a></text:p>
          <text:p text:style-name="P17"><text:a xlink:type="simple" xlink:href="#7.16.1.The draggable and droppable Properties|outline">The draggable and droppable Properties<text:tab/>158</text:a></text:p>
          <text:p text:style-name="P17"><text:a xlink:type="simple" xlink:href="#7.16.2.The onDrop Event|outline">The onDrop Event<text:tab/>159</text:a></text:p>
          <text:p text:style-name="P17"><text:a xlink:type="simple" xlink:href="#7.16.3.Dragging with Multiple Selections|outline">Dragging with Multiple Selections<text:tab/>160</text:a></text:p>
          <text:p text:style-name="P17"><text:a xlink:type="simple" xlink:href="#7.16.4.Multiple Types of Draggable Components|outline">Multiple Types of Draggable Components<text:tab/>160</text:a></text:p>
          <text:p text:style-name="P16"><text:a xlink:type="simple" xlink:href="#7.17.Work with HTML Tags|outline">Work with HTML Tags<text:tab/>161</text:a></text:p>
          <text:p text:style-name="P17"><text:a xlink:type="simple" xlink:href="#7.17.1.The html Component|outline">The html Component<text:tab/>161</text:a></text:p>
          <text:p text:style-name="P17"><text:a xlink:type="simple" xlink:href="#7.17.2.The Native Namespace, http://www.zkoss.org/2005/zk/native|outline">The Native Namespace, http://www.zkoss.org/2005/zk/native<text:tab/>163</text:a></text:p>
          <text:p text:style-name="P18"><text:a xlink:type="simple" xlink:href="#7.17.2.1.Output Another Namespace with the Native Namespace|outline">Output Another Namespace with the Native Namespace<text:tab/>163</text:a></text:p>
          <text:p text:style-name="P17"><text:a xlink:type="simple" xlink:href="#7.17.3.The XHTML Namespace, http://www.w3.org/1999/xhtml|outline">The XHTML Namespace, http://www.w3.org/1999/xhtml<text:tab/>164</text:a></text:p>
          <text:p text:style-name="P17"><text:a xlink:type="simple" xlink:href="#7.17.4.The include Component|outline">The include Component<text:tab/>165</text:a></text:p>
          <text:p text:style-name="P18"><text:a xlink:type="simple" xlink:href="#7.17.4.1.Including ZUML Pages|outline">Including ZUML Pages<text:tab/>165</text:a></text:p>
          <text:p text:style-name="P17"><text:a xlink:type="simple" xlink:href="#7.17.5.The style Component|outline">The style Component<text:tab/>166</text:a></text:p>
          <text:p text:style-name="P17"><text:a xlink:type="simple" xlink:href="#7.17.6.The script Component|outline">The script Component<text:tab/>166</text:a></text:p>
          <text:p text:style-name="P17"><text:a xlink:type="simple" xlink:href="#7.17.7.The iframe Component|outline">The iframe Component<text:tab/>167</text:a></text:p>
          <text:p text:style-name="P16"><text:a xlink:type="simple" xlink:href="#7.18.Work with HTML FORM and Java Servlets|outline">Work with HTML FORM and Java Servlets<text:tab/>168</text:a></text:p>
          <text:p text:style-name="P17"><text:a xlink:type="simple" xlink:href="#7.18.1.The name Property|outline">The name Property<text:tab/>168</text:a></text:p>
          <text:p text:style-name="P17"><text:a xlink:type="simple" xlink:href="#7.18.2.Components that Support the name Property|outline">Components that Support the name Property<text:tab/>169</text:a></text:p>
          <text:p text:style-name="P17"><text:a xlink:type="simple" xlink:href="#7.18.3.Rich User Interfaces|outline">Rich User Interfaces<text:tab/>170</text:a></text:p>
          <text:p text:style-name="P16"><text:a xlink:type="simple" xlink:href="#7.19.Client Side Actions|outline">Client Side Actions<text:tab/>170</text:a></text:p>
          <text:p text:style-name="P17"><text:a xlink:type="simple" xlink:href="#7.19.1.Reference to a Component|outline">Reference to a Component<text:tab/>170</text:a></text:p>
          <text:p text:style-name="P18"><text:a xlink:type="simple" xlink:href="#7.19.1.1.An onfocus and onblur Example|outline">An onfocus and onblur Example<text:tab/>171</text:a></text:p>
          <text:p text:style-name="P18"><text:a xlink:type="simple" xlink:href="#7.19.1.2.Coercion Rules|outline">Coercion Rules<text:tab/>171</text:a></text:p>
          <text:p text:style-name="P17"><text:a xlink:type="simple" xlink:href="#7.19.2.The onshow and onhide Actions|outline">The onshow and onhide Actions<text:tab/>172</text:a></text:p>
          <text:p text:style-name="P18"><text:a xlink:type="simple" xlink:href="#7.19.2.1.An Example to Change How a Window Appears|outline">An Example to Change How a Window Appears<text:tab/>172</text:a></text:p>
          <text:p text:style-name="P17"><text:a xlink:type="simple" xlink:href="#7.19.3.CSA JavaScript Utilities|outline">CSA JavaScript Utilities<text:tab/>172</text:a></text:p>
          <text:p text:style-name="P18"><text:a xlink:type="simple" xlink:href="#7.19.3.1.The action Object|outline">The action Object<text:tab/>172</text:a></text:p>
          <text:p text:style-name="P18"><text:a xlink:type="simple" xlink:href="#7.19.3.2.The anima Object|outline">The anima Object<text:tab/>173</text:a></text:p>
          <text:p text:style-name="P16"><text:a xlink:type="simple" xlink:href="#7.20.Events|outline">Events<text:tab/>174</text:a></text:p>
          <text:p text:style-name="P17"><text:a xlink:type="simple" xlink:href="#7.20.1.Mouse Events|outline">Mouse Events<text:tab/>175</text:a></text:p>
          <text:p text:style-name="P17"><text:a xlink:type="simple" xlink:href="#7.20.2.Keystroke Events|outline">Keystroke Events<text:tab/>175</text:a></text:p>
          <text:p text:style-name="P18"><text:a xlink:type="simple" xlink:href="#7.20.2.1.The ctrlKeys Property|outline">The ctrlKeys Property<text:tab/>176</text:a></text:p>
          <text:p text:style-name="P17"><text:a xlink:type="simple" xlink:href="#7.20.3.Input Events|outline">Input Events<text:tab/>176</text:a></text:p>
          <text:p text:style-name="P17"><text:a xlink:type="simple" xlink:href="#7.20.4.List and Tree Events|outline">List and Tree Events<text:tab/>177</text:a></text:p>
          <text:p text:style-name="P17"><text:a xlink:type="simple" xlink:href="#7.20.5.Slider and Scroll Events|outline">Slider and Scroll Events<text:tab/>178</text:a></text:p>
          <text:p text:style-name="P17"><text:a xlink:type="simple" xlink:href="#7.20.6.Other Events|outline">Other Events<text:tab/>178</text:a></text:p>
          <text:p text:style-name="P18"><text:a xlink:type="simple" xlink:href="#7.20.6.1.The Event Flow of radio and radiogroup|outline">The Event Flow of radio and radiogroup<text:tab/>180</text:a></text:p>
          <text:p text:style-name="P15">8. ZUML with the XHTML Component Set<text:tab/>181</text:p>
          <text:p text:style-name="P16"><text:a xlink:type="simple" xlink:href="#8.1.The Goal|outline">The Goal<text:tab/>181</text:a></text:p>
          <text:p text:style-name="P17"><text:a xlink:type="simple" xlink:href="#8.1.1.A XHTML Page Is A Valid ZUML Page|outline">A XHTML Page Is A Valid ZUML Page<text:tab/>181</text:a></text:p>
          <text:p text:style-name="P17"><text:a xlink:type="simple" xlink:href="#8.1.2.Server-Centric Interactivity|outline">Server-Centric Interactivity<text:tab/>182</text:a></text:p>
          <text:p text:style-name="P17"><text:a xlink:type="simple" xlink:href="#8.1.3.Servlets Work As Usual|outline">Servlets Work As Usual<text:tab/>183</text:a></text:p>
          <text:p text:style-name="P16"><text:a xlink:type="simple" xlink:href="#8.2.The Differences|outline">The Differences<text:tab/>183</text:a></text:p>
          <text:p text:style-name="P17"><text:a xlink:type="simple" xlink:href="#8.2.1.A Component Created for Each Tag|outline">A Component Created for Each Tag<text:tab/>183</text:a></text:p>
          <text:p text:style-name="P17"><text:a xlink:type="simple" xlink:href="#8.2.2.UUID Is ID|outline">UUID Is ID<text:tab/>183</text:a></text:p>
          <text:p text:style-name="P18"><text:a xlink:type="simple" xlink:href="#8.2.2.1.Side Effects|outline">Side Effects<text:tab/>184</text:a></text:p>
          <text:p text:style-name="P17"><text:a xlink:type="simple" xlink:href="#8.2.3.All Tags Are Valid|outline">All Tags Are Valid<text:tab/>184</text:a></text:p>
          <text:p text:style-name="P17"><text:a xlink:type="simple" xlink:href="#8.2.4.Case Insensitive|outline">Case Insensitive<text:tab/>184</text:a></text:p>
          <text:p text:style-name="P17"><text:a xlink:type="simple" xlink:href="#8.2.5.No Mold Support|outline">No Mold Support<text:tab/>185</text:a></text:p>
          <text:p text:style-name="P16"><text:a xlink:type="simple" xlink:href="#8.3.The DOM Tree at the Browser|outline">The DOM Tree at the Browser<text:tab/>185</text:a></text:p>
          <text:p text:style-name="P17"><text:a xlink:type="simple" xlink:href="#8.3.1.The TABLE and TBODY Tags|outline">The TABLE and TBODY Tags<text:tab/>185</text:a></text:p>
          <text:p text:style-name="P16"><text:a xlink:type="simple" xlink:href="#8.4.Events|outline">Events<text:tab/>185</text:a></text:p>
          <text:p text:style-name="P16"><text:a xlink:type="simple" xlink:href="#8.5.Integrate with JSF, JSP and Others|outline">Integrate with JSF, JSP and Others<text:tab/>186</text:a></text:p>
          <text:p text:style-name="P17"><text:a xlink:type="simple" xlink:href="#8.5.1.Work with Existent Servlets|outline">Work with Existent Servlets<text:tab/>186</text:a></text:p>
          <text:p text:style-name="P17"><text:a xlink:type="simple" xlink:href="#8.5.2.Enrich by Inclusion|outline">Enrich by Inclusion<text:tab/>186</text:a></text:p>
          <text:p text:style-name="P17"><text:a xlink:type="simple" xlink:href="#8.5.3.Enrich Static HTML Pages|outline">Enrich Static HTML Pages<text:tab/>186</text:a></text:p>
          <text:p text:style-name="P17"><text:a xlink:type="simple" xlink:href="#8.5.4.Use of ZK JSP Tags|outline">Use of ZK JSP Tags<text:tab/>187</text:a></text:p>
          <text:p text:style-name="P17"><text:a xlink:type="simple" xlink:href="#8.5.5.Use of ZK JSF Components|outline">Use of ZK JSF Components<text:tab/>188</text:a></text:p>
          <text:p text:style-name="P17"><text:a xlink:type="simple" xlink:href="#8.5.6.Enrich a Dynamically Generated Page with ZK Filter|outline">Enrich a Dynamically Generated Page with ZK Filter<text:tab/>188</text:a></text:p>
          <text:p text:style-name="P15">9. Macro Components<text:tab/>190</text:p>
          <text:p text:style-name="P16"><text:a xlink:type="simple" xlink:href="#9.1.Three Steps to Use Macro Components|outline">Three Steps to Use Macro Components<text:tab/>190</text:a></text:p>
          <text:p text:style-name="P17"><text:a xlink:type="simple" xlink:href="#9.1.1.Step 1. The Implementation|outline">Step 1. The Implementation<text:tab/>190</text:a></text:p>
          <text:p text:style-name="P17"><text:a xlink:type="simple" xlink:href="#9.1.2.Step 2. The Declaration|outline">Step 2. The Declaration<text:tab/>191</text:a></text:p>
          <text:p text:style-name="P18"><text:a xlink:type="simple" xlink:href="#9.1.2.1.Other Properties|outline">Other Properties<text:tab/>191</text:a></text:p>
          <text:p text:style-name="P17"><text:a xlink:type="simple" xlink:href="#9.1.3.Step 3. The Use|outline">Step 3. The Use<text:tab/>191</text:a></text:p>
          <text:p text:style-name="P18"><text:a xlink:type="simple" xlink:href="#9.1.3.1.Pass Properties|outline">Pass Properties<text:tab/>191</text:a></text:p>
          <text:p text:style-name="P18"><text:a xlink:type="simple" xlink:href="#9.1.3.2.arg.includer|outline">arg.includer<text:tab/>192</text:a></text:p>
          <text:p text:style-name="P16"><text:a xlink:type="simple" xlink:href="#9.2.Inline Macros|outline">Inline Macros<text:tab/>192</text:a></text:p>
          <text:p text:style-name="P17"><text:a xlink:type="simple" xlink:href="#9.2.1.An Example|outline">An Example<text:tab/>193</text:a></text:p>
          <text:p text:style-name="P16"><text:a xlink:type="simple" xlink:href="#9.3.Regular Macros|outline">Regular Macros<text:tab/>194</text:a></text:p>
          <text:p text:style-name="P17"><text:a xlink:type="simple" xlink:href="#9.3.1.Macro Components and The ID Space|outline">Macro Components and The ID Space<text:tab/>194</text:a></text:p>
          <text:p text:style-name="P18"><text:a xlink:type="simple" xlink:href="#9.3.1.1.Access Child Components From the Outside|outline">Access Child Components From the Outside<text:tab/>195</text:a></text:p>
          <text:p text:style-name="P18"><text:a xlink:type="simple" xlink:href="#9.3.1.2.Access Variables Defined in the Ancestors|outline">Access Variables Defined in the Ancestors<text:tab/>195</text:a></text:p>
          <text:p text:style-name="P18"><text:a xlink:type="simple" xlink:href="#9.3.1.3.Change macroURI At the Runtime|outline">Change macroURI At the Runtime<text:tab/>195</text:a></text:p>
          <text:p text:style-name="P17"><text:a xlink:type="simple" xlink:href="#9.3.2.Provide Additional Methods|outline">Provide Additional Methods<text:tab/>195</text:a></text:p>
          <text:p text:style-name="P18"><text:a xlink:type="simple" xlink:href="#9.3.2.1.Provide Additional Methods in Java|outline">Provide Additional Methods in Java<text:tab/>196</text:a></text:p>
          <text:p text:style-name="P18"><text:a xlink:type="simple" xlink:href="#9.3.2.2.Provide Additional Methods in zscript|outline">Provide Additional Methods in zscript<text:tab/>197</text:a></text:p>
          <text:p text:style-name="P18"><text:a xlink:type="simple" xlink:href="#9.3.2.3.Override the Implementation Class When Instantiation|outline">Override the Implementation Class When Instantiation<text:tab/>197</text:a></text:p>
          <text:p text:style-name="P18"><text:a xlink:type="simple" xlink:href="#9.3.2.4.Create a Macro Component Manually|outline">Create a Macro Component Manually<text:tab/>198</text:a></text:p>
          <text:p text:style-name="P15">10. Advanced Features<text:tab/>199</text:p>
          <text:p text:style-name="P16"><text:a xlink:type="simple" xlink:href="#10.1.Identify Pages|outline">Identify Pages<text:tab/>199</text:a></text:p>
          <text:p text:style-name="P16"><text:a xlink:type="simple" xlink:href="#10.2.Identify Components|outline">Identify Components<text:tab/>199</text:a></text:p>
          <text:p text:style-name="P17"><text:a xlink:type="simple" xlink:href="#10.2.1.The Component Path|outline">The Component Path<text:tab/>199</text:a></text:p>
          <text:p text:style-name="P16"><text:a xlink:type="simple" xlink:href="#10.3.Sorting|outline">Sorting<text:tab/>200</text:a></text:p>
          <text:p text:style-name="P16"><text:a xlink:type="simple" xlink:href="#10.4.Browser's Information and Controls|outline">Browser's Information and Controls<text:tab/>201</text:a></text:p>
          <text:p text:style-name="P17"><text:a xlink:type="simple" xlink:href="#10.4.1.The onClientInfo Event|outline">The onClientInfo Event<text:tab/>201</text:a></text:p>
          <text:p text:style-name="P17"><text:a xlink:type="simple" xlink:href="#10.4.2.The org.zkoss.ui.util.Clients Class|outline">The org.zkoss.ui.util.Clients Class<text:tab/>202</text:a></text:p>
          <text:p text:style-name="P17"><text:a xlink:type="simple" xlink:href="#10.4.3.Prevent User From Closing a Window|outline">Prevent User From Closing a Window<text:tab/>202</text:a></text:p>
          <text:p text:style-name="P16"><text:a xlink:type="simple" xlink:href="#10.5.Browser's History Management|outline">Browser's History Management<text:tab/>203</text:a></text:p>
          <text:p text:style-name="P17"><text:a xlink:type="simple" xlink:href="#10.5.1.Add the Appropriate States to Browser's History|outline">Add the Appropriate States to Browser's History<text:tab/>203</text:a></text:p>
          <text:p text:style-name="P17"><text:a xlink:type="simple" xlink:href="#10.5.2.Listen to the onBookmarkChanged Event and Manipulate the Desktop Accordingly|outline">Listen to the onBookmarkChanged Event and Manipulate the Desktop Accordingly<text:tab/>204</text:a></text:p>
          <text:p text:style-name="P17"><text:a xlink:type="simple" xlink:href="#10.5.3.A Simple Example|outline">A Simple Example<text:tab/>205</text:a></text:p>
          <text:p text:style-name="P16"><text:a xlink:type="simple" xlink:href="#10.6.Component Cloning|outline">Component Cloning<text:tab/>205</text:a></text:p>
          <text:p text:style-name="P16"><text:a xlink:type="simple" xlink:href="#10.7.Component Serialization|outline">Component Serialization<text:tab/>206</text:a></text:p>
          <text:p text:style-name="P17"><text:a xlink:type="simple" xlink:href="#10.7.1.Serializable Sessions|outline">Serializable Sessions<text:tab/>207</text:a></text:p>
          <text:p text:style-name="P17"><text:a xlink:type="simple" xlink:href="#10.7.2.Serialization Listeners|outline">Serialization Listeners<text:tab/>208</text:a></text:p>
          <text:p text:style-name="P16"><text:a xlink:type="simple" xlink:href="#10.8.Inter-Page Communication|outline">Inter-Page Communication<text:tab/>208</text:a></text:p>
          <text:p text:style-name="P17"><text:a xlink:type="simple" xlink:href="#10.8.1.Post and Send Events|outline">Post and Send Events<text:tab/>208</text:a></text:p>
          <text:p text:style-name="P17"><text:a xlink:type="simple" xlink:href="#10.8.2.Attributes|outline">Attributes<text:tab/>208</text:a></text:p>
          <text:p text:style-name="P16"><text:a xlink:type="simple" xlink:href="#10.9.Inter-Web-Application Communication|outline">Inter-Web-Application Communication<text:tab/>209</text:a></text:p>
          <text:p text:style-name="P17"><text:a xlink:type="simple" xlink:href="#10.9.1.Web Resources from Classpath|outline">Web Resources from Classpath<text:tab/>209</text:a></text:p>
          <text:p text:style-name="P16"><text:a xlink:type="simple" xlink:href="#10.10.Annotations|outline">Annotations<text:tab/>209</text:a></text:p>
          <text:p text:style-name="P17"><text:a xlink:type="simple" xlink:href="#10.10.1.Annotate ZUML Pages|outline">Annotate ZUML Pages<text:tab/>210</text:a></text:p>
          <text:p text:style-name="P18"><text:a xlink:type="simple" xlink:href="#10.10.1.1.The Classic Way to annotate the Component Declarations|outline">The Classic Way to annotate the Component Declarations<text:tab/>210</text:a></text:p>
          <text:p text:style-name="P18"><text:a xlink:type="simple" xlink:href="#10.10.1.2.The Classic Way to Annotate the Property Declarations|outline">The Classic Way to Annotate the Property Declarations<text:tab/>210</text:a></text:p>
          <text:p text:style-name="P18"><text:a xlink:type="simple" xlink:href="#10.10.1.3.The Simple Way to Annotate the Property Declarations|outline">The Simple Way to Annotate the Property Declarations<text:tab/>211</text:a></text:p>
          <text:p text:style-name="P18"><text:a xlink:type="simple" xlink:href="#10.10.1.4.The Simple Way to Annotate the Component Declarations|outline">The Simple Way to Annotate the Component Declarations<text:tab/>211</text:a></text:p>
          <text:p text:style-name="P17"><text:a xlink:type="simple" xlink:href="#10.10.2.Annotate Components Created Manually|outline">Annotate Components Created Manually<text:tab/>212</text:a></text:p>
          <text:p text:style-name="P17"><text:a xlink:type="simple" xlink:href="#10.10.3.Retrieve Annotations|outline">Retrieve Annotations<text:tab/>212</text:a></text:p>
          <text:p text:style-name="P16"><text:a xlink:type="simple" xlink:href="#10.11.Richlets|outline">Richlets<text:tab/>212</text:a></text:p>
          <text:p text:style-name="P17"><text:a xlink:type="simple" xlink:href="#10.11.1.Implement the org.zkoss.zk.ui.Richlet interface|outline">Implement the org.zkoss.zk.ui.Richlet interface<text:tab/>213</text:a></text:p>
          <text:p text:style-name="P18"><text:a xlink:type="simple" xlink:href="#10.11.1.1.One Richlet per URL|outline">One Richlet per URL<text:tab/>214</text:a></text:p>
          <text:p text:style-name="P17"><text:a xlink:type="simple" xlink:href="#10.11.2.Configure web.xml and zk.xml|outline">Configure web.xml and zk.xml<text:tab/>214</text:a></text:p>
          <text:p text:style-name="P16"><text:a xlink:type="simple" xlink:href="#10.12.Session Timeout Management|outline">Session Timeout Management<text:tab/>215</text:a></text:p>
          <text:p text:style-name="P16"><text:a xlink:type="simple" xlink:href="#10.13.Error Handling|outline">Error Handling<text:tab/>216</text:a></text:p>
          <text:p text:style-name="P17"><text:a xlink:type="simple" xlink:href="#10.13.1.Error Handling When Loading Pages|outline">Error Handling When Loading Pages<text:tab/>216</text:a></text:p>
          <text:p text:style-name="P18"><text:a xlink:type="simple" xlink:href="#10.13.1.1.ZK Mobile Error Handling|outline">ZK Mobile Error Handling<text:tab/>217</text:a></text:p>
          <text:p text:style-name="P17"><text:a xlink:type="simple" xlink:href="#10.13.2.Error Handing When Updating Pages|outline">Error Handing When Updating Pages<text:tab/>217</text:a></text:p>
          <text:p text:style-name="P18"><text:a xlink:type="simple" xlink:href="#10.13.2.1.ZK Mobile Error When Updating Pages|outline">ZK Mobile Error When Updating Pages<text:tab/>219</text:a></text:p>
          <text:p text:style-name="P16"><text:a xlink:type="simple" xlink:href="#10.14.Miscellaneous|outline">Miscellaneous<text:tab/>219</text:a></text:p>
          <text:p text:style-name="P17"><text:a xlink:type="simple" xlink:href="#10.14.1.Configure the ZK Loader Not to Compress the Output|outline">Configure the ZK Loader Not to Compress the Output<text:tab/>219</text:a></text:p>
          <text:p text:style-name="P15">11. Performance Tips<text:tab/>221</text:p>
          <text:p text:style-name="P16"><text:a xlink:type="simple" xlink:href="#11.1.Use Compiled Java Codes|outline">Use Compiled Java Codes<text:tab/>221</text:a></text:p>
          <text:p text:style-name="P17"><text:a xlink:type="simple" xlink:href="#11.1.1.Use the deferred Attribute|outline">Use the deferred Attribute<text:tab/>221</text:a></text:p>
          <text:p text:style-name="P17"><text:a xlink:type="simple" xlink:href="#11.1.2.The deferred Attribute and the onCreate Event|outline">The deferred Attribute and the onCreate Event<text:tab/>221</text:a></text:p>
          <text:p text:style-name="P17"><text:a xlink:type="simple" xlink:href="#11.1.3.Use the forward Attribute|outline">Use the forward Attribute<text:tab/>222</text:a></text:p>
          <text:p text:style-name="P16"><text:a xlink:type="simple" xlink:href="#11.2.Use the Servlet Thread to Process Events|outline">Use the Servlet Thread to Process Events<text:tab/>222</text:a></text:p>
          <text:p text:style-name="P17"><text:a xlink:type="simple" xlink:href="#11.2.1.Modal Windows|outline">Modal Windows<text:tab/>223</text:a></text:p>
          <text:p text:style-name="P17"><text:a xlink:type="simple" xlink:href="#11.2.2.Message Boxes|outline">Message Boxes<text:tab/>223</text:a></text:p>
          <text:p text:style-name="P17"><text:a xlink:type="simple" xlink:href="#11.2.3.File Upload|outline">File Upload<text:tab/>224</text:a></text:p>
          <text:p text:style-name="P16"><text:a xlink:type="simple" xlink:href="#11.3.Use the Native Namespace instead of the XHTML Namespace|outline">Use the Native Namespace instead of the XHTML Namespace<text:tab/>224</text:a></text:p>
          <text:p text:style-name="P16"><text:a xlink:type="simple" xlink:href="#11.4.Prolong the Period to Check Whether a File Is Modified|outline">Prolong the Period to Check Whether a File Is Modified<text:tab/>225</text:a></text:p>
          <text:p text:style-name="P16"><text:a xlink:type="simple" xlink:href="#11.5.Defer the Creation of Child Components|outline">Defer the Creation of Child Components<text:tab/>225</text:a></text:p>
          <text:p text:style-name="P16"><text:a xlink:type="simple" xlink:href="#11.6.Use Live Data and Paging for Large List Boxes|outline">Use Live Data and Paging for Large List Boxes<text:tab/>225</text:a></text:p>
          <text:p text:style-name="P16"><text:a xlink:type="simple" xlink:href="#11.7.If It Takes Too Long to Open a Modal Window|outline">If It Takes Too Long to Open a Modal Window<text:tab/>226</text:a></text:p>
          <text:p text:style-name="P16"><text:a xlink:type="simple" xlink:href="#11.8.Use ZK JSP Tags or ZK JSF Components instead of ZK Filter|outline">Use ZK JSP Tags or ZK JSF Components instead of ZK Filter<text:tab/>226</text:a></text:p>
          <text:p text:style-name="P15">12. Other Devices and Output Formats<text:tab/>227</text:p>
          <text:p text:style-name="P16"><text:a xlink:type="simple" xlink:href="#12.1.ZK Mobile|outline">ZK Mobile<text:tab/>227</text:a></text:p>
          <text:p text:style-name="P17"><text:a xlink:type="simple" xlink:href="#12.1.1.The Mobile Component Set, http://www.zkoss.org/2007/mil|outline">The Mobile Component Set, http://www.zkoss.org/2007/mil<text:tab/>227</text:a></text:p>
          <text:p text:style-name="P16"><text:a xlink:type="simple" xlink:href="#12.2.XML Output|outline">XML Output<text:tab/>228</text:a></text:p>
          <text:p text:style-name="P17"><text:a xlink:type="simple" xlink:href="#12.2.1.Three Steps to Generate XML Output with a ZUML Page|outline">Three Steps to Generate XML Output with a ZUML Page<text:tab/>228</text:a></text:p>
          <text:p text:style-name="P18"><text:a xlink:type="simple" xlink:href="#12.2.1.1.Use the XML Component Set, http://www.zkoss.org/2007/xml|outline">Use the XML Component Set, http://www.zkoss.org/2007/xml<text:tab/>228</text:a></text:p>
          <text:p text:style-name="P18"><text:a xlink:type="simple" xlink:href="#12.2.1.2.Maps the File Extension to ZK Loader|outline">Maps the File Extension to ZK Loader<text:tab/>229</text:a></text:p>
          <text:p text:style-name="P18"><text:a xlink:type="simple" xlink:href="#12.2.1.3.Maps the File Extension to the XML Component Set|outline">Maps the File Extension to the XML Component Set<text:tab/>229</text:a></text:p>
          <text:p text:style-name="P17"><text:a xlink:type="simple" xlink:href="#12.2.2.The XML Component Set|outline">The XML Component Set<text:tab/>230</text:a></text:p>
          <text:p text:style-name="P18"><text:a xlink:type="simple" xlink:href="#12.2.2.1.The XML Transformer|outline">The XML Transformer<text:tab/>230</text:a></text:p>
          <text:p text:style-name="P15">13. Internationalization<text:tab/>232</text:p>
          <text:p text:style-name="P16"><text:a xlink:type="simple" xlink:href="#13.1.Locale|outline">Locale<text:tab/>232</text:a></text:p>
          <text:p text:style-name="P17"><text:a xlink:type="simple" xlink:href="#13.1.1.The px_preferred_locale Session Attribute|outline">The px_preferred_locale Session Attribute<text:tab/>232</text:a></text:p>
          <text:p text:style-name="P17"><text:a xlink:type="simple" xlink:href="#13.1.2.The Request Interceptor|outline">The Request Interceptor<text:tab/>232</text:a></text:p>
          <text:p text:style-name="P16"><text:a xlink:type="simple" xlink:href="#13.2.Time Zone|outline">Time Zone<text:tab/>233</text:a></text:p>
          <text:p text:style-name="P17"><text:a xlink:type="simple" xlink:href="#13.2.1.The px_preferred_time_zone Session Attribute|outline">The px_preferred_time_zone Session Attribute<text:tab/>234</text:a></text:p>
          <text:p text:style-name="P17"><text:a xlink:type="simple" xlink:href="#13.2.2.The Request Interceptor|outline">The Request Interceptor<text:tab/>234</text:a></text:p>
          <text:p text:style-name="P16"><text:a xlink:type="simple" xlink:href="#13.3.Labels|outline">Labels<text:tab/>234</text:a></text:p>
          <text:p text:style-name="P16"><text:a xlink:type="simple" xlink:href="#13.4.Locale-Dependent Files|outline">Locale-Dependent Files<text:tab/>235</text:a></text:p>
          <text:p text:style-name="P17"><text:a xlink:type="simple" xlink:href="#13.4.1.Browser and Locale-Dependent URI|outline">Browser and Locale-Dependent URI<text:tab/>235</text:a></text:p>
          <text:p text:style-name="P17"><text:a xlink:type="simple" xlink:href="#13.4.2.Locating Browser and Locale Dependent Resources in Java|outline">Locating Browser and Locale Dependent Resources in Java<text:tab/>236</text:a></text:p>
          <text:p text:style-name="P16"><text:a xlink:type="simple" xlink:href="#13.5.Messages|outline">Messages<text:tab/>237</text:a></text:p>
          <text:p text:style-name="P16"><text:a xlink:type="simple" xlink:href="#13.6.Themes|outline">Themes<text:tab/>237</text:a></text:p>
          <text:p text:style-name="P17"><text:a xlink:type="simple" xlink:href="#13.6.1.Use the Theme with Smaller Fonts|outline">Use the Theme with Smaller Fonts<text:tab/>237</text:a></text:p>
          <text:p text:style-name="P17"><text:a xlink:type="simple" xlink:href="#13.6.2.Use the Theme with Larger Fonts|outline">Use the Theme with Larger Fonts<text:tab/>237</text:a></text:p>
          <text:p text:style-name="P17"><text:a xlink:type="simple" xlink:href="#13.6.3.Use the Theme that Depends on Locale|outline">Use the Theme that Depends on Locale<text:tab/>237</text:a></text:p>
          <text:p text:style-name="P17"><text:a xlink:type="simple" xlink:href="#13.6.4.Use Your Own Theme|outline">Use Your Own Theme<text:tab/>238</text:a></text:p>
          <text:p text:style-name="P17"><text:a xlink:type="simple" xlink:href="#13.6.5.The Theme Provider|outline">The Theme Provider<text:tab/>238</text:a></text:p>
          <text:p text:style-name="P15">14. Database Connectivity<text:tab/>239</text:p>
          <text:p text:style-name="P16"><text:a xlink:type="simple" xlink:href="#14.1.ZK Is Presentation-Tier Only|outline">ZK Is Presentation-Tier Only<text:tab/>239</text:a></text:p>
          <text:p text:style-name="P16"><text:a xlink:type="simple" xlink:href="#14.2.Simplest Way to Use JDBC (but not recommended)|outline">Simplest Way to Use JDBC (but not recommended)<text:tab/>239</text:a></text:p>
          <text:p text:style-name="P16"><text:a xlink:type="simple" xlink:href="#14.3.Use with Connection Pooling|outline">Use with Connection Pooling<text:tab/>240</text:a></text:p>
          <text:p text:style-name="P17"><text:a xlink:type="simple" xlink:href="#14.3.1.Connect and Close a Connection|outline">Connect and Close a Connection<text:tab/>241</text:a></text:p>
          <text:p text:style-name="P17"><text:a xlink:type="simple" xlink:href="#14.3.2.Configure Connection Pooling|outline">Configure Connection Pooling<text:tab/>242</text:a></text:p>
          <text:p text:style-name="P18"><text:a xlink:type="simple" xlink:href="#14.3.2.1.Tomcat 5.5 + MySQL|outline">Tomcat 5.5 + MySQL<text:tab/>242</text:a></text:p>
          <text:p text:style-name="P18"><text:a xlink:type="simple" xlink:href="#14.3.2.2.JBoss + MySQL|outline">JBoss + MySQL<text:tab/>243</text:a></text:p>
          <text:p text:style-name="P18"><text:a xlink:type="simple" xlink:href="#14.3.2.3.JBoss + PostgreSQL|outline">JBoss + PostgreSQL<text:tab/>244</text:a></text:p>
          <text:p text:style-name="P16"><text:a xlink:type="simple" xlink:href="#14.4.ZK Features Applicable to Database Access|outline">ZK Features Applicable to Database Access<text:tab/>244</text:a></text:p>
          <text:p text:style-name="P17"><text:a xlink:type="simple" xlink:href="#14.4.1.The org.zkoss.zk.ui.event.EventThreadCleanup Interface|outline">The org.zkoss.zk.ui.event.EventThreadCleanup Interface<text:tab/>244</text:a></text:p>
          <text:p text:style-name="P17"><text:a xlink:type="simple" xlink:href="#14.4.2.Access Database in EL Expressions|outline">Access Database in EL Expressions<text:tab/>245</text:a></text:p>
          <text:p text:style-name="P18"><text:a xlink:type="simple" xlink:href="#14.4.2.1.Read all and Copy to a LinkedList|outline">Read all and Copy to a LinkedList<text:tab/>245</text:a></text:p>
          <text:p text:style-name="P18"><text:a xlink:type="simple" xlink:href="#14.4.2.2.Implement the org.zkoss.zk.ui.util.Initiator Interface|outline">Implement the org.zkoss.zk.ui.util.Initiator Interface<text:tab/>246</text:a></text:p>
          <text:p text:style-name="P17"><text:a xlink:type="simple" xlink:href="#14.4.3.Transaction and org.zkoss.zk.util.Initiator|outline">Transaction and org.zkoss.zk.util.Initiator<text:tab/>247</text:a></text:p>
          <text:p text:style-name="P18"><text:a xlink:type="simple" xlink:href="#14.4.3.1.J2EE Transaction and Initiator|outline">J2EE Transaction and Initiator<text:tab/>247</text:a></text:p>
          <text:p text:style-name="P18"><text:a xlink:type="simple" xlink:href="#14.4.3.2.Web Containers and Initiator|outline">Web Containers and Initiator<text:tab/>247</text:a></text:p>
          <text:p text:style-name="P15">15. Portal Integration<text:tab/>249</text:p>
          <text:p text:style-name="P16"><text:a xlink:type="simple" xlink:href="#15.1.Configuration|outline">Configuration<text:tab/>249</text:a></text:p>
          <text:p text:style-name="P17"><text:a xlink:type="simple" xlink:href="#15.1.1.WEB-INF/portlet.xml|outline">WEB-INF/portlet.xml<text:tab/>249</text:a></text:p>
          <text:p text:style-name="P17"><text:a xlink:type="simple" xlink:href="#15.1.2.WEB-INF/web.xml|outline">WEB-INF/web.xml<text:tab/>249</text:a></text:p>
          <text:p text:style-name="P16"><text:a xlink:type="simple" xlink:href="#15.2.The Usage|outline">The Usage<text:tab/>250</text:a></text:p>
          <text:p text:style-name="P17"><text:a xlink:type="simple" xlink:href="#15.2.1.The zk_page and zk_richlet Parameter and Attribute|outline">The zk_page and zk_richlet Parameter and Attribute<text:tab/>250</text:a></text:p>
          <text:p text:style-name="P17"><text:a xlink:type="simple" xlink:href="#15.2.2.Examples|outline">Examples<text:tab/>250</text:a></text:p>
          <text:p text:style-name="P15">16. Beyond ZK<text:tab/>252</text:p>
          <text:p text:style-name="P16"><text:a xlink:type="simple" xlink:href="#16.1.Logger|outline">Logger<text:tab/>252</text:a></text:p>
          <text:p text:style-name="P17"><text:a xlink:type="simple" xlink:href="#16.1.1.How to Configure Log Levels with ZK|outline">How to Configure Log Levels with ZK<text:tab/>252</text:a></text:p>
          <text:p text:style-name="P17"><text:a xlink:type="simple" xlink:href="#16.1.2.Content of i3-log.conf|outline">Content of i3-log.conf<text:tab/>253</text:a></text:p>
          <text:p text:style-name="P18"><text:a xlink:type="simple" xlink:href="#16.1.2.1.Allowed Levels|outline">Allowed Levels<text:tab/>253</text:a></text:p>
          <text:p text:style-name="P17"><text:a xlink:type="simple" xlink:href="#16.1.3.Location of i3-log.conf|outline">Location of i3-log.conf<text:tab/>254</text:a></text:p>
          <text:p text:style-name="P17"><text:a xlink:type="simple" xlink:href="#16.1.4.Disable All Logs|outline">Disable All Logs<text:tab/>254</text:a></text:p>
          <text:p text:style-name="P16"><text:a xlink:type="simple" xlink:href="#16.2.DSP|outline">DSP<text:tab/>254</text:a></text:p>
          <text:p text:style-name="P16"><text:a xlink:type="simple" xlink:href="#16.3.iDOM|outline">iDOM<text:tab/>255</text:a></text:p>
        </text:index-body>
      </text:table-of-content>
      <text:h text:style-name="Heading_20_1" text:outline-level="1">1. Introduction</text:h>
      <text:p text:style-name="Text_20_body">Welcome to ZK, the simplest way to make Rich Web Applications.</text:p>
      <text:p text:style-name="Text_20_body"><text:span text:style-name="T3">The</text:span><text:span text:style-name="T4"> Developer's Guide</text:span> describes the concepts and features of ZK. <text:s/>For installation refer to <text:span text:style-name="T3">the Quick Start Guide</text:span>. <text:s/>For a full description of component pro<text:span text:style-name="T2">perties and methods refer to </text:span><text:span text:style-name="T4">the Developer's Reference</text:span><text:span text:style-name="T2">.</text:span></text:p>
      <text:p text:style-name="Text_20_body">This chapter describes the historical background of Web programming, AJAX technologies and the ZK project. <text:s/>You may skip this chapter if you prefer to familiarize yourself with the ZK features right away.</text:p>
      <text:h text:style-name="Heading_20_2" text:outline-level="2">Traditional Web Applications</text:h>
      <text:p text:style-name="Standard">Aimed at simply and effectively exchanging documents Web technologies such as, HTTP and HTML are originated from the page-based stateless-communication model. In this model a page is self-contained and is a minimal unit that communicates between clients and servers.</text:p>
      <text:p text:style-name="Standard"><draw:frame draw:style-name="fr2" draw:name="Graphic1" text:anchor-type="paragraph" svg:x="11.16cm" svg:y="0.228cm" svg:width="6.348cm" svg:height="6.909cm" draw:z-index="108"><draw:image xlink:href="../images/20000081000027E400002C36A98C01AF.jpg" xlink:type="simple" xlink:show="embed" xlink:actuate="onLoad"/></draw:frame>Since the Web has emerged as the default platform for application development this model faces a substantial challenge: the inability to visually represent the complexities in today's applications. <text:s/>For example, to give a customer a quotation, you might have to open another page to search his trading records, another page for the recent prices, and another page for current stocking. <text:s/>Users are forced to leave the page they are working in, and navigate among several pages. <text:s/>It is easy to get lost and confused resulting in unhappy customers, lost sales and low productivities.</text:p>
      <text:p text:style-name="Text_20_body">The challenge to develop a modern application upon this page-based model is also substantial. <text:s/>In this model, applications running at the server have to take care of everything: from parsing the request, rendering the response, routing processes that link users from one page to another, and handling versatile errors made by users. <text:s/>Many different <text:s/>frameworks such as: Struts, Tapestry and JSF have emerged to simplify this development process. <text:s/>Due to the huge gap between the page-based model and modern applications learning and using these frameworks is never a pleasant process, not to mention intuitive or simplistic.</text:p>
      <text:h text:style-name="Heading_20_2" text:outline-level="2">Ad-hoc AJAX Applications</text:h>
      <text:p text:style-name="Text_20_body">Over a decade of evolution, Web applications have evolved from static HTML pages to Dynamic HTML pages, from applets to Flash, and finally to AJAX<text:note text:id="ftn1" text:note-class="footnote"><text:note-citation>1</text:note-citation><text:note-body><text:p text:style-name="Footnote">AJAX is coined by Jesse James Garrett in Ajax: A New Approach to Web Applications.</text:p></text:note-body></text:note> technologies (Asynchronous JavaScript and XML). <text:s/>Illustrated by Google Maps and Suggest, AJAX breaths new life into Web applications by delivering the same level of interactivity and responsiveness as desktop applications do. <text:s/>Unlike applets or Flash, AJAX is based on the standard browser and JavaScript with no proprietary plugins required.</text:p>
      <text:p text:style-name="Text_20_body"/>
      <text:p text:style-name="Standard"><draw:frame draw:style-name="fr2" draw:name="graphics71" text:anchor-type="paragraph" svg:x="10.742cm" svg:y="0.355cm" svg:width="6.35cm" svg:height="6.909cm" draw:z-index="109"><draw:image xlink:href="../images/200000C9000027E4000032FC924A1F58.jpg" xlink:type="simple" xlink:show="embed" xlink:actuate="onLoad"/></draw:frame>AJAX is a kind of new generation DHTML. <text:s/>Like DHTML, it heavily relies on JavaScript to listen to events triggered by user's activity, and then manipulate visual representation of a page (aka. DOM) in the browser dynamically. Moreover, it takes a step further by enabling communication with the server asynchronously without leaving or rendering the whole page again. <text:s/>It breaks the page-based model by introducing light-weight communication between clients and servers. <text:s/>With proper design AJAX could bring rich components, common to desktop applications, to life in Web applications allowing dynamic updates and more control over the application.</text:p>
      <text:p text:style-name="Text_20_body">When providing the interactivity that users demand, AJAX adds more complexities and skill prerequisites to the already costly development of Web applications. <text:s/>Developers have to manipulate DOM in the browser and communicate with the server via incompatible and even buggy JavaScript APIs. <text:s/>For better interactivity developers have to replicate application data and business logic in the browser, increasing maintenance costs and the challenge of synchronizing data between the server and the client.</text:p>
      <text:p text:style-name="Text_20_body">The bottom line is that ad hoc AJAX applications are no different from traditional Web applications in regards to the way processes are requested. <text:s/>Developers still have to fill the gap caused by the page-based and stateless model.</text:p>
      <text:h text:style-name="Heading_20_2" text:outline-level="2"><text:span text:style-name="T5">ZK: What It Is</text:span> </text:h>
      <text:p text:style-name="Text_20_body">ZK is an event-driven, component-based framework to enable rich user interfaces for Web applications. <text:s/>ZK includes an AJAX-based event-driven engine, a rich set of XUL and XHTML components and a markup language called ZUML (ZK User Interface Markup Language).</text:p>
      <text:p text:style-name="Text_20_body">With ZK, you represent your application in feature-rich XUL and XHTML components and manipulate them upon events triggered by user's activity, similar to what is done in desktop applications. Unlike most of other AJAX frameworks, as far as ZK is concerned, AJAX is a behind-the-scene technology. <text:s/>The synchronization of component content and the pipelining of events are done automatically by the ZK engine.</text:p>
      <text:p text:style-name="Text_20_body">Your users get the same engaging interactivity and responsiveness of the desktop application, while your development retains the simplicity of developing desktop applications.</text:p>
      <text:p text:style-name="Text_20_body">In addition to a simple model and rich components ZK also supports a markup language called ZUML. ZUML, like XHTML, enables dev<text:span text:style-name="T2">elopers to design user interfaces without programming</text:span>. <text:s/>With XML namespaces, ZUML seamlessly integrates different set of tags<text:note text:id="ftn2" text:note-class="footnote"><text:note-citation>2</text:note-citation><text:note-body><text:p text:style-name="Footnote">A tag is an XML element<text:span text:style-name="T2">. When a ZUML page is interpreted, a corresponding component is created.</text:span></text:p></text:note-body></text:note> into the same page. <text:s/>Currently ZUML supports two set of tags, XUL and HTML.</text:p>
      <text:p text:style-name="Text_20_body">For fast prototyping and customization ZUML allows developers to embed EL expressions, and scripting codes in your favorite languages including but not limited to: Java<text:note text:id="ftn3" text:note-class="footnote"><text:note-citation>3</text:note-citation><text:note-body><text:p text:style-name="Footnote">The Java interpreter is <text:span text:style-name="T2">based on</text:span> BeanShell (http://www.beanshell.org).</text:p></text:note-body></text:note>, JavaScript<text:note text:id="ftn4" text:note-class="footnote"><text:note-citation>4</text:note-citation><text:note-body><text:p text:style-name="Footnote">The<text:span text:style-name="T2"> JavaScript interpreter is based on Rhino (http://www.mozilla.org/rhino).</text:span></text:p></text:note-body></text:note>, Ruby<text:note text:id="ftn5" text:note-class="footnote"><text:note-citation>5</text:note-citation><text:note-body><text:p text:style-name="Footnote">The<text:span text:style-name="T2"> Ruby interpreter is based on JRuby (http://jruby.codehaus.org/).</text:span></text:p></text:note-body></text:note> and Groovy<text:note text:id="ftn6" text:note-class="footnote"><text:note-citation>6</text:note-citation><text:note-body><text:p text:style-name="Footnote">The<text:span text:style-name="T2"> Groovy interpreter is based on Groovy (http://groovy.codehaus.org/).</text:span></text:p></text:note-body></text:note>. <text:s/>Developers could choose not to embed any scr<text:span text:style-name="T2">ipting</text:span> codes at all if they prefer a more rigid discipline. <text:s/>Unlike JavaScript embedded in HTML, ZK executes all embedded scripting code on the server.</text:p>
      <text:p text:style-name="Text_20_body">It is interesting to note that everything running at the server is from the viewpoint of the application developers. <text:s/>Component developers have to balance the interactivity and simplicity by deciding what tasks will done at the browser and what tasks will be done at the server.</text:p>
      <text:h text:style-name="Heading_20_2" text:outline-level="2">ZK: What It Is Not</text:h>
      <text:p text:style-name="Text_20_body">ZK assumes nothing about persistence or inter-server communication. <text:s/>ZK is designed to be as thin as possible. <text:s/>It is only aimed at the presentation tier. <text:s/>It does not require or suggest any other back-end technologies. <text:s/>All of your favorite middleware technologies such as: JDBC, Hibernate, Java Mail, EJB or JMS work as they used to.</text:p>
      <text:p text:style-name="Text_20_body">ZK doesn't provide a tunnel, RMI or other API for developers to communicate between clients and servers. <text:s/>This is because all code runs at the server within the same JVM.</text:p>
      <text:p text:style-name="Text_20_body">ZK doesn't enforce developers to use MVC or other design patterns. <text:s/>Whether to use them is the developer's choice.</text:p>
      <text:p text:style-name="Text_20_body">ZK is not a framework aiming to bring XUL to Web applications. <text:s/>It is aimed to bring the desktop programming model to Web applications. <text:s/>Currently, it supports XUL and XHTML, in future it might support XAML, XQuery and others.</text:p>
      <text:p text:style-name="Text_20_body">ZK embeds AJAX in the current implementation but it doesn't end in where AJAX does. <text:s/>With ZK API for Mobile devices, your applications could reach any devices that support J2ME such as: PDA, mobiles and game consoles. <text:s/>Moreover, you don't need to modify your application at all<text:note text:id="ftn7" text:note-class="footnote"><text:note-citation>7</text:note-citation><text:note-body><text:p text:style-name="Footnote">For devices with small screen, you usually have to adjust the presentation pages.</text:p></text:note-body></text:note>.</text:p>
      <text:h text:style-name="Heading_20_2" text:outline-level="2">ZK: Limitations</text:h>
      <text:p text:style-name="Text_20_body">ZK is not for applications that run most of tasks at the clients, such as 3D action games.</text:p>
      <text:p text:style-name="Text_20_body">Unless you write a special component, ZK is not for applications that want to leverage the computing power at the clients.</text:p>
      <text:h text:style-name="Heading_20_1" text:outline-level="1">2. Getting Started</text:h>
      <text:p text:style-name="Text_20_body">This chapter describes how to write your first ZUML page. It is suggested to read at least this chapter, if you are in hurry.</text:p>
      <text:p text:style-name="Text_20_body">This chapter uses XUL to illustrate ZK features, but it is usually applicable to other markup languages that ZK supports.</text:p>
      <text:h text:style-name="Heading_20_2" text:outline-level="2">Hello World!</text:h>
      <text:p text:style-name="Text_20_body">After ZK is installed into your favorite Web server<text:note text:id="ftn8" text:note-class="footnote"><text:note-citation>8</text:note-citation><text:note-body><text:p text:style-name="Footnote">Refer to the Quick Start Guide.</text:p></text:note-body></text:note>, writing applications is straight forward. Just create a file, say hello.zul, as follows<text:note text:id="ftn9" text:note-class="footnote"><text:note-citation>9</text:note-citation><text:note-body><text:p text:style-name="Footnote">The other way to try examples depicted here is to use the live demo to run them.</text:p></text:note-body></text:note> under a proper directory.</text:p>
      <text:p text:style-name="Code">&lt;window title="Hello" border="normal"&gt;</text:p>
      <text:p text:style-name="Code"><text:tab/>Hello World!</text:p>
      <text:p text:style-name="Code">&lt;/window&gt;</text:p>
      <text:p text:style-name="Text_20_body">Then, browse to the right URL, say <text:a xlink:type="simple" xlink:href="http://localhost/myapp/hello.zul">http://localhost/myapp/hello.zul</text:a>, and you got it.</text:p>
      <text:p text:style-name="Text_20_body"><draw:frame draw:style-name="fr3" draw:name="graphics81" text:anchor-type="paragraph" svg:width="7.684cm" svg:height="1.058cm" draw:z-index="78"><draw:image xlink:href="../images/100000000000016B0000003225F823E1.png" xlink:type="simple" xlink:show="embed" xlink:actuate="onLoad"/></draw:frame>In a ZUML page, a XML element describes what component to create. In this example, it is a window (<text:span text:style-name="T6">org.zkoss.zul.Window</text:span>). The XML attributes are used to assign values to properties of the window component. In this example, it creates a window with a title and border, which is done by setting the <text:span text:style-name="T6">title</text:span> and <text:span text:style-name="T6">border</text:span> properties to "Hello" and "normal", respectively.</text:p>
      <text:p text:style-name="Text_20_body">The text enclosed in the XML elements is also interpreted as a special component called <text:span text:style-name="T6">label</text:span> (<text:span text:style-name="T6">org.zkoss.zul.Label</text:span>). Thus, the above example is equivalent to the following.</text:p>
      <text:p text:style-name="Code">&lt;window title="Hello" border="normal"&gt;</text:p>
      <text:p text:style-name="Code"><text:tab/>&lt;label value="Hello World!"/&gt;</text:p>
      <text:p text:style-name="Code">&lt;/window&gt;</text:p>
      <text:p text:style-name="Text_20_body">Also,<text:span text:style-name="T2"> it is equivalent to</text:span></text:p>
      <text:p text:style-name="Code">&lt;window title="Hello" border="normal"&gt;</text:p>
      <text:p text:style-name="Code"><text:tab/>&lt;label&gt;Hello World!"&lt;/label&gt;</text:p>
      <text:p text:style-name="Code">&lt;/window&gt;</text:p>
      <text:h text:style-name="Heading_20_2" text:outline-level="2">Interactivity</text:h>
      <text:p text:style-name="Text_20_body">Let us put some interactivity into it.</text:p>
      <text:p text:style-name="Code">&lt;window title="Hello" border="normal"&gt;</text:p>
      <text:p text:style-name="Code"><text:tab/>&lt;button label="Say Hello" onClick="alert(&amp;quot;Hello World!&amp;quot;)"/&gt;</text:p>
      <text:p text:style-name="Code">&lt;/window&gt;</text:p>
      <text:p text:style-name="Text_20_body">Then, when you click the button, you see as follows.</text:p>
      <text:p text:style-name="Text_20_body"><draw:frame draw:style-name="fr4" draw:name="Graphic5" text:anchor-type="paragraph" svg:x="2.877cm" svg:y="0.425cm" svg:width="11.675cm" svg:height="1.482cm" draw:z-index="5"><draw:image xlink:href="../images/10000000000002960000005450FF7802.png" xlink:type="simple" xlink:show="embed" xlink:actuate="onLoad"/></draw:frame><draw:frame draw:style-name="fr4" draw:name="Graphic6" text:anchor-type="paragraph" svg:x="5.271cm" svg:y="0.101cm" svg:width="8.661cm" svg:height="2.378cm" draw:z-index="6"><draw:image xlink:href="../images/10000000000001EB00000087D3A63E71.png" xlink:type="simple" xlink:show="embed" xlink:actuate="onLoad"/></draw:frame>The <text:span text:style-name="T6">onClick</text:span> attribute is a special attribute used to add an event listener to the component. The attribute value could be any legal Java codes. Notice that we use <text:span text:style-name="T6">&amp;quot;</text:span> to denote the double quot (") to make it a legal XML document. If you are not<text:span text:style-name="T2"> familiar with XML, you might take a look at the </text:span><text:span text:style-name="T4">XML</text:span><text:span text:style-name="T2"> section in the </text:span><text:span text:style-name="T4">ZK User Interface Markup Language</text:span><text:span text:style-name="T2"> chapter.</text:span></text:p>
      <text:p text:style-name="Text_20_body">The <text:span text:style-name="T6">alert</text:span> function is a global function to display a message dialog box. It is a shortcut to one of the <text:span text:style-name="T6">show</text:span> methods of the <text:span text:style-name="T6">org.zkoss.zul.Messagebox</text:span> class.</text:p>
      <text:p text:style-name="Code">&lt;button label="Say Hello" onClick="Messagebox.show(&amp;quot;Hello World!&amp;quot;)"/&gt;</text:p>
      <text:p text:style-name="P19">Notes:</text:p>
      <text:list text:style-name="L1">
        <text:list-item>
          <text:p text:style-name="P93">The scripts embedded in ZUML pages can be written in different languages, including but not limited to Java, Jav<text:span text:style-name="T2">aScript, Ruby and Groovy. Moreover,</text:span> they are running at the server.</text:p>
        </text:list-item>
        <text:list-item>
          <text:p text:style-name="P93">ZK uses BeanShell to interpret Java at run time, so you could declare global functions, such as <text:span text:style-name="T6">alert</text:span>, for it. Similarly<text:span text:style-name="T2">, almost all scripting language provides a simple way to define global functions, and, sometimes, classes.</text:span></text:p>
        </text:list-item>
        <text:list-item>
          <text:p text:style-name="P93">All classes in the <text:span text:style-name="T6">java.lang</text:span>, <text:span text:style-name="T6">java.util</text:span>, <text:span text:style-name="T6">org.zkoss.zk.ui</text:span>, <text:span text:style-name="T6">org.zkoss.zk.ui.event</text:span> and <text:span text:style-name="T6">org.zkoss.zul</text:span> package are imported before evaluating the scr<text:span text:style-name="T2">ipting</text:span> codes embedded in ZUML pages.</text:p>
        </text:list-item>
      </text:list>
      <text:h text:style-name="Heading_20_2" text:outline-level="2">The <text:span text:style-name="T6">zscript</text:span> Element</text:h>
      <text:p text:style-name="Text_20_body">The <text:span text:style-name="T6">zscript</text:span> element is a special element to define the scr<text:span text:style-name="T2">ipting</text:span> codes that will be evaluated when a ZUML page is rendered. Typical use includes initialization and declaring global variables and methods.</text:p>
      <text:p text:style-name="Tip"><text:span text:style-name="T3">Not</text:span><text:span text:style-name="T4">e:</text:span><text:span text:style-name="T2"> You cannot use EL expressions in </text:span><text:span text:style-name="T7">zscript</text:span><text:span text:style-name="T2"> codes.</text:span></text:p>
      <text:p text:style-name="Text_20_body">For example, the following example displays a different message each time the button is pressed.</text:p>
      <text:p text:style-name="Code">&lt;window title="Hello" border="normal"&gt;</text:p>
      <text:p text:style-name="Code"><text:tab/>&lt;button label="Say Hello" onClick="sayHello()"/&gt;</text:p>
      <text:p text:style-name="Code"><text:tab/>&lt;zscript&gt;</text:p>
      <text:p text:style-name="Code"><text:tab/>int count = 0;</text:p>
      <text:p text:style-name="Code"><text:tab/>void sayHello() { //declare a global function</text:p>
      <text:p text:style-name="Code"><text:tab/><text:tab/>alert("Hello World! "+ ++count);</text:p>
      <text:p text:style-name="Code"><text:tab/>}</text:p>
      <text:p text:style-name="Code"><text:tab/>&lt;/zscript&gt;</text:p>
      <text:p text:style-name="Code">&lt;/window&gt;</text:p>
      <text:p text:style-name="Tip"><text:span text:style-name="T3">Not</text:span><text:span text:style-name="T4">e:</text:span><text:span text:style-name="T2"> </text:span><text:span text:style-name="T7">zscript</text:span><text:span text:style-name="T2"> is evaluated only once when the page is loaded. It is usually used to define methods and initial variables.</text:span></text:p>
      <text:h text:style-name="Heading_20_3" text:outline-level="3">The Scripting Language</text:h>
      <text:p text:style-name="Text_20_body_20_indent">By def<text:span text:style-name="T2">ault, the scripting language is assumed to be Java. However, you can select different language by specifying the </text:span><text:span text:style-name="T7">language</text:span><text:span text:style-name="T2"> attribute as follows. The </text:span><text:span text:style-name="T7">language</text:span><text:span text:style-name="T2"> attribute is case insensitive.</text:span></text:p>
      <text:p text:style-name="Code_20_Indent">&lt;zscript <text:span text:style-name="T15">language="javascript"</text:span>&gt;</text:p>
      <text:p text:style-name="Code_20_Indent"><text:tab/>alert('Say Hi in Jav<text:span text:style-name="T2">aScript');</text:span></text:p>
      <text:p text:style-name="Code_20_Indent"><text:tab/>new Label("Hi, Jav<text:span text:style-name="T2">aScript!").setParent(win);</text:span></text:p>
      <text:p text:style-name="Code_20_Indent">&lt;/zscript&gt;</text:p>
      <text:p text:style-name="P21">To specify the scripting language for an event handler, you can prefix with, say, <text:span text:style-name="T6">javascript:</text:span> as follows. Notice: don't put whitespace before or after the language name.</text:p>
      <text:p text:style-name="Code_20_Indent">&lt;button onClick="<text:span text:style-name="T15">javascript: </text:span>do_something_in_js();"/&gt;</text:p>
      <text:p text:style-name="Text_20_body_20_indent">You may have<text:span text:style-name="T2"> the script codes writing in different scripting languages in the same page.</text:span></text:p>
      <text:h text:style-name="P28" text:outline-level="3">The Scripting Codes in a Separate File</text:h>
      <text:p text:style-name="P21">To separate codes and views, developers could put the scripting codes in a separated file, say <text:span text:style-name="T6">sayHello.zs</text:span>, and then use the <text:span text:style-name="T6">src</text:span> attribute to reference it.</text:p>
      <text:p text:style-name="Code_20_Indent">&lt;window title="Hello" border="normal"&gt;</text:p>
      <text:p text:style-name="Code_20_Indent"><text:tab/>&lt;button label="Say Hello" onClick="sayHello()"/&gt;</text:p>
      <text:p text:style-name="Code_20_Indent"><text:tab/>&lt;zscript src="sayHello.zs"/&gt;</text:p>
      <text:p text:style-name="Code_20_Indent">&lt;/window&gt;</text:p>
      <text:p text:style-name="Text_20_body_20_indent">which assumes the content of <text:span text:style-name="T6">sayHello.zs</text:span> is as follows.</text:p>
      <text:p text:style-name="Code_20_Indent">int count = 0;</text:p>
      <text:p text:style-name="Code_20_Indent">void sayHello() { //declare a global function</text:p>
      <text:p text:style-name="Code_20_Indent"><text:tab/>alert("Hello World! "+ ++count);</text:p>
      <text:p text:style-name="Code_20_Indent">}</text:p>
      <text:h text:style-name="Heading_20_2" text:outline-level="2">The <text:span text:style-name="T6">attribute</text:span> Element</text:h>
      <text:p text:style-name="Text_20_body">The <text:span text:style-name="T6">attribute</text:span> element is a special element to define a XML attribute of the enclosing element. With proper use, it makes the page more readable. The following is equivalent to <text:span text:style-name="T6">hello.zul</text:span> described above.</text:p>
      <text:p text:style-name="Code">&lt;button label="Say Hello"&gt;</text:p>
      <text:p text:style-name="Code"><text:tab/> &lt;attribute name="onClick"&gt;alert("Hello World!");&lt;/attribute&gt;</text:p>
      <text:p text:style-name="Code">&lt;/button&gt;</text:p>
      <text:p text:style-name="P30">You can control whether to omit the leading and trailing whitespaces of the attribute value by use of the <text:span text:style-name="T6">trim</text:span> attribute as follows. By default, no trim at all.</text:p>
      <text:p text:style-name="Code">&lt;button&gt;</text:p>
      <text:p text:style-name="Code"><text:tab/>&lt;attribute name="label" <text:span text:style-name="T15">trim="true"</text:span>&gt;</text:p>
      <text:p text:style-name="Code"><text:tab/><text:tab/>The<text:span text:style-name="T2"> leading and trailing whitespaces will be omitted.</text:span></text:p>
      <text:p text:style-name="Code"><text:tab/>&lt;/attribute&gt;</text:p>
      <text:p text:style-name="Code">&lt;/button&gt;</text:p>
      <text:h text:style-name="Heading_20_2" text:outline-level="2">The EL Expressions</text:h>
      <text:p text:style-name="Text_20_body">Like JSP, you could use EL expressions in any part of ZUML pages, except the names of attributes, elements and processing instructions.</text:p>
      <text:p text:style-name="Text_20_body">EL exp<text:span text:style-name="T2">ressions use the syntax </text:span><text:span text:style-name="T7">${expr}</text:span><text:span text:style-name="T2">. For example,</text:span></text:p>
      <text:p text:style-name="Code">&lt;element attr1=”${bean.property}”.../&gt;</text:p>
      <text:p text:style-name="Code">${map[entry]}</text:p>
      <text:p text:style-name="Code">&lt;another-element&gt;${3+counter} is ${empty map}&lt;/another-element&gt;</text:p>
      <text:p text:style-name="Tip"><text:span text:style-name="T3">Tip:</text:span> <text:span text:style-name="T6">emp</text:span><text:span text:style-name="T7">ty</text:span><text:span text:style-name="T2"> is an operator used to test whether a map, a collection, an array or a string is null or empty.</text:span></text:p>
      <text:p text:style-name="P33"><text:span text:style-name="T3">Tip:</text:span> <text:span text:style-name="T6">map[entry]</text:span> is a way to access an element of a map. In other words, it is the same as <text:span text:style-name="T6">map.get(entry)</text:span> in Java.</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p text:style-name="Tip"><text:span text:style-name="T3">Tip:</text:span> The<text:span text:style-name="T2"> + operator in EL is arithmetic. It doesn't handle string catenations. If you want to catenate strings, simple use "</text:span><text:span text:style-name="T7">${expr1} is added with ${expr2}</text:span><text:span text:style-name="T2">".</text:span></text:p>
      <text:p text:style-name="Text_20_body">Standard implicit objects, such as <text:span text:style-name="T6">param</text:span><text:span text:style-name="T19"> and </text:span><text:span text:style-name="T6">requestScope</text:span>, and ZK implicit objects, such as <text:span text:style-name="T6">self</text:span> and <text:span text:style-name="T6">page</text:span>, are supported to simplify the use.</text:p>
      <text:p text:style-name="Code">&lt;textbox value="${param.who} does ${param.what}"/&gt;</text:p>
      <text:p text:style-name="Text_20_body">To import a method, you can use a pro<text:span text:style-name="T2">cessing instruction called the </text:span><text:span text:style-name="T7">xel-method</text:span><text:span text:style-name="T2"> as follows.</text:span></text:p>
      <text:p text:style-name="Code">&lt;?xel-method prefix="c" name="forName"</text:p>
      <text:p text:style-name="Code"><text:tab/>class="java.lang.Class"</text:p>
      <text:p text:style-name="Code"><text:tab/>signature="java.lang.Class forName(java.lang.String)"?&gt;</text:p>
      <text:p text:style-name="Code">&lt;textbox value="${c:forName('java.util.List')}"/&gt;</text:p>
      <text:p text:style-name="Text_20_body">To import EL functions from TLD files, you could use a processing instruction called <text:span text:style-name="T6">taglib</text:span> as follows.</text:p>
      <text:p text:style-name="Code">&lt;?taglib uri="http://www.zkoss.org/dsp/web/core" prefix="c" ?&gt;</text:p>
      <text:p text:style-name="P30">The <text:span text:style-name="T3">Developer's Reference</text:span> provides more details on EL expressions. Or, you might refer to JSP 2.0 tutorials or guides for more information about EL expressions.</text:p>
      <text:h text:style-name="Heading_20_2" text:outline-level="2">The <text:span text:style-name="T6">id</text:span> Attribute</text:h>
      <text:p text:style-name="Text_20_body">To access a component in Java codes and EL expressions, you could assign an identifier to it by use of the <text:span text:style-name="T6">id</text:span> attribute. In the following example, we set an identifier to a label such that we could manipulate its value when one of the buttons is pressed.</text:p>
      <text:p text:style-name="Code">&lt;window title="Vote" border="normal"&gt;</text:p>
      <text:p text:style-name="Code"><text:tab/>Do you like ZK? &lt;label id="label"/&gt;</text:p>
      <text:p text:style-name="Code"><text:tab/>&lt;separator/&gt;</text:p>
      <text:p text:style-name="Code"><text:tab/>&lt;button label="Yes" onClick="label.value = self.label"/&gt;</text:p>
      <text:p text:style-name="Code"><text:tab/>&lt;button label="No" onClick="label.value = self.label"/&gt;</text:p>
      <text:p text:style-name="Code">&lt;/window&gt;</text:p>
      <text:p text:style-name="Text_20_body">After pressing the Yes button, you will see the following.</text:p>
      <text:p text:style-name="Text_20_body"><draw:frame draw:style-name="fr4" draw:name="graphics5" text:anchor-type="paragraph" svg:x="1.759cm" svg:y="0.296cm" svg:width="11.748cm" svg:height="1.939cm" draw:z-index="16"><draw:image xlink:href="../images/100000000000029A0000006E7B745AB5.png" xlink:type="simple" xlink:show="embed" xlink:actuate="onLoad"/></draw:frame>The following is any example for referencing a component in an EL expression.</text:p>
      <text:p text:style-name="Code">&lt;textbox id="source" value="ABC"/&gt;</text:p>
      <text:p text:style-name="Code">&lt;label value="${source.value}"/&gt;</text:p>
      <text:h text:style-name="Heading_20_2" text:outline-level="2">The <text:span text:style-name="T6">if</text:span> and <text:span text:style-name="T6">unless</text:span> Attributes</text:h>
      <text:p text:style-name="Text_20_body">The <text:span text:style-name="T6">if</text:span> and <text:span text:style-name="T6">unless</text:span> attributes are used to control whether to create a component. In the following examples, both labels are created only if the request has a parameter called <text:span text:style-name="T6">vote</text:span>.</text:p>
      <text:p text:style-name="Code">&lt;label value="Vote 1" if="${param.vote}"/&gt;</text:p>
      <text:p text:style-name="Code">&lt;label value="Vote 2" unless="${!param.vote}"/&gt;</text:p>
      <text:p text:style-name="Text_20_body">If both attributes are specified, the component won't be created unless they are both evaluated to true.</text:p>
      <text:h text:style-name="Heading_20_2" text:outline-level="2">The <text:span text:style-name="T6">forEach</text:span> Attribute</text:h>
      <text:p text:style-name="Text_20_body">The<text:span text:style-name="T2"> </text:span><text:span text:style-name="T7">forEach</text:span><text:span text:style-name="T2"> attribute is used to control how many components shall be created. If you specify a collection of objects to this attribute, ZK Loader will create a component for each item of the specified collection. For example, in the following ZUML page, the </text:span><text:span text:style-name="T7">listitem</text:span><text:span text:style-name="T2"> element will evaluated three times (for "Monday", "Tuesday" and "Wednesday") and then generate three list items.</text:span></text:p>
      <text:p text:style-name="Code">&lt;zscript&gt;contacts = new String[] {"Monday", "Tuesday", "Wednesday"};&lt;/zscript&gt;</text:p>
      <text:p text:style-name="Code"><draw:frame draw:style-name="fr5" draw:name="graphics41" text:anchor-type="paragraph" svg:x="14.889cm" svg:y="0.24cm" svg:width="2.244cm" svg:height="1.164cm" draw:z-index="41"><draw:image xlink:href="../images/100000000000006A00000037D22ADEEF.png" xlink:type="simple" xlink:show="embed" xlink:actuate="onLoad"/></draw:frame>&lt;listbox width="100px"&gt;</text:p>
      <text:p text:style-name="Code"><text:s text:c="2"/>&lt;listitem label="${each}" for<text:span text:style-name="T2">Each="${contacts}"/&gt;</text:span></text:p>
      <text:p text:style-name="Code">&lt;/listbox&gt;</text:p>
      <text:p text:style-name="Text_20_body">When eva<text:span text:style-name="T2">luating the element with the </text:span><text:span text:style-name="T7">forEach</text:span><text:span text:style-name="T2"> attribute</text:span>, the<text:span text:style-name="T2"> </text:span><text:span text:style-name="T7">each</text:span><text:span text:style-name="T2"> variable is assigned one-by-one with objects from the collection, i.e., </text:span><text:span text:style-name="T7">contacts</text:span><text:span text:style-name="T2"> in the previous example. Thus, the above ZUML page is the same as follows.</text:span></text:p>
      <text:p text:style-name="Code">&lt;listbox&gt;</text:p>
      <text:p text:style-name="Code"><text:s text:c="2"/>&lt;listitem label="Monday"/&gt;</text:p>
      <text:p text:style-name="Code"><text:s text:c="2"/>&lt;listitem label="Tuesday"/&gt;</text:p>
      <text:p text:style-name="Code"><text:s text:c="2"/>&lt;listitem label="Wednesday"/&gt;</text:p>
      <text:p text:style-name="Code">&lt;/listbox&gt;</text:p>
      <text:p text:style-name="Text_20_body">In add<text:span text:style-name="T2">itions to </text:span><text:span text:style-name="T7">forEach</text:span><text:span text:style-name="T2">, you can control the iteration with </text:span><text:span text:style-name="T7">forEachBegin</text:span><text:span text:style-name="T2"> and </text:span><text:span text:style-name="T7">forEachEnd</text:span><text:span text:style-name="T2">. Refer to the </text:span><text:span text:style-name="T4">ZK Attributes</text:span><text:span text:style-name="T2"> section in the </text:span><text:span text:style-name="T4">ZK User Interface Markup Language</text:span><text:span text:style-name="T2"> chapter for details.</text:span></text:p>
      <text:h text:style-name="Heading_20_2" text:outline-level="2">The <text:span text:style-name="T6">use</text:span> and <text:span text:style-name="T6">apply</text:span> Attribute</text:h>
      <text:p text:style-name="Text_20_body">Embedding codes improperly in pages might cause maintenance headache. There are several ways to separate codes from views.</text:p>
      <text:p text:style-name="Text_20_body">First, you could listen to events you care, and then invoke the proper methods accordingly. For example, you could invoke your methods to initialize, process and cancel upon the <text:span text:style-name="T6">onCreate</text:span><text:span text:style-name="T6"><text:note text:id="ftn10" text:note-class="footnote"><text:note-citation>10</text:note-citation><text:note-body><text:p text:style-name="Footnote">The onCreate event is sent when a window defined in a ZUML page is created.</text:p></text:note-body></text:note></text:span><text:span text:style-name="T19">, </text:span><text:span text:style-name="T6">onOK</text:span><text:span text:style-name="T6"><text:note text:id="ftn11" text:note-class="footnote"><text:note-citation>11</text:note-citation><text:note-body><text:p text:style-name="Footnote">The onOK event is sent when user pressed the ENTER key.</text:p></text:note-body></text:note></text:span> and <text:span text:style-name="T6">onCancel</text:span><text:span text:style-name="T6"><text:note text:id="ftn12" text:note-class="footnote"><text:note-citation>12</text:note-citation><text:note-body><text:p text:style-name="Footnote">The onCancel event is sent when user pressed the ESC key.</text:p></text:note-body></text:note></text:span> events.</text:p>
      <text:p text:style-name="Code">&lt;window <text:span text:style-name="T15">onCreate="MyManager.init(main)"<text:line-break/><text:tab/>onOK="MyManager.process(main)" onCancel="MyManager.cancel(main)"</text:span>/&gt;</text:p>
      <text:p text:style-name="Text_20_body">In addition, you must have a Java class called <text:span text:style-name="T6">MyManager</text:span> shown as follows.</text:p>
      <text:p text:style-name="Code">import org.zkoss.zul.Window;</text:p>
      <text:p text:style-name="Code"/>
      <text:p text:style-name="Code">public class MyManager {</text:p>
      <text:p text:style-name="Code"><text:tab/>public static void init(Window main) { //does initialization</text:p>
      <text:p text:style-name="Code"><text:tab/>}</text:p>
      <text:p text:style-name="Code"><text:tab/>public static void save(Window main) { //saves the result</text:p>
      <text:p text:style-name="Code"><text:tab/>}</text:p>
      <text:p text:style-name="Code"><text:tab/>public static void cancel(Window main) { //cancel any changes</text:p>
      <text:p text:style-name="Code"><text:tab/>}</text:p>
      <text:p text:style-name="Code">}</text:p>
      <text:p text:style-name="Text_20_body">However, the above approach requires you to embed some codes in the ZUML pages. <text:span text:style-name="T2">The advantage of embedding codes in UI is easy to change the behavior dynamically (particularly in the prototype phase), but it still reveals some maintenance codes and the performance is bit slower</text:span><text:span text:style-name="T2"><text:note text:id="ftn13" text:note-class="footnote"><text:note-citation>13</text:note-citation><text:note-body><text:p text:style-name="Footnote">The<text:span text:style-name="T2"> codes specified in ZUML pages are interpreted a the run time by the Java interpreter.</text:span></text:p></text:note-body></text:note></text:span><text:span text:style-name="T2">.</text:span></text:p>
      <text:h text:style-name="Heading_20_3" text:outline-level="3">The<text:span text:style-name="T2"> </text:span><text:span text:style-name="T7">use</text:span><text:span text:style-name="T2"> Attribute</text:span></text:h>
      <text:p text:style-name="Text_20_body_20_indent">If you prefer not to use any Jav<text:span text:style-name="T2">a codes</text:span> in the ZUML pages, you can extend the implementation of a component to handle the events as follows.</text:p>
      <text:p text:style-name="Code_20_Indent">import org.zkoss.zul.Window;</text:p>
      <text:p text:style-name="Code_20_Indent"/>
      <text:p text:style-name="Code_20_Indent">public class MyWindow extends Window {</text:p>
      <text:p text:style-name="Code_20_Indent"><text:tab/>public void onCreate() { //does initialization</text:p>
      <text:p text:style-name="Code_20_Indent"><text:tab/>}</text:p>
      <text:p text:style-name="Code_20_Indent"><text:tab/>public void onOK() { //save the result</text:p>
      <text:p text:style-name="Code_20_Indent"><text:tab/>}</text:p>
      <text:p text:style-name="Code_20_Indent"><text:tab/>public void onCancel() { //cancel any changes</text:p>
      <text:p text:style-name="Code_20_Indent"><text:tab/>}</text:p>
      <text:p text:style-name="Code_20_Indent">}</text:p>
      <text:p text:style-name="Text_20_body_20_indent">Then, specify the class with the <text:span text:style-name="T6">use</text:span> attribute as shown below.</text:p>
      <text:p text:style-name="Code_20_Indent">&lt;window <text:span text:style-name="T15">use="MyWindow"</text:span>&gt;</text:p>
      <text:p text:style-name="Code_20_Indent"><text:tab/>...</text:p>
      <text:p text:style-name="Code_20_Indent">&lt;/window&gt;</text:p>
      <text:h text:style-name="Heading_20_3" text:outline-level="3">The<text:span text:style-name="T2"> </text:span><text:span text:style-name="T7">apply</text:span><text:span text:style-name="T2"> Attribute</text:span></text:h>
      <text:p text:style-name="Text_20_body_20_indent"><text:span text:style-name="T2">If you prefer the MVC (Model-View-Controller) approach, i.e., you prefer not to embed the handling codes in the window (the view), you can implement a class to initialize the window. The class must implement the </text:span><text:span text:style-name="T7">org.zkoss.zk.ui.util.Composer</text:span><text:span text:style-name="T2"> interface.</text:span></text:p>
      <text:p text:style-name="Code_20_Indent">import org.zkoss.zk.ui.util.Composer;</text:p>
      <text:p text:style-name="Code_20_Indent">import org.zkoss.zul.Window;</text:p>
      <text:p text:style-name="Code_20_Indent">public class MyComposer imp<text:span text:style-name="T2">lements Composer {</text:span></text:p>
      <text:p text:style-name="Code_20_Indent"><text:tab/>public void doAfterCompose(Component comp) {</text:p>
      <text:p text:style-name="Code_20_Indent"><text:tab/><text:tab/>((Window)comp).setTitle("My Title"); //do whatever initialization you want</text:p>
      <text:p text:style-name="Code_20_Indent"><text:tab/><text:tab/><text:tab/>//comp is Window since we will specify it to a window later</text:p>
      <text:p text:style-name="Code_20_Indent"><text:tab/>}</text:p>
      <text:p text:style-name="Code_20_Indent">}</text:p>
      <text:p text:style-name="P21">where assumes you have three event listeners, <text:span text:style-name="T6">MyCreate</text:span>, <text:span text:style-name="T6">MyOK</text:span>, and <text:span text:style-name="T6">MyCancel</text:span>. Refer to the Event section below for the explanation of event listeners.</text:p>
      <text:p text:style-name="P21">Then, specify the class with the <text:span text:style-name="T6">apply</text:span> attribute as shown below.</text:p>
      <text:p text:style-name="Code_20_Indent">&lt;window <text:span text:style-name="T15">app</text:span><text:span text:style-name="T16">ly="MyComposer"</text:span><text:span text:style-name="T2">&gt;</text:span></text:p>
      <text:p text:style-name="Code_20_Indent">...</text:p>
      <text:p text:style-name="Code_20_Indent">&lt;/window&gt;</text:p>
      <text:p text:style-name="P21">The window is still created as an instance of <text:span text:style-name="T6">org.zkoss.zul.Window</text:span>, and it will be passed to the <text:span text:style-name="T6">doAfterCompose</text:span> method as the <text:span text:style-name="T6">comp</text:span> argument. Then, you can do any initialization you want.</text:p>
      <text:p text:style-name="P21">If you want to apply multiple composers, separate them with comma. In addition, you can use an EL expression to return the class, its name, an instance of <text:span text:style-name="T6">Composer</text:span>, or a collection of <text:span text:style-name="T6">Composer</text:span> instances.</text:p>
      <text:p text:style-name="Code_20_Indent">&lt;window app<text:span text:style-name="T2">ly="MyComposer, AnotherComposer"&gt;</text:span></text:p>
      <text:p text:style-name="Code_20_Indent"><text:tab/>&lt;textbox apply="${c:mycomposer()}"/&gt;</text:p>
      <text:p text:style-name="Code_20_Indent">&lt;/window&gt;</text:p>
      <text:h text:style-name="Heading_20_3" text:outline-level="3">Used with the<text:span text:style-name="T2"> </text:span><text:span text:style-name="T7">forward</text:span><text:span text:style-name="T2"> Attribute</text:span></text:h>
      <text:p text:style-name="P21">A window usually consists of several buttons, menu items and other controls. For example,</text:p>
      <text:p text:style-name="Code_20_Indent">&lt;window use="MyWindow"&gt;</text:p>
      <text:p text:style-name="Code_20_Indent"><text:tab/>...</text:p>
      <text:p text:style-name="Code_20_Indent"><text:tab/>&lt;button label="OK"/&gt;</text:p>
      <text:p text:style-name="Code_20_Indent"><text:tab/>&lt;button label="Cancel"/&gt;</text:p>
      <text:p text:style-name="Code_20_Indent">&lt;/window&gt;</text:p>
      <text:p text:style-name="Text_20_body_20_indent"><text:span text:style-name="T2">When the user clicks the button, the </text:span><text:span text:style-name="T7">onClick</text:span><text:span text:style-name="T2"> event is sent to the button itself. However, these events are better to process in the window rather than scattering around these buttons. To do that, you can use the forward attribute as follows.</text:span></text:p>
      <text:p text:style-name="Code_20_Indent">&lt;window use="MyWindow"&gt;</text:p>
      <text:p text:style-name="Code_20_Indent"><text:tab/>...</text:p>
      <text:p text:style-name="Code_20_Indent"><text:tab/>&lt;button label="OK" <text:span text:style-name="T15">forward="onOK"</text:span>/&gt;</text:p>
      <text:p text:style-name="Code_20_Indent"><text:tab/>&lt;button label="Cancel" <text:span text:style-name="T15">forward="onCancel"</text:span>/&gt;</text:p>
      <text:p text:style-name="Code_20_Indent">&lt;/window&gt;</text:p>
      <text:p text:style-name="P21">where the <text:span text:style-name="T6">forward</text:span> attribute of the OK button specifies that the <text:span text:style-name="T6">onClick</text:span> event, if received, shall be forwarded to the space owner (i.e., the window) as the <text:span text:style-name="T6">onOK</text:span> event. Similarly, the <text:s/><text:span text:style-name="T6">onClick</text:span> event targeting the Cancel button is forwarded as the <text:span text:style-name="T6">onCancel</text:span> event. Thus, you can handle the <text:span text:style-name="T6">onOK</text:span> and <text:span text:style-name="T6">onCancel</text:span> events in the space owner, <text:span text:style-name="T6">MyWindow</text:span>, as follows.</text:p>
      <text:p text:style-name="Code_20_Indent">public class MyWindow ext<text:span text:style-name="T2">ends Window {</text:span></text:p>
      <text:p text:style-name="Code_20_Indent"><text:tab/>public void onOK() {</text:p>
      <text:p text:style-name="Code_20_Indent"><text:tab/><text:tab/>//called when the OK button is clicked (or the ENTER button is pressed)</text:p>
      <text:p text:style-name="Code_20_Indent"><text:tab/>}</text:p>
      <text:p text:style-name="Code_20_Indent"><text:tab/>public void onCancel() {</text:p>
      <text:p text:style-name="Code_20_Indent"><text:tab/><text:tab/>//called when the Cancel button is clicked (or the ESC button is pressed)</text:p>
      <text:p text:style-name="Code_20_Indent"><text:tab/>}</text:p>
      <text:p text:style-name="Code_20_Indent">}</text:p>
      <text:p text:style-name="P21">In addition to forward the <text:span text:style-name="T6">onClick</text:span> event to the space owner, you can forward any event to any component with the <text:span text:style-name="T6">forward</text:span> attribute. Refer to the <text:span text:style-name="T8">forward</text:span><text:span text:style-name="T3"> Attribute</text:span> section in the <text:span text:style-name="T3">ZK User Interface Markup Language</text:span> chapter for more details.</text:p>
      <text:h text:style-name="Heading_20_3" text:outline-level="3">Imp<text:span text:style-name="T2">lement Java Classes in </text:span><text:span text:style-name="T7">zscript</text:span></text:h>
      <text:p text:style-name="P21">Thanks to the power of BeanShell<text:note text:id="ftn14" text:note-class="footnote"><text:note-citation>14</text:note-citation><text:note-body><text:p text:style-name="Footnote">http://www.beanshell.org</text:p></text:note-body></text:note>, the implementation of Java classes can be done in <text:span text:style-name="T6">zscript</text:span> as follows.</text:p>
      <text:p text:style-name="Code_20_Indent">&lt;zscript&gt;</text:p>
      <text:p text:style-name="Code_20_Indent"><text:tab/>public class MyWindow ext<text:span text:style-name="T2">ends Window {</text:span></text:p>
      <text:p text:style-name="Code_20_Indent"><text:tab/>}</text:p>
      <text:p text:style-name="Code_20_Indent">&lt;/zscript&gt;</text:p>
      <text:p text:style-name="Code_20_Indent">&lt;window use="MyWindow"/&gt;</text:p>
      <text:p text:style-name="P33">Tip: Many scripting languages, e.g., JRuby, also allow developers to define classes that are accessible by JVM. Please consult the corresponding manuals for details.</text:p>
      <text:p text:style-name="P21">To separate codes from the view, you can put all <text:span text:style-name="T6">zscript</text:span> codes in a separated file, say <text:span text:style-name="T6">mywnd.zs</text:span>, and then,</text:p>
      <text:p text:style-name="Code_20_Indent">&lt;zscript src="/zs/mywnd.zs"/&gt;</text:p>
      <text:p text:style-name="Code_20_Indent">&lt;window use="MyWindow"/&gt;</text:p>
      <text:p text:style-name="Tip"><text:span text:style-name="T3">Tip:</text:span> You can use the<text:span text:style-name="T2"> </text:span><text:span text:style-name="T7">init</text:span><text:span text:style-name="T2"> directive to specify a </text:span><text:span text:style-name="T7">zscript</text:span><text:span text:style-name="T2"> file, too. The difference is the </text:span><text:span text:style-name="T7">init</text:span><text:span text:style-name="T2"> directive is evaluated before any component is created (in the Page Initial phase). For more information, refer to </text:span><text:span text:style-name="T4">the </text:span><text:span text:style-name="T9">init</text:span><text:span text:style-name="T4"> Directive</text:span><text:span text:style-name="T2"> section in </text:span><text:span text:style-name="T4">the ZK User Interface Markup Language</text:span><text:span text:style-name="T2"> chapter.</text:span></text:p>
      <text:h text:style-name="Heading_20_2" text:outline-level="2">Create Components Manually</text:h>
      <text:p text:style-name="Text_20_body">In addition to describe what components to create in ZUML pages, developers could create them manually. All component classes are concrete. You create them directly<text:note text:id="ftn15" text:note-class="footnote"><text:note-citation>15</text:note-citation><text:note-body><text:p text:style-name="Footnote">To make things simpler, the factory design pattern is not used.</text:p></text:note-body></text:note> with their constructors.</text:p>
      <text:p text:style-name="Code">&lt;window id="main"&gt;</text:p>
      <text:p text:style-name="Code"><text:tab/>&lt;button label="Add Item"&gt;</text:p>
      <text:p text:style-name="Code"><text:tab/><text:tab/>&lt;attribute name="onClick"&gt;</text:p>
      <text:p text:style-name="Code"><text:tab/>new Label("Added at "+new Date()).setParent(main);</text:p>
      <text:p text:style-name="Code"><text:tab/>new Separator().setParent(main);</text:p>
      <text:p text:style-name="Code"><text:tab/><text:tab/>&lt;/attribute&gt;</text:p>
      <text:p text:style-name="Code"><text:tab/>&lt;/button&gt;</text:p>
      <text:p text:style-name="Code"><text:tab/>&lt;separator bar="true"/&gt;</text:p>
      <text:p text:style-name="Code">&lt;/window&gt;</text:p>
      <text:p text:style-name="Text_20_body">When <text:span text:style-name="T2">a component is created manually, it won't be added to any page automatically. In other words, it doesn't appear at user's browser. To add it to a page, you could invoke the </text:span><text:span text:style-name="T7">setParent</text:span><text:span text:style-name="T2">, </text:span><text:span text:style-name="T7">appendChild</text:span><text:span text:style-name="T2"> or </text:span><text:span text:style-name="T7">insertBefore</text:span><text:span text:style-name="T2"> method to assign a parent to it, and it becomes a part of a page if the parent is a part of a page.</text:span></text:p>
      <text:p text:style-name="Text_20_body">There is no destroy or close method for components<text:note text:id="ftn16" text:note-class="footnote"><text:note-citation>16</text:note-citation><text:note-body><text:p text:style-name="Footnote">The concept is similar to W3C DOM. On the other hand, Windows API required developers to manage the lifecycle.</text:p></text:note-body></text:note>. A component is removed from the browser as soon as it is detached from the page. It is shown as soon as it is attached to the page.</text:p>
      <text:p text:style-name="Code">&lt;window id="main"&gt;</text:p>
      <text:p text:style-name="Code"><text:tab/>&lt;zscript&gt;Component detached = null;&lt;/zscript&gt;</text:p>
      <text:p text:style-name="Code"><text:tab/>&lt;button id="btn" label="Detach"&gt;</text:p>
      <text:p text:style-name="Code"><text:tab/><text:tab/>&lt;attribute name="onClick"&gt;</text:p>
      <text:p text:style-name="Code"><text:tab/>if(detached != null) {</text:p>
      <text:p text:style-name="Code"><text:tab/><text:tab/>detached.setParent(main);</text:p>
      <text:p text:style-name="Code"><text:tab/><text:tab/>detached = null;</text:p>
      <text:p text:style-name="Code"><text:tab/><text:tab/>btn.label = "Detach";</text:p>
      <text:p text:style-name="Code"><text:tab/>} else {</text:p>
      <text:p text:style-name="Code"><text:tab/><text:tab/>(detached = target).setParent(null);</text:p>
      <text:p text:style-name="Code"><text:tab/><text:tab/>btn.label = "Attach";</text:p>
      <text:p text:style-name="Code"><text:tab/>}</text:p>
      <text:p text:style-name="Code"><text:tab/><text:tab/>&lt;/attribute&gt;</text:p>
      <text:p text:style-name="Code"><text:tab/>&lt;/button&gt;</text:p>
      <text:p text:style-name="Code"><text:tab/>&lt;separator bar="true"/&gt;</text:p>
      <text:p text:style-name="Code"><text:tab/>&lt;label id="target" value="You see this if it is attached."/&gt;</text:p>
      <text:p text:style-name="Code">&lt;/window&gt;</text:p>
      <text:p text:style-name="Text_20_body">In the above example, you could use the <text:span text:style-name="T6">setVisible</text:span> method to have a similar effect. However, <text:span text:style-name="T6">setVisible(false)</text:span> doesn't remove the component from the browser. It just makes a component (and all its children) invisible.</text:p>
      <text:p text:style-name="Text_20_body">After a component is det<text:span text:style-name="T2">ached from a page, the memory it occupies is release by JVM's garbage collector if the application has no reference to it.</text:span></text:p>
      <text:h text:style-name="Heading_20_3" text:outline-level="3">Dev<text:span text:style-name="T2">eloping ZK Applications without ZUML</text:span></text:h>
      <text:p text:style-name="P21">For developers who preferred not to use ZUML at all, they can use the so-called richlet to create all components manually.</text:p>
      <text:p text:style-name="Code_20_Indent">imp<text:span text:style-name="T2">ort org.zkoss.zul.*;</text:span></text:p>
      <text:p text:style-name="Code_20_Indent">public class TestRichlet extends org.zkoss.zk.ui.GenericRichlet {</text:p>
      <text:p text:style-name="Code_20_Indent"><text:tab/>public void service(Page page) {</text:p>
      <text:p text:style-name="Code_20_Indent"><text:tab/><text:tab/>page.setTitle("Richlet Test");</text:p>
      <text:p text:style-name="Code_20_Indent"/>
      <text:p text:style-name="Code_20_Indent"><text:tab/><text:tab/>final Window w = new Window("Richlet Test", "normal", false);</text:p>
      <text:p text:style-name="Code_20_Indent"><text:tab/><text:tab/>new Label("Hello World!").setParent(w);</text:p>
      <text:p text:style-name="Code_20_Indent"><text:tab/><text:tab/>final Label l = new Label();</text:p>
      <text:p text:style-name="Code_20_Indent"><text:tab/><text:tab/>l.setParent(w);</text:p>
      <text:p text:style-name="Code_20_Indent"><text:tab/><text:tab/>//...</text:p>
      <text:p text:style-name="Code_20_Indent"><text:tab/><text:tab/>w.setPage(page);</text:p>
      <text:p text:style-name="Code_20_Indent"><text:tab/>}</text:p>
      <text:p text:style-name="Code_20_Indent">}</text:p>
      <text:p text:style-name="Text_20_body_20_indent">Ref<text:span text:style-name="T2">er to the </text:span><text:span text:style-name="T4">Richlets</text:span><text:span text:style-name="T2"> section in the </text:span><text:span text:style-name="T4">Advanced Features</text:span><text:span text:style-name="T2"> chapter.</text:span></text:p>
      <text:h text:style-name="Heading_20_2" text:outline-level="2">Define New <text:span text:style-name="T2">Components for a Particular Page</text:span></text:h>
      <text:p text:style-name="P30">As illustrated, it is simple to assign properties to a component by use of XML attributes.</text:p>
      <text:p text:style-name="Code">&lt;button label="OK" style="border:1px solid blue"/&gt;</text:p>
      <text:p text:style-name="Text_20_body">ZK pro<text:span text:style-name="T2">vides a powerful yet simple way to let developers define new components for a particular pages. It is useful if most components of the same type share a set of properties.</text:span></text:p>
      <text:p text:style-name="P30">First, you use the <text:span text:style-name="T6">component</text:span> directive to define a new component.</text:p>
      <text:p text:style-name="Code">&lt;?component name="bluebutton" ext<text:span text:style-name="T2">ends="button" style="border:1px solid blue" label="OK"?&gt;</text:span></text:p>
      <text:p text:style-name="Code"/>
      <text:p text:style-name="Code">&lt;bluebutton/&gt;</text:p>
      <text:p text:style-name="Code">&lt;bluebutton label="Cancel"/&gt;</text:p>
      <text:p text:style-name="Text_20_body">is equivalent to</text:p>
      <text:p text:style-name="Code">&lt;bluebutton style="border:1px solid blue" label="OK"/&gt;</text:p>
      <text:p text:style-name="Code">&lt;bluebutton <text:s/>style="border:1px solid blue" label="Cancel"/&gt;</text:p>
      <text:p text:style-name="P30">Moreover, you can override the definition of <text:span text:style-name="T6">button</text:span> altogether as follows. Of course, it won't affect any other pages.</text:p>
      <text:p text:style-name="Code">&lt;?component name="button" ext<text:span text:style-name="T2">ends="button" style="border:1px solid blue" label="OK"?&gt;</text:span></text:p>
      <text:p text:style-name="Code"/>
      <text:p text:style-name="Code">&lt;button/&gt;</text:p>
      <text:p text:style-name="Code">&lt;button label="Cancel"/&gt;</text:p>
      <text:p text:style-name="P30">For more information, refer to the <text:span text:style-name="T8">component</text:span><text:span text:style-name="T3"> Directive</text:span> section in the <text:span text:style-name="T3">ZK User Interface Markup Language</text:span> chapter.</text:p>
      <text:h text:style-name="Heading_20_1" text:outline-level="1">3. The Basics</text:h>
      <text:p text:style-name="Text_20_body">This chapter describes the basics of ZK. It uses XUL to illustrate ZK features, but it is usually applicable to other markup languages that ZK supports.</text:p>
      <text:h text:style-name="Heading_20_2" text:outline-level="2">Architecture Overview</text:h>
      <text:p text:style-name="Text_20_body">ZK includes an AJAX-based mechanism to automate interactivity, a rich set of XUL-based components to enrich usability, and a markup language to simplify development.</text:p>
      <text:p text:style-name="Text_20_body">The AJAX-based mechanism consists of three parts as depicted below: ZK loader, ZK AU Engine and ZK Client Engine.</text:p>
      <text:p text:style-name="Text_20_body"><draw:frame draw:style-name="fr3" draw:name="Graphic8" text:anchor-type="paragraph" svg:width="16.357cm" svg:height="9.038cm" draw:z-index="7"><draw:image xlink:href="../images/2000011400003FE500002350FCFBD1DA.jpg" xlink:type="simple" xlink:show="embed" xlink:actuate="onLoad"/></draw:frame>Based on the user's request, the ZK Loader loads a ZK page, int<text:span text:style-name="T2">erprets it,</text:span> and renders the result into HTML pages in response to URL requests. A ZK page is written in a mar<text:span text:style-name="T2">kup language called ZUML.</text:span> ZUML, like HTML, is used to describe what components to create and how to represent them visually. These components, once cre<text:span text:style-name="T2">ated,</text:span> remain available until the session is timeout.</text:p>
      <text:p text:style-name="Text_20_body">The ZK AU<text:note text:id="ftn17" text:note-class="footnote"><text:note-citation>17</text:note-citation><text:note-body><text:p text:style-name="Footnote">AU stands for Asynchronous Update.</text:p></text:note-body></text:note> Engine and the ZK Client Engine then work together as pitcher and catcher. They deliver events happening in the browser to the application running at the server, and update the DOM tree at the browser based on how components are manipulated by the application. This is so-called event-driven programming model.</text:p>
      <text:h text:style-name="Heading_20_3" text:outline-level="3">The Execution Flow</text:h>
      <text:list text:style-name="L2">
        <text:list-item>
          <text:p text:style-name="P188">When a user types an URL or clicks an hyperlink at the browser, a request is sent to the Web server. ZK loader is then invoked to serve this request, if the URL matches which ZK is configured for<text:note text:id="ftn18" text:note-class="footnote"><text:note-citation>18</text:note-citation><text:note-body><text:p text:style-name="Footnote">Refer to <text:span text:style-name="T3">Appendix A</text:span> <text:span text:style-name="T2">in </text:span><text:span text:style-name="T4">the Developer's Reference</text:span><text:span text:style-name="T25">.</text:span></text:p></text:note-body></text:note>.</text:p>
        </text:list-item>
        <text:list-item>
          <text:p text:style-name="P188">ZK loader loads the specified page and interprets it to create proper components accordingly.</text:p>
        </text:list-item>
        <text:list-item>
          <text:p text:style-name="P188">After interpreting the whole page, ZK loader renders the res<text:span text:style-name="T2">ult</text:span> into a HTML page. The HTML page is then sent back to the browser accompanied with ZK Client Engine<text:note text:id="ftn19" text:note-class="footnote"><text:note-citation>19</text:note-citation><text:note-body><text:p text:style-name="Footnote">ZK Client Engine is written in JavaScript. Browsers cache ZK Client engine, so the engine is usually sent only once at the first visit.</text:p></text:note-body></text:note>.</text:p>
        </text:list-item>
        <text:list-item>
          <text:p text:style-name="P188">ZK Client engine sits at the browser to detect any event triggered by user's activity such as moving mouse or changing a value. Once detected, it notifies ZK AU Engine by sending a ZK request<text:note text:id="ftn20" text:note-class="footnote"><text:note-citation>20</text:note-citation><text:note-body><text:p text:style-name="Footnote">ZK requests are special AJAX requests. However, for the mobile edition, ZK requests are special HTTP requests.</text:p></text:note-body></text:note>.</text:p>
        </text:list-item>
        <text:list-item>
          <text:p text:style-name="P188">Upon receiving ZK requests from Client Engine, AU Engine updates the content of corresponding component, if necessary. And then, AU Engine notifies the application by invoking relevant event handlers, if any.</text:p>
        </text:list-item>
        <text:list-item>
          <text:p text:style-name="P188">If the application chooses to change content of components, add or move components, AU Engine send the new content of altered components to Client Engine by use of ZK responses.</text:p>
        </text:list-item>
        <text:list-item>
          <text:p text:style-name="P188">These ZK responses are actually commands to instruct Client Engine how to update the DOM tree accordingly.</text:p>
        </text:list-item>
      </text:list>
      <text:h text:style-name="Heading_20_2" text:outline-level="2">Components, Pages and Desktops</text:h>
      <text:h text:style-name="Heading_20_3" text:outline-level="3">Components</text:h>
      <text:p text:style-name="Text_20_body_20_indent">A component is an UI object, such as a label, a button and a tree. It defines the visual representation and behaviors of a particular user interface. By manipulating them, developers control how to represent an application visually in the client.</text:p>
      <text:p text:style-name="Text_20_body_20_indent">A component must implement the <text:span text:style-name="T6">org.zkoss.zk.ui.Component</text:span> interface.</text:p>
      <text:h text:style-name="Heading_20_3" text:outline-level="3">Pages</text:h>
      <text:p text:style-name="Text_20_body_20_indent">A page (<text:span text:style-name="T6">org.zkoss.zk.ui.Page</text:span>) is a collection of components. A page confines components belonging to it, such that they will be displayed in a certain portion of the browser. A page is automatically created when ZK loader interprets a ZUML page.</text:p>
      <text:h text:style-name="Heading_20_4" text:outline-level="4">Page Title</text:h>
      <text:p text:style-name="Text_20_body_20_indent_20_2">Each page could have a title that will be dis<text:span text:style-name="T2">played as part of the browser's window caption. Refer to the </text:span><text:span text:style-name="T4">Processing Instructions</text:span><text:span text:style-name="T2"> section in the </text:span><text:span text:style-name="T4">ZK User Interface Markup Language</text:span><text:span text:style-name="T2"> chapter for details.</text:span></text:p>
      <text:p text:style-name="Code_20_Indent_20_2">&lt;?page title="My Page Title"?&gt;</text:p>
      <text:h text:style-name="Heading_20_3" text:outline-level="3">Desktops</text:h>
      <text:p text:style-name="Text_20_body_20_indent"><draw:frame draw:style-name="fr6" draw:name="Graphic9" text:anchor-type="paragraph" svg:x="8.74cm" svg:y="1.921cm" svg:width="8.858cm" svg:height="4.26cm" draw:z-index="8"><draw:image xlink:href="../images/2000002800002299000010A1C2250C8A.jpg" xlink:type="simple" xlink:show="embed" xlink:actuate="onLoad"/></draw:frame>A ZUML page might include another ZUML pages directly or indirectly. Since these pages are created for serving the same URL request, they are collectively called a desktop (<text:span text:style-name="T6">org.zkoss.zk.ui.Desktop</text:span>). In other word, a desktop is a collection of pages for serving the same URL request.</text:p>
      <text:p text:style-name="Text_20_body_20_indent">As a ZK application interacts with user, more pages might be added to a desktop and some might be removed from a desktop. Similarly, a component might be added to or removed from a page.</text:p>
      <text:h text:style-name="Heading_20_4" text:outline-level="4">The<text:span text:style-name="T2"> </text:span><text:span text:style-name="T7">createComponents</text:span><text:span text:style-name="T2"> Method</text:span></text:h>
      <text:p text:style-name="Text_20_body_20_indent_20_2">Not<text:span text:style-name="T2">ice that both pages and desktops are created and remove implicitly. There are no API to create or remove them. A page is create each time ZUML loads a page. A page is removed when ZK finds it is no longer referenced. A desktop is created when the first ZUML page is loaded. A desktop is removed if too many desktops are created for the specific session.</text:span></text:p>
      <text:p text:style-name="P36">The <text:span text:style-name="T6">createComponents</text:span> method in the <text:span text:style-name="T6">org.zkoss.zk.ui.Executions</text:span> class creates only components, <text:span text:style-name="T27">not page</text:span>, even though it loads a ZUML file (aka., page).</text:p>
      <text:h text:style-name="Heading_20_3" text:outline-level="3">Forest of Trees of Components</text:h>
      <text:p text:style-name="Text_20_body_20_indent">A component has at most one parent. A component might have multiple children. Some components accept only certain types of components as children. Some must be a child of certain type of components. Some don't allow any child at all. For example, Listbox in XUL accepts Listcols and Listitem only. Refer to Javadoc or XUL tutorials for details.</text:p>
      <text:p text:style-name="Text_20_body_20_indent">A component without any parent is called a root component. A page might have multiple root components, which could be retrieved by the <text:span text:style-name="T6">getRoots </text:span>method.</text:p>
      <text:h text:style-name="Heading_20_3" text:outline-level="3">Component: a Visual Representation and a Java Object</text:h>
      <text:p text:style-name="Text_20_body_20_indent">Besides being a Java object in the server, a component has a visual part<text:note text:id="ftn21" text:note-class="footnote"><text:note-citation>21</text:note-citation><text:note-body><text:p text:style-name="Footnote">If the client is a browser, the visual representation is a DOM element or a set of DOM elements.</text:p></text:note-body></text:note> in the browser, if and only if it belongs to a page. When a component is attached to a page, its visual part is created<text:note text:id="ftn22" text:note-class="footnote"><text:note-citation>22</text:note-citation><text:note-body><text:p text:style-name="Footnote">The visual part is created, updated and removed automatically. Application developers rarely need to notice its existence. Rather, they manipulate the object part in the server.</text:p></text:note-body></text:note>. When a component is detached from a page, its visual part is removed.</text:p>
      <text:p text:style-name="Text_20_body_20_indent">There are two ways to attach a component into a page. First, you could call the <text:span text:style-name="T6">setPage </text:span>method to make a component to become a root component of the specified page. Second, you could call the <text:span text:style-name="T6">setParent</text:span>, <text:span text:style-name="T6">insertBefore</text:span> or <text:span text:style-name="T6">appendChild</text:span> method to make it to become a child of another component. Then, the child component belongs to the same page as to which the parent belongs.</text:p>
      <text:p text:style-name="Text_20_body_20_indent">Similarly, you could detach a root component from a page by calling <text:span text:style-name="T6">setPage</text:span> with <text:span text:style-name="T6">null</text:span>. A child is detached if it is detached from a parent or its parent is detached from a page.</text:p>
      <text:h text:style-name="Heading_20_3" text:outline-level="3">Identifiers</text:h>
      <text:p text:style-name="Text_20_body_20_indent">Each component has an identifier (the <text:span text:style-name="T6">getId</text:span> method). It is created automatically when a component is created. Developers could change it anytime. There is no limitation about how an identifier shall be named. However, if an alphabetical identifier is assigned, developers could access it directly in Java codes and EL expression embedded in the ZUML page.</text:p>
      <text:p text:style-name="Code_20_Indent">&lt;window title="Vote" border="normal"&gt;</text:p>
      <text:p text:style-name="Code_20_Indent"><text:tab/>Do you like ZK? &lt;label id="label"/&gt;</text:p>
      <text:p text:style-name="Code_20_Indent"><text:tab/>&lt;separator/&gt;</text:p>
      <text:p text:style-name="Code_20_Indent"><text:tab/>&lt;button label="Yes" onClick="label.value = self.label"/&gt;</text:p>
      <text:p text:style-name="Code_20_Indent"><text:tab/>&lt;button label="No" onClick="label.value = self.label"/&gt;</text:p>
      <text:p text:style-name="Code_20_Indent">&lt;/window&gt;</text:p>
      <text:h text:style-name="Heading_20_3" text:outline-level="3">UUID</text:h>
      <text:p text:style-name="Text_20_body_20_indent">A component has another identifier called UUID (Universal Unique ID), which application developers rarely need.</text:p>
      <text:p text:style-name="Text_20_body_20_indent">UUID is used by components and Client Engine to manipulate DOM at the browser and to communicate with the server. More precisely, the id attribute of a DOM element at the client is UUID.</text:p>
      <text:p text:style-name="P39">UUID is generated automatically when a component is created. It is immutable, except the identifiers of components for representing HTML tags.</text:p>
      <text:p text:style-name="Text_20_body_20_indent">HTML relevant components handle UUID different from other set of components: UUID is the same as ID. If you change ID of a HTML relevant component, UUID will be changed accordingly. Therefore, old JavaScript codes and servlets will remain to work without any modification.</text:p>
      <text:h text:style-name="Heading_20_2" text:outline-level="2">The ID Space</text:h>
      <text:p text:style-name="Text_20_body">It is common to decompose a visual representation into several ZUML pages. For example, a page for displaying a purchase order, and a modal dialog for entering the payment term. If all components are uniquely identifiable in the same desktop, developers have to maintain the uniqueness of all identifiers for all pages that might created to the same desktop.</text:p>
      <text:p text:style-name="Text_20_body">The concept of ID spaces is then introduced to res<text:span text:style-name="T2">olved this issue. An ID space is a subset of components of a desktop. The uniqueness is guaranteed only in the scope of an ID space.</text:span></text:p>
      <text:p text:style-name="Text_20_body">The simplest form of an ID space is a window (<text:span text:style-name="T6">org.zkoss.zul.Window</text:span>). All descendant components of a window (including the window itself) forms an independent ID space. Thus, you could use a window as the topmost component of each page, such that developers need to maintain the uniqueness of each page separately.</text:p>
      <text:p text:style-name="Text_20_body">More generally, any component could form an ID space as long as it implements the <text:span text:style-name="T6">org.zkoss.zk.ui.IdSpace</text:span> interface. Page also implements the <text:span text:style-name="T6">IdSpace</text:span> interface, so it is also a space owner.</text:p>
      <text:p text:style-name="Text_20_body">The topmost component of an ID space is called the owner of the ID space, which could be retrieved by the <text:span text:style-name="T6">getSpaceOwner</text:span> method in the <text:span text:style-name="T6">Component</text:span> interface.</text:p>
      <text:p text:style-name="Text_20_body"><draw:frame draw:style-name="fr6" draw:name="Graphic10" text:anchor-type="paragraph" svg:x="10.596cm" svg:y="0.021cm" svg:width="6.969cm" svg:height="5.607cm" draw:z-index="17"><draw:image xlink:href="../images/2000005000001B39000015E7270F9884.jpg" xlink:type="simple" xlink:show="embed" xlink:actuate="onLoad"/></draw:frame>If an ID <text:s/>space, say X, is a descendant of another ID space, say Y, then space X's owner is part of <text:s/>space Y but descendants of X is not part of space Y.</text:p>
      <text:p text:style-name="Text_20_body">As depicted in the figure, there are three spaces: P, A and C. Space P includes P, A, F and G. Space A includes A, B, C and D. Space C includes C and E.</text:p>
      <text:p text:style-name="Text_20_body">Com<text:span text:style-name="T2">ponents in the same ID spaces are called fellows. For example, A, B, C and D are fellows of the same ID space.</text:span></text:p>
      <text:p text:style-name="P30">To retrieve another fellow, you could use the <text:span text:style-name="T6">getFellow</text:span> method in the <text:span text:style-name="T6">IdSpace</text:span> interface or the <text:span text:style-name="T6">Component</text:span> interface.</text:p>
      <text:p text:style-name="P30">Notice that the <text:span text:style-name="T6">getFellow</text:span> method can be invoked against any components in the same ID space, not just the space owner. Similarly, the <text:span text:style-name="T6">getSpaceOwner</text:span> method returns the same object for any components in the same ID space, no matter it is the space owner or not.</text:p>
      <text:p text:style-name="P30">The <text:span text:style-name="T6">org.zkoss.zk.ui.Path</text:span> class provides utilities to simplify the location of a component among ID spaces. Its use is similar to <text:span text:style-name="T6">java.io.File</text:span>.</text:p>
      <text:p text:style-name="P40">Path.getComponent("/A/C/E");</text:p>
      <text:p text:style-name="P40">new Path("A/C", "E").getComponent();</text:p>
      <text:h text:style-name="P28" text:outline-level="3">Namespace and ID Space</text:h>
      <text:p text:style-name="P21">To let the interpreter able to access the components directly, the namespace concept (<text:span text:style-name="T6">org.zkoss.scripting.Namespace</text:span>) is introduced. First, each ID space has exactly one namespace. Second, variables defined in a namespace are visible to the scripting codes and EL expressions that belong to the same namespace.</text:p>
      <text:p text:style-name="P21"><draw:frame draw:style-name="fr7" draw:name="graphics76" text:anchor-type="paragraph" svg:x="1.041cm" svg:y="0.273cm" svg:width="6.646cm" svg:height="0.593cm" draw:z-index="73"><draw:image xlink:href="../images/100000000000013A0000001CEEC7BB2A.png" xlink:type="simple" xlink:show="embed" xlink:actuate="onLoad"/></draw:frame></text:p>
      <text:p text:style-name="Code_20_Indent">&lt;window border="normal"&gt;</text:p>
      <text:p text:style-name="Code_20_Indent"><text:tab/>&lt;label id="l" value="hi"/&gt;</text:p>
      <text:p text:style-name="Code_20_Indent"><text:tab/>&lt;zscript&gt;</text:p>
      <text:p text:style-name="Code_20_Indent"><text:tab/><text:tab/>l.value = "Hi, namespace";</text:p>
      <text:p text:style-name="Code_20_Indent"><text:tab/>&lt;/zscript&gt;</text:p>
      <text:p text:style-name="Code_20_Indent"><text:tab/>${l.value}</text:p>
      <text:p text:style-name="Code_20_Indent">&lt;/window&gt;</text:p>
      <text:p text:style-name="P21">In the following example, there are two namspaces. One belongs to window <text:span text:style-name="T6">w1</text:span> and the other to window <text:span text:style-name="T6">w2</text:span><text:span text:style-name="T6"><text:note text:id="ftn23" text:note-class="footnote"><text:note-citation>23</text:note-citation><text:note-body><text:p text:style-name="Footnote">A window imp<text:span text:style-name="T2">lements </text:span><text:span text:style-name="T7">org.zkoss.zk.ui.IdSpace</text:span><text:span text:style-name="T2">, so it forms an independent ID space and namespace.</text:span></text:p></text:note-body></text:note></text:span>. Thus, the <text:span text:style-name="T6">b1</text:span> button's <text:span text:style-name="T6">onClick</text:span> script refers to the label defined in window <text:span text:style-name="T6">w1</text:span>, while the <text:span text:style-name="T6">b2</text:span> button's onClick script refers to the checkbox defined in window <text:span text:style-name="T6">w2</text:span>.</text:p>
      <text:p text:style-name="Code_20_Indent">&lt;window id="w1"&gt;</text:p>
      <text:p text:style-name="Code_20_Indent"><text:tab/>&lt;window id="w2"&gt;</text:p>
      <text:p text:style-name="Code_20_Indent"><text:tab/><text:tab/>&lt;label id="c"/&gt;</text:p>
      <text:p text:style-name="Code_20_Indent"><text:tab/><text:tab/>&lt;button id="b1" onClick="c.value = &amp;quot;OK&amp;quot;"/&gt;</text:p>
      <text:p text:style-name="Code_20_Indent"><text:tab/>&lt;/window&gt;</text:p>
      <text:p text:style-name="Code_20_Indent"><text:tab/>&lt;checkbox id="c"/&gt;</text:p>
      <text:p text:style-name="Code_20_Indent"><text:tab/>&lt;button id="b2" onClick="c.label = &amp;quot;OK&amp;quot;"/&gt;</text:p>
      <text:p text:style-name="Code_20_Indent">&lt;/window&gt;</text:p>
      <text:p text:style-name="P21">Notice the namespace is hierarchical. In other words, <text:span text:style-name="T6">zscript</text:span> in window <text:span text:style-name="T6">w2</text:span> can see components in window <text:span text:style-name="T6">w1</text:span>, unless it is overridden in window <text:span text:style-name="T6">w2</text:span>. Thus, clicking button <text:span text:style-name="T6">b1</text:span> will change label <text:span text:style-name="T6">c</text:span> in the following example.</text:p>
      <text:p text:style-name="Code_20_Indent">&lt;window id="w1"&gt;</text:p>
      <text:p text:style-name="Code_20_Indent"><text:tab/>&lt;window id="w2"&gt;</text:p>
      <text:p text:style-name="Code_20_Indent"><text:tab/><text:tab/>&lt;button id="b1" onClick="c.value = &amp;quot;OK&amp;quot;"/&gt;</text:p>
      <text:p text:style-name="Code_20_Indent"><text:tab/>&lt;/window&gt;</text:p>
      <text:p text:style-name="Code_20_Indent"><text:tab/>&lt;label id="c"/&gt;</text:p>
      <text:p text:style-name="Code_20_Indent">&lt;/window&gt;</text:p>
      <text:p text:style-name="P21">In addition to ZK's assigning components to the namespace, you can assign your variables to them by use of the <text:span text:style-name="T6">setVariable</text:span> method, such that <text:span text:style-name="T6">zscript</text:span> can reference them directly.</text:p>
      <text:h text:style-name="Heading_20_3" text:outline-level="3">Variable and Functions Defined in <text:span text:style-name="T29">zscript</text:span></text:h>
      <text:p text:style-name="Text_20_body_20_indent">In addition to executing codes, you could define variables and functions in the <text:span text:style-name="T6">zscript</text:span> element directly as depicted below.</text:p>
      <text:p text:style-name="Code_20_Indent">&lt;window id="A&gt;</text:p>
      <text:p text:style-name="Code_20_Indent"><text:tab/>&lt;zscript&gt;</text:p>
      <text:p text:style-name="Code_20_Indent"><text:tab/><text:tab/>Object <text:span text:style-name="T15">myvar</text:span> = new LinkedList();</text:p>
      <text:p text:style-name="Code_20_Indent"><text:tab/><text:tab/>void <text:span text:style-name="T15">myfunc</text:span>() {</text:p>
      <text:p text:style-name="Code_20_Indent"><text:tab/><text:tab/><text:tab/>...</text:p>
      <text:p text:style-name="Code_20_Indent"><text:tab/><text:tab/>}</text:p>
      <text:p text:style-name="Code_20_Indent"><text:tab/>&lt;/zscript&gt;</text:p>
      <text:p text:style-name="Code_20_Indent"><text:tab/>...</text:p>
      <text:p text:style-name="Code_20_Indent"><text:tab/>&lt;button label="add" onClick="<text:span text:style-name="T15">myvar</text:span>.add(some)"/&gt;</text:p>
      <text:p text:style-name="Code_20_Indent"><text:tab/>&lt;button label="some" onClick="<text:span text:style-name="T15">myfunc</text:span>()"/&gt;</text:p>
      <text:p text:style-name="Code_20_Indent">&lt;/window&gt;</text:p>
      <text:p text:style-name="Text_20_body_20_indent">The variables and methods defined in <text:span text:style-name="T6">zscript</text:span> are stored in the int<text:span text:style-name="T2">erpreter</text:span> of the corresponding scripting language.</text:p>
      <text:h text:style-name="Heading_20_4" text:outline-level="4"><text:span text:style-name="T6">zscript</text:span> and <text:span text:style-name="T6">EL</text:span> Exp<text:span text:style-name="T2">ressions</text:span></text:h>
      <text:p text:style-name="Text_20_body_20_indent_20_2">Like namespaces<text:note text:id="ftn24" text:note-class="footnote"><text:note-citation>24</text:note-citation><text:note-body><text:p text:style-name="P43">org<text:span text:style-name="T2">.zkoss.zk.scripting.Namespace</text:span></text:p></text:note-body></text:note>, variable defined in <text:span text:style-name="T6">zscript</text:span> are all<text:span text:style-name="T27"> visible</text:span><text:span text:style-name="T31"> to</text:span> EL expressions.</text:p>
      <text:p text:style-name="Code_20_Indent_20_2">&lt;window&gt;</text:p>
      <text:p text:style-name="Code_20_Indent_20_2"><text:tab/>&lt;zscript&gt;</text:p>
      <text:p text:style-name="Code_20_Indent_20_2"><text:tab/>Str<text:span text:style-name="T2">ing var = "abc";</text:span></text:p>
      <text:p text:style-name="Code_20_Indent_20_2"><text:tab/>self.setVariable("var2", "xyz", true);</text:p>
      <text:p text:style-name="Code_20_Indent_20_2"><text:tab/>&lt;/zscript&gt;</text:p>
      <text:p text:style-name="Code_20_Indent_20_2"><text:tab/>${var} ${var2}</text:p>
      <text:p text:style-name="Code_20_Indent_20_2">&lt;/window&gt;</text:p>
      <text:p text:style-name="Text_20_body_20_indent_20_2">is equivalent to</text:p>
      <text:p text:style-name="Code_20_Indent_20_2">&lt;window&gt;</text:p>
      <text:p text:style-name="Code_20_Indent_20_2">abc xyz</text:p>
      <text:p text:style-name="Code_20_Indent_20_2">&lt;/window&gt;</text:p>
      <text:p text:style-name="Text_20_body_20_indent_20_2">Noti<text:span text:style-name="T2">ce that</text:span> variables defined in <text:span text:style-name="T6">zscript</text:span> has the <text:span text:style-name="T27">higher</text:span> priority than those defined in the namespace.</text:p>
      <text:p text:style-name="Code_20_Indent_20_2">&lt;window&gt;</text:p>
      <text:p text:style-name="Code_20_Indent_20_2"><text:tab/>&lt;zscript&gt;</text:p>
      <text:p text:style-name="Code_20_Indent_20_2"><text:tab/>String var = "abc";</text:p>
      <text:p text:style-name="Code_20_Indent_20_2"><text:tab/>self.setVariable("var", "xyz", true);</text:p>
      <text:p text:style-name="Code_20_Indent_20_2"><text:tab/>&lt;/zscript&gt;</text:p>
      <text:p text:style-name="Code_20_Indent_20_2"><text:tab/>${var}</text:p>
      <text:p text:style-name="Code_20_Indent_20_2">&lt;/window&gt;</text:p>
      <text:p text:style-name="Text_20_body_20_indent_20_2">is equ<text:span text:style-name="T2">ivalent to</text:span></text:p>
      <text:p text:style-name="Code_20_Indent_20_2">&lt;window&gt;</text:p>
      <text:p text:style-name="Code_20_Indent_20_2">abc</text:p>
      <text:p text:style-name="Code_20_Indent_20_2">&lt;/window&gt;</text:p>
      <text:p text:style-name="Text_20_body_20_indent_20_2">It is sometimes con<text:span text:style-name="T2">fusing, if you declare a component later as shown in the following example.</text:span></text:p>
      <text:p text:style-name="Code_20_Indent_20_2">&lt;window&gt;</text:p>
      <text:p text:style-name="Code_20_Indent_20_2"><text:tab/>&lt;zscript&gt;</text:p>
      <text:p text:style-name="Code_20_Indent_20_2"><text:tab/>Str<text:span text:style-name="T2">ing var = "abc";</text:span></text:p>
      <text:p text:style-name="Code_20_Indent_20_2"><text:tab/>&lt;/zscript&gt;</text:p>
      <text:p text:style-name="Code_20_Indent_20_2"><text:tab/>&lt;label id="var" value="A label"/&gt;</text:p>
      <text:p text:style-name="Code_20_Indent_20_2"><text:tab/>${var.value} &lt;!-- Wrong! var is "abc", not the label --&gt;</text:p>
      <text:p text:style-name="Code_20_Indent_20_2">&lt;/window&gt;</text:p>
      <text:p text:style-name="Text_20_body_20_indent_20_2"><text:span text:style-name="T2">Therefore, it is suggested to use some naming pattern to avoid the confusion. For example, you can prefix all interpreter variables with </text:span><text:span text:style-name="T7">zs_</text:span><text:span text:style-name="T2">.</text:span></text:p>
      <text:p text:style-name="P36">In additions, you shall use local variables if possible. A local variable is declared with the class name, and it is visible only to a particular scope of <text:span text:style-name="T6">zscript</text:span> codes.</text:p>
      <text:p text:style-name="Code_20_Indent_20_2">&lt;zscript&gt;</text:p>
      <text:p text:style-name="Code_20_Indent_20_2"><text:span text:style-name="T15">Date</text:span> now = new Date();</text:p>
      <text:p text:style-name="Code_20_Indent_20_2">&lt;/zscript&gt;</text:p>
      <text:p text:style-name="P36">Furthermore, you can make a local variable <text:span text:style-name="T27">invisible</text:span> to EL expressions by enclosing it with curly braces as follows.</text:p>
      <text:p text:style-name="Code_20_Indent_20_2">&lt;zscript&gt;</text:p>
      <text:p text:style-name="Code_20_Indent_20_2">{ //create a new logic scope</text:p>
      <text:p text:style-name="Code_20_Indent_20_2"><text:tab/><text:span text:style-name="T15">Str</text:span><text:span text:style-name="T16">ing</text:span><text:span text:style-name="T2"> var = "abc"; //visible only inside of the enclosing curly brace</text:span></text:p>
      <text:p text:style-name="Code_20_Indent_20_2">}</text:p>
      <text:p text:style-name="Code_20_Indent_20_2">&lt;/zscript&gt;</text:p>
      <text:h text:style-name="Heading_20_4" text:outline-level="4">Multi-Scope Int<text:span text:style-name="T2">erpreters</text:span></text:h>
      <text:p text:style-name="P36">Depending on the implementation, an interpreter might have exactly one logical scope, or one logic scope per ID space to store these variables and methods. For sake of description, we call them the single-scope and multi-scope interpreters, respectively.</text:p>
      <text:p text:style-name="P36">Java interpreter (BeanShell) is a typical multi-scope interpreter<text:note text:id="ftn25" text:note-class="footnote"><text:note-citation>25</text:note-citation><text:note-body><text:p text:style-name="Footnote">Java interpreter supports mul<text:span text:style-name="T2">ti-scope after 2.3.1 (included) and before 2.2.1 (included).</text:span></text:p></text:note-body></text:note>. It creates an interpreter-dependent scope for each ID space. For example, two logical scopes are created for window <text:span text:style-name="T6">A</text:span> and <text:span text:style-name="T6">B</text:span>, respectively in the following example. Therefore, <text:span text:style-name="T6">var2</text:span> is visible only to window <text:span text:style-name="T6">B</text:span>, while <text:span text:style-name="T6">var1</text:span> is visible to both window <text:span text:style-name="T6">A</text:span> and <text:span text:style-name="T6">B </text:span>in the following example.</text:p>
      <text:p text:style-name="Code_20_Indent_20_2">&lt;window id="A"&gt;</text:p>
      <text:p text:style-name="Code_20_Indent_20_2"><text:tab/>&lt;zscript&gt;var1 = "abc";&lt;/zscript&gt;</text:p>
      <text:p text:style-name="Code_20_Indent_20_2"><text:tab/>&lt;window id="B"&gt;</text:p>
      <text:p text:style-name="Code_20_Indent_20_2"><text:tab/><text:tab/>&lt;zscript&gt;var2 = "def<text:span text:style-name="T2">";&lt;/zscript&gt;</text:span></text:p>
      <text:p text:style-name="Code_20_Indent_20_2"><text:tab/>&lt;/window&gt;</text:p>
      <text:p text:style-name="Code_20_Indent_20_2">&lt;/window&gt;</text:p>
      <text:h text:style-name="Heading_20_5" text:outline-level="5">Jav<text:span text:style-name="T2">a Interpreter (BeanShell)</text:span></text:h>
      <text:p text:style-name="P46">With Java Interpreter (BeanShell), you can declare an interpreter variable local to the logical scope of the nearest ID space (i.e., a window) by specifying the class name as below,</text:p>
      <text:p text:style-name="Code_20_Indent_20_3">&lt;window id="A"&gt;</text:p>
      <text:p text:style-name="Code_20_Indent_20_3"><text:tab/>&lt;window id="B"&gt;</text:p>
      <text:p text:style-name="Code_20_Indent_20_3"><text:tab/><text:tab/>&lt;zscript&gt;</text:p>
      <text:p text:style-name="Code_20_Indent_20_3"><text:tab/><text:span text:style-name="T15">Str</text:span><text:span text:style-name="T16">ing</text:span><text:span text:style-name="T2"> b = "local to window B";</text:span></text:p>
      <text:p text:style-name="Code_20_Indent_20_3"><text:tab/><text:tab/>&lt;/zscript&gt;</text:p>
      <text:p text:style-name="Code_20_Indent_20_3"><text:tab/>&lt;/window&gt;</text:p>
      <text:p text:style-name="Code_20_Indent_20_3">&lt;/window&gt;</text:p>
      <text:p text:style-name="P46"><text:span text:style-name="T19">The following is a more sophisticated example which will generate </text:span><text:span text:style-name="T6">abc def</text:span>.</text:p>
      <text:p text:style-name="Code_20_Indent_20_3">&lt;window id="A"&gt;</text:p>
      <text:p text:style-name="Code_20_Indent_20_3"><text:tab/>&lt;zscript&gt;</text:p>
      <text:p text:style-name="Code_20_Indent_20_3"><text:tab/>var1 = var2 = "abc";</text:p>
      <text:p text:style-name="Code_20_Indent_20_3"><text:tab/>&lt;/zscript&gt;</text:p>
      <text:p text:style-name="Code_20_Indent_20_3"><text:tab/>&lt;window id="B"&gt;</text:p>
      <text:p text:style-name="Code_20_Indent_20_3"><text:tab/><text:tab/>&lt;zscript&gt;</text:p>
      <text:p text:style-name="Code_20_Indent_20_3"><text:tab/><text:span text:style-name="T15">Object </text:span>var1 = "123";</text:p>
      <text:p text:style-name="Code_20_Indent_20_3"><text:tab/>var2 = "def";</text:p>
      <text:p text:style-name="Code_20_Indent_20_3"><text:tab/>var3 = "xyz";</text:p>
      <text:p text:style-name="Code_20_Indent_20_3"><text:tab/><text:tab/>&lt;/zscript&gt;</text:p>
      <text:p text:style-name="Code_20_Indent_20_3"><text:tab/>&lt;/window&gt;</text:p>
      <text:p text:style-name="Code_20_Indent_20_3"><text:tab/>${var1} ${var2} ${var3}</text:p>
      <text:p text:style-name="Code_20_Indent_20_3">&lt;/window&gt;</text:p>
      <text:p text:style-name="P46">where <text:span text:style-name="T6">Object var1 = "123"</text:span> actually creates a variable local to window <text:span text:style-name="T6">B</text:span> since the class name, <text:span text:style-name="T6">Object</text:span>, is specified. On the other hand, <text:span text:style-name="T6">var2 = "def"</text:span> causes the interpreter to look up any variable called <text:span text:style-name="T6">var2</text:span> defined in the current scope or any scope in the upper layers. Since <text:span text:style-name="T6">var2</text:span> was defined in window <text:span text:style-name="T6">A</text:span>, the variable is overridden. In the case of <text:span text:style-name="T6">var3 = "xyz"</text:span>, a variable local to window <text:span text:style-name="T6">B</text:span> is created, since window <text:span text:style-name="T6">A</text:span> doesn't define any variable called <text:span text:style-name="T6">var3</text:span>.</text:p>
      <text:h text:style-name="Heading_20_4" text:outline-level="4">Single-Scope Interpreters</text:h>
      <text:p text:style-name="Text_20_body_20_indent_20_2">Ruby, Groovy and Jav<text:span text:style-name="T2">aScript interpreters don't support multi-scope yet</text:span><text:span text:style-name="T2"><text:note text:id="ftn26" text:note-class="footnote"><text:note-citation>26</text:note-citation><text:note-body><text:p text:style-name="Footnote">We may sup<text:span text:style-name="T2">port it in the near future.</text:span></text:p></text:note-body></text:note></text:span><text:span text:style-name="T2">. It means all variables defined in, say, Ruby are stored in one logical scope (per interpreter). Thus, the interpreter variables defined in one window override those defined in another window if they are in the same page. To avoid confusion, you could prefix the variable names with special prefix denoting the window.</text:span></text:p>
      <text:p text:style-name="P33"><text:span text:style-name="T3">Tip</text:span>: Each page has its own interpreter to evaluate zscript codes. If a desktop has multiple pages, then it might have multiple instances of the interpreters (per scripting language). </text:p>
      <text:h text:style-name="Heading_20_4" text:outline-level="4">Mul<text:span text:style-name="T2">tiple scripting Languages in One Page</text:span></text:h>
      <text:p text:style-name="Text_20_body_20_indent_20_2">Each scr<text:span text:style-name="T2">ipting language is associated with one interpreter. Thus, variables and methods defined in one language are not visible to another language. For example, </text:span><text:span text:style-name="T7">var1</text:span><text:span text:style-name="T2"> and </text:span><text:span text:style-name="T7">var2</text:span><text:span text:style-name="T2"> belong to two different interpreters in the following example.</text:span></text:p>
      <text:p text:style-name="Code_20_Indent_20_2">&lt;zscript language="Java"&gt;</text:p>
      <text:p text:style-name="Code_20_Indent_20_2"><text:tab/>var1 = 123;</text:p>
      <text:p text:style-name="Code_20_Indent_20_2">&lt;/zscript&gt;</text:p>
      <text:p text:style-name="Code_20_Indent_20_2">&lt;zscript language="JavaScript"&gt;</text:p>
      <text:p text:style-name="Code_20_Indent_20_2"><text:tab/>var2 = 234;</text:p>
      <text:p text:style-name="Code_20_Indent_20_2">&lt;/zscript&gt;</text:p>
      <text:h text:style-name="Heading_20_4" text:outline-level="4"><text:span text:style-name="T6">getVariable</text:span> ver<text:span text:style-name="T2">sus </text:span><text:span text:style-name="T7">getZScriptVariable</text:span></text:h>
      <text:p text:style-name="P37">Variables defined in the namespace can be retrieved by use of the <text:span text:style-name="T6">getVariable</text:span> method.</text:p>
      <text:p text:style-name="P37">On the other hand, variables defined in <text:span text:style-name="T6">zscript</text:span> is part of the interpret that interprets it. They are <text:span text:style-name="T27">not</text:span> a part of any namespace. In other words, you can <text:span text:style-name="T27">not</text:span> retrieve them by use of the <text:span text:style-name="T6">getVariable</text:span> method.</text:p>
      <text:p text:style-name="Code_20_Indent_20_2">&lt;zscript&gt;</text:p>
      <text:p text:style-name="Code_20_Indent_20_2"><text:tab/>var1 = 123; //var1 belongs to the interpreter, not any namespace</text:p>
      <text:p text:style-name="Code_20_Indent_20_2"><text:tab/>page.getVariable("var1"); //returns null</text:p>
      <text:p text:style-name="Code_20_Indent_20_2">&lt;/zscript&gt;</text:p>
      <text:p text:style-name="P36">Instead, you have to use <text:span text:style-name="T6">getZScriptVariable</text:span> to retrieve variables defined in <text:span text:style-name="T6">zscript</text:span>. Similarly, you can use <text:span text:style-name="T6">getZScriptClass</text:span> to retrieve classes and <text:span text:style-name="T6">getZScriptMethod</text:span> to retrieve methods defined in <text:span text:style-name="T6">zscript</text:span>. These methods will iterate through all loaded interpreters until the specified one is found.</text:p>
      <text:p text:style-name="P36">If you want to search a particular interpreter, you can use the <text:span text:style-name="T6">getInterpreter</text:span> method to retrieve the interpreter first, as follows.</text:p>
      <text:p text:style-name="Code_20_Indent_20_2">page.getInterpreter("JavaScript").getVariable("some"); //interpreter for<text:span text:style-name="T2"> JavaScript</text:span></text:p>
      <text:p text:style-name="Code_20_Indent_20_2">page.getInterpreter(null).getVariable("some"); //interpreter for default language</text:p>
      <text:h text:style-name="Heading_20_2" text:outline-level="2">Events</text:h>
      <text:p text:style-name="Text_20_body">An event (<text:span text:style-name="T6">org.zkoss.zk.ui.event.Event</text:span>) is used to notify application what happens. Each type of event is represented by a distinct class. For example, <text:span text:style-name="T6">org.zkoss.zk.ui.event.MouseEvent</text:span> denotes a mouse activity, such as clicking.</text:p>
      <text:p text:style-name="Text_20_body">To response to an event, an application must register one or more event listeners to it. There are two ways to register an event listener. One is by specifying the <text:span text:style-name="T6">onXxx</text:span> attribute in the markup language. The other is by calling the <text:span text:style-name="T6">addEventListener</text:span> method for the component or the page you want to listen.</text:p>
      <text:p text:style-name="Text_20_body">In addition to event triggered by user's activity at the browser, an application could fire events by use of the <text:span text:style-name="T6">sendEvent</text:span>, <text:span text:style-name="T6">postEvent</text:span> and <text:span text:style-name="T6">echoEvent</text:span> methods from the <text:span text:style-name="T6">org.zkoss.zk.ui.event.Events</text:span> class.</text:p>
      <text:h text:style-name="Heading_20_2" text:outline-level="2">Desktops and Event Processing</text:h>
      <text:p text:style-name="Standard">As mentioned above, a desktop is a collection of pages for serving the same URL request. A desktop is also the scope that an event listener could access.</text:p>
      <text:p text:style-name="Standard">When an event is fired, it is associate with a desktop. ZK separates events based on the ass<text:span text:style-name="T2">ociated</text:span> desktops, and pipelines events into separated queues. Therefore, events for the same desktop are processed sequentially. On the other hand, events for different desktops are processed in parallel.</text:p>
      <text:p text:style-name="Standard">An event listener is allowed to access any components of any pages of the desktop associated with the event. It is also allowed to moving com<text:span text:style-name="T2">ponents</text:span> from one page to another as long as they are in the same desktop. On the other hand, it <text:span text:style-name="T27">cannot</text:span> access components belonging to other desktops.</text:p>
      <text:p text:style-name="Tip"><text:span text:style-name="T3">Note:</text:span> D<text:span text:style-name="T2">evelopers </text:span><text:span text:style-name="T28">can</text:span><text:span text:style-name="T2"> detach a component from one desktop in one event listener, and then attach it to another desktop in other event listener.</text:span></text:p>
      <text:h text:style-name="Heading_20_3" text:outline-level="3">Des<text:span text:style-name="T2">ktops and the Creation of Components</text:span></text:h>
      <text:p text:style-name="P21">When a component is created in an event listener, it is assigned automatically to the associated desktop of the event being processed. This assignment happens even if the component is <text:span text:style-name="T27">not</text:span><text:span text:style-name="T31"> attached</text:span> to a page. It means that any component you created in an event listener can be used in the same desktop that the listener is handling.</text:p>
      <text:p text:style-name="P21">When a component is created in a thread other than any event listener, it doesn't belong to any desktop. In this case, you could attach to any desktop you want as long as the attachment occurs in a proper event listener. Of course, once the component is attached to a desktop, it belongs to the desktop forever.</text:p>
      <text:p text:style-name="P21">For most applications, it is rarely necessary to create components in a thread other than event listeners. However, if you have a long operation, you might want to execute it in a background thread. Then, you could prepare the component tree at the background and then add it to a desktop when a proper event is received. Refer to the <text:span text:style-name="T3">Long Operations</text:span> section in the <text:span text:style-name="T3">Event Listening and Processing</text:span> chapter.</text:p>
      <text:h text:style-name="Heading_20_2" text:outline-level="2">ZUML and XML Namespaces</text:h>
      <text:p text:style-name="Text_20_body">The ZK User Int<text:span text:style-name="T2">erface</text:span> Markup Language (ZUML) is a XML-based language used by developers to describe the visual representation. ZUML is aimed to separate the dependency of the set of components to use. In other words, different set of components<text:note text:id="ftn27" text:note-class="footnote"><text:note-citation>27</text:note-citation><text:note-body><text:p text:style-name="Footnote">Also known as tags. There is one-to-one mapping between com<text:span text:style-name="T2">ponents and tags.</text:span></text:p></text:note-body></text:note>, such as XUL and XHTML, could be used simultaneously in the same ZUML page. Different markup languages could be added transparently. If two or more set of components are used in the same page, developers have to use the XML namespaces to distinguish them. Ref<text:span text:style-name="T2">er to the </text:span><text:span text:style-name="T4">Component Sets and XML Namespaces</text:span><text:span text:style-name="T2"> section in the </text:span><text:span text:style-name="T4">ZK User Interface Markup Language</text:span><text:span text:style-name="T2"> chapter if you want to mix multiple component sets, say XUL and XHTML, in the same page.</text:span></text:p>
      <text:p text:style-name="Tip"><text:span text:style-name="T3">Tip:</text:span> Using XML nam<text:span text:style-name="T2">espaces in ZUML is optional. You need it only if you want to mix two or more.</text:span></text:p>
      <text:h text:style-name="Heading_20_1" text:outline-level="1">4. The Component Lifecycle</text:h>
      <text:p text:style-name="Text_20_body">This chapter describes the lifecycles of loading pages and updating pages.</text:p>
      <text:h text:style-name="Heading_20_2" text:outline-level="2">The Lifecycle of Loading Pages</text:h>
      <text:p text:style-name="Text_20_body">It takes four phases for ZK loaders to load and interpret a ZUML page: the Page Initial Phase, the Component Creation Phase, the Event Processing Phase, and the Rendering Phase.</text:p>
      <text:h text:style-name="Heading_20_3" text:outline-level="3">The Page Initial Phase</text:h>
      <text:p text:style-name="Text_20_body_20_indent">In this phase, ZK processes the processing instructions, called <text:span text:style-name="T6">init</text:span><text:span text:style-name="T19">. If none of such processing instructions are defined, this phase is skipped.</text:span></text:p>
      <text:p text:style-name="Text_20_body_20_indent">For each <text:span text:style-name="T6">init</text:span> processing instruction with the <text:span text:style-name="T6">class</text:span> attribute, an instance of the specified class is constructed, and then its <text:span text:style-name="T6">doInit</text:span> method is called. What<text:span text:style-name="T2"> the class will do, of course, depends on your application requirements.</text:span></text:p>
      <text:p text:style-name="Code_20_Indent">&lt;?init class="MyInit"?&gt;</text:p>
      <text:p text:style-name="Text_20_body_20_indent">Another for<text:span text:style-name="T2">m of the </text:span><text:span text:style-name="T7">init</text:span><text:span text:style-name="T2"> processing instruction is to specify a file containing the scripting codes with the </text:span><text:span text:style-name="T7">zscript</text:span><text:span text:style-name="T2"> attribute, as follows. Then, the file will be interpreted at the Page Initial phase.</text:span></text:p>
      <text:p text:style-name="Code_20_Indent">&lt;?init zscript="/my/init.zs"?&gt;</text:p>
      <text:p text:style-name="Text_20_body_20_indent">Not<text:span text:style-name="T2">ice that the page is not yet attached to the desktop when the Page Initial phase executes.</text:span></text:p>
      <text:h text:style-name="Heading_20_3" text:outline-level="3">The Component Creation Phase</text:h>
      <text:p text:style-name="Text_20_body_20_indent">In this phase, ZK loader interprets an ZUML page. It creates and initializes components accordingly. It takes several steps as follows.</text:p>
      <text:list text:style-name="L3">
        <text:list-item>
          <text:p text:style-name="P96">For each element, it examines the <text:span text:style-name="T6">if</text:span> and <text:span text:style-name="T6">unless</text:span> attribute to decide whether it is effective. If not, the element and all of its child elements are ignored.</text:p>
        </text:list-item>
        <text:list-item>
          <text:p text:style-name="P96">If the<text:span text:style-name="T2"> </text:span><text:span text:style-name="T7">forEach</text:span><text:span text:style-name="T2"> attribute is specified with a collection of items, ZK repeats the following steps for each item in the collection.</text:span></text:p>
        </text:list-item>
        <text:list-item>
          <text:p text:style-name="P96">Creates a component based on the element name, or by use of the cla<text:span text:style-name="T2">ss</text:span> spe<text:span text:style-name="T2">cified in</text:span> the <text:span text:style-name="T6">use</text:span> attribute, if any.</text:p>
        </text:list-item>
        <text:list-item>
          <text:p text:style-name="P96">Initializes the members one-by-one based on the order that attributes are specified in the ZUML page.</text:p>
        </text:list-item>
        <text:list-item>
          <text:p text:style-name="P96">Interprets the nested elements and repeat the whole procedure.</text:p>
        </text:list-item>
        <text:list-item>
          <text:p text:style-name="P96">Inv<text:span text:style-name="T2">okes the </text:span><text:span text:style-name="T7">afterCompose</text:span><text:span text:style-name="T2"> method if the component implements the </text:span><text:span text:style-name="T7">org.zkoss.zk.ui.ext.AfterCompose</text:span><text:span text:style-name="T2"> interface</text:span><text:span text:style-name="T2"><text:note text:id="ftn28" text:note-class="footnote"><text:note-citation>28</text:note-citation><text:note-body><text:p text:style-name="Footnote">The<text:span text:style-name="T2"> step 3-5 is so-called composing. That is why </text:span><text:span text:style-name="T7">AfterCompose</text:span><text:span text:style-name="T2"> is named.</text:span></text:p></text:note-body></text:note></text:span><text:span text:style-name="T2">.</text:span></text:p>
        </text:list-item>
        <text:list-item>
          <text:p text:style-name="P96">After all children are created, the <text:span text:style-name="T6">onCreate</text:span> event is sent to this component, such that application could initialize the content of some elements later. Not<text:span text:style-name="T2">ice that the </text:span><text:span text:style-name="T7">onCreate</text:span><text:span text:style-name="T2"> events are posted for child components first.</text:span></text:p>
        </text:list-item>
      </text:list>
      <text:p text:style-name="Tip"><text:span text:style-name="T3">Not</text:span><text:span text:style-name="T4">e</text:span><text:span text:style-name="T2">: an developer can perform some application-specific initialization by listening to the </text:span><text:span text:style-name="T7">onCreate</text:span><text:span text:style-name="T2"> event or implementing </text:span><text:span text:style-name="T7">AfterCompose</text:span><text:span text:style-name="T2">. </text:span><text:span text:style-name="T7">AfterCompose</text:span><text:span text:style-name="T2"> is called in the Component Creation Phase, while the </text:span><text:span text:style-name="T7">onCreate</text:span><text:span text:style-name="T2"> event is handled by an event listener. </text:span></text:p>
      <text:p text:style-name="P33">An event listener is free to suspend and resume the execution (such as creating modal dialogs), while <text:span text:style-name="T6">AfterCompose</text:span> is a bit faster since no need to fork another thread.</text:p>
      <text:h text:style-name="Heading_20_3" text:outline-level="3">The Event Processing Phase</text:h>
      <text:p text:style-name="Text_20_body_20_indent">In this phase, ZK invokes each listener for each event queued for this desktop one-by-one.</text:p>
      <text:p text:style-name="Text_20_body_20_indent">An independent thread is started to invoke each listener, so it could be suspended without affecting the processing of other events.</text:p>
      <text:p text:style-name="Text_20_body_20_indent">During the processing, an event listener might fire other events. Refer to the <text:span text:style-name="T3">Event Listening and Processing</text:span> chapter for details.</text:p>
      <text:h text:style-name="Heading_20_3" text:outline-level="3">The Rendering Phase</text:h>
      <text:p text:style-name="Text_20_body_20_indent">After all events are processed, ZK renders these components into a regular HTML page and sends this page to the browser.</text:p>
      <text:p text:style-name="Text_20_body_20_indent">To render a component, the <text:span text:style-name="T6">redraw</text:span> method is called. The implementation of a component shall not alter any content of the component in this method.</text:p>
      <text:h text:style-name="Heading_20_2" text:outline-level="2">The Lifecycle of Updating Pages</text:h>
      <text:p text:style-name="Text_20_body">It takes three phases for ZK AU Engine to pro<text:span text:style-name="T2">cess</text:span> the ZK requests sent from the clients: the Request Processing Phase, the Event Processing Phase, and the Rendering Phase.</text:p>
      <text:p text:style-name="Text_20_body">ZK AU Engine pipelines ZK requests into queues on a basis of one queue per<text:span text:style-name="T2"> </text:span>desktop. Therefore, requests for the same desktop are processed sequentially. Requests for different desktops are processed in parallel. </text:p>
      <text:h text:style-name="Heading_20_3" text:outline-level="3">The Request Processing Phase</text:h>
      <text:p text:style-name="Text_20_body_20_indent">Depending on the request, ZK AU Engine might update the content of affected components such that their content are the same as what are shown at the client.</text:p>
      <text:p text:style-name="Text_20_body_20_indent">Then, it posts corresponding events to the queue.</text:p>
      <text:h text:style-name="Heading_20_3" text:outline-level="3">The Event Processing Phase</text:h>
      <text:p text:style-name="Text_20_body_20_indent">This phase is the same as the Event Processing Phase in the Component Creation Phase. It processes events one-by-one in an independent thread.</text:p>
      <text:h text:style-name="Heading_20_3" text:outline-level="3">The Rendering Phase</text:h>
      <text:p text:style-name="Text_20_body_20_indent">After all events are processed, ZK renders affected components, generates corresponding ZK responses, and sends these responses back to the client. Then, Client Engine updates the DOM tree at the browser based on the res<text:span text:style-name="T2">ponses.</text:span></text:p>
      <text:p text:style-name="Text_20_body_20_indent">Whether to redraw the whole visual representation<text:span text:style-name="T2"> of a component or to update an attribute at the browser all depend on the implementation of components. It is the job of component developers to balance between interactivity and simplicity.</text:span></text:p>
      <text:h text:style-name="Heading_20_2" text:outline-level="2">The Molds</text:h>
      <text:p text:style-name="Text_20_body">A component could have different appearance even at the same page. The concept is called mold (aka., template). Developers could dynamically change the mold by use of the <text:span text:style-name="T6">setMold</text:span> method in the <text:span text:style-name="T6">Component</text:span> interface. All components support a mold called <text:span text:style-name="T6">default</text:span>, which is the def<text:span text:style-name="T2">ault value.</text:span> Some components might have support two or more molds For example, <text:span text:style-name="T6">tabbox</text:span> supports both <text:span text:style-name="T6">default</text:span> and <text:span text:style-name="T6">accordion</text:span> molds.</text:p>
      <text:p text:style-name="Code">&lt;tabbox&gt;&lt;!-- if not specified, the default mold is assumed. --&gt;</text:p>
      <text:p text:style-name="Code"><draw:frame draw:style-name="fr8" draw:name="Graphic13" text:anchor-type="paragraph" svg:x="14.236cm" svg:y="0.356cm" svg:width="2.84cm" svg:height="2.344cm" draw:z-index="11"><draw:image xlink:href="../images/10000000000000A100000085680109CC.png" xlink:type="simple" xlink:show="embed" xlink:actuate="onLoad"/></draw:frame><text:tab/>&lt;tabs&gt;</text:p>
      <text:p text:style-name="Code"><text:tab/><text:tab/>&lt;tab label="Default"/&gt;</text:p>
      <text:p text:style-name="Code"><text:tab/>&lt;/tabs&gt;</text:p>
      <text:p text:style-name="Code"><text:tab/>&lt;tabpanels&gt;</text:p>
      <text:p text:style-name="Code"><text:tab/><text:tab/>&lt;tabpanel&gt;</text:p>
      <text:p text:style-name="Code"><text:tab/><text:tab/>&lt;tabbox mold="accordion"&gt;</text:p>
      <text:p text:style-name="Code"><text:tab/><text:tab/><text:tab/>&lt;tabs&gt;</text:p>
      <text:p text:style-name="Code"><text:tab/><text:tab/><text:tab/><text:tab/>&lt;tab label="First Accordion"/&gt;</text:p>
      <text:p text:style-name="Code"><text:tab/><text:tab/><text:tab/><text:tab/>&lt;tab label="Second Accordion"/&gt;</text:p>
      <text:p text:style-name="Code"><text:tab/><text:tab/><text:tab/>&lt;/tabs&gt;</text:p>
      <text:p text:style-name="Code"><text:tab/><text:tab/><text:tab/>&lt;tabpanels&gt;</text:p>
      <text:p text:style-name="Code"><text:tab/><text:tab/><text:tab/><text:tab/>&lt;tabpanel&gt;The first panel.&lt;/tabpanel&gt;</text:p>
      <text:p text:style-name="Code"><text:tab/><text:tab/><text:tab/><text:tab/>&lt;tabpanel&gt;The second panel.&lt;/tabpanel&gt;</text:p>
      <text:p text:style-name="Code"><text:tab/><text:tab/><text:tab/>&lt;/tabpanels&gt;</text:p>
      <text:p text:style-name="Code"><text:tab/><text:tab/>&lt;/tabbox&gt;</text:p>
      <text:p text:style-name="Code"><text:tab/><text:tab/>&lt;/tabpanel&gt;</text:p>
      <text:p text:style-name="Code"><text:tab/>&lt;/tabpanels&gt;</text:p>
      <text:p text:style-name="Code">&lt;/tabbox&gt;</text:p>
      <text:h text:style-name="Heading_20_2" text:outline-level="2">Component Garbage Collection</text:h>
      <text:p text:style-name="Text_20_body">Unlike many component-based GUI, ZK has no destroy or close method for components. Like W3C DOM, a component is removed from the browser as soon as it is detached from the page. It is shown as soon as it is attached to the page.</text:p>
      <text:p text:style-name="Text_20_body">More precisely, once a component is detached from a page, it is no longer managed by ZK. If the application doesn't have any reference to it. The memory occupied by the component will be released by JVM's Garbage Collector.</text:p>
      <text:h text:style-name="Heading_20_1" text:outline-level="1">5. Event Listening and Processing</text:h>
      <text:p text:style-name="Text_20_body">This chapter describes how an event is processed.</text:p>
      <text:h text:style-name="Heading_20_2" text:outline-level="2">Add Event Listeners by Markup Languages</text:h>
      <text:p text:style-name="Text_20_body">The simplest way to add an event listener is to declare an attribute in a ZUML page. The value of the att<text:span text:style-name="T2">ribute for listening an event is any Java codes that could be interpreted by BeanShell.</text:span></text:p>
      <text:p text:style-name="Code">&lt;window title="Hello" border="normal"&gt;</text:p>
      <text:p text:style-name="Code"><text:tab/>&lt;button label="Say Hello" onClick="alert(&amp;quot;Hello World!&amp;quot;)"/&gt;</text:p>
      <text:p text:style-name="Code">&lt;/window&gt;</text:p>
      <text:h text:style-name="Heading_20_2" text:outline-level="2">Add and Remove Event Listeners by Program</text:h>
      <text:p text:style-name="Text_20_body">There are two ways to add event listeners by program.</text:p>
      <text:h text:style-name="Heading_20_3" text:outline-level="3">Declare a Member</text:h>
      <text:p text:style-name="Text_20_body_20_indent">When overriding a component by use of your own class, you could declare a member function to be an event listener as follows.</text:p>
      <text:p text:style-name="Text_20_body_20_indent">In a ZUML page, you declare the <text:span text:style-name="T6">use</text:span> attribute to specify what class you want to use instead of the default one. As illustrated below, it asks ZK to use the <text:span text:style-name="T6">MyWindow</text:span> class instead of <text:span text:style-name="T6">org.zkoss.zul.Window</text:span><text:span text:style-name="T6"><text:note text:id="ftn29" text:note-class="footnote"><text:note-citation>29</text:note-citation><text:note-body><text:p text:style-name="Footnote">The default class is defined in lang.xml embedded in zul.jar.</text:p></text:note-body></text:note></text:span>.</text:p>
      <text:p text:style-name="Code_20_Indent">&lt;window use="MyWindow"&gt;</text:p>
      <text:p text:style-name="Code_20_Indent">...</text:p>
      <text:p text:style-name="Code_20_Indent">&lt;/window&gt;</text:p>
      <text:p text:style-name="Text_20_body_20_indent">Then, you implement <text:span text:style-name="T6">MyWindow.java</text:span> by extending from the default class as follows.</text:p>
      <text:p text:style-name="Code_20_Indent">public class MyWindow extends org.zkoss.zul.Window {</text:p>
      <text:p text:style-name="Code_20_Indent"><text:tab/>public void onOK() { //add an eve<text:span text:style-name="T2">nt listener</text:span></text:p>
      <text:p text:style-name="Code_20_Indent"><text:tab/><text:tab/>...//handles the onOK event (sent when ENTER is pressed)</text:p>
      <text:p text:style-name="Code_20_Indent"><text:tab/>}</text:p>
      <text:p text:style-name="Code_20_Indent">}</text:p>
      <text:p text:style-name="Text_20_body_20_indent">If you want to retrieve more information about the event, you could declare as follows.</text:p>
      <text:p text:style-name="Code_20_Indent">public void onOK(org.zkoss.zk.ui.event.KeyEvent event) {<text:line-break/>...<text:line-break/>}</text:p>
      <text:p text:style-name="Text_20_body_20_indent">Different events might be associated with different event objects. Refer to <text:span text:style-name="T3">Append C</text:span> for more details.</text:p>
      <text:h text:style-name="Heading_20_3" text:outline-level="3">Add and Remove Event Listeners Dynamically</text:h>
      <text:p text:style-name="Text_20_body_20_indent">Developers could use the <text:span text:style-name="T6">addEventListener</text:span> and <text:span text:style-name="T6">removeEventListener</text:span> methods of the <text:span text:style-name="T6">org.zkoss.zk.ui.Component</text:span> interface to dynamically add or remove an event listener. As illustrated below, the event listener to be added dynamically must implement the <text:span text:style-name="T6">org.zkoss.zk.ui.event.EventListener</text:span> interface.</text:p>
      <text:p text:style-name="Code_20_Indent">void init(Component comp) {</text:p>
      <text:p text:style-name="Code_20_Indent"><text:tab/>...</text:p>
      <text:p text:style-name="Code_20_Indent"><text:tab/>comp.addEventListener("onClick", new MyListener());</text:p>
      <text:p text:style-name="Code_20_Indent"><text:tab/>...</text:p>
      <text:p text:style-name="Code_20_Indent">}</text:p>
      <text:p text:style-name="Code_20_Indent">class MyListener implements org.zkoss.zk.ui.event.EventListener {</text:p>
      <text:p text:style-name="Code_20_Indent"><text:tab/>public void onEvent(Event event) throws UiException {</text:p>
      <text:p text:style-name="Code_20_Indent"><text:tab/><text:tab/>...//processing the event</text:p>
      <text:p text:style-name="Code_20_Indent"><text:tab/>}</text:p>
      <text:p text:style-name="Code_20_Indent">}</text:p>
      <text:h text:style-name="Heading_20_3" text:outline-level="3">Def<text:span text:style-name="T2">errable Event Listeners</text:span></text:h>
      <text:p text:style-name="Text_20_body_20_indent">By default, events are sent the server when it is fired at the client. However, many event listeners are just used to maintain the status at the server, rather than providing visual response to the user. In other words, the events for these listeners have no need to be sent immediately. Rather, they shall be sent at once to minimize the<text:span text:style-name="T2"> traffic between the client and the server, and then to improve the server's performance. </text:span>For the sake of the description convenience, we call them the deferrable event listeners.</text:p>
      <text:p text:style-name="Text_20_body_20_indent">To make an eve<text:span text:style-name="T2">nt listener deferrable, you have to implement the </text:span><text:span text:style-name="T7">org.zkoss.zk.ui.event.Deferrable</text:span><text:span text:style-name="T2"> interface (with </text:span><text:span text:style-name="T7">EventListener</text:span><text:span text:style-name="T2">) and return true for the </text:span><text:span text:style-name="T7">isDeferrable</text:span><text:span text:style-name="T2"> method as follows.</text:span></text:p>
      <text:p text:style-name="Code_20_Indent">public class Def<text:span text:style-name="T2">errableListener implements EventListener, Deferrable {</text:span></text:p>
      <text:p text:style-name="Code_20_Indent"><text:tab/>private boolean _modified;</text:p>
      <text:p text:style-name="Code_20_Indent"><text:tab/>public void onEvent(Event event) {</text:p>
      <text:p text:style-name="Code_20_Indent"><text:tab/><text:tab/>_modified = true;</text:p>
      <text:p text:style-name="Code_20_Indent"><text:tab/>}</text:p>
      <text:p text:style-name="Code_20_Indent"><text:tab/>public boolean isDeferrable() {</text:p>
      <text:p text:style-name="Code_20_Indent"><text:tab/><text:tab/>return true;</text:p>
      <text:p text:style-name="Code_20_Indent"><text:tab/>}</text:p>
      <text:p text:style-name="Code_20_Indent">}</text:p>
      <text:p text:style-name="Text_20_body_20_indent">When an eve<text:span text:style-name="T2">nt is fired at the client (e.g., the user selects a list item), ZK won't send the event if no event listener is registered for it or only deferrable listeners are registered. instead, the event is queued at the client.</text:span></text:p>
      <text:p text:style-name="P21">On the hand, if at least one non-deferrable listener is registered, the event are sent immediately with all queued events to the server at once. No event is lost and the arriving order is preserved.</text:p>
      <text:p text:style-name="Tip"><text:span text:style-name="T3">Tip</text:span>: Use the<text:span text:style-name="T2"> deferrable listeners for maintaining the server status, while the non-deferrable listeners for providing the visual responses for the user.</text:span></text:p>
      <text:h text:style-name="Heading_20_3" text:outline-level="3">Add and Remove Event Listeners to Pages Dynamically</text:h>
      <text:p text:style-name="Text_20_body_20_indent">Developers could add event listeners to a page (<text:span text:style-name="T6">org.zkoss.zk.ui.Page</text:span>) dynamically. Once added, all events of the specified name the are sent to any components of the specified page will be sent to the listener.</text:p>
      <text:p text:style-name="Text_20_body_20_indent">All page-level event listeners are non-ASAP. In other words, the <text:span text:style-name="T6">isArap</text:span> method is ignored.</text:p>
      <text:p text:style-name="Text_20_body_20_indent">A typical example is to use a page-level event listener to maintain the modification flag as follows.</text:p>
      <text:p text:style-name="Code_20_Indent">public class ModificationListener implements EventListener, Def<text:span text:style-name="T2">errable</text:span> {</text:p>
      <text:p text:style-name="Code_20_Indent"><text:tab/>private final Window _owner;</text:p>
      <text:p text:style-name="Code_20_Indent"><text:tab/>private final Page _page;</text:p>
      <text:p text:style-name="Code_20_Indent"><text:tab/>private boolean _modified;</text:p>
      <text:p text:style-name="Code_20_Indent"/>
      <text:p text:style-name="Code_20_Indent"><text:tab/>public ModificationListener(Window owner) {</text:p>
      <text:p text:style-name="Code_20_Indent"><text:tab/><text:tab/>//Note: we have to remember the page because unregister might</text:p>
      <text:p text:style-name="Code_20_Indent"><text:tab/><text:tab/>//be called after the owner is detached</text:p>
      <text:p text:style-name="Code_20_Indent"><text:tab/><text:tab/>_owner = owner;</text:p>
      <text:p text:style-name="Code_20_Indent"><text:tab/><text:tab/>_page = owner.getPage();</text:p>
      <text:p text:style-name="Code_20_Indent"><text:tab/><text:tab/>_page.addEventListener("onChange", this);</text:p>
      <text:p text:style-name="Code_20_Indent"><text:tab/><text:tab/>_page.addEventListener("onSelect", this);</text:p>
      <text:p text:style-name="Code_20_Indent"><text:tab/><text:tab/>_page.addEventListener("onCheck", this);</text:p>
      <text:p text:style-name="Code_20_Indent"><text:tab/>}</text:p>
      <text:p text:style-name="Code_20_Indent"><text:tab/>/** Called to unregister the event listener.</text:p>
      <text:p text:style-name="Code_20_Indent"><text:tab/> */</text:p>
      <text:p text:style-name="Code_20_Indent"><text:tab/>public void unregister() {</text:p>
      <text:p text:style-name="Code_20_Indent"><text:tab/><text:tab/>_page.removeEventListener("onChange", this);</text:p>
      <text:p text:style-name="Code_20_Indent"><text:tab/><text:tab/>_page.removeEventListener("onSelect", this);</text:p>
      <text:p text:style-name="Code_20_Indent"><text:tab/><text:tab/>_page.removeEventListener("onCheck", this);</text:p>
      <text:p text:style-name="Code_20_Indent"><text:tab/>}</text:p>
      <text:p text:style-name="Code_20_Indent"><text:tab/>/** Returns whether the modified flag is set.</text:p>
      <text:p text:style-name="Code_20_Indent"><text:tab/> */</text:p>
      <text:p text:style-name="Code_20_Indent"><text:tab/>public boolean isModified() {</text:p>
      <text:p text:style-name="Code_20_Indent"><text:tab/><text:tab/>return _modified;</text:p>
      <text:p text:style-name="Code_20_Indent"><text:tab/>}</text:p>
      <text:p text:style-name="Code_20_Indent"><text:tab/>//-- EventListener --//</text:p>
      <text:p text:style-name="Code_20_Indent"><text:tab/>public void onEvent(Event event) throws UiException {</text:p>
      <text:p text:style-name="Code_20_Indent"><text:tab/><text:tab/>_modified = true;</text:p>
      <text:p text:style-name="Code_20_Indent"><text:tab/>}</text:p>
      <text:p text:style-name="Code_20_Indent"><text:tab/>//-- Deferrable --//</text:p>
      <text:p text:style-name="Code_20_Indent"><text:tab/>public boo<text:span text:style-name="T2">lean isDeferrable() {</text:span></text:p>
      <text:p text:style-name="Code_20_Indent"><text:tab/><text:tab/>return true;</text:p>
      <text:p text:style-name="Code_20_Indent"><text:tab/>}</text:p>
      <text:p text:style-name="Code_20_Indent">}</text:p>
      <text:p text:style-name="Tip"><text:span text:style-name="T3">Not</text:span><text:span text:style-name="T4">e</text:span><text:span text:style-name="T2">: Whether to implement the </text:span><text:span text:style-name="T7">Deferrable</text:span><text:span text:style-name="T2"> interface is optional in this example, because the page's event listeners are always assumed to be deferrable, no matter </text:span><text:span text:style-name="T7">Deferrable</text:span><text:span text:style-name="T2"> is implemented or not.</text:span></text:p>
      <text:h text:style-name="Heading_20_3" text:outline-level="3">The Invocation Sequence</text:h>
      <text:p text:style-name="Text_20_body_20_indent">The sequence of invoking event listeners is as follows. Let us assume the <text:span text:style-name="T6">onClick</text:span> event is received.</text:p>
      <text:list text:style-name="L4">
        <text:list-item>
          <text:p text:style-name="P153">Inv<text:span text:style-name="T2">oke event listeners for the </text:span><text:span text:style-name="T7">onClick</text:span><text:span text:style-name="T2"> event one-by-one that are added to the targeting component, if the listeners </text:span><text:span text:style-name="T28">also implement</text:span><text:span text:style-name="T2"> the </text:span><text:span text:style-name="T7">org.zkoss.zk.ui.event.Express</text:span><text:span text:style-name="T2"> interface. <text:s/>The first added, the first called.</text:span></text:p>
        </text:list-item>
        <text:list-item>
          <text:p text:style-name="P153">Invoke the script specified in the <text:span text:style-name="T6">onClick</text:span> attribute of the targeting component, if any.</text:p>
        </text:list-item>
        <text:list-item>
          <text:p text:style-name="P153">Invoke event listeners for the <text:span text:style-name="T6">onClick</text:span> event one-by-one that are added to the targeting component<text:span text:style-name="T2">, if the listeners </text:span><text:span text:style-name="T28">don't implement</text:span><text:span text:style-name="T2"> the </text:span><text:span text:style-name="T7">org.zkoss.zk.ui.event.Express</text:span><text:span text:style-name="T2"> interface</text:span>. The first added, the first called.</text:p>
        </text:list-item>
        <text:list-item>
          <text:p text:style-name="P153">Invoke the <text:span text:style-name="T6">onClick</text:span> member method of the targeting component, if any.</text:p>
        </text:list-item>
        <text:list-item>
          <text:p text:style-name="P153">Invoke event listeners for the <text:span text:style-name="T6">onClick</text:span> event one-by-one that are added to the page that the targeting component belongs. The first added, the first called.</text:p>
        </text:list-item>
      </text:list>
      <text:p text:style-name="P39">The<text:span text:style-name="T2"> </text:span><text:span text:style-name="T7">org.zkoss.zk.ui.event.Express</text:span><text:span text:style-name="T2"> interface is a decorative interface used to alter the invocation priority of an event listener. Notice that it is meaningless if the event listener is added to pages, instead of components.</text:span></text:p>
      <text:h text:style-name="Heading_20_3" text:outline-level="3">Abort the Invocation Sequence</text:h>
      <text:p text:style-name="Text_20_body_20_indent">You could abort the calling sequence by calling the <text:span text:style-name="T6">stopPropagation</text:span> method in the <text:span text:style-name="T6">org.zkoss.zk.ui.event.Event</text:span> class. Once one of the event listeners invokes this method, all following event listeners are ignored.</text:p>
      <text:h text:style-name="Heading_20_2" text:outline-level="2">Send, Post and Echo Events from an Event Listener</text:h>
      <text:p text:style-name="Text_20_body">In addition to receiving events, an application could communicate among event listeners by posting or sending events to them.</text:p>
      <text:h text:style-name="Heading_20_3" text:outline-level="3">Post Events</text:h>
      <text:p text:style-name="Text_20_body_20_indent">By use of the <text:span text:style-name="T6">postEvent</text:span> method in the <text:span text:style-name="T6">org.zkoss.zk.ui.event.Events</text:span> class, the<text:span text:style-name="T2"> application</text:span> could post an event to the end of the event queue. <text:s/>This method returns immediately after placing the event into the queue. The event will be processed later after all events preceding it have been processed.</text:p>
      <text:h text:style-name="Heading_20_3" text:outline-level="3">Send Events</text:h>
      <text:p text:style-name="Text_20_body_20_indent">By use of the <text:span text:style-name="T6">sendEvent</text:span> method in the <text:span text:style-name="T6">org.zkoss.zk.ui.event.Events</text:span> class, the<text:span text:style-name="T2"> application</text:span> could ask ZK to process the specified event immediately. This method won't return until all event listeners of the specified event has been processed. The eve<text:span text:style-name="T2">nt is processed at the same thread.</text:span></text:p>
      <text:h text:style-name="Heading_20_3" text:outline-level="3">Echo Events</text:h>
      <text:p text:style-name="P21">By use of the <text:span text:style-name="T6">echoEvent</text:span> method in the <text:span text:style-name="T6">org.zkoss.zk.ui.event.Events</text:span> class, the application could ask the client to echo back the event for processing later. This method returned immediately after queuing the response asking the client to echo back the event.</text:p>
      <text:p text:style-name="P21">Notice that, unlike <text:span text:style-name="T6">sendEvent</text:span> and <text:span text:style-name="T6">postEvent</text:span>, the event won't be processed in the current execution. Rather, it is processed later after the client echoes back the event. In other words, the event is processed later after the client has updated its user interfaces. Thus, it is useful to prompt the user before starting a long operation.</text:p>
      <text:p text:style-name="P21">For example, you can open a highlighted window and then invoke <text:span text:style-name="T6">echoEvent</text:span> to do the long operation after the client shows the window (and echoes back the event).</text:p>
      <text:p text:style-name="P158">For example, we can use the <text:span text:style-name="T11">org.zkoss.zk.ui.util.Clients.showBusy</text:span> method t<text:span text:style-name="T36">o show <text:s text:c="3"/>the busy messa</text:span><text:span text:style-name="T2">ge</text:span> such that the user knows the system is busy. So, the end user will see "Execute..." first and then, after two seconds, "Done." in the following <text:s/>example. If you use <text:span text:style-name="T6">postEvent</text:span>, the end user will see "Execute..." and "Done" at the same time after two seconds.</text:p>
      <text:p text:style-name="Code_20_Indent">&lt;window id="w" title="Test echoEvent"&gt;</text:p>
      <text:p text:style-name="Code_20_Indent"><text:tab/>&lt;attribute name="onLater"&gt;</text:p>
      <text:p text:style-name="Code_20_Indent"><text:tab/>Thread.sleep(2000);</text:p>
      <text:p text:style-name="Code_20_Indent"><text:tab/>Clients.showBusy(null, false);</text:p>
      <text:p text:style-name="Code_20_Indent"><text:tab/>new Label("Done.").setParent(w);</text:p>
      <text:p text:style-name="Code_20_Indent"><text:tab/>&lt;/attribute&gt;</text:p>
      <text:p text:style-name="Code_20_Indent"/>
      <text:p text:style-name="Code_20_Indent"><text:tab/>&lt;button label="echo"&gt;</text:p>
      <text:p text:style-name="Code_20_Indent"><text:tab/>&lt;attribute name="onClick"&gt;</text:p>
      <text:p text:style-name="Code_20_Indent"><text:tab/>Clients.showBusy("Execute...", true);</text:p>
      <text:p text:style-name="Code_20_Indent"><text:tab/>Events.echoEvent("onLater", w, null);</text:p>
      <text:p text:style-name="Code_20_Indent"><text:tab/>&lt;/attribute&gt;</text:p>
      <text:p text:style-name="Code_20_Indent"><text:tab/>&lt;/button&gt;</text:p>
      <text:p text:style-name="Code_20_Indent">&lt;/window&gt;</text:p>
      <text:h text:style-name="Heading_20_2" text:outline-level="2">Thread Model</text:h>
      <text:p text:style-name="Text_20_body">For each desktop, events are processed sequentially, so thread model is simple. Like developing desktop applications, you don't need to worry about racing and multi-threading. All you need to do is to register an event listener and process the event when invoked.</text:p>
      <text:p text:style-name="Tip"><text:span text:style-name="T3">Tip:</text:span> Each eve<text:span text:style-name="T2">nt listener executes in an independent thread called event processing thread, while the ZUML page is evaluated in the servlet thread.</text:span></text:p>
      <text:p text:style-name="P33"><text:span text:style-name="T3">Tip</text:span>: The use of the event processing thread can be disabled such that all events are processed in the Servlet threads. It has a little bit better performance and less integration issues. However, you can not suspend the execution. Refer to the <text:span text:style-name="T3">Use the Servlet Thread to Process Events</text:span> section in the <text:span text:style-name="T3">Advanced Features</text:span> chapter.</text:p>
      <text:h text:style-name="Heading_20_3" text:outline-level="3">Suspend and Resume</text:h>
      <text:p text:style-name="Text_20_body_20_indent">For advanced applications, you might have to suspend an execution until some condition is satisfied. The <text:span text:style-name="T6">wait</text:span>, <text:span text:style-name="T6">notify</text:span> and <text:span text:style-name="T6">notifyAll</text:span> methods of the <text:span text:style-name="T6">org.zkoss.zk.ui.Executions</text:span> class are designed for such purpose.</text:p>
      <text:p text:style-name="Text_20_body_20_indent">When an event listener want to suspend itself, it could invoke <text:span text:style-name="T6">wait</text:span>. Another thread could then wake it up by use of <text:span text:style-name="T6">notify</text:span> or <text:span text:style-name="T6">notifyAll</text:span>, if the application-specific condition is satisfied. The modal dialog is an typical example of using this mechanism.</text:p>
      <text:p text:style-name="Code_20_Indent">public void doModal() throws InterruptedException {</text:p>
      <text:p text:style-name="Code_20_Indent">...<text:line-break/><text:tab/>Executions.wait(_mutex); //suspend this thread, an<text:span text:style-name="T2"> event processing thread</text:span><text:line-break/>}</text:p>
      <text:p text:style-name="Code_20_Indent">public void endModal() {</text:p>
      <text:p text:style-name="Code_20_Indent">...</text:p>
      <text:p text:style-name="Code_20_Indent"><text:tab/>Executions.notify(_mutex); //resume the<text:span text:style-name="T2"> suspended event processing thread</text:span></text:p>
      <text:p text:style-name="Code_20_Indent">}</text:p>
      <text:p text:style-name="Text_20_body_20_indent">Their use is similar to the <text:span text:style-name="T6">wait</text:span>, <text:span text:style-name="T6">notify</text:span> and <text:span text:style-name="T6">notifyAll</text:span> methods of the <text:span text:style-name="T6">java.lang.Object </text:span>class. However, you cannot use the methods of <text:span text:style-name="T6">java.lang.Object</text:span> for suspending and resuming event listeners. Otherwise, all event processing will be stalled for the associated desktop.</text:p>
      <text:p text:style-name="Text_20_body_20_indent">Not<text:span text:style-name="T2">ice that, unlike Java </text:span><text:span text:style-name="T7">Object</text:span><text:span text:style-name="T2">'s </text:span><text:span text:style-name="T7">wait</text:span><text:span text:style-name="T2"> and </text:span><text:span text:style-name="T7">notify</text:span><text:span text:style-name="T2">, whether to use the </text:span><text:span text:style-name="T7">synchronized</text:span><text:span text:style-name="T2"> block to enclose </text:span><text:span text:style-name="T7">Executions</text:span><text:span text:style-name="T2">' </text:span><text:span text:style-name="T7">wait</text:span><text:span text:style-name="T2"> and </text:span><text:span text:style-name="T7">notify</text:span><text:span text:style-name="T2"> is optional. In the above case, we don't have to, because no racing condition is possible. However, if there is an racing condition, you can use the synchronized block as what you do with Java </text:span><text:span text:style-name="T7">Object</text:span><text:span text:style-name="T2">'s </text:span><text:span text:style-name="T7">wait</text:span><text:span text:style-name="T2"> and </text:span><text:span text:style-name="T7">notify</text:span><text:span text:style-name="T2">.</text:span></text:p>
      <text:p text:style-name="Code_20_Indent">//Thread 1</text:p>
      <text:p text:style-name="Code_20_Indent">public void req<text:span text:style-name="T2">uest() {</text:span></text:p>
      <text:p text:style-name="Code_20_Indent"><text:tab/>...</text:p>
      <text:p text:style-name="Code_20_Indent"><text:tab/>synchronized (mutex) {</text:p>
      <text:p text:style-name="Code_20_Indent"><text:tab/><text:tab/>...//start another thread</text:p>
      <text:p text:style-name="Code_20_Indent"><text:tab/><text:tab/>Executions.wait(mutex); //wait for its completion</text:p>
      <text:p text:style-name="Code_20_Indent"><text:tab/>}</text:p>
      <text:p text:style-name="Code_20_Indent">}</text:p>
      <text:p text:style-name="Code_20_Indent"/>
      <text:p text:style-name="Code_20_Indent">//Thread 2</text:p>
      <text:p text:style-name="Code_20_Indent">public void process() {</text:p>
      <text:p text:style-name="Code_20_Indent"><text:tab/>... //process it asynchronously</text:p>
      <text:p text:style-name="Code_20_Indent"><text:tab/>synchronized (mutex) {</text:p>
      <text:p text:style-name="Code_20_Indent"><text:tab/><text:tab/>Executions.notify(mutex);</text:p>
      <text:p text:style-name="Code_20_Indent"><text:tab/>}</text:p>
      <text:p text:style-name="Code_20_Indent">}</text:p>
      <text:h text:style-name="Heading_20_3" text:outline-level="3">Long Operations</text:h>
      <text:p text:style-name="Text_20_body_20_indent">Events for the same desktop are processed sequentially. In other words, an event handler will block any following handlers. The time blocking user's requests might not be acceptable, if an event handler takes too much time to execute. Like desktop applications, you have to create a working thread for long operations to minimize the blocking time. You have four options to commit this requirement, including server push, suspend and resume, timer, and piggyback.</text:p>
      <text:h text:style-name="P47" text:outline-level="4">Server Push</text:h>
      <text:p text:style-name="P48">Server push is so-called reverse-Ajax which allows the server to send content to the client actively. With the help of server push, you could send or update the content to the client in the working thread when your pre-defined condition is satisfied. To use server push is simple,and it requires only three steps as follows, </text:p>
      <text:list text:style-name="L5">
        <text:list-item>
          <text:p text:style-name="P250">Enable server push for the desktop </text:p>
          <text:p text:style-name="P159"><text:s text:c="3"/>Invoke <text:span text:style-name="T10">Desktop.enableServerPush(boolean bool)</text:span> to enable server push</text:p>
        </text:list-item>
        <text:list-item>
          <text:p text:style-name="P250">Passing components required to be update into the working thread</text:p>
        </text:list-item>
        <text:list-item>
          <text:p text:style-name="P250">Invoke the working thread in the desktop </text:p>
        </text:list-item>
      </text:list>
      <text:p text:style-name="Tip">Not<text:span text:style-name="T2">e: You need to install </text:span><text:span text:style-name="T7">zkex.jar</text:span><text:span text:style-name="T2"> or </text:span><text:span text:style-name="T7">zkmax.jar</text:span><text:span text:style-name="T2"> to have the server push, unless you have your own implementation of </text:span><text:span text:style-name="T7">org.zkoss.zk.ui.sys.ServerPush</text:span><text:span text:style-name="T2">.</text:span></text:p>
      <text:p text:style-name="P48">Let’s take a look at a real example below. If you want to update the number of client using server push, first of all, you have to enable server push for the desktop and then to invoke the thread as follows, </text:p>
      <text:p text:style-name="Code_20_Indent_20_2"/>
      <text:p text:style-name="Code_20_Indent_20_2">&lt;window title="Demo of Server Push"&gt;</text:p>
      <text:p text:style-name="Code_20_Indent_20_2">&lt;zscript&gt;</text:p>
      <text:p text:style-name="Code_20_Indent_20_2"><text:tab/>import test.WorkingThread;</text:p>
      <text:p text:style-name="Code_20_Indent_20_2"><text:tab/>WorkingThread thread;</text:p>
      <text:p text:style-name="Code_20_Indent_20_2"><text:tab/>void startServerpush(){</text:p>
      <text:p text:style-name="Code_20_Indent_20_2"><text:tab/><text:tab/>//enable server push</text:p>
      <text:p text:style-name="Code_20_Indent_20_2"><text:tab/><text:tab/>desktop.enableServerPush(true);</text:p>
      <text:p text:style-name="Code_20_Indent_20_2"><text:tab/><text:tab/><text:tab/>//invoke working thread and passing required component as parameter</text:p>
      <text:p text:style-name="Code_20_Indent_20_2"><text:tab/><text:tab/><text:tab/>thread= new WorkingThread(info);</text:p>
      <text:p text:style-name="Code_20_Indent_20_2"><text:tab/><text:tab/>thread.start();</text:p>
      <text:p text:style-name="Code_20_Indent_20_2"><text:tab/>}</text:p>
      <text:p text:style-name="Code_20_Indent_20_2"><text:tab/>void stopServerpush(){</text:p>
      <text:p text:style-name="Code_20_Indent_20_2"><text:tab/><text:tab/>//stop the thread</text:p>
      <text:p text:style-name="Code_20_Indent_20_2"><text:tab/><text:tab/>thread.setDone();</text:p>
      <text:p text:style-name="Code_20_Indent_20_2"><text:tab/><text:tab/>//disable server push</text:p>
      <text:p text:style-name="Code_20_Indent_20_2"><text:tab/><text:tab/>desktop.enableServerPush(false);</text:p>
      <text:p text:style-name="Code_20_Indent_20_2"><text:tab/>}</text:p>
      <text:p text:style-name="Code_20_Indent_20_2">&lt;/zscript&gt;</text:p>
      <text:p text:style-name="Code_20_Indent_20_2"><text:tab/>&lt;vbox&gt;</text:p>
      <text:p text:style-name="Code_20_Indent_20_2"><text:tab/><text:tab/>&lt;button label="Start Server Push" onClick="startServerpush()"/&gt;</text:p>
      <text:p text:style-name="Code_20_Indent_20_2"><text:tab/><text:tab/>&lt;button label="Stop Server Push" onClick="stopServerpush()"/&gt;</text:p>
      <text:p text:style-name="Code_20_Indent_20_2"><text:tab/>&lt;label id="info"/&gt;</text:p>
      <text:p text:style-name="Code_20_Indent_20_2"><text:tab/>&lt;/vbox&gt;</text:p>
      <text:p text:style-name="Code_20_Indent_20_2">&lt;/window&gt;</text:p>
      <text:p text:style-name="Code_20_Indent_20_2"/>
      <text:h text:style-name="Heading_20_4" text:outline-level="4"><text:s text:c="3"/>Security Issue</text:h>
      <text:p text:style-name="P49">One thing to notice is that <text:s/>the problem of synchronization which happens when a desktop is accessed by multiple threads at the same time Thus, before accessing the desktop, you have to invoke <text:span text:style-name="T11">Executions.activate(Desktop desktop)</text:span> to get full control of the desktop to avoid this problem, and then release the control of the desktop by invoking <text:span text:style-name="T11">Executions.deactivate(Desktop desktop)</text:span> after the thread finishing its job as follows,</text:p>
      <text:p text:style-name="Code_20_Indent_20_2">package<text:tab/>test;</text:p>
      <text:p text:style-name="Code_20_Indent_20_2"/>
      <text:p text:style-name="Code_20_Indent_20_2">public<text:tab/>class<text:tab/>WorkingThread extends Thread{</text:p>
      <text:p text:style-name="Code_20_Indent_20_2"><text:tab/>private final Desktop _desktop;</text:p>
      <text:p text:style-name="Code_20_Indent_20_2"><text:tab/>private final Label _info;</text:p>
      <text:p text:style-name="Code_20_Indent_20_2"><text:tab/>private int _cnt;</text:p>
      <text:p text:style-name="Code_20_Indent_20_2"><text:tab/>private boolean _ceased;</text:p>
      <text:p text:style-name="Code_20_Indent_20_2"><text:tab/>public<text:tab/>WorkingThread(Label info){</text:p>
      <text:p text:style-name="Code_20_Indent_20_2"><text:tab/><text:tab/>_desktop = info.getDesktop();</text:p>
      <text:p text:style-name="Code_20_Indent_20_2"><text:tab/><text:tab/>_info<text:tab/>= info;</text:p>
      <text:p text:style-name="Code_20_Indent_20_2"><text:tab/>}<text:line-break/><text:tab/>public<text:tab/>void<text:tab/>run(){<text:line-break/><text:tab/><text:tab/>try<text:tab/>{</text:p>
      <text:p text:style-name="Code_20_Indent_20_2"><text:tab/><text:tab/><text:tab/>while<text:tab/>(!_ceased){</text:p>
      <text:p text:style-name="Code_20_Indent_20_2"><text:tab/><text:tab/><text:tab/><text:tab/>Threads.sleep(2000); //Update each two seconds</text:p>
      <text:p text:style-name="Code_20_Indent_20_2"><text:tab/><text:tab/><text:tab/><text:tab/>Executions.activate(_desktop); //get full control of desktop</text:p>
      <text:p text:style-name="Code_20_Indent_20_2"><text:tab/><text:tab/><text:tab/><text:tab/>try<text:tab/>{</text:p>
      <text:p text:style-name="Code_20_Indent_20_2"><text:tab/><text:tab/><text:tab/><text:tab/><text:tab/>_info.setValue(Integer.toString(++_cnt));</text:p>
      <text:p text:style-name="Code_20_Indent_20_2"><text:tab/><text:tab/><text:tab/><text:tab/>}catch<text:tab/>(RuntimeException ex)<text:tab/>{<text:line-break/><text:tab/><text:tab/><text:tab/><text:tab/><text:tab/>throw ex;</text:p>
      <text:p text:style-name="Code_20_Indent_20_2"><text:tab/><text:tab/><text:tab/><text:tab/>}catch<text:tab/>(Error ex){</text:p>
      <text:p text:style-name="Code_20_Indent_20_2"><text:tab/><text:tab/><text:tab/><text:tab/><text:tab/>throw ex;</text:p>
      <text:p text:style-name="Code_20_Indent_20_2"><text:tab/><text:tab/><text:tab/><text:tab/>}finally{</text:p>
      <text:p text:style-name="Code_20_Indent_20_2"><text:tab/><text:tab/><text:tab/><text:tab/><text:tab/>Executions.deactivate(_desktop);//release full control of<text:tab/>desktop</text:p>
      <text:p text:style-name="Code_20_Indent_20_2"><text:tab/><text:tab/><text:tab/><text:tab/>}</text:p>
      <text:p text:style-name="Code_20_Indent_20_2"><text:tab/><text:tab/><text:tab/>}</text:p>
      <text:p text:style-name="Code_20_Indent_20_2"><text:tab/><text:tab/>}<text:tab/>catch(InterruptedException ex){</text:p>
      <text:p text:style-name="Code_20_Indent_20_2"><text:tab/><text:tab/><text:tab/>}</text:p>
      <text:p text:style-name="Code_20_Indent_20_2"><text:tab/>}<text:line-break/><text:tab/>public<text:tab/>void<text:tab/>setDone(){</text:p>
      <text:p text:style-name="Code_20_Indent_20_2"><text:tab/><text:tab/>_ceased = true;</text:p>
      <text:p text:style-name="Code_20_Indent_20_2"><text:tab/>}<text:line-break/>}</text:p>
      <text:h text:style-name="Heading_20_4" text:outline-level="4"><text:s text:c="3"/>Behind the Scene</text:h>
      <text:p text:style-name="P49">The mechanism of server push is implemented using client-polling technique which<text:span text:style-name="T36"> the <text:s text:c="2"/>client will query the server repetitively to invoke the working thread to do its job, and the frequency of query could be adjusted manually by invoking </text:span><text:span text:style-name="T11">Executions.setDelay(int min, int max, int factor)</text:span><text:span text:style-name="T36">.</text:span></text:p>
      <text:list text:style-name="L6">
        <text:list-item>
          <text:p text:style-name="P276">min, the minimal delay to poll the server for any pending server-push threads.</text:p>
        </text:list-item>
        <text:list-item>
          <text:p text:style-name="P276">max, the maximum delay to poll the server for any pending server-push threads.</text:p>
        </text:list-item>
        <text:list-item>
          <text:p text:style-name="P276">factor, The real delay is the processing time multiplies the delay factor.</text:p>
        </text:list-item>
      </text:list>
      <text:p text:style-name="Text_20_body_20_indent_20_3">Last, one thing to notice is that the frequency will be adjusted automatically depending on the loading of the server</text:p>
      <text:h text:style-name="Heading_20_4" text:outline-level="4">Alternative 1: Thread Suspend and Resume</text:h>
      <text:p text:style-name="Text_20_body_20_indent_20_2">With the help of server push, you don't have to take care about the problem of multi threads. However, if you would like to handle this job by yourself, you have to con<text:span text:style-name="T2">form with</text:span> the following rules due to the limitations of HTTP.</text:p>
      <text:list text:style-name="L6">
        <text:list-item text:start-value="1">
          <text:p text:style-name="P226">Use the <text:span text:style-name="T6">wait </text:span>method in the <text:span text:style-name="T6">org.zkoss.zk.ui.Executions</text:span> class to suspend the event handler itself, after creating a working thread.</text:p>
        </text:list-item>
        <text:list-item>
          <text:p text:style-name="P226">Because the working thread is not an event listener, it <text:span text:style-name="T27">cannot</text:span> access any components, unless the<text:span text:style-name="T2"> components</text:span> don't belong to any desktop. Thus, you might have to pass necessary information manually before starting the working thread.</text:p>
        </text:list-item>
        <text:list-item>
          <text:p text:style-name="P226">The<text:span text:style-name="T2">n, the working thread could crush the information and create components as necessary. Just don't reference any component that belongs to any desktop.</text:span></text:p>
        </text:list-item>
        <text:list-item>
          <text:p text:style-name="P226">Use the <text:span text:style-name="T6">notify(Desktop desktop, Object flag)</text:span> or <text:span text:style-name="T6">notifyAll(Desktop desktop, Object flag)</text:span> method in the <text:span text:style-name="T6">org.zkoss.zk.ui.Executions</text:span> class in the working thread to resume the event handler, after the working thread finishes.</text:p>
        </text:list-item>
        <text:list-item>
          <text:p text:style-name="P226">The resumed event handler won't be executed immediately until another event is sent from the client. To enforce an event to be sent, you could use a timer component (<text:span text:style-name="T6">org.zkoss.zul.Timer</text:span>) to fire an event a moment later or periodically. This event listener for this timer could do nothing or update the progress status.</text:p>
        </text:list-item>
      </text:list>
      <text:h text:style-name="Heading_20_5" text:outline-level="5">Example: A Working Thread Gen<text:span text:style-name="T2">erates Labels Asynchronously</text:span></text:h>
      <text:p text:style-name="Text_20_body_20_indent_20_3">Assume we want create a label asynchronously. Of course, it is non-sense to do such a little job by applying multi-threading, but you can replace the task with sophisticated one.</text:p>
      <text:p text:style-name="Code_20_Indent_20_3">//WorkingThread</text:p>
      <text:p text:style-name="Code_20_Indent_20_3">package test;</text:p>
      <text:p text:style-name="Code_20_Indent_20_3">public class WorkingThread extends Thread {</text:p>
      <text:p text:style-name="Code_20_Indent_20_3"><text:tab/>private static int _cnt;</text:p>
      <text:p text:style-name="Code_20_Indent_20_3"><text:tab/>private Desktop _desktop;</text:p>
      <text:p text:style-name="Code_20_Indent_20_3"><text:tab/>private Label _label;</text:p>
      <text:p text:style-name="Code_20_Indent_20_3"><text:tab/>private final Object _mutex = new Integer(0);</text:p>
      <text:p text:style-name="Code_20_Indent_20_3"><text:line-break/><text:tab/>/** Called by thread.zul to create a label asynchronously.</text:p>
      <text:p text:style-name="Code_20_Indent_20_3"><text:tab/>*To create a label, it start a thread, and wait for its completion.</text:p>
      <text:p text:style-name="Code_20_Indent_20_3"><text:tab/>*/</text:p>
      <text:p text:style-name="Code_20_Indent_20_3"><text:tab/>public static final Label asyncCreate(Desktop desktop)</text:p>
      <text:p text:style-name="Code_20_Indent_20_3"><text:tab/><text:tab/>throws InterruptedException {</text:p>
      <text:p text:style-name="Code_20_Indent_20_3"><text:tab/><text:tab/>final WorkingThread worker = new WorkingThread(desktop);<text:line-break/><text:tab/><text:tab/>synchronized (worker._mutex) { //to avoid racing</text:p>
      <text:p text:style-name="Code_20_Indent_20_3"><text:tab/><text:tab/><text:tab/>worker.start();</text:p>
      <text:p text:style-name="Code_20_Indent_20_3"><text:tab/><text:tab/><text:tab/>Executions.wait(worker._mutex);</text:p>
      <text:p text:style-name="Code_20_Indent_20_3"><text:tab/><text:tab/><text:tab/>return worker._label;</text:p>
      <text:p text:style-name="Code_20_Indent_20_3"><text:tab/><text:tab/>}</text:p>
      <text:p text:style-name="Code_20_Indent_20_3"><text:tab/>}</text:p>
      <text:p text:style-name="Code_20_Indent_20_3"><text:tab/>public WorkingThread(Desktop desktop) {</text:p>
      <text:p text:style-name="Code_20_Indent_20_3"><text:tab/><text:tab/>_desktop = desktop;</text:p>
      <text:p text:style-name="Code_20_Indent_20_3"><text:tab/>}<text:line-break/><text:tab/>public void run() {</text:p>
      <text:p text:style-name="Code_20_Indent_20_3"><text:tab/><text:tab/><text:tab/>_label = new Label("Execute "+ ++_cnt);</text:p>
      <text:p text:style-name="Code_20_Indent_20_3"><text:tab/><text:tab/><text:tab/>synchronized (_mutex) { //to avoid racing</text:p>
      <text:p text:style-name="Code_20_Indent_20_3"><text:tab/><text:tab/><text:tab/>Executions.notify(_desktop, _mutex);</text:p>
      <text:p text:style-name="Code_20_Indent_20_3"><text:tab/><text:tab/>}</text:p>
      <text:p text:style-name="Code_20_Indent_20_3"><text:tab/>}</text:p>
      <text:p text:style-name="Code_20_Indent_20_3">}</text:p>
      <text:p text:style-name="Text_20_body_20_indent_20_3">The<text:span text:style-name="T2">n, we have a ZUML page to invoke this working thread in an event listener, say </text:span><text:span text:style-name="T7">onClick</text:span><text:span text:style-name="T2">.</text:span></text:p>
      <text:p text:style-name="Code_20_Indent_20_3">&lt;window id="main" title="Working Thread"&gt;</text:p>
      <text:p text:style-name="Code_20_Indent_20_3"><text:tab/>&lt;button label="Start Working Thread"&gt;</text:p>
      <text:p text:style-name="Code_20_Indent_20_3"><text:tab/><text:tab/>&lt;attribute name="onClick"&gt;</text:p>
      <text:p text:style-name="Code_20_Indent_20_3"><text:tab/><text:tab/>timer.start();</text:p>
      <text:p text:style-name="Code_20_Indent_20_3"><text:tab/><text:tab/>Label label = test.WorkingThread.asyncCreate(desktop);</text:p>
      <text:p text:style-name="Code_20_Indent_20_3"><text:tab/><text:tab/>main.appendChild(label);</text:p>
      <text:p text:style-name="Code_20_Indent_20_3"><text:tab/><text:tab/>timer.stop()</text:p>
      <text:p text:style-name="Code_20_Indent_20_3"><text:tab/><text:tab/>&lt;/attribute&gt;</text:p>
      <text:p text:style-name="Code_20_Indent_20_3"><text:tab/>&lt;/button&gt;</text:p>
      <text:p text:style-name="Code_20_Indent_20_3"><text:tab/>&lt;timer id="timer" running="false" delay="1000" repeats="true"/&gt;</text:p>
      <text:p text:style-name="Code_20_Indent_20_3">&lt;/window&gt;</text:p>
      <text:p text:style-name="Text_20_body_20_indent_20_3">Notice that w<text:span text:style-name="T2">e have to use a timer to really resume the suspended the event listener (</text:span><text:span text:style-name="T7">onClick</text:span><text:span text:style-name="T2">). It looks odd, but it is a must due to the HTTP limitation: to keep Web page alive at the browser, we have to return the response when the event processing is suspended. Then, when the working thread completes its job and notifies the even listener, the HTTP request was already gone. Therefore, we need a way to 'piggyback' <text:s/>the result, which the timer is used for.</text:span></text:p>
      <text:p text:style-name="Text_20_body_20_indent_20_3">More precisely, when the working thread notifies the event listener to resume, ZK only adds it to a waiting list. And, the listener is really resumed when another HTTP request arrives (in the above example, it is the <text:span text:style-name="T6">onTimer</text:span> event)</text:p>
      <text:p text:style-name="Text_20_body_20_indent_20_3">In this simple example, we do nothing for the <text:span text:style-name="T6">onTimer</text:span> event. For a sophisticated application, you can use it to send back the progressing status.</text:p>
      <text:h text:style-name="Heading_20_4" text:outline-level="4">Alternative 2: Timer (No Suspend/Resume)</text:h>
      <text:p text:style-name="P36">It is possible to implement a long operation without suspend and resume. It is useful if the synchronization codes are going too complex to debug.</text:p>
      <text:p text:style-name="P36">The idea is simple. The working thread save the result in a temporary space, and then the <text:span text:style-name="T6">onTimer</text:span> event listener pops the result to the desktop.</text:p>
      <text:p text:style-name="Code_20_Indent_20_2">//WorkingThread2</text:p>
      <text:p text:style-name="Code_20_Indent_20_2">package test;</text:p>
      <text:p text:style-name="Code_20_Indent_20_2">public class WorkingThread2 extends Thread {</text:p>
      <text:p text:style-name="Code_20_Indent_20_2"><text:tab/>private static int _cnt;</text:p>
      <text:p text:style-name="Code_20_Indent_20_2"><text:tab/>private final Desktop _desktop;</text:p>
      <text:p text:style-name="Code_20_Indent_20_2"><text:tab/>private final List _result;</text:p>
      <text:p text:style-name="Code_20_Indent_20_2"><text:tab/></text:p>
      <text:p text:style-name="Code_20_Indent_20_2"><text:tab/>public WorkingThread2(Desktop desktop, List result) {</text:p>
      <text:p text:style-name="Code_20_Indent_20_2"><text:tab/><text:tab/>_desktop = desktop;</text:p>
      <text:p text:style-name="Code_20_Indent_20_2"><text:tab/><text:tab/>_result = result;</text:p>
      <text:p text:style-name="Code_20_Indent_20_2"><text:tab/>}</text:p>
      <text:p text:style-name="Code_20_Indent_20_2"><text:tab/>public void run() {</text:p>
      <text:p text:style-name="Code_20_Indent_20_2"><text:tab/><text:tab/>_result.add(new Label("Execute "+ ++_cnt));</text:p>
      <text:p text:style-name="Code_20_Indent_20_2"><text:tab/>}</text:p>
      <text:p text:style-name="Code_20_Indent_20_2">}</text:p>
      <text:p text:style-name="Text_20_body_20_indent_20_2">The<text:span text:style-name="T2">n, you append the labels in the </text:span><text:span text:style-name="T7">onTimer</text:span><text:span text:style-name="T2"> event listener.</text:span></text:p>
      <text:p text:style-name="Code_20_Indent_20_2">&lt;window id="main" title="Working Thread2"&gt;</text:p>
      <text:p text:style-name="Code_20_Indent_20_2"><text:tab/>&lt;zscript&gt;</text:p>
      <text:p text:style-name="Code_20_Indent_20_2"><text:tab/><text:tab/>int numPending = 0;</text:p>
      <text:p text:style-name="Code_20_Indent_20_2"><text:tab/><text:tab/>List result = Collections.synchronizedList(new LinkedList());</text:p>
      <text:p text:style-name="Code_20_Indent_20_2"><text:tab/>&lt;/zscript&gt;</text:p>
      <text:p text:style-name="Code_20_Indent_20_2"><text:tab/>&lt;button label="Start Working Thread"&gt;</text:p>
      <text:p text:style-name="Code_20_Indent_20_2"><text:tab/><text:tab/>&lt;attribute name="onClick"&gt;</text:p>
      <text:p text:style-name="Code_20_Indent_20_2"><text:tab/><text:tab/><text:tab/>++numPending;</text:p>
      <text:p text:style-name="Code_20_Indent_20_2"><text:tab/><text:tab/><text:tab/>timer.start();</text:p>
      <text:p text:style-name="Code_20_Indent_20_2"><text:tab/><text:tab/><text:tab/>new test.WorkingThread2(desktop, result).start();</text:p>
      <text:p text:style-name="Code_20_Indent_20_2"><text:tab/><text:tab/>&lt;/attribute&gt;</text:p>
      <text:p text:style-name="Code_20_Indent_20_2"><text:tab/>&lt;/button&gt;</text:p>
      <text:p text:style-name="Code_20_Indent_20_2"><text:tab/>&lt;timer id="timer" running="false" delay="1000" repeats="true"&gt;</text:p>
      <text:p text:style-name="Code_20_Indent_20_2"><text:tab/><text:tab/>&lt;attribute name="onTimer"&gt;</text:p>
      <text:p text:style-name="Code_20_Indent_20_2"><text:tab/><text:tab/><text:tab/>while (!result.isEmpty()) {</text:p>
      <text:p text:style-name="Code_20_Indent_20_2"><text:tab/><text:tab/><text:tab/>main.appendChild(result.remove(0));</text:p>
      <text:p text:style-name="Code_20_Indent_20_2"><text:tab/><text:tab/><text:tab/>--numPending;</text:p>
      <text:p text:style-name="Code_20_Indent_20_2"><text:tab/><text:tab/><text:tab/>}</text:p>
      <text:p text:style-name="Code_20_Indent_20_2"><text:tab/><text:tab/><text:tab/>if (numPending == 0) timer.stop();</text:p>
      <text:p text:style-name="Code_20_Indent_20_2"><text:tab/><text:tab/>&lt;/attribute&gt;</text:p>
      <text:p text:style-name="Code_20_Indent_20_2"><text:tab/>&lt;/timer&gt;</text:p>
      <text:p text:style-name="Code_20_Indent_20_2">&lt;/window&gt;</text:p>
      <text:h text:style-name="Heading_20_4" text:outline-level="4">Alt<text:span text:style-name="T2">ernative 3: Piggyback (No Suspend/Resume, No Timer)</text:span></text:h>
      <text:p text:style-name="P36">Instead of checking the results periodically, you can piggyback them to the client when the user, say, clicks a button or enters something.</text:p>
      <text:p text:style-name="P36">To piggyback, all you need to do is to register an event listener for the <text:span text:style-name="T6">onPiggyback</text:span> event to one of the root components. Then, the listener will be invoked each time ZK Update Engine has processed the events. For example, you can rewrite the codes as follows.</text:p>
      <text:p text:style-name="Code_20_Indent_20_2">&lt;window id="main" title="Working Thread3" onPiggyback="checkResult()"&gt;</text:p>
      <text:p text:style-name="Code_20_Indent_20_2"><text:tab/>&lt;zscript&gt;</text:p>
      <text:p text:style-name="Code_20_Indent_20_2"><text:tab/>List result = Collections.synchronizedList(new LinkedList());</text:p>
      <text:p text:style-name="Code_20_Indent_20_2"/>
      <text:p text:style-name="Code_20_Indent_20_2"><text:tab/>void checkResult() {</text:p>
      <text:p text:style-name="Code_20_Indent_20_2"><text:tab/><text:tab/>while (!result.isEmpty())</text:p>
      <text:p text:style-name="Code_20_Indent_20_2"><text:tab/><text:tab/><text:tab/>main.appendChild(result.remove(0));</text:p>
      <text:p text:style-name="Code_20_Indent_20_2"><text:tab/>}</text:p>
      <text:p text:style-name="Code_20_Indent_20_2"><text:tab/>&lt;/zscript&gt;</text:p>
      <text:p text:style-name="Code_20_Indent_20_2"><text:tab/>&lt;button label="Start Working Thread"&gt;</text:p>
      <text:p text:style-name="Code_20_Indent_20_2"><text:tab/><text:tab/>&lt;attribute name="onClick"&gt;</text:p>
      <text:p text:style-name="Code_20_Indent_20_2"><text:tab/>timer.start();</text:p>
      <text:p text:style-name="Code_20_Indent_20_2"><text:tab/>new test.WorkingThread2(desktop, result).start();</text:p>
      <text:p text:style-name="Code_20_Indent_20_2"><text:tab/><text:tab/>&lt;/attribute&gt;</text:p>
      <text:p text:style-name="Code_20_Indent_20_2"><text:tab/>&lt;/button&gt;</text:p>
      <text:p text:style-name="Code_20_Indent_20_2">&lt;/window&gt;</text:p>
      <text:p text:style-name="P36">The advantage of the piggyback is no extra traffic between the client and the server. However, the user sees no updates if he doesn't have any activity, such as clicking or typing. Whether it is proper is really up to the application requirements.</text:p>
      <text:p text:style-name="Tip"><text:span text:style-name="T3">Not</text:span><text:span text:style-name="T4">e</text:span><text:span text:style-name="T2">: A deferrable event won't be sent to the client immediately, so the </text:span><text:span text:style-name="T7">onPiggyback</text:span><text:span text:style-name="T2"> event is triggered only if a non-deferrable event is fired. Refer to the </text:span><text:span text:style-name="T4">Deferrable Event Listeners</text:span><text:span text:style-name="T2"> section.</text:span></text:p>
      <text:h text:style-name="Heading_20_2" text:outline-level="2">Initialization and Cleanup of Event Processing Thread</text:h>
      <text:h text:style-name="Heading_20_3" text:outline-level="3">Initialization Before Processing Each Event</text:h>
      <text:p text:style-name="Text_20_body_20_indent">An event listener is executed in an event processing thread. Sometimes, you have to initialize the thread before processing any event.</text:p>
      <text:p text:style-name="Text_20_body_20_indent">A typical example is to initialize the thread for the authentication. Some J2EE or Web containers store authentication information in the thread local storage, such that they could re-authenticate automatically when needed.</text:p>
      <text:p text:style-name="Text_20_body_20_indent">To initialize the event processing threads, you have to register a class, that implements the <text:span text:style-name="T6">org.zkoss.zk.ui.event.EventThreadInit</text:span> interface, to the <text:span text:style-name="T6">listener</text:span> element in the <text:span text:style-name="T6">WEB-INF/zk.xml</text:span> file<text:note text:id="ftn30" text:note-class="footnote"><text:note-citation>30</text:note-citation><text:note-body><text:p text:style-name="Footnote">It is des<text:span text:style-name="T2">cribed more detailedly in </text:span><text:span text:style-name="T4">Appendix B</text:span><text:span text:style-name="T2"> in </text:span><text:span text:style-name="T4">the Developer's Reference</text:span><text:span text:style-name="T2">.</text:span></text:p></text:note-body></text:note>.</text:p>
      <text:p text:style-name="Text_20_body_20_indent">Once registered, an instance of the specified class is constructed in the main thread (aka., the servlet thread), before starting an event processing thread. Then, the <text:span text:style-name="T6">init</text:span> method of the instance is called at the context of the event processing thread before doing anything else.</text:p>
      <text:p text:style-name="Text_20_body_20_indent">Notice that the constructor and the <text:span text:style-name="T6">init</text:span> method are invoked at different thread such that developers could retrieve thread-dependent data from one thread and pass to anther.</text:p>
      <text:p text:style-name="Text_20_body_20_indent">Here is an example for the authentication mechanism of JBoss<text:note text:id="ftn31" text:note-class="footnote"><text:note-citation>31</text:note-citation><text:note-body><text:p text:style-name="Footnote">http://www.jboss.org</text:p></text:note-body></text:note>. In this example, we retrieve the information stored in the servlet thread in the constructor. Then, we ini<text:span text:style-name="T2">tialize</text:span> the event processing thread when the <text:span text:style-name="T6">init</text:span> method is called.</text:p>
      <text:p text:style-name="Code_20_Indent">import java.security.Principal;</text:p>
      <text:p text:style-name="Code_20_Indent">import org.jboss.security.SecurityAssociation;</text:p>
      <text:p text:style-name="Code_20_Indent">import org.zkoss.zk.ui.Component;</text:p>
      <text:p text:style-name="Code_20_Indent">import org.zkoss.zk.ui.event.Event;</text:p>
      <text:p text:style-name="Code_20_Indent">import org.zkoss.zk.ui.event.EventThreadInit;</text:p>
      <text:p text:style-name="Code_20_Indent"/>
      <text:p text:style-name="Code_20_Indent">public class JBossEventThreadInit implements EventThreadInit {</text:p>
      <text:p text:style-name="Code_20_Indent"><text:tab/>private final Principal _principal;</text:p>
      <text:p text:style-name="Code_20_Indent"><text:tab/>private final Object _credential;</text:p>
      <text:p text:style-name="Code_20_Indent"><text:tab/>/** Retrieve info at the constructor, which runs at the servlet thread. */</text:p>
      <text:p text:style-name="Code_20_Indent"><text:tab/>public JBossEventThreadInit() {</text:p>
      <text:p text:style-name="Code_20_Indent"><text:tab/><text:tab/>_principal = SecurityAssociation.getPrincipal();</text:p>
      <text:p text:style-name="Code_20_Indent"><text:tab/><text:tab/>_credential = SecurityAssociation.getCredential();</text:p>
      <text:p text:style-name="Code_20_Indent"><text:tab/>}</text:p>
      <text:p text:style-name="Code_20_Indent"><text:tab/>//-- EventThreadInit --//</text:p>
      <text:p text:style-name="Code_20_Indent"><text:tab/>/** Initial the event processing thread at this method. */</text:p>
      <text:p text:style-name="Code_20_Indent"><text:tab/>public void init(Component comp, Event evt) {</text:p>
      <text:p text:style-name="Code_20_Indent"><text:tab/><text:tab/>SecurityAssociation.setPrincipal(_principal);</text:p>
      <text:p text:style-name="Code_20_Indent"><text:tab/><text:tab/>SecurityAssociation.setCredential(_credential);</text:p>
      <text:p text:style-name="Code_20_Indent"><text:tab/>}</text:p>
      <text:p text:style-name="Code_20_Indent">}</text:p>
      <text:p text:style-name="Text_20_body_20_indent">Then, in <text:span text:style-name="T6">WEB-INF/zk.xml</text:span>, you have to specify as follows.</text:p>
      <text:p text:style-name="Code_20_Indent">&lt;zk&gt;</text:p>
      <text:p text:style-name="Code_20_Indent"><text:tab/>&lt;listener&gt;</text:p>
      <text:p text:style-name="Code_20_Indent"><text:tab/><text:tab/>&lt;listener-class&gt;JBossEventThreadInit&lt;/listener-class&gt;</text:p>
      <text:p text:style-name="Code_20_Indent"><text:tab/>&lt;/listener&gt;</text:p>
      <text:p text:style-name="Code_20_Indent">&lt;/zk&gt;</text:p>
      <text:h text:style-name="Heading_20_3" text:outline-level="3">Cleanup After Processed Each Event</text:h>
      <text:p text:style-name="Text_20_body_20_indent">Sim<text:span text:style-name="T2">ilarly, you might have to clean up an event processing thread after it has processed an event.</text:span></text:p>
      <text:p text:style-name="Text_20_body_20_indent">A typical example is to close the transaction, if it is not closed properly.</text:p>
      <text:p text:style-name="Text_20_body_20_indent">To cleanup the event processing threads, you have to register a listener class, that implements the <text:span text:style-name="T6">org.zkoss.zk.ui.event.EventThreadCleanup</text:span> interface, to the <text:span text:style-name="T6">listener</text:span> element in the <text:span text:style-name="T6">WEB-INF/zk.xml</text:span> file.</text:p>
      <text:p text:style-name="Code_20_Indent">&lt;zk&gt;</text:p>
      <text:p text:style-name="Code_20_Indent"><text:tab/>&lt;listener&gt;</text:p>
      <text:p text:style-name="Code_20_Indent"><text:tab/><text:tab/>&lt;listener-class&gt;my.MyEventThreadCleanup&lt;/listener-class&gt;</text:p>
      <text:p text:style-name="Code_20_Indent"><text:tab/>&lt;listener&gt;</text:p>
      <text:p text:style-name="Code_20_Indent">&lt;/zk&gt;</text:p>
      <text:h text:style-name="Heading_20_1" text:outline-level="1">6. The ZK User Interface Markup Language</text:h>
      <text:p text:style-name="Text_20_body">The ZK User Interface Markup Language (ZUML) is based on XML. Each XML element describes what component to create. A XML attribute describes an initial values to be assigned to the created component. An XML processing instruction describes how to process the whole page, such as the page title.</text:p>
      <text:p text:style-name="Text_20_body">Different sets of com<text:span text:style-name="T2">ponents are distinguished by XML namespaces. For example, the namespace of</text:span><text:span text:style-name="T20"> XUL is </text:span><text:a xlink:type="simple" xlink:href="http://www.potix.com/2005/zul"><text:span text:style-name="T7">http://www.zkoss.org/2005/zul</text:span></text:a><text:span text:style-name="T20">,</text:span><text:span text:style-name="T20"><text:note text:id="ftn32" text:note-class="footnote"><text:note-citation>32</text:note-citation><text:note-body><text:p text:style-name="Footnote">It was called <text:a xlink:type="simple" xlink:href="http://www.mozilla.org/keymaster/gatekeeper/there.is.only.xul"><text:span text:style-name="T6">http://www.mozilla.org/keymaster/gatekeeper/there.is.only.xul</text:span></text:a>. However , many<text:span text:style-name="T2"> non-XUL features are added, so it is better to use an independent namespace.</text:span></text:p></text:note-body></text:note></text:span><text:span text:style-name="T20"> and that of XHTML is </text:span><text:a xlink:type="simple" xlink:href="http://www.w3.org/1999/xhtml"><text:span text:style-name="T7">http://www.w3.org/1999/xhtml</text:span></text:a><text:span text:style-name="T20">.</text:span></text:p>
      <text:h text:style-name="Heading_20_2" text:outline-level="2">XML</text:h>
      <text:p text:style-name="Text_20_body">This section provides the most basic concepts of XML to work with ZK. If you are familiar with XML, you could skip this section. If you want to learn more, the<text:span text:style-name="T2">re are a lot of resources on Internet, such as </text:span><text:a xlink:type="simple" xlink:href="http://www.w3schools.com/xml/xml_whatis.asp"><text:span text:style-name="T39">http://www.w3schools.com/xml/xml_whatis.asp</text:span></text:a><text:span text:style-name="T41"> and </text:span><text:a xlink:type="simple" xlink:href="http://www.xml.com/pub/a/98/10/guide0.html"><text:span text:style-name="T40">http://www.xml.com/pub/a/98/10/guide0.html</text:span></text:a><text:span text:style-name="T41">.</text:span></text:p>
      <text:p text:style-name="Text_20_body">XML is a mar<text:span text:style-name="T2">kup language much like HTML but with </text:span>stricter and cleaner syn<text:span text:style-name="T2">tax. It has several characteristics worth to notice.</text:span></text:p>
      <text:h text:style-name="Heading_20_3" text:outline-level="3">Elements Must Be Well-formed</text:h>
      <text:p text:style-name="P39">First, each element must be closed. The<text:span text:style-name="T2">y are two ways to close an element as depicted below. They are equivalent.</text:span></text:p>
      <table:table table:name="Table20" table:style-name="Table20">
        <table:table-column table:style-name="Table20.A"/>
        <table:table-column table:style-name="Table20.B"/>
        <table:table-header-rows>
          <table:table-row>
            <table:table-cell table:style-name="Table20.A1" office:value-type="string">
              <text:p text:style-name="Table_20_Heading">Description</text:p>
            </table:table-cell>
            <table:table-cell table:style-name="Table20.B1" office:value-type="string">
              <text:p text:style-name="Table_20_Heading">Code</text:p>
            </table:table-cell>
          </table:table-row>
        </table:table-header-rows>
        <table:table-row>
          <table:table-cell table:style-name="Table20.A2" office:value-type="string">
            <text:p text:style-name="Table_20_Contents">Close by an end tag:</text:p>
          </table:table-cell>
          <table:table-cell table:style-name="Table20.B2" office:value-type="string">
            <text:p text:style-name="Code">&lt;window&gt;&lt;/window&gt;</text:p>
          </table:table-cell>
        </table:table-row>
        <table:table-row>
          <table:table-cell table:style-name="Table20.A2" office:value-type="string">
            <text:p text:style-name="Table_20_Contents">Close without an end tag:</text:p>
          </table:table-cell>
          <table:table-cell table:style-name="Table20.B2" office:value-type="string">
            <text:p text:style-name="Code">&lt;window/&gt;</text:p>
          </table:table-cell>
        </table:table-row>
      </table:table>
      <text:p text:style-name="P160">Second, elements must be pro<text:span text:style-name="T2">perly nested.</text:span></text:p>
      <table:table table:name="Table23" table:style-name="Table23">
        <table:table-column table:style-name="Table23.A"/>
        <table:table-column table:style-name="Table23.B"/>
        <table:table-header-rows>
          <table:table-row>
            <table:table-cell table:style-name="Table23.A1" office:value-type="string">
              <text:p text:style-name="Table_20_Heading">Result</text:p>
            </table:table-cell>
            <table:table-cell table:style-name="Table23.B1" office:value-type="string">
              <text:p text:style-name="Table_20_Heading">Code</text:p>
            </table:table-cell>
          </table:table-row>
        </table:table-header-rows>
        <table:table-row>
          <table:table-cell table:style-name="Table23.A2" office:value-type="string">
            <text:p text:style-name="Table_20_Contents">Correct:</text:p>
          </table:table-cell>
          <table:table-cell table:style-name="Table23.B2" office:value-type="string">
            <text:p text:style-name="Code">&lt;window&gt;<text:line-break/> &lt;groupbox&gt;<text:line-break/> <text:s text:c="3"/>Hello World!<text:line-break/> &lt;/groupbox&gt;<text:line-break/>&lt;/window&gt;</text:p>
          </table:table-cell>
        </table:table-row>
        <table:table-row>
          <table:table-cell table:style-name="Table23.A2" office:value-type="string">
            <text:p text:style-name="P50">Wrong:</text:p>
          </table:table-cell>
          <table:table-cell table:style-name="Table23.B2" office:value-type="string">
            <text:p text:style-name="Code">&lt;window&gt;<text:line-break/> &lt;groupbox&gt;<text:line-break/> <text:s text:c="3"/>Hello World!<text:line-break/> &lt;/window&gt;<text:line-break/>&lt;/groupbox&gt;</text:p>
          </table:table-cell>
        </table:table-row>
      </table:table>
      <text:h text:style-name="Heading_20_3" text:outline-level="3">Special Character Must Be Rep<text:span text:style-name="T2">laced</text:span></text:h>
      <text:p text:style-name="Text_20_body_20_indent">XML use <text:span text:style-name="T6">&lt;</text:span><text:span text:style-name="T12">element-name</text:span><text:span text:style-name="T6">&gt;</text:span> to denote an element, so you have to rep<text:span text:style-name="T2">lace special characters. For example, you have to use </text:span><text:span text:style-name="T7">&amp;lt;</text:span><text:span text:style-name="T2"> to represent the </text:span><text:span text:style-name="T7">&lt;</text:span><text:span text:style-name="T2"> character.</text:span></text:p>
      <table:table table:name="Table24" table:style-name="Table24">
        <table:table-column table:style-name="Table24.A"/>
        <table:table-column table:style-name="Table24.B"/>
        <table:table-header-rows>
          <table:table-row>
            <table:table-cell table:style-name="Table24.A1" office:value-type="string">
              <text:p text:style-name="Table_20_Heading">Special Cha<text:span text:style-name="T2">racter</text:span></text:p>
            </table:table-cell>
            <table:table-cell table:style-name="Table24.B1" office:value-type="string">
              <text:p text:style-name="Table_20_Heading">Rep<text:span text:style-name="T2">laced With</text:span></text:p>
            </table:table-cell>
          </table:table-row>
        </table:table-header-rows>
        <table:table-row>
          <table:table-cell table:style-name="Table24.A2" office:value-type="string">
            <text:p text:style-name="P52">&lt;</text:p>
          </table:table-cell>
          <table:table-cell table:style-name="Table24.B2" office:value-type="string">
            <text:p text:style-name="P52">&amp;lt;</text:p>
          </table:table-cell>
        </table:table-row>
        <table:table-row>
          <table:table-cell table:style-name="Table24.A2" office:value-type="string">
            <text:p text:style-name="P52">&gt;</text:p>
          </table:table-cell>
          <table:table-cell table:style-name="Table24.B2" office:value-type="string">
            <text:p text:style-name="P52">&amp;gt;</text:p>
          </table:table-cell>
        </table:table-row>
        <table:table-row>
          <table:table-cell table:style-name="Table24.A2" office:value-type="string">
            <text:p text:style-name="P52">&amp;</text:p>
          </table:table-cell>
          <table:table-cell table:style-name="Table24.B2" office:value-type="string">
            <text:p text:style-name="P52">&amp;amp;</text:p>
          </table:table-cell>
        </table:table-row>
        <table:table-row>
          <table:table-cell table:style-name="Table24.A2" office:value-type="string">
            <text:p text:style-name="P52">"</text:p>
          </table:table-cell>
          <table:table-cell table:style-name="Table24.B2" office:value-type="string">
            <text:p text:style-name="P52">&amp;quot;</text:p>
          </table:table-cell>
        </table:table-row>
        <table:table-row>
          <table:table-cell table:style-name="Table24.A2" office:value-type="string">
            <text:p text:style-name="P52">'</text:p>
          </table:table-cell>
          <table:table-cell table:style-name="Table24.B2" office:value-type="string">
            <text:p text:style-name="P52">&amp;apos;</text:p>
          </table:table-cell>
        </table:table-row>
      </table:table>
      <text:p text:style-name="P21">Alternatively, you could ask XML parser not to interpret a piece of text by use of <text:span text:style-name="T6">CDATA</text:span> as follows.</text:p>
      <text:p text:style-name="Code_20_Indent">&lt;zscript&gt;</text:p>
      <text:p text:style-name="Code_20_Indent">&lt;![CDATA[</text:p>
      <text:p text:style-name="Code_20_Indent">void myfunc(int a, int b) {</text:p>
      <text:p text:style-name="Code_20_Indent"><text:tab/>if (a &lt; 0 &amp;&amp; b &gt; 0) {</text:p>
      <text:p text:style-name="Code_20_Indent"><text:tab/><text:tab/>//do something</text:p>
      <text:p text:style-name="Code_20_Indent"><text:tab/>}</text:p>
      <text:p text:style-name="Code_20_Indent">]]&gt;</text:p>
      <text:p text:style-name="Code_20_Indent">&lt;/zscript&gt;</text:p>
      <text:p text:style-name="P21">It is interesting to notice that backslash (\) is not a special character, so you don't need to escape it at all.</text:p>
      <text:h text:style-name="Heading_20_3" text:outline-level="3">Attribute Values Must Be Specified and Quoted</text:h>
      <table:table table:name="Table25" table:style-name="Table25">
        <table:table-column table:style-name="Table25.A"/>
        <table:table-column table:style-name="Table25.B"/>
        <table:table-header-rows>
          <table:table-row>
            <table:table-cell table:style-name="Table25.A1" office:value-type="string">
              <text:p text:style-name="P68">Result</text:p>
            </table:table-cell>
            <table:table-cell table:style-name="Table25.B1" office:value-type="string">
              <text:p text:style-name="Table_20_Heading">Code</text:p>
            </table:table-cell>
          </table:table-row>
        </table:table-header-rows>
        <table:table-row>
          <table:table-cell table:style-name="Table25.A2" office:value-type="string">
            <text:p text:style-name="Table_20_Contents">Cor<text:span text:style-name="T2">rect:</text:span></text:p>
          </table:table-cell>
          <table:table-cell table:style-name="Table25.B2" office:value-type="string">
            <text:p text:style-name="Code">width="100%"</text:p>
            <text:p text:style-name="Code">checked="true"</text:p>
          </table:table-cell>
        </table:table-row>
        <table:table-row>
          <table:table-cell table:style-name="Table25.A2" office:value-type="string">
            <text:p text:style-name="Table_20_Contents">Wrong:</text:p>
          </table:table-cell>
          <table:table-cell table:style-name="Table25.B2" office:value-type="string">
            <text:p text:style-name="Code">width=100%</text:p>
            <text:p text:style-name="Code">checked</text:p>
          </table:table-cell>
        </table:table-row>
      </table:table>
      <text:h text:style-name="Heading_20_3" text:outline-level="3">Comments</text:h>
      <text:p text:style-name="Text_20_body_20_indent">A comment is used to leave a note or to temporarily edit out a portion of XML code. To add<text:span text:style-name="T2"> a comment to XML, use &lt;!-- and --&gt; to escape them.</text:span></text:p>
      <text:p text:style-name="Code_20_Indent">&lt;window&gt;</text:p>
      <text:p text:style-name="Code_20_Indent">&lt;!-- this is a com<text:span text:style-name="T2">ment and ignored by ZK --&gt;</text:span></text:p>
      <text:p text:style-name="Code_20_Indent">&lt;/window&gt;</text:p>
      <text:h text:style-name="Heading_20_3" text:outline-level="3">Cha<text:span text:style-name="T2">racter Encoding</text:span></text:h>
      <text:p text:style-name="P21">It is, though optional, a good idea to specify the encoding in your XML such that the XML parser can interprets it correctly. Note: it must be the first line of the file.</text:p>
      <text:p text:style-name="Code_20_Indent">&lt;?xml version="1.0" encoding="UTF-8"?&gt;</text:p>
      <text:p text:style-name="Text_20_body_20_indent">In add<text:span text:style-name="T2">ition to specify the correct encoding, you have to make sure your XML editor supports it as well.</text:span></text:p>
      <text:h text:style-name="Heading_20_3" text:outline-level="3">Namespace</text:h>
      <text:p text:style-name="P21">Namespaces are a simple and straightforward way to distinguish names used in XML documents. ZK uses XML namespaces to distinguish the component name, such that it is OK to have two components with the same name as long as they are in different namespace. In other words, ZK uses a XML namespace to represent a component set, such that developers could mix two or more component sets in the same page, as depicted below.</text:p>
      <text:p text:style-name="Code_20_Indent">&lt;html xmlns="<text:a xlink:type="simple" xlink:href="http://www.w3.org/1999/xhtml">http://www.w3.org/1999/xhtml</text:a>"</text:p>
      <text:p text:style-name="Code_20_Indent"><text:span text:style-name="T6"><text:tab/>xmlns:x="</text:span><text:a xlink:type="simple" xlink:href="http://www.zkoss.org/2005/zul">http://</text:a><text:a xlink:type="simple" xlink:href="http://www.zkoss.org/2005/zul"><text:span text:style-name="T7">www.zkoss.org/2005/zul</text:span></text:a><text:span text:style-name="T6">"</text:span></text:p>
      <text:p text:style-name="Code_20_Indent"><text:span text:style-name="T6"><text:tab/>xmlns:zk="</text:span><text:a xlink:type="simple" xlink:href="http://www.zkoss.org/2005/zk">http://www.zkoss.org/2005/zk</text:a><text:span text:style-name="T6">"&gt;</text:span></text:p>
      <text:p text:style-name="Code_20_Indent">&lt;head&gt;</text:p>
      <text:p text:style-name="Code_20_Indent"><text:tab/>&lt;title&gt;ZHTML Demo&lt;/title&gt;</text:p>
      <text:p text:style-name="Code_20_Indent">&lt;/head&gt;</text:p>
      <text:p text:style-name="Code_20_Indent">&lt;body&gt;</text:p>
      <text:p text:style-name="Code_20_Indent"><text:tab/>&lt;h1&gt;ZHTML Demo&lt;/h1&gt;</text:p>
      <text:p text:style-name="Code_20_Indent"><text:tab/>&lt;table&gt;</text:p>
      <text:p text:style-name="Code_20_Indent"><text:tab/>&lt;tr&gt;</text:p>
      <text:p text:style-name="Code_20_Indent"><text:tab/><text:tab/>&lt;td&gt;&lt;x:textbox/&gt;&lt;/td&gt;</text:p>
      <text:p text:style-name="Code_20_Indent"><text:tab/><text:tab/>&lt;td&gt;&lt;x:button label="Now" zk:onClick="addItem()"/&gt;&lt;/td&gt;</text:p>
      <text:p text:style-name="Code_20_Indent"><text:tab/>&lt;/tr&gt;</text:p>
      <text:p text:style-name="Code_20_Indent"><text:tab/>&lt;/table&gt;</text:p>
      <text:p text:style-name="Code_20_Indent"><text:tab/>&lt;zk:zscript&gt;</text:p>
      <text:p text:style-name="Code_20_Indent"><text:tab/><text:tab/>void addItem() {</text:p>
      <text:p text:style-name="Code_20_Indent"><text:tab/>}</text:p>
      <text:p text:style-name="Code_20_Indent"><text:tab/>&lt;/zk:zscript&gt;</text:p>
      <text:p text:style-name="Code_20_Indent">&lt;/body&gt;</text:p>
      <text:p text:style-name="Code_20_Indent">&lt;/html&gt;</text:p>
      <text:p text:style-name="Text_20_body_20_indent">where</text:p>
      <text:list text:style-name="L7">
        <text:list-item>
          <text:p text:style-name="P103"><text:span text:style-name="T6">xmlns:x="</text:span><text:a xlink:type="simple" xlink:href="http://www.potix.com/2005/zul"><text:span text:style-name="T6">http://</text:span></text:a><text:a xlink:type="simple" xlink:href="http://www.potix.com/2005/zul"><text:span text:style-name="T7">www.zkoss.org/2005/zul</text:span></text:a><text:span text:style-name="T6">"</text:span> spe<text:span text:style-name="T2">cifies a namespace called </text:span><text:a xlink:type="simple" xlink:href="http://www.potix.com/2005/zul"><text:span text:style-name="T7">http://www.zkoss.org/2005/zul</text:span></text:a><text:span text:style-name="T2">, and use x to represent this namespace.</text:span></text:p>
        </text:list-item>
        <text:list-item>
          <text:p text:style-name="P104"><text:span text:style-name="T6">xmlns="http://www.w3.org/1999/xhtml"</text:span> specifies a namespace called <text:span text:style-name="T6">http://www.w3.org/1999/xhtml</text:span>, and use it as the default namespace.</text:p>
        </text:list-item>
        <text:list-item>
          <text:p text:style-name="P104"><text:span text:style-name="T6">&lt;html&gt;</text:span> specifies an element called <text:span text:style-name="T6">html</text:span> from the default namespace, i.e., <text:span text:style-name="T6">http://www.w3.org/1999/xhtml</text:span> in this example.</text:p>
        </text:list-item>
        <text:list-item>
          <text:p text:style-name="P104"><text:span text:style-name="T6">&lt;x:textbox/&gt;</text:span> specifies an element called <text:span text:style-name="T6">textbox</text:span> from the name space called <text:a xlink:type="simple" xlink:href="http://www.potix.com/2005/zul"><text:span text:style-name="T6">http://</text:span></text:a><text:a xlink:type="simple" xlink:href="http://www.potix.com/2005/zul"><text:span text:style-name="T7">www.zkoss.org/2005/zul</text:span></text:a>.</text:p>
        </text:list-item>
      </text:list>
      <text:h text:style-name="Heading_20_4" text:outline-level="4">Aut<text:span text:style-name="T2">o-completion with Schema</text:span></text:h>
      <text:p text:style-name="P36">Many IDEs, such Eclipse, supports auto-completion if XML schema is specified as follows.</text:p>
      <text:p text:style-name="Code_20_Indent_20_2">&lt;window xmlns="http://www.zkoss.org/2005/zul"</text:p>
      <text:p text:style-name="Code_20_Indent_20_2">xmlns:xsi="http://www.w3.org/2001/XMLSchema-instance"</text:p>
      <text:p text:style-name="Code_20_Indent_20_2">xsi:schemaLocation="http://www.zkoss.org/2005/zul http://www.zkoss.org/2005/zul/zul.xsd"&gt;</text:p>
      <text:p text:style-name="Text_20_body_20_indent_20_2">In addition to downloadi<text:span text:style-name="T2">ng</text:span> from <text:a xlink:type="simple" xlink:href="http://www.zkoss.org/2005/zul/zul.xsd"><text:span text:style-name="T6">http://www.zkoss.org/2005/zul/zul.xsd</text:span></text:a>, you can find <text:span text:style-name="T6">zul.xsd</text:span> und<text:span text:style-name="T2">er the </text:span><text:span text:style-name="T7">dist/xsd</text:span><text:span text:style-name="T2"> directory in the ZK binary distribution.</text:span></text:p>
      <text:h text:style-name="Heading_20_2" text:outline-level="2">Conditional Evaluation</text:h>
      <text:p text:style-name="Text_20_body">The evaluation of an element could be conditional. By specifying the <text:span text:style-name="T6">if</text:span> or <text:span text:style-name="T6">unless</text:span> attribute or both, developers could control whether to evaluate the associated element.</text:p>
      <text:p text:style-name="Text_20_body">In the following example, the window component is created only if a is 1 and b is not 2. If an element is ignored, all of its child elements are ignored, too.</text:p>
      <text:p text:style-name="Code">&lt;window if="${a==1}" unless="${b==2}"&gt;</text:p>
      <text:p text:style-name="Code"><text:tab/>...</text:p>
      <text:p text:style-name="Code">&lt;/window&gt;</text:p>
      <text:p text:style-name="Text_20_body">The following example con<text:span text:style-name="T2">trols when to interpret a piece of Java codes.</text:span></text:p>
      <text:p text:style-name="Code">&lt;textbox id="contributor"/&gt;</text:p>
      <text:p text:style-name="Code">&lt;zscript if="${param.contributor}"&gt;</text:p>
      <text:p text:style-name="Code"><text:tab/>contributor.label = Executions.getCurrent().getParameter("contributor");</text:p>
      <text:p text:style-name="Code">&lt;/zscript&gt;</text:p>
      <text:h text:style-name="Heading_20_2" text:outline-level="2">Iterative Eva<text:span text:style-name="T2">luation</text:span></text:h>
      <text:p text:style-name="P30">The evaluation of an element could be iterative. By specifying a collection of objects to the <text:span text:style-name="T6">forEach</text:span> Attribute, developers could control how many time of the associated element shall be evaluated. For sake of description, we call an element is an iterative element if it is assigned with the <text:span text:style-name="T6">forEach</text:span> attribute.</text:p>
      <text:p text:style-name="P30">In the following example, the list item is created three times. Notice that you have to use EL expression to specify the collection. </text:p>
      <text:p text:style-name="Code_20_Indent">&lt;listbox&gt;</text:p>
      <text:p text:style-name="Code_20_Indent"><text:s text:c="2"/>&lt;zscript&gt;</text:p>
      <text:p text:style-name="Code_20_Indent"><text:s text:c="2"/>grade<text:span text:style-name="T2">s = new String[] {"Best", "Better", "Good"};</text:span></text:p>
      <text:p text:style-name="Code_20_Indent"><text:s text:c="2"/>&lt;/zscript&gt;</text:p>
      <text:p text:style-name="Code_20_Indent"><text:s text:c="2"/>&lt;listitem label="${each}" forEach="${grades}"/&gt;</text:p>
      <text:p text:style-name="Code_20_Indent">&lt;/listbox&gt;</text:p>
      <text:p text:style-name="P30">The iteration depends on the type of the specified value of the <text:span text:style-name="T6">forEach</text:span> attribute.</text:p>
      <text:list text:style-name="L8">
        <text:list-item>
          <text:p text:style-name="P163">If <text:span text:style-name="T6">java.util.Collection</text:span>, it iterates each element of the collection.</text:p>
        </text:list-item>
        <text:list-item>
          <text:p text:style-name="P163">If <text:span text:style-name="T6">java.util.Map</text:span>, it iterates each <text:span text:style-name="T6">Map.Entry</text:span> of the map.</text:p>
        </text:list-item>
        <text:list-item>
          <text:p text:style-name="P163">If <text:span text:style-name="T6">java.util.Iterator</text:span>, it iterates each element from the iterator.</text:p>
        </text:list-item>
        <text:list-item>
          <text:p text:style-name="P163">If <text:span text:style-name="T6">java.util.Enumeration</text:span>, it iterates each element from the enumeration.</text:p>
        </text:list-item>
        <text:list-item>
          <text:p text:style-name="P163">If <text:span text:style-name="T6">Object[]</text:span>, <text:span text:style-name="T6">int[]</text:span>, <text:span text:style-name="T6">short[]</text:span>, <text:span text:style-name="T6">byte[]</text:span>, <text:span text:style-name="T6">char[]</text:span>, <text:span text:style-name="T6">float[]</text:span> or <text:span text:style-name="T6">double[]</text:span> is specified, it iterates each element from the array.</text:p>
        </text:list-item>
        <text:list-item>
          <text:p text:style-name="P163">If null, nothing is generated (it is ignored).</text:p>
        </text:list-item>
        <text:list-item>
          <text:p text:style-name="P163">If neither of above types is specified, the associated element will be evaluated once as if a collection with a single item is specified.</text:p>
        </text:list-item>
      </text:list>
      <text:p text:style-name="Code_20_Indent_20_2">&lt;listbox&gt;</text:p>
      <text:p text:style-name="Code_20_Indent_20_2"><text:s text:c="2"/>&lt;listitem label="${each}" for<text:span text:style-name="T2">Each="grades"/&gt;</text:span></text:p>
      <text:p text:style-name="Code_20_Indent_20_2">&lt;/listbox&gt;</text:p>
      <text:h text:style-name="Heading_20_3" text:outline-level="3">The<text:span text:style-name="T2"> </text:span><text:span text:style-name="T7">each</text:span><text:span text:style-name="T2"> Variable</text:span></text:h>
      <text:p text:style-name="Text_20_body_20_indent">During the evaluation, a variable called <text:span text:style-name="T6">each</text:span> is created and assigned with the ite<text:span text:style-name="T2">m</text:span> from the specified collection. In the<text:span text:style-name="T2"> above example, </text:span><text:span text:style-name="T7">each</text:span><text:span text:style-name="T2"> is assigned with "Best" in the first iteration, then "Better" and finally "Good".</text:span></text:p>
      <text:p text:style-name="P21">Notice that the <text:span text:style-name="T6">each</text:span> variable is accessible both in EL expression and in <text:span text:style-name="T6">zscript</text:span>. ZK will preserve the value of the <text:span text:style-name="T6">each</text:span> variable if it is defined before, and restore it after the evaluation of the associated element.</text:p>
      <text:h text:style-name="Heading_20_3" text:outline-level="3">The<text:span text:style-name="T2"> </text:span><text:span text:style-name="T7">forEachStatus</text:span><text:span text:style-name="T2"> Variable</text:span></text:h>
      <text:p text:style-name="P21">The <text:span text:style-name="T6">forEachStatus</text:span> variable is an instance of <text:span text:style-name="T6">org.zkoss.ui.util.ForEachStatus</text:span>. It holds the information about the current iteration. It is mainly used to get the item of the enclosing element that is also assigned with the <text:span text:style-name="T6">forEach</text:span> attribute.</text:p>
      <text:p text:style-name="P21">In the following example, we use nested iterative elements to generate two listboxes.</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previous.index]}"/&gt;</text:p>
      <text:p text:style-name="Code_20_Indent"><text:s text:c="2"/>&lt;/listbox&gt;</text:p>
      <text:p text:style-name="Code_20_Indent">&lt;/hbox&gt;</text:p>
      <text:p text:style-name="P21"><draw:frame draw:style-name="fr4" draw:name="graphics42" text:anchor-type="paragraph" svg:x="4.891cm" svg:y="0.219cm" svg:width="8.848cm" svg:height="1.651cm" draw:z-index="42"><draw:image xlink:href="../images/10000000000001A20000004E0C4C66ED.png" xlink:type="simple" xlink:show="embed" xlink:actuate="onLoad"/></draw:frame>Notice that the <text:span text:style-name="T6">forEachStatus</text:span> variable is accessible both in EL expression and in <text:span text:style-name="T6">zscript</text:span>.</text:p>
      <text:h text:style-name="Heading_20_3" text:outline-level="3">How to Use <text:span text:style-name="T6">each</text:span> and <text:span text:style-name="T6">forEachStatus</text:span> Variables in Event Listeners</text:h>
      <text:p text:style-name="P21">It is a bit tricky to use the <text:span text:style-name="T6">forEach</text:span> and <text:span text:style-name="T6">forEachStatus</text:span> variables in event listeners, because they are available only in the Component Creation Phase<text:note text:id="ftn33" text:note-class="footnote"><text:note-citation>33</text:note-citation><text:note-body><text:p text:style-name="Footnote">Ref<text:span text:style-name="T2">er to the <text:s/></text:span><text:span text:style-name="T4">Component Lifecycle</text:span><text:span text:style-name="T2"> chapter for more details.</text:span></text:p></text:note-body></text:note>. Thus, the following sample is <text:span text:style-name="T27">incorrect</text:span>: when the <text:span text:style-name="T6">onClick</text:span> listener is called, the each variable is no longer available.</text:p>
      <text:p text:style-name="Code_20_Indent">&lt;window title="Countries" border="normal" width="100%"&gt;</text:p>
      <text:p text:style-name="Code_20_Indent"><text:tab/>&lt;zscript&gt;&lt;![CDATA[</text:p>
      <text:p text:style-name="Code_20_Indent"><text:tab/>String[] countries = {</text:p>
      <text:p text:style-name="Code_20_Indent"><text:tab/><text:tab/>"China", "France", "Germany", "United Kindom", "United States"};</text:p>
      <text:p text:style-name="Code_20_Indent"><text:tab/>]]&gt;&lt;/zscript&gt;</text:p>
      <text:p text:style-name="Code_20_Indent"/>
      <text:p text:style-name="Code_20_Indent"><text:tab/>&lt;hbox&gt;</text:p>
      <text:p text:style-name="Code_20_Indent"><text:tab/><text:tab/>&lt;button label="${each}" forEach="${countries}"</text:p>
      <text:p text:style-name="Code_20_Indent"><text:tab/><text:tab/><text:tab/>onClick="alert(each)"/&gt; &lt;!-- <text:span text:style-name="T42">inc</text:span><text:span text:style-name="T43">orrect!!</text:span><text:span text:style-name="T2"> --&gt;</text:span></text:p>
      <text:p text:style-name="Code_20_Indent"><text:tab/>&lt;/hbox&gt;</text:p>
      <text:p text:style-name="Code_20_Indent">&lt;/window&gt;</text:p>
      <text:p text:style-name="P21">Notice that the button's label is assigned correctly because it is done at the same phase – the Component Creation Phase.</text:p>
      <text:p text:style-name="P21">Also notice that you cannot use EL expressions in the event listener. For example, the following codes fail to execute because the <text:span text:style-name="T6">onClick</text:span> listener is not a legal Java codes (i.e., EL expressions are ignored in <text:span text:style-name="T6">zscript</text:span>).</text:p>
      <text:p text:style-name="Code_20_Indent">&lt;button label="${each}" forEach="${countries}"</text:p>
      <text:p text:style-name="Code_20_Indent"><text:tab/><text:tab/>onClick="alert(${each})"/&gt; &lt;!-- <text:span text:style-name="T42">inc</text:span><text:span text:style-name="T43">orrect!!</text:span><text:span text:style-name="T2"> --&gt;</text:span></text:p>
      <text:h text:style-name="Heading_20_4" text:outline-level="4"><text:span text:style-name="T2">A Solution: </text:span><text:span text:style-name="T7">custom-attributes</text:span></text:h>
      <text:p text:style-name="Text_20_body_20_indent_20_2">The solution is that <text:span text:style-name="T2">we have to store the content of </text:span><text:span text:style-name="T7">each</text:span><text:span text:style-name="T2"> (and </text:span><text:span text:style-name="T7">forEachStatus</text:span><text:span text:style-name="T2">) somewhere such that its content is still available when the listener executes. You can store its content anywhere, but there is a simple way to do it as follows.</text:span></text:p>
      <text:p text:style-name="Code_20_Indent_20_2">&lt;window title="Countries" border="normal" width="100%"&gt;</text:p>
      <text:p text:style-name="Code_20_Indent_20_2"><text:tab/>&lt;zscript&gt;&lt;![CDATA[</text:p>
      <text:p text:style-name="Code_20_Indent_20_2"><text:tab/>String[] countries = {</text:p>
      <text:p text:style-name="Code_20_Indent_20_2"><text:tab/><text:tab/>"China", "France", "Germany", "United Kindom", "United States"};</text:p>
      <text:p text:style-name="Code_20_Indent_20_2"><text:tab/>]]&gt;&lt;/zscript&gt;</text:p>
      <text:p text:style-name="Code_20_Indent_20_2"/>
      <text:p text:style-name="Code_20_Indent_20_2"><text:tab/>&lt;hbox&gt;</text:p>
      <text:p text:style-name="Code_20_Indent_20_2"><text:tab/><text:tab/>&lt;button label="${each}" forEach="${countries}"</text:p>
      <text:p text:style-name="Code_20_Indent_20_2"><text:tab/><text:tab/>onClick="alert(self.getAttribute(&amp;quot;country&amp;quot;))"&gt;</text:p>
      <text:p text:style-name="Code_20_Indent_20_2"><text:tab/><text:tab/><text:tab/>&lt;custom-attributes country="${each}"/&gt;</text:p>
      <text:p text:style-name="Code_20_Indent_20_2"><text:tab/><text:tab/>&lt;/button&gt;</text:p>
      <text:p text:style-name="Code_20_Indent_20_2"><text:tab/>&lt;/hbox&gt;</text:p>
      <text:p text:style-name="Code_20_Indent_20_2">&lt;/window&gt;</text:p>
      <text:p text:style-name="Text_20_body_20_indent_20_2"><text:span text:style-name="T2">Like button's label, the properties of custom attributes are evaluated in the Component Creation Phase, so you can use </text:span><text:span text:style-name="T7">each</text:span><text:span text:style-name="T2"> there. Then, it is stored to a custom attribute which will last as long as the component exists (or until being removed programmingly).</text:span></text:p>
      <text:h text:style-name="Heading_20_2" text:outline-level="2">Load on Dem<text:span text:style-name="T2">and</text:span></text:h>
      <text:p text:style-name="P30">By default, ZK creates a component based on what are defined in a ZUML page one-by-one, when loading the page. However, we can defer the creation of a portion of components, until they become visible. This feature is called load-on-demand. It improves the performance, if there are a lot of invisible components at the beginning.</text:p>
      <text:h text:style-name="Heading_20_3" text:outline-level="3">Load-on-Demand with the <text:span text:style-name="T6">fulfill</text:span> Attribute</text:h>
      <text:p text:style-name="Text_20_body_20_indent">The<text:span text:style-name="T2"> simplest way to defer the creation of the child components is to use the </text:span><text:span text:style-name="T7">fulfill</text:span><text:span text:style-name="T2"> attribute. For example, the </text:span><text:span text:style-name="T7">comboitem</text:span><text:span text:style-name="T2"> component in the following code snippet will </text:span><text:span text:style-name="T28">not</text:span><text:span text:style-name="T2"> be created, until the </text:span><text:span text:style-name="T7">combobox</text:span><text:span text:style-name="T2"> component receives the </text:span><text:span text:style-name="T7">onOpen</text:span><text:span text:style-name="T2"> event, indicating </text:span><text:span text:style-name="T7">comboitem</text:span><text:span text:style-name="T2"> is becoming visible.</text:span></text:p>
      <text:p text:style-name="Code_20_Indent">&lt;combobox fulfill<text:span text:style-name="T15">="onOpen"</text:span>&gt;</text:p>
      <text:p text:style-name="Code_20_Indent"><text:tab/>&lt;comboitem label="First Option"/&gt;</text:p>
      <text:p text:style-name="Code_20_Indent">&lt;/combobox&gt;</text:p>
      <text:p text:style-name="P21">In other words, if a ZUML element is specified with the <text:span text:style-name="T6">fulfill</text:span> attribute, its child elements won't be processed until the event specified as the value of the <text:span text:style-name="T6">fulfill</text:span> attribute is received.</text:p>
      <text:p text:style-name="P21">If the event to trigger the creation of children is targeted to another component, you can specify the target component's identifier after colon as depicted below.</text:p>
      <text:p text:style-name="Code_20_Indent">&lt;button id="<text:span text:style-name="T15">btn</text:span>" label="show" onClick="content.visible = true"/&gt;</text:p>
      <text:p text:style-name="Code_20_Indent">&lt;div id="content" fulfill="<text:span text:style-name="T15">btn.</text:span>onClick"&gt;</text:p>
      <text:p text:style-name="Code_20_Indent"><text:tab/>Any con<text:span text:style-name="T2">tent created automaticall when btn is clicked</text:span></text:p>
      <text:p text:style-name="Code_20_Indent">&lt;/div&gt;</text:p>
      <text:p text:style-name="Text_20_body_20_indent">If the<text:span text:style-name="T2"> components belong to different ID space, you can specify a path after the event name as follows.</text:span></text:p>
      <text:p text:style-name="Code_20_Indent">&lt;button id="<text:span text:style-name="T15">btn</text:span>" label="show" onClick="content.visible = true"/&gt;</text:p>
      <text:p text:style-name="Code_20_Indent">&lt;window id="content" fulfill="<text:span text:style-name="T15">../btn.</text:span>onClick"&gt;</text:p>
      <text:p text:style-name="Code_20_Indent"><text:tab/>Any con<text:span text:style-name="T2">tent created automaticall when btn is clicked</text:span></text:p>
      <text:p text:style-name="Code_20_Indent">&lt;/window&gt;</text:p>
      <text:h text:style-name="Heading_20_3" text:outline-level="3">Load-on-Demand with an Eve<text:span text:style-name="T2">nt Listener</text:span></text:h>
      <text:p text:style-name="P21">If you prefer to create the children manually or you need to alter them dynamically, you can listen to the event indicating the children are becoming visible, and then manipulate them in the listener. For example,</text:p>
      <text:p text:style-name="Code_20_Indent">&lt;combobox id="combo" <text:span text:style-name="T15">onOpen="prepare()"</text:span>/&gt;</text:p>
      <text:p text:style-name="Code_20_Indent">&lt;zscript&gt;&lt;![CDATA[</text:p>
      <text:p text:style-name="Code_20_Indent"><text:tab/>void prepare() {</text:p>
      <text:p text:style-name="Code_20_Indent"><text:tab/><text:tab/>if (event.isOpen() &amp;&amp; combo.getItemCount() == 0) {</text:p>
      <text:p text:style-name="Code_20_Indent"><text:tab/><text:tab/><text:tab/>combo.appendItem("First Option");</text:p>
      <text:p text:style-name="Code_20_Indent"><text:tab/><text:tab/>}</text:p>
      <text:p text:style-name="Code_20_Indent"><text:tab/>}</text:p>
      <text:p text:style-name="Code_20_Indent">]]&gt;&lt;/zscript&gt;</text:p>
      <text:h text:style-name="Heading_20_2" text:outline-level="2">Implicit Objects</text:h>
      <text:p text:style-name="Text_20_body">For scripts embedded in a ZUML page, there are a set of implicit objects that enable developers to access components more efficiently. These objects are available to the Java codes included by the <text:span text:style-name="T6">zscript</text:span> element and the attributes for specifying event listeners. The<text:span text:style-name="T2">y are also available to EL expressions.</text:span></text:p>
      <text:p text:style-name="P30">For example, <text:span text:style-name="T6">self</text:span> is an instance of <text:span text:style-name="T6">org.zkoss.zk.ui.Component</text:span> to represent the component being processing. In the following example, you could identify the component in an event listener by <text:span text:style-name="T6">self</text:span>.</text:p>
      <text:p text:style-name="Code">&lt;button label="Try" onClick="alert(self.label)"/&gt;</text:p>
      <text:p text:style-name="P30">Similarly, <text:span text:style-name="T6">event</text:span> is the current event being processed by an event listener. Thus, the above statement is equivalent to</text:p>
      <text:p text:style-name="Code">&lt;button label="Try" onClick="alert(event.target.label)"/&gt;</text:p>
      <text:h text:style-name="Heading_20_3" text:outline-level="3">List of Imp<text:span text:style-name="T2">licit Objects</text:span></text:h>
      <table:table table:name="Table8" table:style-name="Table8">
        <table:table-column table:style-name="Table8.A"/>
        <table:table-column table:style-name="Table8.B"/>
        <table:table-header-rows>
          <table:table-row table:style-name="Table8.1">
            <table:table-cell table:style-name="Table8.A1" office:value-type="string">
              <text:p text:style-name="Table_20_Heading">Object Name</text:p>
            </table:table-cell>
            <table:table-cell table:style-name="Table8.B1" office:value-type="string">
              <text:p text:style-name="Table_20_Heading">Description</text:p>
            </table:table-cell>
          </table:table-row>
        </table:table-header-rows>
        <table:table-row table:style-name="Table8.1">
          <table:table-cell table:style-name="Table8.A2" office:value-type="string">
            <text:p text:style-name="P51">self</text:p>
          </table:table-cell>
          <table:table-cell table:style-name="Table8.B2" office:value-type="string">
            <text:p text:style-name="P51">org.zkoss.zk.ui.Component</text:p>
            <text:p text:style-name="Table_20_Contents">The component itself.</text:p>
          </table:table-cell>
        </table:table-row>
        <table:table-row table:style-name="Table8.1">
          <table:table-cell table:style-name="Table8.A2" office:value-type="string">
            <text:p text:style-name="P51">spaceOwner</text:p>
          </table:table-cell>
          <table:table-cell table:style-name="Table8.B2" office:value-type="string">
            <text:p text:style-name="P51">org.zkoss.zk.ui.IdSpace</text:p>
            <text:p text:style-name="Table_20_Contents">The space owner of this component. It is the same as <text:span text:style-name="T6">self.spaceOwner</text:span>.</text:p>
          </table:table-cell>
        </table:table-row>
        <table:table-row table:style-name="Table8.1">
          <table:table-cell table:style-name="Table8.A2" office:value-type="string">
            <text:p text:style-name="P51">page</text:p>
          </table:table-cell>
          <table:table-cell table:style-name="Table8.B2" office:value-type="string">
            <text:p text:style-name="P51">org.zkoss.zk.ui.Page</text:p>
            <text:p text:style-name="Table_20_Contents">The page. It is the same as <text:span text:style-name="T6">self.page</text:span>.</text:p>
          </table:table-cell>
        </table:table-row>
        <table:table-row table:style-name="Table8.1">
          <table:table-cell table:style-name="Table8.A2" office:value-type="string">
            <text:p text:style-name="P51">des<text:span text:style-name="T2">ktop</text:span></text:p>
          </table:table-cell>
          <table:table-cell table:style-name="Table8.B2" office:value-type="string">
            <text:p text:style-name="P51">org.zkoss<text:span text:style-name="T2">.zk.ui.Desktop</text:span></text:p>
            <text:p text:style-name="P61">The desktop. It is the same as <text:span text:style-name="T6">self.desktop</text:span>.</text:p>
          </table:table-cell>
        </table:table-row>
        <table:table-row table:style-name="Table8.1">
          <table:table-cell table:style-name="Table8.A2" office:value-type="string">
            <text:p text:style-name="P51">session</text:p>
          </table:table-cell>
          <table:table-cell table:style-name="Table8.B2" office:value-type="string">
            <text:p text:style-name="P53">org.zkoss.zk.ui.Session</text:p>
            <text:p text:style-name="P60">The session.</text:p>
          </table:table-cell>
        </table:table-row>
        <table:table-row table:style-name="Table8.1">
          <table:table-cell table:style-name="Table8.A2" office:value-type="string">
            <text:p text:style-name="P51">app<text:span text:style-name="T2">lication</text:span></text:p>
          </table:table-cell>
          <table:table-cell table:style-name="Table8.B2" office:value-type="string">
            <text:p text:style-name="P53">org<text:span text:style-name="T2">.zkoss.zk.ui.WebApp</text:span></text:p>
            <text:p text:style-name="P61">The Web application.</text:p>
          </table:table-cell>
        </table:table-row>
        <table:table-row table:style-name="Table8.1">
          <table:table-cell table:style-name="Table8.A2" office:value-type="string">
            <text:p text:style-name="P51">componentScope</text:p>
          </table:table-cell>
          <table:table-cell table:style-name="Table8.B2" office:value-type="string">
            <text:p text:style-name="P51">java.util.Map</text:p>
            <text:p text:style-name="P59">A map of attributes defined in the component. It is the same as the <text:span text:style-name="T6">getAttributes</text:span> method in the <text:span text:style-name="T6">org.zkoss.zk.ui.Component</text:span> interface.</text:p>
          </table:table-cell>
        </table:table-row>
        <table:table-row table:style-name="Table8.1">
          <table:table-cell table:style-name="Table8.A2" office:value-type="string">
            <text:p text:style-name="P51">spaceScope</text:p>
          </table:table-cell>
          <table:table-cell table:style-name="Table8.B2" office:value-type="string">
            <text:p text:style-name="P51">java.util.Map</text:p>
            <text:p text:style-name="P59">A map of attributes defined in the ID space containing this component.</text:p>
          </table:table-cell>
        </table:table-row>
        <table:table-row table:style-name="Table8.1">
          <table:table-cell table:style-name="Table8.A2" office:value-type="string">
            <text:p text:style-name="P51">pageScope</text:p>
          </table:table-cell>
          <table:table-cell table:style-name="Table8.B2" office:value-type="string">
            <text:p text:style-name="P51">java.util.Map</text:p>
            <text:p text:style-name="P59">A map of attributes defined in the page. It is the same as the <text:span text:style-name="T6">getAttributes</text:span> method in the <text:span text:style-name="T6">org.zkoss.zk.ui.Page</text:span> interface.</text:p>
          </table:table-cell>
        </table:table-row>
        <table:table-row table:style-name="Table8.1">
          <table:table-cell table:style-name="Table8.A2" office:value-type="string">
            <text:p text:style-name="P51">desktopScope</text:p>
          </table:table-cell>
          <table:table-cell table:style-name="Table8.B2" office:value-type="string">
            <text:p text:style-name="P51">java.util.Map</text:p>
            <text:p text:style-name="P59">A map of attributes defined in the desktop. It is the same as the <text:span text:style-name="T6">getAttributes</text:span> method in the <text:span text:style-name="T6">org.zkoss.zk.ui.Desktop</text:span> interface.</text:p>
          </table:table-cell>
        </table:table-row>
        <table:table-row table:style-name="Table8.1">
          <table:table-cell table:style-name="Table8.A2" office:value-type="string">
            <text:p text:style-name="P51">sessionScope</text:p>
          </table:table-cell>
          <table:table-cell table:style-name="Table8.B2" office:value-type="string">
            <text:p text:style-name="P51">java.util.Map</text:p>
            <text:p text:style-name="P59">A map of attributes defined in the session. It is the same as the <text:span text:style-name="T6">getAttributes</text:span> method in the <text:span text:style-name="T6">org.zkoss.zk.ui.Session</text:span> interface.</text:p>
          </table:table-cell>
        </table:table-row>
        <table:table-row table:style-name="Table8.1">
          <table:table-cell table:style-name="Table8.A2" office:value-type="string">
            <text:p text:style-name="P51">app<text:span text:style-name="T2">licationScope</text:span></text:p>
          </table:table-cell>
          <table:table-cell table:style-name="Table8.B2" office:value-type="string">
            <text:p text:style-name="P51">java.util.Map</text:p>
            <text:p text:style-name="P59">A map of attributes defined in the web application. It is the same as the <text:span text:style-name="T6">getAttributes</text:span> method in the <text:span text:style-name="T6">org.zkoss.zk.ui.WebApp</text:span> interface.</text:p>
          </table:table-cell>
        </table:table-row>
        <table:table-row table:style-name="Table8.1">
          <table:table-cell table:style-name="Table8.A2" office:value-type="string">
            <text:p text:style-name="P51">req<text:span text:style-name="T2">uestScope</text:span></text:p>
          </table:table-cell>
          <table:table-cell table:style-name="Table8.B2" office:value-type="string">
            <text:p text:style-name="P51">java.util.Map</text:p>
            <text:p text:style-name="P59">A map of attributes defined in the request. It is the same as the <text:span text:style-name="T6">getAttributes</text:span> method in the <text:span text:style-name="T6">org.zkoss.zk.ui.Execution</text:span> interface.</text:p>
          </table:table-cell>
        </table:table-row>
        <table:table-row table:style-name="Table8.1">
          <table:table-cell table:style-name="Table8.A2" office:value-type="string">
            <text:p text:style-name="P51">arg</text:p>
          </table:table-cell>
          <table:table-cell table:style-name="Table8.B2" office:value-type="string">
            <text:p text:style-name="P51">java.util.Map</text:p>
            <text:p text:style-name="Table_20_Contents">The <text:span text:style-name="T6">arg</text:span> argument passed to the <text:span text:style-name="T6">createComponents</text:span> method in the <text:span text:style-name="T6">org.zkoss.zk.ui.Executions</text:span> class. It is never <text:span text:style-name="T6">null</text:span>.</text:p>
            <text:p text:style-name="Table_20_Contents"><text:span text:style-name="T2">Notice that </text:span><text:span text:style-name="T7">arg</text:span><text:span text:style-name="T2"> is available only when creating the components for the included page (the first argument of </text:span><text:span text:style-name="T7">createComponents</text:span><text:span text:style-name="T2">). <text:s/>On the other hand, all events, including </text:span><text:span text:style-name="T7">onCreate</text:span><text:span text:style-name="T2">, are processed later. Thus, if you want to access </text:span><text:span text:style-name="T7">arg</text:span><text:span text:style-name="T2"> in the </text:span><text:span text:style-name="T7">onCreate</text:span><text:span text:style-name="T2">'s listener, use the </text:span><text:span text:style-name="T7">getArg</text:span><text:span text:style-name="T2"> method of the </text:span><text:span text:style-name="T7">org.zkoss.zk.ui.event.CreateEvent</text:span><text:span text:style-name="T2"> class.</text:span></text:p>
            <text:p text:style-name="Table_20_Contents">It is the<text:span text:style-name="T2"> same as </text:span><text:span text:style-name="T7">self.desktop.execution.arg</text:span><text:span text:style-name="T2">.</text:span></text:p>
          </table:table-cell>
        </table:table-row>
        <table:table-row table:style-name="Table8.1">
          <table:table-cell table:style-name="Table8.A2" office:value-type="string">
            <text:p text:style-name="P51">each</text:p>
          </table:table-cell>
          <table:table-cell table:style-name="Table8.B2" office:value-type="string">
            <text:p text:style-name="P51">java.lang.Object</text:p>
            <text:p text:style-name="P54"><text:span text:style-name="T19">The current item of the collection being iterated, when ZK evaluates an iterative element. An iterative element is an element with the </text:span>forEach<text:span text:style-name="T19"> attribute.</text:span></text:p>
          </table:table-cell>
        </table:table-row>
        <table:table-row table:style-name="Table8.1">
          <table:table-cell table:style-name="Table8.A2" office:value-type="string">
            <text:p text:style-name="P51">for<text:span text:style-name="T2">EachStatus</text:span></text:p>
          </table:table-cell>
          <table:table-cell table:style-name="Table8.B2" office:value-type="string">
            <text:p text:style-name="P51">org.zkoss<text:span text:style-name="T2">.zk.ui.util.ForEachStatus</text:span></text:p>
            <text:p text:style-name="P62">The status of an iteration. ZK exposes the information relative to the iteration taking place when evaluating the iterative element.</text:p>
          </table:table-cell>
        </table:table-row>
        <table:table-row table:style-name="Table8.1">
          <table:table-cell table:style-name="Table8.A2" office:value-type="string">
            <text:p text:style-name="P51">eve<text:span text:style-name="T2">nt</text:span></text:p>
          </table:table-cell>
          <table:table-cell table:style-name="Table8.B2" office:value-type="string">
            <text:p text:style-name="P51">org.zkoss<text:span text:style-name="T2">.zk.ui.event.Event</text:span><text:span text:style-name="T20"> or derived</text:span></text:p>
            <text:p text:style-name="P62">The current event. Available for the event listener only.</text:p>
          </table:table-cell>
        </table:table-row>
      </table:table>
      <text:h text:style-name="Heading_20_3" text:outline-level="3">Information about Request and Execution</text:h>
      <text:p text:style-name="Text_20_body_20_indent">The org.zkoss.zk.ui.Execution interface provides information about the current execution, such as the request parameters. To get the current execution, you could do one of follows.</text:p>
      <text:list text:style-name="L9">
        <text:list-item>
          <text:p text:style-name="P134">If you are in a component, use <text:span text:style-name="T6">getDesktop().getExecution()</text:span>.</text:p>
        </text:list-item>
        <text:list-item>
          <text:p text:style-name="P134">If you don't have any reference to component, page or desktop, use the <text:span text:style-name="T6">getCurrent</text:span> method in the <text:span text:style-name="T6">org.zkoss.zk.ui.Executions</text:span> class.</text:p>
        </text:list-item>
      </text:list>
      <text:h text:style-name="Heading_20_2" text:outline-level="2">Processing Instructions</text:h>
      <text:p text:style-name="Text_20_body">The XML processing instructions describe how to process the ZUML page. Here we list the<text:span text:style-name="T2"> most common directives. For the complete list of all directives, please refer to the </text:span><text:span text:style-name="T4">Developer's Reference</text:span><text:span text:style-name="T2">.</text:span></text:p>
      <text:h text:style-name="Heading_20_3" text:outline-level="3">The <text:span text:style-name="T6">page</text:span> Directive</text:h>
      <text:p text:style-name="P22">&lt;?page [id="..."] [title="..."] [style="..."]<text:line-break/> <text:s/>[language="xul/html"] [zscriptLanguage="Java"]?&gt;</text:p>
      <text:p text:style-name="Text_20_body_20_indent">It describes attributes of a page.</text:p>
      <text:p text:style-name="Tip"><text:span text:style-name="T3">Not</text:span><text:span text:style-name="T4">e</text:span><text:span text:style-name="T2">: You can </text:span>place <text:span text:style-name="T2">the page directive in any location of a XML document, but the </text:span><text:span text:style-name="T7">language</text:span><text:span text:style-name="T2"> attribute is meaningful only if the directive is located at the topmost level, i.e., at the the same level as the root element.</text:span></text:p>
      <text:p text:style-name="Text_20_body_20_indent">For more available options and descriptions<text:span text:style-name="T2">, refer to </text:span><text:span text:style-name="T4">the Developer's Reference</text:span><text:span text:style-name="T2">.</text:span></text:p>
      <text:h text:style-name="Heading_20_3" text:outline-level="3">The component Directive</text:h>
      <text:p text:style-name="P22">&lt;?component name="<text:span text:style-name="T27">myName</text:span>" macroURI="<text:span text:style-name="T27">/mypath/my.zul</text:span>"<text:line-break/> <text:s/><text:span text:style-name="T31">[</text:span><text:span text:style-name="T27">prop1</text:span><text:span text:style-name="T31">="</text:span><text:span text:style-name="T27">value1</text:span><text:span text:style-name="T31">"</text:span><text:span text:style-name="T32">] [</text:span><text:span text:style-name="T28">prop2</text:span><text:span text:style-name="T32">="</text:span><text:span text:style-name="T28">value2</text:span><text:span text:style-name="T32">"]...</text:span>?&gt;</text:p>
      <text:p text:style-name="P22">&lt;?component name="<text:span text:style-name="T27">myName</text:span>" [class="<text:span text:style-name="T27">myPackage.myClass</text:span>"]<text:line-break/> <text:s/>[extends="<text:span text:style-name="T27">existentName</text:span>"] [moldName="<text:span text:style-name="T27">myMoldName</text:span><text:span text:style-name="T31">"] [moldURI="/</text:span><text:span text:style-name="T27">myMoldURI</text:span><text:span text:style-name="T31">"]<text:line-break/> <text:s/>[</text:span><text:span text:style-name="T27">prop1</text:span><text:span text:style-name="T31">="</text:span><text:span text:style-name="T27">value1</text:span><text:span text:style-name="T31">"</text:span><text:span text:style-name="T32">] [</text:span><text:span text:style-name="T28">prop2</text:span><text:span text:style-name="T32">="</text:span><text:span text:style-name="T28">value2</text:span><text:span text:style-name="T32">"]...</text:span><text:span text:style-name="T31">?&gt;</text:span></text:p>
      <text:p text:style-name="Text_20_body_20_indent">Defines a new com<text:span text:style-name="T2">ponent for a particular page. Components defined in this directive is visible only to the page with this directive. To define components that can be used in any page, use the language addon, which is a XML file defining components for all pages in a Web application</text:span><text:span text:style-name="T2"><text:note text:id="ftn34" text:note-class="footnote"><text:note-citation>34</text:note-citation><text:note-body><text:p text:style-name="Footnote"><text:span text:style-name="T2">Language addon is described in </text:span><text:span text:style-name="T4">the Component Development Guide</text:span><text:span text:style-name="T2">.</text:span></text:p></text:note-body></text:note></text:span><text:span text:style-name="T2">.</text:span></text:p>
      <text:p text:style-name="P21">There are two formats:<text:span text:style-name="T19"> by-macro and by-class.</text:span></text:p>
      <text:h text:style-name="Heading_20_4" text:outline-level="4">The by-macro Format</text:h>
      <text:p text:style-name="P38">&lt;?component name="<text:span text:style-name="T27">myName</text:span>" macroURI="<text:span text:style-name="T27">/mypath/my.zul</text:span>" [inline="true|<text:span text:style-name="T3">false</text:span>"]<text:line-break/> <text:s text:c="2"/>[class="<text:span text:style-name="T27">myPackage.myClass</text:span>"] <text:span text:style-name="T31">[</text:span><text:span text:style-name="T27">prop1</text:span><text:span text:style-name="T31">="</text:span><text:span text:style-name="T27">value1</text:span><text:span text:style-name="T31">"</text:span><text:span text:style-name="T32">] [</text:span><text:span text:style-name="T28">prop2</text:span><text:span text:style-name="T32">="</text:span><text:span text:style-name="T28">value2</text:span><text:span text:style-name="T32">"]...</text:span>?&gt;</text:p>
      <text:p text:style-name="Text_20_body_20_indent_20_2">Defines a new com<text:span text:style-name="T2">ponent based on a ZUML page. It is called </text:span><text:span text:style-name="T28">a macro component</text:span><text:span text:style-name="T2">. In other words, once an instance of the new component is created, it creates child components based on the specified ZUML page (the </text:span><text:span text:style-name="T7">macroURI</text:span><text:span text:style-name="T2"> attribute). For more details, refer to the </text:span><text:span text:style-name="T4">Macro Components</text:span><text:span text:style-name="T2"> chapter.</text:span></text:p>
      <text:h text:style-name="Heading_20_4" text:outline-level="4">The by-class Format</text:h>
      <text:p text:style-name="P38">&lt;?component name="<text:span text:style-name="T27">myName</text:span>" [class="<text:span text:style-name="T27">myPackage.myClass</text:span>"]<text:line-break/> <text:s/>[extends="<text:span text:style-name="T31">existentName</text:span>"] [moldName="<text:span text:style-name="T27">myMoldName</text:span><text:span text:style-name="T31">"] [moldURI="/</text:span><text:span text:style-name="T27">myMoldURI</text:span><text:span text:style-name="T31">"]<text:line-break/> <text:s/>[</text:span><text:span text:style-name="T27">prop1</text:span><text:span text:style-name="T31">="</text:span><text:span text:style-name="T27">value1</text:span><text:span text:style-name="T31">"</text:span><text:span text:style-name="T32">] [</text:span><text:span text:style-name="T28">prop2</text:span><text:span text:style-name="T32">="</text:span><text:span text:style-name="T28">value2</text:span><text:span text:style-name="T32">"]...</text:span><text:span text:style-name="T31">?&gt;</text:span></text:p>
      <text:p text:style-name="Text_20_body_20_indent_20_2">Defines a new component, if the <text:span text:style-name="T6">extends</text:span> attribute is not specified, based on a class. It is called a <text:span text:style-name="T27">primitive component</text:span>. The class must<text:span text:style-name="T2"> implement the </text:span><text:span text:style-name="T7">org.zkoss.zk.ui.Component</text:span><text:span text:style-name="T2"> interface.</text:span></text:p>
      <text:p text:style-name="P36">To define a new component, you have to specify at least the <text:span text:style-name="T6">class</text:span> attribute, which is used by ZK to instantiate a new instance of the component.</text:p>
      <text:p text:style-name="P36">In addition to defining a brand-new component, you can override properties of existent components by specifying <text:span text:style-name="T6">extends="existentName"</text:span>. In other words, if <text:span text:style-name="T6">extends</text:span> is specified, the definition of the specified component is loaded as the default value and then override only properties that are specified in this directive.</text:p>
      <text:p text:style-name="P36">For example, assume you want to define a new component called <text:span text:style-name="T6">mywindow</text:span> by use of <text:span text:style-name="T6">MyWindow</text:span> instead of the default window, <text:span text:style-name="T6">org.zkoss.zul.Window</text:span> in a ZUML page. Then, you can declare it as follows.</text:p>
      <text:p text:style-name="Code_20_Indent_20_2">&lt;?component name="mywindow" extends="window" class="MyWindow"?&gt;</text:p>
      <text:p text:style-name="Code_20_Indent_20_2">...</text:p>
      <text:p text:style-name="Code_20_Indent_20_2">&lt;mywindow&gt;</text:p>
      <text:p text:style-name="Code_20_Indent_20_2">...</text:p>
      <text:p text:style-name="Code_20_Indent_20_2">&lt;/mywindow&gt;</text:p>
      <text:p text:style-name="Text_20_body_20_indent_20_2">It is equ<text:span text:style-name="T2">ivalent to the following codes.</text:span></text:p>
      <text:p text:style-name="Code_20_Indent_20_2">&lt;window use="MyWindow"&gt;</text:p>
      <text:p text:style-name="Code_20_Indent_20_2">...</text:p>
      <text:p text:style-name="Code_20_Indent_20_2">&lt;/window&gt;</text:p>
      <text:p text:style-name="Text_20_body_20_indent_20_2">Similarly, you could use the following definition to use OK as the default label and a blue border for all buttons specified in this page.</text:p>
      <text:p text:style-name="Code_20_Indent_20_2">&lt;?component name="okbutton" extends="button" label="OK"</text:p>
      <text:p text:style-name="Code_20_Indent_20_2"><text:s text:c="2"/>style="border:1px solid blue"?&gt;</text:p>
      <text:p text:style-name="P36">Notice the new component name can be the same as the existent one. In this case, all instances of the specified type of component will use the initial properties you assigned, as if it hides the existent definition. For example, the following codes make all buttons to have a blue border as default.</text:p>
      <text:p text:style-name="Code_20_Indent_20_2">&lt;?button name="button" ext<text:span text:style-name="T2">ends="button" style="border:1px solid blue"?&gt;</text:span></text:p>
      <text:p text:style-name="Code_20_Indent_20_2">&lt;button/&gt; &lt;!-- with blue border --&gt;</text:p>
      <text:p text:style-name="Text_20_body_20_indent_20_2">For more inf<text:span text:style-name="T2">ormation, refer to </text:span><text:span text:style-name="T4">the Developer's Reference</text:span><text:span text:style-name="T2">.</text:span></text:p>
      <text:h text:style-name="Heading_20_3" text:outline-level="3"><text:bookmark text:name="directive_init"/>The <text:span text:style-name="T6">init</text:span> Directive</text:h>
      <text:p text:style-name="P22">&lt;?init class="..." [arg0="..."] [arg1="..."] [arg2="..."] [arg3="..."]?&gt;</text:p>
      <text:p text:style-name="P22">&lt;?init zscript="..." [arg0="..."] [arg1="..."] [arg2="..."] [arg3="..."]?&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7">zscript</text:span><text:span text:style-name="T2"> file to do the application-specific initialization.</text:span></text:p>
      <text:p text:style-name="P21">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org.zkoss.zk.ui.Execution</text:span> interface.</text:p>
      <text:p text:style-name="Text_20_body_20_indent"><text:span text:style-name="T2">You could specify any number of the </text:span><text:span text:style-name="T7">init</text:span><text:span text:style-name="T2"> directive. If you choose the first format, the specified class must implement the </text:span><text:span text:style-name="T7">org.zkoss.zk.ui.util.Initator</text:span><text:span text:style-name="T2"> interface. Once specified, an instance of the class is constructed and its </text:span><text:span text:style-name="T7">doInit</text:span><text:span text:style-name="T2"> method is called, before the page is evaluated.</text:span></text:p>
      <text:p text:style-name="Text_20_body_20_indent"><text:span text:style-name="T2">In addition, the </text:span><text:span text:style-name="T7">doFinally</text:span><text:span text:style-name="T2"> method is called, after the page has been evaluated. The </text:span><text:span text:style-name="T7">doCatch</text:span><text:span text:style-name="T2"> method is called if an exception occurs. Thus, this directive is not limited to initialization. You could use it for cleanup and error handling.</text:span></text:p>
      <text:p text:style-name="P21">If you choose the second format, the <text:span text:style-name="T6">zscript</text:span> file is evaluated and the arguments (<text:span text:style-name="T6">arg0</text:span>, <text:span text:style-name="T6">arg1</text:span>,...) will be passed as a variable called <text:span text:style-name="T6">args</text:span> whose type is <text:span text:style-name="T6">Object[]</text:span>.</text:p>
      <text:p text:style-name="Text_20_body_20_indent">For more information, refer to <text:span text:style-name="T3">the Developer's Reference</text:span>.</text:p>
      <text:h text:style-name="Heading_20_3" text:outline-level="3"><text:bookmark text:name="directive_init1"/>The <text:span text:style-name="T6">variable-resolver</text:span> Directive</text:h>
      <text:p text:style-name="P22">&lt;?variable-resolver class="..."?&gt;</text:p>
      <text:p text:style-name="Text_20_body_20_indent"><text:span text:style-name="T2">Specifies the variable resolver that will be used by the </text:span><text:span text:style-name="T7">zscript</text:span><text:span text:style-name="T2"> interpreter to resolve unknown variables. The specified class must implement the </text:span><text:span text:style-name="T7">org.zkoss.zk.scripting.VariableResolver</text:span><text:span text:style-name="T2"> interface.</text:span></text:p>
      <text:p text:style-name="P21">You can specify multiple variable resolvers with multiple <text:span text:style-name="T6">variable-resolver</text:span> directives. The later declared one has higher priority.</text:p>
      <text:p text:style-name="P21">The following is an example when using ZK with the Spring framework. It resolves Java Beans declared in the Spring framework, such that you access them directly.</text:p>
      <text:p text:style-name="Code_20_Indent">&lt;?<text:span text:style-name="T6">variable</text:span>-resolver class="org.zkoss.zkplus.spring.DelegatingVariableResolver"?&gt;</text:p>
      <text:p text:style-name="Text_20_body_20_indent">Ref<text:span text:style-name="T2">er to </text:span><text:a xlink:type="simple" xlink:href="http://zk1.sourceforge.net/smalltalks/springdao1/sdao1.html"><text:span text:style-name="T45">Small Talk: </text:span></text:a><text:a xlink:type="simple" xlink:href="http://zk1.sourceforge.net/smalltalks/springdao1/sdao1.html"><text:span text:style-name="T44">ZK with Spring DAO and JDBC, Part II</text:span></text:a><text:span text:style-name="T2"> for more details.</text:span></text:p>
      <text:p text:style-name="P21">For more information about the attributes, refer to <text:span text:style-name="T3">the Developer's Reference</text:span>.</text:p>
      <text:h text:style-name="Heading_20_3" text:outline-level="3">The <text:span text:style-name="T6">import</text:span> Directive</text:h>
      <text:p text:style-name="P22">&lt;?import uri="..."?&gt;</text:p>
      <text:p text:style-name="Text_20_body_20_indent">It imp<text:span text:style-name="T2">orts the component definitions and initiators defined in another ZUML page. In other words, it imports the </text:span><text:span text:style-name="T7">component</text:span><text:span text:style-name="T2"> and </text:span><text:span text:style-name="T7">init</text:span><text:span text:style-name="T2"> directives from the specified page. Notice that directives other than </text:span><text:span text:style-name="T7">component</text:span><text:span text:style-name="T2"> and </text:span><text:span text:style-name="T7">init</text:span><text:span text:style-name="T2"> are ignored to avoid any confusion.</text:span></text:p>
      <text:p text:style-name="P21">A typical use is that you put a set of component definitions in one ZUML page, and then import it in other ZUML pages, such that they share the same set of component definitions, additional to the system default.</text:p>
      <text:p text:style-name="Code_20_Indent">&lt;!-- special.zul: Common Definitions --&gt;</text:p>
      <text:p text:style-name="Code_20_Indent">&lt;?init zscript="/WEB-INF/macros/special.zs"?&gt;</text:p>
      <text:p text:style-name="Code_20_Indent">&lt;?component name="special" macroURI="/macros/special.zuml" class="Special"?&gt;</text:p>
      <text:p text:style-name="Code_20_Indent">&lt;?component name="another" macroURI="/WEB-INF/macros/another.zuml"?&gt;</text:p>
      <text:p text:style-name="P21">where the <text:span text:style-name="T6">Special</text:span> class is assumed to be defined in <text:span text:style-name="T6">/WEB-INF/macros/special.zs</text:span>.</text:p>
      <text:p text:style-name="P21">Then, other ZUML pages can share the same set of component definitions as follows.</text:p>
      <text:p text:style-name="Code_20_Indent">&lt;?import uri="special.zul"?&gt;</text:p>
      <text:p text:style-name="Code_20_Indent">...</text:p>
      <text:p text:style-name="Code_20_Indent">&lt;special/&gt;&lt;!-- you can use the component defined in special.zul --&gt;</text:p>
      <text:p text:style-name="P21">Unlike other directives, the <text:span text:style-name="T6">import</text:span> directives must be at the topmost level, i.e., at the the same level as the root element.</text:p>
      <text:p text:style-name="Text_20_body_20_indent"><text:span text:style-name="T2">For more information, refer to </text:span><text:span text:style-name="T4">the Developer's Reference</text:span><text:span text:style-name="T2">.</text:span></text:p>
      <text:h text:style-name="Heading_20_2" text:outline-level="2">ZK Attributes</text:h>
      <text:p text:style-name="Text_20_body">ZK attributes are used to control the associated element, other than initializing the data member.</text:p>
      <text:h text:style-name="Heading_20_3" text:outline-level="3">The <text:span text:style-name="T6">apply</text:span> Attribute</text:h>
      <text:p text:style-name="P22">app<text:span text:style-name="T2">ly="a-class-name"<text:line-break/>apply="class1, class2,..."<text:line-break/></text:span>app<text:span text:style-name="T2">ly="${EL_returns_a_class_or_a_collection_of_classes}"<text:line-break/>apply="${EL_returns_an_instance_or_a_collection_of_Composer_instances}"</text:span></text:p>
      <text:p text:style-name="P21">It specifies a class, a collection of classes that are used to initialize the component. The class must implement the <text:span text:style-name="T6">org.zkoss.zk.util.Composer</text:span> interface. And then, you can do the initialization in the <text:span text:style-name="T6">doAfterCompose</text:span> method, since it is called after the component and all its children are instantiated.</text:p>
      <text:p text:style-name="Code_20_Indent">&lt;window app<text:span text:style-name="T2">ly="MyComposer"/&gt;</text:span></text:p>
      <text:p text:style-name="P21">In addition, you specify a <text:span text:style-name="T6">Composer</text:span> instance, or a collection of <text:span text:style-name="T6">Composer</text:span> instances by use of EL expressions.</text:p>
      <text:p text:style-name="Tip">Note: the EL expressions are, if specified, evaluated before the component is instantiated. So you cannot reference to the component. Moreover, the <text:span text:style-name="T6">self</text:span> variable references to the parent component, if any, or the current page, if no par<text:span text:style-name="T2">ent component,</text:span> in the EL expressions specified in this attribute.</text:p>
      <text:p text:style-name="P21"><text:s/>If you want more control such as handling the exception, you can also implement the <text:span text:style-name="T6">org.zkoss.zk.util.ComposerExt</text:span> interface. </text:p>
      <text:h text:style-name="Heading_20_3" text:outline-level="3">The <text:span text:style-name="T6">use</text:span> Attribute</text:h>
      <text:p text:style-name="P22"><text:span text:style-name="T2">use="</text:span><text:span text:style-name="T28">a-class-name</text:span><text:span text:style-name="T2">"</text:span></text:p>
      <text:p text:style-name="Text_20_body_20_indent">It specifies a class to create a component instead of the default one. In the following example, <text:span text:style-name="T6">MyWindow</text:span> is used instead of the default class, <text:span text:style-name="T6">org.zkoss.zul.Window</text:span>.</text:p>
      <text:p text:style-name="Code_20_Indent">&lt;window use="MyWindow"/&gt;</text:p>
      <text:h text:style-name="Heading_20_3" text:outline-level="3">The <text:span text:style-name="T6">if</text:span> Attribute</text:h>
      <text:p text:style-name="P22"><text:span text:style-name="T2">if="${</text:span><text:span text:style-name="T28">an-EL-expr</text:span><text:span text:style-name="T2">}"</text:span></text:p>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P22"><text:span text:style-name="T2">unless="${</text:span><text:span text:style-name="T28">an-EL-expr</text:span><text:span text:style-name="T2">}"</text:span></text:p>
      <text:p text:style-name="Text_20_body_20_indent">It specified the condition <text:span text:style-name="T27">not</text:span><text:span text:style-name="T31"> to</text:span> evaluate the associated element. In other words, the associated element and all its child elements are ignored, if the condition is evaluated to true.</text:p>
      <text:h text:style-name="Heading_20_3" text:outline-level="3">The<text:span text:style-name="T2"> </text:span><text:span text:style-name="T7">forEach</text:span><text:span text:style-name="T2"> Attribute</text:span></text:h>
      <text:p text:style-name="P23">forEach="${<text:span text:style-name="T27">an-EL-expr</text:span>}"</text:p>
      <text:p text:style-name="P21">It specifies a collection of objects, such that the associated element will be evaluated repeatedly against each object in the collection. If not specified or empty, this attribute is ignored. If non-collection object is specified, it is evaluated only once as if a single-element collection is specified.</text:p>
      <text:h text:style-name="Heading_20_3" text:outline-level="3">The <text:span text:style-name="T6">for</text:span><text:span text:style-name="T7">EachBegin</text:span><text:span text:style-name="T2"> Attribute</text:span></text:h>
      <text:p text:style-name="P23">forEachBegin="${<text:span text:style-name="T27">an-EL-expr</text:span>}"</text:p>
      <text:p text:style-name="Text_20_body_20_indent">It is used with the <text:span text:style-name="T6">forEach</text:span> attribute to specify the index (starting from 0) that the iteration shall begin at. If not specified, the iteration begins at the first element, i.e., 0 is assumed.</text:p>
      <text:p text:style-name="Text_20_body_20_indent">If <text:span text:style-name="T6">forEachBegin</text:span> is greater than or equals to the number of elements, no iteration is performed.</text:p>
      <text:p text:style-name="Text_20_body_20_indent">Not<text:span text:style-name="T2">e: </text:span><text:span text:style-name="T7">forEachStatus.index</text:span><text:span text:style-name="T2"> is absolute with respect to the underlying collection, array or other type. For example, if </text:span><text:span text:style-name="T7">forEachBegin</text:span><text:span text:style-name="T2"> is </text:span><text:span text:style-name="T7">5</text:span><text:span text:style-name="T2">, then the first value of </text:span><text:span text:style-name="T7">forEachStatus.index</text:span><text:span text:style-name="T2"> with be </text:span><text:span text:style-name="T7">5</text:span><text:span text:style-name="T2">.</text:span></text:p>
      <text:h text:style-name="Heading_20_3" text:outline-level="3">The <text:span text:style-name="T6">for</text:span><text:span text:style-name="T7">EachEnd</text:span><text:span text:style-name="T2"> Attribute</text:span></text:h>
      <text:p text:style-name="P22">for<text:span text:style-name="T2">EachEnd="${</text:span><text:span text:style-name="T28">an-EL-expr</text:span><text:span text:style-name="T2">}"</text:span></text:p>
      <text:p text:style-name="Text_20_body_20_indent">It is used with the <text:span text:style-name="T6">forEach</text:span> attribute to specify the index (starting from 0) the iteration shall ends at (inclusive). If not specified, the iterations ends at the last element.</text:p>
      <text:p text:style-name="P21">If <text:span text:style-name="T6">forEachEnd</text:span> is greater than or equals to the number of elements, the iteration ends at the last element.</text:p>
      <text:h text:style-name="Heading_20_3" text:outline-level="3">The <text:span text:style-name="T6">fulfill</text:span> Attribute</text:h>
      <text:p text:style-name="P22">fulfill="<text:span text:style-name="T27">event-name</text:span>"<text:line-break/>fulfill="<text:span text:style-name="T27">target-id</text:span><text:span text:style-name="T31">.</text:span><text:span text:style-name="T27">event-name</text:span>"<text:line-break/>fulfill="<text:span text:style-name="T27">id1/id2/id3</text:span><text:span text:style-name="T31">.</text:span><text:span text:style-name="T27">event-name</text:span>"<text:line-break/>fulfill="${<text:span text:style-name="T27">el-expr</text:span>}.<text:span text:style-name="T27">event-name</text:span>"</text:p>
      <text:p text:style-name="Text_20_body_20_indent">It is used to specify when to create the child components. By def<text:span text:style-name="T2">ault (i.e., </text:span><text:span text:style-name="T7">fulfill</text:span><text:span text:style-name="T2"> is not specified), the child components are created right after its parent component, at the time the ZUML page is loaded.</text:span></text:p>
      <text:p text:style-name="Text_20_body_20_indent">If you want to def<text:span text:style-name="T2">er the creation of the child components, you can specify the condition with the </text:span><text:span text:style-name="T7">fulfill</text:span><text:span text:style-name="T2"> attribute. The condition consists of the event name and, optionally, the target component's identifier or path. It means that the child elements won't be processed, until the event is received by, if specified, the target component. If the identifier is omitted, the same component is assumed.</text:span></text:p>
      <text:p text:style-name="P21">If an EL expression is specified, it must return a component, an identifier or a path.</text:p>
      <text:p text:style-name="Text_20_body_20_indent"><text:span text:style-name="T2">Refer to the </text:span><text:span text:style-name="T4">Load on Demand</text:span><text:span text:style-name="T2"> section for more details.</text:span></text:p>
      <text:h text:style-name="Heading_20_3" text:outline-level="3">The <text:span text:style-name="T6">forward</text:span> Attribute</text:h>
      <text:p text:style-name="P23">forward="orginalEvent=targetId1/targetId2,targetEvent"</text:p>
      <text:p text:style-name="P23">forward="originalEvent=${el-expr},targetEvent"</text:p>
      <text:p text:style-name="P23">forward="targetEvent"</text:p>
      <text:p text:style-name="P21">It is used to forward an event, that is targeting a specific component, to another component in another event name. It is called the forward condition.</text:p>
      <text:p text:style-name="P21">For example, you can forward the <text:span text:style-name="T6">onClick</text:span> event targeting a button to the window as follows:</text:p>
      <text:p text:style-name="Code_20_Indent">&lt;window id="w" use="MyWindow"&gt;</text:p>
      <text:p text:style-name="Code_20_Indent"><text:tab/>...</text:p>
      <text:p text:style-name="Code_20_Indent"><text:tab/>&lt;button lable="Submit" <text:span text:style-name="T15">for</text:span><text:span text:style-name="T16">ward="onClick=w.onOK"</text:span><text:span text:style-name="T2">/&gt;</text:span></text:p>
      <text:p text:style-name="Code_20_Indent">&lt;/window&gt;</text:p>
      <text:p text:style-name="Text_20_body_20_indent">The<text:span text:style-name="T2">n, you can handle the submission in the </text:span><text:span text:style-name="T7">MyWindow</text:span><text:span text:style-name="T2"> class as follows:</text:span></text:p>
      <text:p text:style-name="Code_20_Indent">public class MyWindow ext<text:span text:style-name="T2">ends Window {</text:span></text:p>
      <text:p text:style-name="Code_20_Indent"><text:tab/>public void onOK() {</text:p>
      <text:p text:style-name="Code_20_Indent"><text:tab/><text:tab/>//handle the submission</text:p>
      <text:p text:style-name="Code_20_Indent"><text:tab/>}</text:p>
      <text:p text:style-name="Code_20_Indent">}</text:p>
      <text:p text:style-name="P21">The original event is optional. If it is omitted, <text:span text:style-name="T6">onClick</text:span> is assumed. Similarly, the target ID is also optional. If omitted, the space owner is assumed. Thus, the above codes can be simplified to the following:</text:p>
      <text:p text:style-name="Code_20_Indent">&lt;window id="w" use="MyWindow"&gt;</text:p>
      <text:p text:style-name="Code_20_Indent"><text:tab/>...</text:p>
      <text:p text:style-name="Code_20_Indent"><text:tab/>&lt;button lable="Submit" <text:span text:style-name="T15">for</text:span><text:span text:style-name="T16">ward="onOK"</text:span><text:span text:style-name="T2">/&gt;</text:span></text:p>
      <text:p text:style-name="Code_20_Indent">&lt;/window&gt;</text:p>
      <text:p text:style-name="P21">If you want to forward several events, you can specify these conditions in the forward attribute by separating them with the comma (,):</text:p>
      <text:p text:style-name="Code_20_Indent">&lt;textbox for<text:span text:style-name="T2">ward="onChanging=onUpdating, onChange=some.onUpdate"/&gt;</text:span></text:p>
      <text:h text:style-name="Heading_20_2" text:outline-level="2">ZK Elements</text:h>
      <text:p text:style-name="Text_20_body">ZK elements are used to control ZUML pages other than creating components.</text:p>
      <text:h text:style-name="Heading_20_3" text:outline-level="3">The <text:span text:style-name="T6">zk</text:span> Element</text:h>
      <text:p text:style-name="P22">&lt;zk&gt;...&lt;/zk&gt;</text:p>
      <text:p text:style-name="P21">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Code_20_Indent">&lt;window&gt;</text:p>
      <text:p text:style-name="Code_20_Indent"><text:tab/>&lt;zk&gt;</text:p>
      <text:p text:style-name="Code_20_Indent"><text:tab/><text:tab/>&lt;textbox/&gt;</text:p>
      <text:p text:style-name="Code_20_Indent"><text:tab/><text:tab/>&lt;textbox/&gt;</text:p>
      <text:p text:style-name="Code_20_Indent"><text:tab/>&lt;/zk&gt;</text:p>
      <text:p text:style-name="Code_20_Indent">&lt;/window&gt;</text:p>
      <text:p text:style-name="Text_20_body_20_indent">is equivalent to</text:p>
      <text:p text:style-name="Code_20_Indent">&lt;window&gt;</text:p>
      <text:p text:style-name="Code_20_Indent"><text:tab/>&lt;textbox/&gt;</text:p>
      <text:p text:style-name="Code_20_Indent"><text:tab/>&lt;textbox/&gt;</text:p>
      <text:p text:style-name="Code_20_Indent">&lt;/window&gt;</text:p>
      <text:p text:style-name="Text_20_body_20_indent">Then, what is it used for?</text:p>
      <text:h text:style-name="P72" text:outline-level="4">Multiple Root Elements in a Page</text:h>
      <text:p text:style-name="Text_20_body_20_indent_20_2">Due to XML's syntax limitation, we can only specify one document root. Thus, if you have multiple root components, you must use <text:span text:style-name="T6">zk</text:span> as the document root to group these root components.</text:p>
      <text:p text:style-name="Code_20_Indent_20_2">&lt;?page title="Multiple Root"?&gt;</text:p>
      <text:p text:style-name="Code_20_Indent_20_2">&lt;zk&gt;</text:p>
      <text:p text:style-name="Code_20_Indent_20_2"><text:tab/>&lt;window title="First"&gt;</text:p>
      <text:p text:style-name="Code_20_Indent_20_2"><text:tab/>...</text:p>
      <text:p text:style-name="Code_20_Indent_20_2"><text:tab/>&lt;/window&gt;</text:p>
      <text:p text:style-name="Code_20_Indent_20_2"><text:tab/>&lt;window title="Second" if="${param.secondRequired}"&gt;</text:p>
      <text:p text:style-name="Code_20_Indent_20_2"><text:tab/>...</text:p>
      <text:p text:style-name="Code_20_Indent_20_2"><text:tab/>&lt;/window&gt;</text:p>
      <text:p text:style-name="Code_20_Indent_20_2">&lt;/zk&gt;</text:p>
      <text:h text:style-name="P72" text:outline-level="4">Iteration Over Versatile Components</text:h>
      <text:p text:style-name="P36">The <text:span text:style-name="T6">zk</text:span> element, like components, supports the <text:span text:style-name="T6">forEach</text:span> attribute. Thus, you could use it to generate different type of components depending on the conditions. In the following example, we assume <text:span text:style-name="T6">mycols</text:span> is a collection of objects that have several members, <text:span text:style-name="T6">isUseText()</text:span>, <text:span text:style-name="T6">isUseDate()</text:span> and <text:span text:style-name="T6">isUseCombo()</text:span>.</text:p>
      <text:p text:style-name="Code_20_Indent_20_2">&lt;window&gt;</text:p>
      <text:p text:style-name="Code_20_Indent_20_2"><text:tab/>&lt;zk forEach="${mycols}"&gt;</text:p>
      <text:p text:style-name="Code_20_Indent_20_2"><text:tab/><text:tab/>&lt;textbox if="${each.useText}"/&gt;</text:p>
      <text:p text:style-name="Code_20_Indent_20_2"><text:tab/><text:tab/>&lt;datebox if="${each.useDate}"/&gt;</text:p>
      <text:p text:style-name="Code_20_Indent_20_2"><text:tab/><text:tab/>&lt;combobox if="${each.useCombo}"/&gt;</text:p>
      <text:p text:style-name="Code_20_Indent_20_2"><text:tab/>&lt;/zk&gt;</text:p>
      <text:p text:style-name="Code_20_Indent_20_2">&lt;/window&gt;</text:p>
      <table:table table:name="Table29" table:style-name="Table29">
        <table:table-column table:style-name="Table29.A"/>
        <table:table-column table:style-name="Table29.B"/>
        <table:table-header-rows>
          <table:table-row table:style-name="Table29.1">
            <table:table-cell table:style-name="Table29.A1" office:value-type="string">
              <text:p text:style-name="Table_20_Heading">Attribute Name</text:p>
            </table:table-cell>
            <table:table-cell table:style-name="Table29.B1" office:value-type="string">
              <text:p text:style-name="Table_20_Heading">Description</text:p>
            </table:table-cell>
          </table:table-row>
        </table:table-header-rows>
        <table:table-row table:style-name="Table29.1">
          <table:table-cell table:style-name="Table29.A2" office:value-type="string">
            <text:p text:style-name="P51">if</text:p>
          </table:table-cell>
          <table:table-cell table:style-name="Table29.B2" office:value-type="string">
            <text:p text:style-name="Table_20_Contents">[Optional][Default: <text:span text:style-name="T13">true</text:span>]</text:p>
            <text:p text:style-name="Table_20_Contents">Specifies the condition to evaluate this element.</text:p>
          </table:table-cell>
        </table:table-row>
        <table:table-row table:style-name="Table29.1">
          <table:table-cell table:style-name="Table29.A2" office:value-type="string">
            <text:p text:style-name="P51">unless</text:p>
          </table:table-cell>
          <table:table-cell table:style-name="Table29.B2" office:value-type="string">
            <text:p text:style-name="Table_20_Contents">[Optional][Default: <text:span text:style-name="T13">false</text:span>]</text:p>
            <text:p text:style-name="Table_20_Contents">Specifies the condition <text:span text:style-name="T27">not</text:span> to evaluate this element.</text:p>
          </table:table-cell>
        </table:table-row>
        <table:table-row table:style-name="Table29.1">
          <table:table-cell table:style-name="Table29.A2" office:value-type="string">
            <text:p text:style-name="P51">for<text:span text:style-name="T2">Each</text:span></text:p>
          </table:table-cell>
          <table:table-cell table:style-name="Table29.B2" office:value-type="string">
            <text:p text:style-name="Table_20_Contents">[Opt<text:span text:style-name="T2">ional][Default: </text:span><text:span text:style-name="T28">ignored</text:span><text:span text:style-name="T32">]</text:span></text:p>
            <text:p text:style-name="P64">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able:table-cell>
        </table:table-row>
      </table:table>
      <text:h text:style-name="Heading_20_3" text:outline-level="3"><text:bookmark text:name="zscript"/>The <text:span text:style-name="T6">zscript</text:span> Element</text:h>
      <text:p text:style-name="P22">&lt;zscript [language="Java"]&gt;<text:span text:style-name="T27">Scripting codes</text:span><text:span text:style-name="T31">&lt;/zscript&gt;<text:line-break/>&lt;zscript src="</text:span><text:span text:style-name="T27">uri</text:span><text:span text:style-name="T31">" [language="Java"]/&gt;</text:span></text:p>
      <text:p text:style-name="P24">It defines a piece of the<text:span text:style-name="T2"> scripting</text:span> codes, say the<text:span text:style-name="T2"> Java codes,</text:span> that will be interpreted when the page is evaluated. The language of the scripting codes is, by default, Java (see below). You can select a different language by use the <text:span text:style-name="T6">language</text:span> attribute<text:span text:style-name="T2">.</text:span></text:p>
      <text:p text:style-name="P24">The<text:span text:style-name="T2"> </text:span><text:span text:style-name="T7">zscript</text:span><text:span text:style-name="T2"> element</text:span> has two formats as shown above. The first format is used to embed the<text:span text:style-name="T2"> scripting</text:span> codes directly in the page. The second format is used to reference an external file that contains the<text:span text:style-name="T2"> scripting</text:span> codes.</text:p>
      <table:table table:name="Table6" table:style-name="Table6">
        <table:table-column table:style-name="Table6.A"/>
        <table:table-column table:style-name="Table6.B"/>
        <table:table-header-rows>
          <table:table-row table:style-name="Table6.1">
            <table:table-cell table:style-name="Table6.A1" office:value-type="string">
              <text:p text:style-name="Table_20_Heading">Attribute Name</text:p>
            </table:table-cell>
            <table:table-cell table:style-name="Table6.B1" office:value-type="string">
              <text:p text:style-name="Table_20_Heading">Description</text:p>
            </table:table-cell>
          </table:table-row>
        </table:table-header-rows>
        <table:table-row table:style-name="Table6.1">
          <table:table-cell table:style-name="Table6.A2" office:value-type="string">
            <text:p text:style-name="P51">src</text:p>
          </table:table-cell>
          <table:table-cell table:style-name="Table6.B2" office:value-type="string">
            <text:p text:style-name="Table_20_Contents">[Optional][Default: <text:span text:style-name="T27">none</text:span>]</text:p>
            <text:p text:style-name="Table_20_Contents">Specifies the URI of the file containing the scripting codes. If specified, the scr<text:span text:style-name="T2">ipting</text:span> codes will be loaded as if they are embedded directly.</text:p>
            <text:p text:style-name="P50">The <text:span text:style-name="T6">src</text:span> attribute supports browser and locale dependent URI. In other words, you can specify ~ or * to denote different context path, browser and locale-dependent information. Refer to the <text:span text:style-name="T3">Internationalization</text:span> chapter for details.</text:p>
            <text:p text:style-name="Table_20_Contents">Note: the file shall contain the source codes of the selected language that can be interpreted directly. The<text:span text:style-name="T2"> encoding must be UTF-8.</text:span> Don't specify a class file (aka. byte codes).</text:p>
          </table:table-cell>
        </table:table-row>
        <table:table-row table:style-name="Table6.1">
          <table:table-cell table:style-name="Table6.A2" office:value-type="string">
            <text:p text:style-name="P51">language</text:p>
          </table:table-cell>
          <table:table-cell table:style-name="Table6.B2" office:value-type="string">
            <text:p text:style-name="Table_20_Contents">[Opt<text:span text:style-name="T2">ional][Default: </text:span><text:span text:style-name="T7">Java</text:span><text:span text:style-name="T2"> or as specified in the </text:span><text:span text:style-name="T7">page</text:span><text:span text:style-name="T2"> directive]<text:line-break/>[Allowed Values: </text:span><text:span text:style-name="T7">Java</text:span><text:span text:style-name="T2"> | </text:span><text:span text:style-name="T7">JavaScript</text:span><text:span text:style-name="T2"> | </text:span><text:span text:style-name="T7">Ruby</text:span><text:span text:style-name="T2"> | </text:span><text:span text:style-name="T7">Groovy</text:span><text:span text:style-name="T2">]</text:span></text:p>
            <text:p text:style-name="P50">It specifies the scripting language in which the scripting codes are written.</text:p>
          </table:table-cell>
        </table:table-row>
        <table:table-row table:style-name="Table6.1">
          <table:table-cell table:style-name="Table6.A2" office:value-type="string">
            <text:p text:style-name="P51">def<text:span text:style-name="T2">erred</text:span></text:p>
          </table:table-cell>
          <table:table-cell table:style-name="Table6.B2" office:value-type="string">
            <text:p text:style-name="Table_20_Contents">[Opt<text:span text:style-name="T2">ional][Default: </text:span><text:span text:style-name="T7">false</text:span><text:span text:style-name="T2">]</text:span></text:p>
            <text:p text:style-name="P50">Whether to defer the evaluation of this element until the first non-deferred <text:span text:style-name="T6">zscript</text:span> codes of the same language need to be evaluated. Refer to the <text:span text:style-name="T3">How to Defer the Evaluation</text:span> section below.</text:p>
          </table:table-cell>
        </table:table-row>
        <table:table-row table:style-name="Table6.1">
          <table:table-cell table:style-name="Table6.A2" office:value-type="string">
            <text:p text:style-name="P51">if</text:p>
          </table:table-cell>
          <table:table-cell table:style-name="Table6.B2" office:value-type="string">
            <text:p text:style-name="Table_20_Contents">[Optional][Default: <text:span text:style-name="T13">true</text:span>]</text:p>
            <text:p text:style-name="Table_20_Contents">Specifies the condition to evaluate this element.</text:p>
          </table:table-cell>
        </table:table-row>
        <table:table-row table:style-name="Table6.1">
          <table:table-cell table:style-name="Table6.A2" office:value-type="string">
            <text:p text:style-name="P51">unless</text:p>
          </table:table-cell>
          <table:table-cell table:style-name="Table6.B2" office:value-type="string">
            <text:p text:style-name="Table_20_Contents">[Optional][Default: <text:span text:style-name="T13">false</text:span>]</text:p>
            <text:p text:style-name="Table_20_Contents">Specifies the condition <text:span text:style-name="T27">not</text:span> to evaluate this element.</text:p>
          </table:table-cell>
        </table:table-row>
      </table:table>
      <text:h text:style-name="Heading_20_4" text:outline-level="4">How to Defer the Evaluation</text:h>
      <text:p text:style-name="Text_20_body_20_indent_20_2">ZK loads the<text:span text:style-name="T2"> interpreter before it is going to evaluate the first </text:span><text:span text:style-name="T7">zscript</text:span><text:span text:style-name="T2"> codes. For example, the Java interpreter is loaded when the user clicks the button in the following example.</text:span></text:p>
      <text:p text:style-name="Code_20_Indent_20_2">&lt;button onClick="alert(&amp;quot;Hi&amp;quot;)"/&gt;</text:p>
      <text:p text:style-name="P36">On the other hand, the interpreter is loaded when loading the following ZUML page, since the <text:span text:style-name="T6">zscript</text:span> element needs to be evaluated when loading the page.</text:p>
      <text:p text:style-name="Code_20_Indent_20_2">&lt;window&gt;</text:p>
      <text:p text:style-name="Code_20_Indent_20_2"><text:tab/>&lt;zscript&gt;</text:p>
      <text:p text:style-name="Code_20_Indent_20_2"><text:tab/>void add<text:span text:style-name="T2">() {</text:span></text:p>
      <text:p text:style-name="Code_20_Indent_20_2"><text:tab/>}</text:p>
      <text:p text:style-name="Code_20_Indent_20_2"><text:tab/>&lt;/zscript&gt;</text:p>
      <text:p text:style-name="Code_20_Indent_20_2"><text:tab/>&lt;button onClick="add()"/&gt;</text:p>
      <text:p text:style-name="Code_20_Indent_20_2">&lt;/window&gt;</text:p>
      <text:p text:style-name="Text_20_body_20_indent_20_2"><text:span text:style-name="T2">If you prefer to defer the loading of the interpreter, you can specify the </text:span><text:span text:style-name="T7">deferred</text:span><text:span text:style-name="T2"> option with true. Then, the interpreter won't be loaded, until the user clicks the button.</text:span></text:p>
      <text:p text:style-name="Code_20_Indent_20_2">&lt;window&gt;</text:p>
      <text:p text:style-name="Code_20_Indent_20_2"><text:tab/>&lt;zscript <text:span text:style-name="T15">deferred="true"</text:span>&gt;</text:p>
      <text:p text:style-name="Code_20_Indent_20_2"><text:tab/>void add<text:span text:style-name="T2">() {</text:span></text:p>
      <text:p text:style-name="Code_20_Indent_20_2"><text:tab/>}</text:p>
      <text:p text:style-name="Code_20_Indent_20_2"><text:tab/>&lt;/zscript&gt;</text:p>
      <text:p text:style-name="Code_20_Indent_20_2"><text:tab/>&lt;button onClick="add()"/&gt;</text:p>
      <text:p text:style-name="Code_20_Indent_20_2">&lt;/window&gt;</text:p>
      <text:p text:style-name="Tip"><text:span text:style-name="T3">Note</text:span>: The<text:span text:style-name="T2"> evaluation of EL expressions specified in the </text:span><text:span text:style-name="T7">if</text:span><text:span text:style-name="T2">, </text:span><text:span text:style-name="T7">unless</text:span><text:span text:style-name="T2"> and </text:span><text:span text:style-name="T7">src</text:span><text:span text:style-name="T2"> attributes are also deferred.</text:span></text:p>
      <text:p text:style-name="P33"><text:span text:style-name="T3">Note</text:span>: If the component is detached from the page by the time the interpreter is loaded, the <text:span text:style-name="T6">zscript</text:span> codes are ignored. For example, if the window in the previous example no longer belongs to the page, the deferred <text:span text:style-name="T6">zscript</text:span> won't be interpreted.</text:p>
      <text:h text:style-name="Heading_20_4" text:outline-level="4">How to Sel<text:span text:style-name="T2">ect a Different Scripting Language</text:span></text:h>
      <text:p text:style-name="P36">A page could have scripts in multiple different scripting language.</text:p>
      <text:p text:style-name="Code_20_Indent_20_2">&lt;button onClick="javascript:do_something_in_js()"/&gt;</text:p>
      <text:p text:style-name="Code_20_Indent_20_2">&lt;zscript language="groovy"&gt;</text:p>
      <text:p text:style-name="Code_20_Indent_20_2">do_something_in_Groovy();</text:p>
      <text:p text:style-name="Code_20_Indent_20_2">&lt;/zscript&gt;</text:p>
      <text:p text:style-name="P36">If the scripting language is omitted, Java is assumed. If you'd like to change the default scripting language, use the <text:span text:style-name="T6">page</text:span> directive as follows.</text:p>
      <text:p text:style-name="Code_20_Indent_20_2">&lt;?page zscriptLanguage="Groovy"?&gt;</text:p>
      <text:p text:style-name="Code_20_Indent_20_2"/>
      <text:p text:style-name="Code_20_Indent_20_2">&lt;zscript&gt;</text:p>
      <text:p text:style-name="Code_20_Indent_20_2">def<text:span text:style-name="T2"> name = "Hello World!";</text:span></text:p>
      <text:p text:style-name="Code_20_Indent_20_2">&lt;/zscript&gt;</text:p>
      <text:h text:style-name="Heading_20_4" text:outline-level="4">How to Support More Scripting Languages</text:h>
      <text:p text:style-name="Text_20_body_20_indent_20_2">Currently ZK sup<text:span text:style-name="T2">ports Java, JavaScript, Ruby and Groovy. However, it is easy to extend:</text:span></text:p>
      <text:list text:style-name="L10">
        <text:list-item>
          <text:p text:style-name="P231">Provides a class that implements the <text:span text:style-name="T6">org.zkoss.zk.scripting.Interpreter</text:span> interface. Instead of implementing it directly, you can derive from the <text:span text:style-name="T6">org.zkoss.zk.scripting.util.GenericInterpreter</text:span> class, if you'd like to handle namespaces directly. Or, you can derive from the <text:span text:style-name="T6">org.zkoss.scripting.bsh.BSFInterpreter</text:span> class, if the interpreter supports BSF (Bean Scripting Framework).</text:p>
        </text:list-item>
        <text:list-item>
          <text:p text:style-name="P231">Declares the scripting language in either <text:span text:style-name="T6">WEB-INF/zk.xml</text:span>, or <text:s/><text:span text:style-name="T6">zk/config.xml</text:span>.</text:p>
        </text:list-item>
      </text:list>
      <text:p text:style-name="Code_20_Indent_20_2">&lt;zscript-config&gt;</text:p>
      <text:p text:style-name="Code_20_Indent_20_2"><text:tab/>&lt;zscript-language&gt;</text:p>
      <text:p text:style-name="Code_20_Indent_20_2"><text:tab/><text:tab/>&lt;language-name&gt;SuperJava&lt;/language-name&gt;&lt;!-- case ins<text:span text:style-name="T2">ensitive --!&gt;</text:span></text:p>
      <text:p text:style-name="P74"><text:tab/><text:tab/>&lt;interpreter-class&gt;my.MySuperJavaInterpreter&lt;/interpreter-class&gt;</text:p>
      <text:p text:style-name="Code_20_Indent_20_2"><text:span text:style-name="T2"><text:tab/></text:span>&lt;/zscript-language&gt;</text:p>
      <text:p text:style-name="Code_20_Indent_20_2">&lt;/zscript-config&gt;</text:p>
      <text:p text:style-name="P36">Refer to <text:span text:style-name="T3">the Developer's Reference</text:span> for the details about <text:span text:style-name="T6">WEB-INF/zk.xml</text:span>. Refer to <text:span text:style-name="T3">the Component Development Guide</text:span> for the details about <text:span text:style-name="T6">zk/config.xml</text:span>.</text:p>
      <text:h text:style-name="Heading_20_3" text:outline-level="3">The <text:span text:style-name="T6">attribute</text:span> Element</text:h>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able:table table:name="Table7" table:style-name="Table7">
        <table:table-column table:style-name="Table7.A"/>
        <table:table-column table:style-name="Table7.B"/>
        <table:table-header-rows>
          <table:table-row table:style-name="Table7.1">
            <table:table-cell table:style-name="Table7.A1" office:value-type="string">
              <text:p text:style-name="Table_20_Heading">Attribute Name</text:p>
            </table:table-cell>
            <table:table-cell table:style-name="Table7.B1" office:value-type="string">
              <text:p text:style-name="Table_20_Heading">Description</text:p>
            </table:table-cell>
          </table:table-row>
        </table:table-header-rows>
        <table:table-row table:style-name="Table7.1">
          <table:table-cell table:style-name="Table7.A2" office:value-type="string">
            <text:p text:style-name="P51">name</text:p>
          </table:table-cell>
          <table:table-cell table:style-name="Table7.B2" office:value-type="string">
            <text:p text:style-name="Table_20_Contents">[Required]</text:p>
            <text:p text:style-name="Table_20_Contents">Specifies the attribute name.</text:p>
          </table:table-cell>
        </table:table-row>
        <table:table-row table:style-name="Table7.1">
          <table:table-cell table:style-name="Table7.A2" office:value-type="string">
            <text:p text:style-name="P51">trim</text:p>
          </table:table-cell>
          <table:table-cell table:style-name="Table7.B2" office:value-type="string">
            <text:p text:style-name="Table_20_Contents">[Opt<text:span text:style-name="T2">ional][Default: false]</text:span></text:p>
            <text:p text:style-name="P50">Specifies whether to omit the leading and trailing whitespaces of the attribute value.</text:p>
          </table:table-cell>
        </table:table-row>
        <table:table-row table:style-name="Table7.1">
          <table:table-cell table:style-name="Table7.A2" office:value-type="string">
            <text:p text:style-name="P51">if</text:p>
          </table:table-cell>
          <table:table-cell table:style-name="Table7.B2" office:value-type="string">
            <text:p text:style-name="Table_20_Contents">[Optional][Default: <text:span text:style-name="T27">none</text:span>]</text:p>
            <text:p text:style-name="Table_20_Contents">Specifies the condition to evaluate this element.</text:p>
          </table:table-cell>
        </table:table-row>
        <table:table-row table:style-name="Table7.1">
          <table:table-cell table:style-name="Table7.A2" office:value-type="string">
            <text:p text:style-name="P51">unless</text:p>
          </table:table-cell>
          <table:table-cell table:style-name="Table7.B2" office:value-type="string">
            <text:p text:style-name="Table_20_Contents">[Optional][Default: <text:span text:style-name="T27">none</text:span>]</text:p>
            <text:p text:style-name="Table_20_Contents">Specifies the condition <text:span text:style-name="T27">not</text:span> to evaluate this element.</text:p>
          </table:table-cell>
        </table:table-row>
      </table:table>
      <text:h text:style-name="Heading_20_3" text:outline-level="3">The<text:span text:style-name="T2"> </text:span><text:span text:style-name="T7">variables</text:span><text:span text:style-name="T2"> element</text:span></text:h>
      <text:p text:style-name="P21">It defines a set of variables. It is equivalent to the <text:span text:style-name="T6">setVariable</text:span> method of <text:span text:style-name="T6">Component</text:span>, if it has a parent component, and <text:span text:style-name="T6">Page</text:span>, if it is declared at the page level.</text:p>
      <text:p text:style-name="P21">As depicted below, <text:span text:style-name="T6">variables</text:span> is convenient to assign variables without programming.</text:p>
      <text:p text:style-name="Code_20_Indent">&lt;window&gt;</text:p>
      <text:p text:style-name="Code_20_Indent"><text:tab/>&lt;variables rich<text:span text:style-name="T2">="simple" simple="intuitive"/&gt;</text:span></text:p>
      <text:p text:style-name="Code_20_Indent">&lt;/window&gt;</text:p>
      <text:p text:style-name="Text_20_body_20_indent">It is equivalent to</text:p>
      <text:p text:style-name="Code_20_Indent">&lt;window&gt;</text:p>
      <text:p text:style-name="Code_20_Indent"><text:tab/>&lt;zscript&gt;</text:p>
      <text:p text:style-name="Code_20_Indent"><text:tab/><text:tab/>self.setVariable("rich", "simple", false);</text:p>
      <text:p text:style-name="Code_20_Indent"><text:tab/><text:tab/>self.setVariable("simple", "intuitive", false);</text:p>
      <text:p text:style-name="Code_20_Indent"><text:tab/>&lt;/zscript&gt;</text:p>
      <text:p text:style-name="Code_20_Indent">&lt;/window&gt;</text:p>
      <text:p text:style-name="Text_20_body_20_indent">Of course, you can spe<text:span text:style-name="T2">cify EL expressions for the values.</text:span></text:p>
      <text:p text:style-name="Code_20_Indent">&lt;window&gt;</text:p>
      <text:p text:style-name="Code_20_Indent"><text:tab/>&lt;window id="w" title="Test"&gt;</text:p>
      <text:p text:style-name="Code_20_Indent"><draw:frame draw:style-name="fr7" draw:name="graphics78" text:anchor-type="paragraph" svg:x="14.841cm" svg:y="0.31cm" svg:width="1.799cm" svg:height="1.291cm" draw:z-index="76"><draw:image xlink:href="../images/10000000000000550000003D3AB123E7.png" xlink:type="simple" xlink:show="embed" xlink:actuate="onLoad"/></draw:frame><text:tab/><text:tab/>&lt;variables title="${w.title}"/&gt;</text:p>
      <text:p text:style-name="Code_20_Indent"><text:tab/><text:tab/>1: ${title}</text:p>
      <text:p text:style-name="Code_20_Indent"><text:tab/>&lt;/window&gt;</text:p>
      <text:p text:style-name="Code_20_Indent"><text:tab/>2: ${title}</text:p>
      <text:p text:style-name="Code_20_Indent">&lt;/window&gt;</text:p>
      <text:p text:style-name="Text_20_body_20_indent">Like <text:span text:style-name="T6">Com</text:span><text:span text:style-name="T7">ponent</text:span><text:span text:style-name="T2">'s </text:span><text:span text:style-name="T7">setVariable</text:span><text:span text:style-name="T2">, you can control whether to declare variables local to the current ID space as follows. If not specified, </text:span><text:span text:style-name="T7">local="false"</text:span><text:span text:style-name="T2"> is assumed.</text:span></text:p>
      <text:p text:style-name="Code_20_Indent">&lt;variables simple="rich" local="true"/&gt;</text:p>
      <text:h text:style-name="Heading_20_4" text:outline-level="4">The<text:span text:style-name="T2"> </text:span><text:span text:style-name="T7">null</text:span><text:span text:style-name="T2"> Value</text:span></text:h>
      <text:p text:style-name="P36">In the following example, <text:span text:style-name="T6">var </text:span>is an empty string.</text:p>
      <text:p text:style-name="Code_20_Indent_20_2">&lt;variables var=""/&gt;</text:p>
      <text:p text:style-name="Text_20_body_20_indent_20_2">To define a variable with the null value, use the following statement.</text:p>
      <text:p text:style-name="Code_20_Indent_20_2">&lt;variables var="${null}"/&gt;</text:p>
      <text:h text:style-name="Heading_20_3" text:outline-level="3">The<text:span text:style-name="T2"> </text:span><text:span text:style-name="T7">custom-attributes</text:span><text:span text:style-name="T2"> element</text:span></text:h>
      <text:p text:style-name="P21">It defines a set of custom attributes. Custom attributes are objects associated with a particular scope. Acceptable scopes include component, space, page, desktop, session and application.</text:p>
      <text:p text:style-name="P21">As depicted below, <text:span text:style-name="T6">custom-attributes</text:span> is convenient to assign custom attributes without programming.</text:p>
      <text:p text:style-name="Code_20_Indent">&lt;window&gt;</text:p>
      <text:p text:style-name="Code_20_Indent"><text:tab/>&lt;custom-attributes mai<text:span text:style-name="T2">n.rich="simple" very-simple="intuitive"/&gt;</text:span></text:p>
      <text:p text:style-name="Code_20_Indent">&lt;/window&gt;</text:p>
      <text:p text:style-name="Text_20_body_20_indent">It is equivalent to</text:p>
      <text:p text:style-name="Code_20_Indent">&lt;window&gt;</text:p>
      <text:p text:style-name="Code_20_Indent"><text:tab/>&lt;zscript&gt;</text:p>
      <text:p text:style-name="Code_20_Indent"><text:tab/><text:tab/>self.setAttribute("main.rich", "simple");</text:p>
      <text:p text:style-name="Code_20_Indent"><text:tab/><text:tab/>self.setAttribute("very-simple", "intuitive");</text:p>
      <text:p text:style-name="Code_20_Indent"><text:tab/>&lt;/zscript&gt;</text:p>
      <text:p text:style-name="Code_20_Indent">&lt;/window&gt;</text:p>
      <text:p text:style-name="Text_20_body_20_indent">Moreover, you could specify what scope to assign the custom attributes to.</text:p>
      <text:p text:style-name="Code_20_Indent">&lt;window id="main" title="Welcome"&gt;</text:p>
      <text:p text:style-name="Code_20_Indent"><text:tab/>&lt;custom-attributes scope="desktop" shared<text:span text:style-name="T2">="${main.title}"/&gt;</text:span></text:p>
      <text:p text:style-name="Code_20_Indent">&lt;/window&gt;</text:p>
      <text:p text:style-name="Text_20_body_20_indent">It is equivalent to</text:p>
      <text:p text:style-name="Code_20_Indent">&lt;window id="main"&gt;</text:p>
      <text:p text:style-name="Code_20_Indent"><text:tab/>&lt;zscript&gt;</text:p>
      <text:p text:style-name="Code_20_Indent"><text:tab/><text:tab/>desktop.setAttribute("shared", main.title);</text:p>
      <text:p text:style-name="Code_20_Indent"><text:tab/>&lt;/zscript&gt;</text:p>
      <text:p text:style-name="Code_20_Indent">&lt;/window&gt;</text:p>
      <text:p text:style-name="Text_20_body_20_indent">Notice that EL exp<text:span text:style-name="T2">ression is evaluated against the component being created. Sometime it is subtle to notice. For example, </text:span><text:span text:style-name="T7">${componentScope.simple}</text:span><text:span text:style-name="T2"> is evaluated to </text:span><text:span text:style-name="T7">null</text:span><text:span text:style-name="T2">, in the following codes. Why? It is a shortcut of </text:span><text:span text:style-name="T7">&lt;label value="${componentScope.simple}"/&gt;</text:span><text:span text:style-name="T2">. In other words, the component, </text:span><text:span text:style-name="T7">self</text:span><text:span text:style-name="T2">, is the label rather than the window, when the EL is evaluated.</text:span></text:p>
      <text:p text:style-name="Code_20_Indent">&lt;window&gt;</text:p>
      <text:p text:style-name="Code_20_Indent"><text:tab/>&lt;custom-attributes <text:span text:style-name="T2">simple="intuitive"/&gt;</text:span></text:p>
      <text:p text:style-name="Code_20_Indent"><text:tab/>${componentScope.simple}</text:p>
      <text:p text:style-name="Code_20_Indent">&lt;/window&gt;</text:p>
      <text:p text:style-name="P21">is equivalent to</text:p>
      <text:p text:style-name="Code_20_Indent">&lt;window&gt;</text:p>
      <text:p text:style-name="Code_20_Indent"><text:tab/>&lt;custom-attributes <text:span text:style-name="T2">simple="intuitive"/&gt;</text:span></text:p>
      <text:p text:style-name="Code_20_Indent"><text:tab/>&lt;label value="${componentScope.simple}"/&gt;&lt;!-- self is label not window --&gt;</text:p>
      <text:p text:style-name="Code_20_Indent">&lt;/window&gt;</text:p>
      <text:p text:style-name="P33"><text:span text:style-name="T3">Tip:</text:span> Don't confuse <text:span text:style-name="T6">&lt;attribute&gt;</text:span> with <text:span text:style-name="T6">&lt;custom-attributes&gt;</text:span>. They are irrelevant. The <text:span text:style-name="T6">attribute</text:span> element is a way to define a XML attribute of the enclosing element, while the <text:span text:style-name="T6">custom-attributes</text:span> element is used to assign custom attributes to particular scopes.</text:p>
      <table:table table:name="Table26" table:style-name="Table26">
        <table:table-column table:style-name="Table26.A"/>
        <table:table-column table:style-name="Table26.B"/>
        <table:table-header-rows>
          <table:table-row table:style-name="Table26.1">
            <table:table-cell table:style-name="Table26.A1" office:value-type="string">
              <text:p text:style-name="Table_20_Heading">Attribute Name</text:p>
            </table:table-cell>
            <table:table-cell table:style-name="Table26.B1" office:value-type="string">
              <text:p text:style-name="Table_20_Heading">Description</text:p>
            </table:table-cell>
          </table:table-row>
        </table:table-header-rows>
        <table:table-row table:style-name="Table26.1">
          <table:table-cell table:style-name="Table26.A2" office:value-type="string">
            <text:p text:style-name="P51">scope</text:p>
          </table:table-cell>
          <table:table-cell table:style-name="Table26.B2" office:value-type="string">
            <text:p text:style-name="Table_20_Contents">[Optional][Default: com<text:span text:style-name="T2">ponent]</text:span></text:p>
            <text:p text:style-name="Table_20_Contents">Specifies what scope to associate the custom attributes to.</text:p>
          </table:table-cell>
        </table:table-row>
        <table:table-row table:style-name="Table26.1">
          <table:table-cell table:style-name="Table26.A2" office:value-type="string">
            <text:p text:style-name="P51">if</text:p>
          </table:table-cell>
          <table:table-cell table:style-name="Table26.B2" office:value-type="string">
            <text:p text:style-name="Table_20_Contents">[Optional][Default: <text:span text:style-name="T27">none</text:span>]</text:p>
            <text:p text:style-name="Table_20_Contents">Specifies the condition to evaluate this element.</text:p>
          </table:table-cell>
        </table:table-row>
        <table:table-row table:style-name="Table26.1">
          <table:table-cell table:style-name="Table26.A2" office:value-type="string">
            <text:p text:style-name="P51">unless</text:p>
          </table:table-cell>
          <table:table-cell table:style-name="Table26.B2" office:value-type="string">
            <text:p text:style-name="Table_20_Contents">[Optional][Default: <text:span text:style-name="T27">none</text:span>]</text:p>
            <text:p text:style-name="Table_20_Contents">Specifies the condition <text:span text:style-name="T27">not</text:span> to evaluate this element.</text:p>
          </table:table-cell>
        </table:table-row>
      </table:table>
      <text:h text:style-name="Heading_20_2" text:outline-level="2">Com<text:span text:style-name="T2">ponent</text:span> Sets and XML Namespaces</text:h>
      <text:p text:style-name="Text_20_body">To allow mix two or more component sets in the same ZUML page, ZK uses XML namespaces to distinguish different sets of com<text:span text:style-name="T2">ponents. For example, the namespace of</text:span><text:span text:style-name="T20"> XUL is </text:span><text:a xlink:type="simple" xlink:href="http://www.potix.com/2005/zul/"><text:span text:style-name="T6">http://www.zkoss.org/2005/zul</text:span></text:a><text:span text:style-name="T20">, and that of XHTML is </text:span><text:a xlink:type="simple" xlink:href="http://www.w3.org/1999/xhtml"><text:span text:style-name="T7">http://www.w3.org/1999/xhtml</text:span></text:a><text:span text:style-name="T20">.</text:span></text:p>
      <text:p text:style-name="Text_20_body"><text:span text:style-name="T20">On the other hand, most pages uses only one component set. To make such pages easier to write, ZK determines the default namespace based on the extension. For <text:s/>example, the </text:span><text:span text:style-name="T7">xul</text:span><text:span text:style-name="T20"> and </text:span><text:span text:style-name="T7">zul</text:span><text:span text:style-name="T20"> extensions imply the XUL namespace. Therefore, developers need only to associate ZUML pages with a proper extension, and then don't need to worry about XML namespace any more.</text:span></text:p>
      <text:h text:style-name="Heading_20_3" text:outline-level="3">Sta<text:span text:style-name="T2">ndard</text:span> Namespaces</text:h>
      <text:p text:style-name="Text_20_body_20_indent">As stated before, each set of com<text:span text:style-name="T2">ponents</text:span> is associated with an unique namespace. However, dev<text:span text:style-name="T2">elopers might develop or use additional components from 3</text:span><text:span text:style-name="T46">rd</text:span><text:span text:style-name="T2"> party, so here we list only the namespaces that are shipped with the ZK distribution.</text:span></text:p>
      <table:table table:name="Table41" table:style-name="Table41">
        <table:table-column table:style-name="Table41.A"/>
        <table:table-header-rows>
          <table:table-row>
            <table:table-cell table:style-name="Table41.A1" office:value-type="string">
              <text:p text:style-name="Table_20_Heading">Namespaces</text:p>
            </table:table-cell>
          </table:table-row>
        </table:table-header-rows>
        <table:table-row>
          <table:table-cell table:style-name="Table41.A2" office:value-type="string">
            <text:p text:style-name="P31"><text:a xlink:type="simple" xlink:href="http://www.potix.com/2005/zul"><text:span text:style-name="T7">http://www.zkoss.org/2005/zul</text:span></text:a></text:p>
            <text:p text:style-name="P76">The namespace of the XUL component set.</text:p>
          </table:table-cell>
        </table:table-row>
        <table:table-row>
          <table:table-cell table:style-name="Table41.A2" office:value-type="string">
            <text:p text:style-name="P51">http://www.w3.org/1999/xhtml</text:p>
            <text:p text:style-name="P76">The namespace of the XHTML component set.</text:p>
          </table:table-cell>
        </table:table-row>
        <table:table-row>
          <table:table-cell table:style-name="Table41.A2" office:value-type="string">
            <text:p text:style-name="P31">http://www.zkoss.org/2005/zk</text:p>
            <text:p text:style-name="P76">The ZK namespace. It is the reserved namespace for specifying ZK specific elements and attributes.</text:p>
          </table:table-cell>
        </table:table-row>
        <table:table-row>
          <table:table-cell table:style-name="Table41.A2" office:value-type="string">
            <text:p text:style-name="P31">http://www.zkoss.org/2005/zk/native</text:p>
            <text:p text:style-name="P76">The<text:span text:style-name="T2"> Native </text:span><text:span text:style-name="T20">namespace</text:span><text:span text:style-name="T2">. It is the reserved namespace for specifying inline elements.</text:span></text:p>
            <text:p text:style-name="P77">Refer to the <text:span text:style-name="T3">Work with HTML Tags</text:span> section for details.</text:p>
          </table:table-cell>
        </table:table-row>
        <table:table-row>
          <table:table-cell table:style-name="Table41.A2" office:value-type="string">
            <text:p text:style-name="P31">native:<text:span text:style-name="T27">URI-of-another-namespace</text:span></text:p>
            <text:p text:style-name="P76">Alternative way to specify the<text:span text:style-name="T2"> Native </text:span><text:span text:style-name="T20">namespace</text:span><text:span text:style-name="T2">. In addition to identifying a tag belonging to the Native namespace, the namespace following </text:span><text:span text:style-name="T7">native:</text:span><text:span text:style-name="T2"> is generated to the output sent to the client.</text:span></text:p>
            <text:p text:style-name="P78">Refer to the <text:span text:style-name="T3">Work with HTML Tags</text:span> section for details.</text:p>
          </table:table-cell>
        </table:table-row>
        <table:table-row>
          <table:table-cell table:style-name="Table41.A2" office:value-type="string">
            <text:p text:style-name="P31">http://www.zkoss.org/2005/zk/annotation</text:p>
            <text:p text:style-name="P76">The<text:span text:style-name="T2"> A</text:span><text:span text:style-name="T20">nnotation </text:span><text:span text:style-name="T2">namespace. It is the reserved namespace for specifying the annotations.</text:span></text:p>
            <text:p text:style-name="P77">Refer to the <text:span text:style-name="T3">Annotations</text:span> section for details</text:p>
          </table:table-cell>
        </table:table-row>
      </table:table>
      <text:p text:style-name="Text_20_body_20_indent">It is optional to specify namespaces in ZUML pages, until there are conflicts. ZK determined which namespace to use by examining the extension of a ZUML page. For the .<text:span text:style-name="T6">zul</text:span> and .<text:span text:style-name="T6">xul</text:span> extensions, the namespace of XUL is assumed. For <text:span text:style-name="T6">html</text:span>, <text:span text:style-name="T6">xhtml</text:span> and <text:span text:style-name="T6">zhtml</text:span>, the namespace of XHTML is assumed.</text:p>
      <text:p text:style-name="Text_20_body_20_indent">To mix with another markup language, you have to use <text:span text:style-name="T6">xmlns</text:span> to specify the correct namespace.</text:p>
      <text:p text:style-name="Code_20_Indent">&lt;window xmlns:h="http://www.w3.org/1999/xhtml"&gt;</text:p>
      <text:p text:style-name="Code_20_Indent"><text:tab/>&lt;h:div&gt;</text:p>
      <text:p text:style-name="Code_20_Indent"><text:tab/><text:tab/>&lt;button/&gt;</text:p>
      <text:p text:style-name="Code_20_Indent"><text:tab/>&lt;/h:div&gt;</text:p>
      <text:p text:style-name="Code_20_Indent">&lt;/window&gt;</text:p>
      <text:p text:style-name="Text_20_body_20_indent">For the XHTML components, the <text:span text:style-name="T6">onClick</text:span> and <text:span text:style-name="T6">onChange</text:span> attributes are conflicts with ZK's attributes. To resolve, you have to use the reserved namespace, <text:span text:style-name="T6">http://www.zkoss.org/2005/zk</text:span><text:span text:style-name="T19">, as follows.</text:span></text:p>
      <text:p text:style-name="Code_20_Indent"><text:span text:style-name="T6">&lt;html xmlns:x=</text:span><text:span text:style-name="T7">"</text:span><text:a xlink:type="simple" xlink:href="http://www.potix.com/2005/zul"><text:span text:style-name="T7">http://www.zkoss.org/2005/zul</text:span></text:a><text:span text:style-name="T7">"</text:span><text:span text:style-name="T2"> <text:s/></text:span><text:span text:style-name="T15">xmlns:zk="http://www.zkoss.org/2005/zk"</text:span>&gt;</text:p>
      <text:p text:style-name="Code_20_Indent">&lt;head&gt;</text:p>
      <text:p text:style-name="Code_20_Indent">&lt;title&gt;ZHTML Demo&lt;/title&gt;</text:p>
      <text:p text:style-name="Code_20_Indent">&lt;/head&gt;</text:p>
      <text:p text:style-name="Code_20_Indent">&lt;body&gt;</text:p>
      <text:p text:style-name="Code_20_Indent"><text:tab/>&lt;script type="text/javascript"&gt;</text:p>
      <text:p text:style-name="Code_20_Indent"><text:tab/>function woo() { //running at the browser</text:p>
      <text:p text:style-name="Code_20_Indent"><text:tab/>}</text:p>
      <text:p text:style-name="Code_20_Indent"><text:tab/>&lt;/script&gt;</text:p>
      <text:p text:style-name="Code_20_Indent"><text:tab/>&lt;<text:span text:style-name="T15">zk:</text:span>zscript&gt;</text:p>
      <text:p text:style-name="Code_20_Indent"><text:tab/>void addItem() { //running at the server</text:p>
      <text:p text:style-name="Code_20_Indent"><text:tab/>}</text:p>
      <text:p text:style-name="Code_20_Indent"><text:tab/>&lt;/zk:zscript&gt;</text:p>
      <text:p text:style-name="Code_20_Indent"><text:s text:c="3"/>&lt;x:window title="HTML App"&gt;</text:p>
      <text:p text:style-name="Code_20_Indent"><text:tab/> <text:s/>&lt;input type="button" value="Add Item"</text:p>
      <text:p text:style-name="Code_20_Indent"><text:tab/> <text:s text:c="2"/>onClick="woo()" <text:span text:style-name="T15">zk:</text:span>onClick="addItem()"/&gt;</text:p>
      <text:p text:style-name="Code_20_Indent"><text:s text:c="3"/>&lt;/x:window&gt;</text:p>
      <text:p text:style-name="Code_20_Indent">&lt;/body&gt;</text:p>
      <text:p text:style-name="Text_20_body_20_indent">In this example, the <text:span text:style-name="T6">onClick</text:span> attribute is a ZHTML's attribute to specify JavaScript codes to run at the browser. On the other hand, the <text:span text:style-name="T6">zk:onClick</text:span> is a reserved attribute for specify a ZK event handler.</text:p>
      <text:p text:style-name="Text_20_body_20_indent">Notice that the namespace prefix, <text:span text:style-name="T6">zk</text:span>, is optional for the <text:span text:style-name="T6">zscript</text:span> element, because ZHTML has no such element and ZK has enough information to determine it.</text:p>
      <text:p text:style-name="Text_20_body_20_indent">Also not<text:span text:style-name="T2">ice that you have to specify the XML namespace for the </text:span><text:span text:style-name="T7">window</text:span><text:span text:style-name="T2"> component, because it is from a different component set.</text:span></text:p>
      <text:h text:style-name="Heading_20_1" text:outline-level="1">7. ZUML with the XUL Com<text:span text:style-name="T2">ponent Set</text:span></text:h>
      <text:p text:style-name="Text_20_body">This chapter describes the set of XUL com<text:span text:style-name="T2">ponents</text:span>. Unlike other imp<text:span text:style-name="T2">lementation, XUL components of ZK is optimized for co-operating across Internet. Some components might not be totally compliant with XUL standards. For sake of convenience, we sometimes refer them as ZUL components.</text:span></text:p>
      <text:h text:style-name="Heading_20_2" text:outline-level="2">Basic Components</text:h>
      <text:h text:style-name="Heading_20_3" text:outline-level="3">Label</text:h>
      <text:p text:style-name="P21">A label component represents a piece of text.</text:p>
      <text:p text:style-name="Code_20_Indent"><draw:frame draw:style-name="fr7" draw:name="graphics70" text:anchor-type="paragraph" svg:x="14.884cm" svg:y="0.616cm" svg:width="2.328cm" svg:height="0.529cm" draw:z-index="70"><draw:image xlink:href="../images/100000000000006E00000019906EC282.png" xlink:type="simple" xlink:show="embed" xlink:actuate="onLoad"/></draw:frame>&lt;window border="normal"&gt;</text:p>
      <text:p text:style-name="Code_20_Indent"><text:tab/>Hello Wor<text:span text:style-name="T2">ld</text:span></text:p>
      <text:p text:style-name="Code_20_Indent">&lt;/window&gt;</text:p>
      <text:p text:style-name="P21">If you want to specify attribute to a label, you have to specify <text:span text:style-name="T6">&lt;label&gt;</text:span> explicitly as follows.</text:p>
      <text:p text:style-name="Code_20_Indent"><draw:frame draw:style-name="fr7" draw:name="graphics95" text:anchor-type="paragraph" svg:x="14.903cm" svg:y="0.674cm" svg:width="2.328cm" svg:height="0.529cm" draw:z-index="107"><draw:image xlink:href="../images/100000000000006E00000019F37FCFA0.png" xlink:type="simple" xlink:show="embed" xlink:actuate="onLoad"/></draw:frame>&lt;window border="normal"&gt;</text:p>
      <text:p text:style-name="Code_20_Indent"><text:tab/>&lt;label style="color: red" value="Hello Wor<text:span text:style-name="T2">ld"/&gt;</text:span></text:p>
      <text:p text:style-name="Code_20_Indent">&lt;/window&gt;</text:p>
      <text:p text:style-name="Tip"><text:span text:style-name="T3">Tip</text:span>: ZUML is XML, not<text:span text:style-name="T2"> HTML, so it doesn't accept </text:span><text:span text:style-name="T7">&amp;nbsp;</text:span><text:span text:style-name="T2">. However, you can use </text:span><text:span text:style-name="T7">&amp;#160;</text:span><text:span text:style-name="T2"> instead.</text:span></text:p>
      <text:h text:style-name="Heading_20_4" text:outline-level="4">The<text:span text:style-name="T2"> </text:span><text:span text:style-name="T7">pre</text:span><text:span text:style-name="T2">, </text:span><text:span text:style-name="T7">hyphen</text:span><text:span text:style-name="T2">, </text:span><text:span text:style-name="T7">maxlength</text:span><text:span text:style-name="T2"> and </text:span><text:span text:style-name="T7">multiline</text:span><text:span text:style-name="T2"> Properties</text:span></text:h>
      <text:p text:style-name="P36">You can control how a label is displayed with the <text:span text:style-name="T6">pre</text:span>, <text:span text:style-name="T6">hyphen</text:span> , and <text:span text:style-name="T6">maxlength</text:span> Properties. For example, if you specify <text:span text:style-name="T6">pre</text:span> to be true, all white spaces, such as new line, space and tab, are preserved.</text:p>
      <table:table table:name="Table5" table:style-name="Table5">
        <table:table-column table:style-name="Table5.A"/>
        <table:table-column table:style-name="Table5.B"/>
        <table:table-column table:style-name="Table5.C"/>
        <table:table-column table:style-name="Table5.D"/>
        <table:table-header-rows>
          <table:table-row>
            <table:table-cell table:style-name="Table5.A1" office:value-type="string">
              <text:p text:style-name="P70">hyphen</text:p>
            </table:table-cell>
            <table:table-cell table:style-name="Table5.A1" office:value-type="string">
              <text:p text:style-name="P69">pre</text:p>
            </table:table-cell>
            <table:table-cell table:style-name="Table5.A1" office:value-type="string">
              <text:p text:style-name="P69">maxlenth</text:p>
            </table:table-cell>
            <table:table-cell table:style-name="Table5.D1" office:value-type="string">
              <text:p text:style-name="Table_20_Heading">Des<text:span text:style-name="T2">cription</text:span></text:p>
            </table:table-cell>
          </table:table-row>
        </table:table-header-rows>
        <table:table-row>
          <table:table-cell table:style-name="Table5.A2" office:value-type="string">
            <text:p text:style-name="P66">false</text:p>
          </table:table-cell>
          <table:table-cell table:style-name="Table5.A2" office:value-type="string">
            <text:p text:style-name="P66">false</text:p>
          </table:table-cell>
          <table:table-cell table:style-name="Table5.A2" office:value-type="string">
            <text:p text:style-name="P66">pos<text:span text:style-name="T2">itive</text:span></text:p>
          </table:table-cell>
          <table:table-cell table:style-name="Table5.D2" office:value-type="string">
            <text:p text:style-name="P50">Truncated the characters that exceeds the specified <text:span text:style-name="T6">maxlength</text:span>.</text:p>
          </table:table-cell>
        </table:table-row>
        <table:table-row>
          <table:table-cell table:style-name="Table5.A2" office:value-type="string">
            <text:p text:style-name="P66">true</text:p>
          </table:table-cell>
          <table:table-cell table:style-name="Table5.A2" office:value-type="string">
            <text:p text:style-name="P66">any</text:p>
          </table:table-cell>
          <table:table-cell table:style-name="Table5.A2" office:value-type="string">
            <text:p text:style-name="P66">pos<text:span text:style-name="T2">itive</text:span></text:p>
          </table:table-cell>
          <table:table-cell table:style-name="Table5.D2" office:value-type="string">
            <text:p text:style-name="P50">If the length of a line exceeds <text:span text:style-name="T6">maxlength</text:span>, the line is hyphenated.</text:p>
          </table:table-cell>
        </table:table-row>
        <table:table-row>
          <table:table-cell table:style-name="Table5.A2" office:value-type="string">
            <text:p text:style-name="P66">false</text:p>
          </table:table-cell>
          <table:table-cell table:style-name="Table5.A2" office:value-type="string">
            <text:p text:style-name="P66">true</text:p>
          </table:table-cell>
          <table:table-cell table:style-name="Table5.A2" office:value-type="string">
            <text:p text:style-name="P65">any</text:p>
          </table:table-cell>
          <table:table-cell table:style-name="Table5.D2" office:value-type="string">
            <text:p text:style-name="P50"><text:span text:style-name="T6">maxlength</text:span> is ignored.</text:p>
          </table:table-cell>
        </table:table-row>
        <table:table-row>
          <table:table-cell table:style-name="Table5.A2" office:value-type="string">
            <text:p text:style-name="P66">any</text:p>
          </table:table-cell>
          <table:table-cell table:style-name="Table5.A2" office:value-type="string">
            <text:p text:style-name="P66">any</text:p>
          </table:table-cell>
          <table:table-cell table:style-name="Table5.A2" office:value-type="string">
            <text:p text:style-name="P65">0</text:p>
          </table:table-cell>
          <table:table-cell table:style-name="Table5.D2" office:value-type="string">
            <text:p text:style-name="P50"><text:span text:style-name="T6">pyphen</text:span> is ignored.</text:p>
          </table:table-cell>
        </table:table-row>
      </table:table>
      <text:p text:style-name="Code_20_Indent_20_2"><draw:frame draw:style-name="fr7" draw:name="graphics72" text:anchor-type="paragraph" svg:x="15.316cm" svg:y="2.626cm" svg:width="2.159cm" svg:height="3.747cm" draw:z-index="98"><draw:image xlink:href="../images/1000000000000066000000B1AC57C5F2.png" xlink:type="simple" xlink:show="embed" xlink:actuate="onLoad"/></draw:frame>&lt;window border="normal" width="100px"&gt;</text:p>
      <text:p text:style-name="Code_20_Indent_20_2">&lt;vbox id="result"&gt;</text:p>
      <text:p text:style-name="Code_20_Indent_20_2">&lt;/vbox&gt;</text:p>
      <text:p text:style-name="Code_20_Indent_20_2"><text:tab/>&lt;zscript&gt;&lt;![CDATA[</text:p>
      <text:p text:style-name="Code_20_Indent_20_2"><text:tab/>String[] s = {"this is 9", "this is ten more to show",</text:p>
      <text:p text:style-name="Code_20_Indent_20_2"><text:tab/>"this framework", "performance is everything"};</text:p>
      <text:p text:style-name="Code_20_Indent_20_2"><text:tab/>for (int j = 0; j &lt; s.length; ++j) {</text:p>
      <text:p text:style-name="Code_20_Indent_20_2"><text:tab/><text:tab/>Label l = new Label(s[j]);</text:p>
      <text:p text:style-name="Code_20_Indent_20_2"><text:tab/><text:tab/>l.maxlength = 9;</text:p>
      <text:p text:style-name="Code_20_Indent_20_2"><text:tab/><text:tab/>l.hyphen = true;</text:p>
      <text:p text:style-name="Code_20_Indent_20_2"><text:tab/><text:tab/>l.parent = result;</text:p>
      <text:p text:style-name="Code_20_Indent_20_2"><text:tab/>}</text:p>
      <text:p text:style-name="Code_20_Indent_20_2"><text:tab/>]]&gt;&lt;/zscript&gt;</text:p>
      <text:p text:style-name="Code_20_Indent_20_2">&lt;/window&gt;</text:p>
      <text:p text:style-name="P36">The <text:span text:style-name="T6">multiline</text:span> property is similar to the <text:span text:style-name="T6">pre</text:span> property, except it preserves only the new lines and the white spaces at the beginning of each line.</text:p>
      <text:h text:style-name="Heading_20_3" text:outline-level="3">Buttons</text:h>
      <text:p text:style-name="Text_20_body_20_indent">There are two types of buttons: <text:span text:style-name="T6">button</text:span> and <text:span text:style-name="T6">toolbarbutton</text:span>. They behave similar except the appearance is different. The <text:span text:style-name="T6">button</text:span> component uses HTML BUTTON tag, while the <text:span text:style-name="T6">toolbarbutton</text:span> component uses HTML A tag.</text:p>
      <text:p text:style-name="Text_20_body_20_indent">You could assign a label and an image to a button by the <text:span text:style-name="T6">label</text:span> and <text:span text:style-name="T6">image</text:span> properties. If both are specified, the <text:span text:style-name="T6">dir</text:span> pro<text:span text:style-name="T2">perty</text:span> control which is displayed up front, and the <text:span text:style-name="T6">orient</text:span> pr<text:span text:style-name="T2">operty</text:span> controls whether the layout is horizontal or vertical.</text:p>
      <text:p text:style-name="Code_20_Indent"><draw:frame draw:style-name="fr8" draw:name="graphics4" text:anchor-type="paragraph" svg:x="15.083cm" svg:y="0.418cm" svg:width="2.482cm" svg:height="2.482cm" draw:z-index="15"><draw:image xlink:href="../images/1000000000000080000000805ADB57EA.png" xlink:type="simple" xlink:show="embed" xlink:actuate="onLoad"/></draw:frame>&lt;button label="Left" image="/img/folder.gif" width="125px"/&gt;</text:p>
      <text:p text:style-name="Code_20_Indent">&lt;button label="Right" image="/img/folder.gif" dir="reverse" width="125px"/&gt;</text:p>
      <text:p text:style-name="Code_20_Indent">&lt;button label="Above" image="/img/folder.gif" orient="vertical" width="125px"/&gt;</text:p>
      <text:p text:style-name="Code_20_Indent">&lt;button label="Below" image="/img/folder.gif" orient="vertical" dir="reverse" width="125px"/&gt;</text:p>
      <text:p text:style-name="Text_20_body_20_indent">In addition to identifying images by URL, you could assign a <text:span text:style-name="T2">dynamically generated image to a button by use of the </text:span><text:span text:style-name="T7">setImageContent</text:span><text:span text:style-name="T2"> method. Refer to the following section for details.</text:span></text:p>
      <text:p text:style-name="Tip"><text:span text:style-name="T3">Tip:</text:span> The<text:span text:style-name="T2"> </text:span><text:span text:style-name="T7">setImageContent</text:span><text:span text:style-name="T2"> method is supplied by all components that has the </text:span><text:span text:style-name="T7">image</text:span><text:span text:style-name="T2"> property. Simplicity put, </text:span><text:span text:style-name="T7">setImageContent</text:span><text:span text:style-name="T2"> is used for dynamically generated images, while </text:span><text:span text:style-name="T7">image</text:span><text:span text:style-name="T2"> is used for images identifiable by URL.</text:span></text:p>
      <text:h text:style-name="Heading_20_4" text:outline-level="4">The<text:span text:style-name="T2"> </text:span><text:span text:style-name="T7">onClick</text:span><text:span text:style-name="T2"> Event and </text:span><text:span text:style-name="T7">href</text:span><text:span text:style-name="T2"> Property</text:span></text:h>
      <text:p text:style-name="P36">There are two ways to add behaviors to <text:span text:style-name="T6">button</text:span> and <text:span text:style-name="T6">toolbarbutton</text:span>. First, you could specify a listener for the <text:span text:style-name="T6">onClick</text:span> event. Second, you could specify an URL for the <text:span text:style-name="T6">href</text:span> property. If both are specified, the <text:span text:style-name="T6">href</text:span> property has the higher priority, i.e., the onClick event won't be sent.</text:p>
      <text:p text:style-name="Code_20_Indent_20_2">&lt;button onClick="do_something_in_Java()"/&gt;</text:p>
      <text:p text:style-name="Code_20_Indent_20_2">&lt;button href="/another_page.zul"/&gt;</text:p>
      <text:h text:style-name="Heading_20_4" text:outline-level="4">The<text:span text:style-name="T2"> </text:span><text:span text:style-name="T7">sendRedirect</text:span><text:span text:style-name="T2"> Method of the </text:span><text:span text:style-name="T7">org.zkoss.zk.ui.Execution</text:span><text:span text:style-name="T2"> Interface</text:span></text:h>
      <text:p text:style-name="P36">When processing an event, you could decide to stop processing the current desktop and redirect to anther page by use of the <text:span text:style-name="T6">sendRedirect</text:span> method. In other words, the following two buttons are equivalent (from user's viewpoint).</text:p>
      <text:p text:style-name="Code_20_Indent_20_2">&lt;button onClick="Executions.sendRedirect(&amp;quot;another.zul&amp;quot;)"/&gt;</text:p>
      <text:p text:style-name="Code_20_Indent_20_2">&lt;button href="another.zul"/&gt;</text:p>
      <text:p text:style-name="P36">Since the onClick event is sent to the server for processing, you could add more logic before invoking <text:span text:style-name="T6">sendRedirect</text:span><text:span text:style-name="T19">, such as redirecting to another page only if certain condition is satisfied.</text:span></text:p>
      <text:p text:style-name="P37">On the other hand, the <text:span text:style-name="T6">href</text:span> property is processed completely at the client side. Your application won't be noticed, when users clicks on the button.</text:p>
      <text:h text:style-name="Heading_20_3" text:outline-level="3">Radio and Radio Group</text:h>
      <text:p text:style-name="Text_20_body_20_indent">A radio button<text:span text:style-name="T2"> is a component that can be turned on and off. Radio buttons are grouped together in a group, called </text:span><text:span text:style-name="T7">radiogroup</text:span><text:span text:style-name="T2">. Only one radio button with the same group may be selected at a time.</text:span></text:p>
      <text:p text:style-name="Code_20_Indent">&lt;radiogroup onCheck="alert(self.selectedItem.label)"&gt;</text:p>
      <text:p text:style-name="Code_20_Indent"><text:tab/>&lt;radio label="Apple"/&gt;</text:p>
      <text:p text:style-name="Code_20_Indent"><text:tab/>&lt;radio label="Orange"/&gt;</text:p>
      <text:p text:style-name="Code_20_Indent"><text:tab/>&lt;radio label="Banana"/&gt;</text:p>
      <text:p text:style-name="Code_20_Indent">&lt;/radiogroup&gt;</text:p>
      <text:h text:style-name="Heading_20_4" text:outline-level="4">Ver<text:span text:style-name="T2">satile Layouts</text:span></text:h>
      <text:p text:style-name="P36">You can mix <text:span text:style-name="T6">radiogroup</text:span> and <text:span text:style-name="T6">radio</text:span> to have the layout you want, as illustrated below.</text:p>
      <text:p text:style-name="Code_20_Indent_20_2">&lt;radiogroup&gt;</text:p>
      <text:p text:style-name="Code_20_Indent_20_2"><text:tab/>&lt;grid&gt;</text:p>
      <text:p text:style-name="Code_20_Indent_20_2"><text:tab/>&lt;rows&gt;</text:p>
      <text:p text:style-name="Code_20_Indent_20_2"><text:tab/><text:tab/>&lt;row&gt;&lt;radio label="Apple" selected="true"/&gt; Fruit, music or computer&lt;/row&gt;</text:p>
      <text:p text:style-name="Code_20_Indent_20_2"><text:tab/><text:tab/>&lt;row&gt;&lt;radio label="Orange"/&gt;&lt;textbox/&gt;&lt;/row&gt;</text:p>
      <text:p text:style-name="Code_20_Indent_20_2"><text:tab/><text:tab/>&lt;row&gt;&lt;radio label="Banana"/&gt;&lt;datebox/&gt;&lt;/row&gt;</text:p>
      <text:p text:style-name="Code_20_Indent_20_2"><draw:frame draw:style-name="fr7" draw:name="graphics75" text:anchor-type="paragraph" svg:x="10.116cm" svg:y="0.415cm" svg:width="7.281cm" svg:height="1.799cm" draw:z-index="74"><draw:image xlink:href="../images/10000000000001580000005515B1DDA8.png" xlink:type="simple" xlink:show="embed" xlink:actuate="onLoad"/></draw:frame><text:tab/>&lt;/rows&gt;</text:p>
      <text:p text:style-name="Code_20_Indent_20_2"><text:tab/>&lt;/grid&gt;</text:p>
      <text:p text:style-name="Code_20_Indent_20_2">&lt;/radiogroup&gt;</text:p>
      <text:p text:style-name="Text_20_body_20_indent_20_2">The radio button belongs to the<text:span text:style-name="T2"> nearest ancestor </text:span><text:span text:style-name="T7">radiogroup</text:span><text:span text:style-name="T2">. You can even nest one radio group to another as follow. Each of them operate independently, though there might be some sort of visual overlap.</text:span></text:p>
      <text:p text:style-name="Code_20_Indent_20_2">&lt;radiogroup&gt;</text:p>
      <text:p text:style-name="Code_20_Indent_20_2"><text:tab/>&lt;grid&gt;</text:p>
      <text:p text:style-name="Code_20_Indent_20_2"><text:tab/>&lt;rows&gt;</text:p>
      <text:p text:style-name="Code_20_Indent_20_2"><text:tab/><text:tab/>&lt;row&gt;&lt;radio label="Apple" selected="true"/&gt; Fruit, music or computer&lt;/row&gt;</text:p>
      <text:p text:style-name="Code_20_Indent_20_2"><text:tab/><text:tab/>&lt;row&gt;&lt;radio label="Orange"/&gt;</text:p>
      <text:p text:style-name="Code_20_Indent_20_2"><text:tab/><text:tab/><text:tab/>&lt;radiogroup&gt;</text:p>
      <text:p text:style-name="Code_20_Indent_20_2"><text:tab/><text:tab/><text:tab/>&lt;radio label="Small"/&gt;</text:p>
      <text:p text:style-name="Code_20_Indent_20_2"><text:tab/><text:tab/><text:tab/>&lt;radio label="Large" selected="true"/&gt;</text:p>
      <text:p text:style-name="Code_20_Indent_20_2"><text:tab/><text:tab/><text:tab/>&lt;/radiogroup&gt;</text:p>
      <text:p text:style-name="Code_20_Indent_20_2"><text:tab/><text:tab/>&lt;/row&gt;</text:p>
      <text:p text:style-name="Code_20_Indent_20_2"><text:tab/><text:tab/>&lt;row&gt;&lt;radio label="Banana"/&gt;&lt;datebox/&gt;&lt;/row&gt;</text:p>
      <text:p text:style-name="Code_20_Indent_20_2"><draw:frame draw:style-name="fr7" draw:name="graphics77" text:anchor-type="paragraph" svg:x="8.816cm" svg:y="0.321cm" svg:width="8.657cm" svg:height="1.82cm" draw:z-index="75"><draw:image xlink:href="../images/100000000000019900000056513BCA33.png" xlink:type="simple" xlink:show="embed" xlink:actuate="onLoad"/></draw:frame><text:tab/>&lt;/rows&gt;</text:p>
      <text:p text:style-name="Code_20_Indent_20_2"><text:tab/>&lt;/grid&gt;</text:p>
      <text:p text:style-name="Code_20_Indent_20_2">&lt;/radiogroup&gt;</text:p>
      <text:h text:style-name="Heading_20_3" text:outline-level="3">Image</text:h>
      <text:p text:style-name="Text_20_body_20_indent">An <text:span text:style-name="T6">image</text:span> component is used to dis<text:span text:style-name="T2">play an image at the browser. There are two ways to assign an image to an </text:span><text:span text:style-name="T7">image</text:span><text:span text:style-name="T2"> component. First, you could use the </text:span><text:span text:style-name="T7">src</text:span><text:span text:style-name="T2"> property to specify a URI where the image is located. This approach </text:span><text:span text:style-name="T20">is similar to what HTML supports. It is useful if you want to display a static image, or any image that can be identified by URL.</text:span></text:p>
      <text:p text:style-name="Code_20_Indent">&lt;image src="/some/my.jpg"/&gt;</text:p>
      <text:h text:style-name="Heading_20_4" text:outline-level="4">Locale Dep<text:span text:style-name="T2">endent Image</text:span></text:h>
      <text:p text:style-name="P36">Like using any other properties that accept an URI, you could specify "*" for identifying a Locale dependent image. For example, if you have different image for different Locales, you could use as follows.</text:p>
      <text:p text:style-name="Code_20_Indent_20_2">&lt;image src="/my*.png"</text:p>
      <text:p text:style-name="P36">Then, assume one of your users is visiting your page with <text:span text:style-name="T27">de_DE</text:span> as the preferred Locale. Zk will try to locate the image file called <text:span text:style-name="T6">/my_de_DE.png</text:span>. If not found, it will try <text:span text:style-name="T6">/my_de.png</text:span> and finally <text:span text:style-name="T6">/my.png</text:span>.</text:p>
      <text:p text:style-name="P36">Refer to the <text:span text:style-name="T33">Browser and Locale Dependent URI</text:span> section in the <text:span text:style-name="T33">Internationalization</text:span> chapter for details.</text:p>
      <text:p text:style-name="P21">Second, you could <text:span text:style-name="T19">use the </text:span><text:span text:style-name="T6">setContent</text:span><text:span text:style-name="T19"> method to assign the content of an image into an </text:span><text:span text:style-name="T6">image</text:span><text:span text:style-name="T19"> component directly. Once assigned, the image displayed at the browser is updated automatically. This approach is useful if an image is generated dynamically.</text:span></text:p>
      <text:p text:style-name="P25">For example, you could generate a map for the location specified by a user as below.</text:p>
      <text:p text:style-name="Code_20_Indent">Location: &lt;textbox onChange="updateMap(self.value)"/&gt;</text:p>
      <text:p text:style-name="Code_20_Indent">Map: &lt;image id="image"/&gt;</text:p>
      <text:p text:style-name="Code_20_Indent">&lt;zscript&gt;</text:p>
      <text:p text:style-name="Code_20_Indent"><text:tab/>void updateMap(String location) {</text:p>
      <text:p text:style-name="Code_20_Indent"><text:tab/><text:tab/><text:span text:style-name="T2">if (location.length() &gt; 0)</text:span></text:p>
      <text:p text:style-name="Code_20_Indent"><text:tab/><text:tab/><text:tab/>image.setContent(new MapImage<text:span text:style-name="T2">(location)</text:span>);</text:p>
      <text:p text:style-name="Code_20_Indent"><text:tab/>}</text:p>
      <text:p text:style-name="Code_20_Indent">&lt;/zscript&gt;</text:p>
      <text:p text:style-name="P25">In the above example, we assume you have a class called <text:span text:style-name="T6">MapImage</text:span> for generating a map of the specified location, which is so-called business logic.</text:p>
      <text:p text:style-name="P25">Notice that the image component accepts the content only in the <text:span text:style-name="T6">org.zkoss.image.Image</text:span> interface. If the image generated by your tool is not in this format, you could use the <text:span text:style-name="T6">org.zkoss.image.AImage</text:span> class to wrap a binary array of data, a file or an input stream into the <text:span text:style-name="T6">Image</text:span> interface.</text:p>
      <text:p text:style-name="P25">In traditional Web applications, caching a dynamically generated image is complicate. With the <text:span text:style-name="T6">image</text:span> component, you don't need to worry about it. Once the content of an image is assigned, it belongs to the <text:span text:style-name="T6">image</text:span> component, and the memory it occupies will be released automatically after the <text:span text:style-name="T6">image</text:span> component is no long used.</text:p>
      <text:p text:style-name="Tip"><text:span text:style-name="T3">Tip:</text:span> If you want to dis<text:span text:style-name="T2">play the contents, say PDF, other than image and audio, you could use the </text:span><text:span text:style-name="T7">iframe</text:span><text:span text:style-name="T2"> component. Refer to the relevant section for details.</text:span></text:p>
      <text:h text:style-name="Heading_20_3" text:outline-level="3">Imagemap</text:h>
      <text:p text:style-name="Text_20_body_20_indent">A <text:span text:style-name="T6">imagemap</text:span> com<text:span text:style-name="T2">ponent is a special image. It accepts whatever properties an </text:span><text:span text:style-name="T7">image</text:span><text:span text:style-name="T2"> component accepts. However, unlike </text:span><text:span text:style-name="T7">image</text:span><text:span text:style-name="T2">, if a user clicks on the image, an </text:span><text:span text:style-name="T7">onClick</text:span><text:span text:style-name="T2"> event is sent back to the server with the coordinates of the mouse position. In contrast, the </text:span><text:span text:style-name="T7">onClick</text:span><text:span text:style-name="T2"> event sent by </text:span><text:span text:style-name="T7">image</text:span><text:span text:style-name="T2"> doesn't contain the coordinates.</text:span></text:p>
      <text:p text:style-name="P21">The coordinates of the mouse position are screen pixels counted from the upper-left corner of the image beginning with (0, 0). It is stored as instance of <text:span text:style-name="T6">org.zkoss.zk.ui.event.MouseEvent</text:span>. Once the application receives the <text:span text:style-name="T6">onClick</text:span> event, it could examine the coordinates of the mouse position from the <text:span text:style-name="T6">getX</text:span> and <text:span text:style-name="T6">getY</text:span> methods.</text:p>
      <text:p text:style-name="P21">For example, if a user clicks 208 pixels over and 205 pixels down from the upper-left corner of the image displayed from the following statement.</text:p>
      <text:p text:style-name="Code_20_Indent">&lt;imagemap src="/img/sun.jpg" onClick="alert(event.x + &amp;quot;, &amp;quot; +event.y)"/&gt;</text:p>
      <text:p text:style-name="Text_20_body_20_indent"><draw:frame draw:style-name="fr9" draw:name="graphics47" text:anchor-type="paragraph" svg:x="3.766cm" svg:y="0.039cm" svg:width="9.059cm" svg:height="7.218cm" draw:z-index="47"><draw:image xlink:href="../images/10000000000001AC00000155E1243DA6.png" xlink:type="simple" xlink:show="embed" xlink:actuate="onLoad"/></draw:frame>The<text:span text:style-name="T2">n, the user gets the result as depicted below.</text:span></text:p>
      <text:p text:style-name="P21"/>
      <text:p text:style-name="P21">The application usually uses the coordinates to determine where a user has clicked, and then response accordingly.</text:p>
      <text:h text:style-name="P72" text:outline-level="4">Area</text:h>
      <text:p text:style-name="P36">Instead of processing the coordinates by the application itself, developers could add the <text:span text:style-name="T6">area</text:span> components as the children of a <text:span text:style-name="T6">imagemap</text:span> component.</text:p>
      <text:p text:style-name="Code_20_Indent_20_2">&lt;imagemap src="/img/sun.jpg" onClick="alert(event.area)"&gt;</text:p>
      <text:p text:style-name="Code_20_Indent_20_2"><text:s text:c="2"/>&lt;area id="First" coords="0, 0, 100, 100"/&gt;</text:p>
      <text:p text:style-name="Code_20_Indent_20_2"><text:s text:c="2"/>&lt;area id="Second" shape="circle" coords="200, 200, 100"/&gt;</text:p>
      <text:p text:style-name="Code_20_Indent_20_2">&lt;/imagemap&gt;</text:p>
      <text:p text:style-name="Text_20_body_20_indent_20_2">The<text:span text:style-name="T2">n, the imagemap component will translate the coordinates of the mouse position to a logical name: the identifier of the area that users has clicked.</text:span></text:p>
      <text:p text:style-name="P36">For example, if users clicks at (150, 150), then the user gets the result as depicted blow.</text:p>
      <text:p text:style-name="P36"><draw:frame draw:style-name="fr3" draw:name="graphics48" text:anchor-type="paragraph" svg:width="9.864cm" svg:height="5.482cm" draw:z-index="48"><draw:image xlink:href="../images/10000000000001D200000103800B52A3.png" xlink:type="simple" xlink:show="embed" xlink:actuate="onLoad"/></draw:frame></text:p>
      <text:h text:style-name="Heading_20_4" text:outline-level="4">The<text:span text:style-name="T2"> </text:span><text:span text:style-name="T7">shape</text:span><text:span text:style-name="T2"> Property</text:span></text:h>
      <text:p text:style-name="P36">An area component supports three kinds of shapes: circle, polygon and rectangle. The coordinates of the mouse position are screen pixels counted from the upper-left corner of the image beginning with (0, 0).</text:p>
      <table:table table:name="Table16" table:style-name="Table16">
        <table:table-column table:style-name="Table16.A"/>
        <table:table-column table:style-name="Table16.B"/>
        <table:table-header-rows>
          <table:table-row>
            <table:table-cell table:style-name="Table16.A1" office:value-type="string">
              <text:p text:style-name="Table_20_Heading">Shape</text:p>
            </table:table-cell>
            <table:table-cell table:style-name="Table16.B1" office:value-type="string">
              <text:p text:style-name="Table_20_Heading">Coo<text:span text:style-name="T2">rdinates / Description</text:span></text:p>
            </table:table-cell>
          </table:table-row>
        </table:table-header-rows>
        <table:table-row>
          <table:table-cell table:style-name="Table16.A2" office:value-type="string">
            <text:p text:style-name="P51">circle</text:p>
          </table:table-cell>
          <table:table-cell table:style-name="Table16.B2" office:value-type="string">
            <text:p text:style-name="P51">coo<text:span text:style-name="T2">rds="x, y, r"</text:span></text:p>
            <text:p text:style-name="P50">where <text:span text:style-name="T6">x</text:span> and <text:span text:style-name="T6">y</text:span> define the position of the center of the circle and <text:span text:style-name="T6">r</text:span> is its radius in pixels.</text:p>
          </table:table-cell>
        </table:table-row>
        <table:table-row>
          <table:table-cell table:style-name="Table16.A2" office:value-type="string">
            <text:p text:style-name="P51">polygon</text:p>
          </table:table-cell>
          <table:table-cell table:style-name="Table16.B2" office:value-type="string">
            <text:p text:style-name="P51">coo<text:span text:style-name="T2">rds="x1, y1, x2, y2, x3, y3..."</text:span></text:p>
            <text:p text:style-name="P50">where each pair of <text:span text:style-name="T6">x</text:span> and <text:span text:style-name="T6">y</text:span> define a vertex of the polygon. At least thee pairs of coordinates are required to defined a triangle. The polygon is automatically closed, so it is not necessary to repeat the first coordinate at the end of the list to close the region.</text:p>
          </table:table-cell>
        </table:table-row>
        <table:table-row>
          <table:table-cell table:style-name="Table16.A2" office:value-type="string">
            <text:p text:style-name="P51">rectangle</text:p>
          </table:table-cell>
          <table:table-cell table:style-name="Table16.B2" office:value-type="string">
            <text:p text:style-name="P51">coo<text:span text:style-name="T2">rds="x1, y1, x2, y2"</text:span></text:p>
            <text:p text:style-name="P50">where the first coordinate pair is one corner of the rectangle and the other pair is the corner diagonally opposite. A rectangle is just a shortened way of specifying a polygon with four vertices.</text:p>
          </table:table-cell>
        </table:table-row>
      </table:table>
      <text:p text:style-name="P36">If the coordinates in one <text:span text:style-name="T6">area</text:span> component overlap with another, the first one takes precedence.</text:p>
      <text:h text:style-name="Heading_20_3" text:outline-level="3">Audio</text:h>
      <text:p text:style-name="Text_20_body_20_indent">An <text:span text:style-name="T6">audio</text:span> com<text:span text:style-name="T2">ponent is used to play the audio at the browser. Like </text:span><text:span text:style-name="T7">image</text:span><text:span text:style-name="T2">, you could use the </text:span><text:span text:style-name="T7">src</text:span><text:span text:style-name="T2"> property to specify an URL of an audio resource, or the </text:span><text:span text:style-name="T7">setContent</text:span><text:span text:style-name="T2"> method to specify a dynamically generated audio.</text:span></text:p>
      <text:p text:style-name="P21">Depending on the browser and the audio plugin, developers might be able to control the play of an audio by the <text:span text:style-name="T6">play</text:span>, <text:span text:style-name="T6">stop</text:span> and <text:span text:style-name="T6">pause</text:span> methods. Currently, Internet Explorer with Media Player is capable of such controls.</text:p>
      <text:h text:style-name="Heading_20_3" text:outline-level="3">Input Con<text:span text:style-name="T2">trols</text:span></text:h>
      <text:p text:style-name="P21">A set of input controls are supported in the XUL component set: <text:span text:style-name="T6">textbox,</text:span> <text:span text:style-name="T6">intbox,</text:span> <text:span text:style-name="T6">decimalbox, doublebox</text:span><text:span text:style-name="T19">, </text:span><text:span text:style-name="T6">datebox</text:span><text:span text:style-name="T19">, </text:span><text:span text:style-name="T6">combobox</text:span><text:span text:style-name="T19">, and </text:span><text:span text:style-name="T6">bandbox</text:span>. They are used to let users input different types of data.</text:p>
      <text:p text:style-name="P21"><draw:frame draw:style-name="fr10" draw:name="graphics21" text:anchor-type="paragraph" svg:x="0.986cm" svg:y="0.072cm" svg:width="7.451cm" svg:height="3.491cm" draw:z-index="100"><draw:image xlink:href="../images/1000000000000160000000A52BD72F03.png" xlink:type="simple" xlink:show="embed" xlink:actuate="onLoad"/></draw:frame></text:p>
      <text:p text:style-name="Code_20_Indent">&lt;zk&gt;</text:p>
      <text:p text:style-name="Code_20_Indent"><text:tab/>&lt;textbox/&gt;</text:p>
      <text:p text:style-name="Code_20_Indent"><text:tab/>&lt;datebox/&gt;</text:p>
      <text:p text:style-name="Code_20_Indent">&lt;/zk&gt;</text:p>
      <text:p text:style-name="Tip"><text:span text:style-name="T3">Tip:</text:span> com<text:span text:style-name="T2">bobox</text:span> and bandbox are special input boxes. The<text:span text:style-name="T2">y</text:span> shares the common properties described here. The<text:span text:style-name="T2">ir</text:span> unique features will be discussed later in the <text:span text:style-name="T3">Comboboxes</text:span> and <text:span text:style-name="T3">Bandboxes</text:span> section<text:span text:style-name="T2">.</text:span></text:p>
      <text:h text:style-name="Heading_20_4" text:outline-level="4">The <text:span text:style-name="T6">type</text:span> Property</text:h>
      <text:p text:style-name="Text_20_body_20_indent_20_2">You could specify the <text:span text:style-name="T6">type</text:span> property with <text:span text:style-name="T6">password</text:span> for the<text:span text:style-name="T2"> </text:span><text:span text:style-name="T7">textbox</text:span><text:span text:style-name="T2"> components, such that what user has entered won't be shown.</text:span></text:p>
      <text:p text:style-name="Code_20_Indent_20_2">Username: &lt;textbox/&gt;</text:p>
      <text:p text:style-name="Code_20_Indent_20_2">Password: &lt;textbox type="password"/&gt;</text:p>
      <text:h text:style-name="Heading_20_4" text:outline-level="4">The<text:span text:style-name="T2"> </text:span><text:span text:style-name="T7">format</text:span><text:span text:style-name="T2"> Property</text:span></text:h>
      <text:p text:style-name="Text_20_body_20_indent_20_2">You could con<text:span text:style-name="T2">trol the format of an input control by the format filed. The default is </text:span><text:span text:style-name="T7">null</text:span><text:span text:style-name="T2">. For </text:span><text:span text:style-name="T7">datebox</text:span><text:span text:style-name="T2">, it means </text:span><text:span text:style-name="T7">yyyy/MM/dd</text:span><text:span text:style-name="T2">. For </text:span><text:span text:style-name="T7">intbox</text:span><text:span text:style-name="T2"> and </text:span><text:span text:style-name="T7">decimalbox</text:span><text:span text:style-name="T2">, it means no formating at all.</text:span></text:p>
      <text:p text:style-name="Code_20_Indent_20_2">&lt;datebox format="MM/dd/yyyy"/&gt;</text:p>
      <text:p text:style-name="Code_20_Indent_20_2">&lt;decimalbox format="#,##0.##"/&gt;</text:p>
      <text:p text:style-name="Text_20_body_20_indent_20_2">Like any other propertie<text:span text:style-name="T2">s, you could change the format dynamically, as depicted below.</text:span></text:p>
      <text:p text:style-name="Code_20_Indent_20_2">&lt;datebox id="db"/&gt;<text:line-break/>&lt;button label="set MM-dd-yyyy" onClick="db.setFormat(&amp;quot;MM-dd-yyyy&amp;quot;)"/&gt;</text:p>
      <text:p text:style-name="Mouseless_20_Header">Mouseless Entry<text:tab/><text:span text:style-name="T6">datebox</text:span></text:p>
      <text:list text:style-name="L11">
        <text:list-item>
          <text:p text:style-name="P255"><text:span text:style-name="T6">Alt+DOWN</text:span> to pop up the calendar.</text:p>
        </text:list-item>
        <text:list-item>
          <text:p text:style-name="P255"><text:span text:style-name="T6">LEFT, RIGHT, UP</text:span> and <text:span text:style-name="T6">DOWN</text:span> to cha<text:span text:style-name="T2">nge the selected day from the calendar.</text:span></text:p>
        </text:list-item>
        <text:list-item>
          <text:p text:style-name="P257"><text:span text:style-name="T6">ENTER</text:span> to activate the selection by copying the selected day to the <text:span text:style-name="T6">datebox</text:span><text:span text:style-name="T19"> control.</text:span></text:p>
        </text:list-item>
        <text:list-item>
          <text:p text:style-name="P255"><text:span text:style-name="T6">Alt+UP</text:span> or <text:span text:style-name="T6">ESC</text:span> to give up the selection and close the calendar.</text:p>
        </text:list-item>
      </text:list>
      <text:h text:style-name="Heading_20_4" text:outline-level="4">Con<text:span text:style-name="T2">straints</text:span></text:h>
      <text:p text:style-name="P36">You could specify what value to accept for input controls by use of the <text:span text:style-name="T6">constraint </text:span>property. It could a combination of <text:span text:style-name="T6">no positive</text:span>, <text:span text:style-name="T6">no negative</text:span>, <text:span text:style-name="T6">no zero</text:span>, <text:span text:style-name="T6">no empty</text:span>, <text:span text:style-name="T6">no future</text:span>, <text:span text:style-name="T6">no past</text:span>, <text:span text:style-name="T6">no today</text:span>, and a regular expression. The first three constraints are applicable only to <text:span text:style-name="T6">intbox</text:span> and <text:span text:style-name="T6">decimalbox</text:span>. The constraints of <text:span text:style-name="T6">no future</text:span>, <text:span text:style-name="T6">no past</text:span>, and <text:span text:style-name="T6">no today</text:span> are applicable only to <text:span text:style-name="T6">datebox</text:span>. The constraint of <text:span text:style-name="T6">no empty</text:span> is applicable to any type of components. The constraint of regular expressions is applicable only to String-type input components, such as <text:span text:style-name="T6">textbox</text:span>., <text:span text:style-name="T6">combobox</text:span> and <text:span text:style-name="T6">bandbox</text:span>.</text:p>
      <text:p text:style-name="P36">To specify two or more constraints, use comma to separate them as follows.</text:p>
      <text:p text:style-name="Code_20_Indent_20_2">&lt;intbox constraint="no negative,no zero"/&gt;</text:p>
      <text:p text:style-name="Text_20_body_20_indent_20_2"><text:span text:style-name="T2">To specify a regular expression, you could have to use </text:span><text:span text:style-name="T7">/</text:span><text:span text:style-name="T2"> to enclose the regular expression as follows. </text:span></text:p>
      <text:p text:style-name="Code_20_Indent_20_2">&lt;textbox con<text:span text:style-name="T2">straint="/</text:span>.+@.+\.[a-z]+/<text:span text:style-name="T2">"/&gt;</text:span></text:p>
      <text:p text:style-name="Text_20_body_20_indent_20_2">Notes:</text:p>
      <text:list text:style-name="L12">
        <text:list-item>
          <text:p text:style-name="P240"><text:span text:style-name="T2">The above statement is XML, so do </text:span><text:span text:style-name="T28">not</text:span><text:span text:style-name="T2"> use </text:span><text:span text:style-name="T7">\\</text:span><text:span text:style-name="T2"> to specify a backslash. On the other hand, it is necessary, if writing in Java.</text:span></text:p>
        </text:list-item>
      </text:list>
      <text:p text:style-name="Code_20_Indent_20_3">new Textbox().setContraint(<text:span text:style-name="T2">"/</text:span>.+@.+\\.[a-z]+/<text:span text:style-name="T2">");</text:span></text:p>
      <text:list text:style-name="L12">
        <text:list-item text:start-value="1">
          <text:p text:style-name="P240">It is allowed to mix regular expression with other constraints by separating them with comma.</text:p>
        </text:list-item>
      </text:list>
      <text:p text:style-name="P36">You prefer to display an application dependent message instead of default one, you could append the constraint with colon and the message you want to display when failed.</text:p>
      <text:p text:style-name="Code_20_Indent_20_2">&lt;textbox con<text:span text:style-name="T2">straint="/</text:span>.+@.+\.[a-z]+/: e-mail address only<text:span text:style-name="T2">"/&gt;</text:span></text:p>
      <text:p text:style-name="P74">&lt;datebox constraint="no empty, no future: now or never"/&gt;</text:p>
      <text:p text:style-name="Text_20_body_20_indent_20_2">Not<text:span text:style-name="T2">es:</text:span></text:p>
      <text:list text:style-name="L13">
        <text:list-item>
          <text:p text:style-name="P233">The error message, if specified, must be the last element and start with colon.</text:p>
        </text:list-item>
        <text:list-item>
          <text:p text:style-name="P233">To support multilingual, you could use the l function as depicted in the <text:span text:style-name="T3">Internationalization</text:span> chapter.</text:p>
        </text:list-item>
      </text:list>
      <text:p text:style-name="Code_20_Indent_20_3">&lt;textbox con<text:span text:style-name="T2">straint="/</text:span>.+@.+\.[a-z]+/: ${c:l('err.email.required')}<text:span text:style-name="T2">"/&gt;</text:span></text:p>
      <text:h text:style-name="P72" text:outline-level="4">Constraints for Datebox</text:h>
      <text:p text:style-name="P36">In addition to the constraints described in the above section (such as <text:span text:style-name="T6">no future</text:span> and regular expressions), <text:span text:style-name="T6">datebox</text:span> supports a range of dates. For example,</text:p>
      <text:p text:style-name="Code_20_Indent_20_2">&lt;datebox constraint="between 20071225 and 20071203"/&gt;</text:p>
      <text:p text:style-name="Code_20_Indent_20_2">&lt;datebox constraint="before 20071225"/&gt;</text:p>
      <text:p text:style-name="Code_20_Indent_20_2">&lt;datebox constraint="after 20071225"/&gt;</text:p>
      <text:p text:style-name="P36">Notices</text:p>
      <text:list text:style-name="L14">
        <text:list-item>
          <text:p text:style-name="P235">The format of the date in the constraint is <text:span text:style-name="T6">yyyMMdd</text:span>. It is independent of the locale.</text:p>
        </text:list-item>
        <text:list-item>
          <text:p text:style-name="P235">The date specified in the constraint is <text:span text:style-name="T27">included</text:span>. For example, <text:span text:style-name="T6">"before 20071225"</text:span> includes December 25, 2007 and every days before it.</text:p>
        </text:list-item>
        <text:list-item>
          <text:p text:style-name="P235">The constraint is actually represented with an instance of the <text:span text:style-name="T6">org.zkoss.zul.SimpleDateConstraint</text:span> class. You can retrieve the parsed beginning and ending date with the <text:span text:style-name="T6">getBeginDate</text:span> and <text:span text:style-name="T6">getEndDate</text:span> methods.</text:p>
        </text:list-item>
      </text:list>
      <text:p text:style-name="P79">((SimpleDateConstraint)datebox.getConstraint()).getBeginDate();</text:p>
      <text:h text:style-name="P72" text:outline-level="4">Custom Constraints</text:h>
      <text:p text:style-name="Text_20_body_20_indent_20_2">If you want more sop<text:span text:style-name="T2">histicated constraint, you could specify an object which implements the </text:span><text:span text:style-name="T7">org.zkoss.zul.Constraint</text:span><text:span text:style-name="T2"> interface.</text:span></text:p>
      <text:p text:style-name="Code_20_Indent_20_2">&lt;window title="Custom Constraint"&gt;</text:p>
      <text:p text:style-name="Code_20_Indent_20_2"><text:tab/>&lt;zscript&gt;&lt;![CDATA[</text:p>
      <text:p text:style-name="Code_20_Indent_20_2">Constraint ctt = new Constraint() {</text:p>
      <text:p text:style-name="Code_20_Indent_20_2"><text:tab/>public void validate(Component comp, Object value) throws WrongValueException {</text:p>
      <text:p text:style-name="Code_20_Indent_20_2"><text:tab/><text:tab/>if (value =e= null || ((Integer)value).intValue() &lt; 100)</text:p>
      <text:p text:style-name="Code_20_Indent_20_2"><text:tab/><text:tab/><text:tab/>throw new WrongValueException(comp, "At least 100 must be specified");</text:p>
      <text:p text:style-name="Code_20_Indent_20_2"><text:tab/>}</text:p>
      <text:p text:style-name="Code_20_Indent_20_2">}</text:p>
      <text:p text:style-name="Code_20_Indent_20_2"><text:tab/>]]&gt;&lt;/zscript&gt;</text:p>
      <text:p text:style-name="Code_20_Indent_20_2"><text:tab/>&lt;intbox constraint="${ctt}"/&gt;</text:p>
      <text:p text:style-name="Code_20_Indent_20_2">&lt;/window&gt;</text:p>
      <text:p text:style-name="Text_20_body_20_indent_20_2">You could imp<text:span text:style-name="T2">lement your constraint into a Java class, say </text:span><text:span text:style-name="T7">my.EmailValidator</text:span><text:span text:style-name="T2">, then:</text:span></text:p>
      <text:p text:style-name="Code_20_Indent_20_2">&lt;?taglib uri="http://www.zkoss.org/dsp/web/core.dsp.tld" prefix="c"?&gt;</text:p>
      <text:p text:style-name="Code_20_Indent_20_2">&lt;textbox constraint="${c:new('my.EmailValidator')}"/&gt;</text:p>
      <text:h text:style-name="Heading_20_5" text:outline-level="5">org.zkoss<text:span text:style-name="T2">.zk.ui.WrongValueException</text:span></text:h>
      <text:p text:style-name="Text_20_body_20_indent_20_3"><text:span text:style-name="T2">In the above example, we use </text:span><text:span text:style-name="T7">org.zkoss.zk.ui.WrongValueException</text:span><text:span text:style-name="T2"> to denote an error. As depicted, you have to specify the first argument with the component that causes the error, and then the second argument with the error message.</text:span></text:p>
      <text:p text:style-name="Text_20_body_20_indent_20_3">You could throw this exception anytime, such as when an <text:span text:style-name="T6">onChange</text:span> event is received as follows.</text:p>
      <text:p text:style-name="Code_20_Indent_20_3"><draw:frame draw:style-name="fr11" draw:name="graphics49" text:anchor-type="paragraph" svg:x="12.046cm" svg:y="0.041cm" svg:width="5.519cm" svg:height="1.02cm" draw:z-index="50"><draw:image xlink:href="../images/100000000000010500000030B13C47C7.png" xlink:type="simple" xlink:show="embed" xlink:actuate="onLoad"/></draw:frame>&lt;textbox&gt;</text:p>
      <text:p text:style-name="Code_20_Indent_20_3"><text:tab/>&lt;attribute name="onChange"&gt;</text:p>
      <text:p text:style-name="Code_20_Indent_20_3"><text:tab/><text:tab/>if (!self.value.equals("good")) {</text:p>
      <text:p text:style-name="Code_20_Indent_20_3"><text:tab/><text:tab/><text:tab/>sel<text:span text:style-name="T2">f.value = "try again";</text:span></text:p>
      <text:p text:style-name="Code_20_Indent_20_3"><text:tab/><text:tab/><text:tab/>throw new WrongValueException(self, "Not<text:span text:style-name="T2"> a good answer!");</text:span></text:p>
      <text:p text:style-name="Code_20_Indent_20_3"><text:tab/><text:tab/>}</text:p>
      <text:p text:style-name="Code_20_Indent_20_3"><text:tab/>&lt;/attribute&gt;</text:p>
      <text:p text:style-name="Code_20_Indent_20_3">&lt;/textbox&gt;</text:p>
      <text:h text:style-name="Heading_20_5" text:outline-level="5">Cus<text:span text:style-name="T2">tom Way to Display the Error Messages</text:span></text:h>
      <text:p text:style-name="P46">Instead of the default error box as shown in the previous example, you can provide a custom look by implementing the <text:span text:style-name="T6">org.zkoss.zul.CustomConstraint</text:span> interface with <text:span text:style-name="T6">Constraint</text:span>. <text:span text:style-name="T6">CustomConstraint</text:span> has one method, <text:span text:style-name="T6">showCustomError</text:span>, which is called when an exception is thrown or when the validation is correct. Here is an example,</text:p>
      <text:p text:style-name="Code_20_Indent_20_3">&lt;window title="Custom Constraint" border="normal"&gt;</text:p>
      <text:p text:style-name="Code_20_Indent_20_3"><text:tab/>&lt;zscript&gt;&lt;![CDATA[</text:p>
      <text:p text:style-name="Code_20_Indent_20_3">class MyConst implements Constraint, CustomConstraint {</text:p>
      <text:p text:style-name="Code_20_Indent_20_3"><text:tab/>//Constraint//</text:p>
      <text:p text:style-name="Code_20_Indent_20_3"><text:tab/>public void validate(Component comp, Object value) {</text:p>
      <text:p text:style-name="Code_20_Indent_20_3"><text:tab/><text:tab/>if (value == null || ((Integer)value).intValue() &lt; 100)</text:p>
      <text:p text:style-name="Code_20_Indent_20_3"><text:tab/><text:tab/><text:tab/>throw new WrongValueException(comp, "At least 100 must be specified");</text:p>
      <text:p text:style-name="Code_20_Indent_20_3"><text:tab/>}</text:p>
      <text:p text:style-name="Code_20_Indent_20_3"><text:tab/>//CustomConstraint//</text:p>
      <text:p text:style-name="Code_20_Indent_20_3"><text:tab/>public void showCustomError(Component comp, WrongValueException ex) {</text:p>
      <text:p text:style-name="Code_20_Indent_20_3"><text:tab/><text:tab/>errmsg.setValue(ex != null ? ex.getMessage(): "");</text:p>
      <text:p text:style-name="Code_20_Indent_20_3"><text:tab/>}</text:p>
      <text:p text:style-name="Code_20_Indent_20_3">}</text:p>
      <text:p text:style-name="Code_20_Indent_20_3">Constraint ctt = new MyConst();</text:p>
      <text:p text:style-name="Code_20_Indent_20_3"><text:tab/>]]&gt;&lt;/zscript&gt;</text:p>
      <text:p text:style-name="Code_20_Indent_20_3"><text:tab/>&lt;hbox&gt;</text:p>
      <text:p text:style-name="Code_20_Indent_20_3"><text:tab/><text:tab/>Enter a number at least 100:</text:p>
      <text:p text:style-name="Code_20_Indent_20_3"><text:tab/><text:tab/>&lt;intbox constraint="${ctt}"/&gt;</text:p>
      <text:p text:style-name="Code_20_Indent_20_3"><draw:frame draw:style-name="fr7" draw:name="graphics87" text:anchor-type="paragraph" svg:x="8.578cm" svg:y="0.39cm" svg:width="8.999cm" svg:height="0.9cm" draw:z-index="89"><draw:image xlink:href="../images/100000000000023D00000039116921E8.png" xlink:type="simple" xlink:show="embed" xlink:actuate="onLoad"/></draw:frame><text:tab/><text:tab/>&lt;label id="errmsg"/&gt;</text:p>
      <text:p text:style-name="Code_20_Indent_20_3"><text:tab/>&lt;/hbox&gt;</text:p>
      <text:p text:style-name="Code_20_Indent_20_3">&lt;/window&gt;</text:p>
      <text:h text:style-name="Heading_20_5" text:outline-level="5">Improve Responsiveness</text:h>
      <text:p text:style-name="Text_20_body_20_indent_20_3">The<text:span text:style-name="T2"> responsiveness can be improved by validating more constraints at the client. To do this, you have to implement the </text:span><text:span text:style-name="T7">org.zkoss.zul.ClientConstraint</text:span><text:span text:style-name="T2"> interface with </text:span><text:span text:style-name="T7">Constraint</text:span><text:span text:style-name="T2">. If you have done all validations at the client, you can return true for the </text:span><text:span text:style-name="T7">isClientComplete</text:span><text:span text:style-name="T2"> method, and then there will be no server callback at all.</text:span></text:p>
      <text:p text:style-name="P46">You can also customize the display of the error message with pure JavaScript codes a the client by providing a function called <text:span text:style-name="T6">Validate_errorbox</text:span>. For example,</text:p>
      <text:p text:style-name="Code_20_Indent_20_3">&lt;script type="text/javascript"&gt;&lt;![CDATA[</text:p>
      <text:p text:style-name="Code_20_Indent_20_3"><text:tab/>//Running at the<text:span text:style-name="T2"> browser</text:span></text:p>
      <text:p text:style-name="Code_20_Indent_20_3"><text:tab/>window.Validate_errorbox = function (id, boxid, msg) {</text:p>
      <text:p text:style-name="Code_20_Indent_20_3"><text:tab/><text:tab/><text:span text:style-name="T2">var html = '&lt;div style="display:none;position:absolute" id="'</text:span></text:p>
      <text:p text:style-name="P79"><text:tab/><text:tab/>+boxid+'"&gt;'+zk.encodeXML(msg, true)+'&lt;/div&gt;';</text:p>
      <text:p text:style-name="Code_20_Indent_20_3"><text:span text:style-name="T2"><text:tab/><text:tab/></text:span>document.body.insertAdjacentHTML("afterbegin", html);<text:line-break/><text:tab/><text:tab/>return $e(boxid);<text:line-break/><text:tab/>}</text:p>
      <text:p text:style-name="Code_20_Indent_20_3">]]&gt;&lt;/script&gt;</text:p>
      <text:p text:style-name="Tip"><text:span text:style-name="T3">Not</text:span><text:span text:style-name="T4">e</text:span><text:span text:style-name="T2">: </text:span><text:span text:style-name="T7">script</text:span><text:span text:style-name="T2"> specifies the script codes running at the browser, while </text:span><text:span text:style-name="T7">zscript</text:span><text:span text:style-name="T2"> specifies codes running at the server.</text:span></text:p>
      <text:p text:style-name="Tip"><text:span text:style-name="T3">Not</text:span><text:span text:style-name="T4">e</text:span><text:span text:style-name="T2">: If </text:span><text:span text:style-name="T7">CustomConstraint </text:span><text:span text:style-name="T2">is also implemented, </text:span><text:span text:style-name="T7">ClientConstraint</text:span><text:span text:style-name="T2"> will be ignored since all validations are done at the server. In other words, if you want to use </text:span><text:span text:style-name="T7">ClientConstraint</text:span><text:span text:style-name="T2"> to improve responsiveness, overriding </text:span><text:span text:style-name="T7">Validate_errorbox</text:span><text:span text:style-name="T2"> is the only way to customize the display of the error messsage.</text:span></text:p>
      <text:h text:style-name="Heading_20_4" text:outline-level="4">The<text:span text:style-name="T2"> </text:span><text:span text:style-name="T7">onChange</text:span><text:span text:style-name="T2"> Event</text:span></text:h>
      <text:p text:style-name="P36">An input control notifies the application with the <text:span text:style-name="T6">onChange</text:span> event if its content is changed by the user.</text:p>
      <text:p text:style-name="P36">Notice that, when the <text:span text:style-name="T6">onChange</text:span>'s event listener is invoked, the value has been set. Thus, it is too late if you want to reject illegal value in the <text:span text:style-name="T6">onChange</text:span>'s event listener, unless you restore the value properly. Rather, it is recommended to use a constraint as described in the <text:span text:style-name="T3">Custom Constraints</text:span> section.</text:p>
      <text:h text:style-name="Heading_20_4" text:outline-level="4">The <text:span text:style-name="T6">onChanging</text:span> event</text:h>
      <text:p text:style-name="P36">An input control also notifies the application with the <text:span text:style-name="T6">onChanging</text:span> event, when user is changing the content.</text:p>
      <text:p text:style-name="P36">Notice that, when the <text:span text:style-name="T6">onChanging</text:span>'s listener is invoked, the value is not set yet. In other worlds, the <text:span text:style-name="T6">value</text:span> property still remain in the old value. To retrieve what the user is entering, you have to access the <text:span text:style-name="T6">value</text:span> property of the event as follows.</text:p>
      <text:p text:style-name="Code_20_Indent_20_2">&lt;grid&gt;</text:p>
      <text:p text:style-name="Code_20_Indent_20_2"><text:tab/>&lt;rows&gt;</text:p>
      <text:p text:style-name="Code_20_Indent_20_2"><text:tab/><text:tab/>&lt;row&gt;The onChanging textbox: </text:p>
      <text:p text:style-name="Code_20_Indent_20_2"><text:tab/><text:tab/><text:tab/>&lt;textbox onChanging="copy.value = <text:span text:style-name="T15">event</text:span>.value"/&gt;&lt;/row&gt;</text:p>
      <text:p text:style-name="Code_20_Indent_20_2"><text:tab/><text:tab/>&lt;row&gt;Instant copy:</text:p>
      <text:p text:style-name="Code_20_Indent_20_2"><text:tab/><text:tab/><text:tab/>&lt;textbox id="copy" readonly="true"/&gt;&lt;/row&gt;</text:p>
      <text:p text:style-name="Code_20_Indent_20_2"><text:tab/>&lt;/rows&gt;</text:p>
      <text:p text:style-name="Code_20_Indent_20_2">&lt;/grid&gt;</text:p>
      <text:p text:style-name="Text_20_body_20_indent_20_2"><text:span text:style-name="T2">It is too early if you want to reject illegal value in the </text:span><text:span text:style-name="T7">onChanging</text:span><text:span text:style-name="T2">'s event listener, because user may not complete the change yet. Rather, it is recommended to use a constraint as described in the </text:span><text:span text:style-name="T4">Custom Constraints</text:span><text:span text:style-name="T2"> section.</text:span></text:p>
      <text:h text:style-name="Heading_20_3" text:outline-level="3">Calendar</text:h>
      <text:p text:style-name="Text_20_body_20_indent">A calendar dis<text:span text:style-name="T2">plays a 'flat' calendar and allows user to select a day from it.</text:span></text:p>
      <text:p text:style-name="Text_20_body_20_indent"><draw:frame draw:style-name="fr8" draw:name="graphics50" text:anchor-type="paragraph" svg:x="1.004cm" svg:y="0.353cm" svg:width="6.459cm" svg:height="3.129cm" draw:z-index="49"><draw:image xlink:href="../images/10000000000001310000009425D8FF0B.png" xlink:type="simple" xlink:show="embed" xlink:actuate="onLoad"/></draw:frame></text:p>
      <text:p text:style-name="Code_20_Indent">&lt;hbox&gt;</text:p>
      <text:p text:style-name="Code_20_Indent"><text:tab/>&lt;calendar id="cal" onChange="in.value = cal.value"/&gt;</text:p>
      <text:p text:style-name="Code_20_Indent"><text:tab/>&lt;datebox id="in" onChange="cal.value = in.value"/&gt;</text:p>
      <text:p text:style-name="Code_20_Indent">&lt;/hbox&gt;</text:p>
      <text:h text:style-name="Heading_20_4" text:outline-level="4">The<text:span text:style-name="T2"> </text:span><text:span text:style-name="T7">value</text:span><text:span text:style-name="T2"> Property and the </text:span><text:span text:style-name="T7">onChange</text:span><text:span text:style-name="T2"> Event</text:span></text:h>
      <text:p text:style-name="P36">Like input controls, calendar supports the <text:span text:style-name="T6">value</text:span> property to let developers set and retrieve the selected day. In addition, developers could listen to the <text:span text:style-name="T6">onChange</text:span> event to process it immediately, if necessary.</text:p>
      <text:h text:style-name="Heading_20_4" text:outline-level="4">The <text:span text:style-name="T6">compact</text:span> Property</text:h>
      <text:p text:style-name="P36"><draw:frame draw:style-name="fr12" draw:name="graphics52" text:anchor-type="paragraph" svg:x="13.598cm" svg:y="1.018cm" svg:width="3.979cm" svg:height="2.582cm" draw:z-index="52"><draw:image xlink:href="../images/10000000000000BC0000007A5A0A2B82.png" xlink:type="simple" xlink:show="embed" xlink:actuate="onLoad"/></draw:frame>A calendar supports two different layouts and you can control it by use of the <text:span text:style-name="T6">compact</text:span> property.</text:p>
      <text:p text:style-name="Code_20_Indent_20_2">&lt;calendar compact="true"/&gt;</text:p>
      <text:p text:style-name="P36">The default value depends on the current Locale.</text:p>
      <text:h text:style-name="Heading_20_3" text:outline-level="3">Pro<text:span text:style-name="T2">gressmeter</text:span></text:h>
      <text:p text:style-name="P21">A progress meter is a bar that indicates how much of a task has been completed. The <text:span text:style-name="T6">value</text:span> property must be in the range between 0 and 100.</text:p>
      <text:p text:style-name="Code_20_Indent"><draw:frame draw:style-name="fr7" draw:name="graphics64" text:anchor-type="paragraph" svg:x="14.984cm" svg:y="0.43cm" svg:width="2.286cm" svg:height="0.318cm" draw:z-index="60"><draw:image xlink:href="../images/100000000000006C0000000F34868BEC.png" xlink:type="simple" xlink:show="embed" xlink:actuate="onLoad"/></draw:frame><text:tab/>&lt;progressmeter value="10"/&gt;</text:p>
      <text:h text:style-name="Heading_20_3" text:outline-level="3">Slider</text:h>
      <text:p text:style-name="Text_20_body_20_indent">A slider is used to <text:span text:style-name="T2">let user specifying a value by scrolling.</text:span></text:p>
      <text:p text:style-name="Code_20_Indent"><draw:frame draw:style-name="fr7" draw:name="graphics22" text:anchor-type="paragraph" svg:x="14.96cm" svg:y="0.464cm" svg:width="2.055cm" svg:height="0.31cm" draw:z-index="29"><draw:image xlink:href="../images/100000000000006A000000106DB6D54E.png" xlink:type="simple" xlink:show="embed" xlink:actuate="onLoad"/></draw:frame>&lt;slider id="slider" onScroll="Audio.setVolume(slider.curpos)"/&gt;</text:p>
      <text:p text:style-name="P21">A slider accepts a range of value starting from 0 to 100. You could change the maximal allowed value by the <text:span text:style-name="T6">maxpos</text:span> property.</text:p>
      <text:h text:style-name="Heading_20_3" text:outline-level="3">Timer</text:h>
      <text:p text:style-name="Text_20_body_20_indent">A timer is an inv<text:span text:style-name="T2">isible component used to send the </text:span><text:span text:style-name="T7">onTimer</text:span><text:span text:style-name="T2"> event to the server at the specified time or period. You could control a timer by the </text:span><text:span text:style-name="T7">start</text:span><text:span text:style-name="T2"> and </text:span><text:span text:style-name="T7">stop</text:span><text:span text:style-name="T2"> methods.</text:span></text:p>
      <text:p text:style-name="Code_20_Indent"><draw:frame draw:style-name="fr7" draw:name="graphics23" text:anchor-type="paragraph" svg:x="12.973cm" svg:y="0.478cm" svg:width="4.44cm" svg:height="1.009cm" draw:z-index="30"><draw:image xlink:href="../images/10000000000000E50000003490E811F6.png" xlink:type="simple" xlink:show="embed" xlink:actuate="onLoad"/></draw:frame>&lt;window title="Timer demo" border="normal"&gt;</text:p>
      <text:p text:style-name="Code_20_Indent"><text:tab/>&lt;label id="now"/&gt;</text:p>
      <text:p text:style-name="Code_20_Indent"><text:tab/>&lt;timer id="timer" delay="1000" repeats="true"</text:p>
      <text:p text:style-name="Code_20_Indent"><text:tab/><text:tab/>onTimer="now.setValue(new Date().toString())"/&gt;</text:p>
      <text:p text:style-name="Code_20_Indent"><text:tab/>&lt;separator bar="true"/&gt;</text:p>
      <text:p text:style-name="Code_20_Indent"><text:tab/>&lt;button label="Stops timer" onClick="timer.stop()"/&gt;</text:p>
      <text:p text:style-name="Code_20_Indent"><text:tab/>&lt;button label="Starts timer" onClick="timer.start()"/&gt;</text:p>
      <text:p text:style-name="Code_20_Indent">&lt;/window&gt;</text:p>
      <text:h text:style-name="Heading_20_3" text:outline-level="3">Paging</text:h>
      <text:p text:style-name="Text_20_body_20_indent">A paging com<text:span text:style-name="T2">ponent is used to separate long content into multiple pages. For example, assume that you have 100 items and prefer to show 20 items at a time, then you can use the paging components as follows.</text:span></text:p>
      <text:p text:style-name="Code_20_Indent"><draw:frame draw:style-name="fr7" draw:name="graphics65" text:anchor-type="paragraph" svg:x="14.046cm" svg:y="0.383cm" svg:width="2.582cm" svg:height="0.402cm" draw:z-index="61"><draw:image xlink:href="../images/100000000000007A00000013F689AD21.png" xlink:type="simple" xlink:show="embed" xlink:actuate="onLoad"/></draw:frame>&lt;paging totalSize="100" pageSize="20"/&gt;</text:p>
      <text:p text:style-name="Text_20_body_20_indent">The<text:span text:style-name="T2">n, when a user clicks on the hyperlinks, the </text:span><text:span text:style-name="T7">onPaging</text:span><text:span text:style-name="T2"> event is sent with an instance of </text:span><text:span text:style-name="T7">org.zkoss.zul.event.PagingEvent</text:span><text:span text:style-name="T20"> </text:span><text:span text:style-name="T2">to the paging component. To decide which portion of your 100 items are visible, you shall add a listener to the paging component.</text:span></text:p>
      <text:p text:style-name="Code_20_Indent">&lt;paging id="paging"/&gt;<text:line-break/>&lt;zscript&gt;<text:line-break/><text:tab/>List result = new SearchEngine().find("ZK");<text:line-break/><text:tab/>//assume SearchEngine.find() will return a list of items.<text:line-break/><text:tab/>paging.setTotalSize(result.size());<text:line-break/><text:tab/>paging.addEventListener("onPaging", new EventListener() {<text:line-break/><text:tab/><text:tab/><text:tab/>public void onEvent(Event event) {<text:line-break/><text:tab/><text:tab/><text:tab/>int pgno = event.getPaginal().getActivePage();<text:line-break/><text:tab/><text:tab/><text:tab/>int ofs = pgno * event.getPaginal().getPageSize();<text:line-break/><text:tab/><text:tab/><text:tab/>new Viewer().redraw(result, ofs, ofs + event.getPaginal().getPageSize() - 1);<text:tab/><text:tab/><text:tab/>//assume redraw(List result, int b, int e) will display<text:line-break/><text:tab/><text:tab/><text:tab/>//from the b-th item to the e-th item<text:line-break/><text:tab/><text:tab/>}<text:line-break/><text:tab/>});<text:line-break/>&lt;/zscript&gt;</text:p>
      <text:h text:style-name="Heading_20_4" text:outline-level="4">Paging with List Boxes and Grids</text:h>
      <text:p text:style-name="Text_20_body_20_indent_20_2">The<text:span text:style-name="T2"> </text:span><text:span text:style-name="T7">listbox</text:span><text:span text:style-name="T2"> and </text:span><text:span text:style-name="T7">grid</text:span><text:span text:style-name="T2"> component support the paging intrinsically, so you don't need to specify a paging component explicitly as above, unless you want to have different visual layout or to control multiple </text:span><text:span text:style-name="T7">listbox</text:span><text:span text:style-name="T2"> and </text:span><text:span text:style-name="T7">grid</text:span><text:span text:style-name="T2"> with one paging component.</text:span></text:p>
      <text:p text:style-name="P36">Refer to the <text:span text:style-name="T3">Grids</text:span> section for more details.</text:p>
      <text:h text:style-name="Heading_20_2" text:outline-level="2">Windows</text:h>
      <text:p text:style-name="Text_20_body">A window is, like HTML DIV tag, used to group <text:span text:style-name="T2">components. Unlike other components, a window has the following characteristics.</text:span></text:p>
      <text:list text:style-name="L15">
        <text:list-item>
          <text:p text:style-name="P170">A window is an owner of an ID space. Any component contained in a window, including itself, could be found by use of the <text:span text:style-name="T6">getFellow</text:span> method, if it is assigned with an identifier.</text:p>
        </text:list-item>
        <text:list-item>
          <text:p text:style-name="P170">A window could be overlapped, popup, and embedded.</text:p>
        </text:list-item>
        <text:list-item>
          <text:p text:style-name="P170">A window could be a modal dialog.</text:p>
        </text:list-item>
      </text:list>
      <text:h text:style-name="Heading_20_3" text:outline-level="3">Titles and Captions</text:h>
      <text:p text:style-name="Text_20_body_20_indent">A window might have a title, a caption and a border. The title is specified by the <text:span text:style-name="T6">title</text:span> property. The caption is specified by declaring a child component called <text:span text:style-name="T6">caption</text:span>. All children of the <text:span text:style-name="T6">caption</text:span> component will appear to the right side of the title.</text:p>
      <text:p text:style-name="Code_20_Indent">&lt;window title="Demo" border="normal" width="350px"&gt;</text:p>
      <text:p text:style-name="Code_20_Indent"><text:tab/>&lt;caption&gt;</text:p>
      <text:p text:style-name="Code_20_Indent"><text:tab/><text:tab/>&lt;toolbarbutton label="More"/&gt;</text:p>
      <text:p text:style-name="Code_20_Indent"><text:tab/><text:tab/>&lt;toolbarbutton label="Help"/&gt;</text:p>
      <text:p text:style-name="Code_20_Indent"><text:tab/>&lt;/caption&gt;</text:p>
      <text:p text:style-name="Code_20_Indent"><text:tab/>&lt;toolbar&gt;</text:p>
      <text:p text:style-name="Code_20_Indent"><text:tab/><text:tab/>&lt;toolbarbutton label="Save"/&gt;</text:p>
      <text:p text:style-name="Code_20_Indent"><text:tab/><text:tab/>&lt;toolbarbutton label="Cancel"/&gt;</text:p>
      <text:p text:style-name="Code_20_Indent"><text:tab/>&lt;/toolbar&gt;</text:p>
      <text:p text:style-name="Code_20_Indent"><text:tab/>What is your favorite framework?</text:p>
      <text:p text:style-name="Code_20_Indent"><draw:frame draw:style-name="fr7" draw:name="graphics16" text:anchor-type="paragraph" svg:x="9.779cm" svg:y="0.31cm" svg:width="7.535cm" svg:height="1.609cm" draw:z-index="79"><draw:image xlink:href="../images/10000000000001640000004CEB4969A9.png" xlink:type="simple" xlink:show="embed" xlink:actuate="onLoad"/></draw:frame><text:tab/>&lt;radiogroup&gt;</text:p>
      <text:p text:style-name="Code_20_Indent"><text:tab/><text:tab/>&lt;radio label="ZK"/&gt;</text:p>
      <text:p text:style-name="Code_20_Indent"><text:tab/><text:tab/>&lt;radio label="JSF"/&gt;</text:p>
      <text:p text:style-name="Code_20_Indent"><text:tab/>&lt;/radiogroup&gt;</text:p>
      <text:p text:style-name="Code_20_Indent">&lt;/window&gt;<text:tab/></text:p>
      <text:p text:style-name="Text_20_body_20_indent">You could also specify a label and an image to a caption, and then the appearance is as follows.</text:p>
      <text:p text:style-name="Code_20_Indent"><draw:frame draw:style-name="fr7" draw:name="graphics29" text:anchor-type="paragraph" svg:x="13.033cm" svg:y="0.478cm" svg:width="4.339cm" svg:height="1.397cm" draw:z-index="80"><draw:image xlink:href="../images/10000000000000CD00000042FABAB4CE.png" xlink:type="simple" xlink:show="embed" xlink:actuate="onLoad"/></draw:frame>&lt;window id="win" title="Main" border="normal" width="200px"&gt;</text:p>
      <text:p text:style-name="Code_20_Indent"><text:tab/>&lt;caption image="/img/coffee.gif" label="Hi there!"/&gt;</text:p>
      <text:p text:style-name="Code_20_Indent"><text:tab/>&lt;checkbox label="Hello, World!"/&gt;</text:p>
      <text:p text:style-name="Code_20_Indent">&lt;/window&gt;</text:p>
      <text:h text:style-name="Heading_20_3" text:outline-level="3">The <text:span text:style-name="T6">closable</text:span> Property</text:h>
      <text:p text:style-name="Text_20_body_20_indent">By setting the <text:span text:style-name="T6">closable</text:span> property to true, a close button is shown for the window, such that user could close the<text:span text:style-name="T2"> window by clicking the button. Once user clicks on the </text:span><text:span text:style-name="T7">close</text:span><text:span text:style-name="T2"> button, an </text:span><text:span text:style-name="T7">onClose</text:span><text:span text:style-name="T2"> event is sent to the window. It is processed by the </text:span><text:span text:style-name="T7">onClose</text:span><text:span text:style-name="T2"> method of </text:span><text:span text:style-name="T7">Window</text:span><text:span text:style-name="T2">. Then, </text:span><text:span text:style-name="T7">onClose</text:span><text:span text:style-name="T2">, by default, detaches the window itself.</text:span></text:p>
      <text:p text:style-name="P21">You can override it to do whatever you want. Or, you registered a listener to change the default behavior. For example, you might choose to hide rather than close.</text:p>
      <text:p text:style-name="Code_20_Indent">&lt;window closable="true" title="Detach on Close" border="normal" width="200px"</text:p>
      <text:p text:style-name="Code_20_Indent">onClose="<text:span text:style-name="T15">self.visible = false; event.stopPropagation();</text:span>"&gt;</text:p>
      <text:p text:style-name="Code_20_Indent"><text:tab/>In this example, this window hides itself <text:span text:style-name="T2">when the close button is clicked.</text:span></text:p>
      <text:p text:style-name="Code_20_Indent"><draw:frame draw:style-name="fr8" draw:name="graphics82" text:anchor-type="paragraph" svg:x="13.196cm" svg:y="0.111cm" svg:width="4.36cm" svg:height="1.778cm" draw:z-index="81"><draw:image xlink:href="../images/10000000000000CE000000546D42136E.png" xlink:type="simple" xlink:show="embed" xlink:actuate="onLoad"/></draw:frame>&lt;/window&gt;</text:p>
      <text:p text:style-name="Text_20_body_20_indent">N<text:span text:style-name="T2">otice that </text:span><text:span text:style-name="T7">event.stopPropagation()</text:span><text:span text:style-name="T2"> must be called to prevent Window.onClose() being called.</text:span></text:p>
      <text:p text:style-name="Tip"><text:span text:style-name="T3">Tip</text:span>: If the<text:span text:style-name="T2"> window is a popup, the </text:span><text:span text:style-name="T7">onOpen</text:span><text:span text:style-name="T2"> event will be sent to the window with open=false, when the popup is closed due to user's clicking outside of the window, or pressing </text:span><text:span text:style-name="T7">ESC</text:span><text:span text:style-name="T2">.</text:span></text:p>
      <text:p text:style-name="P33">It is a bit confusing but <text:span text:style-name="T6">onClose</text:span> is sent to ask the server to detach or to hide the window. By default, the window is detached. Of course, the application can override it and do whatever it wants as described above.</text:p>
      <text:p text:style-name="P33">On the other hand, <text:span text:style-name="T6">onOpen</text:span> is a notification. It is sent to notify the application that the client has hidden the window. The application cannot prevent it from be hidden, or change the behavior to be detached.</text:p>
      <text:h text:style-name="Heading_20_3" text:outline-level="3">The <text:span text:style-name="T6">sizable</text:span> Property</text:h>
      <text:p text:style-name="Text_20_body_20_indent">If you allow users to resize the window, you can specify <text:span text:style-name="T7">true</text:span><text:span text:style-name="T2"> to the </text:span><text:span text:style-name="T7">sizable</text:span><text:span text:style-name="T2"> property as follows. Once allowed, users can resize the window by dragging the borders.</text:span></text:p>
      <text:p text:style-name="Code_20_Indent">&lt;window id="win" title="Sizable Window" border="normal" width="200px" <text:span text:style-name="T15">sizable="true"</text:span>&gt;</text:p>
      <text:p text:style-name="Code_20_Indent"><text:tab/>This is a sizable window.</text:p>
      <text:p text:style-name="Code_20_Indent"><text:tab/>&lt;button label="Change Sizable" onClick="win.sizable = !win.sizable"/&gt;</text:p>
      <text:p text:style-name="Code_20_Indent">&lt;/window&gt;</text:p>
      <text:h text:style-name="Heading_20_4" text:outline-level="4">The<text:span text:style-name="T2"> </text:span><text:span text:style-name="T7">onSize</text:span><text:span text:style-name="T2"> Event</text:span></text:h>
      <text:p text:style-name="P36">Once a user resizes the window, the <text:span text:style-name="T6">onSize</text:span> event is sent with an instance of <text:span text:style-name="T6">org.zkoss.zul.event.SizeEvent</text:span>. Notice that the window is resized before the<text:span text:style-name="T6"> onSize</text:span> event is sent. In other word, the event serves as a notification that you generally ignore. Of course, you can do whatever you want in the event listener.</text:p>
      <text:p text:style-name="Tip"><text:span text:style-name="T3">Not</text:span><text:span text:style-name="T4">e</text:span><text:span text:style-name="T2">: If the user drags the upper or left border, the </text:span><text:span text:style-name="T7">onMove</text:span><text:span text:style-name="T2"> event is also sent since the position is changed, too.</text:span></text:p>
      <text:h text:style-name="Heading_20_3" text:outline-level="3">The<text:span text:style-name="T2"> Style Class (</text:span><text:span text:style-name="T7">sclass</text:span><text:span text:style-name="T2">)</text:span></text:h>
      <text:p text:style-name="Text_20_body_20_indent">ZK sup<text:span text:style-name="T2">ports four different style classes for window: </text:span><text:span text:style-name="T7">embedded</text:span><text:span text:style-name="T2">, </text:span><text:span text:style-name="T7">overlapped</text:span><text:span text:style-name="T2">, </text:span><text:span text:style-name="T7">popup</text:span><text:span text:style-name="T2"> and </text:span><text:span text:style-name="T7">wndcyan</text:span><text:span text:style-name="T2">. Of course, you can add more if you want.</text:span></text:p>
      <text:p text:style-name="P21">By default, the <text:span text:style-name="T6">sclass</text:span> property is the same as the window mode, so windows in different modes appear differently. To change the appearance, simply assign a value to the <text:span text:style-name="T6">sclass</text:span> property as illustrated in the following example.</text:p>
      <text:p text:style-name="Code_20_Indent">&lt;hbox&gt;</text:p>
      <text:p text:style-name="Code_20_Indent"><text:tab/>&lt;window title="Embedded Style" border="normal" width="200px"&gt;</text:p>
      <text:p text:style-name="Code_20_Indent"><text:tab/><text:tab/>Hello, Embedded!</text:p>
      <text:p text:style-name="Code_20_Indent"><text:tab/>&lt;/window&gt;</text:p>
      <text:p text:style-name="Code_20_Indent"><text:tab/>&lt;window title="Cyan Style" <text:span text:style-name="T15">sclass="wndcyan"</text:span> border="normal" width="200px"&gt;</text:p>
      <text:p text:style-name="Code_20_Indent"><text:tab/><text:tab/>Hello, Cyan!</text:p>
      <text:p text:style-name="Code_20_Indent"><text:tab/>&lt;/window&gt;</text:p>
      <text:p text:style-name="Code_20_Indent"><text:tab/>&lt;window title="Popup Style" <text:span text:style-name="T15">sclass="popup"</text:span> border="normal" width="200px"&gt;</text:p>
      <text:p text:style-name="Code_20_Indent"><text:tab/><text:tab/>Hello, Popup!</text:p>
      <text:p text:style-name="Code_20_Indent"><text:tab/>&lt;/window&gt;</text:p>
      <text:p text:style-name="Code_20_Indent"><text:tab/>&lt;window title="Modal Style" <text:span text:style-name="T15">sclass="modal"</text:span> border="normal" width="200px"&gt;</text:p>
      <text:p text:style-name="Code_20_Indent"><text:tab/><text:tab/>Hello, Modal!</text:p>
      <text:p text:style-name="Code_20_Indent"><text:tab/>&lt;/window&gt;</text:p>
      <text:p text:style-name="Code_20_Indent">&lt;/hbox&gt;</text:p>
      <text:p text:style-name="Standard"><draw:frame draw:style-name="fr4" draw:name="graphics83" text:anchor-type="paragraph" svg:x="2.316cm" svg:y="0.116cm" svg:width="15cm" svg:height="0.921cm" draw:z-index="83"><draw:image xlink:href="../images/100000000000033B0000003395A4C925.png" xlink:type="simple" xlink:show="embed" xlink:actuate="onLoad"/></draw:frame></text:p>
      <text:h text:style-name="Heading_20_3" text:outline-level="3">The <text:span text:style-name="T6">contentStyle</text:span> Property</text:h>
      <text:p text:style-name="Text_20_body_20_indent">You can cus<text:span text:style-name="T2">tomize the look and feel of the content block of the window by specifying the </text:span><text:span text:style-name="T7">contentStyle</text:span><text:span text:style-name="T2"> property.</text:span></text:p>
      <text:p text:style-name="Code_20_Indent_20_2"><draw:frame draw:style-name="fr7" draw:name="graphics84" text:anchor-type="paragraph" svg:x="13.093cm" svg:y="0.681cm" svg:width="4.297cm" svg:height="1.058cm" draw:z-index="85"><draw:image xlink:href="../images/10000000000000CB0000003292CB8174.png" xlink:type="simple" xlink:show="embed" xlink:actuate="onLoad"/></draw:frame>&lt;window title="My Window" border="normal" width="200px" <text:span text:style-name="T15">contentStyle="background:yellow"</text:span>&gt;</text:p>
      <text:p text:style-name="Code_20_Indent_20_2"><text:tab/>Hello, World!</text:p>
      <text:p text:style-name="Code_20_Indent_20_2">&lt;/window&gt;</text:p>
      <text:h text:style-name="Heading_20_4" text:outline-level="4">Scr<text:span text:style-name="T2">ollable Window</text:span></text:h>
      <text:p text:style-name="P36">A typical use of <text:span text:style-name="T6">contentStyle</text:span> is to make a window scrollable as follows.</text:p>
      <text:p text:style-name="Code_20_Indent_20_2">&lt;window id="win" title="Hi" width="150px" height="100px" <text:span text:style-name="T15">contentStyle="overflow:auto"</text:span> border="normal"&gt;</text:p>
      <text:p text:style-name="Code_20_Indent_20_2">This is a long line to spead over several lines, and more content to display.</text:p>
      <text:p text:style-name="Code_20_Indent_20_2"><draw:frame draw:style-name="fr7" draw:name="graphics85" text:anchor-type="paragraph" svg:x="13.995cm" svg:y="0.22cm" svg:width="3.302cm" svg:height="2.201cm" draw:z-index="86"><draw:image xlink:href="../images/100000000000009C0000006819656516.png" xlink:type="simple" xlink:show="embed" xlink:actuate="onLoad"/></draw:frame>Finally, the scrollbar becomes visible.</text:p>
      <text:p text:style-name="Code_20_Indent_20_2">This is another line.</text:p>
      <text:p text:style-name="Code_20_Indent_20_2">&lt;/window&gt;</text:p>
      <text:p text:style-name="Code_20_Indent_20_2"/>
      <text:h text:style-name="Heading_20_3" text:outline-level="3">Borders</text:h>
      <text:p text:style-name="Text_20_body_20_indent">The <text:span text:style-name="T6">border</text:span> property specifies whether to display a border for window. <text:span text:style-name="T2">The default style sheets support only</text:span> <text:span text:style-name="T6">normal</text:span> and <text:span text:style-name="T6">none</text:span>. <text:s/>The<text:span text:style-name="T2"> default value is </text:span><text:span text:style-name="T7">none</text:span><text:span text:style-name="T2">. </text:span></text:p>
      <text:p text:style-name="P21">Of course, you can provide additional style class. For example,</text:p>
      <text:p text:style-name="Code_20_Indent">&lt;zk&gt;</text:p>
      <text:p text:style-name="Code_20_Indent"><text:tab/>&lt;style&gt;</text:p>
      <text:p text:style-name="Code_20_Indent"><text:tab/>div.wc-embedded-<text:span text:style-name="T15">dash</text:span> {</text:p>
      <text:p text:style-name="Code_20_Indent"><text:tab/>padding: 2px; border: 3px dashed #aab;</text:p>
      <text:p text:style-name="Code_20_Indent"><text:tab/>}</text:p>
      <text:p text:style-name="Code_20_Indent"><text:tab/>&lt;/style&gt;</text:p>
      <text:p text:style-name="Code_20_Indent"><text:tab/>&lt;window title="My Window" border="<text:span text:style-name="T15">dash</text:span>" width="200px"&gt;</text:p>
      <text:p text:style-name="Code_20_Indent"><draw:frame draw:style-name="fr7" draw:name="graphics30" text:anchor-type="paragraph" svg:x="13.109cm" svg:y="0.078cm" svg:width="4.339cm" svg:height="1.058cm" draw:z-index="82"><draw:image xlink:href="../images/10000000000000CD000000339BF9C5F9.png" xlink:type="simple" xlink:show="embed" xlink:actuate="onLoad"/></draw:frame><text:tab/>Hello, World!</text:p>
      <text:p text:style-name="Code_20_Indent"><text:tab/>&lt;/window&gt;</text:p>
      <text:p text:style-name="Code_20_Indent">&lt;/zk&gt;</text:p>
      <text:p text:style-name="Text_20_body_20_indent">where <text:span text:style-name="T6">wc-embedded-dash</text:span> def<text:span text:style-name="T2">ines the style of the inner box of the window. The style class is named by concatenating </text:span><text:span text:style-name="T7">wc</text:span><text:span text:style-name="T7"><text:note text:id="ftn35" text:note-class="footnote"><text:note-citation>35</text:note-citation><text:note-body><text:p text:style-name="Footnote"><text:span text:style-name="T6">wc</text:span> for window con<text:span text:style-name="T2">tent, while </text:span><text:span text:style-name="T7">wt</text:span><text:span text:style-name="T2"> for window title.</text:span></text:p></text:note-body></text:note></text:span><text:span text:style-name="T2">, the </text:span><text:span text:style-name="T7">sclass</text:span><text:span text:style-name="T2"> property and the </text:span><text:span text:style-name="T7">border</text:span><text:span text:style-name="T2"> property together and separating them with dash (-). In this example, </text:span><text:span text:style-name="T7">sclass</text:span><text:span text:style-name="T2"> is </text:span><text:span text:style-name="T7">embedded</text:span><text:span text:style-name="T2"> since it is an embedded window and no explicit </text:span><text:span text:style-name="T7">sclass</text:span><text:span text:style-name="T2"> is assigned (so the default </text:span><text:span text:style-name="T7">sclass</text:span><text:span text:style-name="T2"> is used).</text:span></text:p>
      <text:h text:style-name="Heading_20_3" text:outline-level="3">Ove<text:span text:style-name="T2">rlapped, Popup, Modal, Highlighted and Embedded</text:span></text:h>
      <text:p text:style-name="P21">A window could be in one of four different modes: overlapped, popup, modal, highlighted and embedded. By default, it is in the embedded mode. You could change the mode by use of the <text:span text:style-name="T6">doOverlapped</text:span>, <text:span text:style-name="T6">doPopup</text:span>, <text:span text:style-name="T6">doModal</text:span>, <text:span text:style-name="T6">doHighlighted</text:span>, and <text:span text:style-name="T6">doEmbedded</text:span> methods, depicted as follows.</text:p>
      <text:p text:style-name="Code_20_Indent">&lt;zk&gt;</text:p>
      <text:p text:style-name="Code_20_Indent"><text:tab/>&lt;window id="win" title="Hi!" border="normal" width="200px"&gt;</text:p>
      <text:p text:style-name="Code_20_Indent"><text:tab/><text:tab/>&lt;caption&gt;</text:p>
      <text:p text:style-name="Code_20_Indent"><text:tab/><text:tab/><text:tab/>&lt;toolbarbutton label="Close" onClick="win.setVisible(false)"/&gt;</text:p>
      <text:p text:style-name="Code_20_Indent"><text:tab/><text:tab/>&lt;/caption&gt;</text:p>
      <text:p text:style-name="Code_20_Indent"><text:tab/><text:tab/>&lt;checkbox label="Hello, Wolrd!"/&gt;</text:p>
      <text:p text:style-name="Code_20_Indent"><text:tab/>&lt;/window&gt;</text:p>
      <text:p text:style-name="Code_20_Indent"><text:tab/></text:p>
      <text:p text:style-name="Code_20_Indent"><text:tab/>&lt;button label="Overlap" onClick="win.doOverlapped();"/&gt;</text:p>
      <text:p text:style-name="Code_20_Indent"><text:tab/>&lt;button label="Popup" onClick="win.doPopup();"/&gt;</text:p>
      <text:p text:style-name="Code_20_Indent"><text:tab/>&lt;button label="Modal" onClick="win.doModal();"/&gt;</text:p>
      <text:p text:style-name="Code_20_Indent"><text:tab/>&lt;button label="Embed" onClick="win.doEmbedded();"/&gt;</text:p>
      <text:p text:style-name="Code_20_Indent"><text:tab/>&lt;button label="Highlighted" onClick="win.doHighlighed();"/&gt;</text:p>
      <text:p text:style-name="Code_20_Indent">&lt;/zk&gt;</text:p>
      <text:h text:style-name="P72" text:outline-level="4">Embedded</text:h>
      <text:p text:style-name="P36">An embedded window is placed inline with other components. In this mode, you cannot change its position, since the position is decided by the browser.</text:p>
      <text:h text:style-name="Heading_20_4" text:outline-level="4">Ove<text:span text:style-name="T2">rlapped</text:span></text:h>
      <text:p text:style-name="P36">An overlapped window is overlapped with other components, such that users could drag it around and developer could set its position by the <text:span text:style-name="T6">setLeft</text:span> and <text:span text:style-name="T6">setTop</text:span> methods.</text:p>
      <text:p text:style-name="P36">In addition to <text:span text:style-name="T6">doOverlapped</text:span>, you can use the <text:span text:style-name="T6">mode</text:span> property as follows.</text:p>
      <text:p text:style-name="Code_20_Indent_20_2">&lt;window title="My Overlapped" width="300px" <text:span text:style-name="T42">mode="overlapped"</text:span>&gt;</text:p>
      <text:p text:style-name="Code_20_Indent_20_2">&lt;/window&gt;</text:p>
      <text:h text:style-name="Heading_20_4" text:outline-level="4">Popup</text:h>
      <text:p text:style-name="P36">A popup window is similar to overlapped windows, except it is automatically closed when user clicks on any component other than the popup window itself or any of its descendants. As its name suggested, it is designed to implement popup windows.</text:p>
      <text:h text:style-name="Heading_20_4" text:outline-level="4">Mod<text:span text:style-name="T2">al</text:span></text:h>
      <text:p text:style-name="P36">A modal window (aka., a modal dialog) is similar to the overlapped windows, except it suspends the execution until one of the <text:span text:style-name="T6">endModal</text:span>, <text:span text:style-name="T6">doEmbedded</text:span>, <text:span text:style-name="T6">doOverlapped</text:span>, <text:span text:style-name="T6">doHighlighted</text:span>, and <text:span text:style-name="T6">doPopup</text:span> methods is called.</text:p>
      <text:p text:style-name="P36">In addition to suspending the execution, it disables components not belonging to the modal window.</text:p>
      <text:p text:style-name="P36">A modal window is positioned automatically at the center of the browser, so you cannot control its position.</text:p>
      <text:h text:style-name="Heading_20_4" text:outline-level="4">Highlighted</text:h>
      <text:p text:style-name="P36">A highlighted window is similar to the overlapped windows, except the visual effect is the same as the modal windows. In other words, a highlighted window is positioned at the center of the browsers, and components not belonging to the highlighted window are disabled.</text:p>
      <text:p text:style-name="P36">However, it does <text:span text:style-name="T27">not</text:span><text:span text:style-name="T31"> suspend the execution. Like the overlapped windows, the execution continues to the next statement once the mode is changed. For example, </text:span><text:span text:style-name="T13">f1()</text:span><text:span text:style-name="T31"> is called only after </text:span><text:span text:style-name="T13">win1</text:span><text:span text:style-name="T31"> is closed, while </text:span><text:span text:style-name="T13">g()</text:span><text:span text:style-name="T31"> is called immediately after </text:span><text:span text:style-name="T13">win2</text:span><text:span text:style-name="T31"> becomes highlighted.</text:span></text:p>
      <text:p text:style-name="Code_20_Indent_20_2">win1.doModal(); //the exe<text:span text:style-name="T2">cution is suspended until win1 is closed</text:span></text:p>
      <text:p text:style-name="P74">f1();</text:p>
      <text:p text:style-name="Code_20_Indent_20_2"/>
      <text:p text:style-name="Code_20_Indent_20_2">win2.doHighlighted(); //the execution won't be suspended</text:p>
      <text:p text:style-name="Code_20_Indent_20_2">g1()</text:p>
      <text:p text:style-name="Text_20_body_20_indent_20_2">The<text:span text:style-name="T2"> highlighted window is aimed to substitute the modal window, if you prefer not to use or suspend the event processing thread. Refer to the </text:span><text:span text:style-name="T4">Use the Servlet Thread to Process Events</text:span><text:span text:style-name="T2"> section in the </text:span><text:span text:style-name="T4">Advanced Features</text:span><text:span text:style-name="T2"> chapter.</text:span></text:p>
      <text:h text:style-name="Heading_20_4" text:outline-level="4">Modal Windows and Event Listeners</text:h>
      <text:p text:style-name="Text_20_body_20_indent_20_2"><text:span text:style-name="T2">Unlike other modes, you can </text:span><text:span text:style-name="T28">only</text:span><text:span text:style-name="T2"> put a window into the </text:span><text:span text:style-name="T28">modal</text:span><text:span text:style-name="T2"> mode in an event listener. In other words, you can invoke </text:span><text:span text:style-name="T7">doModal()</text:span><text:span text:style-name="T2"> or </text:span><text:span text:style-name="T7">setMode("modal")</text:span><text:span text:style-name="T2"> in an event listener.</text:span></text:p>
      <text:p text:style-name="Code_20_Indent_20_2">&lt;zk&gt;</text:p>
      <text:p text:style-name="Code_20_Indent_20_2"><text:tab/>&lt;window id="wnd" title="My Modal" visible="false" width="300px"&gt;</text:p>
      <text:p text:style-name="Code_20_Indent_20_2"><text:tab/><text:tab/>&lt;button label="close" onClick="wnd.visible = false"/&gt;</text:p>
      <text:p text:style-name="Code_20_Indent_20_2"><text:tab/>&lt;/window&gt;</text:p>
      <text:p text:style-name="Code_20_Indent_20_2"><text:tab/>&lt;button label="do it" onClick="wnd.doModal()"/&gt;</text:p>
      <text:p text:style-name="Code_20_Indent_20_2">&lt;/zk&gt;</text:p>
      <text:p text:style-name="P36">On the other hand, the following is wrong if it executes in <text:span text:style-name="T27">the Component Creation Phase</text:span><text:span text:style-name="T27"><text:note text:id="ftn36" text:note-class="footnote"><text:note-citation>36</text:note-citation><text:note-body><text:p text:style-name="Footnote">Ref<text:span text:style-name="T2">er to the </text:span><text:span text:style-name="T4">Component Lifecycle</text:span><text:span text:style-name="T2"> chapter.</text:span></text:p></text:note-body></text:note></text:span>.</text:p>
      <text:p text:style-name="Code_20_Indent_20_2">//t1.zul</text:p>
      <text:p text:style-name="Code_20_Indent_20_2">&lt;window title="My Modal" width="300px" closable="true" <text:span text:style-name="T42">mode="modal"</text:span>&gt;</text:p>
      <text:p text:style-name="Code_20_Indent_20_2">&lt;/window&gt;</text:p>
      <text:p text:style-name="P36"><draw:frame draw:style-name="fr13" draw:name="graphics69" text:anchor-type="paragraph" svg:width="15.76cm" svg:height="9.372cm" draw:z-index="69"><draw:image xlink:href="../images/10000000000005110000034A677D3288.png" xlink:type="simple" xlink:show="embed" xlink:actuate="onLoad"/></draw:frame>It will cause the following result<text:note text:id="ftn37" text:note-class="footnote"><text:note-citation>37</text:note-citation><text:note-body><text:p text:style-name="Footnote">Ass<text:span text:style-name="T2">ume Tomcat is used.</text:span></text:p></text:note-body></text:note> if you browse it directly.</text:p>
      <text:p text:style-name="Text_20_body_20_indent_20_2">The<text:span text:style-name="T2"> following codes will cause the same result.</text:span></text:p>
      <text:p text:style-name="Code_20_Indent_20_2">//t2.zul</text:p>
      <text:p text:style-name="Code_20_Indent_20_2">&lt;window title="My Modal" width="300px" closable="true"&gt;</text:p>
      <text:p text:style-name="Code_20_Indent_20_2"><text:tab/>&lt;zscript&gt;</text:p>
      <text:p text:style-name="Code_20_Indent_20_2"><text:tab/><text:tab/>self.doModal();</text:p>
      <text:p text:style-name="Code_20_Indent_20_2"><text:tab/>&lt;/zscript&gt;</text:p>
      <text:p text:style-name="Code_20_Indent_20_2">&lt;/window&gt;</text:p>
      <text:p text:style-name="P36">If you need to create a modal window in page loading, you can post the <text:span text:style-name="T6">onModal</text:span> event as follows.</text:p>
      <text:p text:style-name="Code_20_Indent_20_2">//t3.zul</text:p>
      <text:p text:style-name="Code_20_Indent_20_2">&lt;window title="My Modal" width="300px" closable="true"&gt;</text:p>
      <text:p text:style-name="Code_20_Indent_20_2"><text:tab/>&lt;zscript&gt;</text:p>
      <text:p text:style-name="Code_20_Indent_20_2"><text:tab/>Events.postEvent("onModal", self, null);</text:p>
      <text:p text:style-name="Code_20_Indent_20_2"><text:tab/>&lt;/zscript&gt;</text:p>
      <text:p text:style-name="Code_20_Indent_20_2">&lt;/window&gt;</text:p>
      <text:p text:style-name="Text_20_body_20_indent_20_2"><text:span text:style-name="T3">Not</text:span><text:span text:style-name="T4">e</text:span><text:span text:style-name="T2">: the following codes execute correctly even if </text:span><text:span text:style-name="T7">t1.zul</text:span><text:span text:style-name="T2"> sets the window's mode to modal directly (as shown above). Why? It executes in an event listener (for </text:span><text:span text:style-name="T7">onClick</text:span><text:span text:style-name="T2">).</text:span></text:p>
      <text:p text:style-name="Code_20_Indent_20_2">&lt;button label="do it"&gt;</text:p>
      <text:p text:style-name="Code_20_Indent_20_2"><text:tab/>&lt;attribute name="onClick"&gt;</text:p>
      <text:p text:style-name="Code_20_Indent_20_2"><text:tab/>Executions.createComponents("t1.zul", null, null);</text:p>
      <text:p text:style-name="Code_20_Indent_20_2"><text:tab/><text:tab/>//it loads t1.zul in this eve<text:span text:style-name="T2">nt listener for onClick</text:span></text:p>
      <text:p text:style-name="Code_20_Indent_20_2"><text:tab/>&lt;/attribute&gt;</text:p>
      <text:p text:style-name="Code_20_Indent_20_2">&lt;/button&gt;</text:p>
      <text:h text:style-name="Heading_20_3" text:outline-level="3">The <text:span text:style-name="T6">position</text:span> Property</text:h>
      <text:p text:style-name="Text_20_body_20_indent">In add<text:span text:style-name="T2">ition to the </text:span><text:span text:style-name="T7">left</text:span><text:span text:style-name="T2"> and </text:span><text:span text:style-name="T7">top</text:span><text:span text:style-name="T2"> properties, you can control the position of an overlapped/popup/modal window by use of the </text:span><text:span text:style-name="T7">position</text:span><text:span text:style-name="T2"> property. For example, the following code snippet positions the window to the right-bottom corner.</text:span></text:p>
      <text:p text:style-name="Code_20_Indent">&lt;window width="300px" mod<text:span text:style-name="T2">e="overlapped"</text:span> <text:span text:style-name="T15">pos</text:span><text:span text:style-name="T16">ition="right,bottom"</text:span><text:span text:style-name="T2">&gt;</text:span></text:p>
      <text:p text:style-name="Code_20_Indent">...</text:p>
      <text:p text:style-name="P21">The value of the <text:span text:style-name="T6">position</text:span> property can be a combination of the following constants by separating them with comma (<text:span text:style-name="T6">,</text:span>).</text:p>
      <table:table table:name="Table39" table:style-name="Table39">
        <table:table-column table:style-name="Table39.A"/>
        <table:table-column table:style-name="Table39.B"/>
        <table:table-header-rows>
          <table:table-row>
            <table:table-cell table:style-name="Table39.A1" office:value-type="string">
              <text:p text:style-name="Table_20_Heading">Con<text:span text:style-name="T2">stant</text:span></text:p>
            </table:table-cell>
            <table:table-cell table:style-name="Table39.B1" office:value-type="string">
              <text:p text:style-name="Table_20_Heading">Des<text:span text:style-name="T2">cription</text:span></text:p>
            </table:table-cell>
          </table:table-row>
        </table:table-header-rows>
        <table:table-row>
          <table:table-cell table:style-name="Table39.A2" office:value-type="string">
            <text:p text:style-name="P52">center</text:p>
          </table:table-cell>
          <table:table-cell table:style-name="Table39.B2" office:value-type="string">
            <text:p text:style-name="Table_20_Contents">Pos<text:span text:style-name="T2">ition the window at the center. If </text:span><text:span text:style-name="T7">left</text:span><text:span text:style-name="T2"> or </text:span><text:span text:style-name="T7">right</text:span><text:span text:style-name="T2"> is also specified, it means the vertical center. If </text:span><text:span text:style-name="T7">top</text:span><text:span text:style-name="T2"> or </text:span><text:span text:style-name="T7">bottom</text:span><text:span text:style-name="T2"> is also specified, it means the horizontal center. If none of </text:span><text:span text:style-name="T7">left</text:span><text:span text:style-name="T2">, </text:span><text:span text:style-name="T7">right</text:span><text:span text:style-name="T2">, </text:span><text:span text:style-name="T7">top</text:span><text:span text:style-name="T2"> and </text:span><text:span text:style-name="T7">bottom</text:span><text:span text:style-name="T2"> is specified, it means the center in both directions.</text:span></text:p>
            <text:p text:style-name="P50">Both the <text:span text:style-name="T6">left</text:span> and <text:span text:style-name="T6">top</text:span> property are ignored.</text:p>
          </table:table-cell>
        </table:table-row>
        <table:table-row>
          <table:table-cell table:style-name="Table39.A2" office:value-type="string">
            <text:p text:style-name="P52">left</text:p>
          </table:table-cell>
          <table:table-cell table:style-name="Table39.B2" office:value-type="string">
            <text:p text:style-name="Table_20_Contents">Pos<text:span text:style-name="T2">ition the window at the left edge.</text:span></text:p>
            <text:p text:style-name="P50">The <text:span text:style-name="T6">left</text:span> property is ignored.</text:p>
          </table:table-cell>
        </table:table-row>
        <table:table-row>
          <table:table-cell table:style-name="Table39.A2" office:value-type="string">
            <text:p text:style-name="P52">right</text:p>
          </table:table-cell>
          <table:table-cell table:style-name="Table39.B2" office:value-type="string">
            <text:p text:style-name="Table_20_Contents">Pos<text:span text:style-name="T2">ition the window at the right edge.</text:span></text:p>
            <text:p text:style-name="P50">The <text:span text:style-name="T6">left</text:span> property is ignored.</text:p>
          </table:table-cell>
        </table:table-row>
        <table:table-row>
          <table:table-cell table:style-name="Table39.A2" office:value-type="string">
            <text:p text:style-name="P52">top</text:p>
          </table:table-cell>
          <table:table-cell table:style-name="Table39.B2" office:value-type="string">
            <text:p text:style-name="Table_20_Contents">Pos<text:span text:style-name="T2">ition the window at the top.</text:span></text:p>
            <text:p text:style-name="P50">The <text:span text:style-name="T6">top</text:span> property is ignored.</text:p>
          </table:table-cell>
        </table:table-row>
        <table:table-row>
          <table:table-cell table:style-name="Table39.A2" office:value-type="string">
            <text:p text:style-name="P52">bottom</text:p>
          </table:table-cell>
          <table:table-cell table:style-name="Table39.B2" office:value-type="string">
            <text:p text:style-name="Table_20_Contents">Pos<text:span text:style-name="T2">ition the window at the bottom.</text:span></text:p>
            <text:p text:style-name="P50">The <text:span text:style-name="T6">top</text:span> property is ignored.</text:p>
          </table:table-cell>
        </table:table-row>
      </table:table>
      <text:p text:style-name="P21">By default, its value is null. That is, the overlapped and popup window is positioned by the <text:span text:style-name="T6">left</text:span> and <text:span text:style-name="T6">top</text:span> properties, while the modal window is positioned at the center.</text:p>
      <text:h text:style-name="Heading_20_3" text:outline-level="3">Common Dialogs</text:h>
      <text:p text:style-name="Text_20_body_20_indent">The<text:span text:style-name="T2"> XUL component set supports the following common dialogs to simplify some common tasks.</text:span></text:p>
      <text:h text:style-name="P73" text:outline-level="4">The Message Box</text:h>
      <text:p text:style-name="Text_20_body_20_indent_20_2"><text:span text:style-name="T19">The </text:span><text:span text:style-name="T6">org.zkoss.zul.Messagebox</text:span><text:span text:style-name="T19"> class pro</text:span><text:span text:style-name="T20">vides a</text:span> set of utilities to show message boxes<text:span text:style-name="T2">. It is typically used to alert user when an error occurs, or to prompt user for an decision.</text:span></text:p>
      <text:p text:style-name="Code_20_Indent_20_2">if (Messagebox.show("Remove this file?", "Remove?", Messagebox.YES | Messagebox.NO, Messagebox.QUESTION) == Messagebox.YES) {</text:p>
      <text:p text:style-name="Code_20_Indent_20_2"><text:tab/>...//remove the<text:span text:style-name="T2"> file</text:span></text:p>
      <text:p text:style-name="P74">}</text:p>
      <text:p text:style-name="Text_20_body_20_indent_20_2">Since it is com<text:span text:style-name="T2">mon to alert user for an error, a global function called </text:span><text:span text:style-name="T7">alert</text:span><text:span text:style-name="T2"> is added for zscript. The </text:span><text:span text:style-name="T7">alert</text:span><text:span text:style-name="T2"> function is a shortcut of the </text:span><text:span text:style-name="T7">show</text:span><text:span text:style-name="T2"> method in the </text:span><text:span text:style-name="T7">Messagebox</text:span><text:span text:style-name="T2"> class. In other words, The following two statements are equivalent.</text:span></text:p>
      <text:p text:style-name="Code_20_Indent_20_2">alert("Wrong");</text:p>
      <text:p text:style-name="Code_20_Indent_20_2">Messagebox.show("Wrong");</text:p>
      <text:p text:style-name="Text_20_body_20_indent_20_2">Not<text:span text:style-name="T2">ice that </text:span><text:span text:style-name="T7">Messagebox</text:span><text:span text:style-name="T2"> is a modal window so it shares the same constraint: executable only in an event listener. Thus, the following codes will fail. Refer to the </text:span><text:span text:style-name="T4">Modal Windows and Event Listeners</text:span><text:span text:style-name="T2"> section above for more descriptions.</text:span></text:p>
      <text:p text:style-name="Code_20_Indent_20_2">&lt;window title="Messagebox not allowed in paging loading"&gt;</text:p>
      <text:p text:style-name="Code_20_Indent_20_2"><text:tab/>&lt;zscript&gt;</text:p>
      <text:p text:style-name="Code_20_Indent_20_2"><text:tab/>//failed since show cannot be called in paging loading</text:p>
      <text:p text:style-name="Code_20_Indent_20_2"><text:tab/>if (Messagebox.show("Redirect?", "Redirect?",</text:p>
      <text:p text:style-name="Code_20_Indent_20_2"><text:tab/>Messagebox.YES | Messagebox.NO, Messagebox.QUESTION) == Messagebox.YES)</text:p>
      <text:p text:style-name="Code_20_Indent_20_2"><text:tab/><text:tab/>Exe<text:span text:style-name="T2">cutions.sendRedirect("another.zul");</text:span></text:p>
      <text:p text:style-name="Code_20_Indent_20_2"><text:tab/>&lt;/zscript&gt;</text:p>
      <text:p text:style-name="Code_20_Indent_20_2">&lt;/window&gt;</text:p>
      <text:h text:style-name="P73" text:outline-level="4">The File Upload Dialog</text:h>
      <text:p text:style-name="Text_20_body_20_indent_20_2"><text:span text:style-name="T19">The </text:span><text:span text:style-name="T6">org.zkoss.zul.Fileupload</text:span><text:span text:style-name="T19"> class pro</text:span><text:span text:style-name="T20">vides a set of </text:span><text:span text:style-name="T2">utilities to prompt a user for uploading file(s) from the client to the server. Once of the </text:span><text:span text:style-name="T7">get</text:span><text:span text:style-name="T2"> methods is called, a file upload dialog is shown at the browser to prompt the user for specifying file(s) for uploading. It won't return until user has uploaded a file or presses the cancel button.</text:span></text:p>
      <text:p text:style-name="Code_20_Indent_20_2">&lt;window title="Fileupload Demo" border="normal"&gt;</text:p>
      <text:p text:style-name="Code_20_Indent_20_2"><text:tab/>&lt;image id="image"/&gt;</text:p>
      <text:p text:style-name="Code_20_Indent_20_2"><text:tab/>&lt;button label="Upload"&gt;</text:p>
      <text:p text:style-name="Code_20_Indent_20_2"><text:tab/><text:tab/>&lt;attribute name="onClick"&gt;{</text:p>
      <text:p text:style-name="Code_20_Indent_20_2"><text:tab/><text:tab/><text:tab/>Object media = Fileupload.get();</text:p>
      <text:p text:style-name="Code_20_Indent_20_2"><text:tab/><text:tab/><text:tab/>if (media instanceof org.zkoss.image.Image)</text:p>
      <text:p text:style-name="Code_20_Indent_20_2"><text:tab/><text:tab/><text:tab/><text:tab/>image.setContent(media);</text:p>
      <text:p text:style-name="Code_20_Indent_20_2"><text:tab/><text:tab/><text:tab/>else if (media != null)</text:p>
      <text:p text:style-name="Code_20_Indent_20_2"><text:tab/><text:tab/><text:tab/><text:tab/>Messagebox.show("Not an image: "+media, "Error",</text:p>
      <text:p text:style-name="Code_20_Indent_20_2"><text:tab/><text:tab/><text:tab/><text:tab/><text:tab/>Messagebox.OK, Messagebox.ERROR);</text:p>
      <text:p text:style-name="Code_20_Indent_20_2"><text:tab/><text:tab/>}&lt;/attribute&gt;</text:p>
      <text:p text:style-name="Code_20_Indent_20_2"><text:tab/>&lt;/button&gt;</text:p>
      <text:p text:style-name="Code_20_Indent_20_2"><draw:frame draw:style-name="fr14" draw:name="graphics24" text:anchor-type="paragraph" svg:x="3.311cm" svg:y="0.58cm" svg:width="9.999cm" svg:height="4.09cm" draw:z-index="87"><draw:image xlink:href="../images/10000000000002C800000125B9E0AAC1.png" xlink:type="simple" xlink:show="embed" xlink:actuate="onLoad"/></draw:frame>&lt;/window&gt;</text:p>
      <text:h text:style-name="Heading_20_5" text:outline-level="5">Upload Mul<text:span text:style-name="T2">tiple Files at Once</text:span></text:h>
      <text:p text:style-name="Text_20_body_20_indent_20_3">If you allow users to upload mul<text:span text:style-name="T2">tiple files at once, you can specify the maximal allowed number as follows.</text:span></text:p>
      <text:p text:style-name="Code_20_Indent_20_3">&lt;window title="fileupload demo" border="normal"&gt;</text:p>
      <text:p text:style-name="Code_20_Indent_20_3"><text:tab/>&lt;button label="Upload"&gt;</text:p>
      <text:p text:style-name="Code_20_Indent_20_3"><text:tab/><text:tab/>&lt;attribute name="onClick"&gt;&lt;![CDATA[{</text:p>
      <text:p text:style-name="Code_20_Indent_20_3"><text:tab/>Object media = <text:span text:style-name="T15">Fileupload.get(5)</text:span>;</text:p>
      <text:p text:style-name="Code_20_Indent_20_3"><text:tab/>if (media != null)</text:p>
      <text:p text:style-name="Code_20_Indent_20_3"><text:tab/><text:tab/>for (int j = 0; j &lt; media.length; ++j) {</text:p>
      <text:p text:style-name="Code_20_Indent_20_3"><text:tab/><text:tab/><text:tab/>if (media[j] instanceof org.zkoss.image.Image) {</text:p>
      <text:p text:style-name="Code_20_Indent_20_3"><text:tab/><text:tab/><text:tab/><text:tab/>Image image = new Image();</text:p>
      <text:p text:style-name="Code_20_Indent_20_3"><text:tab/><text:tab/><text:tab/><text:tab/>image.setContent(media[j]);</text:p>
      <text:p text:style-name="Code_20_Indent_20_3"><text:tab/><text:tab/><text:tab/><text:tab/>image.setParent(pics);</text:p>
      <text:p text:style-name="Code_20_Indent_20_3"><text:tab/><text:tab/><text:tab/>} else if (media[j] != null) {</text:p>
      <text:p text:style-name="Code_20_Indent_20_3"><text:tab/><text:tab/><text:tab/><text:tab/>Messagebox.show("Not an image: "+media[j], "Error",</text:p>
      <text:p text:style-name="Code_20_Indent_20_3"><draw:frame draw:style-name="fr7" draw:name="graphics79" text:anchor-type="paragraph" svg:x="9.687cm" svg:y="0.589cm" svg:width="7.684cm" svg:height="4.953cm" draw:z-index="84"><draw:image xlink:href="../images/100000000000016B000000EAA87608DF.png" xlink:type="simple" xlink:show="embed" xlink:actuate="onLoad"/></draw:frame><text:tab/><text:tab/><text:tab/><text:tab/><text:tab/>Messagebox.OK, Messagebox.ERROR);</text:p>
      <text:p text:style-name="Code_20_Indent_20_3"><text:tab/><text:tab/><text:tab/>}</text:p>
      <text:p text:style-name="Code_20_Indent_20_3"><text:tab/><text:tab/>}</text:p>
      <text:p text:style-name="Code_20_Indent_20_3"><text:tab/><text:tab/>}]]&gt;&lt;/attribute&gt;</text:p>
      <text:p text:style-name="Code_20_Indent_20_3"><text:tab/>&lt;/button&gt;</text:p>
      <text:p text:style-name="Code_20_Indent_20_3"><text:tab/>&lt;vbox id="pics"/&gt;</text:p>
      <text:p text:style-name="Code_20_Indent_20_3">&lt;/window&gt;</text:p>
      <text:h text:style-name="Heading_20_4" text:outline-level="4">The<text:span text:style-name="T2"> </text:span><text:span text:style-name="T7">fileupload</text:span><text:span text:style-name="T2"> Component</text:span></text:h>
      <text:p text:style-name="Text_20_body_20_indent_20_2">The fileupload component is not a modal dialog. Rather, it is a component, so it is placed inline with other components.</text:p>
      <text:p text:style-name="Tip">Not<text:span text:style-name="T2">e: In addition to providing the static </text:span><text:span text:style-name="T7">get</text:span><text:span text:style-name="T2"> methods for opening the file upload dialogs, </text:span><text:span text:style-name="T7">org.zkoss.zul.Fileupload</text:span><text:span text:style-name="T2"> itself is a component. It is the so-called </text:span><text:span text:style-name="T7">fileuplod</text:span><text:span text:style-name="T2"> component.</text:span></text:p>
      <text:p text:style-name="Text_20_body_20_indent_20_2"><draw:frame draw:style-name="fr8" draw:name="graphics89" text:anchor-type="paragraph" svg:x="12.566cm" svg:y="0.235cm" svg:width="5.001cm" svg:height="1.739cm" draw:z-index="91"><draw:image xlink:href="../images/10000000000001130000004F6BCA5979.png" xlink:type="simple" xlink:show="embed" xlink:actuate="onLoad"/></draw:frame>For<text:span text:style-name="T2"> example,</text:span></text:p>
      <text:p text:style-name="Code_20_Indent_20_2">&lt;image id="img"/&gt;</text:p>
      <text:p text:style-name="Code_20_Indent_20_2">Upload your hot shot:</text:p>
      <text:p text:style-name="Code_20_Indent_20_2">&lt;fileupload onUpload="img.setContent(event.media)"/&gt;</text:p>
      <text:h text:style-name="Heading_20_5" text:outline-level="5">The<text:span text:style-name="T2"> </text:span><text:span text:style-name="T7">onUpload</text:span><text:span text:style-name="T2"> Event</text:span></text:h>
      <text:p text:style-name="P46">When the Upload button is pressed, the <text:span text:style-name="T6">onUpload</text:span> event is sent with an instance of the <text:span text:style-name="T6">org.zkoss.zk.ui.event.UploadEvent</text:span> event. You can then retreive the content of the upload files by use of the <text:span text:style-name="T6">getMedia</text:span> or <text:span text:style-name="T6">getMedias</text:span> methods.</text:p>
      <text:p text:style-name="P46">Notice that <text:span text:style-name="T6">getMedia</text:span> and <text:span text:style-name="T6">getMedias</text:span> return null to indicate that no file is specified but the Upload button is pressed.</text:p>
      <text:h text:style-name="Heading_20_5" text:outline-level="5">The <text:span text:style-name="T6">onClose</text:span> Event</text:h>
      <text:p text:style-name="P46">In addition to <text:span text:style-name="T6">onUpload</text:span>, the <text:span text:style-name="T6">onClose</text:span> event is sent to notify that either the Upload button or the Cancel button is pressed. By default, it simply invalidates the <text:span text:style-name="T6">fileupload</text:span> component, i.e., all fields are cleaned up and redrawn. If you listen to this event to have the custom behavior.</text:p>
      <text:h text:style-name="Heading_20_4" text:outline-level="4">The File Download Dialog</text:h>
      <text:p text:style-name="Text_20_body_20_indent_20_2">The <text:span text:style-name="T6">org</text:span><text:span text:style-name="T7">.zkoss.zul.Filedownload</text:span><text:span text:style-name="T2"> class provides a set of utilities to prompt a user for downloading a file from the server to the client. Unlike the </text:span><text:span text:style-name="T7">iframe</text:span><text:span text:style-name="T2"> component that displays the file in the browser window, a file download dialog is shown at the browser if one of the </text:span><text:span text:style-name="T7">save</text:span><text:span text:style-name="T2"> methods is called. Then, the user can specify the location in his local file system to save the file.</text:span></text:p>
      <text:p text:style-name="Code_20_Indent_20_2"><draw:frame draw:style-name="fr8" draw:name="graphics88" text:anchor-type="paragraph" svg:x="10.511cm" svg:y="3.076cm" svg:width="7.001cm" svg:height="4.521cm" draw:z-index="90"><draw:image xlink:href="../images/10000000000002AF000001BB582C2DD7.png" xlink:type="simple" xlink:show="embed" xlink:actuate="onLoad"/></draw:frame>&lt;button label="Download download.html"&gt;</text:p>
      <text:p text:style-name="Code_20_Indent_20_2"><text:tab/>&lt;attribute name="onClick"&gt;{</text:p>
      <text:p text:style-name="Code_20_Indent_20_2"><text:tab/>java.io.InputStream is =<text:tab/><text:tab/><text:tab/> <text:s text:c="2"/>desktop.getWebApp().getResourceAsStream("/test/download.html");</text:p>
      <text:p text:style-name="Code_20_Indent_20_2"><text:tab/>if (is != null)</text:p>
      <text:p text:style-name="Code_20_Indent_20_2"><text:span text:style-name="T15"><text:tab/><text:tab/>Filedownload.save</text:span>(is, "text/html", "download.html");</text:p>
      <text:p text:style-name="Code_20_Indent_20_2"><text:tab/>else</text:p>
      <text:p text:style-name="Code_20_Indent_20_2"><text:tab/><text:tab/>alert("/test/download.html not found");</text:p>
      <text:p text:style-name="Code_20_Indent_20_2"><text:tab/>}&lt;/attribute&gt;</text:p>
      <text:p text:style-name="Code_20_Indent_20_2">&lt;/button&gt;</text:p>
      <text:p text:style-name="Code_20_Indent_20_2"/>
      <text:h text:style-name="Heading_20_2" text:outline-level="2"/>
      <text:h text:style-name="Heading_20_2" text:outline-level="2">The Layout Components</text:h>
      <text:p text:style-name="Text_20_body">Components: <text:span text:style-name="Source_20_Text">borderlayout</text:span>, <text:span text:style-name="Source_20_Text">north</text:span>, <text:span text:style-name="Source_20_Text">south</text:span>, <text:span text:style-name="Source_20_Text">center</text:span>,<text:span text:style-name="Source_20_Text">west</text:span>,<text:span text:style-name="Source_20_Text">east</text:span></text:p>
      <text:p text:style-name="Text_20_body">The layout component is a nested component. The parent component is <text:span text:style-name="Source_20_Text">borderlayout</text:span>, and its children components include <text:span text:style-name="Source_20_Text">north</text:span>, <text:span text:style-name="Source_20_Text">south</text:span>, <text:span text:style-name="Source_20_Text">center</text:span>, <text:span text:style-name="Source_20_Text">west</text:span>, and <text:span text:style-name="Source_20_Text">east</text:span>. The combination of children components of <text:span text:style-name="Source_20_Text">borderlayout</text:span> is free. For example, if you want to divide the area into three regions (veritically), you could try the following combination,</text:p>
      <text:p text:style-name="Code_20_Indent_20_2">&lt;borderlayout height="500px"&gt;</text:p>
      <text:p text:style-name="Code_20_Indent_20_2"><text:tab/>&lt;east&gt;</text:p>
      <text:p text:style-name="Code_20_Indent_20_2"><text:tab/> <text:tab/>The East</text:p>
      <text:p text:style-name="Code_20_Indent_20_2"><text:tab/>&lt;/east&gt;</text:p>
      <text:p text:style-name="Code_20_Indent_20_2"><text:tab/>&lt;center&gt;</text:p>
      <text:p text:style-name="Code_20_Indent_20_2"><text:tab/><text:tab/>The Center</text:p>
      <text:p text:style-name="Code_20_Indent_20_2"><text:tab/>&lt;/center&gt;</text:p>
      <text:p text:style-name="Code_20_Indent_20_2"><text:tab/>&lt;west&gt;</text:p>
      <text:p text:style-name="Code_20_Indent_20_2"><text:tab/><text:tab/>The West</text:p>
      <text:p text:style-name="Code_20_Indent_20_2"><text:tab/>&lt;/west&gt;</text:p>
      <text:p text:style-name="Code_20_Indent_20_2">&lt;/borderlayout&gt;</text:p>
      <text:p text:style-name="Text_20_body">or, you could divide the area into three regions(horizontally) as follows,</text:p>
      <text:p text:style-name="Code_20_Indent_20_2">&lt;borderlayour height="500px"&gt;</text:p>
      <text:p text:style-name="Code_20_Indent_20_2"><text:tab/>&lt;north&gt;</text:p>
      <text:p text:style-name="Code_20_Indent_20_2"><text:tab/><text:tab/>The North</text:p>
      <text:p text:style-name="Code_20_Indent_20_2"><text:tab/>&lt;/north&gt;</text:p>
      <text:p text:style-name="Code_20_Indent_20_2"><text:tab/>&lt;center&gt;</text:p>
      <text:p text:style-name="Code_20_Indent_20_2"><text:tab/><text:tab/>The Center</text:p>
      <text:p text:style-name="Code_20_Indent_20_2"><text:tab/>&lt;/center&gt;</text:p>
      <text:p text:style-name="Code_20_Indent_20_2"><text:tab/>&lt;south&gt;</text:p>
      <text:p text:style-name="Code_20_Indent_20_2"><text:tab/><text:tab/>The South</text:p>
      <text:p text:style-name="Code_20_Indent_20_2"><text:tab/>&lt;/south&gt;</text:p>
      <text:p text:style-name="Code_20_Indent_20_2">&lt;/borderlayour&gt;</text:p>
      <text:p text:style-name="Text_20_body">And you could embed any kind of ZK components into each of these regions according to your requirement.</text:p>
      <text:h text:style-name="Heading_20_3" text:outline-level="3"><text:span text:style-name="T3">A Nested </text:span><text:span text:style-name="Source_20_Text"><text:span text:style-name="T3">borderlayout</text:span></text:span><text:span text:style-name="T3"> Component</text:span></text:h>
      <text:p text:style-name="Text_20_body_20_indent">Moreover, you could embed one layout component into another to divide the area into more regions as follows,</text:p>
      <text:p text:style-name="Text_20_body_20_indent"/>
      <text:p text:style-name="Code_20_Indent_20_2"><draw:frame draw:style-name="fr7" draw:name="graphics92" text:anchor-type="paragraph" svg:x="10.324cm" svg:y="0.688cm" svg:width="6.085cm" svg:height="5.316cm" draw:z-index="103"><draw:image xlink:href="../images/1000000000000256000001FBDC44BDAC.jpg" xlink:type="simple" xlink:show="embed" xlink:actuate="onLoad"/></draw:frame>&lt;<text:span text:style-name="T15">borderlayout</text:span> height="500px"&gt;</text:p>
      <text:p text:style-name="Code_20_Indent_20_2"><text:tab/>&lt;north size="30%"&gt;</text:p>
      <text:p text:style-name="Code_20_Indent_20_2"><text:tab/><text:tab/>&lt;<text:span text:style-name="T15">borderlayout</text:span> height="250px"&gt;</text:p>
      <text:p text:style-name="Code_20_Indent_20_2"><text:tab/><text:tab/><text:tab/>&lt;west border="normal"&gt;</text:p>
      <text:p text:style-name="Code_20_Indent_20_2"/>
      <text:p text:style-name="Code_20_Indent_20_2"><text:tab/><text:tab/><text:tab/><text:tab/>Inner West</text:p>
      <text:p text:style-name="Code_20_Indent_20_2"><text:tab/><text:tab/><text:tab/>&lt;/west&gt;</text:p>
      <text:p text:style-name="Code_20_Indent_20_2"><text:tab/><text:tab/><text:tab/>&lt;center&gt;</text:p>
      <text:p text:style-name="Code_20_Indent_20_2"><text:tab/><text:tab/><text:tab/><text:tab/>Inner Center</text:p>
      <text:p text:style-name="Code_20_Indent_20_2"><text:tab/><text:tab/><text:tab/>&lt;/center&gt;</text:p>
      <text:p text:style-name="Code_20_Indent_20_2"><text:tab/><text:tab/><text:tab/>&lt;east size="50%" border="normal"&gt;</text:p>
      <text:p text:style-name="Code_20_Indent_20_2"><text:tab/><text:tab/><text:tab/><text:tab/>Inner East</text:p>
      <text:p text:style-name="Code_20_Indent_20_2"><text:tab/><text:tab/><text:tab/>&lt;/east&gt;</text:p>
      <text:p text:style-name="Code_20_Indent_20_2"><text:tab/><text:tab/>&lt;/<text:span text:style-name="T15">borderlayout</text:span>&gt;</text:p>
      <text:p text:style-name="Code_20_Indent_20_2"><text:tab/>&lt;/north&gt;</text:p>
      <text:p text:style-name="Code_20_Indent_20_2"><text:tab/>&lt;center border="normal"&gt;</text:p>
      <text:p text:style-name="Code_20_Indent_20_2"><text:tab/><text:tab/>&lt;<text:span text:style-name="T15">borderlayout</text:span>&gt;</text:p>
      <text:p text:style-name="Code_20_Indent_20_2"><text:tab/><text:tab/><text:tab/>&lt;west border="normal"&gt;</text:p>
      <text:p text:style-name="Code_20_Indent_20_2"><text:tab/><text:tab/><text:tab/><text:tab/>Inner West</text:p>
      <text:p text:style-name="Code_20_Indent_20_2"><text:tab/><text:tab/><text:tab/>&lt;/west&gt;</text:p>
      <text:p text:style-name="Code_20_Indent_20_2"><text:tab/><text:tab/><text:tab/>&lt;center border="normal"&gt;</text:p>
      <text:p text:style-name="Code_20_Indent_20_2"><text:tab/><text:tab/><text:tab/><text:tab/>Inner Center</text:p>
      <text:p text:style-name="Code_20_Indent_20_2"><text:tab/><text:tab/><text:tab/>&lt;/center&gt;</text:p>
      <text:p text:style-name="Code_20_Indent_20_2"><text:tab/><text:tab/><text:tab/>&lt;east size="30%" border="normal"&gt;</text:p>
      <text:p text:style-name="Code_20_Indent_20_2"><text:tab/><text:tab/><text:tab/>&lt;/east&gt;</text:p>
      <text:p text:style-name="Code_20_Indent_20_2"><text:tab/><text:tab/>&lt;/<text:span text:style-name="T15">borderlayout</text:span>&gt;</text:p>
      <text:p text:style-name="Code_20_Indent_20_2"><text:tab/>&lt;/center&gt;</text:p>
      <text:p text:style-name="Code_20_Indent_20_2">&lt;/<text:span text:style-name="T15">borderlayout</text:span>&gt;</text:p>
      <text:h text:style-name="Heading_20_3" text:outline-level="3"><text:span text:style-name="T3">The </text:span><text:span text:style-name="Source_20_Text"><text:span text:style-name="T3">size </text:span></text:span><text:span text:style-name="Source_20_Text"><text:span text:style-name="T37">and</text:span></text:span><text:span text:style-name="Source_20_Text"><text:span text:style-name="T3"> border </text:span></text:span><text:span text:style-name="T3">Properties</text:span></text:h>
      <text:p text:style-name="P26">You could specify the <text:span text:style-name="Source_20_Text">size</text:span> property of the following children components (<text:span text:style-name="Source_20_Text">north</text:span>,<text:span text:style-name="Source_20_Text">south</text:span>,<text:span text:style-name="Source_20_Text">east</text:span>,<text:span text:style-name="Source_20_Text">west</text:span>) to determine their sizes. However, the function of <text:span text:style-name="Source_20_Text">size</text:span> property depends on the type of children components (vertically or horizontally). For horizontal components (<text:span text:style-name="Source_20_Text">north</text:span>, and <text:span text:style-name="Source_20_Text">south</text:span>), the <text:span text:style-name="Source_20_Text">size</text:span> property determines their height. As for vertically components (<text:span text:style-name="Source_20_Text">east</text:span>, and <text:span text:style-name="Source_20_Text">west</text:span>), the <text:span text:style-name="Source_20_Text">size</text:span> property determines their width.</text:p>
      <text:p text:style-name="Text_20_body_20_indent">The <text:span text:style-name="Source_20_Text">border</text:span> property determines whether there exists border for these layout components, including all children components of <text:span text:style-name="Source_20_Text">borderlayout. </text:span>The following table specifies values of <text:span text:style-name="Source_20_Text">border</text:span> property.</text:p>
      <table:table table:name="Table4" table:style-name="Table4">
        <table:table-column table:style-name="Table4.A"/>
        <table:table-column table:style-name="Table4.B"/>
        <table:table-header-rows>
          <table:table-row>
            <table:table-cell table:style-name="Table4.A1" office:value-type="string">
              <text:p text:style-name="Table_20_Heading">Value</text:p>
            </table:table-cell>
            <table:table-cell table:style-name="Table4.B1" office:value-type="string">
              <text:p text:style-name="Table_20_Heading">Des<text:span text:style-name="T2">cription</text:span></text:p>
            </table:table-cell>
          </table:table-row>
        </table:table-header-rows>
        <table:table-row>
          <table:table-cell table:style-name="Table4.A2" office:value-type="string">
            <text:p text:style-name="Table_20_Contents"><text:span text:style-name="Source_20_Text">none</text:span> <text:s/>(<text:span text:style-name="T3">default</text:span>)</text:p>
          </table:table-cell>
          <table:table-cell table:style-name="Table4.B2" office:value-type="string">
            <text:p text:style-name="Table_20_Contents">Without border</text:p>
          </table:table-cell>
        </table:table-row>
        <table:table-row>
          <table:table-cell table:style-name="Table4.A2" office:value-type="string">
            <text:p text:style-name="Table_20_Contents"><text:span text:style-name="Source_20_Text">normal</text:span></text:p>
          </table:table-cell>
          <table:table-cell table:style-name="Table4.B2" office:value-type="string">
            <text:p text:style-name="Table_20_Contents">With border </text:p>
          </table:table-cell>
        </table:table-row>
      </table:table>
      <text:p text:style-name="Text_20_body_20_indent">Here is an example.</text:p>
      <text:p text:style-name="Code_20_Indent_20_2"><draw:frame draw:style-name="fr7" draw:name="graphics93" text:anchor-type="paragraph" svg:x="9.723cm" svg:y="0.695cm" svg:width="6.833cm" svg:height="6.357cm" draw:z-index="104"><draw:image xlink:href="../images/1000000000000254000001FA76A65140.jpg" xlink:type="simple" xlink:show="embed" xlink:actuate="onLoad"/></draw:frame>&lt;borderlayout height="500px"&gt;</text:p>
      <text:p text:style-name="Code_20_Indent_20_2"><text:tab/>&lt;north size="30%" border="normal"&gt;</text:p>
      <text:p text:style-name="Code_20_Indent_20_2"><text:tab/><text:tab/>The North</text:p>
      <text:p text:style-name="Code_20_Indent_20_2"><text:tab/>&lt;/north&gt;</text:p>
      <text:p text:style-name="Code_20_Indent_20_2"><text:tab/>&lt;east size="30%" border="normal"&gt;</text:p>
      <text:p text:style-name="Code_20_Indent_20_2"><text:tab/> <text:tab/>The East</text:p>
      <text:p text:style-name="Code_20_Indent_20_2"><text:tab/>&lt;/east&gt;</text:p>
      <text:p text:style-name="Code_20_Indent_20_2"/>
      <text:p text:style-name="Code_20_Indent_20_2"><text:tab/>&lt;center border="normal"&gt;</text:p>
      <text:p text:style-name="Code_20_Indent_20_2"><text:tab/><text:tab/>The Center</text:p>
      <text:p text:style-name="Code_20_Indent_20_2"><text:tab/>&lt;/center&gt;</text:p>
      <text:p text:style-name="Code_20_Indent_20_2"><text:tab/>&lt;west border="normal"&gt;</text:p>
      <text:p text:style-name="Code_20_Indent_20_2"><text:tab/><text:tab/>The West</text:p>
      <text:p text:style-name="Code_20_Indent_20_2"><text:tab/>&lt;/west&gt;</text:p>
      <text:p text:style-name="Code_20_Indent_20_2"><text:tab/>&lt;south border="normal"&gt;</text:p>
      <text:p text:style-name="Code_20_Indent_20_2"><text:tab/><text:tab/>The South</text:p>
      <text:p text:style-name="Code_20_Indent_20_2"><text:tab/>&lt;/south&gt;</text:p>
      <text:p text:style-name="Code_20_Indent_20_2">&lt;/borderlayout&gt;</text:p>
      <text:h text:style-name="Heading_20_3" text:outline-level="3">The <text:span text:style-name="Source_20_Text">splittable</text:span> and <text:span text:style-name="Source_20_Text">collapsible</text:span> <text:s/>Properties</text:h>
      <text:p text:style-name="Text_20_body_20_indent">If you would like to make your layout components splittable, you could assign the <text:span text:style-name="Source_20_Text">splittable</text:span> property to be <text:span text:style-name="Source_20_Text">true</text:span>.</text:p>
      <text:p text:style-name="Text_20_body_20_indent">In addition, you could make a layout component collapsible by specifying the <text:span text:style-name="Source_20_Text">collapsible</text:span> property to be <text:span text:style-name="Source_20_Text">true</text:span>.</text:p>
      <text:p text:style-name="Text_20_body_20_indent"><draw:frame draw:style-name="fr9" draw:name="graphics94" text:anchor-type="paragraph" svg:x="5.346cm" svg:y="0.101cm" svg:width="5.701cm" svg:height="4.389cm" draw:z-index="105"><draw:image xlink:href="../images/1000000000000177000001FCE0049437.jpg" xlink:type="simple" xlink:show="embed" xlink:actuate="onLoad"/></draw:frame></text:p>
      <text:p text:style-name="Code_20_Indent">&lt;borderlayout height="500px"&gt;</text:p>
      <text:p text:style-name="Code_20_Indent"><text:tab/>&lt;north <text:s/>size="20%" <text:s/>splittable="true" collapsible="true"/&gt;</text:p>
      <text:p text:style-name="Code_20_Indent"><text:s text:c="3"/>&lt;east size="20%" splittable="true" collapsible="true"/&gt;</text:p>
      <text:p text:style-name="Code_20_Indent"><text:tab/>&lt;center border="normal"/&gt;</text:p>
      <text:p text:style-name="Code_20_Indent"><text:s text:c="3"/>&lt;west size="20%" splittable="true" collapsible="true"/&gt;</text:p>
      <text:p text:style-name="Code_20_Indent"><text:s text:c="3"/>&lt;south size="30%" border="normal" splittable="true" collapsible="true"/&gt;</text:p>
      <text:p text:style-name="Code_20_Indent">&lt;/borderlayout&gt;</text:p>
      <text:h text:style-name="Heading_20_4" text:outline-level="4">The <text:span text:style-name="Source_20_Text">maxsize</text:span> and <text:span text:style-name="Source_20_Text">minisize</text:span> Properties</text:h>
      <text:p text:style-name="Text_20_body_20_indent_20_2">When you make a layout component splittable, <text:span text:style-name="Source_20_Text">maxsize</text:span> and <text:span text:style-name="Source_20_Text">minisize</text:span> are two properties to determine the re-resizing range of it. </text:p>
      <text:p text:style-name="Code_20_Indent_20_2">&lt;north splittable="true" maxsize="500" minisize="200"/&gt;</text:p>
      <text:h text:style-name="Heading_20_3" text:outline-level="3">The <text:span text:style-name="Source_20_Text">flex</text:span> property</text:h>
      <text:p text:style-name="Text_20_body_20_indent">If the size of browser has been changed, the layout components will re-size themselves automatically to fit the size of the browser. If you would like those ZK components embedded within these layout components to be auto-resized also, you could specify the <text:span text:style-name="Source_20_Text">flex</text:span> property of the layout component to be <text:span text:style-name="Source_20_Text">true</text:span>.</text:p>
      <text:h text:style-name="Heading_20_3" text:outline-level="3">The<text:span text:style-name="T2"> </text:span><text:span text:style-name="T7">open</text:span><text:span text:style-name="T2"> Property</text:span></text:h>
      <text:p text:style-name="Text_20_body_20_indent">To know whether a layout is collapsed, you can check the value of the <text:span text:style-name="T6">open</text:span> property (i.e., the <text:span text:style-name="T6">isOpen</text:span> method). To open or collapse programmingly, you can set the value of the <text:span text:style-name="T6">open</text:span> property (i.e., the <text:span text:style-name="T6">setOpen</text:span> method).</text:p>
      <text:h text:style-name="Heading_20_3" text:outline-level="3">The <text:span text:style-name="T6">onOpen</text:span> Event</text:h>
      <text:p text:style-name="Text_20_body_20_indent">When a layout is collapsed or opened by a user, the <text:span text:style-name="T6">onOpen</text:span> event is sent to the application.</text:p>
      <text:h text:style-name="Heading_20_2" text:outline-level="2">The Box Model</text:h>
      <text:p text:style-name="Text_20_body">Com<text:span text:style-name="T2">ponents: </text:span><text:span text:style-name="T7">vbox</text:span><text:span text:style-name="T2">, </text:span><text:span text:style-name="T7">hbox</text:span><text:span text:style-name="T2"> and </text:span><text:span text:style-name="T7">box</text:span><text:span text:style-name="T2">.</text:span></text:p>
      <text:p text:style-name="P30">The box model of XUL is used to divide a portion of the display into a series of boxes. Components inside of a box will orient themselves horizontally or vertically. By combining a series of boxes and separators, you can control the layout of the visual representation.</text:p>
      <text:p text:style-name="P30">A box can lay out its children in one of two orientations, either horizontally or vertically. A horizontal box lines up its components horizontally and a vertical box orients its components vertically. You can think of a box as one row or one column from an HTML table.</text:p>
      <text:p text:style-name="P30">Some examples are shown as follows.</text:p>
      <text:p text:style-name="Code"><draw:frame draw:style-name="fr7" draw:name="graphics7" text:anchor-type="paragraph" svg:x="13.908cm" svg:y="0.702cm" svg:width="3.239cm" svg:height="1.647cm" draw:z-index="19"><draw:image xlink:href="../images/10000000000000A700000055120D8AF5.png" xlink:type="simple" xlink:show="embed" xlink:actuate="onLoad"/></draw:frame>&lt;zk&gt;</text:p>
      <text:p text:style-name="Code"><text:tab/>&lt;vbox&gt;</text:p>
      <text:p text:style-name="Code"><text:tab/><text:tab/>&lt;button label="Button 1"/&gt;</text:p>
      <text:p text:style-name="Code"><text:tab/><text:tab/>&lt;button label="Button 2"/&gt;</text:p>
      <text:p text:style-name="Code"><text:tab/>&lt;/vbox&gt;</text:p>
      <text:p text:style-name="Code"><text:tab/>&lt;hbox&gt;</text:p>
      <text:p text:style-name="Code"><text:tab/><text:tab/>&lt;button label="Button 3"/&gt;</text:p>
      <text:p text:style-name="Code"><text:tab/><text:tab/>&lt;button label="Button 4"/&gt;</text:p>
      <text:p text:style-name="Code"><text:tab/>&lt;/hbox&gt;</text:p>
      <text:p text:style-name="Code">&lt;/zk&gt;</text:p>
      <text:p text:style-name="P30">The <text:span text:style-name="T6">hbox</text:span> component is used to create a horizontally oriented box. Each component placed in the <text:span text:style-name="T6">hbox </text:span>will be placed horizontally in a row. The <text:span text:style-name="T6">vbox</text:span> component is used to create a vertically oriented box. Added components will be placed underneath each other in a column.</text:p>
      <text:p text:style-name="P30">There is also a generic box component which defaults to horizontal orientation, meaning that it is equivalent to the <text:span text:style-name="T6">hbox</text:span>. However, you can use the <text:span text:style-name="T6">orient</text:span> property to control the orientation of the box. You can set this property to the value <text:span text:style-name="T6">horizontal</text:span> to create a horizontal box and <text:span text:style-name="T6">vertical</text:span> to create a vertical box.</text:p>
      <text:p text:style-name="P30">Thus, the two lines below are equivalent:</text:p>
      <text:p text:style-name="Code">&lt;vbox&gt;</text:p>
      <text:p text:style-name="Code">&lt;box orient="vertical"&gt;</text:p>
      <text:p text:style-name="P30">You can add as many components as you want inside a box, including other boxes. In the case of a horizontal box, each additional component will be placed to the right of the previous one. The components will not wrap at all so the more components you add, the wider the window will be. Similarly, each element added to a vertical box will be placed underneath the previous one.</text:p>
      <text:h text:style-name="Heading_20_3" text:outline-level="3">The<text:span text:style-name="T2"> </text:span><text:span text:style-name="T7">spacing</text:span><text:span text:style-name="T2"> Property</text:span></text:h>
      <text:p text:style-name="Text_20_body_20_indent">You could con<text:span text:style-name="T2">trol the spacing among children of the </text:span><text:span text:style-name="T7">box</text:span><text:span text:style-name="T2"> control. For example, the following example puts </text:span><text:span text:style-name="T7">5em</text:span><text:span text:style-name="T2"> at both the upper <text:s/>margin and the lower margin. Notice: the total space between two input fields is </text:span><text:span text:style-name="T7">10em</text:span><text:span text:style-name="T2">.</text:span></text:p>
      <text:p text:style-name="Code_20_Indent">&lt;vbox spacing="5em"&gt;</text:p>
      <text:p text:style-name="Code_20_Indent"><text:tab/>&lt;textbox/&gt;</text:p>
      <text:p text:style-name="Code_20_Indent"><text:tab/>&lt;datebox/&gt;</text:p>
      <text:p text:style-name="Code_20_Indent">&lt;/vbox&gt;</text:p>
      <text:p text:style-name="P21">Another example illustrated an interesting layout by use of zero spacing.</text:p>
      <text:p text:style-name="Code_20_Indent">&lt;window title="Box Layout Demo" border="normal"&gt;</text:p>
      <text:p text:style-name="Code_20_Indent"><draw:frame draw:style-name="fr7" draw:name="graphics8" text:anchor-type="paragraph" svg:x="14.335cm" svg:y="0.169cm" svg:width="2.85cm" svg:height="2.311cm" draw:z-index="20"><draw:image xlink:href="../images/100000000000009300000077C9A14E08.png" xlink:type="simple" xlink:show="embed" xlink:actuate="onLoad"/></draw:frame><text:tab/>&lt;hbox spacing="0"&gt;</text:p>
      <text:p text:style-name="Code_20_Indent"><text:tab/><text:tab/>&lt;window border="normal"&gt;0&lt;/window&gt;</text:p>
      <text:p text:style-name="Code_20_Indent"><text:tab/><text:tab/>&lt;vbox spacing="0"&gt;</text:p>
      <text:p text:style-name="Code_20_Indent"><text:tab/><text:tab/><text:tab/>&lt;hbox spacing="0"&gt;</text:p>
      <text:p text:style-name="Code_20_Indent"><text:tab/><text:tab/><text:tab/><text:tab/>&lt;window border="normal"&gt;1&lt;/window&gt;</text:p>
      <text:p text:style-name="Code_20_Indent"><text:tab/><text:tab/><text:tab/><text:tab/>&lt;window border="normal"&gt;2&lt;/window&gt;</text:p>
      <text:p text:style-name="Code_20_Indent"><text:tab/><text:tab/><text:tab/><text:tab/>&lt;vbox spacing="0"&gt;</text:p>
      <text:p text:style-name="Code_20_Indent"><text:tab/><text:tab/><text:tab/><text:tab/><text:tab/>&lt;window border="normal"&gt;3&lt;/window&gt;</text:p>
      <text:p text:style-name="Code_20_Indent"><text:tab/><text:tab/><text:tab/><text:tab/><text:tab/>&lt;window border="normal"&gt;4&lt;/window&gt;</text:p>
      <text:p text:style-name="Code_20_Indent"><text:tab/><text:tab/><text:tab/><text:tab/>&lt;/vbox&gt;</text:p>
      <text:p text:style-name="Code_20_Indent"><text:tab/><text:tab/><text:tab/>&lt;/hbox&gt;</text:p>
      <text:p text:style-name="Code_20_Indent"><text:tab/><text:tab/><text:tab/>&lt;hbox spacing="0"&gt;</text:p>
      <text:p text:style-name="Code_20_Indent"><text:tab/><text:tab/><text:tab/><text:tab/>&lt;vbox spacing="0"&gt;</text:p>
      <text:p text:style-name="Code_20_Indent"><text:tab/><text:tab/><text:tab/><text:tab/><text:tab/>&lt;window border="normal"&gt;5&lt;/window&gt; </text:p>
      <text:p text:style-name="Code_20_Indent"><text:tab/><text:tab/><text:tab/><text:tab/><text:tab/>&lt;window border="normal"&gt;6&lt;/window&gt;</text:p>
      <text:p text:style-name="Code_20_Indent"><text:tab/><text:tab/><text:tab/><text:tab/>&lt;/vbox&gt;</text:p>
      <text:p text:style-name="Code_20_Indent"><text:tab/><text:tab/><text:tab/><text:tab/>&lt;window border="normal"&gt;7&lt;/window&gt;</text:p>
      <text:p text:style-name="Code_20_Indent"><text:tab/><text:tab/><text:tab/><text:tab/>&lt;window border="normal"&gt;8&lt;/window&gt;</text:p>
      <text:p text:style-name="Code_20_Indent"><text:tab/><text:tab/><text:tab/><text:tab/>&lt;window border="normal"&gt;9&lt;/window&gt;</text:p>
      <text:p text:style-name="Code_20_Indent"><text:tab/><text:tab/><text:tab/>&lt;/hbox&gt;</text:p>
      <text:p text:style-name="Code_20_Indent"><text:tab/><text:tab/>&lt;/vbox&gt;</text:p>
      <text:p text:style-name="Code_20_Indent"><text:tab/>&lt;/hbox&gt;</text:p>
      <text:p text:style-name="Code_20_Indent">&lt;/window&gt;</text:p>
      <text:h text:style-name="Heading_20_3" text:outline-level="3">The <text:span text:style-name="T6">widths</text:span> and <text:span text:style-name="T6">heights</text:span> Pro<text:span text:style-name="T2">perties</text:span></text:h>
      <text:p text:style-name="P21">You can specify the width for each cell of <text:span text:style-name="T6">hbox</text:span> with the <text:span text:style-name="T6">widths</text:span> property as follows.</text:p>
      <text:p text:style-name="Code_20_Indent">&lt;hbox width="100%" widths="10%,20%,30%,40%"&gt;<text:line-break/><text:tab/>&lt;label value="10%"/&gt;<text:line-break/><text:tab/>&lt;label value="20%"/&gt;<text:line-break/><text:tab/>&lt;label value="30%"/&gt;<text:line-break/><text:tab/>&lt;label value="40%"/&gt;<text:line-break/>&lt;/hbox&gt;</text:p>
      <text:p text:style-name="P21">The value is a list of widths separated by comma. If any value is missed, no width is generated for the corresponding cell and the real width is up to the browser.</text:p>
      <text:p text:style-name="P21">Similarly, you can specify the heights for each cell of <text:span text:style-name="T6">vbox</text:span> with the <text:span text:style-name="T6">heights</text:span> property. Actually, these two properties are the same since the orientation of a box can be horizontal or vertical depending on the <text:span text:style-name="T6">orient</text:span> property.</text:p>
      <text:h text:style-name="Heading_20_3" text:outline-level="3">Splitters</text:h>
      <text:p text:style-name="Text_20_body_20_indent">Com<text:span text:style-name="T2">ponents: </text:span><text:span text:style-name="T7">splitter</text:span><text:span text:style-name="T2">.</text:span></text:p>
      <text:p text:style-name="Text_20_body_20_indent"><text:span text:style-name="T2">There may be times when you want to have two sections of a window where the user can resize the sections. </text:span>This feature is accomplished by using a com<text:span text:style-name="T2">ponent</text:span> called a <text:a xlink:type="simple" xlink:href="http://xulplanet.com/references/elemref/ref_splitter.html">splitter</text:a>. It creates a skinny bar between two sections which allows either side to be resized. </text:p>
      <text:p text:style-name="Text_20_body_20_indent">A splitter must be put ins<text:span text:style-name="T2">ide a box. </text:span>When a splitter is placed inside a horizontal box (<text:span text:style-name="T6">hbox</text:span>), it will allow resizing horizontally. When a splitter is placed inside a vertical box (<text:span text:style-name="T6">vbox</text:span>), it will allow resizing vertically. For<text:span text:style-name="T2"> example,</text:span></text:p>
      <text:p text:style-name="P5"><draw:frame draw:style-name="fr15" draw:name="graphics58" text:anchor-type="paragraph" svg:width="16.118cm" svg:height="4.006cm" draw:z-index="106"><draw:image xlink:href="../images/splitter.jpg" xlink:type="simple" xlink:show="embed" xlink:actuate="onLoad"/></draw:frame></text:p>
      <text:p text:style-name="Tip"><text:span text:style-name="T3">Not</text:span><text:span text:style-name="T4">e</text:span><text:span text:style-name="T2">: <text:s/>If you would like to use the original “os” CSS, you could specify the class name of</text:span></text:p>
      <text:p text:style-name="P33">splitter with “splitter-os”.</text:p>
      <text:p text:style-name="Text_20_body_20_indent">And, the codes are as follows.</text:p>
      <text:p text:style-name="Code_20_Indent">&lt;hbox spacing="0" style="border: 1px solid grey" width="100%"&gt;</text:p>
      <text:p text:style-name="Code_20_Indent"><text:tab/>&lt;vbox height="200px"&gt;</text:p>
      <text:p text:style-name="Code_20_Indent"><text:tab/><text:tab/>Column 1-1: The left-top box. To know whether a splitter</text:p>
      <text:p text:style-name="Code_20_Indent"><text:tab/><text:tab/>is collapsed, you can listen to the onOpen event.</text:p>
      <text:p text:style-name="Code_20_Indent"><text:tab/><text:tab/>&lt;<text:span text:style-name="T15">splitter</text:span> collapse="after"/&gt;</text:p>
      <text:p text:style-name="Code_20_Indent"><text:tab/><text:tab/>Column 1-2: You can enforce to open or collapse programming</text:p>
      <text:p text:style-name="Code_20_Indent"><text:tab/><text:tab/>by calling setOpen method.</text:p>
      <text:p text:style-name="Code_20_Indent"><text:tab/>&lt;/vbox&gt;</text:p>
      <text:p text:style-name="Code_20_Indent"><text:tab/>&lt;<text:span text:style-name="T15">splitter</text:span> collapse="before"/&gt;</text:p>
      <text:p text:style-name="Code_20_Indent"><text:tab/>Column 2: Whether a splitter allows users to open or collapse</text:p>
      <text:p text:style-name="Code_20_Indent"><text:tab/>depending on the collapse attribue.</text:p>
      <text:p text:style-name="Code_20_Indent">&lt;/hbox&gt;</text:p>
      <text:h text:style-name="Heading_20_4" text:outline-level="4">The<text:span text:style-name="T2"> </text:span><text:span text:style-name="T7">collapse</text:span><text:span text:style-name="T2"> Property</text:span></text:h>
      <text:p text:style-name="Text_20_body_20_indent_20_2">It specifies which side of the splitter is collapsed when its grippy (aka., button) is clicked. If this property is not specified, the splitter will not cause a collapse (and the grippy won't appear).</text:p>
      <text:p text:style-name="P36">Allowed values and their meaning are as follows.</text:p>
      <table:table table:name="Table32" table:style-name="Table32">
        <table:table-column table:style-name="Table32.A"/>
        <table:table-column table:style-name="Table32.B"/>
        <table:table-header-rows>
          <table:table-row>
            <table:table-cell table:style-name="Table32.A1" office:value-type="string">
              <text:p text:style-name="Table_20_Heading">Value</text:p>
            </table:table-cell>
            <table:table-cell table:style-name="Table32.B1" office:value-type="string">
              <text:p text:style-name="Table_20_Heading">Des<text:span text:style-name="T2">cription</text:span></text:p>
            </table:table-cell>
          </table:table-row>
        </table:table-header-rows>
        <table:table-row>
          <table:table-cell table:style-name="Table32.A2" office:value-type="string">
            <text:p text:style-name="Table_20_Contents">none</text:p>
          </table:table-cell>
          <table:table-cell table:style-name="Table32.B2" office:value-type="string">
            <text:p text:style-name="Table_20_Contents">No collpasing occurs.</text:p>
          </table:table-cell>
        </table:table-row>
        <table:table-row>
          <table:table-cell table:style-name="Table32.A2" office:value-type="string">
            <text:p text:style-name="Table_20_Contents">before</text:p>
          </table:table-cell>
          <table:table-cell table:style-name="Table32.B2" office:value-type="string">
            <text:p text:style-name="Table_20_Contents">When the grippy is clicked, the element immediately before the splitter in the same parent is collapsed so that its width or height is 0.</text:p>
          </table:table-cell>
        </table:table-row>
        <table:table-row>
          <table:table-cell table:style-name="Table32.A2" office:value-type="string">
            <text:p text:style-name="Table_20_Contents">after</text:p>
          </table:table-cell>
          <table:table-cell table:style-name="Table32.B2" office:value-type="string">
            <text:p text:style-name="Table_20_Contents">When the grippy is clicked, the element immediately after the splitter in the same parent is collapsed so that its width or height is 0.</text:p>
          </table:table-cell>
        </table:table-row>
      </table:table>
      <text:h text:style-name="Heading_20_4" text:outline-level="4">The<text:span text:style-name="T2"> </text:span><text:span text:style-name="T7">open</text:span><text:span text:style-name="T2"> Property</text:span></text:h>
      <text:p text:style-name="P36">To know whether a splitter is collapsed, you can check the value of the <text:span text:style-name="T6">open</text:span> property (i.e., the <text:span text:style-name="T6">isOpen</text:span> method). To open or collapse programmingly, you can set the value of the <text:span text:style-name="T6">open</text:span> property (i.e., the <text:span text:style-name="T6">setOpen</text:span> method).</text:p>
      <text:h text:style-name="Heading_20_4" text:outline-level="4">The <text:span text:style-name="T6">onOpen</text:span> Event</text:h>
      <text:p text:style-name="P36">When a splitter is collapsed or opened by a user, the <text:span text:style-name="T6">onOpen</text:span> event is sent to the application.</text:p>
      <text:h text:style-name="Heading_20_2" text:outline-level="2">Tab Boxes</text:h>
      <text:p text:style-name="Text_20_body">Com<text:span text:style-name="T2">ponents: </text:span><text:span text:style-name="T7">tabbox</text:span><text:span text:style-name="T2">, </text:span><text:span text:style-name="T7">tabs</text:span><text:span text:style-name="T2">, </text:span><text:span text:style-name="T7">tab</text:span><text:span text:style-name="T2">, </text:span><text:span text:style-name="T7">tabpanels</text:span><text:span text:style-name="T2"> and </text:span><text:span text:style-name="T7">tabpanel</text:span><text:span text:style-name="T2">.</text:span></text:p>
      <text:p text:style-name="P30">A tab box allows developers to separate a large number of components into several groups, and show one group each time, such that the user interface won't be too complicate to read. There is only one group (aka., a panel) is visible at the same time. Once the tab of an invisible group is clicked, it becomes visible and the previous visible group becomes invisible.</text:p>
      <text:p text:style-name="P30">The generic syntax of tab boxes is as follows.</text:p>
      <text:p text:style-name="Code"><draw:frame draw:style-name="fr7" draw:name="graphics9" text:anchor-type="paragraph" svg:x="14.854cm" svg:y="0.619cm" svg:width="2.268cm" svg:height="1.203cm" draw:z-index="21"><draw:image xlink:href="../images/10000000000000750000003EB9D9EBDA.png" xlink:type="simple" xlink:show="embed" xlink:actuate="onLoad"/></draw:frame>&lt;tabbox&gt;</text:p>
      <text:p text:style-name="Code"><text:tab/>&lt;tabs&gt;</text:p>
      <text:p text:style-name="Code"><text:tab/><text:tab/>&lt;tab label="First"/&gt;</text:p>
      <text:p text:style-name="Code"><text:tab/><text:tab/>&lt;tab label="Second"/&gt;</text:p>
      <text:p text:style-name="Code"><text:tab/>&lt;/tabs&gt;</text:p>
      <text:p text:style-name="Code"><text:tab/>&lt;tabpanels&gt;</text:p>
      <text:p text:style-name="Code"><text:tab/><text:tab/>&lt;tabpanel&gt;The first panel.&lt;/tabpanel&gt;</text:p>
      <text:p text:style-name="Code"><text:tab/><text:tab/>&lt;tabpanel&gt;The second panel&lt;/tabpanel&gt;</text:p>
      <text:p text:style-name="Code"><text:tab/>&lt;/tabpanels&gt;</text:p>
      <text:p text:style-name="Code">&lt;/tabbox&gt;</text:p>
      <text:list text:style-name="L16">
        <text:list-item>
          <text:p text:style-name="P195"><text:span text:style-name="T6">tabbox</text:span>: The outer box that contains the tabs and tab panels. </text:p>
        </text:list-item>
      </text:list>
      <text:list text:style-name="L17">
        <text:list-item>
          <text:p text:style-name="P196"><text:span text:style-name="T6">tabs</text:span>: The container for the tabs, i.e., a col<text:span text:style-name="T2">lection of </text:span><text:span text:style-name="T7">tab</text:span><text:span text:style-name="T2"> components.</text:span></text:p>
        </text:list-item>
      </text:list>
      <text:list text:style-name="L18">
        <text:list-item>
          <text:p text:style-name="P197"><text:span text:style-name="T6">tab</text:span>: A specific tab. Clicking on the tab brings the tab panel to the front. You could put a label and an image on it.</text:p>
        </text:list-item>
      </text:list>
      <text:list text:style-name="L19">
        <text:list-item>
          <text:p text:style-name="P198"><text:span text:style-name="T6">tabpanels</text:span>: The container for the tab panels, i.e., a col<text:span text:style-name="T2">lection of </text:span><text:span text:style-name="T7">tabpanel</text:span><text:span text:style-name="T2"> components.</text:span></text:p>
        </text:list-item>
      </text:list>
      <text:list text:style-name="L20">
        <text:list-item>
          <text:p text:style-name="P199"><text:span text:style-name="T6">tabpanel</text:span>: The body of a single tab panel. You would place the content for a group of com<text:span text:style-name="T2">ponents</text:span> within a tab panel. The first <text:span text:style-name="T6">tabpanel</text:span> corresponds to the first <text:span text:style-name="T6">tab</text:span>, the second <text:span text:style-name="T6">tabpanel</text:span> corresponds to the second <text:span text:style-name="T6">tab</text:span> and so on. </text:p>
        </text:list-item>
      </text:list>
      <text:p text:style-name="P80">The currently selected tab com<text:span text:style-name="T2">ponent</text:span> is given an additional <text:span text:style-name="T6">selected</text:span> property which is set to <text:span text:style-name="T6">true</text:span>. This is used to give the currently selected tab a different appearance so that it will look selected. Only one tab will have a <text:span text:style-name="T6">true</text:span> value for this property at a time.</text:p>
      <text:p text:style-name="P81">There are two way to change the selected tab by Java codes. They are equivalent as shown below.</text:p>
      <text:p text:style-name="Code">tab1.setSelected(true);</text:p>
      <text:p text:style-name="Code">tabbox.setSelectedTab(tab1);</text:p>
      <text:p text:style-name="Text_20_body">Of course, you can ass<text:span text:style-name="T2">ign true to the </text:span><text:span text:style-name="T7">selected</text:span><text:span text:style-name="T2"> property directly.</text:span></text:p>
      <text:p text:style-name="Code">&lt;tab label="My Tab" sel<text:span text:style-name="T2">ected="true"/&gt;</text:span></text:p>
      <text:p text:style-name="Text_20_body">If none of tabs are sel<text:span text:style-name="T2">ected, the first one is selected automatically.</text:span></text:p>
      <text:h text:style-name="Heading_20_3" text:outline-level="3">Nested Tab Boxes</text:h>
      <text:p text:style-name="Text_20_body_20_indent">A tab panel could con<text:span text:style-name="T2">tain anything including another tab boxes.</text:span></text:p>
      <text:p text:style-name="Code_20_Indent"><draw:frame draw:style-name="fr7" draw:name="graphics10" text:anchor-type="paragraph" svg:x="13.287cm" svg:y="0.415cm" svg:width="3.704cm" svg:height="2.307cm" draw:z-index="22"><draw:image xlink:href="../images/10000000000000BF000000771BCF5F3B.png" xlink:type="simple" xlink:show="embed" xlink:actuate="onLoad"/></draw:frame>&lt;tabbox&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ext:p>
      <text:p text:style-name="Code_20_Indent"><text:tab/><text:tab/>The first panel.</text:p>
      <text:p text:style-name="Code_20_Indent"><text:tab/><text:tab/>&lt;tabbox&gt;</text:p>
      <text:p text:style-name="Code_20_Indent"><text:tab/><text:tab/><text:tab/>&lt;tabs&gt;</text:p>
      <text:p text:style-name="Code_20_Indent"><text:tab/><text:tab/><text:tab/><text:tab/>&lt;tab label="Nested 1"/&gt;</text:p>
      <text:p text:style-name="Code_20_Indent"><text:tab/><text:tab/><text:tab/><text:tab/>&lt;tab label="Nested 2"/&gt;</text:p>
      <text:p text:style-name="Code_20_Indent"><text:tab/><text:tab/><text:tab/><text:tab/>&lt;tab label="Nested 3"/&gt;</text:p>
      <text:p text:style-name="Code_20_Indent"><text:tab/><text:tab/><text:tab/>&lt;/tabs&gt;</text:p>
      <text:p text:style-name="Code_20_Indent"><text:tab/><text:tab/><text:tab/>&lt;tabpanels&gt;</text:p>
      <text:p text:style-name="Code_20_Indent"><text:tab/><text:tab/><text:tab/><text:tab/>&lt;tabpanel&gt;The first nested panel&lt;/tabpanel&gt;</text:p>
      <text:p text:style-name="Code_20_Indent"><text:tab/><text:tab/><text:tab/><text:tab/>&lt;tabpanel&gt;The second nested panel&lt;/tabpanel&gt;</text:p>
      <text:p text:style-name="Code_20_Indent"><text:tab/><text:tab/><text:tab/><text:tab/>&lt;tabpanel&gt;The third nested panel&lt;/tabpanel&gt;</text:p>
      <text:p text:style-name="Code_20_Indent"><text:tab/><text:tab/><text:tab/>&lt;/tabpanels&gt;</text:p>
      <text:p text:style-name="Code_20_Indent"><text:tab/><text:tab/>&lt;/tabbox&gt;</text:p>
      <text:p text:style-name="Code_20_Indent"><text:tab/><text:tab/>&lt;/tabpanel&gt;</text:p>
      <text:p text:style-name="Code_20_Indent"><text:tab/><text:tab/>&lt;tabpanel&gt;The second panel&lt;/tabpanel&gt;</text:p>
      <text:p text:style-name="Code_20_Indent"><text:tab/>&lt;/tabpanels&gt;</text:p>
      <text:p text:style-name="Code_20_Indent">&lt;/tabbox&gt;</text:p>
      <text:h text:style-name="Heading_20_3" text:outline-level="3">The<text:span text:style-name="T2"> Accordion Tab Boxes</text:span></text:h>
      <text:p text:style-name="P21">Tab boxes supports two molds: <text:span text:style-name="T6">default</text:span> and <text:span text:style-name="T6">accordion</text:span>. The effect of the <text:span text:style-name="T6">accordion</text:span> mold is as follows.</text:p>
      <text:p text:style-name="Code_20_Indent"><draw:frame draw:style-name="fr7" draw:name="graphics11" text:anchor-type="paragraph" svg:x="14.718cm" svg:y="0.621cm" svg:width="2.327cm" svg:height="1.686cm" draw:z-index="23"><draw:image xlink:href="../images/100000000000007800000057AB443B27.png" xlink:type="simple" xlink:show="embed" xlink:actuate="onLoad"/></draw:frame>&lt;tabbox <text:span text:style-name="T15">mold="accordion"</text:span>&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he first panel.&lt;/tabpanel&gt;</text:p>
      <text:p text:style-name="Code_20_Indent"><text:tab/><text:tab/>&lt;tabpanel&gt;The second panel&lt;/tabpanel&gt;</text:p>
      <text:p text:style-name="Code_20_Indent"><text:tab/>&lt;/tabpanels&gt;</text:p>
      <text:p text:style-name="Code_20_Indent">&lt;/tabbox&gt;</text:p>
      <text:h text:style-name="Heading_20_3" text:outline-level="3">The <text:span text:style-name="T6">ori</text:span><text:span text:style-name="T7">ent</text:span><text:span text:style-name="T2"> Property</text:span></text:h>
      <text:p text:style-name="P21">Developers can control whether the tabs are located by use of the <text:span text:style-name="T6">orient</text:span> property. By default, it is <text:span text:style-name="T6">horizontal</text:span>. You can change it to <text:span text:style-name="T6">vertical</text:span>, and the effect is as follows.</text:p>
      <text:p text:style-name="Code_20_Indent">&lt;tabbox width="400px" <text:span text:style-name="T15">orient="vertical"</text:span>&gt;</text:p>
      <text:p text:style-name="Code_20_Indent"><draw:frame draw:style-name="fr7" draw:name="graphics51" text:anchor-type="paragraph" svg:x="9.999cm" svg:y="0cm" svg:width="7.599cm" svg:height="3.662cm" draw:z-index="51"><draw:image xlink:href="../images/1000000000000167000000AD8ECB7048.png" xlink:type="simple" xlink:show="embed" xlink:actuate="onLoad"/></draw:frame><text:tab/>&lt;tabs&gt;</text:p>
      <text:p text:style-name="Code_20_Indent"><text:tab/><text:tab/>&lt;tab label="A"/&gt;</text:p>
      <text:p text:style-name="Code_20_Indent"><text:tab/><text:tab/>&lt;tab label="B"/&gt;</text:p>
      <text:p text:style-name="Code_20_Indent"><text:tab/><text:tab/>&lt;tab label="C"/&gt;</text:p>
      <text:p text:style-name="Code_20_Indent"><text:tab/><text:tab/>&lt;tab label="D"/&gt;</text:p>
      <text:p text:style-name="Code_20_Indent"><text:tab/><text:tab/>&lt;tab label="E"/&gt;</text:p>
      <text:p text:style-name="Code_20_Indent"><text:tab/>&lt;/tabs&gt;</text:p>
      <text:p text:style-name="Code_20_Indent"><text:tab/>&lt;tabpanels&gt;</text:p>
      <text:p text:style-name="Code_20_Indent"><text:tab/><text:tab/>&lt;tabpanel&gt;This is panel A&lt;/tabpanel&gt;</text:p>
      <text:p text:style-name="Code_20_Indent"><text:tab/><text:tab/>&lt;tabpanel&gt;This is panel B&lt;/tabpanel&gt;</text:p>
      <text:p text:style-name="Code_20_Indent"><text:tab/><text:tab/>&lt;tabpanel&gt;This is panel C&lt;/tabpanel&gt;</text:p>
      <text:p text:style-name="Code_20_Indent"><text:tab/><text:tab/>&lt;tabpanel&gt;This is panel D&lt;/tabpanel&gt;</text:p>
      <text:p text:style-name="Code_20_Indent"><text:tab/><text:tab/>&lt;tabpanel&gt;This is panel E&lt;/tabpanel&gt;</text:p>
      <text:p text:style-name="Code_20_Indent"><text:tab/>&lt;/tabpanels&gt;</text:p>
      <text:p text:style-name="Code_20_Indent">&lt;/tabbox&gt;</text:p>
      <text:h text:style-name="Heading_20_3" text:outline-level="3">The <text:span text:style-name="T7">align</text:span><text:span text:style-name="T2"> Property of Tabs</text:span></text:h>
      <text:p text:style-name="P21">Developers can control the alignment of tab by use the <text:span text:style-name="T6">align</text:span> property of <text:span text:style-name="T6">tabs</text:span>. By default, it is <text:span text:style-name="T6">start </text:span>(leftmost or uppermost). You can change it to <text:span text:style-name="T6">center </text:span><text:span text:style-name="T19">or</text:span><text:span text:style-name="T6"> end </text:span>(rightmost or bottommost), and the effect is as follows.</text:p>
      <text:p text:style-name="Code_20_Indent"><draw:frame draw:style-name="fr7" draw:name="graphics103" text:anchor-type="paragraph" svg:x="10.444cm" svg:y="0.63cm" svg:width="6.966cm" svg:height="1.385cm" draw:z-index="99"><draw:image xlink:href="../images/10000000000001000000003F85AAC9C2.png" xlink:type="simple" xlink:show="embed" xlink:actuate="onLoad"/></draw:frame>&lt;tabbox width="250px"&gt;</text:p>
      <text:p text:style-name="Code_20_Indent"><text:tab/>&lt;tabs <text:span text:style-name="T15">align="end"</text:span>&gt;</text:p>
      <text:p text:style-name="Code_20_Indent"><text:tab/><text:tab/>&lt;tab label="Tab 1"/&gt;</text:p>
      <text:p text:style-name="Code_20_Indent"><text:tab/><text:tab/>&lt;tab label="Tab 2"/&gt;</text:p>
      <text:p text:style-name="Code_20_Indent"><text:tab/>&lt;/tabs&gt;</text:p>
      <text:p text:style-name="Code_20_Indent"><text:tab/>&lt;tabpanels&gt;</text:p>
      <text:p text:style-name="Code_20_Indent"><text:tab/><text:tab/>&lt;tabpanel&gt;This is panel 1&lt;/tabpanel&gt;</text:p>
      <text:p text:style-name="Code_20_Indent"><text:tab/><text:tab/>&lt;tabpanel&gt;This is panel 2&lt;/tabpanel&gt;</text:p>
      <text:p text:style-name="Code_20_Indent"><text:tab/>&lt;/tabpanels&gt;</text:p>
      <text:p text:style-name="Code_20_Indent">&lt;/tabbox&gt;</text:p>
      <text:h text:style-name="Heading_20_3" text:outline-level="3">The <text:span text:style-name="T6">closable</text:span> Property</text:h>
      <text:p text:style-name="Text_20_body_20_indent">By setting the <text:span text:style-name="Source_20_Text">closable</text:span> property to true, a close button is shown for the tab, such that user could close the<text:span text:style-name="T2"> tab and the corresponding tab panel by clicking the button. Once user clicks on the </text:span><text:span text:style-name="T7">close</text:span><text:span text:style-name="T2"> button, an </text:span><text:span text:style-name="T7">onClose</text:span><text:span text:style-name="T2"> event is sent to the tab. It is processed by the </text:span><text:span text:style-name="T7">onClose</text:span><text:span text:style-name="T2"> method of </text:span><text:span text:style-name="T7">Tab</text:span><text:span text:style-name="T2">. Then, </text:span><text:span text:style-name="T7">onClose</text:span><text:span text:style-name="T2">, by default, detaches the tab itself and the corresponding tab panel.</text:span></text:p>
      <text:p text:style-name="Tip">See also window's <text:span text:style-name="T6">closable</text:span> property.</text:p>
      <text:h text:style-name="Heading_20_3" text:outline-level="3">The <text:span text:style-name="T7">disabled</text:span><text:span text:style-name="T2"> Property</text:span></text:h>
      <text:p text:style-name="P21">By setting the <text:span text:style-name="T6">disabled</text:span> property of tab to be <text:span text:style-name="T6">true</text:span>, the user could not select or close the corresponding tab by clicking the tab or close button. But, Developers can still control the selection or close of tab by program.</text:p>
      <text:p text:style-name="Code_20_Indent"><draw:frame draw:style-name="fr7" draw:name="graphics104" text:anchor-type="paragraph" svg:x="11.1cm" svg:y="0.467cm" svg:width="6.465cm" svg:height="1.36cm" draw:z-index="101"><draw:image xlink:href="../images/100000000000013500000041BBCFC9F8.png" xlink:type="simple" xlink:show="embed" xlink:actuate="onLoad"/></draw:frame>&lt;tabbox width="300px" id="tbx"&gt;</text:p>
      <text:p text:style-name="Code_20_Indent"><text:tab/>&lt;tabs&gt;</text:p>
      <text:p text:style-name="Code_20_Indent"><text:tab/><text:tab/>&lt;tab label="Step 1" id="tb1" <text:span text:style-name="T15">disabled="true"</text:span>/&gt;</text:p>
      <text:p text:style-name="Code_20_Indent"><text:tab/><text:tab/>&lt;tab label="Step 2" id="tb2" <text:span text:style-name="T15">disabled="true"</text:span>/&gt;</text:p>
      <text:p text:style-name="Code_20_Indent"><text:tab/><text:tab/>&lt;tab label="Step 3" id="tb3" <text:span text:style-name="T15">disabled="true"</text:span>/&gt;</text:p>
      <text:p text:style-name="Code_20_Indent"><text:tab/>&lt;/tabs&gt;</text:p>
      <text:p text:style-name="Code_20_Indent"><text:tab/>&lt;tabpanels&gt;</text:p>
      <text:p text:style-name="Code_20_Indent"><text:tab/><text:tab/>&lt;tabpanel&gt;&lt;button label="to Step2" onClick="tbx.selectedTab=tb2"/&gt;&lt;/tabpanel&gt;</text:p>
      <text:p text:style-name="Code_20_Indent"><text:tab/><text:tab/>&lt;tabpanel&gt;&lt;button label="to Step3" onClick="tbx.selectedTab=tb3"/&gt;&lt;/tabpanel&gt;</text:p>
      <text:p text:style-name="Code_20_Indent"><text:tab/><text:tab/>&lt;tabpanel&gt;This is panel 3&lt;/tabpanel&gt;</text:p>
      <text:p text:style-name="Code_20_Indent"><text:tab/>&lt;/tabpanels&gt;</text:p>
      <text:p text:style-name="Code_20_Indent">&lt;/tabbox&gt;</text:p>
      <text:h text:style-name="Heading_20_3" text:outline-level="3">Load-on-Demand for Tab Panels</text:h>
      <text:p text:style-name="Text_20_body_20_indent">Like many other components, you can load the content of the tab panel only when it becomes visible. The<text:span text:style-name="T2"> simplest way is to use the </text:span><text:span text:style-name="T7">fulfill</text:span><text:span text:style-name="T2"> attribute to defer the creation of the children of a tab panel.</text:span></text:p>
      <text:p text:style-name="Code_20_Indent">&lt;tabbox&gt;</text:p>
      <text:p text:style-name="Code_20_Indent"><text:tab/>&lt;tabs&gt;</text:p>
      <text:p text:style-name="Code_20_Indent"><text:tab/><text:tab/>&lt;tab label="Preload" selected="true"/&gt;</text:p>
      <text:p text:style-name="Code_20_Indent"><text:tab/><text:tab/>&lt;tab id="tab2" label="OnDemand"/&gt;</text:p>
      <text:p text:style-name="Code_20_Indent"><text:tab/>&lt;/tabs&gt;</text:p>
      <text:p text:style-name="Code_20_Indent"><text:tab/>&lt;tabpanels&gt;</text:p>
      <text:p text:style-name="Code_20_Indent"><text:tab/><text:tab/>&lt;tabpanel&gt;</text:p>
      <text:p text:style-name="Code_20_Indent"><text:tab/>This panel is pre<text:span text:style-name="T2">-loaded since no fulfill specified</text:span></text:p>
      <text:p text:style-name="Code_20_Indent"><text:tab/><text:tab/>&lt;/tabpanel&gt;</text:p>
      <text:p text:style-name="Code_20_Indent"><text:tab/><text:tab/>&lt;tabpanel fulfill="tab2.onSelect"&gt;</text:p>
      <text:p text:style-name="Code_20_Indent"><text:tab/>This panel is loaded only tab2 receives the onSelect event</text:p>
      <text:p text:style-name="Code_20_Indent"><text:tab/><text:tab/>&lt;/tabpanel&gt;</text:p>
      <text:p text:style-name="Code_20_Indent"><text:tab/>&lt;/tabpanels&gt;</text:p>
      <text:p text:style-name="Code_20_Indent">&lt;/tabbox&gt;</text:p>
      <text:p text:style-name="Text_20_body_20_indent">If you prefer to create the children manually or manipulate the<text:span text:style-name="T2"> panel dynamically, </text:span>you could listen to the <text:span text:style-name="T6">onSelect</text:span> event, and then fulfill the content of the panel when it is selected, as depicted below.</text:p>
      <text:p text:style-name="Code_20_Indent">&lt;tabbox id="tabbox" width="400" mold="accordion"&gt;</text:p>
      <text:p text:style-name="Code_20_Indent"><text:tab/>&lt;tabs&gt;</text:p>
      <text:p text:style-name="Code_20_Indent"><text:tab/><text:tab/>&lt;tab label="Preload"/&gt;</text:p>
      <text:p text:style-name="Code_20_Indent"><text:tab/><text:tab/>&lt;tab label="OnDemand" onSelect="load(self.linkedPanel)"/&gt;</text:p>
      <text:p text:style-name="Code_20_Indent"><text:tab/>&lt;/tabs&gt;</text:p>
      <text:p text:style-name="Code_20_Indent"><text:tab/>&lt;tabpanels&gt;</text:p>
      <text:p text:style-name="Code_20_Indent"><text:tab/><text:tab/>&lt;tabpanel&gt;</text:p>
      <text:p text:style-name="Code_20_Indent"><text:tab/>This panel is pre-loaded.</text:p>
      <text:p text:style-name="Code_20_Indent"><text:tab/><text:tab/>&lt;/tabpanel&gt;</text:p>
      <text:p text:style-name="Code_20_Indent"><text:tab/><text:tab/>&lt;tabpanel&gt;</text:p>
      <text:p text:style-name="Code_20_Indent"><text:tab/><text:tab/>&lt;/tabpanel&gt;</text:p>
      <text:p text:style-name="Code_20_Indent"><text:tab/>&lt;/tabpanels&gt;</text:p>
      <text:p text:style-name="Code_20_Indent"><text:tab/>&lt;zscript&gt;&lt;![CDATA[</text:p>
      <text:p text:style-name="Code_20_Indent"><text:tab/>void load(Tabpanel panel) {</text:p>
      <text:p text:style-name="Code_20_Indent"><text:tab/><text:tab/>if (panel != null &amp;&amp; panel.getChildren().isEmpty())</text:p>
      <text:p text:style-name="Code_20_Indent"><text:tab/><text:tab/><text:tab/>new Label("Second panel is loaded").setParent(panel);</text:p>
      <text:p text:style-name="Code_20_Indent"><text:tab/>}</text:p>
      <text:p text:style-name="Code_20_Indent"><text:tab/>]]&gt;&lt;/zscript&gt;</text:p>
      <text:p text:style-name="Code_20_Indent">&lt;/tabbox&gt;</text:p>
      <text:h text:style-name="Heading_20_2" text:outline-level="2">Grids</text:h>
      <text:p text:style-name="Text_20_body">Com<text:span text:style-name="T2">ponents: </text:span><text:span text:style-name="T7">grid</text:span><text:span text:style-name="T2">, </text:span><text:span text:style-name="T7">columns</text:span><text:span text:style-name="T2">, </text:span><text:span text:style-name="T7">column</text:span><text:span text:style-name="T2">, </text:span><text:span text:style-name="T7">rows</text:span><text:span text:style-name="T2"> and </text:span><text:span text:style-name="T7">row</text:span><text:span text:style-name="T2">.</text:span></text:p>
      <text:p text:style-name="Text_20_body">A grid contains components that are aligned in rows like tables. Inside a grid, you declare two things, the columns, that define the header and column attributes, and the rows, that provide the content.</text:p>
      <text:p text:style-name="Text_20_body">To declare a set of rows, use the <text:span text:style-name="T6">rows</text:span> component, which should be a child element of <text:span text:style-name="T6">grid</text:span>. Inside that you should add <text:span text:style-name="T6">row</text:span> components, which are used for each row. Inside the row element, you should place the content that you want inside that row. Each child is a column of the specific row.</text:p>
      <text:p text:style-name="Text_20_body">Similarly, the columns are declared with the <text:span text:style-name="T6">columns</text:span> component, which should be placed as a child element of the grid. <text:s/>Unlike <text:span text:style-name="T6">row</text:span> is used to hold the content of each row, <text:span text:style-name="T6">column</text:span> <text:s/>declares the common attributes of each column, such as the width and alignment, and <text:s/>and optional headers, i.e., label and/or image.</text:p>
      <text:p text:style-name="Code"><draw:frame draw:style-name="fr8" draw:name="graphics14" text:anchor-type="paragraph" svg:x="10.377cm" svg:y="0.556cm" svg:width="7.061cm" svg:height="1.251cm" draw:z-index="62"><draw:image xlink:href="../images/100000000000017D0000004DD592B1C3.png" xlink:type="simple" xlink:show="embed" xlink:actuate="onLoad"/></draw:frame>&lt;grid&gt;</text:p>
      <text:p text:style-name="Code"><text:tab/>&lt;columns&gt;</text:p>
      <text:p text:style-name="Code"><text:tab/><text:tab/>&lt;column label="Type"/&gt;</text:p>
      <text:p text:style-name="Code"><text:tab/><text:tab/>&lt;column label="Content"/&gt;</text:p>
      <text:p text:style-name="Code"><text:tab/>&lt;/columns&gt;</text:p>
      <text:p text:style-name="Code"><text:tab/>&lt;rows&gt;</text:p>
      <text:p text:style-name="Code"><text:tab/><text:tab/>&lt;row&gt;</text:p>
      <text:p text:style-name="Code"><text:tab/><text:tab/><text:tab/>&lt;label value="File:"/&gt;</text:p>
      <text:p text:style-name="Code"><text:tab/><text:tab/><text:tab/>&lt;textbox width="99%"/&gt;</text:p>
      <text:p text:style-name="Code"><text:tab/><text:tab/>&lt;/row&gt;</text:p>
      <text:p text:style-name="Code"><text:tab/><text:tab/>&lt;row&gt;</text:p>
      <text:p text:style-name="Code"><text:tab/><text:tab/><text:tab/>&lt;label value="Type:"/&gt;</text:p>
      <text:p text:style-name="Code"><text:tab/><text:tab/><text:tab/>&lt;hbox&gt;</text:p>
      <text:p text:style-name="Code"><text:tab/><text:tab/><text:tab/><text:tab/>&lt;listbox rows="1" mold="select"&gt;</text:p>
      <text:p text:style-name="Code"><text:tab/><text:tab/><text:tab/><text:tab/><text:tab/>&lt;listitem label="Java Files,(*.java)"/&gt;</text:p>
      <text:p text:style-name="Code"><text:tab/><text:tab/><text:tab/><text:tab/><text:tab/>&lt;listitem label="All Files,(*.*)"/&gt;</text:p>
      <text:p text:style-name="Code"><text:tab/><text:tab/><text:tab/><text:tab/>&lt;/listbox&gt;</text:p>
      <text:p text:style-name="Code"><text:tab/><text:tab/><text:tab/><text:tab/>&lt;button label="Browse..."/&gt;</text:p>
      <text:p text:style-name="Code"><text:tab/><text:tab/><text:tab/>&lt;/hbox&gt;</text:p>
      <text:p text:style-name="Code"><text:tab/><text:tab/>&lt;/row&gt;</text:p>
      <text:p text:style-name="Code"><text:tab/>&lt;/rows&gt;</text:p>
      <text:p text:style-name="Code">&lt;/grid&gt;</text:p>
      <text:h text:style-name="Heading_20_3" text:outline-level="3">Scr<text:span text:style-name="T2">ollable Grid</text:span></text:h>
      <text:p text:style-name="Text_20_body_20_indent"><draw:frame draw:style-name="fr12" draw:name="graphics36" text:anchor-type="paragraph" svg:x="8.606cm" svg:y="0.298cm" svg:width="8.999cm" svg:height="2.82cm" draw:z-index="63"><draw:image xlink:href="../images/10000000000001FC0000009FFC9DC218.png" xlink:type="simple" xlink:show="embed" xlink:actuate="onLoad"/></draw:frame>A grid could be scrollable if you specify the <text:span text:style-name="T6">height</text:span> pro<text:span text:style-name="T2">perty</text:span> and there is not enough space to show all data.</text:p>
      <text:p text:style-name="Code_20_Indent">&lt;grid width="500px" <text:span text:style-name="T42">height="130px"</text:span>&gt;</text:p>
      <text:p text:style-name="Code_20_Indent"><text:tab/>&lt;columns&gt;</text:p>
      <text:p text:style-name="Code_20_Indent"><text:tab/><text:tab/>&lt;column label="Head 1"/&gt;</text:p>
      <text:p text:style-name="Code_20_Indent"><text:tab/><text:tab/>&lt;column label="Head 2" align="center"/&gt;</text:p>
      <text:p text:style-name="Code_20_Indent"><text:tab/><text:tab/>&lt;column label="Head 3" align="right"/&gt;</text:p>
      <text:p text:style-name="Code_20_Indent"><text:tab/>&lt;/columns&gt;</text:p>
      <text:p text:style-name="Code_20_Indent"><text:tab/>&lt;rows&gt;</text:p>
      <text:p text:style-name="Code_20_Indent"><text:tab/><text:tab/>&lt;row&gt;</text:p>
      <text:p text:style-name="Code_20_Indent"><text:tab/><text:tab/><text:tab/>&lt;listbox mold="select"&gt;</text:p>
      <text:p text:style-name="Code_20_Indent"><text:tab/><text:tab/><text:tab/><text:tab/>&lt;listitem label="Faster"/&gt;</text:p>
      <text:p text:style-name="Code_20_Indent"><text:tab/><text:tab/><text:tab/><text:tab/>&lt;listitem label="Fast"/&gt;</text:p>
      <text:p text:style-name="Code_20_Indent"><text:tab/><text:tab/><text:tab/><text:tab/>&lt;listitem label="Average"/&gt;</text:p>
      <text:p text:style-name="Code_20_Indent"><text:tab/><text:tab/><text:tab/>&lt;/listbox&gt;</text:p>
      <text:p text:style-name="Code_20_Indent"><text:tab/><text:tab/><text:tab/>&lt;datebox/&gt;</text:p>
      <text:p text:style-name="Code_20_Indent"><text:tab/><text:tab/><text:tab/>&lt;textbox rows="2"/&gt;</text:p>
      <text:p text:style-name="Code_20_Indent"><text:tab/><text:tab/>&lt;/row&gt;</text:p>
      <text:p text:style-name="Code_20_Indent"><text:tab/><text:tab/>&lt;row&gt;</text:p>
      <text:p text:style-name="Code_20_Indent"><text:tab/><text:tab/><text:tab/>&lt;checkbox checked="true" label="Option 1"/&gt;</text:p>
      <text:p text:style-name="Code_20_Indent"><text:tab/><text:tab/><text:tab/>&lt;checkbox label="Option 2"/&gt;</text:p>
      <text:p text:style-name="Code_20_Indent"><text:tab/><text:tab/><text:tab/>&lt;radiogroup&gt;</text:p>
      <text:p text:style-name="Code_20_Indent"><text:tab/><text:tab/><text:tab/><text:tab/>&lt;radio label="Apple"/&gt;</text:p>
      <text:p text:style-name="Code_20_Indent"><text:tab/><text:tab/><text:tab/><text:tab/>&lt;radio label="Orange" checked="true"/&gt;</text:p>
      <text:p text:style-name="Code_20_Indent"><text:tab/><text:tab/><text:tab/><text:tab/>&lt;radio label="Lemon"/&gt;</text:p>
      <text:p text:style-name="Code_20_Indent"><text:tab/><text:tab/><text:tab/>&lt;/radiogroup&gt;</text:p>
      <text:p text:style-name="Code_20_Indent"><text:tab/><text:tab/>&lt;/row&gt;</text:p>
      <text:p text:style-name="Code_20_Indent"><text:tab/><text:tab/>&lt;row&gt;</text:p>
      <text:p text:style-name="Code_20_Indent"><text:tab/><text:tab/><text:tab/>&lt;checkbox checked="true" label="Option 1"/&gt;</text:p>
      <text:p text:style-name="Code_20_Indent"><text:tab/><text:tab/><text:tab/>&lt;checkbox label="Option 2"/&gt;</text:p>
      <text:p text:style-name="Code_20_Indent"><text:tab/><text:tab/><text:tab/>&lt;radiogroup orient="vertical"&gt;</text:p>
      <text:p text:style-name="Code_20_Indent"><text:tab/><text:tab/><text:tab/><text:tab/>&lt;radio label="Apple"/&gt;</text:p>
      <text:p text:style-name="Code_20_Indent"><text:tab/><text:tab/><text:tab/><text:tab/>&lt;radio label="Orange" checked="true"/&gt;</text:p>
      <text:p text:style-name="Code_20_Indent"><text:tab/><text:tab/><text:tab/><text:tab/>&lt;radio label="Lemon"/&gt;</text:p>
      <text:p text:style-name="Code_20_Indent"><text:tab/><text:tab/><text:tab/>&lt;/radiogroup&gt;</text:p>
      <text:p text:style-name="Code_20_Indent"><text:tab/><text:tab/>&lt;/row&gt;</text:p>
      <text:p text:style-name="Code_20_Indent"><text:tab/>&lt;/rows&gt;</text:p>
      <text:p text:style-name="Code_20_Indent">&lt;/grid&gt;</text:p>
      <text:h text:style-name="Heading_20_3" text:outline-level="3">Sizable Columns</text:h>
      <text:p text:style-name="Text_20_body_20_indent">If you allow users to resize the widths of columns, you can specify <text:span text:style-name="T7">true</text:span><text:span text:style-name="T2"> to the </text:span><text:span text:style-name="T7">sizable</text:span><text:span text:style-name="T2"> property of </text:span><text:span text:style-name="T7">columns</text:span><text:span text:style-name="T2"> as follows. Once allowed, users can resize the widths of columns by dragging the border between adjacent </text:span><text:span text:style-name="T7">column</text:span><text:span text:style-name="T2"> components.</text:span></text:p>
      <text:p text:style-name="Code_20_Indent">&lt;window&gt;</text:p>
      <text:p text:style-name="Code_20_Indent"><text:tab/>&lt;grid&gt;</text:p>
      <text:p text:style-name="Code_20_Indent"><text:tab/><text:tab/>&lt;columns id="cs" <text:span text:style-name="T15">sizable="true"</text:span>&gt;</text:p>
      <text:p text:style-name="Code_20_Indent"><text:tab/><text:tab/><text:tab/>&lt;column label="AA"/&gt;</text:p>
      <text:p text:style-name="Code_20_Indent"><text:tab/><text:tab/><text:tab/>&lt;column label="BB"/&gt;</text:p>
      <text:p text:style-name="Code_20_Indent"><text:tab/><text:tab/><text:tab/>&lt;column label="CC"/&gt;</text:p>
      <text:p text:style-name="Code_20_Indent"><text:tab/><text:tab/>&lt;/columns&gt;</text:p>
      <text:p text:style-name="Code_20_Indent"><text:tab/><text:tab/>&lt;rows&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lt;/rows&gt;</text:p>
      <text:p text:style-name="Code_20_Indent"><text:tab/>&lt;/grid&gt;</text:p>
      <text:p text:style-name="Code_20_Indent"><text:tab/>&lt;checkbox label="sizeable" checked="true" onCheck="cs.sizeable = self.checked"/&gt;</text:p>
      <text:p text:style-name="Code_20_Indent">&lt;/window&gt;</text:p>
      <text:h text:style-name="Heading_20_4" text:outline-level="4">The<text:span text:style-name="T2"> </text:span><text:span text:style-name="T7">onColSize</text:span><text:span text:style-name="T2"> Event</text:span></text:h>
      <text:p text:style-name="P36">Once a user resizes the widths, the <text:span text:style-name="T6">onColSize</text:span> event is sent with an instance of <text:span text:style-name="T6">org.zkoss.zul.event.ColSizeEvent</text:span>. Notice that the column's width is adjusted before the<text:span text:style-name="T6"> onColSize</text:span> event is sent. In other word, the event serves as a notification that you can ignore. Of course, you can do whatever you want in the event listener.</text:p>
      <text:h text:style-name="Heading_20_3" text:outline-level="3">Grids with Paging</text:h>
      <text:p text:style-name="Text_20_body_20_indent">There are two ways to handle long content in a grid: scrolling and paging. The scrolling is enabled by spe<text:span text:style-name="T2">cifying the </text:span><text:span text:style-name="T7">height</text:span><text:span text:style-name="T2"> property</text:span> as discussed in the previous section. The paging is enabled by specifying <text:span text:style-name="T6">paging</text:span> to the <text:span text:style-name="T6">mold</text:span> pro<text:span text:style-name="T2">perty. Once paging is enable, the grid separates the content into several pages and displays one page at a time as depicted below.</text:span></text:p>
      <text:p text:style-name="Code_20_Indent"><draw:frame draw:style-name="fr7" draw:name="graphics66" text:anchor-type="paragraph" svg:x="11.047cm" svg:y="0.383cm" svg:width="6.498cm" svg:height="2.434cm" draw:z-index="64"><draw:image xlink:href="../images/1000000000000133000000737A37B110.png" xlink:type="simple" xlink:show="embed" xlink:actuate="onLoad"/></draw:frame>&lt;grid width="300px" <text:span text:style-name="T42">mold="paging"</text:span> pageSize="4"&gt;</text:p>
      <text:p text:style-name="Code_20_Indent"><text:tab/>&lt;columns&gt;</text:p>
      <text:p text:style-name="Code_20_Indent"><text:tab/><text:tab/>&lt;column label="Left"/&gt;</text:p>
      <text:p text:style-name="Code_20_Indent"><text:tab/><text:tab/>&lt;column label="Right"/&gt;</text:p>
      <text:p text:style-name="Code_20_Indent"><text:tab/>&lt;/columns&gt;</text:p>
      <text:p text:style-name="Code_20_Indent"><text:tab/>&lt;rows&gt;</text:p>
      <text:p text:style-name="Code_20_Indent"><text:tab/><text:tab/>&lt;row&gt;</text:p>
      <text:p text:style-name="Code_20_Indent"><text:tab/><text:tab/><text:tab/>&lt;label value="Item 1.1"/&gt;&lt;label value="Item 1.2"/&gt;</text:p>
      <text:p text:style-name="Code_20_Indent"><text:tab/><text:tab/>&lt;/row&gt;</text:p>
      <text:p text:style-name="Code_20_Indent"><text:tab/><text:tab/>&lt;row&gt;</text:p>
      <text:p text:style-name="Code_20_Indent"><text:tab/><text:tab/><text:tab/>&lt;label value="Item 2.1"/&gt;&lt;label value="Item 2.2"/&gt;</text:p>
      <text:p text:style-name="Code_20_Indent"><text:tab/><text:tab/>&lt;/row&gt;</text:p>
      <text:p text:style-name="Code_20_Indent"><text:tab/><text:tab/>&lt;row&gt;</text:p>
      <text:p text:style-name="Code_20_Indent"><text:tab/><text:tab/><text:tab/>&lt;label value="Item 3.1"/&gt;&lt;label value="Item 3.2"/&gt;</text:p>
      <text:p text:style-name="Code_20_Indent"><text:tab/><text:tab/>&lt;/row&gt;</text:p>
      <text:p text:style-name="Code_20_Indent"><text:tab/><text:tab/>&lt;row&gt;</text:p>
      <text:p text:style-name="Code_20_Indent"><text:tab/><text:tab/><text:tab/>&lt;label value="Item 4.1"/&gt;&lt;label value="Item 4.2"/&gt;</text:p>
      <text:p text:style-name="Code_20_Indent"><text:tab/><text:tab/>&lt;/row&gt;</text:p>
      <text:p text:style-name="Code_20_Indent"><text:tab/><text:tab/>&lt;row&gt;</text:p>
      <text:p text:style-name="Code_20_Indent"><text:tab/><text:tab/><text:tab/>&lt;label value="Item 5.1"/&gt;&lt;label value="Item 5.2"/&gt;</text:p>
      <text:p text:style-name="Code_20_Indent"><text:tab/><text:tab/>&lt;/row&gt;</text:p>
      <text:p text:style-name="Code_20_Indent"><text:tab/><text:tab/>&lt;row&gt;</text:p>
      <text:p text:style-name="Code_20_Indent"><text:tab/><text:tab/><text:tab/>&lt;label value="Item 6.1"/&gt;&lt;label value="Item 6.2"/&gt;</text:p>
      <text:p text:style-name="Code_20_Indent"><text:tab/><text:tab/>&lt;/row&gt;</text:p>
      <text:p text:style-name="Code_20_Indent"><text:tab/><text:tab/>&lt;row&gt;</text:p>
      <text:p text:style-name="Code_20_Indent"><text:tab/><text:tab/><text:tab/>&lt;label value="Item 7.1"/&gt;&lt;label value="Item 7.2"/&gt;</text:p>
      <text:p text:style-name="Code_20_Indent"><text:tab/><text:tab/>&lt;/row&gt;</text:p>
      <text:p text:style-name="Code_20_Indent"><text:tab/>&lt;/rows&gt;</text:p>
      <text:p text:style-name="Code_20_Indent">&lt;/grid&gt;</text:p>
      <text:p text:style-name="P21">Once the paging mold is set, the grid creates an instance of the <text:span text:style-name="T6">paging</text:span> component as the child of the grid. It then takes care of paging for the grid it belongs to.</text:p>
      <text:h text:style-name="Heading_20_4" text:outline-level="4">The<text:span text:style-name="T2"> </text:span><text:span text:style-name="T7">pageSize</text:span><text:span text:style-name="T2"> Property</text:span></text:h>
      <text:p text:style-name="P36">Once setting the <text:span text:style-name="T6">paging</text:span> mold, you can specify how many rows are visible at a time (i.e., the page size) by use of the <text:span text:style-name="T6">pageSize</text:span> property. By default, it is 20.</text:p>
      <text:h text:style-name="Heading_20_4" text:outline-level="4">The <text:span text:style-name="T6">paginal</text:span> Property</text:h>
      <text:p text:style-name="Text_20_body_20_indent_20_2">If you pre<text:span text:style-name="T2">fer to put the </text:span><text:span text:style-name="T7">paging</text:span><text:span text:style-name="T2"> component at different location or you want to control two or more grid with the same </text:span><text:span text:style-name="T7">paging</text:span><text:span text:style-name="T2"> component, you can assign the </text:span><text:span text:style-name="T7">paginal</text:span><text:span text:style-name="T2"> property explicitly. Note: if it is not set explicitly, it is the same as the </text:span><text:span text:style-name="T7">paging</text:span><text:span text:style-name="T2"> property.</text:span></text:p>
      <text:p text:style-name="Code_20_Indent_20_2"><draw:frame draw:style-name="fr3" draw:name="graphics67" text:anchor-type="paragraph" svg:width="13.123cm" svg:height="2.159cm" draw:z-index="65"><draw:image xlink:href="../images/100000000000026C00000066A82ED1BB.png" xlink:type="simple" xlink:show="embed" xlink:actuate="onLoad"/></draw:frame>&lt;vbox&gt;</text:p>
      <text:p text:style-name="Code_20_Indent_20_2">&lt;paging id="pg" pageSize="4"/&gt;</text:p>
      <text:p text:style-name="Code_20_Indent_20_2">&lt;hbox&gt;</text:p>
      <text:p text:style-name="Code_20_Indent_20_2"><text:tab/>&lt;grid width="300px" mold="paging" paginal="${pg}"&gt;</text:p>
      <text:p text:style-name="Code_20_Indent_20_2"><text:tab/><text:tab/>&lt;columns&gt;</text:p>
      <text:p text:style-name="Code_20_Indent_20_2"><text:tab/><text:tab/><text:tab/>&lt;column label="Left"/&gt;&lt;column label="Righ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Item 1.1"/&gt;&lt;label value="Item 1.2"/&gt;</text:p>
      <text:p text:style-name="Code_20_Indent_20_2"><text:tab/><text:tab/><text:tab/>&lt;/row&gt;</text:p>
      <text:p text:style-name="Code_20_Indent_20_2"><text:tab/><text:tab/><text:tab/>&lt;row&gt;</text:p>
      <text:p text:style-name="Code_20_Indent_20_2"><text:tab/><text:tab/><text:tab/><text:tab/>&lt;label value="Item 2.1"/&gt;&lt;label value="Item 2.2"/&gt;</text:p>
      <text:p text:style-name="Code_20_Indent_20_2"><text:tab/><text:tab/><text:tab/>&lt;/row&gt;</text:p>
      <text:p text:style-name="Code_20_Indent_20_2"><text:tab/><text:tab/><text:tab/>&lt;row&gt;</text:p>
      <text:p text:style-name="Code_20_Indent_20_2"><text:tab/><text:tab/><text:tab/><text:tab/>&lt;label value="Item 3.1"/&gt;&lt;label value="Item 3.2"/&gt;</text:p>
      <text:p text:style-name="Code_20_Indent_20_2"><text:tab/><text:tab/><text:tab/>&lt;/row&gt;</text:p>
      <text:p text:style-name="Code_20_Indent_20_2"><text:tab/><text:tab/><text:tab/>&lt;row&gt;</text:p>
      <text:p text:style-name="Code_20_Indent_20_2"><text:tab/><text:tab/><text:tab/><text:tab/>&lt;label value="Item 4.1"/&gt;&lt;label value="Item 4.2"/&gt;</text:p>
      <text:p text:style-name="Code_20_Indent_20_2"><text:tab/><text:tab/><text:tab/>&lt;/row&gt;</text:p>
      <text:p text:style-name="Code_20_Indent_20_2"><text:tab/><text:tab/><text:tab/>&lt;row&gt;</text:p>
      <text:p text:style-name="Code_20_Indent_20_2"><text:tab/><text:tab/><text:tab/><text:tab/>&lt;label value="Item 5.1"/&gt;&lt;label value="Item 5.2"/&gt;</text:p>
      <text:p text:style-name="Code_20_Indent_20_2"><text:tab/><text:tab/><text:tab/>&lt;/row&gt;</text:p>
      <text:p text:style-name="Code_20_Indent_20_2"><text:tab/><text:tab/><text:tab/>&lt;row&gt;</text:p>
      <text:p text:style-name="Code_20_Indent_20_2"><text:tab/><text:tab/><text:tab/><text:tab/>&lt;label value="Item 6.1"/&gt;&lt;label value="Item 6.2"/&gt;</text:p>
      <text:p text:style-name="Code_20_Indent_20_2"><text:tab/><text:tab/><text:tab/>&lt;/row&gt;</text:p>
      <text:p text:style-name="Code_20_Indent_20_2"><text:tab/><text:tab/><text:tab/>&lt;row&gt;</text:p>
      <text:p text:style-name="Code_20_Indent_20_2"><text:tab/><text:tab/><text:tab/><text:tab/>&lt;label value="Item 7.1"/&gt;&lt;label value="Item 7.2"/&gt;</text:p>
      <text:p text:style-name="Code_20_Indent_20_2"><text:tab/><text:tab/><text:tab/>&lt;/row&gt;</text:p>
      <text:p text:style-name="Code_20_Indent_20_2"><text:tab/><text:tab/>&lt;/rows&gt;</text:p>
      <text:p text:style-name="Code_20_Indent_20_2"><text:tab/>&lt;/grid&gt;</text:p>
      <text:p text:style-name="Code_20_Indent_20_2"><text:tab/>&lt;grid width="300px" mold="paging" paginal="${pg}"&gt;</text:p>
      <text:p text:style-name="Code_20_Indent_20_2"><text:tab/><text:tab/>&lt;columns&gt;</text:p>
      <text:p text:style-name="Code_20_Indent_20_2"><text:tab/><text:tab/><text:tab/>&lt;column label="Left"/&gt;&lt;column label="Righ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Item A.1"/&gt;&lt;label value="Item A.2"/&gt;</text:p>
      <text:p text:style-name="Code_20_Indent_20_2"><text:tab/><text:tab/><text:tab/>&lt;/row&gt;</text:p>
      <text:p text:style-name="Code_20_Indent_20_2"><text:tab/><text:tab/><text:tab/>&lt;row&gt;</text:p>
      <text:p text:style-name="Code_20_Indent_20_2"><text:tab/><text:tab/><text:tab/><text:tab/>&lt;label value="Item B.1"/&gt;&lt;label value="Item B.2"/&gt;</text:p>
      <text:p text:style-name="Code_20_Indent_20_2"><text:tab/><text:tab/><text:tab/>&lt;/row&gt;</text:p>
      <text:p text:style-name="Code_20_Indent_20_2"><text:tab/><text:tab/><text:tab/>&lt;row&gt;</text:p>
      <text:p text:style-name="Code_20_Indent_20_2"><text:tab/><text:tab/><text:tab/><text:tab/>&lt;label value="Item C.1"/&gt;&lt;label value="Item C.2"/&gt;</text:p>
      <text:p text:style-name="Code_20_Indent_20_2"><text:tab/><text:tab/><text:tab/>&lt;/row&gt;</text:p>
      <text:p text:style-name="Code_20_Indent_20_2"><text:tab/><text:tab/><text:tab/>&lt;row&gt;</text:p>
      <text:p text:style-name="Code_20_Indent_20_2"><text:tab/><text:tab/><text:tab/><text:tab/>&lt;label value="Item D.1"/&gt;&lt;label value="Item D.2"/&gt;</text:p>
      <text:p text:style-name="Code_20_Indent_20_2"><text:tab/><text:tab/><text:tab/>&lt;/row&gt;</text:p>
      <text:p text:style-name="Code_20_Indent_20_2"><text:tab/><text:tab/><text:tab/>&lt;row&gt;</text:p>
      <text:p text:style-name="Code_20_Indent_20_2"><text:tab/><text:tab/><text:tab/><text:tab/>&lt;label value="Item E.1"/&gt;&lt;label value="Item E.2"/&gt;</text:p>
      <text:p text:style-name="Code_20_Indent_20_2"><text:tab/><text:tab/><text:tab/>&lt;/row&gt;</text:p>
      <text:p text:style-name="Code_20_Indent_20_2"><text:tab/><text:tab/><text:tab/>&lt;row&gt;</text:p>
      <text:p text:style-name="Code_20_Indent_20_2"><text:tab/><text:tab/><text:tab/><text:tab/>&lt;label value="Item F.1"/&gt;&lt;label value="Item F.2"/&gt;</text:p>
      <text:p text:style-name="Code_20_Indent_20_2"><text:tab/><text:tab/><text:tab/>&lt;/row&gt;</text:p>
      <text:p text:style-name="Code_20_Indent_20_2"><text:tab/><text:tab/>&lt;/rows&gt;</text:p>
      <text:p text:style-name="Code_20_Indent_20_2"><text:tab/>&lt;/grid&gt;</text:p>
      <text:p text:style-name="Code_20_Indent_20_2">&lt;/hbox&gt;</text:p>
      <text:p text:style-name="Code_20_Indent_20_2">&lt;/vbox&gt;</text:p>
      <text:h text:style-name="Heading_20_4" text:outline-level="4">The <text:span text:style-name="T6">paging</text:span> Property</text:h>
      <text:p text:style-name="P36">It is a readonly property representing the child <text:span text:style-name="T6">paging</text:span> component that is created automatically to handling paging. It is null if you assign an external paging by the <text:span text:style-name="T6">paginal</text:span> property. You rarely need to access this property. Rather, use the <text:span text:style-name="T6">paginal</text:span> property.</text:p>
      <text:h text:style-name="Heading_20_4" text:outline-level="4">The <text:span text:style-name="T6">onPaging</text:span> Event and Method</text:h>
      <text:p text:style-name="P36">Once a user clicks the page number of the <text:span text:style-name="T6">paging</text:span> component, an <text:span text:style-name="T6">onPaging</text:span> event is sent the grid. It is then processed by the <text:span text:style-name="T6">onPaging</text:span> method. By default, the method invalidates, i.e., redraws, the content of <text:span text:style-name="T6">rows</text:span>.</text:p>
      <text:p text:style-name="P36">If you want to implement "create-on-demand" feature, you can add a event listener to the grid for the <text:span text:style-name="T6">onPaging</text:span> event.</text:p>
      <text:p text:style-name="Code_20_Indent_20_2">grid.addEventListener(org.zkoss.zul.event.ZulEvents.ON_PAGING, new MyListener());</text:p>
      <text:h text:style-name="Heading_20_3" text:outline-level="3">Sorting</text:h>
      <text:p text:style-name="Text_20_body_20_indent">Grids sup<text:span text:style-name="T2">port the sorting of rows directly. To enable the ascending order for a particular column, you assign </text:span>a <text:span text:style-name="T6">java.util.Comparator</text:span> instance to the <text:span text:style-name="T6">sortAscending</text:span> property of the column. Similarly, you assign a comparator to the <text:span text:style-name="T6">sortDescending</text:span> <text:span text:style-name="T2">property</text:span> to enable the descending order.</text:p>
      <text:p text:style-name="Text_20_body_20_indent">As illustrated below, you first imp<text:span text:style-name="T2">lement a comparator that compares any two rows of the grid, and then assign its instances to the </text:span><text:span text:style-name="T7">sortAscending</text:span><text:span text:style-name="T2"> and </text:span><text:span text:style-name="T7">sortDescending</text:span><text:span text:style-name="T2"> properties. Notice: the </text:span><text:span text:style-name="T7">compare</text:span><text:span text:style-name="T2"> method is called with two </text:span><text:span text:style-name="T7">org.zkoss.zul.Row</text:span><text:span text:style-name="T2"> instance.</text:span></text:p>
      <text:p text:style-name="Code_20_Indent">&lt;zk&gt;</text:p>
      <text:p text:style-name="Code_20_Indent"><text:tab/>&lt;zscript&gt;</text:p>
      <text:p text:style-name="Code_20_Indent"><text:tab/><text:tab/>class MyRowComparator implements Comparator {</text:p>
      <text:p text:style-name="Code_20_Indent"><text:tab/><text:tab/><text:tab/>public MyRowComparator(boolean ascending) {</text:p>
      <text:p text:style-name="Code_20_Indent"><text:tab/><text:tab/><text:tab/>...</text:p>
      <text:p text:style-name="Code_20_Indent"><text:tab/><text:tab/><text:tab/>}</text:p>
      <text:p text:style-name="Code_20_Indent"><text:tab/><text:tab/><text:tab/>public int compare(Object o1, Object o2) {</text:p>
      <text:p text:style-name="Code_20_Indent"><text:tab/><text:tab/><text:tab/><text:tab/>Row r1 = (<text:span text:style-name="T15">Row</text:span>)o1, r2 = (<text:span text:style-name="T15">Row</text:span>)o2;</text:p>
      <text:p text:style-name="Code_20_Indent"><text:tab/><text:tab/><text:tab/><text:tab/>....</text:p>
      <text:p text:style-name="Code_20_Indent"><text:tab/><text:tab/><text:tab/>}</text:p>
      <text:p text:style-name="Code_20_Indent"><text:tab/><text:tab/>}</text:p>
      <text:p text:style-name="Code_20_Indent"><text:tab/><text:tab/>Comparator asc = new MyRowComparator(true);</text:p>
      <text:p text:style-name="Code_20_Indent"><text:tab/><text:tab/>Comparator dsc = new MyRowComparator(false);</text:p>
      <text:p text:style-name="Code_20_Indent"><text:tab/>&lt;/zscript&gt;</text:p>
      <text:p text:style-name="Code_20_Indent"><text:tab/>&lt;grid&gt;</text:p>
      <text:p text:style-name="Code_20_Indent"><text:tab/><text:tab/>&lt;columns&gt;</text:p>
      <text:p text:style-name="Code_20_Indent"><text:tab/><text:tab/><text:tab/>&lt;column <text:span text:style-name="T15">sortAscending="${asc}" sortDescending="${dsc}"</text:span>/&gt;</text:p>
      <text:p text:style-name="Code_20_Indent">...</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a particular column. If rows are sorted before adding to the grid, you shall set this property explicitly.</text:span></text:p>
      <text:p text:style-name="Code_20_Indent_20_2">&lt;column sortDirection="ascending"/&gt;</text:p>
      <text:p text:style-name="Text_20_body_20_indent_20_2">Then, it is maintained automatically by grids as long as you assign the comparators to the corresponding column.</text:p>
      <text:h text:style-name="Heading_20_4" text:outline-level="4">The <text:span text:style-name="T6">onSort</text:span> Event</text:h>
      <text:p text:style-name="Text_20_body_20_indent_20_2">When you ass<text:span text:style-name="T2">ign at least one comparator to a column, an </text:span><text:span text:style-name="T7">onSort</text:span><text:span text:style-name="T2"> event is sent to the server if user clicks on it. The </text:span><text:span text:style-name="T7">column</text:span><text:span text:style-name="T2"> component implements a listener to automatically sort rows based on the assigned comparator.</text:span></text:p>
      <text:p text:style-name="Text_20_body_20_indent_20_2">If you prefer to handle it manually, you can add your own listener to the column for the <text:span text:style-name="T6">onSort</text:span> event. <text:span text:style-name="T2"><text:s/>To prevent the default listener to invoke the </text:span><text:span text:style-name="T7">sort</text:span><text:span text:style-name="T2"> method, you have to <text:s/>call the </text:span><text:span text:style-name="T7">stopPropagation</text:span><text:span text:style-name="T2"> method against the event being received. </text:span>Alternatively, you can override the <text:span text:style-name="T6">sort</text:span> method, see below.</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rows by Java codes. For example, you might have to call this method after adding rows (assuming not in the proper order).</text:span></text:p>
      <text:p text:style-name="Code_20_Indent_20_2">Row row = new Row();</text:p>
      <text:p text:style-name="Code_20_Indent_20_2">row.setParent(rows);</text:p>
      <text:p text:style-name="Code_20_Indent_20_2">row.appendChild(...);</text:p>
      <text:p text:style-name="Code_20_Indent_20_2">...</text:p>
      <text:p text:style-name="Code_20_Indent_20_2">if (!"natural".column.getSortDirection())</text:p>
      <text:p text:style-name="Code_20_Indent_20_2"><text:tab/>column.sort("ascending".equals(column.getSortDirection()));</text:p>
      <text:p text:style-name="Text_20_body_20_indent_20_2">The default sorting algorithm is quick-sort (by use of the <text:span text:style-name="T6">sort</text:span> method from the <text:span text:style-name="T6">org.zkoss.zk.ui.Components</text:span> class). You might override it with your own implementation.</text:p>
      <text:p text:style-name="Text_20_body_20_indent_20_2">Note: the <text:span text:style-name="T6">sort</text:span> method checks the sort direction (by calling <text:span text:style-name="T6">getSortDirection</text:span>). It sorts the rows only if the sort direction is different. To enforce the sorting, do as follows.</text:p>
      <text:p text:style-name="Code_20_Indent_20_2">col<text:span text:style-name="T2">umn.setSortDirection("natural");</text:span></text:p>
      <text:p text:style-name="Code_20_Indent_20_2">sort(myorder);</text:p>
      <text:p text:style-name="Text_20_body_20_indent_20_2">The<text:span text:style-name="T2"> above codes are equivalent to the following.</text:span></text:p>
      <text:p text:style-name="Code_20_Indent_20_2">sort(myorder, true);</text:p>
      <text:h text:style-name="Heading_20_3" text:outline-level="3">Live Data</text:h>
      <text:p text:style-name="Text_20_body_20_indent"><text:span text:style-name="T2">Like list boxes, grids</text:span> support the <text:span text:style-name="T27">live data</text:span>. With live data, developers could separate the data from the view. In other words, developers needs only to provide the data by imp<text:span text:style-name="T2">lementing the</text:span> <text:span text:style-name="T6">org.zkoss.zul.ListModel</text:span> interface. Rather than man<text:span text:style-name="T2">ipulating the grid directly. The benefits are two folds.</text:span></text:p>
      <text:list text:style-name="L21">
        <text:list-item>
          <text:p text:style-name="P107">It is easier to use different views to show the same set of data.</text:p>
        </text:list-item>
        <text:list-item>
          <text:p text:style-name="P136">The grid sends the data to the client only if it is visible. It saves a lot of network traffic if the amount of data is huge.</text:p>
        </text:list-item>
      </text:list>
      <text:p text:style-name="Text_20_body_20_indent">There are three steps to use the live data.</text:p>
      <text:list text:style-name="L22">
        <text:list-item>
          <text:p text:style-name="P108">Prepare the data in the form of <text:span text:style-name="T6">ListModel</text:span>. ZK has a concrete implementation called <text:span text:style-name="T6">org.zkoss.zul.SimpleListModel</text:span>. for representing an array of objects.</text:p>
        </text:list-item>
        <text:list-item>
          <text:p text:style-name="P108">Implement the <text:span text:style-name="T6">org.zkoss.zul.RowRenderer</text:span> interface for rendering a row of data into the grid.</text:p>
        </text:list-item>
      </text:list>
      <text:list text:style-name="L23">
        <text:list-item>
          <text:list>
            <text:list-item>
              <text:p text:style-name="P110">This is optional. If not specified, the default renderer is used to render the data into the first column.</text:p>
            </text:list-item>
            <text:list-item>
              <text:p text:style-name="P110">You could implement different renderers for represent the same data in different views.</text:p>
            </text:list-item>
          </text:list>
        </text:list-item>
      </text:list>
      <text:list text:style-name="L22" text:continue-numbering="true">
        <text:list-item>
          <text:p text:style-name="P108">Specify the data in the <text:span text:style-name="T6">model</text:span> property, and, optionally, the renderer in the <text:span text:style-name="T6">rowRenderer</text:span> property.</text:p>
        </text:list-item>
      </text:list>
      <text:p text:style-name="Text_20_body_20_indent"><text:span text:style-name="T2">In the following example, we prepared a list model called </text:span><text:span text:style-name="T7">strset</text:span><text:span text:style-name="T20">, assigned it to a grid through the </text:span><text:span text:style-name="T7">model</text:span><text:span text:style-name="T20"> property. Then, the grid will do the rest.</text:span></text:p>
      <text:p text:style-name="Code_20_Indent"><draw:frame draw:style-name="fr7" draw:name="graphics80" text:anchor-type="paragraph" svg:x="14.997cm" svg:y="1.99cm" svg:width="2.223cm" svg:height="2.773cm" draw:z-index="77"><draw:image xlink:href="../images/100000000000006900000083A11BBF49.png" xlink:type="simple" xlink:show="embed" xlink:actuate="onLoad"/></draw:frame>&lt;window title="Live Grid" border="normal"&gt;</text:p>
      <text:p text:style-name="Code_20_Indent"><text:tab/>&lt;zscript&gt;</text:p>
      <text:p text:style-name="Code_20_Indent"><text:tab/><text:tab/>String[] data = new String[30];</text:p>
      <text:p text:style-name="Code_20_Indent"><text:tab/><text:tab/>for(int j=0; j &amp;lt; data.length; ++j) {</text:p>
      <text:p text:style-name="Code_20_Indent"><text:tab/><text:tab/><text:tab/>data[j] = "option "+j;</text:p>
      <text:p text:style-name="Code_20_Indent"><text:tab/><text:tab/>}</text:p>
      <text:p text:style-name="Code_20_Indent"><text:tab/><text:tab/>ListModel strset = new SimpleListModel(data);</text:p>
      <text:p text:style-name="Code_20_Indent"><text:tab/>&lt;/zscript&gt;</text:p>
      <text:p text:style-name="Code_20_Indent"><text:tab/>&lt;grid width="100px" height="100px" model="${strset}"&gt;</text:p>
      <text:p text:style-name="Code_20_Indent"><text:tab/><text:tab/>&lt;columns&gt;</text:p>
      <text:p text:style-name="Code_20_Indent"><text:tab/><text:tab/><text:tab/>&lt;column label="options"/&gt;</text:p>
      <text:p text:style-name="Code_20_Indent"><text:tab/><text:tab/>&lt;/columns&gt;</text:p>
      <text:p text:style-name="Code_20_Indent"><text:tab/>&lt;/grid&gt;</text:p>
      <text:p text:style-name="Code_20_Indent">&lt;/window&gt;</text:p>
      <text:h text:style-name="Heading_20_4" text:outline-level="4">Sorting with Live Data</text:h>
      <text:p text:style-name="Text_20_body_20_indent_20_2">If you allow users to sort a grid pro<text:span text:style-name="T2">vided with live data, you have to implement an interface, </text:span><text:span text:style-name="T7">org.zkoss.zul.ListModelExt</text:span><text:span text:style-name="T2">, in addition to </text:span><text:span text:style-name="T7">org.zkoss.zul.ListModel</text:span><text:span text:style-name="T2">.</text:span></text:p>
      <text:p text:style-name="Code_20_Indent_20_2">class MyListModel imp<text:span text:style-name="T2">lements ListModel, ListModelExt {</text:span></text:p>
      <text:p text:style-name="Code_20_Indent_20_2"><text:tab/>public void sort(Comparator cmpr, boolean ascending) {</text:p>
      <text:p text:style-name="Code_20_Indent_20_2"><text:tab/><text:tab/>//do the real sorting</text:p>
      <text:p text:style-name="Code_20_Indent_20_2"><text:tab/><text:tab/>//notify the grid (or listbox) that data is changed by use of ListDataEvent</text:p>
      <text:p text:style-name="Code_20_Indent_20_2"><text:tab/>}</text:p>
      <text:p text:style-name="Code_20_Indent_20_2">}</text:p>
      <text:p text:style-name="P36">When a user requests the grid to sort, the grid will invoke the <text:span text:style-name="T6">sort</text:span> method of <text:span text:style-name="T6">ListModelExt</text:span> to sort the data. In other words, the sorting is done by the list model, rather than the grid.</text:p>
      <text:p text:style-name="P36">After sorted, the list model shall notify the grid by invoking the <text:span text:style-name="T6">onChange</text:span> method of the <text:span text:style-name="T6">org.zkoss.zul.event.ListDataListener</text:span> instances that are registered to the grid (by the <text:span text:style-name="T6">addListDataListener</text:span> method). In most cases, all data are usually changed, so the list model usually sends the following event:</text:p>
      <text:p text:style-name="Code_20_Indent_20_2">new ListDataEvent(this, ListDataEvent.CONTENTS_CHANGED, -1, -1) </text:p>
      <text:h text:style-name="Heading_20_3" text:outline-level="3">Auxiliary Headers</text:h>
      <text:p text:style-name="Text_20_body_20_indent">In add<text:span text:style-name="T2">ition to columns, you can specify auxiliary headers with the </text:span><text:span text:style-name="T7">auxhead</text:span><text:span text:style-name="T2"> and </text:span><text:span text:style-name="T7">auxheader</text:span><text:span text:style-name="T2"> components as follows.</text:span></text:p>
      <text:p text:style-name="Code_20_Indent">&lt;grid&gt;</text:p>
      <text:p text:style-name="Code_20_Indent"><text:tab/>&lt;auxhead&gt;</text:p>
      <text:p text:style-name="Code_20_Indent"><text:tab/><text:tab/>&lt;auxheader label="H1'07" colspan="6"/&gt;</text:p>
      <text:p text:style-name="Code_20_Indent"><text:tab/><text:tab/>&lt;auxheader label="H2'07" colspan="6"/&gt;</text:p>
      <text:p text:style-name="Code_20_Indent"><text:tab/>&lt;/auxhead&gt;</text:p>
      <text:p text:style-name="Code_20_Indent"><text:tab/>&lt;auxhead&gt;</text:p>
      <text:p text:style-name="Code_20_Indent"><text:tab/><text:tab/>&lt;auxheader label="Q1" colspan="3"/&gt;</text:p>
      <text:p text:style-name="Code_20_Indent"><text:tab/><text:tab/>&lt;auxheader label="Q2" colspan="3"/&gt;</text:p>
      <text:p text:style-name="Code_20_Indent"><text:tab/><text:tab/>&lt;auxheader label="Q3" colspan="3"/&gt;</text:p>
      <text:p text:style-name="Code_20_Indent"><text:tab/><text:tab/>&lt;auxheader label="Q4" colspan="3"/&gt;</text:p>
      <text:p text:style-name="Code_20_Indent"><text:tab/>&lt;/auxhead&gt;</text:p>
      <text:p text:style-name="Code_20_Indent"><text:tab/>&lt;columns&gt;</text:p>
      <text:p text:style-name="Code_20_Indent"><text:tab/><text:tab/>&lt;column label="Jan"/&gt;&lt;column label="Feb"/&gt;&lt;column label="Mar"/&gt;</text:p>
      <text:p text:style-name="Code_20_Indent"><text:tab/><text:tab/>&lt;column label="Apr"/&gt;&lt;column label="May"/&gt;&lt;column label="Jun"/&gt;</text:p>
      <text:p text:style-name="Code_20_Indent"><text:tab/><text:tab/>&lt;column label="Jul"/&gt;&lt;column label="Aug"/&gt;&lt;column label="Sep"/&gt;</text:p>
      <text:p text:style-name="Code_20_Indent"><text:tab/><text:tab/>&lt;column label="Oct"/&gt;&lt;column label="Nov"/&gt;&lt;column label="Dec"/&gt;</text:p>
      <text:p text:style-name="Code_20_Indent"><text:tab/>&lt;/columns&gt;</text:p>
      <text:p text:style-name="Code_20_Indent"><text:tab/>&lt;rows&gt;</text:p>
      <text:p text:style-name="Code_20_Indent"><text:tab/><text:tab/>&lt;row&gt;</text:p>
      <text:p text:style-name="Code_20_Indent"><text:tab/><text:tab/>&lt;label value="1,000"/&gt;&lt;label value="1,100"/&gt;&lt;label value="1,200"/&gt;</text:p>
      <text:p text:style-name="Code_20_Indent"><text:tab/><text:tab/>&lt;label value="1,300"/&gt;&lt;label value="1,400"/&gt;&lt;label value="1,500"/&gt;</text:p>
      <text:p text:style-name="Code_20_Indent"><text:tab/><text:tab/>&lt;label value="1,600"/&gt;&lt;label value="1,700"/&gt;&lt;label value="1,800"/&gt;</text:p>
      <text:p text:style-name="Code_20_Indent"><text:tab/><text:tab/>&lt;label value="1,900"/&gt;&lt;label value="2,000"/&gt;&lt;label value="2,100"/&gt;</text:p>
      <text:p text:style-name="Code_20_Indent"><text:tab/><text:tab/>&lt;/row&gt;</text:p>
      <text:p text:style-name="Code_20_Indent"><text:tab/>&lt;/rows&gt;</text:p>
      <text:p text:style-name="Code_20_Indent">&lt;/grid&gt;</text:p>
      <text:p text:style-name="P21"><draw:frame draw:style-name="fr16" draw:name="graphics105" text:anchor-type="paragraph" svg:width="11.959cm" svg:height="2.032cm" draw:z-index="102"><draw:image xlink:href="../images/1000000000000235000000602BB4CFD2.png" xlink:type="simple" xlink:show="embed" xlink:actuate="onLoad"/></draw:frame>The auxiliary headers support the <text:span text:style-name="T6">colspan</text:span> and <text:span text:style-name="T6">rowsspan</text:span> properties that the column header don't. However, as its name suggested, the auxiliary headers must be used with <text:span text:style-name="T6">column</text:span>.</text:p>
      <text:p text:style-name="P21">Unlike <text:span text:style-name="T6">column</text:span>/<text:span text:style-name="T6">columns</text:span>, which can used only with <text:span text:style-name="T6">grid</text:span>, <text:span text:style-name="T6">auhead</text:span>/<text:span text:style-name="T6">auxheader</text:span> can be used with <text:span text:style-name="T6">grid</text:span>, <text:span text:style-name="T6">listbox</text:span> and <text:span text:style-name="T6">tree</text:span>.</text:p>
      <text:h text:style-name="Heading_20_3" text:outline-level="3">Special Pro<text:span text:style-name="T2">perties</text:span></text:h>
      <text:h text:style-name="Heading_20_4" text:outline-level="4">The<text:span text:style-name="T2"> spans Property</text:span></text:h>
      <text:p text:style-name="Text_20_body_20_indent_20_2">It is a list of integers, sep<text:span text:style-name="T2">arated by coma,</text:span> to con<text:span text:style-name="T2">trol whether to span a cell over several columns. The first number in the list denotes the number of columns the first cell shall span. The second number denotes that of the second cell and so on. If the number is omitted, 1 is assumed.</text:span></text:p>
      <text:p text:style-name="P36">For example,</text:p>
      <text:p text:style-name="Code_20_Indent_20_2">&lt;grid&gt;</text:p>
      <text:p text:style-name="Code_20_Indent_20_2"><text:tab/>&lt;columns&gt;</text:p>
      <text:p text:style-name="Code_20_Indent_20_2"><text:tab/><text:tab/>&lt;column label="Left" align="left"/&gt;&lt;column label="Center" align="center"/&gt;</text:p>
      <text:p text:style-name="Code_20_Indent_20_2"><text:tab/><text:tab/>&lt;column label="Right" align="right"/&gt;&lt;column label="Column 4"/&gt;</text:p>
      <text:p text:style-name="Code_20_Indent_20_2"><text:tab/><text:tab/>&lt;column label="Column 5"/&gt;&lt;column label="Column 6"/&gt;</text:p>
      <text:p text:style-name="Code_20_Indent_20_2"><text:tab/>&lt;/columns&gt;</text:p>
      <text:p text:style-name="Code_20_Indent_20_2"><text:tab/>&lt;rows&gt;</text:p>
      <text:p text:style-name="Code_20_Indent_20_2"><text:tab/><text:tab/>&lt;row&gt;</text:p>
      <text:p text:style-name="Code_20_Indent_20_2"><text:tab/><text:tab/><text:tab/>&lt;label value="Item A.1"/&gt;&lt;label value="Item A.2"/&gt;</text:p>
      <text:p text:style-name="Code_20_Indent_20_2"><text:tab/><text:tab/><text:tab/>&lt;label value="Item A.3"/&gt;&lt;label value="Item A.4"/&gt;</text:p>
      <text:p text:style-name="Code_20_Indent_20_2"><text:tab/><text:tab/><text:tab/>&lt;label value="Item A.5"/&gt;&lt;label value="Item A.6"/&gt;</text:p>
      <text:p text:style-name="Code_20_Indent_20_2"><text:tab/><text:tab/>&lt;/row&gt;</text:p>
      <text:p text:style-name="Code_20_Indent_20_2"><text:tab/><text:tab/>&lt;row spans="1,2,2"&gt;</text:p>
      <text:p text:style-name="Code_20_Indent_20_2"><text:tab/><text:tab/><text:tab/>&lt;label value="Item B.1"/&gt;&lt;label value="Item B.2"/&gt;</text:p>
      <text:p text:style-name="Code_20_Indent_20_2"><text:tab/><text:tab/><text:tab/>&lt;label value="Item B.4"/&gt;&lt;label value="Item B.6"/&gt;</text:p>
      <text:p text:style-name="Code_20_Indent_20_2"><text:tab/><text:tab/>&lt;/row&gt;</text:p>
      <text:p text:style-name="Code_20_Indent_20_2"><text:tab/><text:tab/>&lt;row spans="3"&gt;</text:p>
      <text:p text:style-name="Code_20_Indent_20_2"><text:tab/><text:tab/><text:tab/>&lt;label value="Item C.1"/&gt;&lt;label value="Item C.4"/&gt;</text:p>
      <text:p text:style-name="Code_20_Indent_20_2"><text:tab/><text:tab/><text:tab/>&lt;label value="Item C.5"/&gt;&lt;label value="Item C.6"/&gt;</text:p>
      <text:p text:style-name="Code_20_Indent_20_2"><text:tab/><text:tab/>&lt;/row&gt;</text:p>
      <text:p text:style-name="Code_20_Indent_20_2"><text:tab/><text:tab/>&lt;row spans=",,2,2"&gt;</text:p>
      <text:p text:style-name="Code_20_Indent_20_2"><text:tab/><text:tab/><text:tab/>&lt;label value="Item D.1"/&gt;&lt;label value="Item D.2"/&gt;</text:p>
      <text:p text:style-name="Code_20_Indent_20_2"><text:tab/><text:tab/><text:tab/>&lt;label value="Item D.3"/&gt;&lt;label value="Item D.5"/&gt;</text:p>
      <text:p text:style-name="Code_20_Indent_20_2"><text:tab/><text:tab/>&lt;/row&gt;</text:p>
      <text:p text:style-name="Code_20_Indent_20_2"><text:tab/>&lt;/rows&gt;</text:p>
      <text:p text:style-name="Code_20_Indent_20_2">&lt;/grid&gt;</text:p>
      <text:p text:style-name="Standard"><draw:frame draw:style-name="fr4" draw:name="graphics74" text:anchor-type="paragraph" svg:x="0.829cm" svg:y="0.086cm" svg:width="16.701cm" svg:height="2.371cm" draw:z-index="72"><draw:image xlink:href="../images/100000000000031500000070C388AAA9.png" xlink:type="simple" xlink:show="embed" xlink:actuate="onLoad"/></draw:frame></text:p>
      <text:h text:style-name="Heading_20_2" text:outline-level="2">More Layout Components</text:h>
      <text:h text:style-name="Heading_20_3" text:outline-level="3">Separators and Spaces</text:h>
      <text:p text:style-name="Text_20_body_20_indent">Com<text:span text:style-name="T2">ponents: </text:span><text:span text:style-name="T7">separator</text:span><text:span text:style-name="T2"> and </text:span><text:span text:style-name="T7">space</text:span><text:span text:style-name="T2">.</text:span></text:p>
      <text:p text:style-name="P21">A separator is used to insert a space between two components. There are several ways to customize the separator.</text:p>
      <text:list text:style-name="L24">
        <text:list-item>
          <text:p text:style-name="P113">By use of the <text:span text:style-name="T6">orient</text:span> property, you could specify a vertical separator or a horizontal separator. By default, it is a horizontal separator, which inserts a line break. On the other hand, a vertical separator inserts a white space. In addition, <text:span text:style-name="T6">space</text:span> is a variant of <text:span text:style-name="T6">separator</text:span> whose default orientation is vertical.</text:p>
        </text:list-item>
        <text:list-item>
          <text:p text:style-name="P113">By use of the <text:span text:style-name="T6">bar</text:span> property, you could control whether to show a horizontal or vertical line between component.</text:p>
        </text:list-item>
        <text:list-item>
          <text:p text:style-name="P113"><draw:frame draw:style-name="fr5" draw:name="graphics39" text:anchor-type="paragraph" svg:x="11.077cm" svg:y="0.46cm" svg:width="5.906cm" svg:height="2.582cm" draw:z-index="39"><draw:image xlink:href="../images/10000000000001170000007AB8B71E54.png" xlink:type="simple" xlink:show="embed" xlink:actuate="onLoad"/></draw:frame>By use of the <text:span text:style-name="T6">spacing</text:span> property, you could control the size of spacing.</text:p>
        </text:list-item>
      </text:list>
      <text:p text:style-name="Code_20_Indent">&lt;window&gt;</text:p>
      <text:p text:style-name="Code_20_Indent"><text:tab/>line 1 by separator</text:p>
      <text:p text:style-name="Code_20_Indent"><text:tab/>&lt;separator/&gt;</text:p>
      <text:p text:style-name="Code_20_Indent"><text:tab/>line 2 by separator</text:p>
      <text:p text:style-name="Code_20_Indent"><text:tab/>&lt;separator/&gt;</text:p>
      <text:p text:style-name="Code_20_Indent"><text:tab/>line 3 by separator&lt;space bar="true"/&gt;another piece</text:p>
      <text:p text:style-name="Code_20_Indent"><text:tab/>&lt;separator spacing="20px"/&gt;</text:p>
      <text:p text:style-name="Code_20_Indent"><text:tab/>line 4 by separator&lt;space bar="true" spacing="20px"/&gt;another piece</text:p>
      <text:p text:style-name="Code_20_Indent">&lt;/window&gt;</text:p>
      <text:h text:style-name="Heading_20_3" text:outline-level="3">Group boxes</text:h>
      <text:p text:style-name="Text_20_body_20_indent">Com<text:span text:style-name="T2">ponents: </text:span><text:span text:style-name="T7">groupbox</text:span><text:span text:style-name="T2">.</text:span></text:p>
      <text:p text:style-name="Text_20_body_20_indent">A group box is used to group com<text:span text:style-name="T2">ponents together. </text:span>A border is typically drawn around the components to show that they are related.</text:p>
      <text:p text:style-name="Text_20_body_20_indent">The label across the top of the group box can be created by using the <text:span text:style-name="T6">caption</text:span> component. It works much like the HTML legend element.</text:p>
      <text:p text:style-name="Text_20_body_20_indent"><text:s/>Unlike windows, a group box is not<text:span text:style-name="T2"> an owner of the ID space. It cannot be overlapped or popup.</text:span></text:p>
      <text:p text:style-name="Code_20_Indent"><draw:frame draw:style-name="fr7" draw:name="graphics12" text:anchor-type="paragraph" svg:x="12.291cm" svg:y="0.6cm" svg:width="5.001cm" svg:height="0.82cm" draw:z-index="24"><draw:image xlink:href="../images/100000000000015B000000394024E796.png" xlink:type="simple" xlink:show="embed" xlink:actuate="onLoad"/></draw:frame>&lt;groupbox width="250px"&gt;</text:p>
      <text:p text:style-name="Code_20_Indent"><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p text:style-name="Text_20_body_20_indent">In add<text:span text:style-name="T2">ition to the </text:span><text:span text:style-name="T7">default</text:span><text:span text:style-name="T2"> mold, the group box also supports the </text:span><text:span text:style-name="T7">3d</text:span><text:span text:style-name="T2"> mold. If the 3d mold is used, it works similar to a simple-tab tab box. First, you could control whether its content is visible by the </text:span><text:span text:style-name="T7">open</text:span><text:span text:style-name="T2"> property. Similarly, you could create the content of a group box when the </text:span><text:span text:style-name="T7">onOpen</text:span><text:span text:style-name="T2"> event is received.</text:span></text:p>
      <text:p text:style-name="Code_20_Indent">&lt;groupbox mold="3d" open="true" width="250px"&gt;</text:p>
      <text:p text:style-name="Code_20_Indent"><draw:frame draw:style-name="fr7" draw:name="graphics13" text:anchor-type="paragraph" svg:x="12.241cm" svg:y="0.374cm" svg:width="4.847cm" svg:height="1.261cm" draw:z-index="25"><draw:image xlink:href="../images/10000000000000FA000000416860D242.png" xlink:type="simple" xlink:show="embed" xlink:actuate="onLoad"/></draw:frame><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h text:style-name="Heading_20_4" text:outline-level="4">The<text:span text:style-name="T2"> </text:span><text:span text:style-name="T7">contentStyle</text:span><text:span text:style-name="T2"> Property and Scrollable Groupbox</text:span></text:h>
      <text:p text:style-name="P36">The <text:span text:style-name="T6">contentStyle</text:span> property is used to specify the CSS style for the content block of the groupbox. Thus, you can make a groupbox scrollable by specify <text:span text:style-name="T6">overflow:auto</text:span> (or <text:span text:style-name="T6">overflow:scroll</text:span>) as follows.</text:p>
      <text:p text:style-name="Code_20_Indent_20_2">&lt;groupbox mold="3d" width="150px" <text:span text:style-name="T15">contentStyle="height:50px;overflow:auto"</text:span>&gt;</text:p>
      <text:p text:style-name="Code_20_Indent_20_2"><text:tab/>&lt;caption label="fruits"/&gt;</text:p>
      <text:p text:style-name="Code_20_Indent_20_2"><text:tab/>&lt;radiogroup onCheck="fruit.value = self.selectedItem.label" orient="vertical"&gt;</text:p>
      <text:p text:style-name="Code_20_Indent_20_2"><draw:frame draw:style-name="fr7" draw:name="graphics86" text:anchor-type="paragraph" svg:x="13.654cm" svg:y="0.194cm" svg:width="3.175cm" svg:height="2.011cm" draw:z-index="88"><draw:image xlink:href="../images/10000000000000960000005F20FC9CD7.png" xlink:type="simple" xlink:show="embed" xlink:actuate="onLoad"/></draw:frame><text:tab/><text:tab/>&lt;radio label="Apple"/&gt;</text:p>
      <text:p text:style-name="Code_20_Indent_20_2"><text:tab/><text:tab/>&lt;radio label="Orange"/&gt;</text:p>
      <text:p text:style-name="Code_20_Indent_20_2"><text:tab/><text:tab/>&lt;radio label="Banana"/&gt;</text:p>
      <text:p text:style-name="Code_20_Indent_20_2"><text:tab/>&lt;/radiogroup&gt;</text:p>
      <text:p text:style-name="Code_20_Indent_20_2">&lt;/groupbox&gt;</text:p>
      <text:p text:style-name="Tip"><text:span text:style-name="T3">Not</text:span><text:span text:style-name="T4">e</text:span><text:span text:style-name="T2">: <text:s/>The </text:span><text:span text:style-name="T7">contentStyle</text:span><text:span text:style-name="T2"> property is ignored if the default mold is used.</text:span></text:p>
      <text:p text:style-name="P36">The height specified in the <text:span text:style-name="T6">contentStyle</text:span> property means the height of the content block, excluding the caption. Thus, if the groupbox is dismissed (i.e., the content block is <text:span text:style-name="T27">not</text:span> visible), the height of the whole groupbox will be shrinked to contain only the caption. On the other hand, if you specify the height for the whole groupbox (by use of the <text:span text:style-name="T6">height</text:span> property), only the content block disappears and the whole height remains intact, when dismissing the groupbox.</text:p>
      <text:h text:style-name="Heading_20_3" text:outline-level="3">Toolbars</text:h>
      <text:p text:style-name="Text_20_body_20_indent">Com<text:span text:style-name="T2">ponents: </text:span><text:span text:style-name="T7">toolbar</text:span><text:span text:style-name="T2"> and </text:span><text:span text:style-name="T7">toolbarbutton</text:span><text:span text:style-name="T2">.</text:span></text:p>
      <text:p text:style-name="P21">A toolbar is used to place a series of buttons, such as toolbar buttons. The toolbar buttons could be used without toolbars, so a toolbar could be used without tool buttons. However, tool buttons change their appearance if they are placed inside a toolbar.</text:p>
      <text:p text:style-name="P21">The toolbar has two orientation: <text:span text:style-name="T6">horizontal</text:span> and <text:span text:style-name="T6">vertical</text:span>. It controls how the buttons are placed.</text:p>
      <text:p text:style-name="Code_20_Indent"><draw:frame draw:style-name="fr7" draw:name="graphics15" text:anchor-type="paragraph" svg:x="12.13cm" svg:y="0.55cm" svg:width="5.29cm" svg:height="0.39cm" draw:z-index="26"><draw:image xlink:href="../images/100000000000011100000014F49FBE5E.png" xlink:type="simple" xlink:show="embed" xlink:actuate="onLoad"/></draw:frame>&lt;toolbar&gt;</text:p>
      <text:p text:style-name="Code_20_Indent"><text:tab/>&lt;toolbarbutton label="button1"/&gt;</text:p>
      <text:p text:style-name="Code_20_Indent"><text:tab/>&lt;toolbarbutton label="button2"/&gt;</text:p>
      <text:p text:style-name="Code_20_Indent">&lt;/toolbar&gt;</text:p>
      <text:h text:style-name="Heading_20_2" text:outline-level="2">Menu bars</text:h>
      <text:p text:style-name="Text_20_body">Com<text:span text:style-name="T2">ponents: </text:span><text:span text:style-name="T7">menubar</text:span><text:span text:style-name="T2">, </text:span><text:span text:style-name="T7">menupopup</text:span><text:span text:style-name="T2">, </text:span><text:span text:style-name="T7">menu</text:span><text:span text:style-name="T2">, </text:span><text:span text:style-name="T7">menuitem</text:span><text:span text:style-name="T2"> and </text:span><text:span text:style-name="T7">menuseparator</text:span><text:span text:style-name="T2">.</text:span></text:p>
      <text:p text:style-name="P30">A menu bar contains a collection of menu items and sub menus. A sub menu contains a collection of menu items and other sub menus. They, therefore, constructs a tree of menu items that user could select to execute.</text:p>
      <text:p text:style-name="P30">An example of menu bars is as follows.</text:p>
      <text:p text:style-name="Code"><draw:frame draw:style-name="fr7" draw:name="graphics17" text:anchor-type="paragraph" svg:x="10.634cm" svg:y="0.639cm" svg:width="6.65cm" svg:height="1.222cm" draw:z-index="27"><draw:image xlink:href="../images/10000000000001570000003F0A980060.png" xlink:type="simple" xlink:show="embed" xlink:actuate="onLoad"/></draw:frame>&lt;menubar&gt;</text:p>
      <text:p text:style-name="Code"><text:tab/>&lt;menu label="File"&gt;</text:p>
      <text:p text:style-name="Code"><text:tab/><text:tab/>&lt;menupopup&gt;</text:p>
      <text:p text:style-name="Code"><text:tab/><text:tab/><text:tab/>&lt;menuitem label="New"/&gt;</text:p>
      <text:p text:style-name="Code"><text:tab/><text:tab/><text:tab/>&lt;menuitem label="Open"/&gt;</text:p>
      <text:p text:style-name="Code"><text:tab/><text:tab/><text:tab/>&lt;menuseparator/&gt;</text:p>
      <text:p text:style-name="Code"><text:tab/><text:tab/><text:tab/>&lt;menuitem label="Exit"/&gt;</text:p>
      <text:p text:style-name="Code"><text:tab/><text:tab/>&lt;/menupopup&gt;</text:p>
      <text:p text:style-name="Code"><text:tab/>&lt;/menu&gt;</text:p>
      <text:p text:style-name="Code"><text:tab/>&lt;menu label="Help"&gt;</text:p>
      <text:p text:style-name="Code"><text:tab/><text:tab/>&lt;menupopup&gt;</text:p>
      <text:p text:style-name="Code"><text:tab/><text:tab/><text:tab/>&lt;menuitem label="Index"/&gt;</text:p>
      <text:p text:style-name="Code"><text:tab/><text:tab/><text:tab/>&lt;menu label="About"&gt;</text:p>
      <text:p text:style-name="Code"><text:tab/><text:tab/><text:tab/><text:tab/>&lt;menupopup&gt;</text:p>
      <text:p text:style-name="Code"><text:tab/><text:tab/><text:tab/><text:tab/><text:tab/>&lt;menuitem label="About ZK"/&gt;</text:p>
      <text:p text:style-name="Code"><text:tab/><text:tab/><text:tab/><text:tab/><text:tab/>&lt;menuitem label="About Potix"/&gt;</text:p>
      <text:p text:style-name="Code"><text:tab/><text:tab/><text:tab/><text:tab/>&lt;/menupopup&gt;</text:p>
      <text:p text:style-name="Code"><text:tab/><text:tab/><text:tab/>&lt;/menu&gt;</text:p>
      <text:p text:style-name="Code"><text:tab/><text:tab/>&lt;/menupopup&gt;</text:p>
      <text:p text:style-name="Code"><text:tab/>&lt;/menu&gt;</text:p>
      <text:p text:style-name="Code">&lt;/menubar&gt;</text:p>
      <text:list text:style-name="L25">
        <text:list-item>
          <text:p text:style-name="P185"><text:span text:style-name="T6">menubar</text:span>: The topmost container for a collection of menu items (<text:span text:style-name="T6">menuitem</text:span>) and menus (<text:span text:style-name="T6">menu</text:span>). </text:p>
        </text:list-item>
        <text:list-item>
          <text:p text:style-name="P200"><text:span text:style-name="T6">menu</text:span>: The container of a popup menu. It also defines the label to be displayed at par<text:span text:style-name="T2">t of</text:span> its parent. <text:span text:style-name="T2">When user clicks on the label, the popup menu appears.</text:span></text:p>
        </text:list-item>
        <text:list-item>
          <text:p text:style-name="P200"><text:span text:style-name="T6">menupopup</text:span>: A container for a collection of menu items (<text:span text:style-name="T6">menuitem</text:span>) and menus (<text:span text:style-name="T6">menu</text:span>). It is a child of <text:span text:style-name="T6">menu</text:span> and app<text:span text:style-name="T2">ears when the label of </text:span><text:span text:style-name="T7">menu</text:span><text:span text:style-name="T2"> is clicked.</text:span></text:p>
        </text:list-item>
      </text:list>
      <text:list text:style-name="L26">
        <text:list-item>
          <text:p text:style-name="P202"><text:span text:style-name="T6">menuitem</text:span>: An individual command on a menu. This could be placed in a menu bar, or a popup menu. </text:p>
        </text:list-item>
      </text:list>
      <text:list text:style-name="L27">
        <text:list-item>
          <text:p text:style-name="P203"><text:span text:style-name="T6">menuseparator</text:span>: A separator bar on a menu. This would be placed in a pop<text:span text:style-name="T2">up menu.</text:span></text:p>
        </text:list-item>
      </text:list>
      <text:h text:style-name="Heading_20_3" text:outline-level="3">Execute a Menu Com<text:span text:style-name="T2">mand</text:span></text:h>
      <text:p text:style-name="P21">A menu command is associated with a menu item. There are two ways to associate a command to it: the <text:span text:style-name="T6">onClick</text:span> event and the <text:span text:style-name="T6">href</text:span> property. If a event listener is added for a menu item for the <text:span text:style-name="T6">onClick</text:span> event, the listener is invoked when the item is clicked.</text:p>
      <text:p text:style-name="Code_20_Indent">&lt;menuitem onClick="draft.save()"/&gt;</text:p>
      <text:p text:style-name="Text_20_body_20_indent">On the other hand, you could spe<text:span text:style-name="T2">cify the </text:span><text:span text:style-name="T7">href</text:span><text:span text:style-name="T2"> property to hyperlink to the specified URL when a menu item is clicked.</text:span></text:p>
      <text:p text:style-name="Code_20_Indent">&lt;menuitem href="/edit"/&gt;</text:p>
      <text:p text:style-name="Code_20_Indent">&lt;menuitem href="http://zk1.sourceforge.net"/&gt;</text:p>
      <text:p text:style-name="P21">If both of the event listener and <text:span text:style-name="T6">href</text:span> are specified, they will be executed. However, when the event listener get executed in the server, the browser might already change the current URL to the specified one. Thus, all responses generated by the event listener will be ignored.</text:p>
      <text:h text:style-name="Heading_20_3" text:outline-level="3">Use Menu Items as Check Boxes</text:h>
      <text:p text:style-name="P21">A menu item could be used as a check box. The <text:span text:style-name="T6">checked</text:span> property denotes whether this menu item is checked. If checked, a check icon is appeared in front of the menu item.</text:p>
      <text:p text:style-name="P21">In addition to programming the <text:span text:style-name="T6">checked</text:span> property, you could specify the <text:span text:style-name="T6">autocheck</text:span> property to be <text:span text:style-name="T6">true</text:span><text:span text:style-name="T19">, such that the </text:span><text:span text:style-name="T6">checked</text:span><text:span text:style-name="T19"> property is toggled automatically when user clicks the menu item.</text:span></text:p>
      <text:p text:style-name="Code_20_Indent">&lt;menuitem label="" autocheck<text:span text:style-name="T2">="true"/&gt;</text:span></text:p>
      <text:h text:style-name="Heading_20_3" text:outline-level="3">The<text:span text:style-name="T2"> </text:span><text:span text:style-name="T7">autodrop</text:span><text:span text:style-name="T2"> Property</text:span></text:h>
      <text:p text:style-name="P21">By default, the popup menu is opened when user clicks on it. You might change this to automatically popup menu when the mouse moves over it. This is done by setting the <text:span text:style-name="T6">autodrop</text:span> property to true.</text:p>
      <text:p text:style-name="Code_20_Indent">&lt;menubar autodrop="true"&gt;</text:p>
      <text:p text:style-name="Code_20_Indent"><text:tab/>...</text:p>
      <text:p text:style-name="Code_20_Indent">&lt;/menubar&gt;</text:p>
      <text:h text:style-name="Heading_20_3" text:outline-level="3">The <text:span text:style-name="T6">onOpen</text:span> Event</text:h>
      <text:p text:style-name="P21">When a menupopup is going to appear (or hide), an <text:span text:style-name="T6">onOpen</text:span> event is sent to the menupopup for notification. For sophisticated applications, you can defer the creation of the content of the menupopup or manipulate the content dynamically, until the <text:span text:style-name="T6">onOpen</text:span> event is received. Refer to the <text:span text:style-name="T3">Load on Demand</text:span> section in th <text:span text:style-name="T3">ZK User Interface Markup Language</text:span> chapter for details.</text:p>
      <text:h text:style-name="Heading_20_3" text:outline-level="3">More Menu Features</text:h>
      <text:p text:style-name="P21">Like <text:span text:style-name="T6">box</text:span>, you could control the orientation of a menu by use of the <text:span text:style-name="T6">orient</text:span> property. By default, the orientation is <text:span text:style-name="T6">horizontal</text:span>.</text:p>
      <text:p text:style-name="P21">Like other components, you could change the menu dynamically, including properties and creating sub menus. Refer to <text:span text:style-name="T6">menu.zul</text:span> under the <text:span text:style-name="T6">test</text:span> directory in <text:span text:style-name="T6">zkdemo</text:span>.</text:p>
      <text:h text:style-name="Heading_20_2" text:outline-level="2">Context Menus</text:h>
      <text:p text:style-name="Text_20_body">Com<text:span text:style-name="T2">ponents: </text:span><text:span text:style-name="T7">popup</text:span><text:span text:style-name="T2"> and </text:span><text:span text:style-name="T7">menupopup</text:span><text:span text:style-name="T2">.</text:span></text:p>
      <text:p text:style-name="P30">You can assign the ID of a <text:span text:style-name="T6">popup</text:span> or <text:span text:style-name="T6">menupopup</text:span> component to the <text:span text:style-name="T6">context</text:span> property of any XUL component, such that the <text:span text:style-name="T6">popup</text:span> or <text:span text:style-name="T6">menupopup</text:span> component is opened when a user right-clicks on it.</text:p>
      <text:p text:style-name="P30">As depicted below, a context menu is enabled by simply assigning the ID to the <text:span text:style-name="T6">context</text:span> property. Of course, you can assign the same ID to multiple components.</text:p>
      <text:p text:style-name="Code">&lt;label value="Right Click Me!" context="<text:span text:style-name="T15">editPopup</text:span>"/&gt;</text:p>
      <text:p text:style-name="Code">&lt;separator bar="true"/&gt;<text:line-break/>&lt;label value="Right Click Me!" onRightClick="alert(self.value)"/&gt;<text:line-break/></text:p>
      <text:p text:style-name="Code"><draw:frame draw:style-name="fr7" draw:name="graphics57" text:anchor-type="paragraph" svg:x="9.562cm" svg:y="0cm" svg:width="7.895cm" svg:height="1.736cm" draw:z-index="57"><draw:image xlink:href="../images/100000000000017500000052E60F488A.png" xlink:type="simple" xlink:show="embed" xlink:actuate="onLoad"/></draw:frame>&lt;menupopup id="<text:span text:style-name="T15">editPopup</text:span>"&gt;</text:p>
      <text:p text:style-name="Code"><text:s text:c="4"/>&lt;menuitem label="Undo"/&gt;</text:p>
      <text:p text:style-name="Code"><text:s text:c="4"/>&lt;menuitem label="Redo"/&gt;</text:p>
      <text:p text:style-name="Code"><text:s text:c="4"/>&lt;menu label="Sort"&gt;</text:p>
      <text:p text:style-name="Code"><text:tab/><text:tab/>&lt;menupopup&gt;</text:p>
      <text:p text:style-name="Code"><text:tab/> <text:s text:c="7"/>&lt;menuitem label="Sort by Name" autocheck="true"/&gt;</text:p>
      <text:p text:style-name="Code"><text:tab/> <text:s text:c="7"/>&lt;menuitem label="Sort by Date" autocheck="true"/&gt;</text:p>
      <text:p text:style-name="Code"><text:tab/><text:tab/>&lt;/menupopup&gt;</text:p>
      <text:p text:style-name="Code"><text:s text:c="4"/>&lt;/menu&gt;</text:p>
      <text:p text:style-name="Code">&lt;/menupopup&gt;</text:p>
      <text:p text:style-name="Text_20_body"><text:span text:style-name="T2">Notice that </text:span><text:span text:style-name="T7">menupopup</text:span><text:span text:style-name="T2"> is not visible until a user right-clicks on a component associated with its ID.</text:span></text:p>
      <text:p text:style-name="Tip"><text:span text:style-name="T3">Trick:</text:span> If you just want to dis<text:span text:style-name="T2">able browser's default context menu, you can specify non-existent ID to the </text:span><text:span text:style-name="T7">context</text:span><text:span text:style-name="T2"> property.</text:span></text:p>
      <text:p text:style-name="P30">The <text:span text:style-name="T6">popup</text:span> component is a more generic popup than <text:span text:style-name="T6">menupopup</text:span>. You can place any kind of components inside of popup. For example,</text:p>
      <text:p text:style-name="Code">&lt;label value="Right Click Me!" context="<text:span text:style-name="T15">any</text:span>"/&gt;</text:p>
      <text:p text:style-name="Code"/>
      <text:p text:style-name="Code">&lt;popup id="<text:span text:style-name="T15">any</text:span>" width="300px"&gt;</text:p>
      <text:p text:style-name="Code"><text:tab/>&lt;vbox&gt;</text:p>
      <text:p text:style-name="Code"><text:tab/><text:tab/>It can be anything.</text:p>
      <text:p text:style-name="Code"><text:tab/><text:tab/>&lt;toolbarbutton label="ZK" href="http://zk1.sourceforge.net"/&gt;</text:p>
      <text:p text:style-name="Code"><text:tab/>&lt;/vbox&gt;</text:p>
      <text:p text:style-name="Code">&lt;/popup&gt;</text:p>
      <text:h text:style-name="Heading_20_3" text:outline-level="3">Customizable Tooltip and Popup Menus</text:h>
      <text:p text:style-name="Text_20_body_20_indent">In add<text:span text:style-name="T2">ition to open a popup when user right-clicks a component, ZK can open a popup under other circumstances.</text:span></text:p>
      <table:table table:name="Table31" table:style-name="Table31">
        <table:table-column table:style-name="Table31.A"/>
        <table:table-column table:style-name="Table31.B"/>
        <table:table-header-rows>
          <table:table-row>
            <table:table-cell table:style-name="Table31.A1" office:value-type="string">
              <text:p text:style-name="P68">Property</text:p>
            </table:table-cell>
            <table:table-cell table:style-name="Table31.B1" office:value-type="string">
              <text:p text:style-name="P68">Description</text:p>
            </table:table-cell>
          </table:table-row>
        </table:table-header-rows>
        <table:table-row>
          <table:table-cell table:style-name="Table31.A2" office:value-type="string">
            <text:p text:style-name="P51">con<text:span text:style-name="T2">text</text:span></text:p>
          </table:table-cell>
          <table:table-cell table:style-name="Table31.B2" office:value-type="string">
            <text:p text:style-name="Table_20_Contents">When user right clicks a com<text:span text:style-name="T2">ponent with the </text:span><text:span text:style-name="T7">context</text:span><text:span text:style-name="T2"> property, the </text:span><text:span text:style-name="T7">popup</text:span><text:span text:style-name="T2"> or </text:span><text:span text:style-name="T7">menupopup</text:span><text:span text:style-name="T2"> component with the specified </text:span><text:span text:style-name="T7">id</text:span><text:span text:style-name="T2"> is shown.</text:span></text:p>
          </table:table-cell>
        </table:table-row>
        <table:table-row>
          <table:table-cell table:style-name="Table31.A2" office:value-type="string">
            <text:p text:style-name="P51">tooltip</text:p>
          </table:table-cell>
          <table:table-cell table:style-name="Table31.B2" office:value-type="string">
            <text:p text:style-name="Table_20_Contents">When user move the<text:span text:style-name="T2"> mouse pointer</text:span> over a com<text:span text:style-name="T2">ponent with the </text:span><text:span text:style-name="T7">tooltip</text:span><text:span text:style-name="T2"> property, the </text:span><text:span text:style-name="T7">popup</text:span><text:span text:style-name="T2"> or </text:span><text:span text:style-name="T7">menupopup</text:span><text:span text:style-name="T2"> component with the specified </text:span><text:span text:style-name="T7">id</text:span><text:span text:style-name="T2"> is shown.</text:span></text:p>
          </table:table-cell>
        </table:table-row>
        <table:table-row>
          <table:table-cell table:style-name="Table31.A2" office:value-type="string">
            <text:p text:style-name="P51">pop<text:span text:style-name="T2">up</text:span></text:p>
          </table:table-cell>
          <table:table-cell table:style-name="Table31.B2" office:value-type="string">
            <text:p text:style-name="Table_20_Contents">When user clicks a com<text:span text:style-name="T2">ponent with the </text:span><text:span text:style-name="T7">popup</text:span><text:span text:style-name="T2"> property, the </text:span><text:span text:style-name="T7">popup</text:span><text:span text:style-name="T2"> or </text:span><text:span text:style-name="T7">menupopup</text:span><text:span text:style-name="T2"> component with the specified id is shown.</text:span></text:p>
          </table:table-cell>
        </table:table-row>
      </table:table>
      <text:p text:style-name="Text_20_body_20_indent">For example,</text:p>
      <text:p text:style-name="Code_20_Indent">&lt;window title="Context Menu and Right Click" border="normal" width="360px"&gt;</text:p>
      <text:p text:style-name="Code_20_Indent"><text:tab/>&lt;label value="Move Mouse Over Me!" tooltip="<text:span text:style-name="T15">editPopup</text:span>"/&gt;</text:p>
      <text:p text:style-name="Code_20_Indent"><text:tab/>&lt;separator bar="true"/&gt;</text:p>
      <text:p text:style-name="Code_20_Indent"><text:tab/>&lt;label value="Tooptip for Another Popup" tooltip="<text:span text:style-name="T15">any</text:span>"/&gt;</text:p>
      <text:p text:style-name="Code_20_Indent"><text:tab/>&lt;separator bar="true"/&gt;</text:p>
      <text:p text:style-name="Code_20_Indent"><text:tab/>&lt;label value="Click Me!" popup="<text:span text:style-name="T15">editPopup</text:span>"/&gt;</text:p>
      <text:p text:style-name="Code_20_Indent"/>
      <text:p text:style-name="Code_20_Indent"><text:tab/>&lt;menupopup id="<text:span text:style-name="T15">editPopup</text:span>"&gt;</text:p>
      <text:p text:style-name="Code_20_Indent"><text:tab/><text:tab/><text:tab/>&lt;menuitem label="Undo"/&gt;</text:p>
      <text:p text:style-name="Code_20_Indent"><text:tab/><text:tab/><text:tab/>&lt;menuitem label="Redo"/&gt;</text:p>
      <text:p text:style-name="Code_20_Indent"><text:tab/><text:tab/><text:tab/>&lt;menu label="Sort"&gt;</text:p>
      <text:p text:style-name="Code_20_Indent"><text:tab/><text:tab/>&lt;menupopup&gt;</text:p>
      <text:p text:style-name="Code_20_Indent"><text:tab/><text:tab/><text:tab/>&lt;menuitem label="Sort by Name" autocheck="true"/&gt;</text:p>
      <text:p text:style-name="Code_20_Indent"><text:tab/><text:tab/><text:tab/>&lt;menuitem label="Sort by Date" autocheck="true"/&gt;</text:p>
      <text:p text:style-name="Code_20_Indent"><text:tab/><text:tab/>&lt;/menupopup&gt;</text:p>
      <text:p text:style-name="Code_20_Indent"><text:tab/><text:tab/><text:tab/>&lt;/menu&gt;</text:p>
      <text:p text:style-name="Code_20_Indent"><text:tab/>&lt;/menupopup&gt;</text:p>
      <text:p text:style-name="Code_20_Indent"><text:tab/>&lt;popup id="<text:span text:style-name="T15">any</text:span>" width="300px"&gt;</text:p>
      <text:p text:style-name="Code_20_Indent"><text:tab/><text:tab/>&lt;vbox&gt;</text:p>
      <text:p text:style-name="Code_20_Indent"><text:tab/><text:tab/><text:tab/>ZK simply rich.</text:p>
      <text:p text:style-name="Code_20_Indent"><text:tab/><text:tab/><text:tab/>&lt;toolbarbutton label="ZK your killer Web application now!"<text:tab/><text:tab/><text:tab/><text:tab/><text:tab/><text:tab/>href="<text:a xlink:type="simple" xlink:href="http://zk1.sourceforge.net/">http://zk1.sourceforge.net</text:a>"/&gt;</text:p>
      <text:p text:style-name="Code_20_Indent"><text:tab/><text:tab/>&lt;/vbox&gt;</text:p>
      <text:p text:style-name="Code_20_Indent">&lt;/popup&gt;</text:p>
      <text:p text:style-name="Code_20_Indent">&lt;/window&gt;</text:p>
      <text:p text:style-name="Text_20_body_20_indent">Not<text:span text:style-name="T2">ice that you can specify any identifier in the </text:span><text:span text:style-name="T7">popup</text:span><text:span text:style-name="T2">, </text:span><text:span text:style-name="T7">tooltip</text:span><text:span text:style-name="T2"> and </text:span><text:span text:style-name="T7">context</text:span><text:span text:style-name="T2"> properties, as long as they are in the same page. In other words, it is not confined by the ID space.</text:span></text:p>
      <text:h text:style-name="Heading_20_3" text:outline-level="3">The<text:span text:style-name="T2"> </text:span><text:span text:style-name="T7">onOpen</text:span><text:span text:style-name="T2"> Event</text:span></text:h>
      <text:p text:style-name="P21">When a context menu, a <text:s/>tooltip or a popup is going to appear (or hide), an <text:span text:style-name="T6">onOpen</text:span> event is sent to the context, tooltip or poup menu for notification. The event is an instance of the <text:span text:style-name="T6">org.zkoss.zk.ui.event.OpenEvent</text:span> class, and you can retrieve the component that causes the context menu, tooltip or popup to appear by calling the <text:span text:style-name="T6">getReference</text:span> method.</text:p>
      <text:p text:style-name="P21">To improve the performance, you defer the creation of the content until it becomes visible – i.e., until the <text:span text:style-name="T6">onOpen</text:span> event is received.</text:p>
      <text:p text:style-name="P21">The simplest way to defer the creation of the content is to use the <text:span text:style-name="T6">fulfill</text:span> attribute as shown below.</text:p>
      <text:p text:style-name="Code_20_Indent">&lt;popup <text:span text:style-name="T38">id="any" </text:span>width="300px" fulfill="onOpen"&gt;</text:p>
      <text:p text:style-name="Code_20_Indent"><text:s text:c="3"/>&lt;button label="Hi"/&gt;&lt;!-- whatever content --&gt;</text:p>
      <text:p text:style-name="Code_20_Indent">&lt;/popup&gt;</text:p>
      <text:p text:style-name="P21">Then, the content (the <text:span text:style-name="T27">Hi</text:span> button) won't be created when the page is loaded. Rather, the content is created when the <text:span text:style-name="T6">onOpen</text:span> event is received at the first time.</text:p>
      <text:p text:style-name="P21">If you prefer to dynamically manipulate the content in Java, you can listen to the <text:span text:style-name="T6">onOpen</text:span> event as depicted below.</text:p>
      <text:p text:style-name="Code_20_Indent">&lt;popup <text:span text:style-name="T38">id="any" </text:span>width="300px"&gt;</text:p>
      <text:p text:style-name="Code_20_Indent"><text:tab/>&lt;attribute name="onOpen"&gt;</text:p>
      <text:p text:style-name="Code_20_Indent"><text:tab/>if (event.isOpen()) {</text:p>
      <text:p text:style-name="Code_20_Indent"><text:tab/><text:tab/>if (self.getChildren().isEmpty()) {</text:p>
      <text:p text:style-name="Code_20_Indent"><text:tab/><text:tab/><text:tab/>new Button("Hi").seParent(self);</text:p>
      <text:p text:style-name="Code_20_Indent"><text:tab/><text:tab/><text:tab/>...</text:p>
      <text:p text:style-name="Code_20_Indent"><text:tab/><text:tab/>}</text:p>
      <text:p text:style-name="Code_20_Indent"><text:tab/><text:tab/>if (event.getReference() instanceof Textbox) {</text:p>
      <text:p text:style-name="Code_20_Indent"><text:tab/><text:tab/><text:tab/>//you can do component-dependent manipulation here</text:p>
      <text:p text:style-name="Code_20_Indent"><text:tab/><text:tab/><text:tab/>...</text:p>
      <text:p text:style-name="Code_20_Indent"><text:tab/><text:tab/>}</text:p>
      <text:p text:style-name="Code_20_Indent"><text:tab/>}</text:p>
      <text:p text:style-name="Code_20_Indent"><text:tab/>&lt;/attribute&gt;<text:line-break/>&lt;/popup&gt;</text:p>
      <text:h text:style-name="Heading_20_2" text:outline-level="2">List Boxes</text:h>
      <text:p text:style-name="Text_20_body">Components: <text:span text:style-name="T6">listbox</text:span>, <text:span text:style-name="T6">listitem</text:span>, <text:span text:style-name="T6">listcell</text:span>, <text:span text:style-name="T6">listhead</text:span> and <text:span text:style-name="T6">listheader</text:span>.</text:p>
      <text:p text:style-name="Text_20_body">A list box is used to display a number of items in a list. The user may select an item from the list.</text:p>
      <text:p text:style-name="Text_20_body">The simplest format is as follows. It is a single-column and single-selection list box.</text:p>
      <text:p text:style-name="Code"><draw:frame draw:style-name="fr17" draw:name="Graphic11" text:anchor-type="paragraph" svg:x="14.776cm" svg:y="0.52cm" svg:width="2.15cm" svg:height="0.827cm" draw:z-index="9"><draw:image xlink:href="../images/100000000000007A0000002F3C489432.png" xlink:type="simple" xlink:show="embed" xlink:actuate="onLoad"/></draw:frame>&lt;listbox&gt;</text:p>
      <text:p text:style-name="Code"><text:tab/>&lt;listitem label="Butter Pecan"/&gt;</text:p>
      <text:p text:style-name="Code"><text:tab/>&lt;listitem label="Chocolate Chip"/&gt;</text:p>
      <text:p text:style-name="Code"><text:tab/>&lt;listitem label="Raspberry Ripple"/&gt;</text:p>
      <text:p text:style-name="Code">&lt;/listbox&gt;</text:p>
      <text:p text:style-name="Text_20_body">Listbox has two molds: <text:span text:style-name="T6">default</text:span> and <text:span text:style-name="T6">select</text:span>. If the <text:span text:style-name="T6">select</text:span> mold is used, the HTML's <text:span text:style-name="T6">SELECT</text:span> tag is generated instead.</text:p>
      <text:p text:style-name="Code"><draw:frame draw:style-name="fr8" draw:name="Graphic12" text:anchor-type="paragraph" svg:x="14.24cm" svg:y="0.023cm" svg:width="2.344cm" svg:height="0.915cm" draw:z-index="10"><draw:image xlink:href="../images/1000000000000085000000343B08C7D1.png" xlink:type="simple" xlink:show="embed" xlink:actuate="onLoad"/></draw:frame>&lt;listbox mold="select"&gt;...&lt;/listbox&gt;</text:p>
      <text:p text:style-name="Tip">Not<text:span text:style-name="T2">ice: if </text:span><text:span text:style-name="T7">mold</text:span><text:span text:style-name="T2"> is "</text:span><text:span text:style-name="T7">select</text:span><text:span text:style-name="T2">", </text:span><text:span text:style-name="T7">rows</text:span><text:span text:style-name="T2"> is "1", and none of items is marked as selected, the browser displays the </text:span><text:span text:style-name="T7">listbox</text:span><text:span text:style-name="T2"> as if the first item is selected. Worse of all, if user selects the first item in this case, no </text:span><text:span text:style-name="T7">onSelect</text:span><text:span text:style-name="T2"> event is sent. To avoid this confusion, developers shall select at least one item for </text:span><text:span text:style-name="T7">mold="select"</text:span><text:span text:style-name="T2"> and </text:span><text:span text:style-name="T7">rows="1"</text:span><text:span text:style-name="T2">.</text:span></text:p>
      <text:p text:style-name="Text_20_body">In addition to label, you can assign an application-specific value to each item using the <text:span text:style-name="T6">setValue</text:span> method.</text:p>
      <text:p text:style-name="Mouseless_20_Header">Mouseless Entry <text:tab/><text:span text:style-name="T7">listbox</text:span></text:p>
      <text:list text:style-name="L28">
        <text:list-item>
          <text:p text:style-name="P262"><text:span text:style-name="T6">UP</text:span><text:span text:style-name="T19"> and </text:span><text:span text:style-name="T6">DOWN</text:span> to move the selection up and down one list item.</text:p>
        </text:list-item>
        <text:list-item>
          <text:p text:style-name="P262"><text:span text:style-name="T6">PgUp</text:span> and <text:span text:style-name="T6">PgDn</text:span> to move the<text:span text:style-name="T2"> selection up and down in a step of one page.</text:span></text:p>
        </text:list-item>
        <text:list-item>
          <text:p text:style-name="P262"><text:span text:style-name="T7">HOME</text:span><text:span text:style-name="T2"> to move the selection to the first item, and </text:span><text:span text:style-name="T7">END</text:span><text:span text:style-name="T2"> to the last item.</text:span></text:p>
        </text:list-item>
        <text:list-item>
          <text:p text:style-name="P262"><text:span text:style-name="T6">Ctrl+UP</text:span> and <text:span text:style-name="T6">Ctrl+DOWN</text:span> to move the focus up and down one list item without changing <text:span text:style-name="T2">the selection.</text:span></text:p>
        </text:list-item>
        <text:list-item>
          <text:p text:style-name="P258"><text:span text:style-name="T6">SPACE</text:span> to select the item of the focus.</text:p>
        </text:list-item>
      </text:list>
      <text:h text:style-name="Heading_20_3" text:outline-level="3">Multi-Column List Boxe<text:span text:style-name="T2">s</text:span></text:h>
      <text:p text:style-name="P21">The list box also supports multiple columns. When user selects an item, the entire row is selected.</text:p>
      <text:p text:style-name="P21">To specify a multi-column list, you need to specify the listcell components as collumns of each listitem (as a row).</text:p>
      <text:p text:style-name="Code_20_Indent">&lt;listbox width="200px"&gt;</text:p>
      <text:p text:style-name="Code_20_Indent"><draw:frame draw:style-name="fr8" draw:name="graphics1" text:anchor-type="paragraph" svg:x="13.236cm" svg:y="0.143cm" svg:width="4.052cm" svg:height="0.854cm" draw:z-index="12"><draw:image xlink:href="../images/10000000000000D10000002C2459185A.png" xlink:type="simple" xlink:show="embed" xlink:actuate="onLoad"/></draw:frame><text:tab/>&lt;listitem&gt;</text:p>
      <text:p text:style-name="Code_20_Indent"><text:tab/><text:tab/>&lt;listcell label="George"/&gt;</text:p>
      <text:p text:style-name="Code_20_Indent"><text:tab/><text:tab/>&lt;listcell label="House Painter"/&gt;</text:p>
      <text:p text:style-name="Code_20_Indent"><text:tab/>&lt;/listitem&gt;</text:p>
      <text:p text:style-name="Code_20_Indent"><text:tab/>&lt;listitem&gt;</text:p>
      <text:p text:style-name="Code_20_Indent"><text:tab/><text:tab/>&lt;listcell label="Mary Ellen"/&gt;</text:p>
      <text:p text:style-name="Code_20_Indent"><text:tab/><text:tab/>&lt;listcell label="Candle Maker"/&gt;</text:p>
      <text:p text:style-name="Code_20_Indent"><text:tab/>&lt;/listitem&gt;</text:p>
      <text:p text:style-name="Code_20_Indent"><text:tab/>&lt;listitem&gt;</text:p>
      <text:p text:style-name="Code_20_Indent"><text:tab/><text:tab/>&lt;listcell label="Roger"/&gt;</text:p>
      <text:p text:style-name="Code_20_Indent"><text:tab/><text:tab/>&lt;listcell label="Swashbuckler"/&gt;</text:p>
      <text:p text:style-name="Code_20_Indent"><text:tab/>&lt;/listitem&gt;</text:p>
      <text:p text:style-name="Code_20_Indent">&lt;/listbox&gt;</text:p>
      <text:h text:style-name="Heading_20_3" text:outline-level="3">Column Headers</text:h>
      <text:p text:style-name="Text_20_body_20_indent">You could spe<text:span text:style-name="T2">cify the column headers by use of </text:span><text:span text:style-name="T7">listhead</text:span><text:span text:style-name="T2"> and </text:span><text:span text:style-name="T7">listheader</text:span><text:span text:style-name="T2"> as follows</text:span><text:span text:style-name="T2"><text:note text:id="ftn38" text:note-class="footnote"><text:note-citation>38</text:note-citation><text:note-body><text:p text:style-name="Footnote">This <text:span text:style-name="T2">feature is a bit different from XUL, where listhead and listheader are used.</text:span></text:p></text:note-body></text:note></text:span><text:span text:style-name="T2">. In addition to label, you could specify an image as the header by use of the </text:span><text:span text:style-name="T7">image</text:span><text:span text:style-name="T2"> property.</text:span></text:p>
      <text:p text:style-name="Code_20_Indent"><draw:frame draw:style-name="fr8" draw:name="graphics2" text:anchor-type="paragraph" svg:x="13.282cm" svg:y="0.718cm" svg:width="4.032cm" svg:height="1.067cm" draw:z-index="13"><draw:image xlink:href="../images/10000000000000D00000003725942D16.png" xlink:type="simple" xlink:show="embed" xlink:actuate="onLoad"/></draw:frame>&lt;listbox width="200px"&gt;</text:p>
      <text:p text:style-name="Code_20_Indent"><text:tab/>&lt;listhead&gt;</text:p>
      <text:p text:style-name="Code_20_Indent"><text:tab/><text:tab/>&lt;listheader label="Name"/&gt;</text:p>
      <text:p text:style-name="Code_20_Indent"><text:tab/><text:tab/>&lt;listheader label="Occupation"/&gt;</text:p>
      <text:p text:style-name="Code_20_Indent"><text:tab/>&lt;/listhead&gt;</text:p>
      <text:p text:style-name="Code_20_Indent">...</text:p>
      <text:p text:style-name="Code_20_Indent">&lt;/listbox&gt;</text:p>
      <text:h text:style-name="Heading_20_3" text:outline-level="3">Column Footers</text:h>
      <text:p text:style-name="Text_20_body_20_indent">You could spe<text:span text:style-name="T2">cify the column footers by use of </text:span><text:span text:style-name="T7">listfoot</text:span><text:span text:style-name="T2"> and </text:span><text:span text:style-name="T7">listfooter</text:span><text:span text:style-name="T2"> as follows. Notice that the order of </text:span><text:span text:style-name="T7">listhead</text:span><text:span text:style-name="T2"> and </text:span><text:span text:style-name="T7">listfoot</text:span><text:span text:style-name="T2"> doesn't matter. Each time a </text:span><text:span text:style-name="T7">listhead</text:span><text:span text:style-name="T2"> instance is added to a list box, it must be the first child, and a </text:span><text:span text:style-name="T7">listfoot</text:span><text:span text:style-name="T2"> instance the last child.</text:span></text:p>
      <text:p text:style-name="Code_20_Indent"><draw:frame draw:style-name="fr7" draw:name="graphics37" text:anchor-type="paragraph" svg:x="12.827cm" svg:y="0.709cm" svg:width="4.403cm" svg:height="2.307cm" draw:z-index="37"><draw:image xlink:href="../images/10000000000000D00000006D18232918.png" xlink:type="simple" xlink:show="embed" xlink:actuate="onLoad"/></draw:frame>&lt;listbox width="200px"&gt;</text:p>
      <text:p text:style-name="Code_20_Indent"><text:tab/>&lt;listhead&gt;</text:p>
      <text:p text:style-name="Code_20_Indent"><text:tab/><text:tab/>&lt;listheader label="Population"/&gt;</text:p>
      <text:p text:style-name="Code_20_Indent"><text:tab/><text:tab/>&lt;listheader align="right" label="%"/&gt;</text:p>
      <text:p text:style-name="Code_20_Indent"><text:tab/>&lt;/listhead&gt;</text:p>
      <text:p text:style-name="Code_20_Indent"><text:tab/>&lt;listitem id="a" value="A"&gt;</text:p>
      <text:p text:style-name="Code_20_Indent"><text:tab/><text:tab/>&lt;listcell label="A. Graduate"/&gt;</text:p>
      <text:p text:style-name="Code_20_Indent"><text:tab/><text:tab/>&lt;listcell label="20%"/&gt;</text:p>
      <text:p text:style-name="Code_20_Indent"><text:tab/>&lt;/listitem&gt;</text:p>
      <text:p text:style-name="Code_20_Indent"><text:tab/>&lt;listitem id="b" value="B"&gt;</text:p>
      <text:p text:style-name="Code_20_Indent"><text:tab/><text:tab/>&lt;listcell label="B. College"/&gt;</text:p>
      <text:p text:style-name="Code_20_Indent"><text:tab/><text:tab/>&lt;listcell label="23%"/&gt;</text:p>
      <text:p text:style-name="Code_20_Indent"><text:tab/>&lt;/listitem&gt;</text:p>
      <text:p text:style-name="Code_20_Indent"><text:tab/>&lt;listitem id="c" value="C"&gt;</text:p>
      <text:p text:style-name="Code_20_Indent"><text:tab/><text:tab/>&lt;listcell label="C. High School"/&gt;</text:p>
      <text:p text:style-name="Code_20_Indent"><text:tab/><text:tab/>&lt;listcell label="40%"/&gt;</text:p>
      <text:p text:style-name="Code_20_Indent"><text:tab/>&lt;/listitem&gt;</text:p>
      <text:p text:style-name="Code_20_Indent"><text:tab/>&lt;listitem id="d" value="D"&gt;</text:p>
      <text:p text:style-name="Code_20_Indent"><text:tab/><text:tab/>&lt;listcell label="D. Others"/&gt;</text:p>
      <text:p text:style-name="Code_20_Indent"><text:tab/><text:tab/>&lt;listcell label="17%"/&gt;</text:p>
      <text:p text:style-name="Code_20_Indent"><text:tab/>&lt;/listitem&gt;</text:p>
      <text:p text:style-name="Code_20_Indent"><text:tab/>&lt;listfoot&gt;</text:p>
      <text:p text:style-name="Code_20_Indent"><text:tab/><text:tab/>&lt;listfooter label="More or less"/&gt;</text:p>
      <text:p text:style-name="Code_20_Indent"><text:tab/><text:tab/>&lt;listfooter label="100%"/&gt;</text:p>
      <text:p text:style-name="Code_20_Indent"><text:tab/>&lt;/listfoot&gt;</text:p>
      <text:p text:style-name="Code_20_Indent">&lt;/listbox&gt;</text:p>
      <text:h text:style-name="Heading_20_3" text:outline-level="3">Drop-Down List</text:h>
      <text:p text:style-name="P21">You could create a drop-down list by specifying the select mold and single row. Notice you cannot use multi-column for the drop-down list.</text:p>
      <text:p text:style-name="Code_20_Indent"><draw:frame draw:style-name="fr8" draw:name="graphics3" text:anchor-type="paragraph" svg:x="14.4cm" svg:y="0.66cm" svg:width="1.415cm" svg:height="1.395cm" draw:z-index="14"><draw:image xlink:href="../images/1000000000000049000000488DCF4463.png" xlink:type="simple" xlink:show="embed" xlink:actuate="onLoad"/></draw:frame>&lt;listbox mold="select" rows="1"&gt;</text:p>
      <text:p text:style-name="Code_20_Indent"><text:tab/>&lt;listitem label="Car"/&gt;</text:p>
      <text:p text:style-name="Code_20_Indent"><text:tab/>&lt;listitem label="Taxi"/&gt;</text:p>
      <text:p text:style-name="Code_20_Indent"><text:tab/>&lt;listitem label="Bus" selected="true"/&gt;</text:p>
      <text:p text:style-name="Code_20_Indent"><text:tab/>&lt;listitem label="Train"/&gt;</text:p>
      <text:p text:style-name="Code_20_Indent">&lt;/listbox&gt;</text:p>
      <text:p text:style-name="Standard"/>
      <text:h text:style-name="Heading_20_3" text:outline-level="3">Multiple Selection</text:h>
      <text:p text:style-name="Text_20_body_20_indent">When user clicks on a list item, the<text:span text:style-name="T2"> whole item is selected and the </text:span><text:span text:style-name="T7">onSelect</text:span><text:span text:style-name="T2"> event is sent back to the server to notify the application. You could control whether a list box allows multiple selections by setting the </text:span><text:span text:style-name="T7">multiple</text:span><text:span text:style-name="T2"> property to true. The default value is false.</text:span></text:p>
      <text:h text:style-name="Heading_20_3" text:outline-level="3">Scrollable List Boxes</text:h>
      <text:p text:style-name="Text_20_body_20_indent">A list box is scr<text:span text:style-name="T2">ollable if you specify the </text:span><text:span text:style-name="T7">rows</text:span><text:span text:style-name="T2"> property or the </text:span><text:span text:style-name="T7">height</text:span><text:span text:style-name="T2"> property, and there is no enough to show all list items.</text:span></text:p>
      <text:p text:style-name="Code_20_Indent"><draw:frame draw:style-name="fr8" draw:name="graphics68" text:anchor-type="paragraph" svg:x="11.636cm" svg:y="0.52cm" svg:width="5.44cm" svg:height="1.99cm" draw:z-index="66"><draw:image xlink:href="../images/10000000000001010000005ED2DEF030.png" xlink:type="simple" xlink:show="embed" xlink:actuate="onLoad"/></draw:frame>&lt;listbox width="250px" rows="4"&gt;</text:p>
      <text:p text:style-name="Code_20_Indent"><text:tab/>&lt;listhead&gt;</text:p>
      <text:p text:style-name="Code_20_Indent"><text:tab/><text:tab/>&lt;listheader label="Name" sort="auto"/&gt;</text:p>
      <text:p text:style-name="Code_20_Indent"><text:tab/><text:tab/>&lt;listheader label="Gender" sort="auto"/&gt;</text:p>
      <text:p text:style-name="Code_20_Indent"><text:tab/>&lt;/listhead&gt;</text:p>
      <text:p text:style-name="Code_20_Indent"><text:tab/>&lt;listitem&gt;</text:p>
      <text:p text:style-name="Code_20_Indent"><text:tab/><text:tab/>&lt;listcell label="Mary"/&gt;</text:p>
      <text:p text:style-name="Code_20_Indent"><text:tab/><text:tab/>&lt;listcell label="FEMALE"/&gt;</text:p>
      <text:p text:style-name="Code_20_Indent"><text:tab/>&lt;/listitem&gt;</text:p>
      <text:p text:style-name="Code_20_Indent"><text:tab/>&lt;listitem&gt;</text:p>
      <text:p text:style-name="Code_20_Indent"><text:tab/><text:tab/>&lt;listcell label="John"/&gt;</text:p>
      <text:p text:style-name="Code_20_Indent"><text:tab/><text:tab/>&lt;listcell label="MALE"/&gt;</text:p>
      <text:p text:style-name="Code_20_Indent"><text:tab/>&lt;/listitem&gt;</text:p>
      <text:p text:style-name="Code_20_Indent"><text:tab/>&lt;listitem&gt;</text:p>
      <text:p text:style-name="Code_20_Indent"><text:tab/><text:tab/>&lt;listcell label="Jane"/&gt;</text:p>
      <text:p text:style-name="Code_20_Indent"><text:tab/><text:tab/>&lt;listcell label="FEMALE"/&gt;</text:p>
      <text:p text:style-name="Code_20_Indent"><text:tab/>&lt;/listitem&gt;</text:p>
      <text:p text:style-name="Code_20_Indent"><text:tab/>&lt;listitem&gt;</text:p>
      <text:p text:style-name="Code_20_Indent"><text:tab/><text:tab/>&lt;listcell label="Henry"/&gt;</text:p>
      <text:p text:style-name="Code_20_Indent"><text:tab/><text:tab/>&lt;listcell label="MALE"/&gt;</text:p>
      <text:p text:style-name="Code_20_Indent"><text:tab/>&lt;/listitem&gt;</text:p>
      <text:p text:style-name="Code_20_Indent"><text:tab/>&lt;listitem&gt;</text:p>
      <text:p text:style-name="Code_20_Indent"><text:tab/><text:tab/>&lt;listcell label="Michelle"/&gt;</text:p>
      <text:p text:style-name="Code_20_Indent"><text:tab/><text:tab/>&lt;listcell label="FEMALE"/&gt;</text:p>
      <text:p text:style-name="Code_20_Indent"><text:tab/>&lt;/listitem&gt;</text:p>
      <text:p text:style-name="Code_20_Indent">&lt;/listbox&gt;</text:p>
      <text:h text:style-name="Heading_20_4" text:outline-level="4">The<text:span text:style-name="T2"> </text:span><text:span text:style-name="T7">rows</text:span><text:span text:style-name="T2"> Property</text:span></text:h>
      <text:p text:style-name="Text_20_body_20_indent_20_2">The <text:span text:style-name="T6">rows</text:span> property is used to control how many rows are visible. By setting it to zero, the list box will resize itself to hold as many as items if possible.</text:p>
      <text:h text:style-name="Heading_20_3" text:outline-level="3">Sizable List Header<text:span text:style-name="T2">s</text:span></text:h>
      <text:p text:style-name="P21">Like <text:span text:style-name="T6">columns</text:span>, you can set the <text:span text:style-name="T6">sizable</text:span> property of <text:span text:style-name="T6">listhead</text:span> to <text:span text:style-name="T6">true</text:span> to allow users to resize the width of list headers. Similarly, the <text:span text:style-name="T6">onColSize</text:span> event is sent when a user resized the widths.</text:p>
      <text:h text:style-name="Heading_20_3" text:outline-level="3">List Boxes with Paging</text:h>
      <text:p text:style-name="Text_20_body_20_indent">Like grids, you can use mul<text:span text:style-name="T2">tiple pages to represent long content for list boxes by specifying the </text:span><text:span text:style-name="T7">paging</text:span><text:span text:style-name="T2"> mold. Similarly, you can control how many items for each page to display, whether to use an external paging component and whether to customize the behavior when a page is selected. Refer to the </text:span><text:span text:style-name="T4">Grids</text:span><text:span text:style-name="T2"> section for more details.</text:span></text:p>
      <text:h text:style-name="Heading_20_3" text:outline-level="3">Sorting</text:h>
      <text:p text:style-name="Text_20_body_20_indent">List boxes sup<text:span text:style-name="T2">port sorting of list items directly. There are a few ways to enable the sorting of a particular column. The simplest way is to set the </text:span><text:span text:style-name="T7">sort</text:span><text:span text:style-name="T2"> property of the list header to </text:span><text:span text:style-name="T7">auto</text:span><text:span text:style-name="T2"> as follows. Then, the column that the list header is associated with is sortable based on the label of each list cell of the specified column.</text:span></text:p>
      <text:p text:style-name="Code_20_Indent"><draw:frame draw:style-name="fr7" draw:name="graphics54" text:anchor-type="paragraph" svg:x="12.82cm" svg:y="0.67cm" svg:width="4.382cm" svg:height="1.969cm" draw:z-index="53"><draw:image xlink:href="../images/10000000000000CF0000005D419F9D95.png" xlink:type="simple" xlink:show="embed" xlink:actuate="onLoad"/></draw:frame>&lt;zk&gt;</text:p>
      <text:p text:style-name="Code_20_Indent"><text:tab/>&lt;listbox width="200px"&gt;</text:p>
      <text:p text:style-name="Code_20_Indent"><text:tab/><text:tab/>&lt;listhead&gt;</text:p>
      <text:p text:style-name="Code_20_Indent"><text:tab/><text:tab/><text:tab/>&lt;listheader label="name" <text:span text:style-name="T15">sort="auto"</text:span>/&gt;</text:p>
      <text:p text:style-name="Code_20_Indent"><text:tab/><text:tab/><text:tab/>&lt;listheader label="gender" <text:span text:style-name="T15">sort="auto"</text:span>/&gt;</text:p>
      <text:p text:style-name="Code_20_Indent"><text:tab/><text:tab/>&lt;/listhead&gt;</text:p>
      <text:p text:style-name="Code_20_Indent"><text:tab/><text:tab/>&lt;listitem&gt;</text:p>
      <text:p text:style-name="Code_20_Indent"><text:tab/><text:tab/><text:tab/>&lt;listcell label="Mary"/&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John"/&gt;</text:p>
      <text:p text:style-name="Code_20_Indent"><text:tab/><text:tab/><text:tab/>&lt;listcell label="MALE"/&gt;</text:p>
      <text:p text:style-name="Code_20_Indent"><text:tab/><text:tab/>&lt;/listitem&gt;</text:p>
      <text:p text:style-name="Code_20_Indent"><text:tab/><text:tab/>&lt;listitem&gt;</text:p>
      <text:p text:style-name="Code_20_Indent"><text:tab/><text:tab/><text:tab/>&lt;listcell label="Jane"/&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Henry"/&gt;</text:p>
      <text:p text:style-name="Code_20_Indent"><text:tab/><text:tab/><text:tab/>&lt;listcell label="MALE"/&gt;</text:p>
      <text:p text:style-name="Code_20_Indent"><text:tab/><text:tab/>&lt;/listitem&gt;</text:p>
      <text:p text:style-name="Code_20_Indent"><text:tab/>&lt;/listbox&gt;<text:tab/><text:tab/></text:p>
      <text:p text:style-name="Code_20_Indent">&lt;/zk&gt;</text:p>
      <text:h text:style-name="Heading_20_4" text:outline-level="4">The<text:span text:style-name="T2"> </text:span><text:span text:style-name="T7">sortAscending</text:span><text:span text:style-name="T2"> and </text:span><text:span text:style-name="T7">sortDescending</text:span><text:span text:style-name="T2"> Properties</text:span></text:h>
      <text:p text:style-name="Text_20_body_20_indent_20_2">If you prefer to sort list items in different ways, you can ass<text:span text:style-name="T2">ign</text:span> a <text:span text:style-name="T6">java.util.Comparator</text:span> instance to the <text:span text:style-name="T6">sortAscending</text:span> and/or <text:span text:style-name="T6">sortDescending</text:span> property. Once ass<text:span text:style-name="T2">igned, the list items can be sorted in the ascending and/or descending order with the comparator you assigned.</text:span></text:p>
      <text:p text:style-name="Text_20_body_20_indent_20_2">The<text:span text:style-name="T2"> invocation of the </text:span><text:span text:style-name="T7">sort</text:span><text:span text:style-name="T2"> property with </text:span><text:span text:style-name="T7">auto</text:span><text:span text:style-name="T2"> actually assign two comparators to the </text:span><text:span text:style-name="T7">sortAsceding</text:span><text:span text:style-name="T2"> and </text:span><text:span text:style-name="T7">sortDescending</text:span><text:span text:style-name="T2"> automatically. You can override any of them by assigning another comparator to it.</text:span></text:p>
      <text:p text:style-name="Text_20_body_20_indent_20_2">For example, assume you want to sort based on the value of list items, rather than list cell's label, then you assign an ins<text:span text:style-name="T2">tance of</text:span> <text:span text:style-name="T6">ListitemComparator</text:span> to these properties as follows.</text:p>
      <text:p text:style-name="Code_20_Indent">&lt;zscript&gt;</text:p>
      <text:p text:style-name="Code_20_Indent"><text:tab/>Com<text:span text:style-name="T2">parator asc = new ListitemComarator(-1, true, true);</text:span></text:p>
      <text:p text:style-name="Code_20_Indent"><text:tab/>Comparator dsc = new ListitemComarator(-1, false, true);</text:p>
      <text:p text:style-name="Code_20_Indent">&lt;/zscript&gt;</text:p>
      <text:p text:style-name="Code_20_Indent">&lt;listbox&gt;</text:p>
      <text:p text:style-name="Code_20_Indent"><text:tab/>&lt;listhead&gt;</text:p>
      <text:p text:style-name="Code_20_Indent"><text:tab/><text:tab/>&lt;listheader sortAscending="${asc}" sortDescending="${dsc}"/&gt;</text:p>
      <text:p text:style-name="Code_20_Indent">...</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the particular column. If list items are sorted before adding to the list box, you shall set this property explicitly.</text:span></text:p>
      <text:p text:style-name="Code_20_Indent_20_2">&lt;listheader sortDirection="ascending"/&gt;</text:p>
      <text:p text:style-name="P36">Then, it is maintained automatically by list boxes as long as you assign the comparator to the corresponding list header.</text:p>
      <text:h text:style-name="Heading_20_4" text:outline-level="4">The <text:span text:style-name="T6">onSort</text:span> Event</text:h>
      <text:p text:style-name="Text_20_body_20_indent_20_2">When you ass<text:span text:style-name="T2">ign at least one comparator to a list header, an </text:span><text:span text:style-name="T7">onSort</text:span><text:span text:style-name="T2"> event is sent to the server if user clicks on it. The list header implements a listener to handle the sorting automatically.</text:span></text:p>
      <text:p text:style-name="Text_20_body_20_indent_20_2"><text:span text:style-name="T2">If you prefer to handle it manually, you can add your listener to the list header for the </text:span><text:span text:style-name="T7">onSort</text:span><text:span text:style-name="T2"> event. To prevent the default listener to invoke the </text:span><text:span text:style-name="T7">sort</text:span><text:span text:style-name="T2"> method, you have to <text:s/>call the </text:span><text:span text:style-name="T7">stopPropagation</text:span><text:span text:style-name="T2"> method against the event being received. Alternatively, you can override the </text:span><text:span text:style-name="T7">sort</text:span><text:span text:style-name="T2"> method, see below.</text:span></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list items by Java codes. For example, you might have to call this method after adding items (assuming not in the proper order).</text:span></text:p>
      <text:p text:style-name="Code_20_Indent_20_2">new Listem("New Stuff").setParent(listbox);</text:p>
      <text:p text:style-name="Code_20_Indent_20_2">if (!"natural".header.getSortDirection())</text:p>
      <text:p text:style-name="Code_20_Indent_20_2"><text:tab/>header.sort("ascending".equals(header.getSortDirection()));</text:p>
      <text:p text:style-name="Text_20_body_20_indent_20_2"><text:span text:style-name="T2">The default sorting algorithm is quick-sort (by use of the </text:span><text:span text:style-name="T7">sort</text:span><text:span text:style-name="T2"> method from the </text:span><text:span text:style-name="T7">org.zkoss.zk.ui.Components</text:span><text:span text:style-name="T2"> class). You might override it with your own implementation, or listen to the </text:span><text:span text:style-name="T7">onSort</text:span><text:span text:style-name="T2"> event as described in the previous section.</text:span></text:p>
      <text:p text:style-name="Tip"><text:span text:style-name="T4">Tip</text:span><text:span text:style-name="T2">: Sorting huge number of live data might degrade the performance significantly. It is better to intercept the onSort event or the sort method to handle it effectively. Refer to the </text:span><text:span text:style-name="T4">Sort Live Data</text:span><text:span text:style-name="T2"> section below.</text:span></text:p>
      <text:h text:style-name="Heading_20_3" text:outline-level="3">Special Properties</text:h>
      <text:h text:style-name="Heading_20_4" text:outline-level="4">The <text:span text:style-name="T6">checkmark</text:span> Property</text:h>
      <text:p text:style-name="Text_20_body_20_indent_20_2">The<text:span text:style-name="T2"> </text:span><text:span text:style-name="T7">checkmark</text:span><text:span text:style-name="T2"> property controls whether to display a checkbox or a radio button in front of each list item.</text:span></text:p>
      <text:p text:style-name="P36"><draw:frame draw:style-name="fr8" draw:name="graphics32" text:anchor-type="paragraph" svg:x="8.851cm" svg:y="1.039cm" svg:width="8.47cm" svg:height="1.649cm" draw:z-index="35"><draw:image xlink:href="../images/10000000000001C20000005540C9B7A9.png" xlink:type="simple" xlink:show="embed" xlink:actuate="onLoad"/></draw:frame>In the following example, you will see how a checkbox is added automatically, when you move a list item from the left list box to the right one. The checkbox is removed when you move a list item from right to left.</text:p>
      <text:p text:style-name="Code_20_Indent_20_2">&lt;hbox&gt;</text:p>
      <text:p text:style-name="Code_20_Indent_20_2"><text:tab/>&lt;listbox id="src"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a" value="A"&gt;</text:p>
      <text:p text:style-name="Code_20_Indent_20_2"><text:tab/><text:tab/><text:tab/>&lt;listcell label="A. Graduate"/&gt;</text:p>
      <text:p text:style-name="Code_20_Indent_20_2"><text:tab/><text:tab/><text:tab/>&lt;listcell label="20%"/&gt;</text:p>
      <text:p text:style-name="Code_20_Indent_20_2"><text:tab/><text:tab/>&lt;/listitem&gt;</text:p>
      <text:p text:style-name="Code_20_Indent_20_2"><text:tab/><text:tab/>&lt;listitem id="b" value="B"&gt;</text:p>
      <text:p text:style-name="Code_20_Indent_20_2"><text:tab/><text:tab/><text:tab/>&lt;listcell label="B. College"/&gt;</text:p>
      <text:p text:style-name="Code_20_Indent_20_2"><text:tab/><text:tab/><text:tab/>&lt;listcell label="23%"/&gt;</text:p>
      <text:p text:style-name="Code_20_Indent_20_2"><text:tab/><text:tab/>&lt;/listitem&gt;</text:p>
      <text:p text:style-name="Code_20_Indent_20_2"><text:tab/><text:tab/>&lt;listitem id="c" value="C"&gt;</text:p>
      <text:p text:style-name="Code_20_Indent_20_2"><text:tab/><text:tab/><text:tab/>&lt;listcell label="C. High School"/&gt;</text:p>
      <text:p text:style-name="Code_20_Indent_20_2"><text:tab/><text:tab/><text:tab/>&lt;listcell label="40%"/&gt;</text:p>
      <text:p text:style-name="Code_20_Indent_20_2"><text:tab/><text:tab/>&lt;/listitem&gt;</text:p>
      <text:p text:style-name="Code_20_Indent_20_2"><text:tab/><text:tab/>&lt;listitem id="d" value="D"&gt;</text:p>
      <text:p text:style-name="Code_20_Indent_20_2"><text:tab/><text:tab/><text:tab/>&lt;listcell label="D. Others"/&gt;</text:p>
      <text:p text:style-name="Code_20_Indent_20_2"><text:tab/><text:tab/><text:tab/>&lt;listcell label="17%"/&gt;</text:p>
      <text:p text:style-name="Code_20_Indent_20_2"><text:tab/><text:tab/>&lt;/listitem&gt;</text:p>
      <text:p text:style-name="Code_20_Indent_20_2"><text:tab/>&lt;/listbox&gt;</text:p>
      <text:p text:style-name="Code_20_Indent_20_2"><text:tab/>&lt;vbox&gt;</text:p>
      <text:p text:style-name="Code_20_Indent_20_2"><text:tab/><text:tab/>&lt;button label="=&amp;gt;" onClick="move(src, dst)"/&gt;</text:p>
      <text:p text:style-name="Code_20_Indent_20_2"><text:tab/><text:tab/>&lt;button label="&amp;lt;=" onClick="move(dst, src)"/&gt;</text:p>
      <text:p text:style-name="Code_20_Indent_20_2"><text:tab/>&lt;/vbox&gt;</text:p>
      <text:p text:style-name="Code_20_Indent_20_2"><text:tab/>&lt;listbox id="dst" checkmark="true"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e" value="E"&gt;</text:p>
      <text:p text:style-name="Code_20_Indent_20_2"><text:tab/><text:tab/><text:tab/>&lt;listcell label="E. Supermen"/&gt;</text:p>
      <text:p text:style-name="Code_20_Indent_20_2"><text:tab/><text:tab/><text:tab/>&lt;listcell label="21%"/&gt;</text:p>
      <text:p text:style-name="Code_20_Indent_20_2"><text:tab/><text:tab/>&lt;/listitem&gt;</text:p>
      <text:p text:style-name="Code_20_Indent_20_2"><text:tab/>&lt;/listbox&gt;</text:p>
      <text:p text:style-name="Code_20_Indent_20_2"><text:tab/>&lt;zscript&gt;</text:p>
      <text:p text:style-name="Code_20_Indent_20_2">void move(Listbox src, Listbox dst) {</text:p>
      <text:p text:style-name="Code_20_Indent_20_2"><text:tab/>Listitem s = src.getSelectedItem();</text:p>
      <text:p text:style-name="Code_20_Indent_20_2"><text:tab/>if (s == null)</text:p>
      <text:p text:style-name="Code_20_Indent_20_2"><text:tab/><text:tab/>Messagebox.show("Select an item first");</text:p>
      <text:p text:style-name="Code_20_Indent_20_2"><text:tab/>else</text:p>
      <text:p text:style-name="Code_20_Indent_20_2"><text:tab/><text:tab/>s.setParent(dst);</text:p>
      <text:p text:style-name="Code_20_Indent_20_2">}</text:p>
      <text:p text:style-name="Code_20_Indent_20_2"><text:tab/>&lt;/zscript&gt;</text:p>
      <text:p text:style-name="Code_20_Indent_20_2">&lt;/hbox&gt;</text:p>
      <text:p text:style-name="Text_20_body_20_indent_20_2"><draw:frame draw:style-name="fr8" draw:name="graphics33" text:anchor-type="paragraph" svg:x="13.399cm" svg:y="0.335cm" svg:width="3.974cm" svg:height="2.113cm" draw:z-index="34"><draw:image xlink:href="../images/10000000000000CD0000006D96B78742.png" xlink:type="simple" xlink:show="embed" xlink:actuate="onLoad"/></draw:frame>Notice that if the<text:span text:style-name="T2"> </text:span><text:span text:style-name="T7">multiple</text:span><text:span text:style-name="T2"> property is false, the radio buttons are displayed instead, as depicted at the right.</text:span></text:p>
      <text:h text:style-name="Heading_20_4" text:outline-level="4">The <text:span text:style-name="T6">vflex</text:span> Property</text:h>
      <text:p text:style-name="Text_20_body_20_indent_20_2">The<text:span text:style-name="T2"> </text:span><text:span text:style-name="T7">vflex</text:span><text:span text:style-name="T2"> property controls whether to grow and shrink vertical to fit their given space. It is so-called vertical flexibility. For example, if the list is too big to fit in the browser window, it will shrink its height to make the whole list control visible in the browser window.</text:span></text:p>
      <text:p text:style-name="P36">This property is ignored if the <text:span text:style-name="T6">rows</text:span> property is specified.</text:p>
      <text:h text:style-name="Heading_20_4" text:outline-level="4">The maxlength Property</text:h>
      <text:p text:style-name="Text_20_body_20_indent_20_2">The<text:span text:style-name="T2"> </text:span><text:span text:style-name="T7">maxlength</text:span><text:span text:style-name="T2"> property defines the maximal allowed characters being visible at the browser. By setting this property, you could make a narrower list box.</text:span></text:p>
      <text:h text:style-name="Heading_20_3" text:outline-level="3">Live Data</text:h>
      <text:p text:style-name="Text_20_body_20_indent">Like grids<text:span text:style-name="T2"><text:note text:id="ftn39" text:note-class="footnote"><text:note-citation>39</text:note-citation><text:note-body><text:p text:style-name="Footnote">The con<text:span text:style-name="T2">cept</text:span> is sim<text:span text:style-name="T2">ilar to Swing (</text:span><text:span text:style-name="T7">javax.swing.ListModel</text:span><text:span text:style-name="T2">).</text:span></text:p></text:note-body></text:note></text:span><text:span text:style-name="T2">, l</text:span>ist boxes support the <text:span text:style-name="T27">live data</text:span>. With live data, developers could separate the data from the view. In other words, developers needs only to provide the data by imp<text:span text:style-name="T2">lementing the</text:span> <text:span text:style-name="T6">org.zkoss.zul.ListModel</text:span> interface. Rather than man<text:span text:style-name="T2">ipulating the list box directly. The benefits are two folds.</text:span></text:p>
      <text:list text:style-name="L21">
        <text:list-item text:start-value="1">
          <text:p text:style-name="P107">It is easier to use different views to show the same set of data.</text:p>
        </text:list-item>
        <text:list-item>
          <text:p text:style-name="P136">The list box sends the data to the client only if it is visible. It saves a lot of network traffic if the amount of data is huge.</text:p>
        </text:list-item>
      </text:list>
      <text:p text:style-name="Text_20_body_20_indent">There are three steps to use the live data.</text:p>
      <text:list text:style-name="L29">
        <text:list-item>
          <text:p text:style-name="P117">Prepare the data in the form of <text:span text:style-name="T6">ListModel</text:span>. ZK has a concrete implementation called <text:span text:style-name="T6">org.zkoss.zul.SimpleListModel</text:span>. for representing an array of objects.</text:p>
        </text:list-item>
        <text:list-item>
          <text:p text:style-name="P117">Implement the <text:span text:style-name="T6">org.zkoss.zul.ListitemRenderer</text:span> interface for rendering an item of data into a list item of the list box.</text:p>
        </text:list-item>
      </text:list>
      <text:list text:style-name="L30">
        <text:list-item>
          <text:list>
            <text:list-item>
              <text:p text:style-name="P119">This is optional. If not specified, the default renderer is used to render the data into the first column.</text:p>
            </text:list-item>
            <text:list-item>
              <text:p text:style-name="P119">You could implement different renderers for represent the same data in different views.</text:p>
            </text:list-item>
          </text:list>
        </text:list-item>
      </text:list>
      <text:list text:style-name="L29" text:continue-numbering="true">
        <text:list-item>
          <text:p text:style-name="P117">Specify the data in the <text:span text:style-name="T6">model</text:span> property, and, optionally, the renderer in the <text:span text:style-name="T6">itemRenderer</text:span> property.</text:p>
        </text:list-item>
      </text:list>
      <text:p text:style-name="P21"><draw:frame draw:style-name="fr7" draw:name="graphics6" text:anchor-type="paragraph" svg:x="11.652cm" svg:y="1.621cm" svg:width="5.934cm" svg:height="4.401cm" draw:z-index="18"><draw:image xlink:href="../images/1000000000000132000000E3AE1693E7.png" xlink:type="simple" xlink:show="embed" xlink:actuate="onLoad"/></draw:frame>In the following example, we prepared a list model called <text:span text:style-name="T6">strset</text:span><text:span text:style-name="T19">, assigned it to a list box through the </text:span><text:span text:style-name="T6">model</text:span><text:span text:style-name="T19"> property. Then, the list box will do the rest.</text:span></text:p>
      <text:p text:style-name="Code_20_Indent">&lt;window title="Livedata Demo" border="normal"&gt;<text:line-break/><text:tab/>&lt;zscript&gt;<text:line-break/><text:tab/><text:tab/>String[] data = new String[30];<text:line-break/><text:tab/><text:tab/>for(int j=0; j &amp;lt; data.length; ++j) {<text:line-break/><text:tab/><text:tab/><text:tab/>data[j] = "option "+j;<text:line-break/><text:tab/><text:tab/>}<text:line-break/><text:tab/><text:tab/>ListModel strset = new SimpleListModel(data);<text:line-break/><text:tab/>&lt;/zscript&gt;<text:line-break/><text:tab/>&lt;listbox width="200px" rows="10" model="${strset}"&gt;<text:line-break/><text:tab/><text:tab/>&lt;listhead&gt;<text:line-break/><text:tab/><text:tab/><text:tab/>&lt;listheader label="Load on demend"/&gt;<text:line-break/><text:tab/><text:tab/>&lt;/listhead&gt;<text:line-break/><text:tab/>&lt;/listbox&gt;<text:line-break/>&lt;/window&gt;</text:p>
      <text:h text:style-name="Heading_20_4" text:outline-level="4">Sorting with Live Data</text:h>
      <text:p text:style-name="Text_20_body_20_indent_20_2">If you allow users to sort a list box pro<text:span text:style-name="T2">vided with live data, you have to implement an interface, </text:span><text:span text:style-name="T7">org.zkoss.zul.ListModelExt</text:span><text:span text:style-name="T2">, in addition to </text:span><text:span text:style-name="T7">org.zkoss.zul.ListModel</text:span><text:span text:style-name="T2">.</text:span></text:p>
      <text:p text:style-name="Code_20_Indent_20_2">class MyListModel imp<text:span text:style-name="T2">lements ListModel, ListModelExt {</text:span></text:p>
      <text:p text:style-name="Code_20_Indent_20_2"><text:tab/>public void sort(Comparator cmpr, boolean ascending) {</text:p>
      <text:p text:style-name="Code_20_Indent_20_2"><text:tab/><text:tab/>//do the real sorting</text:p>
      <text:p text:style-name="Code_20_Indent_20_2"><text:tab/><text:tab/>//notify the listbox (or grid) that data is changed by use of ListDataEvent</text:p>
      <text:p text:style-name="Code_20_Indent_20_2"><text:tab/>}</text:p>
      <text:p text:style-name="Code_20_Indent_20_2">}</text:p>
      <text:p text:style-name="P36">When a user requests the list box to sort, the list box will invoke the <text:span text:style-name="T6">sort</text:span> method of <text:span text:style-name="T6">ListModelExt</text:span> to sort the data. In other words, the sorting is done by the list model, rather than the list box.</text:p>
      <text:p text:style-name="P36">After sorted, the list model shall notify the list box by invoking the <text:span text:style-name="T6">onChange</text:span> method of the <text:span text:style-name="T6">org.zkoss.zul.event.ListDataListener</text:span> instances that are registered to the list box (by the <text:span text:style-name="T6">addListDataListener</text:span> method). In most cases, all data are usually changed, so the list model usually sends the following event:</text:p>
      <text:p text:style-name="Code_20_Indent_20_2">new ListDataEvent(this, ListDataEvent.CONTENTS_CHANGED, -1, -1)</text:p>
      <text:p text:style-name="Tip"><text:span text:style-name="T3">Not</text:span><text:span text:style-name="T4">e</text:span><text:span text:style-name="T2">: the implementation of </text:span><text:span text:style-name="T7">ListModel</text:span><text:span text:style-name="T2"> and </text:span><text:span text:style-name="T7">ListModelExt</text:span><text:span text:style-name="T2"> is independent of the visual representation. In other words, it can be used with grids, list boxes and any other components supporting </text:span><text:span text:style-name="T7">ListModel</text:span><text:span text:style-name="T2">.</text:span></text:p>
      <text:p text:style-name="P33">In other words, to have the maximal flexibility, you shall not assume the component to used. Rather, use <text:span text:style-name="T6">ListDataEvent</text:span> to communicate with.</text:p>
      <text:h text:style-name="Heading_20_3" text:outline-level="3">List Boxes <text:span text:style-name="T2">Contain Buttons</text:span></text:h>
      <text:p text:style-name="P21">In theory, a list cell could contain any other components, as depicted below.</text:p>
      <text:p text:style-name="Code_20_Indent"><draw:frame draw:style-name="fr7" draw:name="graphics34" text:anchor-type="paragraph" svg:x="12.411cm" svg:y="0.48cm" svg:width="4.979cm" svg:height="1.73cm" draw:z-index="36"><draw:image xlink:href="../images/1000000000000101000000597E6A0365.png" xlink:type="simple" xlink:show="embed" xlink:actuate="onLoad"/></draw:frame>&lt;listbox width="250px"&gt;</text:p>
      <text:p text:style-name="Code_20_Indent"><text:tab/>&lt;listhead&gt;</text:p>
      <text:p text:style-name="Code_20_Indent"><text:tab/><text:tab/>&lt;listheader label="Population"/&gt;</text:p>
      <text:p text:style-name="Code_20_Indent"><text:tab/><text:tab/>&lt;listheader label="Percentage"/&gt;</text:p>
      <text:p text:style-name="Code_20_Indent"><text:tab/>&lt;/listhead&gt;</text:p>
      <text:p text:style-name="Code_20_Indent"><text:tab/>&lt;listitem value="A"&gt;</text:p>
      <text:p text:style-name="Code_20_Indent"><text:tab/><text:tab/>&lt;listcell&gt;&lt;textbox value="A. Graduate"/&gt;&lt;/listcell&gt;</text:p>
      <text:p text:style-name="Code_20_Indent"><text:tab/><text:tab/>&lt;listcell label="20%"/&gt;</text:p>
      <text:p text:style-name="Code_20_Indent"><text:tab/>&lt;/listitem&gt;</text:p>
      <text:p text:style-name="Code_20_Indent"><text:tab/>&lt;listitem value="B"&gt;</text:p>
      <text:p text:style-name="Code_20_Indent"><text:tab/><text:tab/>&lt;listcell&gt;&lt;checkbox label="B. College"/&gt;&lt;/listcell&gt;</text:p>
      <text:p text:style-name="Code_20_Indent"><text:tab/><text:tab/>&lt;listcell&gt;&lt;button label="23%"/&gt;&lt;/listcell&gt;</text:p>
      <text:p text:style-name="Code_20_Indent"><text:tab/>&lt;/listitem&gt;</text:p>
      <text:p text:style-name="Code_20_Indent"><text:tab/>&lt;listitem value="C"&gt;</text:p>
      <text:p text:style-name="Code_20_Indent"><text:tab/><text:tab/>&lt;listcell label="C. High School"/&gt;</text:p>
      <text:p text:style-name="Code_20_Indent"><text:tab/><text:tab/>&lt;listcell&gt;&lt;textbox cols="8" value="40%"/&gt;&lt;/listcell&gt;</text:p>
      <text:p text:style-name="Code_20_Indent"><text:tab/>&lt;/listitem&gt;</text:p>
      <text:p text:style-name="Code_20_Indent">&lt;/listbox&gt;</text:p>
      <text:p text:style-name="P21">Notes:</text:p>
      <text:list text:style-name="L31">
        <text:list-item>
          <text:p text:style-name="P122">Don't use a list box, when a grid is a better choice. The appearances of list boxes and grids are similar, but the list box shall be used only to represent a list of selectable items.</text:p>
        </text:list-item>
        <text:list-item>
          <text:p text:style-name="P122">Users are usually confused if a list box contains editable components, such as <text:span text:style-name="T6">textbox</text:span> and <text:span text:style-name="T6">checkbox</text:span>. A common question is what the text, that a user entered in a unselected item, means.</text:p>
        </text:list-item>
        <text:list-item>
          <text:p text:style-name="P122">Due to the limitation of the browsers, users cannot select a piece of characters from the text boxes.</text:p>
        </text:list-item>
      </text:list>
      <text:h text:style-name="Heading_20_2" text:outline-level="2">Tree Controls</text:h>
      <text:p text:style-name="Text_20_body">Components: <text:span text:style-name="T6">tree</text:span>, <text:span text:style-name="T6">treechildren</text:span>, <text:span text:style-name="T6">treeitem</text:span><text:span text:style-name="T19">, </text:span><text:span text:style-name="T6">treerow</text:span>, <text:span text:style-name="T6">treecell</text:span><text:span text:style-name="T19">, </text:span><text:span text:style-name="T6">treecols</text:span> and <text:span text:style-name="T6">treecol</text:span>.</text:p>
      <text:p text:style-name="Text_20_body">A tree consists of two parts, the set of columns, and the tree body. The set of columns is defined by a number of <text:span text:style-name="T6">treecol</text:span> components, one for each column. Each column will appear as a header at the top of the tree. The second part, the tree body, contains the data to appear in the tree and is created with a <text:span text:style-name="T6">treechildren</text:span> component.</text:p>
      <text:p text:style-name="Text_20_body">An example of a tree con<text:span text:style-name="T2">trol is as follows.</text:span></text:p>
      <text:p text:style-name="Code"><draw:frame draw:style-name="fr7" draw:name="graphics18" text:anchor-type="paragraph" svg:x="8.061cm" svg:y="0.51cm" svg:width="9.403cm" svg:height="2.21cm" draw:z-index="28"><draw:image xlink:href="../images/10000000000001E5000000727EE351E4.png" xlink:type="simple" xlink:show="embed" xlink:actuate="onLoad"/></draw:frame>&lt;tree id="tree" rows="5"&gt;</text:p>
      <text:p text:style-name="Code"><text:tab/>&lt;treecols&gt;</text:p>
      <text:p text:style-name="Code"><text:tab/><text:tab/>&lt;treecol label="Name"/&gt;</text:p>
      <text:p text:style-name="Code"><text:tab/><text:tab/>&lt;treecol label="Description"/&gt;</text:p>
      <text:p text:style-name="Code"><text:tab/>&lt;/treecols&gt;</text:p>
      <text:p text:style-name="Code"><text:tab/>&lt;treechildren&gt;</text:p>
      <text:p text:style-name="Code"><text:tab/><text:tab/>&lt;treeitem&gt;</text:p>
      <text:p text:style-name="Code"><text:tab/><text:tab/><text:tab/>&lt;treerow&gt;</text:p>
      <text:p text:style-name="Code"><text:tab/><text:tab/><text:tab/><text:tab/>&lt;treecell label="Item 1"/&gt;</text:p>
      <text:p text:style-name="Code"><text:tab/><text:tab/><text:tab/><text:tab/>&lt;treecell label="Item 1 description"/&gt;</text:p>
      <text:p text:style-name="Code"><text:tab/><text:tab/><text:tab/>&lt;/treerow&gt;</text:p>
      <text:p text:style-name="Code"><text:tab/><text:tab/>&lt;/treeitem&gt;</text:p>
      <text:p text:style-name="Code"><text:tab/><text:tab/>&lt;treeitem&gt;</text:p>
      <text:p text:style-name="Code"><text:tab/><text:tab/><text:tab/>&lt;treerow&gt;</text:p>
      <text:p text:style-name="Code"><text:tab/><text:tab/><text:tab/><text:tab/>&lt;treecell label="Item 2"/&gt;</text:p>
      <text:p text:style-name="Code"><text:tab/><text:tab/><text:tab/><text:tab/>&lt;treecell label="Item 2 description"/&gt;</text:p>
      <text:p text:style-name="Code"><text:tab/><text:tab/><text:tab/>&lt;/treerow&gt;</text:p>
      <text:p text:style-name="Code"><text:tab/><text:tab/><text:tab/>&lt;treechildren&gt;</text:p>
      <text:p text:style-name="Code"><text:tab/><text:tab/><text:tab/><text:tab/>&lt;treeitem&gt;</text:p>
      <text:p text:style-name="Code"><text:tab/><text:tab/><text:tab/><text:tab/><text:tab/>&lt;treerow&gt;</text:p>
      <text:p text:style-name="Code"><text:tab/><text:tab/><text:tab/><text:tab/><text:tab/><text:tab/>&lt;treecell label="Item 2.1"/&gt;</text:p>
      <text:p text:style-name="Code"><text:tab/><text:tab/><text:tab/><text:tab/><text:tab/>&lt;/treerow&gt;</text:p>
      <text:p text:style-name="Code"><text:tab/><text:tab/><text:tab/><text:tab/><text:tab/>&lt;treechildren&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1"/&gt;</text:p>
      <text:p text:style-name="Code"><text:tab/><text:tab/><text:tab/><text:tab/><text:tab/><text:tab/><text:tab/>&lt;/treerow&gt;</text:p>
      <text:p text:style-name="Code"><text:tab/><text:tab/><text:tab/><text:tab/><text:tab/><text:tab/>&lt;/treeitem&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2"/&gt;</text:p>
      <text:p text:style-name="Code"><text:tab/><text:tab/><text:tab/><text:tab/><text:tab/><text:tab/><text:tab/>&lt;/treerow&gt;</text:p>
      <text:p text:style-name="Code"><text:tab/><text:tab/><text:tab/><text:tab/><text:tab/><text:tab/>&lt;/treeitem&gt;</text:p>
      <text:p text:style-name="Code"><text:tab/><text:tab/><text:tab/><text:tab/><text:tab/>&lt;/treechildren&gt;</text:p>
      <text:p text:style-name="Code"><text:tab/><text:tab/><text:tab/><text:tab/>&lt;/treeitem&gt;</text:p>
      <text:p text:style-name="Code"><text:tab/><text:tab/><text:tab/><text:tab/>&lt;treeitem&gt;</text:p>
      <text:p text:style-name="Code"><text:tab/><text:tab/><text:tab/><text:tab/><text:tab/>&lt;treerow&gt;</text:p>
      <text:p text:style-name="Code"><text:tab/><text:tab/><text:tab/><text:tab/><text:tab/><text:tab/>&lt;treecell label="Item 2.2"/&gt;</text:p>
      <text:p text:style-name="Code"><text:tab/><text:tab/><text:tab/><text:tab/><text:tab/><text:tab/>&lt;treecell label="Item 2.2 is something who cares"/&gt;</text:p>
      <text:p text:style-name="Code"><text:tab/><text:tab/><text:tab/><text:tab/><text:tab/>&lt;/treerow&gt;</text:p>
      <text:p text:style-name="Code"><text:tab/><text:tab/><text:tab/><text:tab/>&lt;/treeitem&gt;</text:p>
      <text:p text:style-name="Code"><text:tab/><text:tab/><text:tab/>&lt;/treechildren&gt;</text:p>
      <text:p text:style-name="Code"><text:tab/><text:tab/>&lt;/treeitem&gt;</text:p>
      <text:p text:style-name="Code"><text:tab/><text:tab/>&lt;treeitem label="Item 3"/&gt;</text:p>
      <text:p text:style-name="Code"><text:tab/>&lt;/treechildren&gt;</text:p>
      <text:p text:style-name="Code">&lt;/tree&gt;</text:p>
      <text:list text:style-name="L32">
        <text:list-item>
          <text:p text:style-name="P204"><text:span text:style-name="T6">tree</text:span>: This is the outer com<text:span text:style-name="T2">ponent</text:span> of a tree control. </text:p>
        </text:list-item>
      </text:list>
      <text:list text:style-name="L33">
        <text:list-item>
          <text:p text:style-name="P205"><text:span text:style-name="T6">treecols</text:span>: This com<text:span text:style-name="T2">ponent</text:span> is a placeholder for a col<text:span text:style-name="T2">lection</text:span> of <text:span text:style-name="T6">treecol</text:span> components. </text:p>
        </text:list-item>
      </text:list>
      <text:list text:style-name="L34">
        <text:list-item>
          <text:p text:style-name="P206"><text:span text:style-name="T6">treecol</text:span>: This is used to declare a column of the tree. By using this comlumn, you can specify additional information such as the column header. </text:p>
        </text:list-item>
      </text:list>
      <text:list text:style-name="L35">
        <text:list-item>
          <text:p text:style-name="P207"><text:span text:style-name="T6">treechildren</text:span>: This contains the main body of the tree, which con<text:span text:style-name="T2">tain a collection of </text:span><text:span text:style-name="T7">treeitem</text:span><text:span text:style-name="T2"> components.</text:span></text:p>
        </text:list-item>
        <text:list-item>
          <text:p text:style-name="P208"><text:span text:style-name="T6">treeitem</text:span>: This component contains a row of data (<text:span text:style-name="T6">treerow</text:span>), and an optional <text:span text:style-name="T6">treechildren</text:span>.</text:p>
          <text:list>
            <text:list-item>
              <text:p text:style-name="P208">If the component doesn't contain a <text:span text:style-name="T6">treechildren</text:span>, it is a leaf node that doesn't accept any child items.</text:p>
            </text:list-item>
            <text:list-item>
              <text:p text:style-name="P208">If it contains a <text:span text:style-name="T6">treechildren</text:span>, it is a branch node that might contain other items.</text:p>
            </text:list-item>
            <text:list-item>
              <text:p text:style-name="P208">For a branch node, an +/- button will appear at the beginning of the row, such that user could open and close the item by clicking on the +/- button.</text:p>
            </text:list-item>
          </text:list>
        </text:list-item>
        <text:list-item>
          <text:p text:style-name="P207"><text:span text:style-name="T7">treerow</text:span><text:span text:style-name="T2">: </text:span>A single row in the tree, which should be placed inside a <text:span text:style-name="T6">treeitem</text:span> component.</text:p>
        </text:list-item>
        <text:list-item>
          <text:p text:style-name="P207"><text:span text:style-name="T6">treecell</text:span>: A single cell in a tree row. This element would go inside a <text:span text:style-name="T6">treerow</text:span> component. </text:p>
        </text:list-item>
      </text:list>
      <text:p text:style-name="Mouseless_20_Header">Mouseless Entry <text:tab/><text:span text:style-name="T7">tree</text:span></text:p>
      <text:list text:style-name="L36">
        <text:list-item>
          <text:p text:style-name="P266"><text:span text:style-name="T6">UP</text:span><text:span text:style-name="T19"> and </text:span><text:span text:style-name="T6">DOWN</text:span> to move the selection up and down one tree item.</text:p>
        </text:list-item>
        <text:list-item>
          <text:p text:style-name="P266"><text:span text:style-name="T6">PgUp</text:span> and <text:span text:style-name="T6">PgDn</text:span> to move the<text:span text:style-name="T2"> selection up and down in a step of one page.</text:span></text:p>
        </text:list-item>
        <text:list-item>
          <text:p text:style-name="P259"><text:span text:style-name="T6">HOME</text:span> to move the selection to the first item, and <text:span text:style-name="T6">END</text:span> to the last item.</text:p>
        </text:list-item>
        <text:list-item>
          <text:p text:style-name="P266"><text:span text:style-name="T6">RIGHT</text:span><text:span text:style-name="T19"> to open a tree item, and </text:span><text:span text:style-name="T6">LEFT</text:span><text:span text:style-name="T19"> to close a tree item.</text:span></text:p>
        </text:list-item>
        <text:list-item>
          <text:p text:style-name="P266"><text:span text:style-name="T6">Ctrl+UP</text:span> and <text:span text:style-name="T6">Ctrl+DOWN</text:span> to move the focus up and down one tree item without changing <text:span text:style-name="T2">the selection.</text:span></text:p>
        </text:list-item>
        <text:list-item>
          <text:p text:style-name="P259"><text:span text:style-name="T6">SPACE</text:span> to select the item of the focus.</text:p>
        </text:list-item>
      </text:list>
      <text:h text:style-name="Heading_20_3" text:outline-level="3">The<text:span text:style-name="T2"> </text:span><text:span text:style-name="T7">open</text:span><text:span text:style-name="T2"> Property and the </text:span><text:span text:style-name="T7">onOpen</text:span><text:span text:style-name="T2"> Event</text:span></text:h>
      <text:p text:style-name="Text_20_body_20_indent">Each tree item has the<text:span text:style-name="T2"> </text:span><text:span text:style-name="T7">open</text:span><text:span text:style-name="T2"> property used to control whether to display its child items. The default value is true. By setting this property to false, you could control what part of the tree is invisible.</text:span></text:p>
      <text:p text:style-name="Code_20_Indent">&lt;treeitem ope<text:span text:style-name="T2">n="false"&gt;</text:span></text:p>
      <text:p text:style-name="P21">When a user clicks on the +/- button, he opens the tree item and makes its children visible. The <text:span text:style-name="T6">onOpen</text:span> event is then sent to the server to notify the application.</text:p>
      <text:p text:style-name="P21">For sophisticated applications, you can defer the creation of the content of the tree item or manipulate its content dynamically, until the <text:span text:style-name="T6">onOpen</text:span> event is received. Refer to the <text:span text:style-name="T3">Load on Demand</text:span> section in th <text:span text:style-name="T3">ZK User Interface Markup Language</text:span> chapter for details.</text:p>
      <text:h text:style-name="Heading_20_3" text:outline-level="3">Multiple Selection</text:h>
      <text:p text:style-name="Text_20_body_20_indent">When user clicks on a tree item, the<text:span text:style-name="T2"> whole item is selected and the </text:span><text:span text:style-name="T7">onSelect</text:span><text:span text:style-name="T2"> event is sent back to the server to notify the application. You could control whether a tree control allows multiple selections by setting the </text:span><text:span text:style-name="T7">multiple</text:span><text:span text:style-name="T2"> property to true. The default value is false.</text:span></text:p>
      <text:h text:style-name="Heading_20_3" text:outline-level="3">Paging</text:h>
      <text:p text:style-name="Text_20_body_20_indent"><draw:frame draw:style-name="fr5" draw:name="graphics91" text:anchor-type="paragraph" svg:x="14.446cm" svg:y="0.594cm" svg:width="2.921cm" svg:height="5.779cm" draw:z-index="94"><draw:image xlink:href="../images/100000000000008A000001112B40E516.png" xlink:type="simple" xlink:show="embed" xlink:actuate="onLoad"/></draw:frame>The<text:span text:style-name="T2"> </text:span><text:span text:style-name="T7">pageSize</text:span><text:span text:style-name="T2"> property controls the number of tree items to display at once. By default, it is 10. That is, at most 10 tree items are displayed at the client for each level as depicted in the right figure.</text:span></text:p>
      <text:p text:style-name="P21">A user can click <text:s/>to see more tree items (i.e., enlarge <text:span text:style-name="T6">pageSize</text:span>), or click <text:s/>or <text:s/>to scroll up and down.</text:p>
      <text:p text:style-name="P21">If you want to display all tree items, simply set <text:span text:style-name="T6">pageSize</text:span> to -1. However, it is not recommended if the tree control is huge, since the browser is too slow to handle a tree with huge number of items.</text:p>
      <text:p text:style-name="P21">In addition to the <text:span text:style-name="T6">pageSize</text:span> property of a tree control, you can change the page size of each <text:span text:style-name="T6">treechildren</text:span> instance by modifying the <text:span text:style-name="T6">pageSize</text:span> property of the corresponding <text:span text:style-name="T6">treechildren</text:span> instance.</text:p>
      <text:h text:style-name="Heading_20_4" text:outline-level="4">The<text:span text:style-name="T2"> </text:span><text:span text:style-name="T7">onPaging</text:span><text:span text:style-name="T2"> and </text:span><text:span text:style-name="T7">onPageSize</text:span><text:span text:style-name="T2"> Event</text:span></text:h>
      <text:p text:style-name="P36">When a user clicks <text:s/>or <text:s/>to scroll up and down the page, the <text:span text:style-name="T6">onPaging</text:span> event is sent with an <text:span text:style-name="T6">org.zkoss.zul.event.PagingEvent</text:span> instance. Similarly, the <text:span text:style-name="T6">onPageSize</text:span> event is sent with an <text:span text:style-name="T6">org.zkoss.zul.event.PageSize</text:span> instance when a user clicks .</text:p>
      <text:h text:style-name="Heading_20_3" text:outline-level="3">Special Properties</text:h>
      <text:h text:style-name="Heading_20_4" text:outline-level="4">The<text:span text:style-name="T2"> </text:span><text:span text:style-name="T7">rows</text:span><text:span text:style-name="T2"> Property</text:span></text:h>
      <text:p text:style-name="Text_20_body_20_indent_20_2"><text:span text:style-name="T2">The </text:span><text:span text:style-name="T7">rows</text:span><text:span text:style-name="T2"> property is used to control how many rows are visible. By setting it to zero, the tree control will resize itself to hold as many as items if possible.</text:span></text:p>
      <text:h text:style-name="Heading_20_4" text:outline-level="4">The<text:span text:style-name="T2"> </text:span><text:span text:style-name="T7">checkmark</text:span><text:span text:style-name="T2"> Property</text:span></text:h>
      <text:p text:style-name="P36"><draw:frame draw:style-name="fr4" draw:name="graphics35" text:anchor-type="paragraph" svg:x="4.84cm" svg:y="1.667cm" svg:width="7.909cm" svg:height="2.379cm" draw:z-index="68"><draw:image xlink:href="../images/10000000000001980000007BBA791396.png" xlink:type="simple" xlink:show="embed" xlink:actuate="onLoad"/></draw:frame>The <text:span text:style-name="T6">checkmark</text:span> property controls whether to display a checkbox or a radio button in front of each tree item.</text:p>
      <text:h text:style-name="Heading_20_4" text:outline-level="4">The <text:span text:style-name="T6">vflex</text:span> Property</text:h>
      <text:p text:style-name="Text_20_body_20_indent_20_2">The<text:span text:style-name="T2"> </text:span><text:span text:style-name="T7">vflex</text:span><text:span text:style-name="T2"> property controls whether to grow and shrink vertical to fit their given space. It is so-called vertical flexibility. For example, if the tree is too big to fit in the browser window, it will shrink the height to make the whole tree visible in the browser window.</text:span></text:p>
      <text:p text:style-name="P36">This property is ignored if the <text:span text:style-name="T6">rows</text:span> property is specified.</text:p>
      <text:h text:style-name="Heading_20_4" text:outline-level="4">The <text:span text:style-name="T6">maxlength</text:span> Property</text:h>
      <text:p text:style-name="P36">The <text:span text:style-name="T6">maxlength</text:span> property defines the maximal allowed characters being visible at the browser. By setting this property, you could make a narrower tree control.</text:p>
      <text:h text:style-name="Heading_20_4" text:outline-level="4">Sizable Column<text:span text:style-name="T2">s</text:span></text:h>
      <text:p text:style-name="Text_20_body_20_indent_20_2">Like <text:span text:style-name="T6">columns</text:span>, you can set the <text:span text:style-name="T6">sizable</text:span> property of <text:span text:style-name="T6">treecols</text:span> to <text:span text:style-name="T6">true</text:span> to allow users to resize the width of tree headers. Similarly, the <text:span text:style-name="T6">onColSize</text:span> event is sent when a user resized the widths.</text:p>
      <text:h text:style-name="Heading_20_3" text:outline-level="3">Create-on-Open for Tree Controls</text:h>
      <text:p text:style-name="Text_20_body_20_indent">As illustrated below, you could listen to the <text:span text:style-name="T6">onOpen</text:span> event, and then load the children of an tree item. Similarly, you could do create-on-open for group boxes.</text:p>
      <text:p text:style-name="Code_20_Indent">&lt;tree width="200px"&gt;</text:p>
      <text:p text:style-name="Code_20_Indent"><text:tab/>&lt;treecols&gt;</text:p>
      <text:p text:style-name="Code_20_Indent"><text:tab/><text:tab/>&lt;treecol label="Subject"/&gt;</text:p>
      <text:p text:style-name="Code_20_Indent"><text:tab/><text:tab/>&lt;treecol label="From"/&gt;</text:p>
      <text:p text:style-name="Code_20_Indent"><text:tab/>&lt;/treecols&gt;</text:p>
      <text:p text:style-name="Code_20_Indent"><text:tab/>&lt;treechildren&gt;</text:p>
      <text:p text:style-name="Code_20_Indent"><text:tab/><text:tab/>&lt;treeitem open="false" onOpen="load()"&gt;</text:p>
      <text:p text:style-name="Code_20_Indent"><text:tab/><text:tab/><text:tab/>&lt;treerow&gt;</text:p>
      <text:p text:style-name="Code_20_Indent"><text:tab/><text:tab/><text:tab/><text:tab/>&lt;treecell label="Intel Snares XML"/&gt;</text:p>
      <text:p text:style-name="Code_20_Indent"><text:tab/><text:tab/><text:tab/><text:tab/>&lt;treecell label="David Needle"/&gt;</text:p>
      <text:p text:style-name="Code_20_Indent"><text:tab/><text:tab/><text:tab/>&lt;/treerow&gt;</text:p>
      <text:p text:style-name="Code_20_Indent"><text:tab/><text:tab/><text:tab/>&lt;treechildren/&gt;</text:p>
      <text:p text:style-name="Code_20_Indent"><text:tab/><text:tab/>&lt;/treeitem&gt;</text:p>
      <text:p text:style-name="Code_20_Indent"><text:tab/>&lt;/treechildren&gt;</text:p>
      <text:p text:style-name="Code_20_Indent"><text:tab/>&lt;zscript&gt;</text:p>
      <text:p text:style-name="Code_20_Indent"><text:tab/>void load() {</text:p>
      <text:p text:style-name="Code_20_Indent"><text:tab/><text:tab/>Treechildren tc = self.getTreechildren();</text:p>
      <text:p text:style-name="Code_20_Indent"><text:tab/><text:tab/>if (tc.getChildren().isEmpty()) {</text:p>
      <text:p text:style-name="Code_20_Indent"><text:tab/><text:tab/><text:tab/>Treeitem ti = new Treeitem();</text:p>
      <text:p text:style-name="Code_20_Indent"><text:tab/><text:tab/><text:tab/>ti.setLabel("New added");</text:p>
      <text:p text:style-name="Code_20_Indent"><text:tab/><text:tab/><text:tab/>ti.setParent(tc);</text:p>
      <text:p text:style-name="Code_20_Indent"><text:tab/><text:tab/>}</text:p>
      <text:p text:style-name="Code_20_Indent"><text:tab/>}</text:p>
      <text:p text:style-name="Code_20_Indent"><text:tab/>&lt;/zscript&gt;</text:p>
      <text:p text:style-name="Code_20_Indent">&lt;/tree&gt;</text:p>
      <text:h text:style-name="Heading_20_2" text:outline-level="2">Comboboxes</text:h>
      <text:p text:style-name="Text_20_body">Components: <text:span text:style-name="T6">combobox</text:span> and <text:span text:style-name="T6">comboitem</text:span>.</text:p>
      <text:p text:style-name="Text_20_body">A com<text:span text:style-name="T2">bobox is a special text box that embeds a drop-down list. With comboboxes, users are allowed to select from a drop-down list, in addition to entering the text manually.</text:span></text:p>
      <text:p text:style-name="Code"><draw:frame draw:style-name="fr7" draw:name="graphics25" text:anchor-type="paragraph" svg:x="13.949cm" svg:y="0.549cm" svg:width="3.51cm" svg:height="1.318cm" draw:z-index="31"><draw:image xlink:href="../images/10000000000000B50000004419304D81.png" xlink:type="simple" xlink:show="embed" xlink:actuate="onLoad"/></draw:frame>&lt;combobox&gt;</text:p>
      <text:p text:style-name="Code"><text:tab/>&lt;comboitem label="Simple and Rich"/&gt;</text:p>
      <text:p text:style-name="Code"><text:tab/>&lt;comboitem label="Cool!"/&gt;</text:p>
      <text:p text:style-name="Code"><text:tab/>&lt;comboitem label="Ajax and RIA"/&gt;</text:p>
      <text:p text:style-name="Code">&lt;/combobox&gt;</text:p>
      <text:p text:style-name="Mouseless_20_Header">Mouseless Entry<text:tab/><text:span text:style-name="T6">com</text:span><text:span text:style-name="T7">bobox</text:span></text:p>
      <text:list text:style-name="L37">
        <text:list-item>
          <text:p text:style-name="P270"><text:span text:style-name="T6">Alt+DOWN</text:span> to pop up the list.</text:p>
        </text:list-item>
        <text:list-item>
          <text:p text:style-name="P270"><text:span text:style-name="T6">Alt+UP</text:span> or <text:span text:style-name="T6">ESC</text:span> to close the list.</text:p>
        </text:list-item>
        <text:list-item>
          <text:p text:style-name="P270"><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7">autodrop</text:span><text:span text:style-name="T2"> Property</text:span></text:h>
      <text:p text:style-name="P21">By default, the drop-down list won't be opened until user clicks the <draw:frame draw:style-name="fr18" draw:name="graphics26" text:anchor-type="as-char" svg:width="0.291cm" svg:height="0.407cm" draw:z-index="1"><draw:image xlink:href="../images/100000000000000F00000015A76D2BBC.png" xlink:type="simple" xlink:show="embed" xlink:actuate="onLoad"/></draw:frame> button, or press <text:s/><text:span text:style-name="T6">Alt+DOWN</text:span>. However, you could set the <text:span text:style-name="T6">autodrop</text:span> property to true, such that the drop-down list is opened as soon as user types any character. This is helpful for novice users, but it might be annoying for experienced users.</text:p>
      <text:p text:style-name="Code_20_Indent">&lt;combobox aut<text:span text:style-name="T2">odrop="true"/&gt;</text:span></text:p>
      <text:h text:style-name="Heading_20_3" text:outline-level="3">The<text:span text:style-name="T2"> </text:span><text:span text:style-name="T7">description</text:span><text:span text:style-name="T2"> Property</text:span></text:h>
      <text:p text:style-name="P21">You could add a description to each combo item to make it more descriptive. In addition, you could assign an image to each combo item.</text:p>
      <text:p text:style-name="Code_20_Indent">&lt;combobox&gt;</text:p>
      <text:p text:style-name="Code_20_Indent"><text:tab/>&lt;comboitem label="Simple and Rich" image="/img/coffee.gif"</text:p>
      <text:p text:style-name="Code_20_Indent"><text:tab/>description="The simplest way to make Web applications rich"/&gt;</text:p>
      <text:p text:style-name="Code_20_Indent"><text:tab/>&lt;comboitem label="Cool!" image="/img/corner.gif"</text:p>
      <text:p text:style-name="Code_20_Indent"><text:tab/>description="The coolest technology"/&gt;</text:p>
      <text:p text:style-name="Code_20_Indent"><text:tab/>&lt;comboitem label="Ajax and RIA" image="/img/cubfirs.gif"</text:p>
      <text:p text:style-name="Code_20_Indent"><text:tab/>description="Rich Internet Application by Ajax"/&gt;</text:p>
      <text:p text:style-name="Code_20_Indent">&lt;/combobox&gt;</text:p>
      <text:p text:style-name="Text_20_body_20_indent"><draw:frame draw:style-name="fr8" draw:name="graphics27" text:anchor-type="paragraph" svg:x="11.416cm" svg:y="0.296cm" svg:width="5.6cm" svg:height="2.401cm" draw:z-index="32"><draw:image xlink:href="../images/10000000000001210000007CA44D783C.png" xlink:type="simple" xlink:show="embed" xlink:actuate="onLoad"/></draw:frame>Like other com<text:span text:style-name="T2">ponents that support images, you could use the </text:span><text:span text:style-name="T7">setImageContent</text:span><text:span text:style-name="T2"> method to assign the content of a dynamically generated image to the </text:span><text:span text:style-name="T7">comboitem</text:span><text:span text:style-name="T2"> component. Refer to the </text:span><text:span text:style-name="T4">Image</text:span><text:span text:style-name="T2"> section for details.</text:span></text:p>
      <text:h text:style-name="Heading_20_3" text:outline-level="3">The <text:span text:style-name="T6">onOpen</text:span> Event</text:h>
      <text:p text:style-name="P21">The <text:span text:style-name="T6">onOpen</text:span> event is sent to the application, when user opens the drop-down list. To defer the creation of combo items, you can use the <text:span text:style-name="T6">fulfill</text:span> attribute as shown below.</text:p>
      <text:p text:style-name="Code_20_Indent"><draw:frame draw:style-name="fr7" draw:name="graphics90" text:anchor-type="paragraph" svg:x="13.949cm" svg:y="0.549cm" svg:width="3.51cm" svg:height="1.318cm" draw:z-index="93"><draw:image xlink:href="../images/10000000000000B50000004419304D81.png" xlink:type="simple" xlink:show="embed" xlink:actuate="onLoad"/></draw:frame>&lt;combobox fulfill<text:span text:style-name="T15">="onOpen"</text:span>&gt;</text:p>
      <text:p text:style-name="Code_20_Indent"><text:tab/>&lt;comboitem label="Simple and Rich"/&gt;</text:p>
      <text:p text:style-name="Code_20_Indent"><text:tab/>&lt;comboitem label="Cool!"/&gt;</text:p>
      <text:p text:style-name="Code_20_Indent"><text:tab/>&lt;comboitem label="Ajax and RIA"/&gt;</text:p>
      <text:p text:style-name="Code_20_Indent">&lt;/combobox&gt;</text:p>
      <text:p text:style-name="P21">Alternatively, you can listen to the <text:span text:style-name="T6">onOpen</text:span> event, and then prepare the drop-down list or change it dynamically in the listener as shown below. </text:p>
      <text:p text:style-name="Code_20_Indent">&lt;combobox id="combo" <text:span text:style-name="T15">onOpen="prepare()"</text:span>/&gt;</text:p>
      <text:p text:style-name="Code_20_Indent">&lt;zscript&gt;</text:p>
      <text:p text:style-name="Code_20_Indent"><text:tab/>void prepare() {</text:p>
      <text:p text:style-name="Code_20_Indent"><text:tab/><text:tab/>if (event.isOpen() &amp;amp;&amp;amp; combo.getItemCount() == 0) {</text:p>
      <text:p text:style-name="Code_20_Indent"><text:tab/><text:tab/><text:tab/>combo.appendItem("Simple and Rich");</text:p>
      <text:p text:style-name="Code_20_Indent"><text:tab/><text:tab/><text:tab/>combo.appendItem("Cool!");</text:p>
      <text:p text:style-name="Code_20_Indent"><text:tab/><text:tab/><text:tab/>combo.appendItem("Ajax and RIA");</text:p>
      <text:p text:style-name="Code_20_Indent"><text:tab/><text:tab/>}</text:p>
      <text:p text:style-name="Code_20_Indent"><text:tab/>}</text:p>
      <text:p text:style-name="Code_20_Indent">&lt;/zscript&gt;</text:p>
      <text:p text:style-name="Text_20_body_20_indent">The<text:span text:style-name="T2"> </text:span><text:span text:style-name="T7">appendItem</text:span><text:span text:style-name="T2"> method is equivalent to create a combo item and then assign its parent to the comobox.</text:span></text:p>
      <text:h text:style-name="Heading_20_3" text:outline-level="3">The <text:span text:style-name="T6">onChanging</text:span> Event</text:h>
      <text:p text:style-name="P21">Since a combobox is also a text box, the <text:span text:style-name="T6">onChanging</text:span> event will be sent if you add a listener for it. By listening to this event, you could manipulate the drop-down list as the Google Suggests<text:note text:id="ftn40" text:note-class="footnote"><text:note-citation>40</text:note-citation><text:note-body><text:p text:style-name="Footnote">http://www.google.com/webhp?complete=1&amp;hl=en</text:p></text:note-body></text:note> does. This feature is sometimes called autocomplete.</text:p>
      <text:p text:style-name="P21">As illustrated below, you could fill the drop-down list based on what user is entering.</text:p>
      <text:p text:style-name="Code_20_Indent">&lt;combobox id="combo" autodrop="true" onChanging="suggest()"/&gt;</text:p>
      <text:p text:style-name="Code_20_Indent">&lt;zscript&gt;</text:p>
      <text:p text:style-name="Code_20_Indent"><text:tab/>void suggest() {</text:p>
      <text:p text:style-name="Code_20_Indent"><text:tab/><text:tab/>combo.getItems().clear();</text:p>
      <text:p text:style-name="Code_20_Indent"><text:tab/><text:tab/>if (event.value.startsWith("A")) {</text:p>
      <text:p text:style-name="Code_20_Indent"><text:tab/><text:tab/><text:tab/>combo.appendItem("Ace");</text:p>
      <text:p text:style-name="Code_20_Indent"><text:tab/><text:tab/><text:tab/>combo.appendItem("Ajax");</text:p>
      <text:p text:style-name="Code_20_Indent"><text:tab/><text:tab/><text:tab/>combo.appendItem("Apple");</text:p>
      <text:p text:style-name="Code_20_Indent"><text:tab/><text:tab/>} else if (event.value.startsWith("B")) {</text:p>
      <text:p text:style-name="Code_20_Indent"><text:tab/><text:tab/><text:tab/>combo.appendItem("Best");</text:p>
      <text:p text:style-name="Code_20_Indent"><text:tab/><text:tab/><text:tab/>combo.appendItem("Blog");</text:p>
      <text:p text:style-name="Code_20_Indent"><text:tab/><text:tab/>}</text:p>
      <text:p text:style-name="Code_20_Indent"><text:tab/>}</text:p>
      <text:p text:style-name="Code_20_Indent">&lt;/zscript&gt;</text:p>
      <text:p text:style-name="Text_20_body_20_indent">Not<text:span text:style-name="T2">ice that, when the </text:span><text:span text:style-name="T7">onChanging</text:span><text:span text:style-name="T2"> event is received, the content of the combobox is not changed yet. Thus, you cannot use the </text:span><text:span text:style-name="T7">value</text:span><text:span text:style-name="T2"> property of the combobox. Rather, you shall use the </text:span><text:span text:style-name="T7">value</text:span><text:span text:style-name="T2"> property of the event (</text:span><text:span text:style-name="T7">org.zkoss.zk.ui.event.InputEvent</text:span><text:span text:style-name="T2">).</text:span></text:p>
      <text:h text:style-name="Heading_20_2" text:outline-level="2">Bandboxes</text:h>
      <text:p text:style-name="Text_20_body">Components: <text:span text:style-name="T6">bandbox</text:span> and <text:span text:style-name="T6">bandpopup</text:span>.</text:p>
      <text:p text:style-name="Text_20_body">A band<text:span text:style-name="T2">box is a special text box that embeds a customizable popup window (aka., a dropdown window). Like comboboxes, a bandbox consists of an input box and a popup window. The popup window is opened automatically, when users presses </text:span><text:span text:style-name="T7">Alt+DOWN</text:span><text:span text:style-name="T2"> or clicks the </text:span><text:span text:style-name="T2"><draw:frame draw:style-name="fr19" draw:name="graphics45" text:anchor-type="as-char" svg:y="-0.309cm" svg:width="0.445cm" svg:height="0.466cm" draw:z-index="2"><draw:image xlink:href="../images/10000000000000150000001699487861.png" xlink:type="simple" xlink:show="embed" xlink:actuate="onLoad"/></draw:frame></text:span><text:span text:style-name="T2"> button.</text:span></text:p>
      <text:p text:style-name="P30">Unlike comboboxes, the popup window of a bandbox could be anything. It is designed to give developers the maximal flexibility. A typical use is to represent the popup window as a search dialog.</text:p>
      <text:p text:style-name="Code"><draw:frame draw:style-name="fr7" draw:name="graphics43" text:anchor-type="paragraph" svg:x="12.381cm" svg:y="3.466cm" svg:width="4.911cm" svg:height="3.006cm" draw:z-index="43"><draw:image xlink:href="../images/10000000000000E80000008E1E66A663.png" xlink:type="simple" xlink:show="embed" xlink:actuate="onLoad"/></draw:frame><text:tab/>&lt;bandbox<text:tab/>id="bd"&gt;</text:p>
      <text:p text:style-name="Code"><text:tab/><text:tab/>&lt;bandpopup&gt;</text:p>
      <text:p text:style-name="Code"><text:tab/><text:tab/>&lt;vbox&gt;<text:tab/><text:tab/></text:p>
      <text:p text:style-name="Code"><text:tab/><text:tab/>&lt;hbox&gt;Search<text:tab/>&lt;textbox/&gt;&lt;/hbox&gt;</text:p>
      <text:p text:style-name="Code"><text:tab/><text:tab/>&lt;listbox<text:tab/>width="200px"</text:p>
      <text:p text:style-name="Code"><text:tab/><text:tab/>onSelect="bd.value=self.selectedItem.label;<text:tab/>bd.closeDropdown();"&gt;</text:p>
      <text:p text:style-name="Code"><text:tab/><text:tab/><text:tab/>&lt;listhead&gt;</text:p>
      <text:p text:style-name="Code"><text:tab/><text:tab/><text:tab/><text:tab/>&lt;listheader<text:tab/>label="Name"/&gt;</text:p>
      <text:p text:style-name="Code"><text:tab/><text:tab/><text:tab/><text:tab/>&lt;listheader<text:tab/>label="Description"/&gt;</text:p>
      <text:p text:style-name="Code"><text:tab/><text:tab/><text:tab/>&lt;/listhead&gt;</text:p>
      <text:p text:style-name="Code"><text:tab/><text:tab/><text:tab/>&lt;listitem&gt;</text:p>
      <text:p text:style-name="Code"><text:tab/><text:tab/><text:tab/><text:tab/>&lt;listcell<text:tab/>label="John"/&gt;</text:p>
      <text:p text:style-name="Code"><text:tab/><text:tab/><text:tab/><text:tab/>&lt;listcell<text:tab/>label="CEO"/&gt;</text:p>
      <text:p text:style-name="Code"><text:tab/><text:tab/><text:tab/>&lt;/listitem&gt;</text:p>
      <text:p text:style-name="Code"><text:tab/><text:tab/><text:tab/>&lt;listitem&gt;</text:p>
      <text:p text:style-name="Code"><text:tab/><text:tab/><text:tab/><text:tab/>&lt;listcell<text:tab/>label="Joe"/&gt;</text:p>
      <text:p text:style-name="Code"><text:tab/><text:tab/><text:tab/><text:tab/>&lt;listcell<text:tab/>label="Engineer"/&gt;</text:p>
      <text:p text:style-name="Code"><text:tab/><text:tab/><text:tab/>&lt;/listitem&gt;</text:p>
      <text:p text:style-name="Code"><text:tab/><text:tab/><text:tab/>&lt;listitem&gt;</text:p>
      <text:p text:style-name="Code"><text:tab/><text:tab/><text:tab/><text:tab/>&lt;listcell<text:tab/>label="Mary"/&gt;</text:p>
      <text:p text:style-name="Code"><text:tab/><text:tab/><text:tab/><text:tab/>&lt;listcell<text:tab/>label="Supervisor"/&gt;</text:p>
      <text:p text:style-name="Code"><text:tab/><text:tab/><text:tab/>&lt;/listitem&gt;</text:p>
      <text:p text:style-name="Code"><text:tab/><text:tab/>&lt;/listbox&gt;</text:p>
      <text:p text:style-name="Code"><text:tab/><text:tab/>&lt;/vbox&gt;</text:p>
      <text:p text:style-name="Code"><text:tab/><text:tab/>&lt;/bandpopup&gt;</text:p>
      <text:p text:style-name="Code"><text:tab/>&lt;/bandbox&gt;</text:p>
      <text:p text:style-name="Mouseless_20_Header">Mouseless Entry<text:tab/><text:span text:style-name="T7">bandbox</text:span></text:p>
      <text:list text:style-name="L38">
        <text:list-item>
          <text:p text:style-name="P273"><text:span text:style-name="T6">Alt+DOWN</text:span> to pop up the list.</text:p>
        </text:list-item>
        <text:list-item>
          <text:p text:style-name="P273"><text:span text:style-name="T6">Alt+UP</text:span> or <text:span text:style-name="T6">ESC</text:span> to close the list.</text:p>
        </text:list-item>
        <text:list-item>
          <text:p text:style-name="P273"><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7">closeDropdown</text:span><text:span text:style-name="T2"> Method</text:span></text:h>
      <text:p text:style-name="P21">A popup window could contain any kind of components, so it is developer's job to copy the value from and close the popup if one of item is selected.</text:p>
      <text:p text:style-name="P21">In the above example, we copy the selected item's label to the bandbox, and then close the popup by the following statement.</text:p>
      <text:p text:style-name="Code_20_Indent_20_2">&lt;listbox width="200px"<text:line-break/> <text:s/>onSelect="bd.value=self.selectedItem.label; bd.closeDropdown();"&gt;</text:p>
      <text:h text:style-name="Heading_20_3" text:outline-level="3">The<text:span text:style-name="T2"> </text:span><text:span text:style-name="T7">autodrop</text:span><text:span text:style-name="T2"> Property</text:span></text:h>
      <text:p text:style-name="P21">By default, the popup window won't be opened until user clicks the <draw:frame draw:style-name="fr19" draw:name="graphics46" text:anchor-type="as-char" svg:y="-0.351cm" svg:width="0.445cm" svg:height="0.466cm" draw:z-index="3"><draw:image xlink:href="../images/10000000000000150000001699487861.png" xlink:type="simple" xlink:show="embed" xlink:actuate="onLoad"/></draw:frame> button, or press <text:s/><text:span text:style-name="T6">Alt+DOWN</text:span>. However, you could set the <text:span text:style-name="T6">autodrop</text:span> property to true, such that the popup is opened as soon as user types any character. This is helpful for novice users, but it might be annoying for experienced users.</text:p>
      <text:p text:style-name="Code_20_Indent">&lt;bandbox aut<text:span text:style-name="T2">odrop="true"/&gt;</text:span></text:p>
      <text:h text:style-name="Heading_20_3" text:outline-level="3">The <text:span text:style-name="T6">onOpen</text:span> Event</text:h>
      <text:p text:style-name="P21">The <text:span text:style-name="T6">onOpen</text:span> event is sent to the application if the user opens the popup window. By use of the <text:span text:style-name="T6">fulfill</text:span> attribute with the <text:span text:style-name="T6">onOpen</text:span> value as shown below, you can defer the creation of the popup window.</text:p>
      <text:p text:style-name="Code_20_Indent">&lt;bandbox <text:span text:style-name="T15">fulfill="onOpen"</text:span>&gt;</text:p>
      <text:p text:style-name="Code_20_Indent"><text:tab/>&lt;bandpopup&gt;</text:p>
      <text:p text:style-name="Code_20_Indent"><text:tab/>...</text:p>
      <text:p text:style-name="Code_20_Indent"><text:tab/>&lt;/bandpopup&gt;</text:p>
      <text:p text:style-name="Code_20_Indent">&lt;/bandbox&gt;</text:p>
      <text:p text:style-name="P21">Alternatively, you could prepare the popup window in Java by listening to the <text:span text:style-name="T6">onOpen</text:span> event, as depicted below. </text:p>
      <text:p text:style-name="Code_20_Indent">&lt;bandbox id="band" onOpen="prepare()"/&gt;</text:p>
      <text:p text:style-name="Code_20_Indent">&lt;zscript&gt;</text:p>
      <text:p text:style-name="Code_20_Indent"><text:tab/>void prepare() {</text:p>
      <text:p text:style-name="Code_20_Indent"><text:tab/><text:tab/>if (event.isOpen() &amp;amp;&amp;amp; band.getPopup() == null) {</text:p>
      <text:p text:style-name="Code_20_Indent"><text:tab/><text:tab/><text:tab/>...//create child elements</text:p>
      <text:p text:style-name="Code_20_Indent"><text:tab/><text:tab/>}</text:p>
      <text:p text:style-name="Code_20_Indent"><text:tab/>}</text:p>
      <text:p text:style-name="Code_20_Indent">&lt;/zscript&gt;</text:p>
      <text:h text:style-name="Heading_20_3" text:outline-level="3">The <text:span text:style-name="T6">onChanging</text:span> Event</text:h>
      <text:p text:style-name="P21">Since a bandbox is also a text box, the <text:span text:style-name="T6">onChanging</text:span> event will be sent if you add a listener for it. By listening to this event, you could manipulate the popup window any way you like.</text:p>
      <text:p text:style-name="P21">As illustrated below, you could fill the drop-down list based on what user is entering.</text:p>
      <text:p text:style-name="Code_20_Indent">&lt;bandbox id="band" autodrop="true" onChanging="suggest()"/&gt;</text:p>
      <text:p text:style-name="Code_20_Indent">&lt;zscript&gt;</text:p>
      <text:p text:style-name="Code_20_Indent"><text:tab/>void suggest() {</text:p>
      <text:p text:style-name="Code_20_Indent"><text:tab/><text:tab/>if (event.value.startsWith("A")) {</text:p>
      <text:p text:style-name="Code_20_Indent"><text:tab/><text:tab/><text:tab/>...//do something</text:p>
      <text:p text:style-name="Code_20_Indent"><text:tab/><text:tab/>} else if (event.value.startsWith("B")) {</text:p>
      <text:p text:style-name="Code_20_Indent"><text:tab/><text:tab/><text:tab/>...//do another</text:p>
      <text:p text:style-name="Code_20_Indent"><text:tab/><text:tab/>}</text:p>
      <text:p text:style-name="Code_20_Indent"><text:tab/>}</text:p>
      <text:p text:style-name="Code_20_Indent">&lt;/zscript&gt;</text:p>
      <text:p text:style-name="Text_20_body_20_indent">Not<text:span text:style-name="T2">ice that, when the </text:span><text:span text:style-name="T7">onChanging</text:span><text:span text:style-name="T2"> event is received, the content of the bandbox is not changed yet. Thus, you cannot use the </text:span><text:span text:style-name="T7">value</text:span><text:span text:style-name="T2"> property of the bandbox. Rather, you shall use the </text:span><text:span text:style-name="T7">value</text:span><text:span text:style-name="T2"> property of the event (</text:span><text:span text:style-name="T7">org.zkoss.zk.ui.event.InputEvent</text:span><text:span text:style-name="T2">).</text:span></text:p>
      <text:h text:style-name="Heading_20_2" text:outline-level="2">Chart</text:h>
      <text:p text:style-name="Text_20_body">Components: <text:span text:style-name="T6">chart</text:span></text:p>
      <text:p text:style-name="Text_20_body">A chart is used to show a set of data as a graph. It helps users to judge things with a snapshot. </text:p>
      <text:p text:style-name="Text_20_body">The<text:span text:style-name="T2"> usage of </text:span><text:span text:style-name="T7">chart</text:span><text:span text:style-name="T2"> component is straightforward. Prepare suitable data model and feed it into the chart . The following is an example of pie chart.</text:span></text:p>
      <text:p text:style-name="P30"/>
      <text:p text:style-name="Code">&lt;chart id="mychart" type="pie" width="400" height="200" threeD="true" fgAlpha="128"&gt;</text:p>
      <text:p text:style-name="Code"><text:s text:c="2"/>&lt;zscript&gt;&lt;![CDATA[</text:p>
      <text:p text:style-name="Code"><draw:frame draw:style-name="fr20" draw:name="graphics63" text:anchor-type="paragraph" svg:x="9.252cm" svg:y="0.261cm" svg:width="8.229cm" svg:height="2.487cm" draw:z-index="67"><draw:image xlink:href="../images/10000000000001370000005ED5356D68.png" xlink:type="simple" xlink:show="embed" xlink:actuate="onLoad"/></draw:frame> <text:s text:c="3"/>PieModel model = new SimplePieModel();</text:p>
      <text:p text:style-name="Code"><text:s text:c="4"/>model.setValue("C/C++", new Double(17.5));</text:p>
      <text:p text:style-name="Code"><text:s text:c="4"/>model.setValue("PHP", new Double(32.5));</text:p>
      <text:p text:style-name="Code"><text:s text:c="4"/>model.setValue("Java", new Double(43.2));</text:p>
      <text:p text:style-name="Code"><text:s text:c="4"/>model.setValue("VB", new Double(10.0));</text:p>
      <text:p text:style-name="Code"><text:s text:c="4"/>mychart.setModel(model);</text:p>
      <text:p text:style-name="Code"><text:s text:c="2"/>]]&gt;&lt;/zscript&gt;</text:p>
      <text:p text:style-name="Code">&lt;/chart&gt;</text:p>
      <text:p text:style-name="Text_20_body">Dif<text:span text:style-name="T2">ferent kind of chart is used to demonstrate different kind of data; therefore, chart has to be provided suitable data model. For a pie chart, developers must provide PieModel as their data model while bar chart, line chart, <text:s/>area chart, and waterfall chart needs CategoryModel and XYModel.</text:span></text:p>
      <text:h text:style-name="P28" text:outline-level="3">Live Data</text:h>
      <text:p text:style-name="P21">The above example is somehow a little bit misleading. In fact, developers don't have to prepare the real data before feed it into a <text:span text:style-name="T6">chart</text:span> because <text:span text:style-name="T6">chart</text:span> components support live data mechanism. With live data, developers could separate the data from the view. In other words, <text:s/>developer can add, change, and remove data from the data model and the <text:span text:style-name="T6">chart</text:span> would be redrawn accordingly. <text:s/>For some advanced implementation, developers can even provide their own chart model by implementing the <text:span text:style-name="T6">org.zkoss.zul.ChartModel</text:span> interface. </text:p>
      <text:h text:style-name="P28" text:outline-level="3">Drill Down (The <text:span text:style-name="T6">onClick</text:span> Event)</text:h>
      <text:p text:style-name="P21">When a user views a chart and finds something interesting, it is natural that the user would like to see the detail information regarding that interesting point. It is usually a pie in a pie chart, a bar in a bar chart or a point in a line chart. Chart components support such <text:s/>drill down facility by automatically cutting a <text:span text:style-name="T6">chart</text:span> into <text:span text:style-name="T6">area </text:span>components and users can then click on the <text:span text:style-name="T6">chart</text:span> to fire an <text:span text:style-name="T6">onClick</text:span> <text:span text:style-name="T6">MouseEvent</text:span>. Developers then locate the <text:span text:style-name="T6">area</text:span> component and do whatever appropriate drill down.</text:p>
      <text:p text:style-name="P21">In the <text:span text:style-name="T6">area</text:span> component's <text:span text:style-name="T6">componentScope</text:span> there are some useful information that developers can use them.</text:p>
      <table:table table:name="areaAttribute" table:style-name="areaAttribute">
        <table:table-column table:style-name="areaAttribute.A"/>
        <table:table-column table:style-name="areaAttribute.B"/>
        <table:table-header-rows>
          <table:table-row>
            <table:table-cell table:style-name="areaAttribute.A1" office:value-type="string">
              <text:p text:style-name="P82">name</text:p>
            </table:table-cell>
            <table:table-cell table:style-name="areaAttribute.B1" office:value-type="string">
              <text:p text:style-name="Table_20_Heading">des<text:span text:style-name="T2">cription</text:span></text:p>
            </table:table-cell>
          </table:table-row>
        </table:table-header-rows>
        <table:table-row>
          <table:table-cell table:style-name="areaAttribute.A2" office:value-type="string">
            <text:p text:style-name="Table_20_Contents">entity</text:p>
          </table:table-cell>
          <table:table-cell table:style-name="areaAttribute.B2" office:value-type="string">
            <text:p text:style-name="Table_20_Contents">Entity type of the area. (e.g. TITLE, DATA, CATEGORY, LEGEND<text:span text:style-name="T2">)</text:span></text:p>
          </table:table-cell>
        </table:table-row>
        <table:table-row>
          <table:table-cell table:style-name="areaAttribute.A2" office:value-type="string">
            <text:p text:style-name="Table_20_Contents">series</text:p>
          </table:table-cell>
          <table:table-cell table:style-name="areaAttribute.B2" office:value-type="string">
            <text:p text:style-name="Table_20_Contents">Series <text:span text:style-name="T2">name of the associated data (CategoryModel, XYModel, or HiLoModel). </text:span></text:p>
          </table:table-cell>
        </table:table-row>
        <table:table-row>
          <table:table-cell table:style-name="areaAttribute.A2" office:value-type="string">
            <text:p text:style-name="Table_20_Contents">cat<text:span text:style-name="T2">egory</text:span></text:p>
          </table:table-cell>
          <table:table-cell table:style-name="areaAttribute.B2" office:value-type="string">
            <text:p text:style-name="Table_20_Contents">Cat<text:span text:style-name="T2">egory name of the associated data (PieModel or CategoryModel).</text:span></text:p>
          </table:table-cell>
        </table:table-row>
        <table:table-row>
          <table:table-cell table:style-name="areaAttribute.A2" office:value-type="string">
            <text:p text:style-name="Table_20_Contents">url</text:p>
          </table:table-cell>
          <table:table-cell table:style-name="areaAttribute.B2" office:value-type="string">
            <text:p text:style-name="Table_20_Contents">An url in string <text:span text:style-name="T2">that can be used to drill down to a legacy page.</text:span></text:p>
          </table:table-cell>
        </table:table-row>
        <table:table-row>
          <table:table-cell table:style-name="areaAttribute.A2" office:value-type="string">
            <text:p text:style-name="Table_20_Contents">value</text:p>
          </table:table-cell>
          <table:table-cell table:style-name="areaAttribute.B2" office:value-type="string">
            <text:p text:style-name="Table_20_Contents">Numeric value of the associated data (<text:span text:style-name="T2"> PieModel or CategoryModel).</text:span></text:p>
          </table:table-cell>
        </table:table-row>
        <table:table-row>
          <table:table-cell table:style-name="areaAttribute.A2" office:value-type="string">
            <text:p text:style-name="Table_20_Contents">x</text:p>
          </table:table-cell>
          <table:table-cell table:style-name="areaAttribute.B2" office:value-type="string">
            <text:p text:style-name="Table_20_Contents">x value of the associated data (XYModel).</text:p>
          </table:table-cell>
        </table:table-row>
        <table:table-row>
          <table:table-cell table:style-name="areaAttribute.A2" office:value-type="string">
            <text:p text:style-name="Table_20_Contents">y</text:p>
          </table:table-cell>
          <table:table-cell table:style-name="areaAttribute.B2" office:value-type="string">
            <text:p text:style-name="Table_20_Contents">y value of the associated data (XYModel).</text:p>
          </table:table-cell>
        </table:table-row>
        <table:table-row>
          <table:table-cell table:style-name="areaAttribute.A2" office:value-type="string">
            <text:p text:style-name="Table_20_Contents">date</text:p>
          </table:table-cell>
          <table:table-cell table:style-name="areaAttribute.B2" office:value-type="string">
            <text:p text:style-name="Table_20_Contents">date value of the<text:span text:style-name="T2"> associated data (HiLoModel).</text:span></text:p>
          </table:table-cell>
        </table:table-row>
        <table:table-row>
          <table:table-cell table:style-name="areaAttribute.A2" office:value-type="string">
            <text:p text:style-name="Table_20_Contents">ope<text:span text:style-name="T2">n</text:span></text:p>
          </table:table-cell>
          <table:table-cell table:style-name="areaAttribute.B2" office:value-type="string">
            <text:p text:style-name="Table_20_Contents">ope<text:span text:style-name="T2">n value of the associated data (HiLoModel).</text:span></text:p>
          </table:table-cell>
        </table:table-row>
        <table:table-row>
          <table:table-cell table:style-name="areaAttribute.A2" office:value-type="string">
            <text:p text:style-name="Table_20_Contents">high</text:p>
          </table:table-cell>
          <table:table-cell table:style-name="areaAttribute.B2" office:value-type="string">
            <text:p text:style-name="Table_20_Contents">high value of the<text:span text:style-name="T2"> associated data (HiLoModel).</text:span></text:p>
          </table:table-cell>
        </table:table-row>
        <table:table-row>
          <table:table-cell table:style-name="areaAttribute.A2" office:value-type="string">
            <text:p text:style-name="Table_20_Contents">low</text:p>
          </table:table-cell>
          <table:table-cell table:style-name="areaAttribute.B2" office:value-type="string">
            <text:p text:style-name="Table_20_Contents">low value of the<text:span text:style-name="T2"> associated data (HiLoModel).</text:span></text:p>
          </table:table-cell>
        </table:table-row>
        <table:table-row>
          <table:table-cell table:style-name="areaAttribute.A2" office:value-type="string">
            <text:p text:style-name="Table_20_Contents">close</text:p>
          </table:table-cell>
          <table:table-cell table:style-name="areaAttribute.B2" office:value-type="string">
            <text:p text:style-name="Table_20_Contents">close value of the<text:span text:style-name="T2"> associated data (HiLoModel).</text:span></text:p>
          </table:table-cell>
        </table:table-row>
        <table:table-row>
          <table:table-cell table:style-name="areaAttribute.A2" office:value-type="string">
            <text:p text:style-name="Table_20_Contents">volume</text:p>
          </table:table-cell>
          <table:table-cell table:style-name="areaAttribute.B2" office:value-type="string">
            <text:p text:style-name="Table_20_Contents">volume value of the<text:span text:style-name="T2"> associated data (HiLoModel).</text:span></text:p>
          </table:table-cell>
        </table:table-row>
      </table:table>
      <text:p text:style-name="P21">In the following example, we provide an <text:span text:style-name="T6">onClick</text:span> event listener on the <text:span text:style-name="T6">chart. </text:span><text:span text:style-name="T19">It</text:span> locates the associated <text:span text:style-name="T6">area</text:span> component <text:s/>and show the category of that <text:span text:style-name="T6">area</text:span> (i.e. the pie).</text:p>
      <text:p text:style-name="Code_20_Indent">&lt;chart id="mychart" type="pie" width="400" height="250"&gt;</text:p>
      <text:p text:style-name="Code_20_Indent"><text:s text:c="2"/>&lt;attribute name="onClick"&gt;</text:p>
      <text:p text:style-name="Code_20_Indent"><text:s text:c="4"/>alert(self.getFellow(event.getArea()).getAttribute("category"));</text:p>
      <text:p text:style-name="Code_20_Indent"><text:s text:c="2"/>&lt;/attribute&gt;</text:p>
      <text:p text:style-name="Code_20_Indent"><text:s text:c="2"/>&lt;zscript&gt;&lt;![CDATA[</text:p>
      <text:p text:style-name="Code_20_Indent"><text:s text:c="4"/>PieModel model = new PieModel();</text:p>
      <text:p text:style-name="Code_20_Indent"><text:s text:c="4"/>model.setValue("C/C++", new Double(17.5));</text:p>
      <text:p text:style-name="Code_20_Indent"><text:s text:c="4"/>model.setValue("PHP", new Double(32.5));</text:p>
      <text:p text:style-name="Code_20_Indent"><text:s text:c="4"/>model.setValue("Java", new Double(43.2));</text:p>
      <text:p text:style-name="Code_20_Indent"><text:s text:c="4"/>model.setValue("VB", new Double(10.0));</text:p>
      <text:p text:style-name="Code_20_Indent"><text:s text:c="4"/>mychart.setModel(model);</text:p>
      <text:p text:style-name="Code_20_Indent"><text:s text:c="2"/>]]&gt;&lt;/zscript&gt;</text:p>
      <text:p text:style-name="Code_20_Indent">&lt;/chart&gt;</text:p>
      <text:h text:style-name="Heading_20_3" text:outline-level="3">Manipulate Areas</text:h>
      <text:p text:style-name="Text_20_body_20_indent">Chart components also provide a area renderer mechanism that developers can manipulate the cutting <text:span text:style-name="T6">area</text:span> components of the <text:span text:style-name="T6">chart</text:span>. </text:p>
      <text:p text:style-name="P21">Only two steps needed to use the area renderer.</text:p>
      <text:list text:style-name="L39">
        <text:list-item>
          <text:p text:style-name="P138">Implement the <text:span text:style-name="T6">org.zkoss.zul.event.ChartAreaListener</text:span> int<text:span text:style-name="T2">erface for manipulating the area components. e.g. Change the </text:span><text:span text:style-name="T7">tooltiptext</text:span><text:span text:style-name="T2"> of the </text:span><text:span text:style-name="T7">area</text:span><text:span text:style-name="T2">.</text:span></text:p>
        </text:list-item>
        <text:list-item>
          <text:p text:style-name="P138"><text:span text:style-name="T2">Set the listener object or listener class name to the </text:span><text:span text:style-name="T7">chart</text:span><text:span text:style-name="T2">'s </text:span><text:span text:style-name="T7">areaListener</text:span><text:span text:style-name="T2"> property.</text:span></text:p>
        </text:list-item>
      </text:list>
      <text:p text:style-name="P83">So developers get a chance to change the area component's properties or insert more information into the area component's <text:span text:style-name="T6">componentScope</text:span> property and thus be passed through to the <text:span text:style-name="T6">onClick</text:span> event listener.</text:p>
      <text:h text:style-name="Heading_20_2" text:outline-level="2">Drag and Drop</text:h>
      <text:p text:style-name="Text_20_body">ZK allows a user to drag particular components around within the user interface. For example, dragging files to other directories, or dragging an item to the shopping cart to purchase. </text:p>
      <text:p text:style-name="Text_20_body">A component is draggable if it can be dragged around. A component is droppable, if a user could drop a draggable component to it.</text:p>
      <text:p text:style-name="Tip"><text:span text:style-name="T3">Note:</text:span> ZK does not<text:span text:style-name="T2"> assume any behavior about what shall take place after dropping. It is up to application developers by writing the </text:span><text:span text:style-name="T7">onDrop</text:span><text:span text:style-name="T2"> event listener.</text:span></text:p>
      <text:p text:style-name="P33">If an application doesn't nothing, the dragged component is simply moved back where it is originated from.</text:p>
      <text:h text:style-name="Heading_20_3" text:outline-level="3">The <text:span text:style-name="T6">draggable</text:span> and <text:span text:style-name="T6">droppable</text:span> Properties</text:h>
      <text:p text:style-name="Text_20_body_20_indent">With ZK, you could make a com<text:span text:style-name="T2">ponent draggable by assigning any value, other than </text:span><text:span text:style-name="T7">"false"</text:span><text:span text:style-name="T2">, to the draggable property. To disable it, assign it with </text:span><text:span text:style-name="T7">"false"</text:span><text:span text:style-name="T2">.</text:span></text:p>
      <text:p text:style-name="Code_20_Indent">&lt;image draggable="true"/&gt;</text:p>
      <text:p text:style-name="P21">Similarly, you could make a component droppable by assigning <text:span text:style-name="T6">"true"</text:span> to the droppable property.</text:p>
      <text:p text:style-name="Code_20_Indent">&lt;hbox droppable="true"/&gt;</text:p>
      <text:p text:style-name="P21">Then, user could drag a draggable component, and then drop it to a droppable component.</text:p>
      <text:h text:style-name="Heading_20_3" text:outline-level="3">The<text:span text:style-name="T2"> onDrop Event</text:span></text:h>
      <text:p text:style-name="P21">Once user has dragged a component and dropped it to another component, the component that the user dropped the component to will be notified by the <text:span text:style-name="T6">onDrop</text:span> event. The <text:span text:style-name="T6">onDrop</text:span> event is an instance of <text:span text:style-name="T6">org.zkoss.ui.event.DropEvent</text:span>. By calling the <text:span text:style-name="T6">getDragged</text:span> method, you could retrieve what has been dragged (and dropped).</text:p>
      <text:p text:style-name="P21">Notice that the target of the <text:span text:style-name="T6">onDrop</text:span> event is the droppable component, not the component being dragged.</text:p>
      <text:p text:style-name="P21">The following is a simple example that allows users to reorder list items by drag-and-drop.</text:p>
      <text:p text:style-name="P84"><draw:frame draw:style-name="fr21" draw:name="graphics40" text:anchor-type="paragraph" svg:width="11.24cm" svg:height="3.81cm" draw:z-index="40"><draw:image xlink:href="../images/1000000000000213000000B4ADEE091E.png" xlink:type="simple" xlink:show="embed" xlink:actuate="onLoad"/></draw:frame></text:p>
      <text:p text:style-name="Code_20_Indent">&lt;window title="Reorder by Drag-and-Drop" border="normal"&gt;</text:p>
      <text:p text:style-name="Code_20_Indent"><text:tab/>Unique Visitors of ZK:</text:p>
      <text:p text:style-name="Code_20_Indent"><text:tab/>&lt;listbox id="src" multiple="true" width="300px"&gt;</text:p>
      <text:p text:style-name="Code_20_Indent"><text:tab/><text:tab/>&lt;listhead&gt;</text:p>
      <text:p text:style-name="Code_20_Indent"><text:tab/><text:tab/><text:tab/>&lt;listheader label="Country/Area"/&gt;</text:p>
      <text:p text:style-name="Code_20_Indent"><text:tab/><text:tab/><text:tab/>&lt;listheader align="right" label="Visits"/&gt;</text:p>
      <text:p text:style-name="Code_20_Indent"><text:tab/><text:tab/><text:tab/>&lt;listheader align="right" label="%"/&gt;</text:p>
      <text:p text:style-name="Code_20_Indent"><text:tab/><text:tab/>&lt;/listhead&gt;</text:p>
      <text:p text:style-name="Code_20_Indent"><text:tab/><text:tab/>&lt;listitem draggable="true" droppable="true" onDrop="move(event.dragged)"&gt;</text:p>
      <text:p text:style-name="Code_20_Indent"><text:tab/><text:tab/><text:tab/>&lt;listcell label="United States"/&gt;</text:p>
      <text:p text:style-name="Code_20_Indent"><text:tab/><text:tab/><text:tab/>&lt;listcell label="5,093"/&gt;</text:p>
      <text:p text:style-name="Code_20_Indent"><text:tab/><text:tab/><text:tab/>&lt;listcell label="19.39%"/&gt;</text:p>
      <text:p text:style-name="Code_20_Indent"><text:tab/><text:tab/>&lt;/listitem&gt;</text:p>
      <text:p text:style-name="Code_20_Indent"><text:tab/><text:tab/>&lt;listitem draggable="true" droppable="true" onDrop="move(event.dragged)"&gt;</text:p>
      <text:p text:style-name="Code_20_Indent"><text:tab/><text:tab/><text:tab/>&lt;listcell label="China"/&gt;</text:p>
      <text:p text:style-name="Code_20_Indent"><text:tab/><text:tab/><text:tab/>&lt;listcell label="4,274"/&gt;</text:p>
      <text:p text:style-name="Code_20_Indent"><text:tab/><text:tab/><text:tab/>&lt;listcell label="16.27%"/&gt;</text:p>
      <text:p text:style-name="Code_20_Indent"><text:tab/><text:tab/>&lt;/listitem&gt;</text:p>
      <text:p text:style-name="Code_20_Indent"><text:tab/><text:tab/>&lt;listitem draggable="true" droppable="true" onDrop="move(event.dragged)"&gt;</text:p>
      <text:p text:style-name="Code_20_Indent"><text:tab/><text:tab/><text:tab/>&lt;listcell label="France"/&gt;</text:p>
      <text:p text:style-name="Code_20_Indent"><text:tab/><text:tab/><text:tab/>&lt;listcell label="1,892"/&gt;</text:p>
      <text:p text:style-name="Code_20_Indent"><text:tab/><text:tab/><text:tab/>&lt;listcell label="7.20%"/&gt;</text:p>
      <text:p text:style-name="Code_20_Indent"><text:tab/><text:tab/>&lt;/listitem&gt;</text:p>
      <text:p text:style-name="Code_20_Indent"><text:tab/><text:tab/>&lt;listitem draggable="true" droppable="true" onDrop="move(event.dragged)"&gt;</text:p>
      <text:p text:style-name="Code_20_Indent"><text:tab/><text:tab/><text:tab/>&lt;listcell label="Germany"/&gt;</text:p>
      <text:p text:style-name="Code_20_Indent"><text:tab/><text:tab/><text:tab/>&lt;listcell label="1,846"/&gt;</text:p>
      <text:p text:style-name="Code_20_Indent"><text:tab/><text:tab/><text:tab/>&lt;listcell label="7.03%"/&gt;</text:p>
      <text:p text:style-name="Code_20_Indent"><text:tab/><text:tab/>&lt;/listitem&gt;</text:p>
      <text:p text:style-name="Code_20_Indent"><text:tab/><text:tab/>&lt;listitem draggable="true" droppable="true" onDrop="move(event.dragged)"&gt;</text:p>
      <text:p text:style-name="Code_20_Indent"><text:tab/><text:tab/><text:tab/>&lt;listcell label="(other)"/&gt;</text:p>
      <text:p text:style-name="Code_20_Indent"><text:tab/><text:tab/><text:tab/>&lt;listcell label="13,162"/&gt;</text:p>
      <text:p text:style-name="Code_20_Indent"><text:tab/><text:tab/><text:tab/>&lt;listcell label="50.01%"/&gt;</text:p>
      <text:p text:style-name="Code_20_Indent"><text:tab/><text:tab/>&lt;/listitem&gt;</text:p>
      <text:p text:style-name="Code_20_Indent"><text:tab/><text:tab/>&lt;listfoot&gt;</text:p>
      <text:p text:style-name="Code_20_Indent"><text:tab/><text:tab/><text:tab/>&lt;listfooter label="Total 132"/&gt;</text:p>
      <text:p text:style-name="Code_20_Indent"><text:tab/><text:tab/><text:tab/>&lt;listfooter label="26,267"/&gt;</text:p>
      <text:p text:style-name="Code_20_Indent"><text:tab/><text:tab/><text:tab/>&lt;listfooter label="100.00%"/&gt;</text:p>
      <text:p text:style-name="Code_20_Indent"><text:tab/><text:tab/>&lt;/listfoot&gt;</text:p>
      <text:p text:style-name="Code_20_Indent"><text:tab/>&lt;/listbox&gt;</text:p>
      <text:p text:style-name="Code_20_Indent"><text:tab/>&lt;zscript&gt;</text:p>
      <text:p text:style-name="Code_20_Indent"><text:tab/>void move(Component dragged) {</text:p>
      <text:p text:style-name="Code_20_Indent"><text:tab/><text:tab/>self.parent.insertBefore(dragged, self);</text:p>
      <text:p text:style-name="Code_20_Indent"><text:tab/>}</text:p>
      <text:p text:style-name="Code_20_Indent"><text:tab/>&lt;/zscript&gt;</text:p>
      <text:p text:style-name="Code_20_Indent">&lt;/window&gt;</text:p>
      <text:h text:style-name="Heading_20_3" text:outline-level="3">Dragging with Mul<text:span text:style-name="T2">tiple Selections</text:span></text:h>
      <text:p text:style-name="P21">When a user drag-and-drops a list item or a tree item, the selection status of these items won't be changed. Visually only the dragged item is moved, but you can handle all selected items at once by looking up the set of all selected items as depicted below.</text:p>
      <text:p text:style-name="Code_20_Indent">public void onDrop(DropEvent evt) {</text:p>
      <text:p text:style-name="Code_20_Indent"><text:tab/>Set selected = ((Listitem)evt.getDragged()).getListbox().getSelectedItems();</text:p>
      <text:p text:style-name="Code_20_Indent"><text:tab/>//then, you can handle the<text:span text:style-name="T2"> whole set at once</text:span></text:p>
      <text:p text:style-name="Code_20_Indent">}</text:p>
      <text:p text:style-name="P21">Notice that the dragged item may not be selected. Thus, you may prefer to change the selection to the dragged item for this case, as shown below.</text:p>
      <text:p text:style-name="Code_20_Indent">Listitem li = (Listitem)evt.getDragged();</text:p>
      <text:p text:style-name="Code_20_Indent">if (li.isSelected()) {</text:p>
      <text:p text:style-name="Code_20_Indent"><text:tab/>Set selected = ((Listitem)evt.getDragged()).getListbox().getSelectedItems();</text:p>
      <text:p text:style-name="Code_20_Indent"><text:tab/>//then, you can handle the<text:span text:style-name="T2"> whole set at once</text:span></text:p>
      <text:p text:style-name="Code_20_Indent">} else {</text:p>
      <text:p text:style-name="Code_20_Indent"><text:tab/>li.setSelected(true);</text:p>
      <text:p text:style-name="Code_20_Indent"><text:tab/>//handle li only</text:p>
      <text:p text:style-name="Code_20_Indent">}</text:p>
      <text:h text:style-name="Heading_20_3" text:outline-level="3">Multiple Types of Draggable Com<text:span text:style-name="T2">ponents</text:span></text:h>
      <text:p text:style-name="P21">It is common that a droppable component doesn't accept all draggable components. For example, an e-mail folder accepts only e-mails and it rejects contacts or others. You could silently ignore non-acceptable components or alert an message, when <text:span text:style-name="T6">onDrop</text:span> is invoked.</text:p>
      <text:p text:style-name="P21">To have better visual effect, you could identify each type of draggable components with an identifier, and then assign the identifier to the <text:span text:style-name="T6">draggable</text:span> property.</text:p>
      <text:p text:style-name="Code_20_Indent">&lt;listitem draggable="email"/&gt;</text:p>
      <text:p text:style-name="Code_20_Indent">...</text:p>
      <text:p text:style-name="Code_20_Indent">&lt;listitem draggable="contact"/&gt;</text:p>
      <text:p text:style-name="P21">Then, you could specify a list of identifiers to the <text:span text:style-name="T6">droppable</text:span> property to limit what can be dropped. For example, the following image accepts only <text:span text:style-name="T6">email</text:span> and <text:span text:style-name="T6">contact</text:span>.</text:p>
      <text:p text:style-name="Code_20_Indent">&lt;image src="/img/send.png" droppable="email, con<text:span text:style-name="T2">tact" onDrop="send(event.dragged)"/&gt;</text:span></text:p>
      <text:p text:style-name="P21">To accept any kind of draggable components, you could specify <text:span text:style-name="T6">"true"</text:span> to the <text:span text:style-name="T6">droppable</text:span> property. For example, the following image accepts any kind of draggable components.</text:p>
      <text:p text:style-name="Code_20_Indent">&lt;image src="/img/trash.png" droppable="true" onDrop="remove(event.dragged)"/&gt;</text:p>
      <text:p text:style-name="P21">On the other hand, if the <text:span text:style-name="T6">draggable</text:span> property is <text:span text:style-name="T6">"true"</text:span>, it means the component belongs to anonymous type. Furthermore, only components with the <text:span text:style-name="T6">droppable</text:span> property assigned to <text:span text:style-name="T6">"true"</text:span> could accept it.</text:p>
      <text:h text:style-name="Heading_20_2" text:outline-level="2">Work with HTML Tags</text:h>
      <text:p text:style-name="Text_20_body">There are several ways to use HTML tags with <text:span text:style-name="T2">XUL components in the same ZUML page. You can chose any of them based on your requirement.</text:span></text:p>
      <text:p text:style-name="P30">First, you can use the <text:span text:style-name="T6">html</text:span> component to embed HTML tags. With this approach, the HTML tags are simply the content of the <text:span text:style-name="T6">html</text:span> component. They are sent to the client directly. They don't have any specify meaning to ZK.</text:p>
      <text:p text:style-name="Text_20_body">Second, you can use the XHTML namespace <text:span text:style-name="T2">(</text:span><text:a xlink:type="simple" xlink:href="http://www.w3.org/1999/xhtml"><text:span text:style-name="T6">http://www.w3.org/1999/xhtml</text:span></text:a><text:a xlink:type="simple" xlink:href="http://www.w3.org/1999/xhtml"><text:span text:style-name="T19">) </text:span></text:a>to specify a component from the XHTML component set. In othere words, the<text:span text:style-name="T2"> XHTML namespace denotes the associate XML element is a component from the XHTML component set. Like the ZUL component set (</text:span><text:span text:style-name="T7">http://www.zkoss.org/2005/zul</text:span><text:span text:style-name="T2">), ZK creates an instance for each XML element in a ZUML page.</text:span></text:p>
      <text:p text:style-name="Text_20_body">Third, you can use the Native namespace <text:a xlink:type="simple" xlink:href="http://www.w3.org/1999/xhtml"><text:span text:style-name="T19">(</text:span></text:a><text:a xlink:type="simple" xlink:href="http://www.zkoss.org/2005/zk/inline"><text:span text:style-name="T6">http://www.zkoss.org/2005/zk/native</text:span></text:a>) to represent a HTML tag that shall be sent directly to the client instead of creating a ZK component for each of them. When It is more efficient, but not dynamically changeable.</text:p>
      <text:p text:style-name="P30">Last but not least, you can use inclusion (<text:span text:style-name="T6">include</text:span>) and inline frames (<text:span text:style-name="T6">iframe</text:span>) to embed another into a ZUL page with, theoretically, any kind of content (not limited to HTML tags</text:p>
      <text:h text:style-name="Heading_20_3" text:outline-level="3">The<text:span text:style-name="T2"> </text:span><text:span text:style-name="T7">html</text:span><text:span text:style-name="T2"> Component</text:span></text:h>
      <text:p text:style-name="Text_20_body_20_indent">The<text:span text:style-name="T2"> simplest way is to use a XUL component called </text:span><text:span text:style-name="T7">html</text:span><text:span text:style-name="T7"><text:note text:id="ftn41" text:note-class="footnote"><text:note-citation>41</text:note-citation><text:note-body><text:p text:style-name="Footnote">The text within the<text:span text:style-name="T2"> </text:span><text:span text:style-name="T7">html</text:span><text:span text:style-name="T2"> element is actually assigned to the </text:span><text:span text:style-name="T7">html</text:span><text:span text:style-name="T2"> component's </text:span><text:span text:style-name="T7">content</text:span><text:span text:style-name="T2"> property (rather than becoming a label child).</text:span></text:p></text:note-body></text:note></text:span><text:span text:style-name="T2"> to embed whatever HTML tags you want to send directly to the browser. To avoid ZK from interpreting the HTML tags, you usually enclose them with </text:span><text:span text:style-name="T7">&lt;![CDATA[</text:span><text:span text:style-name="T2"> and </text:span><text:span text:style-name="T7">]]&gt;</text:span><text:span text:style-name="T2">. In other words, they are not the child component. Rather, they are stored in the </text:span><text:span text:style-name="T7">content</text:span><text:span text:style-name="T2"> property</text:span><text:span text:style-name="T7"><text:note text:id="ftn42" text:note-class="footnote"><text:note-citation>42</text:note-citation><text:note-body><text:p text:style-name="Footnote">Ref<text:span text:style-name="T2">er to the </text:span><text:span text:style-name="T4">XML</text:span><text:span text:style-name="T2"> section in the </text:span><text:span text:style-name="T4">ZK User Interface Markup Language</text:span><text:span text:style-name="T2"> chapter if you are not familiar with XML.</text:span></text:p></text:note-body></text:note></text:span><text:span text:style-name="T2">. Notice you can use EL expressions in it.</text:span></text:p>
      <text:p text:style-name="Code_20_Indent">&lt;window title="Html Demo"&gt;</text:p>
      <text:p text:style-name="Code_20_Indent"><text:tab/>&lt;html&gt;&lt;![CDATA[</text:p>
      <text:p text:style-name="Code_20_Indent"><text:tab/><text:tab/>&lt;h4&gt;Hi, <text:span text:style-name="T2">${parent.title}</text:span>&lt;/h4&gt;</text:p>
      <text:p text:style-name="Code_20_Indent"><text:tab/><text:tab/>&lt;p&gt;It is the content of the html component<text:span text:style-name="T2">.&lt;/p&gt;</text:span></text:p>
      <text:p text:style-name="Code_20_Indent"><text:tab/>]]&gt;&lt;/html&gt;</text:p>
      <text:p text:style-name="Code_20_Indent">&lt;/window&gt;</text:p>
      <text:p text:style-name="Text_20_body_20_indent">where<text:span text:style-name="T2"> </text:span><text:span text:style-name="T7">&lt;h4&gt;...&lt;/p&gt;</text:span><text:span text:style-name="T2"> will become the content of the </text:span><text:span text:style-name="T7">html</text:span><text:span text:style-name="T2"> element (see also the </text:span><text:span text:style-name="T7">getContent</text:span><text:span text:style-name="T2"> method of the </text:span><text:span text:style-name="T7">org.zkoss.zul.Html</text:span><text:span text:style-name="T2"> class).</text:span></text:p>
      <text:p text:style-name="Text_20_body_20_indent">The<text:span text:style-name="T2"> </text:span><text:span text:style-name="T7">html</text:span><text:span text:style-name="T2"> component generates the HTML </text:span><text:span text:style-name="T7">SPAN</text:span><text:span text:style-name="T2"> tag to enclose the content. In other words, it generates the following HTML tags when rendered to the browser.</text:span></text:p>
      <text:p text:style-name="Code_20_Indent">&lt;span id="z_4a_3"&gt;</text:p>
      <text:p text:style-name="Code_20_Indent"><text:tab/>&lt;h4&gt;Hi, Html Dem<text:span text:style-name="T2">o&lt;/h4&gt;</text:span></text:p>
      <text:p text:style-name="Code_20_Indent"><text:tab/>&lt;p&gt;It is the content of the html component.&lt;/p&gt;</text:p>
      <text:p text:style-name="Code_20_Indent">&lt;/span&gt;</text:p>
      <text:p text:style-name="P21">The <text:span text:style-name="T6">html</text:span> component is no different to other XUL components. For example, you specify the CSS style and change its content dynamically.</text:p>
      <text:p text:style-name="Code_20_Indent">&lt;html id="h" style="border: 1px solid blue;background: yellow"&gt;&lt;![CDATA[</text:p>
      <text:p text:style-name="Code_20_Indent"><text:tab/>&lt;ul&gt;</text:p>
      <text:p text:style-name="Code_20_Indent"><text:tab/><text:tab/>&lt;li&gt;Native bro<text:span text:style-name="T2">wser content&lt;/li&gt;</text:span></text:p>
      <text:p text:style-name="Code_20_Indent"><text:tab/>&lt;/ul&gt;</text:p>
      <text:p text:style-name="Code_20_Indent">]]&gt;&lt;/html&gt;</text:p>
      <text:p text:style-name="Code_20_Indent">&lt;button label="change" onClick="l.setContent(&amp;quot;Hi, Update&amp;quot;)"/&gt;</text:p>
      <text:p text:style-name="P21">Notice that, since <text:span text:style-name="T6">SPAN</text:span> is used to enclose the embedded HTML tags, the following code snippet is incorrect.</text:p>
      <text:p text:style-name="Code_20_Indent">&lt;html&gt;&lt;![CDATA[</text:p>
      <text:p text:style-name="Code_20_Indent"><text:tab/>&lt;ul&gt;</text:p>
      <text:p text:style-name="Code_20_Indent"><text:tab/><text:tab/>&lt;li&gt; &lt;!-- incorrect<text:span text:style-name="T2"> since &lt;ul&gt;&lt;li&gt; is inside &lt;span&gt; --&gt;</text:span></text:p>
      <text:p text:style-name="Code_20_Indent">]]&gt;&lt;/html&gt;</text:p>
      <text:p text:style-name="Code_20_Indent"/>
      <text:p text:style-name="Code_20_Indent">&lt;textbox/&gt;</text:p>
      <text:p text:style-name="Code_20_Indent"/>
      <text:p text:style-name="Code_20_Indent">&lt;html&gt;&lt;![CDATA[</text:p>
      <text:p text:style-name="Code_20_Indent"><text:tab/><text:tab/>&lt;/li&gt;</text:p>
      <text:p text:style-name="Code_20_Indent"><text:tab/>&lt;/ul&gt;</text:p>
      <text:p text:style-name="Code_20_Indent">]]&lt;/html&gt;</text:p>
      <text:p text:style-name="Text_20_body_20_indent"><text:span text:style-name="T2">If you need to generate the embedded HTML tags directly without the enclosing </text:span><text:span text:style-name="T7">SPAN</text:span><text:span text:style-name="T2"> tag, you can use the Native namespace as described in the following section.</text:span></text:p>
      <text:h text:style-name="Heading_20_3" text:outline-level="3"><text:span text:style-name="T47">The Native Namespace, </text:span><text:a xlink:type="simple" xlink:href="http://www.zkoss.org/2007/inline">http://www.zkoss.org/2005/zk/native</text:a></text:h>
      <text:p text:style-name="P22"><text:span text:style-name="T19">With the</text:span><text:span text:style-name="T20"> Native namespace, a XML element in a ZUML page denotes that it shall be sent to the browser directly rather than becoming a ZK component. For example,</text:span></text:p>
      <text:p text:style-name="Code_20_Indent">&lt;n<text:span text:style-name="T15">:</text:span>ul <text:span text:style-name="T15">xmlns:n="http://www.zkoss.org/2005/zk/native"</text:span>&gt;</text:p>
      <text:p text:style-name="Code_20_Indent"><text:tab/>&lt;n<text:span text:style-name="T15">:</text:span>li&gt;</text:p>
      <text:p text:style-name="Code_20_Indent"><text:tab/>&lt;textbox/&gt;</text:p>
      <text:p text:style-name="Code_20_Indent"><text:tab/>&lt;/n<text:span text:style-name="T15">:</text:span>li&gt;</text:p>
      <text:p text:style-name="Code_20_Indent"><text:tab/>&lt;n<text:span text:style-name="T15">:</text:span>li&gt;</text:p>
      <text:p text:style-name="Code_20_Indent"><text:tab/>&lt;textbox/&gt;</text:p>
      <text:p text:style-name="Code_20_Indent"><text:tab/>&lt;/n<text:span text:style-name="T15">:</text:span>li&gt;</text:p>
      <text:p text:style-name="Code_20_Indent">&lt;/n<text:span text:style-name="T15">:</text:span>ul&gt;</text:p>
      <text:p text:style-name="Text_20_body_20_indent">will generate the following HTML tags to the browser:</text:p>
      <text:p text:style-name="Code_20_Indent">&lt;ul&gt;</text:p>
      <text:p text:style-name="Code_20_Indent"><text:tab/>&lt;li&gt;</text:p>
      <text:p text:style-name="Code_20_Indent"><text:tab/>&lt;input id="z_a3_2"/&gt;</text:p>
      <text:p text:style-name="Code_20_Indent"><text:tab/>&lt;/li&gt;</text:p>
      <text:p text:style-name="Code_20_Indent"><text:tab/>&lt;li&gt;</text:p>
      <text:p text:style-name="Code_20_Indent"><text:tab/>&lt;input id="z_a3_5"/&gt;</text:p>
      <text:p text:style-name="Code_20_Indent"><text:tab/>&lt;/li&gt;</text:p>
      <text:p text:style-name="Code_20_Indent">&lt;/ul</text:p>
      <text:p text:style-name="Text_20_body_20_indent">where <text:span text:style-name="T6">&lt;input&gt;</text:span> is the HTML tag(s) generated by the <text:span text:style-name="T6">textbox</text:span> component. Unlike textbox in the example above, ZK Loader doesn't really create a component for each of <text:span text:style-name="T6">ul</text:span> and <text:span text:style-name="T6">li</text:span>.<text:note text:id="ftn43" text:note-class="footnote"><text:note-citation>43</text:note-citation><text:note-body><text:p text:style-name="Footnote">ZK ZK actually cre<text:span text:style-name="T2">ates a special component to represent as many XML elements with the Native namespace as possible.</text:span></text:p></text:note-body></text:note> Rather, they are sent to the client directly. Of course, they must be recognizable by the client<text:span text:style-name="T2">.</text:span><text:span text:style-name="T20"> For HTML browsers, they must be the valid HTML tags.</text:span></text:p>
      <text:p text:style-name="Text_20_body_20_indent"><text:span text:style-name="T2">Since the elements associated with the Native namespace are sent directly to the client, they are not ZK components, and they don't have the counterpart at the client. The advantage is the better performance in term of both memory and processing time. On the other hand, the disadvantage is you cannot access or change them dynamically. For example, the following code snippet is incorrect, since there is no component called </text:span><text:span text:style-name="T7">x</text:span><text:span text:style-name="T2">.</text:span></text:p>
      <text:p text:style-name="Code_20_Indent">&lt;n:ul id="x" <text:span text:style-name="T38">xmlns:n="http://www.zkoss.org/2005/zk/native"/&gt;</text:span></text:p>
      <text:p text:style-name="Code_20_Indent">&lt;button label="add" onClick="new Li().setParent(x)"/&gt;</text:p>
      <text:p text:style-name="P21">If you want to change them dynamically, you can specify the XHTML namespace as described in the following section.</text:p>
      <text:h text:style-name="Heading_20_4" text:outline-level="4">Output Another Namespace with the<text:span text:style-name="T2"> Native Namespace</text:span></text:h>
      <text:p text:style-name="P36">If you want to generate another namespace to the output, you can use another format as the URI of the Native namespace:</text:p>
      <text:p text:style-name="Code_20_Indent_20_2">native:<text:span text:style-name="T27">URI-of-another-namespace</text:span></text:p>
      <text:p text:style-name="P36">For example, if you want to output the SVG tags directly to the client, you can specify <text:span text:style-name="T6">native:native:http://www.w3.org/2000/svg</text:span> as follows.</text:p>
      <text:p text:style-name="Code_20_Indent_20_2">&lt;window&gt;</text:p>
      <text:p text:style-name="Code_20_Indent_20_2"><text:tab/>&lt;svg width="100%" height="100%" version="1.1"</text:p>
      <text:p text:style-name="Code_20_Indent_20_2"><text:span text:style-name="T15"><text:tab/>xmlns="native:</text:span><text:a xlink:type="simple" xlink:href="http://www.w3.org/2000/svg"><text:span text:style-name="T38">http://www.w3.org/2000/svg</text:span></text:a><text:span text:style-name="T15">"</text:span>&gt;</text:p>
      <text:p text:style-name="Code_20_Indent_20_2"><text:tab/><text:tab/>&lt;ellipse cx="240" cy="100" rx="220" ry="30" style="fill:purple"/&gt;</text:p>
      <text:p text:style-name="Code_20_Indent_20_2"><text:tab/>&lt;/svg&gt;</text:p>
      <text:p text:style-name="Code_20_Indent_20_2">&lt;/window&gt;</text:p>
      <text:p text:style-name="P36">Then, the client will receive the following:</text:p>
      <text:p text:style-name="Code_20_Indent_20_2">&lt;div id="z_lx_0c" z.type="zul.wnd.Wnd"&gt;<text:note text:id="ftn44" text:note-class="footnote"><text:note-citation>44</text:note-citation><text:note-body><text:p text:style-name="Footnote">The<text:span text:style-name="T2"> real HTML output of window depends on its implementation. Here is only a simplified version.</text:span></text:p></text:note-body></text:note></text:p>
      <text:p text:style-name="Code_20_Indent_20_2"><text:tab/>&lt;svg width="100%" height="100%" version="1.1"</text:p>
      <text:p text:style-name="Code_20_Indent_20_2"><text:span text:style-name="T15"><text:tab/>xmlns="</text:span><text:a xlink:type="simple" xlink:href="http://www.w3.org/2000/svg"><text:span text:style-name="T38">http://www.w3.org/2000/svg</text:span></text:a><text:span text:style-name="T15">"</text:span>&gt;</text:p>
      <text:p text:style-name="Code_20_Indent_20_2"><text:tab/><text:tab/>&lt;ellipse cx="240" cy="100" rx="220" ry="30" style="fill:purple"/&gt;</text:p>
      <text:p text:style-name="Code_20_Indent_20_2"><text:tab/>&lt;/svg&gt;</text:p>
      <text:p text:style-name="Code_20_Indent_20_2">&lt;/div&gt;</text:p>
      <text:h text:style-name="P28" text:outline-level="3">The <text:span text:style-name="T19">XHTML </text:span>Namespace, <text:a xlink:type="simple" xlink:href="http://www/"><text:span text:style-name="T6">http://www.</text:span></text:a><text:span text:style-name="T6">w3.org/1999/xhtml</text:span></text:h>
      <text:p text:style-name="Text_20_body_20_indent">The<text:span text:style-name="T2"> </text:span><text:span text:style-name="T7">XHTML</text:span><text:span text:style-name="T2"> namespace represents the XHTML component set, just like the ZUL namespace (</text:span><text:a xlink:type="simple" xlink:href="http://www/"><text:span text:style-name="T7">http://www.</text:span></text:a><text:span text:style-name="T7">zkoss.org/2005/zul</text:span><text:span text:style-name="T2">) represents the ZUL component set. Thus, a XML element specified with the XHTML namespace simply denotes a component that shall be created based on the component definition from the XHTML component set. For example, the statement blow specifies a component that shall be created as an instance of the component definition called </text:span><text:span text:style-name="T7">ul</text:span><text:span text:style-name="T2">, and </text:span><text:span text:style-name="T7">ul</text:span><text:span text:style-name="T2"> belongs to the XHTML component set:</text:span></text:p>
      <text:p text:style-name="Code_20_Indent"><text:span text:style-name="T6">&lt;h:ul xmlns:h="</text:span><text:a xlink:type="simple" xlink:href="http://www.w3.org/1999/xhtml"><text:span text:style-name="T6">http://www.w3.org/1999/xhtml</text:span></text:a><text:span text:style-name="T6">"&gt;</text:span></text:p>
      <text:p text:style-name="P21">In other words, ZK loader will search the XHTML component set for the component definition called <text:span text:style-name="T6">ul</text:span> , and then create an instance based on it.</text:p>
      <text:p text:style-name="P21">The following is another yet more complete example.</text:p>
      <text:p text:style-name="Code_20_Indent">&lt;window title="mix HTML demo" xmlns:h="http://www.w3.org/1999/xhtml"&gt;</text:p>
      <text:p text:style-name="Code_20_Indent"><text:tab/>&lt;h:table border="1"&gt;</text:p>
      <text:p text:style-name="Code_20_Indent"><draw:frame draw:style-name="fr7" draw:name="graphics19" text:anchor-type="paragraph" svg:x="13.189cm" svg:y="0.199cm" svg:width="3.549cm" svg:height="1.028cm" draw:z-index="44"><draw:image xlink:href="../images/10000000000000B7000000350D72C956.png" xlink:type="simple" xlink:show="embed" xlink:actuate="onLoad"/></draw:frame><text:tab/><text:tab/>&lt;h:tr id="row1"&gt;</text:p>
      <text:p text:style-name="Code_20_Indent"><text:tab/><text:tab/><text:tab/>&lt;h:td&gt;column 1&lt;/h:td&gt;</text:p>
      <text:p text:style-name="Code_20_Indent"><text:tab/><text:tab/><text:tab/>&lt;h:td&gt;</text:p>
      <text:p text:style-name="Code_20_Indent"><text:tab/><text:tab/><text:tab/><text:tab/>&lt;listbox id="list" mold="select"&gt;</text:p>
      <text:p text:style-name="Code_20_Indent"><text:tab/><text:tab/><text:tab/><text:tab/><text:tab/>&lt;listitem label="AA"/&gt;</text:p>
      <text:p text:style-name="Code_20_Indent"><text:tab/><text:tab/><text:tab/><text:tab/><text:tab/>&lt;listitem label="BB"/&gt;</text:p>
      <text:p text:style-name="Code_20_Indent"><text:tab/><text:tab/><text:tab/><text:tab/>&lt;/listbox&gt;</text:p>
      <text:p text:style-name="Code_20_Indent"><text:tab/><text:tab/><text:tab/>&lt;/h:td&gt;</text:p>
      <text:p text:style-name="Code_20_Indent"><text:tab/><text:tab/>&lt;/h:tr&gt;</text:p>
      <text:p text:style-name="Code_20_Indent"><text:tab/>&lt;/h:table&gt;</text:p>
      <text:p text:style-name="Code_20_Indent"><text:tab/>&lt;button label="add" onClick="new org.zkoss.zhtml.Td().append(row1)"/&gt;</text:p>
      <text:p text:style-name="Code_20_Indent">&lt;/window&gt;</text:p>
      <text:p text:style-name="P21">Unlike the <text:span text:style-name="T6">html</text:span> components, where HTML tags are stored in the <text:span text:style-name="T6">content</text:span> property, ZK loader creates one component for each of them. The advantage is that you can manipulate each individual HTML tag dynamically, as depicted in the above example (the <text:span text:style-name="T6">add</text:span> button). The disadvantage is that they take longer to process and more space to maintain.</text:p>
      <text:p text:style-name="Tip"><text:span text:style-name="T3">Tip</text:span>: Unlike the XHTML namespace, the<text:span text:style-name="T2"> Native namespace doesn't represent another component set. It is a reserved namespace to tell ZK Loader to send them directly to the client for better performance.</text:span></text:p>
      <text:h text:style-name="Heading_20_3" text:outline-level="3">The<text:span text:style-name="T2"> </text:span><text:span text:style-name="T7">include</text:span><text:span text:style-name="T2"> Component</text:span></text:h>
      <text:p text:style-name="P21">The <text:span text:style-name="T6">include</text:span> component is used to include the output generated by another servlet. The servlet could be anything including JSF, JSP and even another ZUML page.</text:p>
      <text:p text:style-name="Code_20_Indent">&lt;window title="include demo" border="normal" width="300px"&gt;</text:p>
      <text:p text:style-name="Code_20_Indent"><text:tab/>Hello, World!</text:p>
      <text:p text:style-name="Code_20_Indent"><text:tab/>&lt;include src="/userguide/misc/includedHello.zul"/&gt;</text:p>
      <text:p text:style-name="Code_20_Indent"><text:tab/>&lt;include src="/html/frag.html"/&gt;</text:p>
      <text:p text:style-name="Code_20_Indent">&lt;/window&gt;</text:p>
      <text:p text:style-name="Text_20_body_20_indent">Like all other properties<text:span text:style-name="T2">, you could dynamically change the </text:span><text:span text:style-name="T7">src</text:span><text:span text:style-name="T2"> attribute to include the output from a different servlet at the run time.</text:span></text:p>
      <text:p text:style-name="P21">If the included output is another ZUML, developers are allowed to access components in the included page as if they are part of the containing page.</text:p>
      <text:h text:style-name="Heading_20_4" text:outline-level="4">Inc<text:span text:style-name="T2">luding ZUML Pages</text:span></text:h>
      <text:p text:style-name="P36">If the <text:span text:style-name="T6">include</text:span> component is used to include a ZUML page, the included page will become part of the desktop. However, the included page is not visible until the request is processed completely. In other words, it is visible only in the following events, triggered by user or timer.</text:p>
      <text:p text:style-name="P36">The reason is that the include component includes a page as late as the Rendering phase<text:note text:id="ftn45" text:note-class="footnote"><text:note-citation>45</text:note-citation><text:note-body><text:p text:style-name="Footnote">Ref<text:span text:style-name="T2">er to the <text:s/></text:span><text:span text:style-name="T4">Component Lifecycle</text:span><text:span text:style-name="T2"> chapter for more details.</text:span></text:p></text:note-body></text:note>. On the other hand, zscript takes place at the Component Creation phase, and onCreate takes place at the Event Processing Phase. They both execute before the inclusion.</text:p>
      <text:p text:style-name="Code_20_Indent_20_2">&lt;window onCreate="desktop.getPages()"&gt; &lt;!-- the<text:span text:style-name="T2"> included page </text:span><text:span text:style-name="T43">not</text:span><text:span text:style-name="T2"> available --&gt;</text:span></text:p>
      <text:p text:style-name="Code_20_Indent_20_2"><text:tab/>&lt;include src="/my.zul"/&gt;</text:p>
      <text:p text:style-name="Code_20_Indent_20_2"><text:tab/>&lt;zscript&gt;</text:p>
      <text:p text:style-name="Code_20_Indent_20_2"><text:tab/><text:tab/>desktop.getPages(); //the included page <text:span text:style-name="T42">not</text:span> available yet</text:p>
      <text:p text:style-name="Code_20_Indent_20_2"><text:tab/>&lt;/zscript&gt;</text:p>
      <text:p text:style-name="Code_20_Indent_20_2"><text:tab/>&lt;button label="Hit" onClick="desktop.getPages()"/&gt;</text:p>
      <text:p text:style-name="Code_20_Indent_20_2"><text:tab/><text:tab/>&lt;!-- Yes, the included page is available when onClick is received --&gt;</text:p>
      <text:p text:style-name="Code_20_Indent_20_2">&lt;/window&gt;</text:p>
      <text:p text:style-name="P36">If you want to look into the component of an included page, macro components are usually a better option. Refer to the <text:span text:style-name="T3">Macro Components</text:span> section in the <text:span text:style-name="T3">ZK User Interface Markup Language</text:span> chapter.</text:p>
      <text:h text:style-name="Heading_20_3" text:outline-level="3">The <text:span text:style-name="T6">style</text:span> Component</text:h>
      <text:p text:style-name="Text_20_body_20_indent"><text:span text:style-name="T2">The </text:span><text:span text:style-name="T7">style</text:span><text:span text:style-name="T2"> component is used to specify CSS styles in a ZUML page. The simplest format is as follows.</text:span></text:p>
      <text:p text:style-name="Code_20_Indent"><draw:frame draw:style-name="fr7" draw:name="graphics59" text:anchor-type="paragraph" svg:x="9.573cm" svg:y="0.676cm" svg:width="0.868cm" svg:height="0.508cm" draw:z-index="95"><draw:image xlink:href="../images/100000000000002900000018A07459D1.png" xlink:type="simple" xlink:show="embed" xlink:actuate="onLoad"/></draw:frame>&lt;style&gt;</text:p>
      <text:p text:style-name="Code_20_Indent">.blue {</text:p>
      <text:p text:style-name="Code_20_Indent"><text:s/>color: white; background-color: blue;</text:p>
      <text:p text:style-name="Code_20_Indent">}</text:p>
      <text:p text:style-name="Code_20_Indent">&lt;/style&gt;</text:p>
      <text:p text:style-name="Code_20_Indent">&lt;button label="OK" sclass="blue"/&gt;</text:p>
      <text:p text:style-name="Tip"><text:span text:style-name="T3">Tip</text:span>: To con<text:span text:style-name="T2">figure a style sheet for the whole application, specify </text:span><text:span text:style-name="T7">theme-uri</text:span><text:span text:style-name="T2"> in zk.xml, refer to </text:span><text:span text:style-name="T4">Appendix B</text:span><text:span text:style-name="T2"> in </text:span><text:span text:style-name="T4">the Developer's Reference</text:span><text:span text:style-name="T2"> for details. To configure a style sheet for a language, use the language addon, refer to </text:span><text:span text:style-name="T4">the Component Development Guide</text:span><text:span text:style-name="T2">.</text:span></text:p>
      <text:p text:style-name="P21">Sometimes it is better to store all CSS definitions in an independent file, say <text:span text:style-name="T6">my.css</text:span>. Then, we could reference it by use of the style component as follows.</text:p>
      <text:p text:style-name="Code_20_Indent">&lt;style src="/my.css"/&gt;</text:p>
      <text:p text:style-name="P21">The above statement actually sends the following HTML tags<text:note text:id="ftn46" text:note-class="footnote"><text:note-citation>46</text:note-citation><text:note-body><text:p text:style-name="Footnote">The<text:span text:style-name="T2"> real result depends on how your Web application is configured.</text:span></text:p></text:note-body></text:note> to the browser, so the specified file must be accessible by the browser.</text:p>
      <text:p text:style-name="Code_20_Indent">&lt;link rel="stylesheet" href="/css/mystyles.css"/&gt;</text:p>
      <text:p text:style-name="Text_20_body_20_indent"><text:span text:style-name="T2">In other words, you cannot specify "</text:span><text:span text:style-name="T7">/WEB-INF/xx</text:span><text:span text:style-name="T2">" or "</text:span><text:a xlink:type="simple" xlink:href="/../xx/yy"><text:span text:style-name="T7">C:/xx/yy</text:span></text:a><text:span text:style-name="T2">".</text:span></text:p>
      <text:p text:style-name="Text_20_body_20_indent">Like other URI, it accepts "*" for loading browser and Locale dependent style sheet. Refer to the <text:span text:style-name="T33">Browser and Locale Dependent URI</text:span> section in the <text:span text:style-name="T33">Internationalization</text:span> chapter for details.</text:p>
      <text:h text:style-name="Heading_20_3" text:outline-level="3">The <text:span text:style-name="T6">script</text:span> Component</text:h>
      <text:p text:style-name="Text_20_body_20_indent">The<text:span text:style-name="T2"> </text:span><text:span text:style-name="T7">script</text:span><text:span text:style-name="T2"> component is used to specify the script codes running at the browser. Notice that, unlike </text:span><text:span text:style-name="T7">zscript</text:span><text:span text:style-name="T2">, the script codes are running at the browser. They are usually written in JavaScript which is supported by the most of browsers. The simplest format is as follows.</text:span></text:p>
      <text:p text:style-name="Code_20_Indent">&lt;script type="text/javascript"&gt;</text:p>
      <text:p text:style-name="Code_20_Indent">function myfunc() {</text:p>
      <text:p text:style-name="Code_20_Indent"><text:tab/>$e("${win.uuid}").style.backgroundColor = "blue";</text:p>
      <text:p text:style-name="Code_20_Indent">}</text:p>
      <text:p text:style-name="Code_20_Indent">&lt;/script&gt;</text:p>
      <text:p text:style-name="P21">As shown above, you can use EL expressions (<text:span text:style-name="T6">${win.uuid}</text:span>) in script codes.</text:p>
      <text:p text:style-name="P21">Of course, you can reference to an external JavaScript file with the <text:span text:style-name="T6">src</text:span> property as follows.</text:p>
      <text:p text:style-name="Code_20_Indent">&lt;script src="/js/super.js" type="text/javascript"/&gt;</text:p>
      <text:p text:style-name="P21">With ZK, developers rarely need to specify JavaScript codes to execute, since the ZK applications are running at the server (and execute in your favorite language). They are usually to customize the behavior of ZK Client Engine, or to run the legacy JavaScript libraries.</text:p>
      <text:h text:style-name="Heading_20_3" text:outline-level="3">The <text:span text:style-name="T6">iframe</text:span> Component</text:h>
      <text:p text:style-name="Text_20_body_20_indent"><text:span text:style-name="T2">The </text:span><text:span text:style-name="T7">iframe</text:span><text:span text:style-name="T2"> component uses the HTML IFRAME tag to delegate a portion of the display to another URL. Though the appearance looks similar to the </text:span><text:span text:style-name="T7">include</text:span><text:span text:style-name="T2"> component. The concept and meaning of the </text:span><text:span text:style-name="T7">iframe</text:span><text:span text:style-name="T2"> component is different.</text:span></text:p>
      <text:p text:style-name="P21">The content included by the <text:span text:style-name="T6">include</text:span> component is a fragment of the whole HTML page. Because the content is part of the HTML page, the content is part of the desktop and you could access any components, if any, inside of the <text:span text:style-name="T6">include</text:span> component. <text:s/>The inclusion is done at the server, and the browser knows nothing about it. It means the URL specified by the <text:span text:style-name="T6">src</text:span> property could be any internal resource.</text:p>
      <text:p text:style-name="P21">The content of the <text:span text:style-name="T6">iframe</text:span> component is loaded by the browser as a separate page. Because it is loaded as a separate page, the format of the content could be different from HTML. For example, you could embed an PDF file.</text:p>
      <text:p text:style-name="Code_20_Indent">&lt;iframe src="/my.pdf"/&gt;</text:p>
      <text:p text:style-name="Code_20_Indent">...other HTML con<text:span text:style-name="T2">tent</text:span></text:p>
      <text:p text:style-name="P33"><text:span text:style-name="T3">Tip</text:span>: <text:s/>By default, there is no border. To enable it, use the style attribute to specify it. For example,<text:line-break/><text:tab/><text:span text:style-name="T6">&lt;iframe style="border:1px inset" src="http://www.zkoss.org"/&gt;</text:span></text:p>
      <text:p text:style-name="P21">The <text:span text:style-name="T27">embedding</text:span> is done by the browser, when it interprets the HTML page containing the IFRAME tag. It also implies that the URL must be a resource that you can access from the browser.</text:p>
      <text:p text:style-name="P21">Like the <text:span text:style-name="T6">image</text:span> and <text:span text:style-name="T6">audio</text:span> components<text:note text:id="ftn47" text:note-class="footnote"><text:note-citation>47</text:note-citation><text:note-body><text:p text:style-name="Footnote">In man<text:span text:style-name="T2">y ways, </text:span><text:span text:style-name="T7">iframe</text:span><text:span text:style-name="T2"> is much similar to </text:span><text:span text:style-name="T7">image</text:span><text:span text:style-name="T2"> and </text:span><text:span text:style-name="T7">audio</text:span><text:span text:style-name="T2">. You might consider it as a component for arbitrary content.</text:span></text:p></text:note-body></text:note>, you could specify the dynamically generated content. A typical example is you could use JasperReport<text:note text:id="ftn48" text:note-class="footnote"><text:note-citation>48</text:note-citation><text:note-body><text:p text:style-name="Footnote">http://jasperreports.sourceforge.net</text:p></text:note-body></text:note> to generate a PDF report in a binary array or stream, and then pass the report to an <text:span text:style-name="T6">iframe</text:span> component by wrapping the result with the <text:span text:style-name="T6">org.zkoss.util.media.AMedia</text:span> class.</text:p>
      <text:p text:style-name="P21">In the following example, we illustrate that you could embed any content by use of <text:span text:style-name="T6">iframe</text:span>, as long as the client supports its format.</text:p>
      <text:p text:style-name="Code_20_Indent">&lt;window title="iframe demo" border="normal"&gt;</text:p>
      <text:p text:style-name="Code_20_Indent"><text:tab/>&lt;iframe id="iframe" width="95%"/&gt;</text:p>
      <text:p text:style-name="Code_20_Indent"><text:tab/>&lt;separator bar="true"/&gt;</text:p>
      <text:p text:style-name="Code_20_Indent"><text:tab/>&lt;button label="Upload"&gt;</text:p>
      <text:p text:style-name="Code_20_Indent"><text:tab/><text:tab/>&lt;attribute name="onClick"&gt;{</text:p>
      <text:p text:style-name="Code_20_Indent"><text:tab/><text:tab/><text:tab/>Object media = Fileupload.get();</text:p>
      <text:p text:style-name="Code_20_Indent"><text:tab/><text:tab/><text:tab/>if (media != null)</text:p>
      <text:p text:style-name="Code_20_Indent"><text:tab/><text:tab/><text:tab/><text:tab/>iframe.setContent(media);</text:p>
      <text:p text:style-name="Code_20_Indent"><text:tab/><text:tab/>}&lt;/attribute&gt;</text:p>
      <text:p text:style-name="Code_20_Indent"><text:tab/>&lt;/button&gt;</text:p>
      <text:p text:style-name="Code_20_Indent">&lt;/window&gt;</text:p>
      <table:table table:name="Table15" table:style-name="Table15">
        <table:table-column table:style-name="Table15.A"/>
        <table:table-column table:style-name="Table15.B"/>
        <table:table-row>
          <table:table-cell office:value-type="string">
            <text:p text:style-name="Table_20_Contents"><draw:frame draw:style-name="fr22" draw:name="graphics28" text:anchor-type="as-char" svg:width="12.196cm" svg:height="5.72cm" draw:z-index="4"><draw:image xlink:href="../images/1000000000000275000001275F0B1F07.png" xlink:type="simple" xlink:show="embed" xlink:actuate="onLoad"/></draw:frame></text:p>
          </table:table-cell>
          <table:table-cell office:value-type="string">
            <text:p text:style-name="Table_20_Contents">This picture dep<text:span text:style-name="T2">icted the appearance after user uploaded an Microsoft PowerPoint file.</text:span></text:p>
          </table:table-cell>
        </table:table-row>
      </table:table>
      <text:h text:style-name="Heading_20_2" text:outline-level="2">Work with HTML FOR<text:span text:style-name="T2">M and Java</text:span> Servlets</text:h>
      <text:p text:style-name="P30">The event-driven model is simple and powerful, but it might not be practical to rewrite all servlets to replace with event listeners.</text:p>
      <text:h text:style-name="Heading_20_3" text:outline-level="3">The<text:span text:style-name="T2"> </text:span><text:span text:style-name="T7">name</text:span><text:span text:style-name="T2"> Property</text:span></text:h>
      <text:p text:style-name="Text_20_body_20_indent">To work with legacy Web applications, you could specify the<text:span text:style-name="T2"> </text:span><text:span text:style-name="T7">name</text:span><text:span text:style-name="T2"> property as you did for HTML pages. For example,</text:span></text:p>
      <text:p text:style-name="Code_20_Indent"><draw:frame draw:style-name="fr23" draw:name="graphics20" text:anchor-type="paragraph" svg:x="1.302cm" svg:y="0.125cm" svg:width="16.066cm" svg:height="1.312cm" draw:z-index="45"><draw:image xlink:href="../images/10000000000002F70000003EBB733BC1.png" xlink:type="simple" xlink:show="embed" xlink:actuate="onLoad"/></draw:frame><text:span text:style-name="T48">&lt;window xmlns:h="</text:span><text:a xlink:type="simple" xlink:href="http://www.w3.org/1999/xhtml"><text:span text:style-name="T48">http://www.w3.org/1999/xhtml</text:span></text:a><text:span text:style-name="T48">"&gt;</text:span></text:p>
      <text:p text:style-name="Code_20_Indent"><text:s text:c="2"/>&lt;h:form method="post" action="/my-old-servlet"&gt;</text:p>
      <text:p text:style-name="Code_20_Indent"><text:s text:c="2"/>&lt;grid&gt;</text:p>
      <text:p text:style-name="Code_20_Indent"><text:s text:c="4"/>&lt;rows&gt;</text:p>
      <text:p text:style-name="Code_20_Indent"><text:s text:c="2"/>&lt;row&gt;When &lt;datebox name="when"/&gt; Name &lt;textbox name="name"/&gt; Dep<text:span text:style-name="T2">artment</text:span></text:p>
      <text:p text:style-name="Code_20_Indent"><text:s text:c="2"/>&lt;combobox name="department"&gt;</text:p>
      <text:p text:style-name="Code_20_Indent"><text:s text:c="4"/>&lt;comboitem label="RD"/&gt;</text:p>
      <text:p text:style-name="Code_20_Indent"><text:s text:c="4"/>&lt;comboitem label="Manufactory"/&gt;</text:p>
      <text:p text:style-name="Code_20_Indent"><text:s text:c="4"/>&lt;comboitem label="Logistics"/&gt;</text:p>
      <text:p text:style-name="Code_20_Indent"><text:s text:c="2"/>&lt;/combobox&gt;</text:p>
      <text:p text:style-name="Code_20_Indent"><text:s text:c="2"/>&lt;/row&gt;</text:p>
      <text:p text:style-name="Code_20_Indent"><text:s text:c="2"/>&lt;row&gt;</text:p>
      <text:p text:style-name="Code_20_Indent"><text:s text:c="4"/>&lt;h:input type="submit" value="Submit"/&gt;</text:p>
      <text:p text:style-name="Code_20_Indent"><text:s text:c="2"/>&lt;/row&gt;</text:p>
      <text:p text:style-name="Code_20_Indent"><text:s text:c="4"/>&lt;/rows&gt;</text:p>
      <text:p text:style-name="Code_20_Indent"><text:s text:c="2"/>&lt;/grid&gt;</text:p>
      <text:p text:style-name="Code_20_Indent"><text:s text:c="2"/>&lt;/h:form&gt;</text:p>
      <text:p text:style-name="Code_20_Indent">&lt;/window&gt;</text:p>
      <text:p text:style-name="P21">Once users press the submit button, a request is posted to the <text:span text:style-name="T6">my-old-servlet</text:span> servlet with the query string as follows.</text:p>
      <text:p text:style-name="Code_20_Indent">/my-old-servlet?when=2006%2F03%2F01&amp;name=Bill+Gates&amp;department=Manufactory</text:p>
      <text:p text:style-name="P21">Thus, as long as you maintain the proper associations between name and value, your servlet could work as usual without any modification.</text:p>
      <text:h text:style-name="Heading_20_3" text:outline-level="3">Components that Support the <text:span text:style-name="T6">name</text:span> Property</text:h>
      <text:p text:style-name="P21">All input-types components support the <text:span text:style-name="T6">name</text:span> property, such as <text:span text:style-name="T6">textbox</text:span><text:span text:style-name="T19">, </text:span><text:span text:style-name="T6">datebox</text:span><text:span text:style-name="T19">, </text:span><text:span text:style-name="T6">decimalbox</text:span><text:span text:style-name="T19">, </text:span><text:span text:style-name="T6">intbox</text:span><text:span text:style-name="T19">, </text:span><text:span text:style-name="T6">combobox</text:span><text:span text:style-name="T19">,</text:span><text:span text:style-name="T6"> bandbox</text:span><text:span text:style-name="T19">, </text:span><text:span text:style-name="T6">slider</text:span><text:span text:style-name="T19"> and </text:span><text:span text:style-name="T6">calendar</text:span><text:span text:style-name="T19">.</text:span></text:p>
      <text:p text:style-name="P25">In addition, list boxes and tree controls are also support the <text:span text:style-name="T6">name</text:span> property. If the <text:span text:style-name="T6">multiple</text:span> property is true and users select multiple items, then multiple name/value pairs are posted.</text:p>
      <text:p text:style-name="Code_20_Indent">&lt;listbox name="who" multiple="true" width="200px"&gt;</text:p>
      <text:p text:style-name="Code_20_Indent"><text:tab/>&lt;listhead&gt;</text:p>
      <text:p text:style-name="Code_20_Indent"><text:tab/><text:tab/>&lt;listheader label="name"/&gt;</text:p>
      <text:p text:style-name="Code_20_Indent"><text:tab/><text:tab/>&lt;listheader label="gender"/&gt;</text:p>
      <text:p text:style-name="Code_20_Indent"><text:tab/>&lt;/listhead&gt;</text:p>
      <text:p text:style-name="Code_20_Indent"><text:tab/>&lt;listitem value="mary&gt;</text:p>
      <text:p text:style-name="Code_20_Indent"><text:tab/><text:tab/>&lt;listcell label="Mary"/&gt;</text:p>
      <text:p text:style-name="Code_20_Indent"><text:tab/><text:tab/>&lt;listcell label="FEMALE"/&gt;</text:p>
      <text:p text:style-name="Code_20_Indent"><text:tab/>&lt;/listitem&gt;</text:p>
      <text:p text:style-name="Code_20_Indent"><text:tab/>&lt;listitem value="john"&gt;</text:p>
      <text:p text:style-name="Code_20_Indent"><text:tab/><text:tab/>&lt;listcell label="John"/&gt;</text:p>
      <text:p text:style-name="Code_20_Indent"><text:tab/><text:tab/>&lt;listcell label="MALE"/&gt;</text:p>
      <text:p text:style-name="Code_20_Indent"><text:tab/>&lt;/listitem&gt;</text:p>
      <text:p text:style-name="Code_20_Indent"><text:tab/>&lt;listitem value="jane"&gt;</text:p>
      <text:p text:style-name="Code_20_Indent"><text:tab/><text:tab/>&lt;listcell label="Jane"/&gt;</text:p>
      <text:p text:style-name="Code_20_Indent"><text:tab/><text:tab/>&lt;listcell label="FEMALE"/&gt;</text:p>
      <text:p text:style-name="Code_20_Indent"><text:tab/>&lt;/listitem&gt;</text:p>
      <text:p text:style-name="Code_20_Indent"><draw:frame draw:style-name="fr7" draw:name="graphics44" text:anchor-type="paragraph" svg:x="12.913cm" svg:y="0.189cm" svg:width="4.424cm" svg:height="1.969cm" draw:z-index="46"><draw:image xlink:href="../images/10000000000000D10000005D4B19ECE7.png" xlink:type="simple" xlink:show="embed" xlink:actuate="onLoad"/></draw:frame><text:tab/>&lt;listitem value="henry"&gt;</text:p>
      <text:p text:style-name="Code_20_Indent"><text:tab/><text:tab/>&lt;listcell label="Henry"/&gt;</text:p>
      <text:p text:style-name="Code_20_Indent"><text:tab/><text:tab/>&lt;listcell label="MALE"/&gt;</text:p>
      <text:p text:style-name="Code_20_Indent"><text:tab/>&lt;/listitem&gt;</text:p>
      <text:p text:style-name="Code_20_Indent">&lt;/listbox&gt;</text:p>
      <text:p text:style-name="Text_20_body_20_indent">If both John and Henry are sel<text:span text:style-name="T2">ected, then the query string will contain:</text:span></text:p>
      <text:p text:style-name="Code_20_Indent">who=john&amp;who=henry</text:p>
      <text:p text:style-name="Text_20_body_20_indent">Not<text:span text:style-name="T2">ice that, to use list boxes and tree controls with the </text:span><text:span text:style-name="T7">name</text:span><text:span text:style-name="T2"> property, you have to specify the </text:span><text:span text:style-name="T7">value</text:span><text:span text:style-name="T2"> property for </text:span><text:span text:style-name="T7">listitem</text:span><text:span text:style-name="T2"> and </text:span><text:span text:style-name="T7">treeitem</text:span><text:span text:style-name="T2">, respectively. They are the values being posted to the servlets.</text:span></text:p>
      <text:h text:style-name="Heading_20_3" text:outline-level="3">Rich User Interfaces</text:h>
      <text:p text:style-name="Text_20_body_20_indent">Because a <text:span text:style-name="T6">for</text:span><text:span text:style-name="T7">m</text:span><text:span text:style-name="T2"> component could contain any kind of components, the rich user interfaces could be implemented independent of the existent servlets. For example, you could listen to the </text:span><text:span text:style-name="T7">onOpen</text:span><text:span text:style-name="T2"> event and fulfill a tab panel as illustrated in the previous sections. Yet another example, you could dynamically add more rows to a grid control, where each row might control input boxes with the </text:span><text:span text:style-name="T7">name</text:span><text:span text:style-name="T2"> property. Once user submits the form, the most updated content will be posted to the servlet.</text:span></text:p>
      <text:h text:style-name="Heading_20_2" text:outline-level="2">Client Side Actions</text:h>
      <text:p text:style-name="P30">Some behaviors are better to be done at the client side with JavaScript codes, such as animations and image rollovers. In order to execute JavaScript codes at the client, ZK introduces the concept of Client Side Actions (CSA). With CSA, developers could listen to any JavaScript event and executes JavaScript codes at the client.</text:p>
      <text:p text:style-name="Text_20_body"><text:span text:style-name="T2">A CSA is similar to an event listener, except an action is is written in JavaScript and executes at the client. ZK allows developers to specify actions for any JavaScript events, such as </text:span><text:span text:style-name="T7">onfocus</text:span><text:span text:style-name="T2">, </text:span><text:span text:style-name="T7">onblur</text:span><text:span text:style-name="T2">, </text:span><text:span text:style-name="T7">onmouseover</text:span><text:span text:style-name="T2"> and </text:span><text:span text:style-name="T7">onmouseout</text:span><text:span text:style-name="T2">, as long as your targeting browsers support them.</text:span></text:p>
      <text:p text:style-name="P30">The syntax of a client-side action is as follows.</text:p>
      <text:p text:style-name="Code">action="[onfocus|onblur|onmouseover|onmouseout|onclick|onshow|onhide...]: <text:span text:style-name="T27">javascript</text:span><text:span text:style-name="T31">;"</text:span></text:p>
      <text:p text:style-name="Text_20_body">Not<text:span text:style-name="T2">ice that CSA is totally independent of ZK event listeners, though they might have the same name, such as </text:span><text:span text:style-name="T7">onFocus</text:span><text:span text:style-name="T2">. <text:s/>The differences include:</text:span></text:p>
      <text:list text:style-name="L40">
        <text:list-item>
          <text:p text:style-name="P186">CSA executes at the client side and takes place, before ZK event listener is called at the server.</text:p>
        </text:list-item>
        <text:list-item>
          <text:p text:style-name="P186">CSA codes are written in JavaScript, while ZK eve<text:span text:style-name="T2">nt listeners are written in Java.</text:span></text:p>
        </text:list-item>
        <text:list-item>
          <text:p text:style-name="P173">CSA could register to any event that your targeting browsers allow, while ZK supports events only list in the <text:span text:style-name="T3">Events</text:span> section.</text:p>
        </text:list-item>
      </text:list>
      <text:h text:style-name="P28" text:outline-level="3">Reference to a Component</text:h>
      <text:p text:style-name="P21">In the JavaScript codes, you can reference to a component or other objects with the late-binding EL expression. The late-binding EL expression starts with <text:span text:style-name="T6">#{</text:span> and ending with <text:span text:style-name="T6">}</text:span> as depicted below.</text:p>
      <text:p text:style-name="Code_20_Indent">&lt;button action="onmouseover: action.show(<text:span text:style-name="T15">#{parent.tip}</text:span>)"/&gt;</text:p>
      <text:p text:style-name="Text_20_body_20_indent">The late-binding EL expressions are evaluated <text:span text:style-name="T2">as late as the Rendering Phase. On the other hand, if you assign an EL expression starting with </text:span><text:span text:style-name="T7">${</text:span><text:span text:style-name="T2">, it will be evaluated at the Component Creation Phase, before assigning to the </text:span><text:span text:style-name="T7">action</text:span><text:span text:style-name="T2"> property. For example,</text:span></text:p>
      <text:p text:style-name="Code_20_Indent">&lt;button action="onfocus: action.show(<text:span text:style-name="T42">${tip}</text:span>); onblur: action.hide(<text:span text:style-name="T42">${tip}</text:span>)"/&gt;</text:p>
      <text:p text:style-name="Code_20_Indent">&lt;div id="tip" vis<text:span text:style-name="T2">ible="false"&gt;...&lt;/div&gt;</text:span></text:p>
      <text:p text:style-name="P21">will be evaluated to</text:p>
      <text:p text:style-name="Code_20_Indent">&lt;button action="onfocus: action.show(); onblur: action.hide()"/&gt;</text:p>
      <text:p text:style-name="Code_20_Indent">&lt;div id="tip" vis<text:span text:style-name="T2">ible="false"&gt;...&lt;/div&gt;</text:span></text:p>
      <text:p text:style-name="P21">since <text:s/>the <text:span text:style-name="T6">tip</text:span> component is not created when assigning the <text:span text:style-name="T6">action</text:span> property.</text:p>
      <text:p text:style-name="P21">Even if the referenced component was created before <text:span text:style-name="T6">action</text:span> is assigned, it is still incorrect, since the ZUML loader has no knowledge of CSA, and it converts the component to a string by invoking the <text:span text:style-name="T6">toString</text:span> method.</text:p>
      <text:p text:style-name="Text_20_body_20_indent">Of course, it doesn't pre<text:span text:style-name="T2">vent you from using </text:span><text:span text:style-name="T7">${}</text:span><text:span text:style-name="T2"> in an action, as depicted below. Just remember it is evaluated before assigning the </text:span><text:span text:style-name="T7">action</text:span><text:span text:style-name="T2"> property.</text:span></text:p>
      <text:p text:style-name="Code_20_Indent">&lt;variables myaction="onfocus: action.show(#{tip}); onblur: action.hide(#{tip});"</text:p>
      <text:p text:style-name="Code_20_Indent">&lt;button action="${myaction} onmouseover: action.show(#{parent.parent.tip})"/&gt;</text:p>
      <text:h text:style-name="Heading_20_4" text:outline-level="4">An <text:span text:style-name="T6">onfocus</text:span> and <text:span text:style-name="T6">onblur</text:span> Example</text:h>
      <text:p text:style-name="Text_20_body_20_indent_20_2">In the<text:span text:style-name="T2"> following example, we demonstrated how to use client-side actions to provide on-line help. When user change the focus to any of the text boxes, a help message is displayed accordingly.</text:span></text:p>
      <text:p text:style-name="Code_20_Indent_20_2">&lt;grid&gt;</text:p>
      <text:p text:style-name="Code_20_Indent_20_2"><draw:frame draw:style-name="fr7" draw:name="graphics31" text:anchor-type="paragraph" svg:x="11.146cm" svg:y="0.018cm" svg:width="6.361cm" svg:height="1.071cm" draw:z-index="33"><draw:image xlink:href="../images/1000000000000164000000379E269FE3.png" xlink:type="simple" xlink:show="embed" xlink:actuate="onLoad"/></draw:frame><text:tab/>&lt;columns&gt;</text:p>
      <text:p text:style-name="Code_20_Indent_20_2"><text:tab/><text:tab/>&lt;column/&gt;</text:p>
      <text:p text:style-name="Code_20_Indent_20_2"><text:tab/><text:tab/>&lt;column/&gt;</text:p>
      <text:p text:style-name="Code_20_Indent_20_2"><text:tab/><text:tab/>&lt;column/&gt;</text:p>
      <text:p text:style-name="Code_20_Indent_20_2"><text:tab/>&lt;/columns&gt;</text:p>
      <text:p text:style-name="Code_20_Indent_20_2"><text:tab/>&lt;rows&gt;</text:p>
      <text:p text:style-name="Code_20_Indent_20_2"><text:tab/><text:tab/>&lt;row&gt;</text:p>
      <text:p text:style-name="Code_20_Indent_20_2">&lt;label value="text1: "/&gt;</text:p>
      <text:p text:style-name="Code_20_Indent_20_2">&lt;textbox <text:span text:style-name="T49">action="onfocus: action.show(#{help1}); onblur: action.hide(#{help1})"</text:span>/&gt;</text:p>
      <text:p text:style-name="Code_20_Indent_20_2">&lt;label id="help1" visible="false" value="This is help for text1."/&gt;</text:p>
      <text:p text:style-name="Code_20_Indent_20_2"><text:tab/><text:tab/>&lt;/row&gt;</text:p>
      <text:p text:style-name="Code_20_Indent_20_2"><text:tab/><text:tab/>&lt;row&gt;</text:p>
      <text:p text:style-name="Code_20_Indent_20_2">&lt;label value="text2: "/&gt;</text:p>
      <text:p text:style-name="Code_20_Indent_20_2">&lt;textbox action<text:span text:style-name="T49">="onfocus: action.show(#{help2}); onblur: action.hide(#{help2})"</text:span>/&gt;</text:p>
      <text:p text:style-name="Code_20_Indent_20_2">&lt;label id="help2" visible="false" value="This is help for text2."/&gt;</text:p>
      <text:p text:style-name="Code_20_Indent_20_2"><text:tab/><text:tab/>&lt;/row&gt;</text:p>
      <text:p text:style-name="Code_20_Indent_20_2"><text:tab/>&lt;/rows&gt;</text:p>
      <text:p text:style-name="Code_20_Indent_20_2">&lt;/grid&gt;</text:p>
      <text:h text:style-name="Heading_20_4" text:outline-level="4">Coercion Rules</text:h>
      <text:p text:style-name="Text_20_body_20_indent_20_2">A ZUL com<text:span text:style-name="T2">ponent actually converts an EL expression (</text:span><text:span text:style-name="T7">#{}</text:span><text:span text:style-name="T2">) to proper JavaScript codes based on the class of the result object.</text:span></text:p>
      <text:list text:style-name="L41">
        <text:list-item>
          <text:p text:style-name="P238">If result is <text:span text:style-name="T6">null</text:span>, it is replaced with <text:span text:style-name="T6">null</text:span>.</text:p>
        </text:list-item>
        <text:list-item>
          <text:p text:style-name="P238">If result is a component, it is replaced with <text:span text:style-name="T6">$e('</text:span><text:span text:style-name="T12">uuid</text:span><text:span text:style-name="T13">')</text:span><text:span text:style-name="T21">, where </text:span><text:span text:style-name="T13">$e</text:span><text:span text:style-name="T21"> is a JavaScript function to return a reference to a HTML tag and </text:span><text:span text:style-name="T12">uuid</text:span><text:span text:style-name="T13"> </text:span><text:span text:style-name="T21">is the component's UUID.</text:span></text:p>
        </text:list-item>
        <text:list-item>
          <text:p text:style-name="P242">If result is a <text:span text:style-name="T6">Date</text:span> object, it is replaced with <text:span text:style-name="T6">new Date(</text:span><text:span text:style-name="T12">milliseconds)</text:span>.</text:p>
        </text:list-item>
        <text:list-item>
          <text:p text:style-name="P242">Otherwise, the result is converted to a string by calling the <text:span text:style-name="T6">toString</text:span> method, and then replaced with <text:span text:style-name="T6">'</text:span><text:span text:style-name="T12">result in string'</text:span><text:span text:style-name="T27">.</text:span></text:p>
        </text:list-item>
      </text:list>
      <text:h text:style-name="P28" text:outline-level="3">The <text:span text:style-name="T6">onshow</text:span> and <text:span text:style-name="T6">onhide</text:span> Actions</text:h>
      <text:p text:style-name="P21">The <text:span text:style-name="T6">onshow</text:span> and <text:span text:style-name="T6">onhide</text:span> actions are used to control the visual effect of displaying and hiding a component.</text:p>
      <text:h text:style-name="Heading_20_4" text:outline-level="4">An Example to Change How a Window App<text:span text:style-name="T2">ears</text:span></text:h>
      <text:p text:style-name="Code_20_Indent_20_2">&lt;zk&gt;</text:p>
      <text:p text:style-name="Code_20_Indent_20_2"><text:tab/>&lt;button label="Show Overlapped" onClick="win.doOverlapped();"/&gt;</text:p>
      <text:p text:style-name="Code_20_Indent_20_2"><text:tab/>&lt;window id="win" border="normal" width="200px" mode="overlapped"</text:p>
      <text:p text:style-name="Code_20_Indent_20_2">action="onshow:anima.appear(#{self});onhide:anima.fade(#{self})" visible="false"&gt;</text:p>
      <text:p text:style-name="Code_20_Indent_20_2"><text:tab/><text:tab/>&lt;caption image="/img/inet.png" label="Hi there!"/&gt;</text:p>
      <text:p text:style-name="Code_20_Indent_20_2"><text:tab/><text:tab/>&lt;checkbox label="Hello, Effect!"/&gt;</text:p>
      <text:p text:style-name="Code_20_Indent_20_2"><text:tab/>&lt;/window&gt;</text:p>
      <text:p text:style-name="Code_20_Indent_20_2">&lt;/zk&gt;</text:p>
      <text:h text:style-name="P28" text:outline-level="3">CSA JavaScript Utilities</text:h>
      <text:p text:style-name="P21">To simplify the CSA programming, ZK provides a few utilities objects that you can utilize.</text:p>
      <text:h text:style-name="Heading_20_4" text:outline-level="4"><text:span text:style-name="T2">The </text:span><text:span text:style-name="T7">action</text:span><text:span text:style-name="T2"> Object</text:span></text:h>
      <text:p text:style-name="P36">Basic utilities that can be applied to any object.</text:p>
      <table:table table:name="Table37" table:style-name="Table37">
        <table:table-column table:style-name="Table37.A"/>
        <table:table-column table:style-name="Table37.B"/>
        <table:table-header-rows>
          <table:table-row>
            <table:table-cell table:style-name="Table37.A1" office:value-type="string">
              <text:p text:style-name="Table_20_Heading">Function</text:p>
            </table:table-cell>
            <table:table-cell table:style-name="Table37.B1" office:value-type="string">
              <text:p text:style-name="Table_20_Heading">Des<text:span text:style-name="T2">cription</text:span></text:p>
            </table:table-cell>
          </table:table-row>
        </table:table-header-rows>
        <table:table-row>
          <table:table-cell table:style-name="Table37.A2" office:value-type="string">
            <text:p text:style-name="P51">action.show(cmp)</text:p>
          </table:table-cell>
          <table:table-cell table:style-name="Table37.B2" office:value-type="string">
            <text:p text:style-name="Table_20_Contents">Make a<text:span text:style-name="T2"> component visible.</text:span></text:p>
            <text:p text:style-name="P85"><text:span text:style-name="T6">cmp</text:span> – the component. Use <text:span text:style-name="T13">#{</text:span><text:span text:style-name="T12">EL-expr</text:span><text:span text:style-name="T13">}</text:span> to identify it.</text:p>
          </table:table-cell>
        </table:table-row>
        <table:table-row>
          <table:table-cell table:style-name="Table37.A2" office:value-type="string">
            <text:p text:style-name="P51">action.hide(cmp)</text:p>
          </table:table-cell>
          <table:table-cell table:style-name="Table37.B2" office:value-type="string">
            <text:p text:style-name="Table_20_Contents">Make a<text:span text:style-name="T2"> component invisible.</text:span></text:p>
            <text:p text:style-name="P85"><text:span text:style-name="T6">cmp</text:span> – the component. Use <text:span text:style-name="T13">#{</text:span><text:span text:style-name="T12">EL-expr</text:span><text:span text:style-name="T13">}</text:span> to identify it.</text:p>
          </table:table-cell>
        </table:table-row>
      </table:table>
      <text:p text:style-name="Tip"><text:span text:style-name="T3">Tip</text:span>: For<text:span text:style-name="T2"> JavaScript programmers, it is common to manipulate </text:span><text:span text:style-name="T7">style.display</text:span><text:span text:style-name="T2"> directly for visibility. However, it is not a good idea. Rather, use </text:span><text:span text:style-name="T7">action.show</text:span><text:span text:style-name="T2"> and </text:span><text:span text:style-name="T7">action.hide</text:span><text:span text:style-name="T2"> instead, since ZK Client Engine has to handle visual effects, bug workaround, and so on.</text:span></text:p>
      <text:h text:style-name="Heading_20_4" text:outline-level="4">The <text:span text:style-name="T6">anima</text:span> Object</text:h>
      <text:p text:style-name="Text_20_body_20_indent_20_2">Ani<text:span text:style-name="T2">mation-like visual effects. It is based on the </text:span><text:a xlink:type="simple" xlink:href="http://wiki.script.aculo.us/scriptaculous/show/VisualEffects"><text:span text:style-name="T7">Effect</text:span></text:a><text:span text:style-name="T2"> class provided by </text:span><text:a xlink:type="simple" xlink:href="http://script.aculo.us/"><text:span text:style-name="T2">script.aculo.us</text:span></text:a><text:a xlink:type="simple" xlink:href="http://script.aculo.us/"><text:span text:style-name="T2"><text:note text:id="ftn49" text:note-class="footnote"><text:note-citation>49</text:note-citation><text:note-body><text:p text:style-name="Footnote"><text:a xlink:type="simple" xlink:href="http://script.aculo.us/">http://script.aculo.us</text:a> pro<text:span text:style-name="T2">vid</text:span><text:span text:style-name="T25">es easy-to-use, cross-browser user interface JavaScript libraries</text:span><text:span text:style-name="T2"> </text:span><text:s/></text:p></text:note-body></text:note></text:span></text:a><text:span text:style-name="T2">. The API is simplified. If you'd like more visual effects or controls, you can access </text:span><text:a xlink:type="simple" xlink:href="http://wiki.script.aculo.us/scriptaculous/show/VisualEffects"><text:span text:style-name="T7">Effect</text:span></text:a><text:span text:style-name="T2"> directly.</text:span></text:p>
      <text:p text:style-name="P36">Note: <text:a xlink:type="simple" xlink:href="http://wiki.script.aculo.us/scriptaculous/show/VisualEffects"><text:span text:style-name="T7">Effect</text:span></text:a> requires the component to be enclosed with the <text:span text:style-name="T6">DIV</text:span> tag. Not all ZUL components are implemented in this way. If you have any doubt, you can nest it with the <text:span text:style-name="T6">div</text:span> component as follows.</text:p>
      <text:p text:style-name="Code_20_Indent_20_2">&lt;window&gt;</text:p>
      <text:p text:style-name="Code_20_Indent_20_2"><text:tab/>&lt;div id="t" visible="false"</text:p>
      <text:p text:style-name="Code_20_Indent_20_2"><text:tab/>action="onshow: anima.slideDown(#{self}); onhide: anima.slideUp(#{self})"&gt;</text:p>
      <text:p text:style-name="Code_20_Indent_20_2"><text:tab/><text:tab/>&lt;div&gt;&lt;!-- the<text:span text:style-name="T2"> 2nd div is optional but sometimes it looks better with it --&gt;</text:span></text:p>
      <text:p text:style-name="Code_20_Indent_20_2"><text:tab/><text:tab/><text:tab/>&lt;groupbox&gt;</text:p>
      <text:p text:style-name="Code_20_Indent_20_2"><text:tab/><text:tab/><text:tab/><text:tab/>&lt;caption label="slide down"/&gt;</text:p>
      <text:p text:style-name="Code_20_Indent_20_2"><text:tab/><text:tab/><text:tab/><text:tab/>Hi &lt;textbox/&gt;</text:p>
      <text:p text:style-name="Code_20_Indent_20_2"><text:tab/><text:tab/><text:tab/>&lt;/groupbox&gt;</text:p>
      <text:p text:style-name="Code_20_Indent_20_2"><text:tab/><text:tab/><text:tab/>When? &lt;datebox/&gt;</text:p>
      <text:p text:style-name="Code_20_Indent_20_2"><text:tab/><text:tab/>&lt;/div&gt;</text:p>
      <text:p text:style-name="Code_20_Indent_20_2"><text:tab/>&lt;/div&gt;</text:p>
      <text:p text:style-name="Code_20_Indent_20_2"><text:tab/>&lt;button label="toggle" onClick="t.visible = !t.visible"/&gt;</text:p>
      <text:p text:style-name="Code_20_Indent_20_2">&lt;/window&gt;</text:p>
      <text:p text:style-name="P36">Of course, you load other libraries that do not have this limitation.</text:p>
      <table:table table:name="Table38" table:style-name="Table38">
        <table:table-column table:style-name="Table38.A"/>
        <table:table-column table:style-name="Table38.B"/>
        <table:table-header-rows>
          <table:table-row>
            <table:table-cell table:style-name="Table38.A1" office:value-type="string">
              <text:p text:style-name="Table_20_Heading">Function</text:p>
            </table:table-cell>
            <table:table-cell table:style-name="Table38.B1" office:value-type="string">
              <text:p text:style-name="Table_20_Heading">Des<text:span text:style-name="T2">cription</text:span></text:p>
            </table:table-cell>
          </table:table-row>
        </table:table-header-rows>
        <table:table-row>
          <table:table-cell table:style-name="Table38.A2" office:value-type="string">
            <text:p text:style-name="P51">ani<text:span text:style-name="T2">ma.appear(cmp)<text:line-break/>anima.appear(cmp, dur)</text:span></text:p>
          </table:table-cell>
          <table:table-cell table:style-name="Table38.B2" office:value-type="string">
            <text:p text:style-name="Table_20_Contents">Make a com<text:span text:style-name="T2">ponent visible by increasing the opacity.</text:span></text:p>
            <text:p text:style-name="P86"><text:span text:style-name="T6">cmp</text:span> – the component. Use <text:span text:style-name="T13">#{</text:span><text:span text:style-name="T12">EL-expr</text:span><text:span text:style-name="T13">}</text:span> to identify it.</text:p>
            <text:p text:style-name="P87"><text:span text:style-name="T6">dur</text:span> – the duration in milliseconds. Default: 800.</text:p>
          </table:table-cell>
        </table:table-row>
        <table:table-row>
          <table:table-cell table:style-name="Table38.A2" office:value-type="string">
            <text:p text:style-name="P51">ani<text:span text:style-name="T2">ma.slideDown(cmp)<text:line-break/>anima.slideDown(cmp, dur)</text:span></text:p>
          </table:table-cell>
          <table:table-cell table:style-name="Table38.B2" office:value-type="string">
            <text:p text:style-name="Table_20_Contents">Make a<text:span text:style-name="T2"> component visible with the slide-down effect.</text:span></text:p>
            <text:p text:style-name="P86"><text:span text:style-name="T6">cmp</text:span> – the component. Use <text:span text:style-name="T13">#{</text:span><text:span text:style-name="T12">EL-expr</text:span><text:span text:style-name="T13">}</text:span> to identify it.</text:p>
            <text:p text:style-name="P87"><text:span text:style-name="T6">dur</text:span> – the duration in milliseconds. Default: 400.</text:p>
          </table:table-cell>
        </table:table-row>
        <table:table-row>
          <table:table-cell table:style-name="Table38.A2" office:value-type="string">
            <text:p text:style-name="P51">ani<text:span text:style-name="T2">ma.slideUp(cmp)<text:line-break/>anima.slideUp(cmp, dur)</text:span></text:p>
          </table:table-cell>
          <table:table-cell table:style-name="Table38.B2" office:value-type="string">
            <text:p text:style-name="Table_20_Contents">Make a<text:span text:style-name="T2"> component invisible with the slide-up effect.</text:span></text:p>
            <text:p text:style-name="P86"><text:span text:style-name="T6">cmp</text:span> – the component. Use <text:span text:style-name="T13">#{</text:span><text:span text:style-name="T12">EL-expr</text:span><text:span text:style-name="T13">}</text:span> to identify it.</text:p>
            <text:p text:style-name="P87"><text:span text:style-name="T6">dur</text:span> – the duration in milliseconds. Default: 400.</text:p>
          </table:table-cell>
        </table:table-row>
        <table:table-row>
          <table:table-cell table:style-name="Table38.A2" office:value-type="string">
            <text:p text:style-name="P54">anima.fade(cmp)<text:line-break/>anima.fade(cmp, dur)</text:p>
          </table:table-cell>
          <table:table-cell table:style-name="Table38.B2" office:value-type="string">
            <text:p text:style-name="P50">Make a component invisible by fading it out.</text:p>
            <text:p text:style-name="P86"><text:span text:style-name="T6">cmp</text:span> – the component. Use <text:span text:style-name="T13">#{</text:span><text:span text:style-name="T12">EL-expr</text:span><text:span text:style-name="T13">}</text:span> to identify it.</text:p>
            <text:p text:style-name="P87"><text:span text:style-name="T6">dur</text:span> – the duration in milliseconds. Default: 550.</text:p>
          </table:table-cell>
        </table:table-row>
        <table:table-row>
          <table:table-cell table:style-name="Table38.A2" office:value-type="string">
            <text:p text:style-name="P51">ani<text:span text:style-name="T2">ma.puff(cmp)<text:line-break/>anima.puff(cmp, dur)</text:span></text:p>
          </table:table-cell>
          <table:table-cell table:style-name="Table38.B2" office:value-type="string">
            <text:p text:style-name="P50">Make a component invisible by puffing it out.</text:p>
            <text:p text:style-name="P86"><text:span text:style-name="T6">cmp</text:span> – the component. Use <text:span text:style-name="T13">#{</text:span><text:span text:style-name="T12">EL-expr</text:span><text:span text:style-name="T13">}</text:span> to identify it.</text:p>
            <text:p text:style-name="P87"><text:span text:style-name="T6">dur</text:span> – the duration in milliseconds. Default: 700.</text:p>
          </table:table-cell>
        </table:table-row>
        <table:table-row>
          <table:table-cell table:style-name="Table38.A2" office:value-type="string">
            <text:p text:style-name="P51">ani<text:span text:style-name="T2">ma.dropOut(cmp)<text:line-break/>anima.dropOut(cmp, dur)</text:span></text:p>
          </table:table-cell>
          <table:table-cell table:style-name="Table38.B2" office:value-type="string">
            <text:p text:style-name="P50">Make a component invisible by fading and dropping it out.</text:p>
            <text:p text:style-name="P86"><text:span text:style-name="T6">cmp</text:span> – the component. Use <text:span text:style-name="T13">#{</text:span><text:span text:style-name="T12">EL-expr</text:span><text:span text:style-name="T13">}</text:span> to identify it.</text:p>
            <text:p text:style-name="P87"><text:span text:style-name="T6">dur</text:span> – the duration in milliseconds. Default: 700.</text:p>
          </table:table-cell>
        </table:table-row>
      </table:table>
      <text:p text:style-name="Text_20_body_20_indent_20_2">For<text:span text:style-name="T2"> example,</text:span></text:p>
      <text:p text:style-name="Code_20_Indent_20_2">&lt;window title="Animation Effects"&gt;</text:p>
      <text:p text:style-name="Code_20_Indent_20_2"><text:tab/>&lt;style&gt;</text:p>
      <text:p text:style-name="Code_20_Indent_20_2"><text:tab/>.ctl{</text:p>
      <text:p text:style-name="Code_20_Indent_20_2"><text:tab/><text:tab/>border: 1px<text:tab/>outset<text:tab/>#777; background:#ddeecc;</text:p>
      <text:p text:style-name="Code_20_Indent_20_2"><text:tab/><text:tab/>margin: 2px;<text:tab/>margin-right:<text:tab/>10px;<text:tab/>padding-left: 2px; padding-right: 2px;<text:tab/></text:p>
      <text:p text:style-name="Code_20_Indent_20_2"><text:tab/>}</text:p>
      <text:p text:style-name="Code_20_Indent_20_2"><text:tab/>&lt;/style&gt;</text:p>
      <text:p text:style-name="Code_20_Indent_20_2"/>
      <text:p text:style-name="Code_20_Indent_20_2"><text:tab/>&lt;label<text:tab/>value="Slide" sclass="ctl" action="onmouseover:anima.slideDown(#{t});<text:tab/>onmouseout:anima.slideUp(#{t})"/&gt;</text:p>
      <text:p text:style-name="Code_20_Indent_20_2"><text:tab/>&lt;label<text:tab/>value="Fade" sclass="ctl" action="onmouseover:anima.appear(#{t});<text:tab/><text:tab/>onmouseout:anima.fade(#{t})"/&gt;</text:p>
      <text:p text:style-name="Code_20_Indent_20_2"><text:tab/>&lt;label<text:tab/>value="Puff" sclass="ctl" action="onmouseover:anima.appear(#{t});<text:tab/><text:tab/>onmouseout:anima.puff(#{t})"/&gt;</text:p>
      <text:p text:style-name="Code_20_Indent_20_2"><text:tab/>&lt;label<text:tab/>value="Drop Out"<text:tab/>sclass="ctl" action="onmouseover:<text:tab/><text:tab/><text:tab/><text:tab/>anima.appear(#{t});onmouseout:anima.dropOut(#{t})"/&gt;</text:p>
      <text:p text:style-name="Code_20_Indent_20_2"/>
      <text:p text:style-name="Code_20_Indent_20_2"><text:tab/>&lt;div id="t"<text:tab/>visible="false"&gt;</text:p>
      <text:p text:style-name="Code_20_Indent_20_2"><text:tab/><text:tab/>&lt;div&gt;</text:p>
      <text:p text:style-name="Code_20_Indent_20_2"><text:tab/><text:tab/>&lt;groupbox&gt;</text:p>
      <text:p text:style-name="Code_20_Indent_20_2"><text:tab/><text:tab/><text:tab/>&lt;caption<text:tab/>label="Dynamic Content"/&gt;</text:p>
      <text:p text:style-name="Code_20_Indent_20_2"><text:tab/><text:tab/><text:tab/>Content to show and hide dynamically.</text:p>
      <text:p text:style-name="Code_20_Indent_20_2"><text:tab/><text:tab/><text:tab/>&lt;datebox/&gt;</text:p>
      <text:p text:style-name="Code_20_Indent_20_2"><text:tab/><text:tab/>&lt;/groupbox&gt;</text:p>
      <text:p text:style-name="Code_20_Indent_20_2"><text:tab/><text:tab/>Description<text:tab/>&lt;textbox/&gt;</text:p>
      <text:p text:style-name="Code_20_Indent_20_2"><text:tab/><text:tab/>&lt;/div&gt;</text:p>
      <text:p text:style-name="Code_20_Indent_20_2"><text:tab/>&lt;/div&gt;</text:p>
      <text:p text:style-name="Code_20_Indent_20_2">&lt;/window&gt;</text:p>
      <text:h text:style-name="Heading_20_2" text:outline-level="2">Events</text:h>
      <text:p text:style-name="Text_20_body">Notice that whether an event is supported depends on a component. In addition, an event is sent after the component's content is updated.</text:p>
      <text:h text:style-name="Heading_20_3" text:outline-level="3">Mouse Events</text:h>
      <table:table table:name="Table9" table:style-name="Table9">
        <table:table-column table:style-name="Table9.A"/>
        <table:table-column table:style-name="Table9.B"/>
        <table:table-header-rows>
          <table:table-row table:style-name="Table9.1">
            <table:table-cell table:style-name="Table9.A1" office:value-type="string">
              <text:p text:style-name="Table_20_Heading">Event Name</text:p>
            </table:table-cell>
            <table:table-cell table:style-name="Table9.B1" office:value-type="string">
              <text:p text:style-name="Table_20_Heading">Components/Description</text:p>
            </table:table-cell>
          </table:table-row>
        </table:table-header-rows>
        <table:table-row table:style-name="Table9.1">
          <table:table-cell table:style-name="Table9.A2" office:value-type="string">
            <text:p text:style-name="P51">onClick</text:p>
          </table:table-cell>
          <table:table-cell table:style-name="Table9.B2" office:value-type="string">
            <text:p text:style-name="P51">button caption column div groupbox image imagemap label listcell listfooter listheader menuitem tab tabpanel toolbar toolbarbutton treecell treecol window </text:p>
            <text:p text:style-name="P51"><text:span text:style-name="T3">Event:</text:span> org.zkoss.zk.ui.event.MouseEvent</text:p>
            <text:p text:style-name="P51">Denotes user has clicked the component.</text:p>
          </table:table-cell>
        </table:table-row>
        <table:table-row table:style-name="Table9.1">
          <table:table-cell table:style-name="Table9.A2" office:value-type="string">
            <text:p text:style-name="P51">onRightClick</text:p>
          </table:table-cell>
          <table:table-cell table:style-name="Table9.B2" office:value-type="string">
            <text:p text:style-name="P51">button caption checkbox column div groupbox image imagemap label listcell listfooter listheader listitem radio slider tab tabbox tabpanel toolbar toolbarbutton treecell treecol treeitem window </text:p>
            <text:p text:style-name="P51"><text:span text:style-name="T3">Event:</text:span> org.zkoss.zk.ui.event.MouseEvent</text:p>
            <text:p text:style-name="P51">Denotes user has right-clicked the component.</text:p>
          </table:table-cell>
        </table:table-row>
        <table:table-row table:style-name="Table9.1">
          <table:table-cell table:style-name="Table9.A2" office:value-type="string">
            <text:p text:style-name="P51">onDoubleClick</text:p>
          </table:table-cell>
          <table:table-cell table:style-name="Table9.B2" office:value-type="string">
            <text:p text:style-name="P51">button caption checkbox col<text:span text:style-name="T2">umn div groupbox image label listcell listfooter listheader listitem tab tabpanel toolbar treecell treecol treerow window </text:span></text:p>
            <text:p text:style-name="P51"><text:span text:style-name="T3">Event:</text:span> org.zkoss.zk.ui.event.MouseEvent</text:p>
            <text:p text:style-name="P51">Denotes user has double-clicked the component.</text:p>
          </table:table-cell>
        </table:table-row>
      </table:table>
      <text:h text:style-name="Heading_20_3" text:outline-level="3">Keystroke Events</text:h>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Table_20_Heading">Event Name</text:p>
            </table:table-cell>
            <table:table-cell table:style-name="Table10.A1" office:value-type="string">
              <text:p text:style-name="Table_20_Heading">Components</text:p>
            </table:table-cell>
            <table:table-cell table:style-name="Table10.C1" office:value-type="string">
              <text:p text:style-name="Table_20_Heading">Description</text:p>
            </table:table-cell>
          </table:table-row>
        </table:table-header-rows>
        <table:table-row table:style-name="Table10.1">
          <table:table-cell table:style-name="Table10.A2" office:value-type="string">
            <text:p text:style-name="P51">onOK</text:p>
          </table:table-cell>
          <table:table-cell table:style-name="Table10.A2" office:value-type="string">
            <text:p text:style-name="P51">window</text:p>
          </table:table-cell>
          <table:table-cell table:style-name="Table10.C2" office:value-type="string">
            <text:p text:style-name="Table_20_Contents">Event: <text:span text:style-name="T6">org.zkoss.zk.ui.event.KeyEvent</text:span></text:p>
            <text:p text:style-name="Table_20_Contents">Denotes user has pressed the <text:span text:style-name="T6">ENTER</text:span> key.</text:p>
          </table:table-cell>
        </table:table-row>
        <table:table-row table:style-name="Table10.1">
          <table:table-cell table:style-name="Table10.A2" office:value-type="string">
            <text:p text:style-name="P51">onCancel</text:p>
          </table:table-cell>
          <table:table-cell table:style-name="Table10.A2" office:value-type="string">
            <text:p text:style-name="P51">window</text:p>
          </table:table-cell>
          <table:table-cell table:style-name="Table10.C2" office:value-type="string">
            <text:p text:style-name="Table_20_Contents">Event: <text:span text:style-name="T6">org.zkoss.zk.ui.event.KeyEvent</text:span></text:p>
            <text:p text:style-name="Table_20_Contents">Denotes user has pressed the <text:span text:style-name="T6">ESC</text:span> key.</text:p>
          </table:table-cell>
        </table:table-row>
        <table:table-row table:style-name="Table10.1">
          <table:table-cell table:style-name="Table10.A2" office:value-type="string">
            <text:p text:style-name="P51">onCtrlKey</text:p>
          </table:table-cell>
          <table:table-cell table:style-name="Table10.A2" office:value-type="string">
            <text:p text:style-name="P51">window</text:p>
          </table:table-cell>
          <table:table-cell table:style-name="Table10.C2" office:value-type="string">
            <text:p text:style-name="Table_20_Contents">Event: <text:span text:style-name="T6">org.zkoss.zk.ui.event.KeyEvent</text:span></text:p>
            <text:p text:style-name="Table_20_Contents">Denotes user has pressed a special key, such as PgUp, Home and a key combined with the <text:span text:style-name="T6">Ctrl</text:span> or <text:span text:style-name="T6">Alt</text:span> key. Ref<text:span text:style-name="T2">er to the </text:span><text:span text:style-name="T9">ctrlKeys</text:span><text:span text:style-name="T4"> Property</text:span><text:span text:style-name="T2"> section below for details.</text:span></text:p>
          </table:table-cell>
        </table:table-row>
      </table:table>
      <text:p text:style-name="Text_20_body_20_indent">The keystroke events are sent to the nearest window that has registered an event listener for the specified events. It is designed to implement the submit, cancel and shortcut functions.</text:p>
      <text:p text:style-name="Text_20_body_20_indent">As illustrated below, <text:span text:style-name="T6">doA()</text:span> is invoked if user pressed <text:span text:style-name="T6">ENTER</text:span> when <text:span text:style-name="T6">T1</text:span> got the focus, and <text:span text:style-name="T6">doB()</text:span> is invoked if user pressed <text:span text:style-name="T6">ENTER</text:span> when <text:span text:style-name="T6">T2</text:span> got the focus.</text:p>
      <text:p text:style-name="Code_20_Indent">&lt;window id="A" onOK="doA()"&gt;</text:p>
      <text:p text:style-name="Code_20_Indent"><text:tab/>&lt;window id="B" onOK="doB()"&gt;</text:p>
      <text:p text:style-name="Code_20_Indent"><text:tab/><text:tab/>&lt;textbox id="T1"/&gt;</text:p>
      <text:p text:style-name="Code_20_Indent"><text:tab/>&lt;/window&gt;</text:p>
      <text:p text:style-name="Code_20_Indent"><text:tab/>&lt;textbox id="T2"/&gt;</text:p>
      <text:p text:style-name="Code_20_Indent">&lt;/window</text:p>
      <text:p text:style-name="Text_20_body_20_indent">Notice that<text:span text:style-name="T2"> a window doesn't receive the keystroke events that are sent for the inner window, unless you post them manually. In the above example, the event won't be sent to window A, if </text:span><text:span text:style-name="T7">T1</text:span><text:span text:style-name="T2"> got the focus, no matter whether the onOK handler is declared for window B or not.</text:span></text:p>
      <text:h text:style-name="Heading_20_4" text:outline-level="4">The<text:span text:style-name="T2"> </text:span><text:span text:style-name="T7">ctrlKeys</text:span><text:span text:style-name="T2"> Property</text:span></text:h>
      <text:p text:style-name="P36">To receive the <text:span text:style-name="T6">onCtrlKey</text:span> event, you must specify what key strokes to intercept by the <text:span text:style-name="T6">ctrlKeys</text:span> property. In other words, only key strokes specified in the <text:span text:style-name="T6">ctrlKeys</text:span> property is sent back to the server. For example, the onCtrlKey event is sent if a user clicks <text:span text:style-name="T6">Alt+C</text:span>, <text:span text:style-name="T6">Ctrl+A</text:span>, <text:span text:style-name="T6">F10</text:span>, or <text:span text:style-name="T6">Ctrl+F3</text:span>.</text:p>
      <text:p text:style-name="Code_20_Indent_20_2">&lt;window ctrlKeys="@c^a#10^#3"&gt;</text:p>
      <text:p text:style-name="Code_20_Indent_20_2">...</text:p>
      <text:p text:style-name="Text_20_body_20_indent_20_2">The<text:span text:style-name="T2"> following is the syntax of th </text:span><text:span text:style-name="T7">ctrlKeys</text:span><text:span text:style-name="T2"> property.</text:span></text:p>
      <table:table table:name="Table28" table:style-name="Table28">
        <table:table-column table:style-name="Table28.A"/>
        <table:table-column table:style-name="Table28.B"/>
        <table:table-row table:style-name="Table28.1">
          <table:table-cell table:style-name="Table28.A1" office:value-type="string">
            <text:p text:style-name="Table_20_Heading">Key</text:p>
          </table:table-cell>
          <table:table-cell table:style-name="Table28.B1" office:value-type="string">
            <text:p text:style-name="Table_20_Heading">Des<text:span text:style-name="T2">cription</text:span></text:p>
          </table:table-cell>
        </table:table-row>
        <table:table-row table:style-name="Table28.1">
          <table:table-cell table:style-name="Table28.A2" office:value-type="string">
            <text:p text:style-name="P52">^k</text:p>
          </table:table-cell>
          <table:table-cell table:style-name="Table28.B2" office:value-type="string">
            <text:p text:style-name="Table_20_Contents">A con<text:span text:style-name="T2">trol key, i.e., </text:span><text:span text:style-name="T7">Ctrl+k</text:span><text:span text:style-name="T2">, where </text:span><text:span text:style-name="T7">k</text:span><text:span text:style-name="T2"> could be a~z, 0~9, #n and ~n.</text:span></text:p>
          </table:table-cell>
        </table:table-row>
        <table:table-row table:style-name="Table28.1">
          <table:table-cell table:style-name="Table28.A2" office:value-type="string">
            <text:p text:style-name="P52">@k</text:p>
          </table:table-cell>
          <table:table-cell table:style-name="Table28.B2" office:value-type="string">
            <text:p text:style-name="Table_20_Contents">A alt<text:span text:style-name="T2"> key, i.e., </text:span><text:span text:style-name="T7">Alt+k</text:span><text:span text:style-name="T2">, where <text:s/></text:span><text:span text:style-name="T7">k</text:span><text:span text:style-name="T2"> could be a~z, 0~9, #n and ~n.</text:span></text:p>
          </table:table-cell>
        </table:table-row>
        <table:table-row table:style-name="Table28.1">
          <table:table-cell table:style-name="Table28.A2" office:value-type="string">
            <text:p text:style-name="P52">$k</text:p>
          </table:table-cell>
          <table:table-cell table:style-name="Table28.B2" office:value-type="string">
            <text:p text:style-name="Table_20_Contents">A shift key, i.e., <text:span text:style-name="T6">Shift+k</text:span>, where <text:span text:style-name="T2"><text:s/></text:span><text:span text:style-name="T7">k</text:span><text:span text:style-name="T2"> could be #n and ~n.</text:span></text:p>
          </table:table-cell>
        </table:table-row>
        <table:table-row table:style-name="Table28.1">
          <table:table-cell table:style-name="Table28.A2" office:value-type="string">
            <text:p text:style-name="P52">#n</text:p>
          </table:table-cell>
          <table:table-cell table:style-name="Table28.B2" office:value-type="string">
            <text:p text:style-name="P88">A spe<text:span text:style-name="T2">cial key as follows.</text:span></text:p>
            <table:table table:name="Table33" table:style-name="Table33">
              <table:table-column table:style-name="Table33.A" table:number-columns-repeated="5"/>
              <table:table-column table:style-name="Table33.F"/>
              <table:table-row>
                <table:table-cell table:style-name="Table33.A1" office:value-type="string">
                  <text:p text:style-name="P55">#home</text:p>
                </table:table-cell>
                <table:table-cell table:style-name="Table33.B1" office:value-type="string">
                  <text:p text:style-name="P55">Home</text:p>
                </table:table-cell>
                <table:table-cell table:style-name="Table33.A1" office:value-type="string">
                  <text:p text:style-name="P55">#end</text:p>
                </table:table-cell>
                <table:table-cell table:style-name="Table33.B1" office:value-type="string">
                  <text:p text:style-name="P55">End</text:p>
                </table:table-cell>
                <table:table-cell table:style-name="Table33.A1" office:value-type="string">
                  <text:p text:style-name="P55">#ins</text:p>
                </table:table-cell>
                <table:table-cell table:style-name="Table33.F1" office:value-type="string">
                  <text:p text:style-name="P55">Ins<text:span text:style-name="T2">ert</text:span></text:p>
                </table:table-cell>
              </table:table-row>
              <table:table-row>
                <table:table-cell table:style-name="Table33.A2" office:value-type="string">
                  <text:p text:style-name="P55">#del</text:p>
                </table:table-cell>
                <table:table-cell table:style-name="Table33.B2" office:value-type="string">
                  <text:p text:style-name="P55">Del<text:span text:style-name="T2">ete</text:span></text:p>
                </table:table-cell>
                <table:table-cell table:style-name="Table33.A2" office:value-type="string">
                  <text:p text:style-name="P55">#left</text:p>
                </table:table-cell>
                <table:table-cell table:style-name="Table33.B2" office:value-type="string">
                  <text:p text:style-name="P56">←</text:p>
                </table:table-cell>
                <table:table-cell table:style-name="Table33.A2" office:value-type="string">
                  <text:p text:style-name="P55">#right</text:p>
                </table:table-cell>
                <table:table-cell table:style-name="Table33.F2" office:value-type="string">
                  <text:p text:style-name="P56">→</text:p>
                </table:table-cell>
              </table:table-row>
              <table:table-row>
                <table:table-cell table:style-name="Table33.A2" office:value-type="string">
                  <text:p text:style-name="P55">#up</text:p>
                </table:table-cell>
                <table:table-cell table:style-name="Table33.B2" office:value-type="string">
                  <text:p text:style-name="P56">↑</text:p>
                </table:table-cell>
                <table:table-cell table:style-name="Table33.A2" office:value-type="string">
                  <text:p text:style-name="P55">#down</text:p>
                </table:table-cell>
                <table:table-cell table:style-name="Table33.B2" office:value-type="string">
                  <text:p text:style-name="P56">↓</text:p>
                </table:table-cell>
                <table:table-cell table:style-name="Table33.A2" office:value-type="string">
                  <text:p text:style-name="P55">#pgup</text:p>
                </table:table-cell>
                <table:table-cell table:style-name="Table33.F2" office:value-type="string">
                  <text:p text:style-name="P55">PgUp</text:p>
                </table:table-cell>
              </table:table-row>
              <table:table-row>
                <table:table-cell table:style-name="Table33.A2" office:value-type="string">
                  <text:p text:style-name="P55">#pgdn</text:p>
                </table:table-cell>
                <table:table-cell table:style-name="Table33.B2" office:value-type="string">
                  <text:p text:style-name="P56">PgDn</text:p>
                </table:table-cell>
                <table:table-cell table:style-name="Table33.A2" office:value-type="string">
                  <text:p text:style-name="P55"/>
                </table:table-cell>
                <table:table-cell table:style-name="Table33.B2" office:value-type="string">
                  <text:p text:style-name="P56"/>
                </table:table-cell>
                <table:table-cell table:style-name="Table33.A2" office:value-type="string">
                  <text:p text:style-name="P55"/>
                </table:table-cell>
                <table:table-cell table:style-name="Table33.F2" office:value-type="string">
                  <text:p text:style-name="P55"/>
                </table:table-cell>
              </table:table-row>
              <table:table-row>
                <table:table-cell table:style-name="Table33.A2" office:value-type="string">
                  <text:p text:style-name="P55">#f<text:span text:style-name="T27">n</text:span></text:p>
                </table:table-cell>
                <table:table-cell table:style-name="Table33.F2" table:number-columns-spanned="5" office:value-type="string">
                  <text:p text:style-name="P57"><text:span text:style-name="T19">A function key. </text:span>#f1, #f2<text:span text:style-name="T19">, ... </text:span>#f12<text:span text:style-name="T19"> for </text:span>F1<text:span text:style-name="T19">, </text:span>F2<text:span text:style-name="T19">,... </text:span>F12<text:span text:style-name="T19">.</text:span></text:p>
                </table:table-cell>
                <table:covered-table-cell/>
                <table:covered-table-cell/>
                <table:covered-table-cell/>
                <table:covered-table-cell/>
              </table:table-row>
            </table:table>
            <text:p text:style-name="P89"/>
          </table:table-cell>
        </table:table-row>
      </table:table>
      <text:h text:style-name="Heading_20_3" text:outline-level="3">Input Events</text:h>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Table_20_Heading">Event Name</text:p>
            </table:table-cell>
            <table:table-cell table:style-name="Table11.A1" office:value-type="string">
              <text:p text:style-name="Table_20_Heading">Components</text:p>
            </table:table-cell>
            <table:table-cell table:style-name="Table11.C1" office:value-type="string">
              <text:p text:style-name="Table_20_Heading">Description</text:p>
            </table:table-cell>
          </table:table-row>
        </table:table-header-rows>
        <table:table-row table:style-name="Table11.1">
          <table:table-cell table:style-name="Table11.A2" office:value-type="string">
            <text:p text:style-name="P51">onChange</text:p>
          </table:table-cell>
          <table:table-cell table:style-name="Table11.A2" office:value-type="string">
            <text:p text:style-name="P51">textbox datebox decimalbox<text:line-break/>doublebox intbox com<text:span text:style-name="T2">bobox bandbox</text:span></text:p>
          </table:table-cell>
          <table:table-cell table:style-name="Table11.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1.1">
          <table:table-cell table:style-name="Table11.A2" office:value-type="string">
            <text:p text:style-name="P51">onChanging</text:p>
          </table:table-cell>
          <table:table-cell table:style-name="Table11.A2" office:value-type="string">
            <text:p text:style-name="P51">textbox datebox decimalbox<text:line-break/>doublebox<text:line-break/>intbox com<text:span text:style-name="T2">bobox bandbox</text:span></text:p>
          </table:table-cell>
          <table:table-cell table:style-name="Table11.C3" office:value-type="string">
            <text:p text:style-name="Table_20_Contents">Event: <text:span text:style-name="T6">org.zkoss.zk.ui.event.InputEvent</text:span></text:p>
            <text:p text:style-name="Table_20_Contents">Denotes that user is changing the content of an input component. Notice that the component's content (at the server) won't be changed until <text:span text:style-name="T6">onChange</text:span> is received. Thus, you have to invoke the <text:span text:style-name="T6">getValue</text:span> method in the <text:span text:style-name="T6">InputEvent</text:span> class to retrieve the temporary value.</text:p>
          </table:table-cell>
        </table:table-row>
        <table:table-row table:style-name="Table11.1">
          <table:table-cell table:style-name="Table11.A2" office:value-type="string">
            <text:p text:style-name="P51">onSelection</text:p>
          </table:table-cell>
          <table:table-cell table:style-name="Table11.A2" office:value-type="string">
            <text:p text:style-name="P51">textbox datebox decimalbox doublebox intbox com<text:span text:style-name="T2">bobox bandbox</text:span></text:p>
          </table:table-cell>
          <table:table-cell table:style-name="Table11.C3" office:value-type="string">
            <text:p text:style-name="Table_20_Contents">Eve<text:span text:style-name="T2">nt: </text:span><text:span text:style-name="T7">org.zkoss.zk.ui.event.SelectionEvent</text:span></text:p>
            <text:p text:style-name="P50">Denotes that user is selecting a portion of the text of an input component. You can retrieve the start and end position of the selected text by use of the <text:span text:style-name="T6">getStart</text:span> and <text:span text:style-name="T6">getEnd</text:span> methods.</text:p>
          </table:table-cell>
        </table:table-row>
        <table:table-row table:style-name="Table11.1">
          <table:table-cell table:style-name="Table11.A2" office:value-type="string">
            <text:p text:style-name="P51">onFocus</text:p>
          </table:table-cell>
          <table:table-cell table:style-name="Table11.A2" office:value-type="string">
            <text:p text:style-name="P51">textbox datebox decimalbox doublebox intbox com<text:span text:style-name="T2">bobox bandbox<text:line-break/>button toolbarbutton checkbox<text:line-break/>radio</text:span></text:p>
          </table:table-cell>
          <table:table-cell table:style-name="Table11.C3" office:value-type="string">
            <text:p text:style-name="Table_20_Contents">Eve<text:span text:style-name="T2">nt: </text:span><text:span text:style-name="T7">org.zkoss.zk.ui.event.Event</text:span></text:p>
            <text:p text:style-name="P50">Denotes when a component gets the focus.</text:p>
            <text:p text:style-name="P50">Remember event listeners execute at the server, so the focus at the client might be changed when the event listener for <text:span text:style-name="T6">onFocus</text:span> got executed.</text:p>
          </table:table-cell>
        </table:table-row>
        <table:table-row table:style-name="Table11.1">
          <table:table-cell table:style-name="Table11.A2" office:value-type="string">
            <text:p text:style-name="P51">onBlur</text:p>
          </table:table-cell>
          <table:table-cell table:style-name="Table11.A2" office:value-type="string">
            <text:p text:style-name="P51">textbox datebox decimalbox doublebox intbox com<text:span text:style-name="T2">bobox bandbox<text:line-break/>button toolbarbutton checkbox<text:line-break/>radio</text:span></text:p>
          </table:table-cell>
          <table:table-cell table:style-name="Table11.C3" office:value-type="string">
            <text:p text:style-name="Table_20_Contents">Eve<text:span text:style-name="T2">nt: </text:span><text:span text:style-name="T7">org.zkoss.zk.ui.event.Event</text:span></text:p>
            <text:p text:style-name="P50">Denotes when a component loses the focus.</text:p>
            <text:p text:style-name="P50">Remember event listeners execute at the server, so the focus at the client might be changed when the event listener for <text:span text:style-name="T6">onBlur</text:span> got executed.</text:p>
          </table:table-cell>
        </table:table-row>
      </table:table>
      <text:h text:style-name="Heading_20_3" text:outline-level="3">List and Tree Events</text:h>
      <table:table table:name="Table12" table:style-name="Table12">
        <table:table-column table:style-name="Table12.A"/>
        <table:table-column table:style-name="Table12.B"/>
        <table:table-column table:style-name="Table12.C"/>
        <table:table-header-rows>
          <table:table-row>
            <table:table-cell table:style-name="Table12.A1" office:value-type="string">
              <text:p text:style-name="Table_20_Heading">Event Name</text:p>
            </table:table-cell>
            <table:table-cell table:style-name="Table12.A1" office:value-type="string">
              <text:p text:style-name="Table_20_Heading">Components</text:p>
            </table:table-cell>
            <table:table-cell table:style-name="Table12.C1" office:value-type="string">
              <text:p text:style-name="Table_20_Heading">Description</text:p>
            </table:table-cell>
          </table:table-row>
        </table:table-header-rows>
        <table:table-row>
          <table:table-cell table:style-name="Table12.A2" office:value-type="string">
            <text:p text:style-name="P51">onSelect</text:p>
          </table:table-cell>
          <table:table-cell table:style-name="Table12.A2" office:value-type="string">
            <text:p text:style-name="P51">listbox<text:line-break/>tabbox<text:line-break/>tab<text:line-break/>tree<text:line-break/>com<text:span text:style-name="T2">bobox</text:span></text:p>
          </table:table-cell>
          <table:table-cell table:style-name="Table12.C2" office:value-type="string">
            <text:p text:style-name="Table_20_Contents">Event: <text:span text:style-name="T6">org.zkoss.zk.ui.event.SelectEvent</text:span></text:p>
            <text:p text:style-name="Table_20_Contents">Denotes user has selected one or multiple child components. For <text:span text:style-name="T6">listbox</text:span>, it is a set of <text:span text:style-name="T6">listitem</text:span>. For tree, it is a set of <text:span text:style-name="T6">treeitem</text:span>. For <text:span text:style-name="T6">tabbox</text:span>, it is a <text:span text:style-name="T6">tab</text:span>.</text:p>
            <text:p text:style-name="Table_20_Contents">Not<text:span text:style-name="T2">e: </text:span><text:span text:style-name="T7">onSelect</text:span><text:span text:style-name="T2"> is sent to both </text:span><text:span text:style-name="T7">tab</text:span><text:span text:style-name="T2"> and </text:span><text:span text:style-name="T7">tabbox</text:span><text:span text:style-name="T2">.</text:span></text:p>
          </table:table-cell>
        </table:table-row>
        <table:table-row>
          <table:table-cell table:style-name="Table12.A2" office:value-type="string">
            <text:p text:style-name="P51">onOpen</text:p>
          </table:table-cell>
          <table:table-cell table:style-name="Table12.A2" office:value-type="string">
            <text:p text:style-name="P3">north</text:p>
            <text:p text:style-name="P3">east</text:p>
            <text:p text:style-name="P3">west</text:p>
            <text:p text:style-name="P3">south</text:p>
            <text:p text:style-name="P3">groupbox treeitem combobox bandbox<text:line-break/>menupopup<text:line-break/>window</text:p>
          </table:table-cell>
          <table:table-cell table:style-name="Table12.C2" office:value-type="string">
            <text:p text:style-name="Table_20_Contents">Event: <text:span text:style-name="T6">org.zkoss.zk.ui.event.OpenEvent</text:span></text:p>
            <text:p text:style-name="Table_20_Contents">Denotes user has opened or closed a component. Not<text:span text:style-name="T2">e: unlike </text:span><text:span text:style-name="T7">onClose</text:span><text:span text:style-name="T2">, this event is only a notification. The client sends this event after opening or closing the component.</text:span></text:p>
            <text:p text:style-name="P50">It is useful to implement <text:span text:style-name="T27">load-on-demand</text:span><text:span text:style-name="T31"> by listening to the </text:span><text:span text:style-name="T13">onOpen</text:span><text:span text:style-name="T31"> event, and creating components when the first time the component is opened.</text:span></text:p>
          </table:table-cell>
        </table:table-row>
      </table:table>
      <text:h text:style-name="Heading_20_3" text:outline-level="3">Slider and Scroll Events</text:h>
      <table:table table:name="Table13" table:style-name="Table13">
        <table:table-column table:style-name="Table13.A"/>
        <table:table-column table:style-name="Table13.B"/>
        <table:table-column table:style-name="Table13.C"/>
        <table:table-header-rows>
          <table:table-row table:style-name="Table13.1">
            <table:table-cell table:style-name="Table13.A1" office:value-type="string">
              <text:p text:style-name="Table_20_Heading">Event Name</text:p>
            </table:table-cell>
            <table:table-cell table:style-name="Table13.A1" office:value-type="string">
              <text:p text:style-name="Table_20_Heading">Components</text:p>
            </table:table-cell>
            <table:table-cell table:style-name="Table13.C1" office:value-type="string">
              <text:p text:style-name="Table_20_Heading">Description</text:p>
            </table:table-cell>
          </table:table-row>
        </table:table-header-rows>
        <table:table-row table:style-name="Table13.1">
          <table:table-cell table:style-name="Table13.A2" office:value-type="string">
            <text:p text:style-name="P51">onScroll</text:p>
          </table:table-cell>
          <table:table-cell table:style-name="Table13.A2" office:value-type="string">
            <text:p text:style-name="P51">slider</text:p>
          </table:table-cell>
          <table:table-cell table:style-name="Table13.C2" office:value-type="string">
            <text:p text:style-name="Table_20_Contents">Event: <text:span text:style-name="T6">org.zkoss.zk.ui.event.ScrollEvent</text:span></text:p>
            <text:p text:style-name="Table_20_Contents">Denotes the content of a scrollable component has been scrolled by the user.</text:p>
          </table:table-cell>
        </table:table-row>
        <table:table-row table:style-name="Table13.1">
          <table:table-cell table:style-name="Table13.A2" office:value-type="string">
            <text:p text:style-name="P51">onScrolling</text:p>
          </table:table-cell>
          <table:table-cell table:style-name="Table13.A2" office:value-type="string">
            <text:p text:style-name="P51">slider</text:p>
          </table:table-cell>
          <table:table-cell table:style-name="Table13.C2" office:value-type="string">
            <text:p text:style-name="Table_20_Contents">Event: <text:span text:style-name="T6">org.zkoss.zk.ui.event.ScrollEvent</text:span></text:p>
            <text:p text:style-name="Table_20_Contents">Denotes that user is scrolling a scrollable component. Notice that the component's content (at the server) won't be changed until <text:span text:style-name="T6">onScroll</text:span> is received. Thus, you have to invoke the <text:span text:style-name="T6">getPos</text:span> method in the <text:span text:style-name="T6">ScrollEvent</text:span> class to retrieve the temporary position.</text:p>
          </table:table-cell>
        </table:table-row>
      </table:table>
      <text:h text:style-name="Heading_20_3" text:outline-level="3">Other Events</text:h>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Table_20_Heading">Event Name</text:p>
            </table:table-cell>
            <table:table-cell table:style-name="Table14.A1" office:value-type="string">
              <text:p text:style-name="Table_20_Heading">Components</text:p>
            </table:table-cell>
            <table:table-cell table:style-name="Table14.C1" office:value-type="string">
              <text:p text:style-name="Table_20_Heading">Description</text:p>
            </table:table-cell>
          </table:table-row>
        </table:table-header-rows>
        <table:table-row>
          <table:table-cell table:style-name="Table14.A2" office:value-type="string">
            <text:p text:style-name="P51">onCreate</text:p>
          </table:table-cell>
          <table:table-cell table:style-name="Table14.A2" office:value-type="string">
            <text:p text:style-name="P59">all</text:p>
          </table:table-cell>
          <table:table-cell table:style-name="Table14.C2" office:value-type="string">
            <text:p text:style-name="Table_20_Contents">Eve<text:span text:style-name="T2">nt: </text:span><text:span text:style-name="T7">org.zkoss.ui.zk.ui.event.CreateEvent</text:span></text:p>
            <text:p text:style-name="P50">Denotes a component is created when rendering a ZUML page. Refer to the <text:span text:style-name="T22">Component Lifecycle</text:span> chapter.</text:p>
          </table:table-cell>
        </table:table-row>
        <table:table-row>
          <table:table-cell table:style-name="Table14.A2" office:value-type="string">
            <text:p text:style-name="P51">onClose</text:p>
          </table:table-cell>
          <table:table-cell table:style-name="Table14.A2" office:value-type="string">
            <text:p text:style-name="P51">window<text:line-break/>tab<text:line-break/>fileupload</text:p>
          </table:table-cell>
          <table:table-cell table:style-name="Table14.C2" office:value-type="string">
            <text:p text:style-name="Table_20_Contents">Eve<text:span text:style-name="T2">nt: </text:span><text:span text:style-name="T7">org.zkoss.ui.zk.ui.event.Event</text:span></text:p>
            <text:p text:style-name="P50">Denotes the close button is pressed by a user, and the component shall detach itself.</text:p>
          </table:table-cell>
        </table:table-row>
        <table:table-row>
          <table:table-cell table:style-name="Table14.A2" office:value-type="string">
            <text:p text:style-name="P51">onDrop</text:p>
          </table:table-cell>
          <table:table-cell table:style-name="Table14.A2" office:value-type="string">
            <text:p text:style-name="P59">all</text:p>
          </table:table-cell>
          <table:table-cell table:style-name="Table14.C2" office:value-type="string">
            <text:p text:style-name="Table_20_Contents">Eve<text:span text:style-name="T2">nt: </text:span><text:span text:style-name="T7">org.zkoss.ui.zk.ui.event.DropEvent</text:span></text:p>
            <text:p text:style-name="P50">Denotes another component is dropped to the component that receives this event. Refer to the <text:span text:style-name="T23">Drag and Drop</text:span> section.</text:p>
          </table:table-cell>
        </table:table-row>
        <table:table-row>
          <table:table-cell table:style-name="Table14.A2" office:value-type="string">
            <text:p text:style-name="P51">onCheck</text:p>
          </table:table-cell>
          <table:table-cell table:style-name="Table14.A2" office:value-type="string">
            <text:p text:style-name="P51">checkbox<text:line-break/>radio radiogroup</text:p>
          </table:table-cell>
          <table:table-cell table:style-name="Table14.C2" office:value-type="string">
            <text:p text:style-name="Table_20_Contents">Event: <text:span text:style-name="T6">org.zkoss.zk.ui.event.CheckEvent</text:span></text:p>
            <text:p text:style-name="Table_20_Contents">Denotes the state of a component has been changed by the user.</text:p>
            <text:p text:style-name="Table_20_Contents">Not<text:span text:style-name="T2">e: </text:span><text:span text:style-name="T7">onCheck</text:span><text:span text:style-name="T2"> is sent to both </text:span><text:span text:style-name="T7">radio</text:span><text:span text:style-name="T2"> and </text:span><text:span text:style-name="T7">radiogroup</text:span><text:span text:style-name="T2">.</text:span></text:p>
          </table:table-cell>
        </table:table-row>
        <table:table-row>
          <table:table-cell table:style-name="Table14.A2" office:value-type="string">
            <text:p text:style-name="P51">onMove</text:p>
          </table:table-cell>
          <table:table-cell table:style-name="Table14.A2" office:value-type="string">
            <text:p text:style-name="P58">window</text:p>
          </table:table-cell>
          <table:table-cell table:style-name="Table14.C2" office:value-type="string">
            <text:p text:style-name="Table_20_Contents">Event: <text:span text:style-name="T6">org.zkoss.zk.ui.event.MoveEvent</text:span></text:p>
            <text:p text:style-name="Table_20_Contents">Denotes a component has been moved by the user.</text:p>
          </table:table-cell>
        </table:table-row>
        <table:table-row>
          <table:table-cell table:style-name="Table14.A2" office:value-type="string">
            <text:p text:style-name="P51">onSize</text:p>
          </table:table-cell>
          <table:table-cell table:style-name="Table14.A2" office:value-type="string">
            <text:p text:style-name="P58">window</text:p>
          </table:table-cell>
          <table:table-cell table:style-name="Table14.C2" office:value-type="string">
            <text:p text:style-name="Table_20_Contents">Event: <text:span text:style-name="T6">org.zkoss.zk.ui.event.SizeEvent</text:span></text:p>
            <text:p text:style-name="Table_20_Contents">Denotes a component has been resized by the user.</text:p>
          </table:table-cell>
        </table:table-row>
        <table:table-row>
          <table:table-cell table:style-name="Table14.A2" office:value-type="string">
            <text:p text:style-name="P51">onZIndex</text:p>
          </table:table-cell>
          <table:table-cell table:style-name="Table14.A2" office:value-type="string">
            <text:p text:style-name="P58">window</text:p>
          </table:table-cell>
          <table:table-cell table:style-name="Table14.C2" office:value-type="string">
            <text:p text:style-name="Table_20_Contents">Eve<text:span text:style-name="T2">nt: </text:span><text:span text:style-name="T7">org.zkoss.zk.ui.event.ZIndexEvent</text:span></text:p>
            <text:p text:style-name="P50">Denotes the z-index of a component has been changed by the user.</text:p>
          </table:table-cell>
        </table:table-row>
        <table:table-row>
          <table:table-cell table:style-name="Table14.A2" office:value-type="string">
            <text:p text:style-name="P51">onTimer</text:p>
          </table:table-cell>
          <table:table-cell table:style-name="Table14.A2" office:value-type="string">
            <text:p text:style-name="P51">timer</text:p>
          </table:table-cell>
          <table:table-cell table:style-name="Table14.C2" office:value-type="string">
            <text:p text:style-name="Table_20_Contents">Event: <text:span text:style-name="T6">org.zkoss.zk.ui.event.Event</text:span></text:p>
            <text:p text:style-name="Table_20_Contents">Denotes the timer you specified has triggered an event. To know which timer, invoke the <text:span text:style-name="T6">getTarget</text:span> method in the <text:span text:style-name="T6">Event</text:span> class.</text:p>
          </table:table-cell>
        </table:table-row>
        <table:table-row>
          <table:table-cell table:style-name="Table14.A2" office:value-type="string">
            <text:p text:style-name="P51">onNotify</text:p>
          </table:table-cell>
          <table:table-cell table:style-name="Table14.A2" office:value-type="string">
            <text:p text:style-name="P63">any</text:p>
          </table:table-cell>
          <table:table-cell table:style-name="Table14.C2" office:value-type="string">
            <text:p text:style-name="Table_20_Contents">Event: <text:span text:style-name="T6">org.zkoss.zk.ui.event.Event</text:span></text:p>
            <text:p text:style-name="Table_20_Contents">Denotes a application-dependent<text:span text:style-name="T2"> event. Its meaning depends on applications. Currently, no component will send this event.</text:span></text:p>
          </table:table-cell>
        </table:table-row>
        <table:table-row>
          <table:table-cell table:style-name="Table14.A2" office:value-type="string">
            <text:p text:style-name="P51">onClientInfo</text:p>
          </table:table-cell>
          <table:table-cell table:style-name="Table14.A2" office:value-type="string">
            <text:p text:style-name="P63">root</text:p>
          </table:table-cell>
          <table:table-cell table:style-name="Table14.C2" office:value-type="string">
            <text:p text:style-name="Table_20_Contents">Eve<text:span text:style-name="T2">nt: </text:span><text:span text:style-name="T7">org.zkoss.zk.ui.event.ClientInfoEvent</text:span></text:p>
            <text:p text:style-name="P50">Notifies a root component about the client's information, such as time zone and resolutions.</text:p>
          </table:table-cell>
        </table:table-row>
        <table:table-row>
          <table:table-cell table:style-name="Table14.A2" office:value-type="string">
            <text:p text:style-name="P51">onPiggyback</text:p>
          </table:table-cell>
          <table:table-cell table:style-name="Table14.A2" office:value-type="string">
            <text:p text:style-name="P63">root</text:p>
          </table:table-cell>
          <table:table-cell table:style-name="Table14.C2" office:value-type="string">
            <text:p text:style-name="Table_20_Contents">Eve<text:span text:style-name="T2">nt: </text:span><text:span text:style-name="T7">org.zkoss.zk.ui.event.Event</text:span></text:p>
            <text:p text:style-name="P50">Notifies a root component that the client has sent a request to the server. It is usually used to piggyback non-emergent UI updates to the client.</text:p>
          </table:table-cell>
        </table:table-row>
        <table:table-row>
          <table:table-cell table:style-name="Table14.A2" office:value-type="string">
            <text:p text:style-name="P51">onBookmarkChanged</text:p>
          </table:table-cell>
          <table:table-cell table:style-name="Table14.A2" office:value-type="string">
            <text:p text:style-name="P63">root</text:p>
          </table:table-cell>
          <table:table-cell table:style-name="Table14.C2" office:value-type="string">
            <text:p text:style-name="Table_20_Contents">Eve<text:span text:style-name="T2">nt: </text:span><text:span text:style-name="T7">org.zkoss.zk.ui.event.BookmarkEvent</text:span></text:p>
            <text:p text:style-name="P50">Notifies that the user pressed BACK, FORWARD or others that causes the bookmark changed.</text:p>
          </table:table-cell>
        </table:table-row>
        <table:table-row>
          <table:table-cell table:style-name="Table14.A2" office:value-type="string">
            <text:p text:style-name="P51">onColSize</text:p>
          </table:table-cell>
          <table:table-cell table:style-name="Table14.A2" office:value-type="string">
            <text:p text:style-name="P58">columns listhead treecols</text:p>
          </table:table-cell>
          <table:table-cell table:style-name="Table14.C2" office:value-type="string">
            <text:p text:style-name="Table_20_Contents">Eve<text:span text:style-name="T2">nt: </text:span><text:span text:style-name="T7">org.zkoss.zul.event.ColSizeEvent</text:span></text:p>
            <text:p text:style-name="P50">Notifies the parent of a group of headers that the widths of two of its children are changed by the user.</text:p>
          </table:table-cell>
        </table:table-row>
        <table:table-row>
          <table:table-cell table:style-name="Table14.A2" office:value-type="string">
            <text:p text:style-name="P51">onPaging</text:p>
          </table:table-cell>
          <table:table-cell table:style-name="Table14.A2" office:value-type="string">
            <text:p text:style-name="P58">grid<text:line-break/>listbox<text:line-break/>paging</text:p>
          </table:table-cell>
          <table:table-cell table:style-name="Table14.C2" office:value-type="string">
            <text:p text:style-name="Table_20_Contents">Eve<text:span text:style-name="T2">nt: </text:span><text:span text:style-name="T7">org.zkoss.zul.event.PagingEvent</text:span></text:p>
            <text:p text:style-name="P50">Notifies one of the pages of a multi-page component is selected by the user.</text:p>
          </table:table-cell>
        </table:table-row>
        <table:table-row>
          <table:table-cell table:style-name="Table14.A2" office:value-type="string">
            <text:p text:style-name="P51">onUpload</text:p>
          </table:table-cell>
          <table:table-cell table:style-name="Table14.A2" office:value-type="string">
            <text:p text:style-name="P58">fileupload</text:p>
          </table:table-cell>
          <table:table-cell table:style-name="Table14.C2" office:value-type="string">
            <text:p text:style-name="Table_20_Contents">Eve<text:span text:style-name="T2">nt: </text:span><text:span text:style-name="T7">org.zkoss.zul.event.UploadEvent</text:span></text:p>
            <text:p text:style-name="P50">Notifies that file(s) is uploaded, and the application can retrieve the uploaded files(s) by use of the <text:span text:style-name="T6">getMedia</text:span> or <text:span text:style-name="T6">getMedias</text:span> methods.</text:p>
          </table:table-cell>
        </table:table-row>
      </table:table>
      <text:h text:style-name="Heading_20_4" text:outline-level="4">The Event Flow of radio and radiogroup</text:h>
      <text:p text:style-name="Text_20_body_20_indent_20_2">For developer's convenience, the <text:span text:style-name="T6">onCheck</text:span> event is sent to <text:span text:style-name="T6">raido</text:span> first and then to <text:span text:style-name="T6">radiogroup</text:span><text:span text:style-name="T6"><text:note text:id="ftn50" text:note-class="footnote"><text:note-citation>50</text:note-citation><text:note-body><text:p text:style-name="Footnote">The internal implementation is done by adding a listener when a <text:span text:style-name="T6">radio</text:span> is added to a <text:span text:style-name="T6">radiogroup</text:span>.</text:p></text:note-body></text:note></text:span>. Thu<text:span text:style-name="T2">s, you could add listener either to the radio group or to each radio button.</text:span></text:p>
      <text:p text:style-name="Code_20_Indent_20_2">&lt;radiogroup onCheck="fruit.value = self.selectedItem.label"&gt;</text:p>
      <text:p text:style-name="Code_20_Indent_20_2"><text:tab/>&lt;radio label="Apple"/&gt;</text:p>
      <text:p text:style-name="Code_20_Indent_20_2"><text:tab/>&lt;radio label="Orange"/&gt;</text:p>
      <text:p text:style-name="Code_20_Indent_20_2">&lt;/radiogroup&gt;</text:p>
      <text:p text:style-name="Code_20_Indent_20_2">You have selected : &lt;label id="fruit"/&gt;</text:p>
      <text:p text:style-name="Text_20_body_20_indent_20_2">The above sample has the same effect as follows.</text:p>
      <text:p text:style-name="Code_20_Indent_20_2">&lt;radiogroup&gt;</text:p>
      <text:p text:style-name="Code_20_Indent_20_2"><text:tab/>&lt;radio label="Apple" onCheck="fruit.value = self.label"/&gt;</text:p>
      <text:p text:style-name="Code_20_Indent_20_2"><text:tab/>&lt;radio label="Orange" onCheck="fruit.value = self.label"/&gt;</text:p>
      <text:p text:style-name="Code_20_Indent_20_2">&lt;/radiogroup&gt;</text:p>
      <text:p text:style-name="Code_20_Indent_20_2">You have selected : &lt;label id="fruit"/&gt;</text:p>
      <text:h text:style-name="Heading_20_1" text:outline-level="1">8. ZUML with the XHTML Com<text:span text:style-name="T2">ponent Set</text:span></text:h>
      <text:p text:style-name="Text_20_body">This chapter describes the set of XHTML components.</text:p>
      <text:h text:style-name="Heading_20_2" text:outline-level="2">The<text:span text:style-name="T2"> Goal</text:span></text:h>
      <text:p text:style-name="P30">The introduction of the XHTML component set is aimed to make it easy to port existent Web pages to ZUML. The ultima goal is that all valid XHTML pages are valid ZUML pages. All Servlets handling the submitted form work as usual.</text:p>
      <text:p text:style-name="P30">Therefore, existent XHTML pages could share the most powerful advantage that ZUML pages have: rich user interfaces. The richness could be achieved in two ways. First, you could embed Java codes to manipulate XHTML components dynamically. Second, you could add off-of-shelf XUL components into existent pages, just like you add XHTML into XUL pages.</text:p>
      <text:p text:style-name="P33"><text:span text:style-name="T3">Performance Consideration</text:span>: If a portion of HTML tags are static, it is better to use the Native namespace as described in the <text:span text:style-name="T3">Performance Tips</text:span> chapter.</text:p>
      <text:h text:style-name="Heading_20_3" text:outline-level="3">A XHTML Page Is A Valid ZUML Page</text:h>
      <text:p text:style-name="Text_20_body_20_indent">The Web page illustrated below is a simple but typical example.</text:p>
      <text:p text:style-name="Code_20_Indent">&lt;html&gt;</text:p>
      <text:p text:style-name="Code_20_Indent">&lt;head&gt;</text:p>
      <text:p text:style-name="Code_20_Indent">&lt;title&gt;ZHTML<text:tab/>Demo&lt;/title&gt;</text:p>
      <text:p text:style-name="Code_20_Indent">&lt;/head&gt;</text:p>
      <text:p text:style-name="Code_20_Indent">&lt;body&gt;</text:p>
      <text:p text:style-name="Code_20_Indent"><text:tab/>&lt;h1&gt;ZHTML<text:tab/>Demo&lt;/h1&gt;</text:p>
      <text:p text:style-name="Code_20_Indent"><text:tab/>&lt;ul<text:tab/>id="ul"&gt;</text:p>
      <text:p text:style-name="Code_20_Indent"><text:tab/><text:tab/>&lt;li&gt;The<text:tab/>first<text:tab/>item.&lt;/li&gt;</text:p>
      <text:p text:style-name="Code_20_Indent"><text:tab/><text:tab/>&lt;li&gt;The<text:tab/>second<text:tab/>item.&lt;/li&gt;</text:p>
      <text:p text:style-name="Code_20_Indent"><text:tab/>&lt;/ul&gt;</text:p>
      <text:p text:style-name="Code_20_Indent"><text:tab/>&lt;input<text:tab/>type="button"<text:tab/>value="Add<text:tab/>Item""/&gt;</text:p>
      <text:p text:style-name="Code_20_Indent"><text:tab/>&lt;br/&gt;</text:p>
      <text:p text:style-name="Code_20_Indent"><text:tab/>&lt;input<text:tab/>id="inp0"<text:tab/>type="text"/&gt;<text:tab/>+</text:p>
      <text:p text:style-name="Code_20_Indent"><text:tab/>&lt;input<text:tab/>id="inp1"<text:tab/>type="text"/&gt;<text:tab/>=</text:p>
      <text:p text:style-name="Code_20_Indent"><text:tab/>&lt;text<text:tab/>id="out"/&gt;</text:p>
      <text:p text:style-name="Code_20_Indent">&lt;/body&gt;</text:p>
      <text:p text:style-name="Code_20_Indent">&lt;/html&gt;</text:p>
      <text:p text:style-name="Text_20_body_20_indent">By naming it with the<text:span text:style-name="T2"> </text:span><text:span text:style-name="T7">zhtml</text:span><text:span text:style-name="T2"> extension</text:span><text:span text:style-name="T2"><text:note text:id="ftn51" text:note-class="footnote"><text:note-citation>51</text:note-citation><text:note-body><text:p text:style-name="Footnote">If you want eve<text:span text:style-name="T2">ry HTML pages to be ZUML pages, you could map the </text:span><text:span text:style-name="T7">.html</text:span><text:span text:style-name="T2"> extension to DHtmlLayoutServlet. Refer to </text:span><text:span text:style-name="T24">Appendix A</text:span><text:span text:style-name="T2"> in </text:span><text:span text:style-name="T4">the Developer's Reference</text:span><text:span text:style-name="T2"> for details.</text:span></text:p></text:note-body></text:note></text:span><text:span text:style-name="T2">, it will be interpreted as a ZUML page by ZK loader. Then, instances of </text:span><text:span text:style-name="T7">org.zkoss.zhtml.Html</text:span><text:span text:style-name="T2">, </text:span><text:span text:style-name="T7">org.zkoss.zhtml.Head</text:span><text:span text:style-name="T2"> and others are created accordingly. In other words, we created a tree of XHTML components at the server. Then, ZK renders them into a regular XHTML page and sends it back to the browser, like what we did for any ZUML pages.</text:span></text:p>
      <text:h text:style-name="Heading_20_3" text:outline-level="3">Server-Centric Int<text:span text:style-name="T2">eractivity</text:span></text:h>
      <text:p text:style-name="P21">As being a ZUML page, it could embed any Java codes and execute them in the server as follows.</text:p>
      <text:p text:style-name="Code_20_Indent">&lt;html <text:span text:style-name="T49">xmlns:zk="</text:span><text:a xlink:type="simple" xlink:href="http://www.zkoss.org/2005/zk"><text:span text:style-name="T38">http://www.zkoss.org/2005/zk</text:span></text:a><text:span text:style-name="T49">"</text:span>&gt;</text:p>
      <text:p text:style-name="Code_20_Indent">&lt;head&gt;</text:p>
      <text:p text:style-name="Code_20_Indent"><text:tab/>&lt;title&gt;ZHTML Demo&lt;/title&gt;</text:p>
      <text:p text:style-name="Code_20_Indent">&lt;/head&gt;</text:p>
      <text:p text:style-name="Code_20_Indent">&lt;body&gt;</text:p>
      <text:p text:style-name="Code_20_Indent"><text:tab/>&lt;h1&gt;ZHTML Demo&lt;/h1&gt;</text:p>
      <text:p text:style-name="Code_20_Indent"><text:tab/>&lt;ul id="ul"&gt;</text:p>
      <text:p text:style-name="Code_20_Indent"><text:tab/><text:tab/>&lt;li&gt;The first item.&lt;/li&gt;</text:p>
      <text:p text:style-name="Code_20_Indent"><text:tab/><text:tab/>&lt;li&gt;The second item.&lt;/li&gt;</text:p>
      <text:p text:style-name="Code_20_Indent"><text:tab/>&lt;/ul&gt;</text:p>
      <text:p text:style-name="Code_20_Indent"><text:tab/>&lt;input type="button" value="Add Item" <text:span text:style-name="T49">zk:onClick="addItem()"</text:span>/&gt;</text:p>
      <text:p text:style-name="Code_20_Indent"><text:tab/>&lt;br/&gt;</text:p>
      <text:p text:style-name="Code_20_Indent"><text:tab/>&lt;input id="inp0" type="text" <text:span text:style-name="T49">zk:onChange="add()"</text:span>/&gt; +</text:p>
      <text:p text:style-name="Code_20_Indent"><text:tab/>&lt;input id="inp1" type="text" <text:span text:style-name="T49">zk:onChange="add()"</text:span>/&gt; =</text:p>
      <text:p text:style-name="Code_20_Indent"><text:tab/>&lt;text id="out"/&gt;</text:p>
      <text:p text:style-name="P41"><text:tab/>&lt;zscript&gt;</text:p>
      <text:p text:style-name="P41"><text:tab/>void addItem() {</text:p>
      <text:p text:style-name="P41"><text:tab/><text:tab/>Component li = new Raw("li");</text:p>
      <text:p text:style-name="P41"><text:tab/><text:tab/>li.setParent(ul);</text:p>
      <text:p text:style-name="P41"><text:tab/><text:tab/>new Text("Item "+ul.getChildren().size()).setParent(li);</text:p>
      <text:p text:style-name="P41"><text:tab/>}</text:p>
      <text:p text:style-name="P41"><text:tab/>void add(){</text:p>
      <text:p text:style-name="P41"><text:tab/><text:tab/>out.setValue(inp0.getValue() + inp1.getValue());</text:p>
      <text:p text:style-name="P41"><text:tab/>}</text:p>
      <text:p text:style-name="P41"><text:tab/>&lt;/zscript&gt;</text:p>
      <text:p text:style-name="Code_20_Indent">&lt;/body&gt;</text:p>
      <text:p text:style-name="Code_20_Indent">&lt;/html&gt;</text:p>
      <text:p text:style-name="Text_20_body_20_indent">In the<text:span text:style-name="T2"> above example, we use the ZK namespace to specify the </text:span><text:span text:style-name="T7">onClick</text:span><text:span text:style-name="T2"> property. It is necessary because XHTML itself has a property with the same name.</text:span></text:p>
      <text:p text:style-name="P21">It is interesting to note that all Java codes are running at the server. Thus, unlike JavaScript you are used to embed in HTML pages, you could access any resource at the server directly. For example, you could open a connection to a database and retrieve the data to fill in certain components.</text:p>
      <text:p text:style-name="Code_20_Indent">&lt;zscript&gt;</text:p>
      <text:p text:style-name="Code_20_Indent">imp<text:span text:style-name="T2">ort java.sql.*;</text:span></text:p>
      <text:p text:style-name="Code_20_Indent">void add<text:span text:style-name="T2">Item() {</text:span></text:p>
      <text:p text:style-name="Code_20_Indent"><text:tab/>Class.forName("sun.jdbc.odbc.JdbcOdbcDriver");</text:p>
      <text:p text:style-name="Code_20_Indent"><text:tab/>String url = "jdbc:odbc:Fred";</text:p>
      <text:p text:style-name="Code_20_Indent"><text:tab/>Connection conn = DriverManager.getConnection(url,"myLogin", "myPassword");</text:p>
      <text:p text:style-name="Code_20_Indent"><text:tab/>...</text:p>
      <text:p text:style-name="Code_20_Indent"><text:tab/>conn.close();</text:p>
      <text:p text:style-name="Code_20_Indent">}</text:p>
      <text:p text:style-name="Code_20_Indent">&lt;/zscript&gt;</text:p>
      <text:h text:style-name="Heading_20_3" text:outline-level="3">Servlets Work As Usual</text:h>
      <text:p text:style-name="Text_20_body_20_indent">In tra<text:span text:style-name="T2">ditional Web applications, a XHTML page usually submits a form to a specific servlet for processing. You don't need to modify them to port the page to ZK.</text:span></text:p>
      <text:h text:style-name="Heading_20_2" text:outline-level="2">The<text:span text:style-name="T2"> Differences</text:span></text:h>
      <text:p text:style-name="Text_20_body">Besides being ZK components, <text:span text:style-name="T2">the implementation of the XHTML component set has some differences from other component sets</text:span><text:span text:style-name="T2"><text:note text:id="ftn52" text:note-class="footnote"><text:note-citation>52</text:note-citation><text:note-body><text:p text:style-name="P44">These differences are made by implementing particular interfaces, so you could apply similar effects to your own components if you like.</text:p></text:note-body></text:note></text:span><text:span text:style-name="T2">, such that it would be easier to port traditional XHTML pages to ZK.</text:span></text:p>
      <text:h text:style-name="Heading_20_3" text:outline-level="3">A Comp<text:span text:style-name="T2">onent Created for Each Tag</text:span></text:h>
      <text:p text:style-name="P21">ZK Loaders creates a ZK component for Each tag declared in a ZUML page. For example, there are four components are created for the following ZUML page (<text:span text:style-name="T6">html</text:span>, <text:span text:style-name="T6">body</text:span>, <text:span text:style-name="T6">p</text:span> and a label).</text:p>
      <text:p text:style-name="Code_20_Indent">&lt;html&gt;</text:p>
      <text:p text:style-name="Code_20_Indent"><text:tab/>&lt;body&gt;</text:p>
      <text:p text:style-name="Code_20_Indent"><text:tab/><text:tab/>&lt;p&gt;Hi&lt;/p&gt;</text:p>
      <text:p text:style-name="Code_20_Indent"><text:tab/>&lt;/body&gt;</text:p>
      <text:p text:style-name="Code_20_Indent">&lt;/html&gt;</text:p>
      <text:p text:style-name="P21">The advantage is that you can change the content of any component dynamically:</text:p>
      <text:p text:style-name="Code_20_Indent">&lt;p id="info"&gt;Hi&lt;/p&gt;</text:p>
      <text:p text:style-name="Code_20_Indent">&lt;z:button onClick="info.detach()" xmlns:z="http://www.zkoss.org/2005/zk"/&gt;</text:p>
      <text:p text:style-name="P21">However, it takes more time to process and memory to hold these components, so, if a portion of the page is static, you can use the Native namespace as follows.</text:p>
      <text:p text:style-name="Code_20_Indent">&lt;n:html xmlns:n="http://www.zkoss.org/2005/zk/native"&gt;</text:p>
      <text:p text:style-name="Code_20_Indent"><text:tab/>&lt;n:body&gt;</text:p>
      <text:p text:style-name="Code_20_Indent"><text:tab/><text:tab/>&lt;p id="info"&gt;Hi&lt;/p&gt;</text:p>
      <text:p text:style-name="Code_20_Indent"><text:tab/><text:tab/>&lt;z:button onClick="info.detach()" xmlns:z="http://www.zkoss.org/2005/zk"/&gt;</text:p>
      <text:p text:style-name="Code_20_Indent"><text:tab/>&lt;/n:body&gt;</text:p>
      <text:p text:style-name="Code_20_Indent">&lt;/n:html&gt;</text:p>
      <text:p text:style-name="Text_20_body_20_indent">Ref<text:span text:style-name="T2">er to the </text:span><text:span text:style-name="T4">Performance Tips</text:span><text:span text:style-name="T2"> chapter for more information.</text:span></text:p>
      <text:h text:style-name="Heading_20_3" text:outline-level="3">UUID Is ID</text:h>
      <text:p text:style-name="P21">Traditional servlets and JavaScript codes usually depend on the id attribute, so UUID of XHTML components are made to be the same as ID. Therefore, developers need not to change their existent codes to adapt ZK, as shown below.</text:p>
      <text:p text:style-name="Code_20_Indent">&lt;img id="which"/&gt;</text:p>
      <text:p text:style-name="Code_20_Indent">&lt;script type="text/javascript"&gt;&lt;![CDATA[</text:p>
      <text:p text:style-name="Code_20_Indent">//JavaScript and running at the browser</text:p>
      <text:p text:style-name="Code_20_Indent"><text:tab/>function cha<text:span text:style-name="T2">nge() {</text:span></text:p>
      <text:p text:style-name="Code_20_Indent"><text:tab/><text:tab/>var el = document.getElementById("which");</text:p>
      <text:p text:style-name="Code_20_Indent"><text:tab/><text:tab/>el.src = "something.gif";</text:p>
      <text:p text:style-name="Code_20_Indent"><text:tab/>}</text:p>
      <text:p text:style-name="Code_20_Indent">]]&gt;&lt;/script&gt;</text:p>
      <text:p text:style-name="Code_20_Indent">&lt;zscript&gt;&lt;!-- Java and running at the server --&gt;</text:p>
      <text:p text:style-name="Code_20_Indent"><text:tab/>void cha<text:span text:style-name="T2">nge() {</text:span></text:p>
      <text:p text:style-name="Code_20_Indent"><text:tab/><text:tab/>which.src = "another.gif";</text:p>
      <text:p text:style-name="Code_20_Indent"><text:tab/>}</text:p>
      <text:p text:style-name="Code_20_Indent">&lt;/zscript&gt;</text:p>
      <text:p text:style-name="Text_20_body_20_indent">Not<text:span text:style-name="T2">ice that UUID is immutable and nothing to do with ID for components other than XHTML. Thus, the above example will fail if XUL components are used. If you really want to reference a XUL component in JavaScript, you have to use EL expression to get the correct UUID.</text:span></text:p>
      <text:p text:style-name="Code_20_Indent">&lt;input id="which"/&gt;</text:p>
      <text:p text:style-name="Code_20_Indent">&lt;script type="text/javascript"&gt;//Running at the<text:span text:style-name="T2"> browser</text:span></text:p>
      <text:p text:style-name="Code_20_Indent"><text:tab/>var el = document.getElementById("<text:span text:style-name="T49">${which.uuid}</text:span>");</text:p>
      <text:p text:style-name="Code_20_Indent"><text:tab/>el = $e("${which.uuid}"); //$e() is an utility of ZK Client Engine</text:p>
      <text:p text:style-name="Code_20_Indent">&lt;/script&gt;</text:p>
      <text:h text:style-name="Heading_20_4" text:outline-level="4">Side Eff<text:span text:style-name="T2">ects</text:span></text:h>
      <text:p text:style-name="P36">Since UUID is ID, you cannot use the same ID for any two components in the same desktop.</text:p>
      <text:h text:style-name="Heading_20_3" text:outline-level="3">All Tags Are Valid</text:h>
      <text:p text:style-name="Text_20_body_20_indent"><text:span text:style-name="T2">Unlike XUL or other component sets, there is no invalid XML element in the XHTML component set. ZK uses the </text:span><text:span text:style-name="T7">org.zkoss.zhtml.Raw</text:span><text:span text:style-name="T2"> class for constructing any unrecognized XML element</text:span><text:span text:style-name="T2"><text:note text:id="ftn53" text:note-class="footnote"><text:note-citation>53</text:note-citation><text:note-body><text:p text:style-name="Footnote">Not<text:span text:style-name="T2">e: this is done by implementing</text:span> the <text:span text:style-name="T6">org.zkoss</text:span><text:span text:style-name="T7">.zk.ui.ext.DynamicTag</text:span><text:span text:style-name="T2"> interface.</text:span></text:p></text:note-body></text:note></text:span><text:span text:style-name="T2">. Therefore, developers could use any tags that the target browser supports, no matter whether they are implemented as ZK components.</text:span></text:p>
      <text:p text:style-name="P21">Similarly, you could use the <text:span text:style-name="T6">Raw</text:span> component to create any component not defined in the XHTML component set as follows.</text:p>
      <text:p text:style-name="Code_20_Indent">new Raw("object"); //object could be any tag name the target browser supports</text:p>
      <text:h text:style-name="Heading_20_3" text:outline-level="3">Case Ins<text:span text:style-name="T2">ensitive</text:span></text:h>
      <text:p text:style-name="P21">Unlike XUL or other component sets, the component name of XHTML is case-insensitive. The following XML elements are all mapped to the <text:span text:style-name="T6">org.zkoss.zhtml.Br</text:span> component.</text:p>
      <text:p text:style-name="Code_20_Indent">&lt;br/&gt;</text:p>
      <text:p text:style-name="Code_20_Indent">&lt;BR/&gt;</text:p>
      <text:p text:style-name="Code_20_Indent">&lt;bR/&gt;</text:p>
      <text:h text:style-name="Heading_20_3" text:outline-level="3">No Mold Support</text:h>
      <text:p text:style-name="Text_20_body_20_indent">XHTML components outputs its con<text:span text:style-name="T2">tent directly. They don't support molds. In other words, the </text:span><text:span text:style-name="T7">mold</text:span><text:span text:style-name="T2"> property is ignored.</text:span></text:p>
      <text:h text:style-name="Heading_20_2" text:outline-level="2">The<text:span text:style-name="T2"> DOM Tree at the Browser</text:span></text:h>
      <text:p text:style-name="P30">After porting XHMTL pages to ZK, you don't need to manipulate the DOM tree at the browser with JavaScript, though ZK doesn't prevent you from doing that. Rather, you manipulate XHTML components at the server, and then ZK engines updates the DOM tree at the browser for you.</text:p>
      <text:p text:style-name="P30">It is convenient but there is a catch. ZK assumes the DOM tree at the browser is the same as the component tree at the server. In most cases, it is true. However, it is not always true.</text:p>
      <text:h text:style-name="Heading_20_3" text:outline-level="3">The<text:span text:style-name="T2"> TABLE and TBODY Tags</text:span></text:h>
      <text:p text:style-name="P21">The browser always creates TBODY between TABLE and TR. Thus, the following two tables have the same structure.</text:p>
      <text:p text:style-name="Code_20_Indent">&lt;table&gt;</text:p>
      <text:p text:style-name="Code_20_Indent"><text:tab/>&lt;tr&gt;&lt;td&gt;Hi&lt;/td&gt;&lt;/tr&gt;</text:p>
      <text:p text:style-name="Code_20_Indent">&lt;/table&gt;</text:p>
      <text:p text:style-name="Code_20_Indent">&lt;table&gt;</text:p>
      <text:p text:style-name="Code_20_Indent"><text:tab/>&lt;tbody&gt;</text:p>
      <text:p text:style-name="Code_20_Indent"><text:tab/><text:tab/>&lt;tr&gt;&lt;td&gt;Hi&lt;/td&gt;&lt;/tr&gt;</text:p>
      <text:p text:style-name="Code_20_Indent"><text:tab/>&lt;/tbody&gt;</text:p>
      <text:p text:style-name="Code_20_Indent">&lt;/table&gt;</text:p>
      <text:p text:style-name="Text_20_body_20_indent">Unfortunately, the<text:span text:style-name="T2">ir component trees are not the same in ZK. Thus, if you want to dynamically manipulate a table, you have to declare TBODY between TABLE and TR. Of course, you don't need to worry this for static tables.</text:span></text:p>
      <text:h text:style-name="Heading_20_2" text:outline-level="2">Events</text:h>
      <text:p text:style-name="Text_20_body">All XHTML com<text:span text:style-name="T2">ponents support the following events, but whether it is applicable still depends on the browsers. For example, </text:span><text:span text:style-name="T7">onChange</text:span><text:span text:style-name="T2"> is meaningless to non-input components, say </text:span><text:span text:style-name="T7">body</text:span><text:span text:style-name="T2"> and </text:span><text:span text:style-name="T7">div</text:span><text:span text:style-name="T2">. You have to consult the HTML standard</text:span><text:span text:style-name="T2"><text:note text:id="ftn54" text:note-class="footnote"><text:note-citation>54</text:note-citation><text:note-body><text:p text:style-name="Footnote">http/www.w3c.org</text:p></text:note-body></text:note></text:span></text:p>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Table_20_Heading">Event Name</text:p>
            </table:table-cell>
            <table:table-cell table:style-name="Table18.A1" office:value-type="string">
              <text:p text:style-name="Table_20_Heading">Components</text:p>
            </table:table-cell>
            <table:table-cell table:style-name="Table18.C1" office:value-type="string">
              <text:p text:style-name="Table_20_Heading">Description</text:p>
            </table:table-cell>
          </table:table-row>
        </table:table-header-rows>
        <table:table-row table:style-name="Table18.1">
          <table:table-cell table:style-name="Table18.A2" office:value-type="string">
            <text:p text:style-name="P51">onChange</text:p>
          </table:table-cell>
          <table:table-cell table:style-name="Table18.A2" office:value-type="string">
            <text:p text:style-name="P63">all</text:p>
          </table:table-cell>
          <table:table-cell table:style-name="Table18.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8.1">
          <table:table-cell table:style-name="Table18.A2" office:value-type="string">
            <text:p text:style-name="P51">onClick</text:p>
          </table:table-cell>
          <table:table-cell table:style-name="Table18.A2" office:value-type="string">
            <text:p text:style-name="P63">all</text:p>
          </table:table-cell>
          <table:table-cell table:style-name="Table18.C3" office:value-type="string">
            <text:p text:style-name="Table_20_Contents">Event: <text:span text:style-name="T6">org.zkoss.zk.ui.event.MouseEvent</text:span></text:p>
            <text:p text:style-name="P59">Denotes user has clicked the component.</text:p>
          </table:table-cell>
        </table:table-row>
      </table:table>
      <text:h text:style-name="Heading_20_2" text:outline-level="2">Integrate with JSF, JSP and Others</text:h>
      <text:p text:style-name="Text_20_body">When int<text:span text:style-name="T2">egrating with existent Web pages, you might have to ask yourself a few questions.</text:span></text:p>
      <text:list text:style-name="L42">
        <text:list-item>
          <text:p text:style-name="P174">Is the existent page static or dynamically generated?</text:p>
        </text:list-item>
        <text:list-item>
          <text:p text:style-name="P174">Is it a minor enhancement, if you want to enrich an existent page? Or, you prefer to rewrite a portion of it?</text:p>
        </text:list-item>
        <text:list-item>
          <text:p text:style-name="P174">Do you prefer to use XUL as the default component set when adding a new page?</text:p>
        </text:list-item>
      </text:list>
      <text:p text:style-name="Text_20_body">Dep<text:span text:style-name="T2">ending your requirements, there are several approaches to take.</text:span></text:p>
      <text:h text:style-name="Heading_20_3" text:outline-level="3">Work with Existent Servlets</text:h>
      <text:p text:style-name="Text_20_body_20_indent">By enclosing ZUL components with FORM<text:span text:style-name="T2">, you could post the content of ZUML components as the request parameters to an existent servlet. Refer to the </text:span><text:span text:style-name="T4">Work with HTML FORM and Java Servlets</text:span><text:span text:style-name="T2"> section in the </text:span><text:span text:style-name="T4">ZUML with the XUL Component Set</text:span><text:span text:style-name="T2"> chapter for details.</text:span></text:p>
      <text:p text:style-name="P21">With this approach, you could design rich user interfaces without modifying the existent servlet by simply replacing some of them with ZUL components.</text:p>
      <text:h text:style-name="Heading_20_3" text:outline-level="3">Enrich by Inclusion</text:h>
      <text:p text:style-name="Text_20_body_20_indent">If you pre<text:span text:style-name="T2">fer to rewrite a portion of an existent page, it might be better to put the rewritten portion in a separate ZUML file. Then, you include the ZUML file from the existent page. For example, you could use jsp:include if JSP technology is used.</text:span></text:p>
      <text:p text:style-name="Code_20_Indent">&lt;jsp:include page="/my/ria.zul"/&gt;</text:p>
      <text:h text:style-name="Heading_20_3" text:outline-level="3">Enrich Sta<text:span text:style-name="T2">tic HTML Pages</text:span></text:h>
      <text:p text:style-name="P21">If you prefer to modify a static HTML page directly by adding the rich content, you could use the Native namespace (<text:a xlink:type="simple" xlink:href="http://www.zkoss.org/2005/native"><text:span text:style-name="T6">http://www.zkoss.org/2005/native</text:span></text:a>) to specify the static content, and then use the XUL or XHTML component sets (<text:a xlink:type="simple" xlink:href="http://www.zkoss.org/2005/zul"><text:span text:style-name="T6">http://www.zkoss.org/2005/zul</text:span></text:a> and <text:a xlink:type="simple" xlink:href="http://www.w3.org/1999/xhtml"><text:span text:style-name="T6">http://www.w3.org/1999/xhtml</text:span></text:a>) for the content that are changed dynamically.</text:p>
      <text:p text:style-name="Code_20_Indent">&lt;!-- test.zhtml --&gt;</text:p>
      <text:p text:style-name="Code_20_Indent"><text:span text:style-name="T6">&lt;html xmlns="</text:span><text:a xlink:type="simple" xlink:href="http://www.zkoss.org/2005/native"><text:span text:style-name="T6">http://www.zkoss.org/2005/native</text:span></text:a><text:span text:style-name="T6">" xmlns:h="</text:span><text:a xlink:type="simple" xlink:href="http://www.w3.org/1999/xhtml"><text:span text:style-name="T6">http://www.w3.org/1999/xhtml</text:span></text:a><text:span text:style-name="T6">" xmlns:z="</text:span><text:a xlink:type="simple" xlink:href="http://www.zkoss.org/2005/zul"><text:span text:style-name="T6">http://www.zkoss.org/2005/zul</text:span></text:a><text:span text:style-name="T6">"&gt;</text:span></text:p>
      <text:p text:style-name="Code_20_Indent"><text:tab/>&lt;head&gt;</text:p>
      <text:p text:style-name="Code_20_Indent"><text:tab/><text:tab/>&lt;title&gt;Hi ZK&lt;/title&gt;</text:p>
      <text:p text:style-name="Code_20_Indent"><text:tab/>&lt;/head&gt;</text:p>
      <text:p text:style-name="Code_20_Indent">&lt;body&gt;</text:p>
      <text:p text:style-name="Code_20_Indent"><text:tab/>&lt;h:ul id="list"&gt;&lt;!-- dyn<text:span text:style-name="T2">amically changeable --&gt;</text:span></text:p>
      <text:p text:style-name="Code_20_Indent"><text:tab/><text:tab/>&lt;h:li&gt;&lt;z:textbox/&gt;&lt;/h:li&gt;</text:p>
      <text:p text:style-name="Code_20_Indent"><text:tab/>&lt;/h:ul&gt;</text:p>
      <text:p text:style-name="Code_20_Indent"><text:tab/>&lt;p&gt;Static content&lt;/p&gt;</text:p>
      <text:p text:style-name="Code_20_Indent">&lt;/body&gt;</text:p>
      <text:p text:style-name="Code_20_Indent">&lt;/html&gt;</text:p>
      <text:h text:style-name="Heading_20_3" text:outline-level="3">Use of ZK JSP Tags</text:h>
      <text:p text:style-name="P21">ZK provides an equivalent JSP tags for each ZUL component. If you'd like to use them in your JSP pages, simply following the following steps.</text:p>
      <text:list text:style-name="L43">
        <text:list-item>
          <text:p text:style-name="P125">Specify <text:a xlink:type="simple" xlink:href="http://www.zkoss.org/jsp/zul"><text:span text:style-name="T6">http://www.zkoss.org/jsp/zul</text:span></text:a> as the URI of the TLD file in the JSP pages with the <text:span text:style-name="T6">taglib</text:span> directive.</text:p>
        </text:list-item>
        <text:list-item>
          <text:p text:style-name="P125">Though optional, <text:s/>it is better to specify <text:span text:style-name="T6">DOCTYPE</text:span> as <text:span text:style-name="T6">XHTML 1.0 Transitional</text:span>, since ZK Client Engine assumes it.</text:p>
        </text:list-item>
        <text:list-item>
          <text:p text:style-name="P125">The top of ZK JSP tags must be the <text:span text:style-name="T6">page</text:span> tag (ZK's <text:span text:style-name="T6">org.zkoss.zul.jsp.PageTag</text:span>), which represents a ZK page.</text:p>
        </text:list-item>
      </text:list>
      <text:p text:style-name="P21">The following is a simple example.</text:p>
      <text:p text:style-name="Code_20_Indent">&lt;!DOCTYPE html PUBLIC "-//W3C//DTD XHTML 1.0 Transitional//EN"</text:p>
      <text:p text:style-name="Code_20_Indent">"<text:a xlink:type="simple" xlink:href="http://www.w3.org/TR/xhtml1/DTD/xhtml1-transitional.dtd">http://www.w3.org/TR/xhtml1/DTD/xhtml1-transitional.dtd</text:a>"&gt;</text:p>
      <text:p text:style-name="Code_20_Indent">&lt;%@ taglib uri="http://www.zkoss.org/jsp/zul" prefix="z" %&gt;</text:p>
      <text:p text:style-name="Code_20_Indent">&lt;html&gt;</text:p>
      <text:p text:style-name="Code_20_Indent"><text:tab/>&lt;head&gt;</text:p>
      <text:p text:style-name="Code_20_Indent"><text:tab/><text:tab/>&lt;title&gt;Test of ZUL on JSP&lt;/title&gt;</text:p>
      <text:p text:style-name="Code_20_Indent"><text:tab/>&lt;/head&gt;</text:p>
      <text:p text:style-name="Code_20_Indent"><text:tab/>&lt;body&gt;</text:p>
      <text:p text:style-name="Code_20_Indent"/>
      <text:p text:style-name="Code_20_Indent"><text:tab/>&lt;h1&gt;1. Header outside z:page&lt;/h1&gt;</text:p>
      <text:p text:style-name="Code_20_Indent"><text:tab/>&lt;z:page&gt;</text:p>
      <text:p text:style-name="Code_20_Indent"><text:span text:style-name="T15"><text:tab/></text:span>&lt;h2&gt;2. Header in z:page&lt;/h2&gt;</text:p>
      <text:p text:style-name="Code_20_Indent"><text:tab/>&lt;z:window id="win" title="Test" border="normal"&gt;</text:p>
      <text:p text:style-name="Code_20_Indent"><text:span text:style-name="T15"><text:tab/></text:span>&lt;p&gt;3. Content in z:window&lt;/p&gt;</text:p>
      <text:p text:style-name="Code_20_Indent"><text:tab/><text:tab/>&lt;z:button label="Overlap" onClick="win.doOverlapped()"/&gt;</text:p>
      <text:p text:style-name="Code_20_Indent"><text:tab/>&lt;/z:window&gt;</text:p>
      <text:p text:style-name="Code_20_Indent"><text:span text:style-name="T15"><text:tab/></text:span>&lt;p&gt;4. Content in z:page after z:window&lt;/h2&gt;</text:p>
      <text:p text:style-name="Code_20_Indent"><text:tab/>&lt;/z:page&gt;<text:tab/></text:p>
      <text:p text:style-name="Code_20_Indent"><text:span text:style-name="T15"><text:tab/></text:span>&lt;p&gt;5. Content after z:page&lt;/p&gt;</text:p>
      <text:p text:style-name="Code_20_Indent"><text:tab/>&lt;/body&gt;</text:p>
      <text:p text:style-name="Code_20_Indent">&lt;/html&gt;</text:p>
      <text:p text:style-name="P21">Each ZUL component is wrapped with a JSP tag and each property is wrapped with an attribute the JSP tag. Furthermore, you are free to mix ZK JSP tags with other tags. <text:s/>Thus, the use of ZK JSP tags is straightforward.</text:p>
      <text:h text:style-name="Heading_20_3" text:outline-level="3">Use of ZK JSF Components</text:h>
      <text:p text:style-name="P21">ZK provides an equivalent JSF component for each ZUL component. The use is similar to ZK JSP Tags, except the taglib URI is <text:a xlink:type="simple" xlink:href="http://www.zkoss.org/jsf/zul"><text:span text:style-name="T6">http://www.zkoss.org/jsf/zul</text:span></text:a>.</text:p>
      <text:p text:style-name="Code_20_Indent">&lt;!DOCTYPE html PUBLIC "-//W3C//DTD XHTML 1.0 Transitional//EN"<text:line-break/> "http://www.w3.org/TR/xhtml1/DTD/xhtml1-transitional.dtd"&gt;</text:p>
      <text:p text:style-name="Code_20_Indent">&lt;html&gt;</text:p>
      <text:p text:style-name="Code_20_Indent">&lt;head&gt;</text:p>
      <text:p text:style-name="Code_20_Indent">&lt;title&gt;Validator Example&lt;/title&gt;</text:p>
      <text:p text:style-name="Code_20_Indent">&lt;/head&gt;</text:p>
      <text:p text:style-name="Code_20_Indent">&lt;%@ taglib uri="http://java.sun.com/jsf/html" prefix="h"%&gt;</text:p>
      <text:p text:style-name="Code_20_Indent">&lt;%@ taglib uri="http://java.sun.com/jsf/core" prefix="f"%&gt;</text:p>
      <text:p text:style-name="Code_20_Indent">&lt;%@ taglib uri="http://www.zkoss.org/jsf/zul" prefix="z"%&gt;</text:p>
      <text:p text:style-name="Code_20_Indent">&lt;body&gt;</text:p>
      <text:p text:style-name="Code_20_Indent">&lt;f:view&gt;</text:p>
      <text:p text:style-name="Code_20_Indent"><text:tab/>&lt;h:form id="helloForm"&gt;</text:p>
      <text:p text:style-name="Code_20_Indent"><text:tab/><text:tab/><text:span text:style-name="T15">&lt;z:page&gt;</text:span></text:p>
      <text:p text:style-name="Code_20_Indent"><text:tab/><text:tab/><text:tab/><text:span text:style-name="T15">&lt;z:window z:title="Validator Example" width="500px" border="normal"&gt;</text:span></text:p>
      <text:p text:style-name="Code_20_Indent"><text:tab/><text:tab/><text:tab/><text:tab/>--Validate input day must in weekend--&lt;br/&gt;</text:p>
      <text:p text:style-name="Code_20_Indent"><text:tab/><text:tab/><text:tab/><text:tab/><text:span text:style-name="T15">&lt;z:datebox id="dbox" format="yyyy/MM/dd"</text:span></text:p>
      <text:p text:style-name="P42"><text:tab/><text:tab/><text:tab/><text:tab/><text:tab/>f:value="#{ValidatorBean.value}"</text:p>
      <text:p text:style-name="P42"><text:tab/><text:tab/><text:tab/><text:tab/><text:tab/>f:validator="#{ValidatorBean.validateDate}"/&gt;</text:p>
      <text:p text:style-name="Code_20_Indent"><text:span text:style-name="T15"><text:tab/><text:tab/><text:tab/></text:span>&lt;h:message</text:p>
      <text:p text:style-name="Code_20_Indent"><text:tab/><text:tab/><text:tab/><text:tab/>style="color: red; font-style: oblique;"</text:p>
      <text:p text:style-name="Code_20_Indent"><text:tab/><text:tab/><text:tab/><text:tab/><text:tab/>for="dbox" /&gt;</text:p>
      <text:p text:style-name="Code_20_Indent"><text:tab/><text:tab/><text:tab/><text:tab/>&lt;br/&gt;</text:p>
      <text:p text:style-name="Code_20_Indent"><text:tab/><text:tab/><text:tab/><text:tab/>&lt;h:commandButton id="submit" action="#{ValidatorBean.doSubmit}" value="Submit" /&gt;<text:tab/><text:tab/><text:tab/><text:tab/></text:p>
      <text:p text:style-name="Code_20_Indent"><text:tab/><text:tab/><text:tab/>&lt;/z:window&gt;</text:p>
      <text:p text:style-name="Code_20_Indent"><text:tab/><text:tab/><text:tab/>&lt;h:messages/&gt;</text:p>
      <text:p text:style-name="Code_20_Indent"><text:tab/><text:tab/><text:span text:style-name="T15">&lt;/z:page&gt;</text:span></text:p>
      <text:p text:style-name="Code_20_Indent"><text:tab/>&lt;/h:form&gt;</text:p>
      <text:p text:style-name="Code_20_Indent"><text:tab/>&lt;a href="../index.html"&gt;Back&lt;/a&gt;</text:p>
      <text:p text:style-name="Code_20_Indent">&lt;/f:view&gt;</text:p>
      <text:p text:style-name="Code_20_Indent">&lt;/body&gt;</text:p>
      <text:p text:style-name="Code_20_Indent">&lt;/html&gt;</text:p>
      <text:h text:style-name="Heading_20_3" text:outline-level="3">Enrich a Dynamically Generated Page with ZK Filter</text:h>
      <text:p text:style-name="P21">If you prefer to <text:span text:style-name="T27">ajax</text:span><text:span text:style-name="T31">-ize</text:span> a dynamically generated HTML page (e.g., the output of a Velocity Servlet), you could use the ZK Filter to process the generated page. To enable the ZK filter, you have to configure <text:span text:style-name="T6">web.xml</text:span>, as shown below.</text:p>
      <text:p text:style-name="Code_20_Indent">&lt;filter&gt;</text:p>
      <text:p text:style-name="Code_20_Indent"><text:tab/>&lt;filter-name&gt;zkFilter&lt;/filter-name&gt;</text:p>
      <text:p text:style-name="Code_20_Indent"><text:tab/>&lt;filter-class&gt;<text:span text:style-name="T15">org.zkoss.zk.ui.http.DHtmlLayoutFilter</text:span>&lt;/filter-class&gt;</text:p>
      <text:p text:style-name="Code_20_Indent"><text:tab/>&lt;init-param&gt;</text:p>
      <text:p text:style-name="Code_20_Indent"><text:tab/><text:tab/>&lt;param-name&gt;extension&lt;/param-name&gt;</text:p>
      <text:p text:style-name="Code_20_Indent"><text:tab/><text:tab/>&lt;param-value&gt;html&lt;/param-value&gt;</text:p>
      <text:p text:style-name="Code_20_Indent"><text:tab/>&lt;/init-param&gt;</text:p>
      <text:p text:style-name="Code_20_Indent">&lt;/filter&gt;</text:p>
      <text:p text:style-name="Code_20_Indent">&lt;filter-mapping&gt;<text:line-break/><text:tab/>&lt;filter-name&gt;zkFilter&lt;/filter-name&gt;<text:line-break/><text:tab/>&lt;url-pattern&gt;/my/dyna.jsp&lt;/url-pattern&gt;<text:line-break/>&lt;/filter-mapping&gt;</text:p>
      <text:p text:style-name="Code_20_Indent">&lt;filter-mapping&gt;<text:line-break/><text:tab/>&lt;filter-name&gt;zkFilter&lt;/filter-name&gt;<text:line-break/><text:tab/>&lt;url-pattern&gt;/my/dyna/*&lt;/url-pattern&gt;<text:line-break/>&lt;/filter-mapping&gt;</text:p>
      <text:p text:style-name="Text_20_body_20_indent">where <text:span text:style-name="T6">url-pattern</text:span> is app<text:span text:style-name="T2">lication dependent. The </text:span><text:span text:style-name="T7">extension</text:span><text:span text:style-name="T2"> parameter (</text:span><text:span text:style-name="T7">init-param</text:span><text:span text:style-name="T2">) defines the language of the dynamical output. By default, it is </text:span><text:span text:style-name="T7">html</text:span><text:span text:style-name="T2">. If it is </text:span><text:span text:style-name="T7">xul/html</text:span><text:span text:style-name="T2">, specify </text:span><text:span text:style-name="T7">zul</text:span><text:span text:style-name="T2"> as the extension.</text:span></text:p>
      <text:p text:style-name="Tip"><text:span text:style-name="T3">Tip</text:span>: In most cases, ZK JSP tags are easier to use and con<text:span text:style-name="T2">sume less memory than the ZK filter. Refer to the </text:span><text:span text:style-name="T4">Performance Tips</text:span><text:span text:style-name="T2"> section in the </text:span><text:span text:style-name="T4">Advance Features</text:span><text:span text:style-name="T2"> chapter.</text:span></text:p>
      <text:p text:style-name="Text_20_body_20_indent">Not<text:span text:style-name="T2">ice that, if you want to filter the output from include and/or forward, remember to specify the dispatcher element with REQUEST and/or INCLUDE. Consult the Java Servlet Specification for details. For example,</text:span></text:p>
      <text:p text:style-name="Code_20_Indent">&lt;filter-mapping&gt;<text:line-break/><text:tab/>&lt;filter-name&gt;zkFilter&lt;/filter-name&gt;<text:line-break/><text:tab/>&lt;url-pattern&gt;/my/dyna/*&lt;/url-pattern&gt;</text:p>
      <text:p text:style-name="Code_20_Indent"><text:tab/>&lt;dispatcher&gt;REQUEST&lt;/dispatcher&gt;</text:p>
      <text:p text:style-name="Code_20_Indent"><text:tab/>&lt;dispatcher&gt;INCLUDE&lt;/dispatcher&gt;</text:p>
      <text:p text:style-name="Code_20_Indent"><text:tab/>&lt;dispatcher&gt;FORWARD&lt;/dispatcher&gt;</text:p>
      <text:p text:style-name="Code_20_Indent"><text:tab/>&lt;dispatcher&gt;ERROR&lt;/dispatcher&gt;<text:line-break/>&lt;/filter-mapping&gt;</text:p>
      <text:h text:style-name="Heading_20_1" text:outline-level="1">9. Macro Components</text:h>
      <text:p text:style-name="Text_20_body">The<text:span text:style-name="T2">re are two ways to implement a component. One is to implement a class deriving from the </text:span><text:span text:style-name="T7">org.zkoss.zk.ui.AbstractComponent</text:span><text:span text:style-name="T2"> class. The other is to implement it by use of other components.</text:span></text:p>
      <text:p text:style-name="P30">The former one is more flexible. It requires deeper understanding of ZK, so it is usually done by component developers. <text:s/>It is discussed in the <text:span text:style-name="T3">Component Development Guide</text:span>.</text:p>
      <text:p text:style-name="P30">On the other hand, implementing a new component by use of other components is straightforward. It works like composition, macro expansion, or inline replacement. For sake of convenience, we call this kind of components as <text:span text:style-name="T27">macro components</text:span>., while the others are called <text:span text:style-name="T27">primitive components</text:span>.</text:p>
      <text:p text:style-name="Tip"><text:span text:style-name="T3">Tip:</text:span> a macro component is <text:span text:style-name="T27">no different</text:span> from a <text:span text:style-name="T2">primitive</text:span> component from application developer's viewpoint, exc<text:span text:style-name="T2">ept how it is implemented.</text:span></text:p>
      <text:h text:style-name="Heading_20_2" text:outline-level="2">Three Steps to Use Macro Components</text:h>
      <text:p text:style-name="Text_20_body">It takes three steps to use macro components as follows.</text:p>
      <text:list text:style-name="L44">
        <text:list-item>
          <text:p text:style-name="P177">Implements a macro component by a ZUML page.</text:p>
        </text:list-item>
        <text:list-item>
          <text:p text:style-name="P177">Declare the macro component in the page that is going to use it.</text:p>
        </text:list-item>
        <text:list-item>
          <text:p text:style-name="P177">Use the macro components, which is no difference that other components.</text:p>
        </text:list-item>
      </text:list>
      <text:p text:style-name="Tip"><text:span text:style-name="T4">Tip:</text:span><text:span text:style-name="T25"> </text:span>In addition to define a macro component in page, you can put its definition into a language addon such all pages are able to access the macro component.</text:p>
      <text:h text:style-name="Heading_20_3" text:outline-level="3">Step 1. The Implementa<text:span text:style-name="T2">tion</text:span></text:h>
      <text:p text:style-name="P21">All you need to do is to prepare a ZUML page that describes what the component consists of. In other words, the page is a template of the macro.</text:p>
      <text:p text:style-name="P21">For example, assume we want to pack a label and a text box as a macro component. Then we could create page, say <text:span text:style-name="T6">/WEB-INF/macros/username.zul</text:span>, as follows.</text:p>
      <text:p text:style-name="Code_20_Indent">&lt;hbox&gt;</text:p>
      <text:p text:style-name="Code_20_Indent"><text:tab/>Username: &lt;textbox/&gt;</text:p>
      <text:p text:style-name="Code_20_Indent">&lt;/hbox&gt;</text:p>
      <text:p text:style-name="P21">It is done!</text:p>
      <text:p text:style-name="P21">The ZUML page implementing a macro component is the same as any other pages, so any ZUML page can be used as a macro component.</text:p>
      <text:h text:style-name="Heading_20_3" text:outline-level="3">Step 2. The<text:span text:style-name="T2"> Declaration</text:span></text:h>
      <text:p text:style-name="P21">Before instantiating a macro component, you have to declare first. One of simplest way to declare is to use the component directives.</text:p>
      <text:p text:style-name="Code_20_Indent">&lt;?component name="username" macroURI="/WEB-INF/macros/username.zul"?&gt;</text:p>
      <text:p text:style-name="P21">As shown, you have to declare the name (the <text:span text:style-name="T6">name</text:span> attribute) and the URI of the page (the <text:span text:style-name="T6">macroURI</text:span> attribute).</text:p>
      <text:h text:style-name="Heading_20_4" text:outline-level="4">Other Pro<text:span text:style-name="T2">perties</text:span></text:h>
      <text:p text:style-name="Text_20_body_20_indent_20_2">In additions to the <text:span text:style-name="T6">name</text:span>, <text:span text:style-name="T6">macroURI</text:span> and <text:span text:style-name="T6">class</text:span><text:span text:style-name="T6"><text:note text:id="ftn55" text:note-class="footnote"><text:note-citation>55</text:note-citation><text:note-body><text:p text:style-name="Footnote">The<text:span text:style-name="T2"> class attribute will be discussed later.</text:span></text:p></text:note-body></text:note></text:span> attributes, you can specify a list of initial properties that will be used to initialize a component when it is instantiated.</text:p>
      <text:p text:style-name="Code_20_Indent_20_2">&lt;?component name="mycomp" macroURI="/macros/mycomp.zul"</text:p>
      <text:p text:style-name="Code_20_Indent_20_2"><text:s text:c="2"/>myprop="myval" another="anotherval"?&gt;</text:p>
      <text:p text:style-name="Text_20_body_20_indent_20_2">The<text:span text:style-name="T2">refore,</text:span></text:p>
      <text:p text:style-name="Code_20_Indent_20_2">&lt;mycomp/&gt;</text:p>
      <text:p text:style-name="Text_20_body_20_indent_20_2">is equ<text:span text:style-name="T2">ivalent to</text:span></text:p>
      <text:p text:style-name="Code_20_Indent_20_2">&lt;mycomp myprop="myval1" another="anotherval"/&gt;</text:p>
      <text:h text:style-name="Heading_20_3" text:outline-level="3">Step 3. The<text:span text:style-name="T2"> Use</text:span></text:h>
      <text:p text:style-name="P21">The use of a macro component is no different than others.</text:p>
      <text:p text:style-name="Code_20_Indent">&lt;window&gt;</text:p>
      <text:p text:style-name="Code_20_Indent"><text:tab/>&lt;username/&gt;</text:p>
      <text:p text:style-name="Code_20_Indent">&lt;/window&gt;</text:p>
      <text:h text:style-name="Heading_20_4" text:outline-level="4">Pass Properties</text:h>
      <text:p text:style-name="Text_20_body_20_indent_20_2">Like an ordinary component, you can specify properties (aka., attributes) when using a macro component as follows.</text:p>
      <text:p text:style-name="Code_20_Indent_20_2">&lt;?component name="username" macroURI="/WEB-INF/macros/username.zul"?&gt;</text:p>
      <text:p text:style-name="Code_20_Indent_20_2">&lt;window&gt;</text:p>
      <text:p text:style-name="Code_20_Indent_20_2"><text:tab/>&lt;username who="John"/&gt;</text:p>
      <text:p text:style-name="Code_20_Indent_20_2">&lt;/window&gt;</text:p>
      <text:p text:style-name="Text_20_body_20_indent_20_2">All these properties specified are stored in a map that is then passed to the template via a variable called <text:span text:style-name="T6">arg</text:span>. Then, in the template, you could access these properties as follows.</text:p>
      <text:p text:style-name="Code_20_Indent_20_2">&lt;hbox&gt;</text:p>
      <text:p text:style-name="Code_20_Indent_20_2"><text:tab/>Username: &lt;textbox value="${arg.who}"/&gt;</text:p>
      <text:p text:style-name="Code_20_Indent_20_2">&lt;/hbox&gt;</text:p>
      <text:p text:style-name="Tip"><text:span text:style-name="T3">Not</text:span><text:span text:style-name="T4">e</text:span><text:span text:style-name="T2">: </text:span><text:span text:style-name="T7">arg</text:span><text:span text:style-name="T2"> is available only when rendering the macro page. To access in the event listener, you have to use </text:span><text:span text:style-name="T7">getDynamicProperty</text:span><text:span text:style-name="T2"> instead. Refer to the </text:span><text:span text:style-name="T4">Provide Additional Methods</text:span><text:span text:style-name="T2"> section for more details.</text:span></text:p>
      <text:h text:style-name="P72" text:outline-level="4">arg.includer</text:h>
      <text:p text:style-name="Text_20_body_20_indent_20_2">In add<text:span text:style-name="T2">itions to the specified properties (aka., attributes), a property called </text:span><text:span text:style-name="T7">arg.includer</text:span><text:span text:style-name="T2"> is always passed to represent the parent of the components defined in a macro template.</text:span></text:p>
      <text:p text:style-name="P36">If a regular macro is created, <text:span text:style-name="T6">arg.includer</text:span> is the macro component itself. If an inline macro is created, <text:span text:style-name="T6">arg.includer</text:span> is the parent component, if any. Refer to the <text:span text:style-name="T3">Inline Macros</text:span> section for more information.</text:p>
      <text:p text:style-name="P36">In the above example, <text:span text:style-name="T6">arg.includer</text:span> represents the regular macro component, <text:span text:style-name="T6">&lt;username who="John"/&gt;</text:span>, and is the parent of <text:span text:style-name="T6">&lt;hbox&gt;</text:span> (defined in <text:span text:style-name="T6">username.zul</text:span>).</text:p>
      <text:h text:style-name="Heading_20_2" text:outline-level="2">Inline <text:span text:style-name="T2">Macros</text:span></text:h>
      <text:p text:style-name="P30">There are two kinds of macro components: inline<text:note text:id="ftn56" text:note-class="footnote"><text:note-citation>56</text:note-citation><text:note-body><text:p text:style-name="Footnote">Inline macro com<text:span text:style-name="T2">ponents are added since ZK 2.3.</text:span></text:p></text:note-body></text:note> and regular. By default, regular macros are assumed. To specify inline macros, you have to specify <text:span text:style-name="T6">inline="true"</text:span> in the component directive.</text:p>
      <text:p text:style-name="P30">An inline macro behaves like <text:span text:style-name="T27">inline-expansion</text:span>. ZK doesn't create a macro component if an inline macro is encountered. Rather, it inline-expands the components defined in the macro URI. In other words, it works as if you type the content of the inline macro directly to the target page.</text:p>
      <text:p text:style-name="P30"/>
      <text:p text:style-name="Text_20_body">use.zul: (target page)</text:p>
      <text:p text:style-name="Code">&lt;?component name="username" <text:span text:style-name="T15">inline="true"</text:span> macroURI="username.zul"?&gt;</text:p>
      <text:p text:style-name="Code">&lt;grid&gt;</text:p>
      <text:p text:style-name="Code"><text:tab/>&lt;rows&gt;</text:p>
      <text:p text:style-name="Code"><text:tab/><text:tab/>&lt;username id="ua" name="John"/&gt;</text:p>
      <text:p text:style-name="Code"><text:tab/>&lt;/rows&gt;</text:p>
      <text:p text:style-name="Code">&lt;/grid&gt;</text:p>
      <text:p text:style-name="Text_20_body">username.zul: (macro def<text:span text:style-name="T2">inition)</text:span></text:p>
      <text:p text:style-name="Code">&lt;row&gt;</text:p>
      <text:p text:style-name="Code"><text:tab/>Username</text:p>
      <text:p text:style-name="Code"><text:tab/>&lt;textbox id="${arg.id}" value="${arg.name}"/&gt;</text:p>
      <text:p text:style-name="Code">&lt;/row&gt;</text:p>
      <text:p text:style-name="P30">Equivalent page:</text:p>
      <text:p text:style-name="Code">&lt;grid&gt;</text:p>
      <text:p text:style-name="Code"><text:tab/>&lt;rows&gt;</text:p>
      <text:p text:style-name="Code">&lt;row&gt;</text:p>
      <text:p text:style-name="Code"><text:tab/>Username</text:p>
      <text:p text:style-name="Code"><text:tab/>&lt;textbox id="ua" value="John"/&gt;</text:p>
      <text:p text:style-name="Code">&lt;/row&gt;</text:p>
      <text:p text:style-name="Code"><text:tab/>&lt;/rows&gt;</text:p>
      <text:p text:style-name="Code">&lt;/grid&gt;</text:p>
      <text:p text:style-name="P30">All properties, including <text:span text:style-name="Source_20_Text">id</text:span>, are passed to the inline macro.</text:p>
      <text:p text:style-name="P30">On the other hand, ZK will create a real component (called a macro component) to represent the regular macro. That is, the macro component is created as the parent of the components that are defined in the macro.</text:p>
      <text:p text:style-name="P30">Inline macros are easier to integrate into sophisticated pages. For example, you <text:span text:style-name="T27">cannot</text:span> use <text:span text:style-name="T27">regular</text:span> components in the previous example since <text:span text:style-name="T6">rows</text:span> accepts only <text:span text:style-name="T13">row</text:span>, not macro components. It is easier to access to all components defined in a macro since they are in the same ID space. It also means the developers must be aware of the implementation to avoid name conflicts.</text:p>
      <text:p text:style-name="P30">Regular macros allow the component developers to provide additional API and hide the implementation from the component users. <text:s/>Each regular macro component is an ID space owner, so there is no name conflicts. The users of regular macros usually assume nothing about the implementation. Rather, they access via the well-defined API.</text:p>
      <text:h text:style-name="Heading_20_3" text:outline-level="3">An Example</text:h>
      <text:p text:style-name="Text_20_body_20_indent"><text:span text:style-name="T6">inline.zul</text:span>: (the macro def<text:span text:style-name="T2">inition)</text:span></text:p>
      <text:p text:style-name="Code_20_Indent">&lt;row&gt;</text:p>
      <text:p text:style-name="Code_20_Indent"><text:tab/>&lt;textbox value="${arg.col1}"/&gt;</text:p>
      <text:p text:style-name="Code_20_Indent"><text:tab/>&lt;textbox value="${arg.col2}"/&gt;</text:p>
      <text:p text:style-name="Code_20_Indent">&lt;/row&gt;</text:p>
      <text:p text:style-name="Text_20_body_20_indent"><text:span text:style-name="T6">useinline.zul</text:span>: (the target page)</text:p>
      <text:p text:style-name="Code_20_Indent">&lt;?component<text:tab/>name="myrow"<text:tab/>macroURI="inline.zul" <text:s/>inline="true"?&gt;</text:p>
      <text:p text:style-name="Code_20_Indent">&lt;window<text:tab/>title="Test of inline macros"<text:tab/>border="normal"&gt;</text:p>
      <text:p text:style-name="Code_20_Indent"><text:tab/>&lt;zscript&gt;&lt;![CDATA[</text:p>
      <text:p text:style-name="Code_20_Indent"><text:tab/>import<text:tab/>org.zkoss.util.Pair;</text:p>
      <text:p text:style-name="Code_20_Indent"/>
      <text:p text:style-name="Code_20_Indent"><text:tab/>List <text:s/>infos = new LinkedList();</text:p>
      <text:p text:style-name="Code_20_Indent"><text:tab/>for<text:tab/>(int j<text:tab/> = 0;j<text:tab/>&lt;10;++j){</text:p>
      <text:p text:style-name="Code_20_Indent"><text:tab/><text:tab/>infos.add(new Pair("A" + j, "B" +j));</text:p>
      <text:p text:style-name="Code_20_Indent"><text:tab/>}</text:p>
      <text:p text:style-name="Code_20_Indent"><text:tab/>]]&gt;&lt;/zscript&gt;</text:p>
      <text:p text:style-name="Code_20_Indent"><text:tab/>&lt;grid&gt;</text:p>
      <text:p text:style-name="Code_20_Indent"><text:tab/><text:tab/>&lt;rows&gt;</text:p>
      <text:p text:style-name="Code_20_Indent"><text:tab/><text:tab/><text:tab/>&lt;myrow<text:tab/>col1="${each.x}"<text:tab/>col2="${each.y}"<text:tab/>forEach="${infos}"/&gt;</text:p>
      <text:p text:style-name="Code_20_Indent"><text:tab/><text:tab/>&lt;/rows&gt;</text:p>
      <text:p text:style-name="Code_20_Indent"><text:tab/>&lt;/grid&gt;</text:p>
      <text:p text:style-name="Code_20_Indent">&lt;/window&gt;</text:p>
      <text:h text:style-name="Heading_20_2" text:outline-level="2">Regular Macros</text:h>
      <text:p text:style-name="Text_20_body">ZK cre<text:span text:style-name="T2">ated a real component (called a macro component) to represent the regular macro as described in the previous section.</text:span></text:p>
      <text:p text:style-name="P30">For sake of convenience, when we talk about macro components in this section, we mean the regular macro components.</text:p>
      <text:h text:style-name="Heading_20_3" text:outline-level="3">Macro Components and The ID Space</text:h>
      <text:p text:style-name="Text_20_body_20_indent">Like <text:span text:style-name="T6">window</text:span>, a macro component is an ID space owner. In other words, it is free to use whatever identifiers to identify components inside the page implementing a macro component (aka., child components of the macro component). The<text:span text:style-name="T2">y won't conflict with components defined in the same page with the macro component.</text:span></text:p>
      <text:p text:style-name="Text_20_body_20_indent">For<text:span text:style-name="T2"> example, assume we have a macro defined as follows.</text:span></text:p>
      <text:p text:style-name="Code_20_Indent">&lt;hbox&gt;</text:p>
      <text:p text:style-name="Code_20_Indent"><text:tab/>Username: &lt;textbox id="who" value="${arg.who}"/&gt;</text:p>
      <text:p text:style-name="Code_20_Indent">&lt;/hbox&gt;</text:p>
      <text:p text:style-name="Text_20_body_20_indent">Then, the following codes wor<text:span text:style-name="T2">k correctly.</text:span></text:p>
      <text:p text:style-name="Code_20_Indent">&lt;?component name="username" macroURI="/WEB-INF/macros/username.zul"?&gt;</text:p>
      <text:p text:style-name="Code_20_Indent">&lt;zk&gt;</text:p>
      <text:p text:style-name="Code_20_Indent"><text:tab/>&lt;username/&gt;</text:p>
      <text:p text:style-name="Code_20_Indent"><text:tab/>&lt;button id="who"/&gt; &lt;!-- no con<text:span text:style-name="T2">flict because it is in a different ID space --&gt;</text:span></text:p>
      <text:p text:style-name="Code_20_Indent">&lt;/zk&gt;</text:p>
      <text:p text:style-name="Text_20_body_20_indent">However, the following codes <text:span text:style-name="T27">don't</text:span> work.</text:p>
      <text:p text:style-name="Code_20_Indent">&lt;?component name="username" macroURI="/WEB-INF/macros/username.zul"?&gt;</text:p>
      <text:p text:style-name="Code_20_Indent">&lt;username id="who"/&gt;</text:p>
      <text:p text:style-name="Text_20_body_20_indent">Why? Like any ID space owner, the<text:span text:style-name="T2"> macro component itself is in the same ID space with its child components. There are two alternative solutions:</text:span></text:p>
      <text:list text:style-name="L45">
        <text:list-header>
          <text:p text:style-name="P161">1. Use a special prefix for the identifiers of child components of a macro component. For example, <text:span text:style-name="T6">"mc_who"</text:span> instead of <text:span text:style-name="T6">"who"</text:span>.</text:p>
        </text:list-header>
      </text:list>
      <text:p text:style-name="Code_20_Indent_20_2">&lt;hbox&gt;</text:p>
      <text:p text:style-name="Code_20_Indent_20_2"><text:tab/>Username: &lt;textbox id="<text:span text:style-name="T15">mc_who</text:span>" value="${arg.who}"/&gt;</text:p>
      <text:p text:style-name="Code_20_Indent_20_2">&lt;/hbox&gt;</text:p>
      <text:list text:style-name="L45" text:continue-numbering="true">
        <text:list-header>
          <text:p text:style-name="P161">2. <text:s/>Use the <text:span text:style-name="T6">window</text:span> component to create an additional ID space.</text:p>
        </text:list-header>
      </text:list>
      <text:p text:style-name="Code_20_Indent_20_2">&lt;<text:span text:style-name="T15">window</text:span>&gt;</text:p>
      <text:p text:style-name="Code_20_Indent_20_2"><text:tab/>&lt;hbox&gt;</text:p>
      <text:p text:style-name="Code_20_Indent_20_2"><text:tab/><text:tab/>Username: &lt;textbox id="who" value="${arg.who}"/&gt;</text:p>
      <text:p text:style-name="Code_20_Indent_20_2"><text:tab/>&lt;/hbox&gt;</text:p>
      <text:p text:style-name="Code_20_Indent_20_2">&lt;/<text:span text:style-name="T15">window</text:span>&gt;</text:p>
      <text:p text:style-name="Text_20_body_20_indent">The<text:span text:style-name="T2"> first solution is suggested, if applicable, due to the simplicity.</text:span></text:p>
      <text:h text:style-name="Heading_20_4" text:outline-level="4">Acc<text:span text:style-name="T2">ess Child Components From the Outside</text:span></text:h>
      <text:p text:style-name="Text_20_body_20_indent_20_2"><text:span text:style-name="T2">Like other ID space owner, you can access its child component by use of two </text:span><text:span text:style-name="T7">getFellow</text:span><text:span text:style-name="T2"> method invocations or </text:span><text:span text:style-name="T50">org.zkoss.zk.ui.Path</text:span><text:span text:style-name="T2">.</text:span></text:p>
      <text:p text:style-name="Text_20_body_20_indent_20_2">For example, assume you have a macro component whose ID is called <text:span text:style-name="T6">"username"</text:span>, and then you can access the <text:span text:style-name="T6">textbox</text:span> as follows.</text:p>
      <text:p text:style-name="Code_20_Indent_20_2">com<text:span text:style-name="T2">p.getFellow("username").getFellow("mc_who");</text:span></text:p>
      <text:p text:style-name="Code_20_Indent_20_2">new Path("/username/mc_who");</text:p>
      <text:h text:style-name="Heading_20_4" text:outline-level="4">Access Variables Defined in the Ancestors</text:h>
      <text:p text:style-name="Text_20_body_20_indent_20_2">Macro com<text:span text:style-name="T2">ponents work as inline-expansion. Thus, like other components, a child component (of a macro component) can access any variable defined in the parent's ID space.</text:span></text:p>
      <text:p text:style-name="Text_20_body_20_indent_20_2">For example, <text:span text:style-name="T6">username</text:span>'s child component can access <text:span text:style-name="T6">v</text:span> directly.</text:p>
      <text:p text:style-name="Code_20_Indent_20_2">&lt;zscript&gt;</text:p>
      <text:p text:style-name="Code_20_Indent_20_2"><text:tab/>Str<text:span text:style-name="T2">ing</text:span> v = "something";</text:p>
      <text:p text:style-name="Code_20_Indent_20_2">&lt;/zscript&gt;</text:p>
      <text:p text:style-name="Code_20_Indent_20_2">&lt;username/&gt;</text:p>
      <text:p text:style-name="Text_20_body_20_indent_20_2">However, it is not<text:span text:style-name="T2"> recommended to utilize such visibility because it might limit where a macro can be used.</text:span></text:p>
      <text:h text:style-name="Heading_20_4" text:outline-level="4">Cha<text:span text:style-name="T2">nge </text:span><text:span text:style-name="T7">macroURI</text:span><text:span text:style-name="T2"> At the Runtime</text:span></text:h>
      <text:p text:style-name="P36">You can change the macro URI dynamically as follows.</text:p>
      <text:p text:style-name="Code_20_Indent_20_2">&lt;username id="ua"/&gt;</text:p>
      <text:p text:style-name="Code_20_Indent_20_2">&lt;button onClick="ua.setMacroURI(&amp;quot;another.zul&amp;quot;)"/&gt;</text:p>
      <text:h text:style-name="Heading_20_3" text:outline-level="3">Provide Additional Methods</text:h>
      <text:p text:style-name="Text_20_body_20_indent">A macro component implements the <text:span text:style-name="T6">org.zkoss.zk.ui.ext.DynamicPropertied</text:span> interface, so you can access its properties by use of the <text:span text:style-name="T6">getDynamicProperty</text:span> methods as follows.</text:p>
      <text:p text:style-name="Code_20_Indent">&lt;username id="ua" who="John"/&gt;</text:p>
      <text:p text:style-name="Code_20_Indent">&lt;button label="what?" onClick="alert(ua.getDynamicProperty(&amp;quot;who&amp;quot;))"/&gt;</text:p>
      <text:p text:style-name="Text_20_body_20_indent">Obviously, using <text:span text:style-name="T6">Dyn</text:span><text:span text:style-name="T7">amicPropertied </text:span><text:span text:style-name="T2">is tedious. Worse of all, the macro's child components won't be changed if you use </text:span><text:span text:style-name="T7">setDynamicProperty</text:span><text:span text:style-name="T2"> to change a property. For example, the following codes still show </text:span><text:span text:style-name="T7">John</text:span><text:span text:style-name="T2"> as the username, not </text:span><text:span text:style-name="T7">Mary</text:span><text:span text:style-name="T2">.</text:span></text:p>
      <text:p text:style-name="Code_20_Indent">&lt;username id="ua" who="John"/&gt;</text:p>
      <text:p text:style-name="Code_20_Indent">&lt;zscript&gt;</text:p>
      <text:p text:style-name="Code_20_Indent"><text:s text:c="2"/>ua.setDynamicProperty("who", "Mary");</text:p>
      <text:p text:style-name="Code_20_Indent">&lt;/zscript&gt;</text:p>
      <text:p text:style-name="Text_20_body_20_indent">Why? All child components of a macro component are created when the macro component is created, and they won't be changed unless you manipulate them manually<text:note text:id="ftn57" text:note-class="footnote"><text:note-citation>57</text:note-citation><text:note-body><text:p text:style-name="Footnote">On the<text:span text:style-name="T2"> other hand, the child components included by the </text:span><text:span text:style-name="T7">include</text:span><text:span text:style-name="T2"> component is created in the rendering phase. In addition, all child components are removed and created each time the </text:span><text:span text:style-name="T7">include</text:span><text:span text:style-name="T2"> component is invalidated.</text:span></text:p></text:note-body></text:note>. Thus, the invocation to <text:span text:style-name="T6">setDynamicProperty</text:span> affects only the properties stored in a macro component (which you can retrieve with <text:span text:style-name="T6">getDynamicProperties</text:span>). The content of <text:span text:style-name="T6">textbox</text:span> remains intact.</text:p>
      <text:p text:style-name="Text_20_body_20_indent">Thu<text:span text:style-name="T2">s, it is better to provide a method, say </text:span><text:span text:style-name="T7">setWho</text:span><text:span text:style-name="T2">, to manipulate the macro component directly. To provide your own methods, you have to implement a class for the macro components, and then specify it in the </text:span><text:span text:style-name="T7">class</text:span><text:span text:style-name="T2"> attribute of the component directive.</text:span></text:p>
      <text:p text:style-name="Tip"><text:span text:style-name="T3">Tip</text:span>: To <text:span text:style-name="T27">recreate</text:span> child components with the current properties, you can use the <text:span text:style-name="T6">recreate</text:span> method. It actually det<text:span text:style-name="T2">aches all child components, and then create them again.</text:span></text:p>
      <text:p text:style-name="Text_20_body_20_indent">There are two ways to implement a class. The details are described in the following sections.</text:p>
      <text:h text:style-name="Heading_20_4" text:outline-level="4">Pro<text:span text:style-name="T2">vide Additional Methods in Java</text:span></text:h>
      <text:p text:style-name="Text_20_body_20_indent_20_2">It takes two steps to provide additional methods for a macro component.</text:p>
      <text:p text:style-name="Text_20_body_20_indent_20_2">1. Implement a class by extending from the <text:span text:style-name="T6">org.zkoss.zk.ui.HtmlMacroComponent</text:span> class.</text:p>
      <text:p text:style-name="Code_20_Indent_20_3">//Username.java</text:p>
      <text:p text:style-name="Code_20_Indent_20_3">package mypack;</text:p>
      <text:p text:style-name="Code_20_Indent_20_3">public class Username ext<text:span text:style-name="T2">ends HtmlMacroComponent {</text:span></text:p>
      <text:p text:style-name="Code_20_Indent_20_3"><text:tab/>public void setWho(String name) {</text:p>
      <text:p text:style-name="Code_20_Indent_20_3"><text:tab/><text:tab/>setDynamicProperty("who", name); //arg.who requires it</text:p>
      <text:p text:style-name="Code_20_Indent_20_3"><text:tab/><text:tab/>final Textbox tb = (Textbox)getFellow("mc_who");</text:p>
      <text:p text:style-name="Code_20_Indent_20_3"><text:tab/><text:tab/>if (tb != null) tb.setValue(name); //correct the child if available</text:p>
      <text:p text:style-name="Code_20_Indent_20_3"><text:tab/>}</text:p>
      <text:p text:style-name="Code_20_Indent_20_3"><text:tab/>public String getWho() {</text:p>
      <text:p text:style-name="Code_20_Indent_20_3"><text:tab/><text:tab/>return (String)getDynamicaProperty("who");</text:p>
      <text:p text:style-name="Code_20_Indent_20_3"><text:tab/>}</text:p>
      <text:p text:style-name="Code_20_Indent_20_3">}</text:p>
      <text:list text:style-name="L46">
        <text:list-item>
          <text:p text:style-name="P244">As depicted above, you have to call <text:span text:style-name="T6">setDynamicProperty</text:span> in <text:span text:style-name="T6">setWho</text:span>, because <text:span text:style-name="T6">${arg.who}</text:span> is referenced in the macro page (<text:span text:style-name="T6">${arg.who}</text:span>), which is used when a macro component are creating its child components.</text:p>
        </text:list-item>
        <text:list-item>
          <text:p text:style-name="P244">Since the <text:span text:style-name="T6">setWho</text:span> method might be called before a macro component creates its children, you have to check whether <text:span text:style-name="T6">mc_who</text:span> exists.</text:p>
        </text:list-item>
        <text:list-item>
          <text:p text:style-name="P244">Since <text:span text:style-name="T6">mc_who</text:span>'s <text:span text:style-name="T6">setValue</text:span> is called, both the content and the visual presentation at the client are updated automatically, when <text:span text:style-name="T6">setWho</text:span> is called.</text:p>
        </text:list-item>
      </text:list>
      <text:list text:style-name="L47">
        <text:list-header>
          <text:p text:style-name="P253"><text:s text:c="4"/>2. <text:s/>Declare the class in the macro declaration with the <text:span text:style-name="T6">class</text:span> attribute.</text:p>
        </text:list-header>
      </text:list>
      <text:p text:style-name="Code_20_Indent_20_3">&lt;?component name="username" macroURI="/WEB-INF/macros/username.zul"</text:p>
      <text:p text:style-name="Code_20_Indent_20_3"><text:s text:c="2"/><text:span text:style-name="T15">class="mypack.Username"</text:span>?&gt;</text:p>
      <text:h text:style-name="Heading_20_4" text:outline-level="4">Provide Additional Methods in <text:span text:style-name="T6">zscript</text:span></text:h>
      <text:p text:style-name="Text_20_body_20_indent_20_2">In addition to implementing with a Java file, you can implement the Java class(es) in <text:span text:style-name="T6">zscript</text:span>. The advantage is that no compilation is required and you can modify its content dynamically (without re-deploying the Web application). The disadvantage is the performance downgrade and prone to typos. </text:p>
      <text:p text:style-name="Text_20_body_20_indent_20_2">It takes a few steps to implement a Java class in <text:span text:style-name="T6">zscript</text:span>.</text:p>
      <text:p text:style-name="Text_20_body_20_indent_20_2">1. You have to prepare a zscript file, say <text:span text:style-name="T6">/zs/username.zs</text:span>, for the class to implement. Notice that you can put any number of classes and functions in the same <text:span text:style-name="T6">zscript</text:span> file.</text:p>
      <text:p text:style-name="Code_20_Indent_20_3">//username.zs</text:p>
      <text:p text:style-name="Code_20_Indent_20_3">package mypack;</text:p>
      <text:p text:style-name="Code_20_Indent_20_3">public class Username ext<text:span text:style-name="T2">ends HtmlMacroComponent {</text:span></text:p>
      <text:p text:style-name="Code_20_Indent_20_3"><text:tab/>public void setWho(String name) {</text:p>
      <text:p text:style-name="Code_20_Indent_20_3"><text:tab/><text:tab/>setDynamicProperty("who", name);</text:p>
      <text:p text:style-name="Code_20_Indent_20_3"><text:tab/><text:tab/>Textbox tb = getFellow("mc_who");</text:p>
      <text:p text:style-name="Code_20_Indent_20_3"><text:tab/><text:tab/>if (tb != null) tb.setValue(name);</text:p>
      <text:p text:style-name="Code_20_Indent_20_3"><text:tab/>}</text:p>
      <text:p text:style-name="Code_20_Indent_20_3"><text:tab/>public String getWho() {</text:p>
      <text:p text:style-name="Code_20_Indent_20_3"><text:tab/><text:tab/>return getDynamicProperty("who");</text:p>
      <text:p text:style-name="Code_20_Indent_20_3"><text:tab/>}</text:p>
      <text:p text:style-name="Code_20_Indent_20_3">}</text:p>
      <text:list text:style-name="L48">
        <text:list-header>
          <text:p text:style-name="P254"><text:s/>2. Use the <text:span text:style-name="T6">init</text:span> directive to load the <text:span text:style-name="T6">zscript</text:span> file, and then declare the component</text:p>
        </text:list-header>
      </text:list>
      <text:p text:style-name="Code_20_Indent_20_3">&lt;?init zscript="/zs/username.zs"?&gt;</text:p>
      <text:p text:style-name="Code_20_Indent_20_3">&lt;?component name="username" macroURI="/WEB-INF/macros/username.zul"</text:p>
      <text:p text:style-name="Code_20_Indent_20_3"><text:s text:c="2"/><text:span text:style-name="T15">class="mypack.Username"</text:span>?&gt;</text:p>
      <text:p text:style-name="Text_20_body_20_indent_20_2">The<text:span text:style-name="T2"> implementation class (</text:span><text:span text:style-name="T7">mypack.Username</text:span><text:span text:style-name="T2"> in the previous example) is resolved as late as the macro component is really used, so it is also OK to use the </text:span><text:span text:style-name="T7">zscript</text:span><text:span text:style-name="T2"> element to evaluate the </text:span><text:span text:style-name="T7">zscript</text:span><text:span text:style-name="T2"> file.</text:span></text:p>
      <text:p text:style-name="Code_20_Indent_20_2">&lt;?component name="username" macroURI="/WEB-INF/macros/username.zul"</text:p>
      <text:p text:style-name="Code_20_Indent_20_2"><text:s text:c="2"/><text:span text:style-name="T15">class="mypack.Username"</text:span>?&gt;</text:p>
      <text:p text:style-name="Code_20_Indent_20_2">&lt;zk&gt;</text:p>
      <text:p text:style-name="Code_20_Indent_20_2"><text:tab/><text:span text:style-name="T15">&lt;zscript src="/zs/username.zs"/&gt;</text:span></text:p>
      <text:p text:style-name="Code_20_Indent_20_2"><text:tab/>&lt;username/&gt;</text:p>
      <text:p text:style-name="Code_20_Indent_20_2">&lt;/zk&gt;</text:p>
      <text:p text:style-name="Text_20_body_20_indent_20_2">Though sub<text:span text:style-name="T2">jective, the </text:span><text:span text:style-name="T7">init</text:span><text:span text:style-name="T2"> directive is more readable.</text:span></text:p>
      <text:h text:style-name="Heading_20_4" text:outline-level="4">Override the Implementation Class When Instantiation</text:h>
      <text:p text:style-name="Text_20_body_20_indent_20_2">Like any other component, you can use the <text:span text:style-name="T6">use</text:span> attribute to override the class used to implement a macro component for any particular instance.</text:p>
      <text:p text:style-name="Code_20_Indent_20_2">&lt;?component name="username" macroURI="/WEB-INF/macros/username.zul"</text:p>
      <text:p text:style-name="Code_20_Indent_20_2"><text:s text:c="2"/>class="mypack.Username?&gt;</text:p>
      <text:p text:style-name="Code_20_Indent_20_2"/>
      <text:p text:style-name="Code_20_Indent_20_2">&lt;username <text:span text:style-name="T15">use</text:span>="another.MyAnotherUsername/&gt;</text:p>
      <text:p text:style-name="Text_20_body_20_indent_20_2">Of course, you have to pro<text:span text:style-name="T2">vide the implementation of </text:span><text:span text:style-name="T7">another.MyAnohterUsername</text:span><text:span text:style-name="T2"> in the above example. Once again the class can be implemented with separate Java file, or by use of </text:span><text:span text:style-name="T7">zscript</text:span><text:span text:style-name="T2">.</text:span></text:p>
      <text:h text:style-name="Heading_20_4" text:outline-level="4">Create a Macro Component Manually</text:h>
      <text:p text:style-name="Text_20_body_20_indent_20_2">To cre<text:span text:style-name="T2">ate a macro component manually, you have to invoke the </text:span><text:span text:style-name="T7">afterCompose</text:span><text:span text:style-name="T2"> method after all the initialization as follows.</text:span></text:p>
      <text:p text:style-name="Code_20_Indent_20_2">HtmlMacroComponent ua = (HtmlMacroComponent)</text:p>
      <text:p text:style-name="Code_20_Indent_20_2"><text:tab/>page.getComponentDefinition("username", false).newInstance(page);</text:p>
      <text:p text:style-name="Code_20_Indent_20_2">ua.setParent(wnd);</text:p>
      <text:p text:style-name="Code_20_Indent_20_2">ua.applyProperties(); //apply pro<text:span text:style-name="T2">perties defined in the component definition</text:span></text:p>
      <text:p text:style-name="Code_20_Indent_20_2">ua.setDynamicProperty("who", "Joe");</text:p>
      <text:p text:style-name="Code_20_Indent_20_2">ua.afterCompose(); //then the<text:span text:style-name="T2"> ZUML page is loaded and child components are created</text:span></text:p>
      <text:p text:style-name="Tip"><text:span text:style-name="T3">Not</text:span><text:span text:style-name="T4">e</text:span><text:span text:style-name="T2">: The </text:span><text:span text:style-name="T7">getComponentDefinition</text:span><text:span text:style-name="T2"> method is used to look up the component definitions defined in a page.</text:span></text:p>
      <text:p text:style-name="Text_20_body_20_indent_20_2">If you imp<text:span text:style-name="T2">lement a class, say Username, for the macro, then you can do as follow.</text:span></text:p>
      <text:p text:style-name="Code_20_Indent_20_2">Username ua = new Username();</text:p>
      <text:p text:style-name="Code_20_Indent_20_2">ua.setWho("Joe");</text:p>
      <text:p text:style-name="Code_20_Indent_20_2">ua.setParent(wnd);</text:p>
      <text:p text:style-name="Code_20_Indent_20_2">ua.afterCompose();</text:p>
      <text:p text:style-name="P21"/>
      <text:h text:style-name="Heading_20_1" text:outline-level="1">10. Advanced Features</text:h>
      <text:p text:style-name="Text_20_body">This chapter describes the advance topics about components and pages.</text:p>
      <text:h text:style-name="Heading_20_2" text:outline-level="2">Identify Pages</text:h>
      <text:p text:style-name="Text_20_body">All pages in the<text:span text:style-name="T2"> same desktop could be accessed in an event listener. For the current page of a component, you could use the </text:span><text:span text:style-name="T7">getPage</text:span><text:span text:style-name="T2"> method in the </text:span><text:span text:style-name="T7">org.zkoss.zk.ui.Component</text:span><text:span text:style-name="T2"> interface.</text:span></text:p>
      <text:p text:style-name="P30">To get a reference to another page, you first have to assign an identifier to the page being looked for.</text:p>
      <text:p text:style-name="Code">&lt;?page id="another"?&gt;</text:p>
      <text:p text:style-name="Code">...</text:p>
      <text:p text:style-name="Text_20_body">The<text:span text:style-name="T2">n, you could use the </text:span><text:span text:style-name="T7">getPage</text:span><text:span text:style-name="T2"> method in the </text:span><text:span text:style-name="T7">org.zkoss.zk.ui.Desktop</text:span><text:span text:style-name="T2"> interface as follows.</text:span></text:p>
      <text:p text:style-name="Code">&lt;zscript&gt;</text:p>
      <text:p text:style-name="Code"><text:tab/>Page another = sel<text:span text:style-name="T2">f.getDesktop().getPage("another");</text:span></text:p>
      <text:p text:style-name="Code">&lt;/zscript&gt;</text:p>
      <text:h text:style-name="Heading_20_2" text:outline-level="2">Identify Components</text:h>
      <text:p text:style-name="Text_20_body">Com<text:span text:style-name="T2">ponents are grouped by the ID spaces. The page itself is an ID space. The </text:span><text:span text:style-name="T7">window</text:span><text:span text:style-name="T2"> component is another ID space. Assume you have a page called P, the page have a window called A, and the window A has a child window B. Then, if you want to retrieve a child component, say C, in the window B. Then, you could do as follows.</text:span></text:p>
      <text:p text:style-name="Code">com<text:span text:style-name="T2">p.getDesktop().getPage("P").getFellow("A").getFellow("B").getFellow("C");</text:span></text:p>
      <text:p text:style-name="Text_20_body">The<text:span text:style-name="T2"> </text:span><text:span text:style-name="T7">getFellow</text:span><text:span text:style-name="T2"> method is used to retrieve any fellow in the same ID space. Refer to the </text:span><text:span text:style-name="T4">ID Space</text:span><text:span text:style-name="T2"> section in the </text:span><text:span text:style-name="T4">Basics</text:span><text:span text:style-name="T2"> chapter for the concept of ID spaces.</text:span></text:p>
      <text:h text:style-name="Heading_20_3" text:outline-level="3">The Component Path</text:h>
      <text:p text:style-name="Text_20_body_20_indent">Like a path in a file system, a component path is a catenation of IDs of components along ID spaces. In the above example, the path will be "/A/B/C". In other words, the root of a component path is the current page. If you want to identity another page, you have to use "//". In the above example, the path can also be expressed as "//P/A/B/C".</text:p>
      <text:p text:style-name="Text_20_body_20_indent">The<text:span text:style-name="T2"> </text:span><text:span text:style-name="T7">org.zkoss.zk.ui.Path</text:span><text:span text:style-name="T2"> class is, like </text:span><text:span text:style-name="T7">java.io.File</text:span><text:span text:style-name="T2">, provided to simplify the manipulation of component paths. Thus, the following statement is equivalent to the above example.</text:span></text:p>
      <text:p text:style-name="Code_20_Indent">Path.getComponent("/A/B/C"); //assume the<text:span text:style-name="T2"> current page is P</text:span></text:p>
      <text:p text:style-name="Code_20_Indent">Path.getComponent("//P/A/B/C");</text:p>
      <text:p text:style-name="Text_20_body_20_indent">In add<text:span text:style-name="T2">ition to static methods, you could instantiate a Path instance.</text:span></text:p>
      <text:p text:style-name="Code_20_Indent">Path parent = new Path("//P/A");</text:p>
      <text:p text:style-name="Code_20_Indent">new Path(parent, "B/C").getComponent();</text:p>
      <text:h text:style-name="Heading_20_2" text:outline-level="2">Sorting</text:h>
      <text:p text:style-name="Text_20_body">The<text:span text:style-name="T2"> list returned from the </text:span><text:span text:style-name="T7">getChildren</text:span><text:span text:style-name="T2"> method of the </text:span><text:span text:style-name="T7">org.zkoss.zk.ui.Component</text:span><text:span text:style-name="T2"> interface is </text:span><text:span text:style-name="T28">live</text:span><text:span text:style-name="T32">. So is the </text:span><text:span text:style-name="T14">getItems</text:span><text:span text:style-name="T32"> method of the </text:span><text:span text:style-name="T14">org.zkoss.zul.Listbox</text:span><text:span text:style-name="T32"> interface and others. In other words, you can manipulate it content directly. For example, the following statements are equivalent:</text:span></text:p>
      <text:p text:style-name="Code">com<text:span text:style-name="T2">p.getChildren().remove(0);</text:span></text:p>
      <text:p text:style-name="Code">((Component)comp.getChildren().get(0)).setParent(null);</text:p>
      <text:p text:style-name="Text_20_body">However, you cannot use the<text:span text:style-name="T2"> </text:span><text:span text:style-name="T7">sort</text:span><text:span text:style-name="T2"> method of the </text:span><text:span text:style-name="T7">java.util.Collections</text:span><text:span text:style-name="T2"> class to sort them. The reason is subtle: the list of children automatically removes a child from the original position, when you add it to another position. For example, the following statement actually moves the second child in front of the first child.</text:span></text:p>
      <text:p text:style-name="Code">com<text:span text:style-name="T2">p.getChildren().add(0, comp.getChildren().get(1));</text:span></text:p>
      <text:p text:style-name="Text_20_body"><text:span text:style-name="T2">It behaves differently from a normal list (such as LinkedList), so the </text:span><text:span text:style-name="T7">sort</text:span><text:span text:style-name="T2"> method of </text:span><text:span text:style-name="T7">Collections</text:span><text:span text:style-name="T2"> won't work.</text:span></text:p>
      <text:p text:style-name="P30">To simplify the sorting of components, we therefore provide the <text:span text:style-name="T6">sort</text:span> method in the <text:span text:style-name="T6">org.zkoss.zk.ui.Components</text:span> class that works with the list of children.</text:p>
      <text:p text:style-name="P30">In the following example, we utilize the <text:span text:style-name="T6">sort</text:span> method and the <text:span text:style-name="T6">org.zkoss.zul.ListitemComparator</text:span> to provide the sorting for a list box.</text:p>
      <text:p text:style-name="P30">Notice that this is only for illustration because list boxes support sorting of list items directly. Refer to the <text:span text:style-name="T3">Sorting</text:span> subsection of the <text:span text:style-name="T3">List Boxes</text:span> section in the <text:s/><text:span text:style-name="T3">ZUML with the XUL Component Set</text:span> chapter.</text:p>
      <text:p text:style-name="Code"><draw:frame draw:style-name="fr7" draw:name="graphics53" text:anchor-type="paragraph" svg:x="12.892cm" svg:y="0.169cm" svg:width="4.466cm" svg:height="3.26cm" draw:z-index="54"><draw:image xlink:href="../images/10000000000000D30000009AAB835ED5.png" xlink:type="simple" xlink:show="embed" xlink:actuate="onLoad"/></draw:frame>&lt;window title="Sort Listbox" border="normal" width="200px"&gt;</text:p>
      <text:p text:style-name="Code"><text:tab/>&lt;vbox&gt;</text:p>
      <text:p text:style-name="Code"><text:tab/><text:tab/>&lt;listbox id="l"&gt;</text:p>
      <text:p text:style-name="Code"><text:tab/><text:tab/><text:tab/>&lt;listhead&gt;</text:p>
      <text:p text:style-name="Code"><text:tab/><text:tab/><text:tab/><text:tab/>&lt;listheader label="name"/&gt;</text:p>
      <text:p text:style-name="Code"><text:tab/><text:tab/><text:tab/><text:tab/>&lt;listheader label="gender"/&gt;</text:p>
      <text:p text:style-name="Code"><text:tab/><text:tab/><text:tab/>&lt;/listhead&gt;</text:p>
      <text:p text:style-name="Code"><text:tab/><text:tab/><text:tab/>&lt;listitem&gt;</text:p>
      <text:p text:style-name="Code"><text:tab/><text:tab/><text:tab/><text:tab/>&lt;listcell label="Mary"/&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John"/&gt;</text:p>
      <text:p text:style-name="Code"><text:tab/><text:tab/><text:tab/><text:tab/>&lt;listcell label="MALE"/&gt;</text:p>
      <text:p text:style-name="Code"><text:tab/><text:tab/><text:tab/>&lt;/listitem&gt;</text:p>
      <text:p text:style-name="Code"><text:tab/><text:tab/><text:tab/>&lt;listitem&gt;</text:p>
      <text:p text:style-name="Code"><text:tab/><text:tab/><text:tab/><text:tab/>&lt;listcell label="Jane"/&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Henry"/&gt;</text:p>
      <text:p text:style-name="Code"><text:tab/><text:tab/><text:tab/><text:tab/>&lt;listcell label="MALE"/&gt;</text:p>
      <text:p text:style-name="Code"><text:tab/><text:tab/><text:tab/>&lt;/listitem&gt;</text:p>
      <text:p text:style-name="Code"><text:tab/><text:tab/>&lt;/listbox&gt;</text:p>
      <text:p text:style-name="Code"><text:tab/><text:tab/>&lt;hbox&gt;</text:p>
      <text:p text:style-name="Code"><text:tab/><text:tab/><text:tab/>&lt;button label="Sort 1" onClick="sort(l, 0)"/&gt;</text:p>
      <text:p text:style-name="Code"><text:tab/><text:tab/><text:tab/>&lt;button label="Sort 2" onClick="sort(l, 1)"/&gt;</text:p>
      <text:p text:style-name="Code"><text:tab/><text:tab/>&lt;/hbox&gt;</text:p>
      <text:p text:style-name="Code"><text:tab/>&lt;/vbox&gt;</text:p>
      <text:p text:style-name="Code"><text:tab/>&lt;zscript&gt;</text:p>
      <text:p text:style-name="Code"><text:tab/>void sort(Listbox l, int j) {</text:p>
      <text:p text:style-name="Code"><text:tab/><text:tab/>Components.sort(l.getItems(), new ListitemComparator(j));</text:p>
      <text:p text:style-name="Code"><text:tab/>}</text:p>
      <text:p text:style-name="Code"><text:tab/>&lt;/zscript&gt;</text:p>
      <text:p text:style-name="Code">&lt;/window&gt;</text:p>
      <text:h text:style-name="Heading_20_2" text:outline-level="2">Browser's Information and Controls</text:h>
      <text:p text:style-name="Text_20_body">To retrieve the<text:span text:style-name="T2"> information about the client, you can register an event listener for the </text:span><text:span text:style-name="T7">onClientInfo</text:span><text:span text:style-name="T2"> event at a root component. To control the behavior of the client, you can use the utilities in the </text:span><text:span text:style-name="T7">org.zkoss.zk.ui.util.Clients</text:span><text:span text:style-name="T2"> class.</text:span></text:p>
      <text:h text:style-name="Heading_20_3" text:outline-level="3">The<text:span text:style-name="T2"> </text:span><text:span text:style-name="T7">onClientInfo</text:span><text:span text:style-name="T2"> Event</text:span></text:h>
      <text:p text:style-name="P21">Sometimes an application needs to know the client's information, such as time zone. Then, you can add an event listener for the <text:span text:style-name="T6">onClientInfo</text:span> event. Once the event is added, the client will send back an instance of the <text:span text:style-name="T6">org.zkoss.zk.ui.event.ClientInfoEvent</text:span> class, from which you can retrieve the information of the client.</text:p>
      <text:p text:style-name="Code_20_Indent">&lt;grid onClientInfo="onClientInfo(event)"&gt;</text:p>
      <text:p text:style-name="Code_20_Indent"><text:tab/>&lt;rows&gt;</text:p>
      <text:p text:style-name="Code_20_Indent"><text:tab/><text:tab/>&lt;row&gt;Time Zone &lt;label id="tm"/&gt;&lt;/row&gt;</text:p>
      <text:p text:style-name="Code_20_Indent"><text:tab/><text:tab/>&lt;row&gt;Screen &lt;label id="scrn"/&gt;&lt;/row&gt;</text:p>
      <text:p text:style-name="Code_20_Indent"><text:tab/>&lt;/rows&gt;</text:p>
      <text:p text:style-name="Code_20_Indent"><text:tab/><text:tab/></text:p>
      <text:p text:style-name="Code_20_Indent"><text:tab/>&lt;zscript&gt;</text:p>
      <text:p text:style-name="Code_20_Indent"><text:tab/>void onClientInfo(ClientInfoEvent evt) {</text:p>
      <text:p text:style-name="Code_20_Indent"><text:tab/><text:tab/>tm.setValue(evt.getTimeZone().toString());</text:p>
      <text:p text:style-name="Code_20_Indent"><text:tab/><text:tab/>scrn.setValue(</text:p>
      <text:p text:style-name="Code_20_Indent"><text:tab/><text:tab/><text:tab/>evt.getScreenWidth()+"x"+evt.getScreenHeight()+"x"+evt.getColorDepth());</text:p>
      <text:p text:style-name="Code_20_Indent"><text:tab/>}</text:p>
      <text:p text:style-name="Code_20_Indent"><text:tab/>&lt;/zscript&gt;</text:p>
      <text:p text:style-name="Code_20_Indent">&lt;/grid&gt;</text:p>
      <text:p text:style-name="Tip"><text:span text:style-name="T3">Not</text:span><text:span text:style-name="T4">e</text:span><text:span text:style-name="T2">: The </text:span><text:span text:style-name="T7">onClientInfo</text:span><text:span text:style-name="T2"> event is meaningful only to the root component (aka., a component without any parent).</text:span></text:p>
      <text:p text:style-name="Text_20_body_20_indent">The<text:span text:style-name="T2"> client information is not stored by ZK, so you have to store it manually if necessary. Since a session is associated with the same client, you can store the client info in the session's attribute.</text:span></text:p>
      <text:p text:style-name="Code_20_Indent">session.setAttribute("px_preferred_time_zone", eve<text:span text:style-name="T2">nt.getTimeZone());</text:span></text:p>
      <text:p text:style-name="Text_20_body_20_indent">Not<text:span text:style-name="T2">ice that, if you store a time zone as a session variable called </text:span><text:span text:style-name="T7">px_preferred_time_zone</text:span><text:span text:style-name="T2">, then its value will be used as the default time zone thereafter. Refer to the </text:span><text:span text:style-name="T4">Time Zone</text:span><text:span text:style-name="T2"> section in the </text:span><text:span text:style-name="T4">Internationalization</text:span><text:span text:style-name="T2"> chapter.</text:span></text:p>
      <text:p text:style-name="Text_20_body_20_indent">Not<text:span text:style-name="T2">ice that the </text:span><text:span text:style-name="T7">onClientInfo</text:span><text:span text:style-name="T2"> event is sent from the client after the page is rendered (and sent to the client). Thus, if some of your component's data depends on the client's info, say, time zone, you might have to ask the client to re-send the request as follows.</text:span></text:p>
      <text:p text:style-name="Code_20_Indent">imp<text:span text:style-name="T2">ort org.zkoss.util.TimeZones;</text:span></text:p>
      <text:p text:style-name="Code_20_Indent">...</text:p>
      <text:p text:style-name="Code_20_Indent">if (!TimeZones.getCurrent().equals(event.getTimeZone())</text:p>
      <text:p text:style-name="Code_20_Indent"><text:tab/>Exe<text:span text:style-name="T2">cutions.sendRedirect(null);</text:span></text:p>
      <text:h text:style-name="Heading_20_3" text:outline-level="3">The <text:span text:style-name="T6">org.zkoss.ui.util.Clients</text:span> Class</text:h>
      <text:p text:style-name="P21">Utilities to control the client's visual presentation (more precisely, the browser window) are put in <text:span text:style-name="T6">org.zkoss.ui.util.Clients</text:span> collectively. For example, you can scroll the browser window (aka., the desktop) as follows.</text:p>
      <text:p text:style-name="Code_20_Indent">Clients.scrollBy(100, 0);</text:p>
      <text:h text:style-name="Heading_20_3" text:outline-level="3">Pre<text:span text:style-name="T2">vent User From Closing a Window</text:span></text:h>
      <text:p text:style-name="P21">In some situation, you might want to prevent or, at least, alert a user when he tries to close the window or browse to another URL. For example, when a user is composing a mail that is not saved yet.</text:p>
      <text:p text:style-name="Code_20_Indent">if (mai<text:span text:style-name="T2">l.isDirty()) {</text:span></text:p>
      <text:p text:style-name="Code_20_Indent"><text:tab/>Clients.confirmClose("Your message has not been sent.\nDiscard your message?");</text:p>
      <text:p text:style-name="Code_20_Indent">} else {</text:p>
      <text:p text:style-name="Code_20_Indent"><text:tab/>Clients.confirmClose(null);</text:p>
      <text:p text:style-name="Code_20_Indent">}</text:p>
      <text:p text:style-name="Text_20_body_20_indent">Once the<text:span text:style-name="T2"> </text:span><text:span text:style-name="T7">confirmClose</text:span><text:span text:style-name="T2"> method is called with a non-empty string, a confirmation dialog is shown up when the user tries to close the browser window, reload, or browse to another URL:</text:span></text:p>
      <text:p text:style-name="P21"><draw:frame draw:style-name="fr3" draw:name="graphics73" text:anchor-type="paragraph" svg:width="16.589cm" svg:height="4.803cm" draw:z-index="71"><draw:image xlink:href="../images/100000000000036D000000FE561CE3BC.png" xlink:type="simple" xlink:show="embed" xlink:actuate="onLoad"/></draw:frame> </text:p>
      <text:h text:style-name="Heading_20_2" text:outline-level="2">Browser's History Management</text:h>
      <text:p text:style-name="P30">In traditional multi-page Web applications, user usually use the BACK and FORWARD button to surf around multiple pages, and bookmark them for later use. With ZK, you still can use multiple pages to represent different set of features and information, as you did in traditional Web applications.</text:p>
      <text:p text:style-name="P30">However, it is common for ZK applications to represent a lot of features in one desktop, which usually take multiple Web pages in a traditional Web application. To make user's surfing easier, ZK supports the browser's history management that enables ZK applications to manage browser's history simply in the server.</text:p>
      <text:p text:style-name="P30">The concept is simple. You add items for appropriate states of a desktop to the browser's history, and then users can use the BACK and FORWARD button to surf around different states of the same ZK desktop. When users surf around these states, an event called <text:span text:style-name="T6">onBookmarkChanged</text:span> is sent to notify the application.</text:p>
      <text:p text:style-name="P30">From application's viewpoint, it takes two steps to manage the browser's history:</text:p>
      <text:list text:style-name="L49">
        <text:list-item>
          <text:p text:style-name="P180">Add an item to the browser's history for each of the appropriate states of your desktop.</text:p>
        </text:list-item>
        <text:list-item>
          <text:p text:style-name="P180">Listen to the <text:span text:style-name="T6">onBookmarkChanged</text:span> event and manipulate the desktop accordingly.</text:p>
        </text:list-item>
      </text:list>
      <text:h text:style-name="P28" text:outline-level="3">Add the Appropriate States to Browser's History</text:h>
      <text:p text:style-name="P21">Your application has to decide what are the appropriate states to add to the browser's history. For example, in a multi-step operation, each state is a good candidate to add to browser's history, such that users can jump over these states or bookmark them for later use.</text:p>
      <text:p text:style-name="P21">Once you decide when to add a state to the browser's history, you can simply invoke the <text:span text:style-name="T6">setBookmark</text:span> method of the <text:span text:style-name="T6">org.zkoss.zk.ui.Desktop</text:span> interface when appropriate. Adding a state to the browser's history is called <text:span text:style-name="T27">bookmarking</text:span>. Notice that it is <text:span text:style-name="T27">not</text:span> the bookmarks that users add to the browser (aka., My Favorites in Internet Explorer).</text:p>
      <text:p text:style-name="Tip"><text:span text:style-name="T3">Tip:</text:span> Y<text:span text:style-name="T2">ou might call the adding state in the server as the server's bookmarks in contrast with the browser's bookmarks.</text:span></text:p>
      <text:p text:style-name="P21">For example, assume you want to bookmark the state when the Next button is clicked, then you do as follows.</text:p>
      <text:p text:style-name="Code_20_Indent">&lt;button label="Next" onClick="desktop.setBookmark(&amp;quot;Step-2&amp;quot;)"/&gt;</text:p>
      <text:p text:style-name="Text_20_body_20_indent">If you look carefully at the<text:span text:style-name="T2"> URL, you will find ZK appends </text:span><text:span text:style-name="T7">#Step-2</text:span><text:span text:style-name="T2"> to the URL.</text:span></text:p>
      <text:p text:style-name="P21"><draw:frame draw:style-name="fr4" draw:name="graphics55" text:anchor-type="paragraph" svg:x="1.979cm" svg:y="0.3cm" svg:width="13.631cm" svg:height="0.72cm" draw:z-index="55"><draw:image xlink:href="../images/1000000000000284000000226A7DEE65.png" xlink:type="simple" xlink:show="embed" xlink:actuate="onLoad"/></draw:frame>If you press the BACK button, you will see as follows.</text:p>
      <text:p text:style-name="Standard"><draw:frame draw:style-name="fr24" draw:name="graphics56" text:anchor-type="paragraph" svg:width="13.441cm" svg:height="0.593cm" draw:z-index="56"><draw:image xlink:href="../images/100000000000027B0000001CA1C78D7E.png" xlink:type="simple" xlink:show="embed" xlink:actuate="onLoad"/></draw:frame></text:p>
      <text:h text:style-name="Heading_20_3" text:outline-level="3">Listen to the <text:span text:style-name="T6">onBookmarkChanged</text:span> Event and Manipulate the Des<text:span text:style-name="T2">ktop</text:span> Accordingly</text:h>
      <text:p text:style-name="P21">After adding a state to the browser's history, users can then surf among these states such as pressing the BACK button to return the previous state. When the state is changed, ZK will notify the application by broadcasting the <text:span text:style-name="T6">onBookmarkChanged</text:span> event (an instance of the <text:span text:style-name="T6">org.zkoss.zk.ui.event.BookmarkEvent</text:span> class) to all root components in the desktop.</text:p>
      <text:p text:style-name="P21">Unlike traditional multi-page Web applications, you have to manipulate the ZK desktop manually when the state is changed. It is application developer's job to manipulate the desktop to reflect the state that a bookmark represented.</text:p>
      <text:p text:style-name="P21">To listen the <text:span text:style-name="T6">onBookmarkChanged</text:span> event, you can add an event listener to any page of the desktop, or to any of its root component.</text:p>
      <text:p text:style-name="Code_20_Indent">&lt;window onBookmarkChanged="goto(event.bookmark)"&gt;</text:p>
      <text:p text:style-name="Code_20_Indent"><text:tab/>&lt;zscript&gt;</text:p>
      <text:p text:style-name="Code_20_Indent"><text:tab/>void goto(String boo<text:span text:style-name="T2">kmark) {</text:span></text:p>
      <text:p text:style-name="Code_20_Indent"><text:tab/><text:tab/>if ("Step-2".equals(bookmark)) {</text:p>
      <text:p text:style-name="Code_20_Indent"><text:tab/><text:tab/><text:tab/>...//create components for Step 2</text:p>
      <text:p text:style-name="Code_20_Indent"><text:tab/><text:tab/>} else { //empty bookmark</text:p>
      <text:p text:style-name="Code_20_Indent"><text:tab/><text:tab/><text:tab/>...//create components for Step 1</text:p>
      <text:p text:style-name="Code_20_Indent"><text:tab/><text:tab/>}</text:p>
      <text:p text:style-name="Code_20_Indent"><text:tab/>&lt;/zscript&gt;</text:p>
      <text:p text:style-name="Code_20_Indent">&lt;/window&gt;</text:p>
      <text:p text:style-name="Text_20_body_20_indent">Like handling any other events, you can <text:span text:style-name="T2">manipulate the desktop as you want, when the </text:span><text:span text:style-name="T7">onBookmarkChanged</text:span><text:span text:style-name="T2"> event is received. A typical approach is to use the </text:span><text:span text:style-name="T7">createComponents</text:span><text:span text:style-name="T2"> method of the </text:span><text:span text:style-name="T7">org.zkoss.zk.ui.Executions</text:span><text:span text:style-name="T2"> class. In other words, you can represent each state with one ZUML page, and then use </text:span><text:span text:style-name="T7">createComponents</text:span><text:span text:style-name="T2"> to create all components in it when </text:span><text:span text:style-name="T7">onBookmarkChanged</text:span><text:span text:style-name="T2"> is received.</text:span></text:p>
      <text:p text:style-name="Code_20_Indent">if ("Step-2".equals(bookmark)) {</text:p>
      <text:p text:style-name="Code_20_Indent"><text:tab/>//1. Remove com<text:span text:style-name="T2">ponents, if any, representing the previous state</text:span></text:p>
      <text:p text:style-name="Code_20_Indent"><text:tab/>try {</text:p>
      <text:p text:style-name="Code_20_Indent"><text:tab/><text:tab/><text:span text:style-name="T2">self.getFellow("replacable").detach();</text:span></text:p>
      <text:p text:style-name="Code_20_Indent"><text:tab/>} catch (ComponentNotFoundException ex) {</text:p>
      <text:p text:style-name="Code_20_Indent"><text:tab/><text:tab/>//not created yet</text:p>
      <text:p text:style-name="Code_20_Indent"><text:tab/>}</text:p>
      <text:p text:style-name="Code_20_Indent"/>
      <text:p text:style-name="Code_20_Indent"><text:tab/>//2. Creates components belonging to Step 2</text:p>
      <text:p text:style-name="Code_20_Indent"><text:tab/>Executions.createComponents("/bk/step2.zul", self, null);</text:p>
      <text:p text:style-name="Code_20_Indent">}</text:p>
      <text:h text:style-name="Heading_20_3" text:outline-level="3">A Sim<text:span text:style-name="T2">ple Example</text:span></text:h>
      <text:p text:style-name="P21">In this example, we bookmarks each tab selection.</text:p>
      <text:p text:style-name="Code_20_Indent">&lt;window id="wnd" title="Bookmark Demo" width="400px" border="normal"&gt;</text:p>
      <text:p text:style-name="Code_20_Indent"><text:tab/>&lt;zscript&gt;</text:p>
      <text:p text:style-name="Code_20_Indent"><text:tab/>page.addEventListener("onBookmarkChanged",</text:p>
      <text:p text:style-name="Code_20_Indent"><text:tab/><text:tab/>new EventListener() {</text:p>
      <text:p text:style-name="Code_20_Indent"><text:tab/><text:tab/><text:tab/>public void onEvent(Event event) throws UiException {<text:line-break/><text:tab/><text:tab/><text:tab/><text:tab/>try {</text:p>
      <text:p text:style-name="Code_20_Indent"><text:tab/><text:tab/><text:tab/><text:tab/><text:tab/>wnd.getFellow(wnd.desktop.bookmark).setSelected(true);</text:p>
      <text:p text:style-name="Code_20_Indent"><text:tab/><text:tab/><text:tab/><text:tab/>} catch (ComponentNotFoundException ex) {</text:p>
      <text:p text:style-name="Code_20_Indent"><text:tab/><text:tab/><text:tab/><text:tab/><text:tab/>tab1.setSelected(true);</text:p>
      <text:p text:style-name="Code_20_Indent"><text:tab/><text:tab/><text:tab/><text:tab/>}</text:p>
      <text:p text:style-name="Code_20_Indent"><text:tab/><text:tab/><text:tab/>}</text:p>
      <text:p text:style-name="Code_20_Indent"><text:tab/><text:tab/>});</text:p>
      <text:p text:style-name="Code_20_Indent"><text:tab/>&lt;/zscript&gt;</text:p>
      <text:p text:style-name="Code_20_Indent"/>
      <text:p text:style-name="Code_20_Indent"><text:tab/>&lt;tabbox id="tbox" width="100%" onSelect="desktop.bookmark = self.selectedTab.id"&gt;</text:p>
      <text:p text:style-name="Code_20_Indent"><text:tab/><text:tab/>&lt;tabs&gt;</text:p>
      <text:p text:style-name="Code_20_Indent"><text:tab/><text:tab/><text:tab/>&lt;tab id="tab1" label="Tab 1"/&gt;</text:p>
      <text:p text:style-name="Code_20_Indent"><text:tab/><text:tab/><text:tab/>&lt;tab id="tab2" label="Tab 2"/&gt;</text:p>
      <text:p text:style-name="Code_20_Indent"><text:tab/><text:tab/><text:tab/>&lt;tab id="tab3" label="Tab 3"/&gt;</text:p>
      <text:p text:style-name="Code_20_Indent"><text:tab/><text:tab/>&lt;/tabs&gt;</text:p>
      <text:p text:style-name="Code_20_Indent"><text:tab/><text:tab/>&lt;tabpanels&gt;</text:p>
      <text:p text:style-name="Code_20_Indent"><text:tab/><text:tab/><text:tab/>&lt;tabpanel&gt;This is panel 1&lt;/tabpanel&gt;</text:p>
      <text:p text:style-name="Code_20_Indent"><text:tab/><text:tab/><text:tab/>&lt;tabpanel&gt;This is panel 2&lt;/tabpanel&gt;</text:p>
      <text:p text:style-name="Code_20_Indent"><text:tab/><text:tab/><text:tab/>&lt;tabpanel&gt;This is panel 3&lt;/tabpanel&gt;</text:p>
      <text:p text:style-name="Code_20_Indent"><text:tab/><text:tab/>&lt;/tabpanels&gt;</text:p>
      <text:p text:style-name="Code_20_Indent"><text:tab/>&lt;/tabbox&gt;</text:p>
      <text:p text:style-name="Code_20_Indent">&lt;/window&gt;</text:p>
      <text:h text:style-name="Heading_20_2" text:outline-level="2">Component Cloning</text:h>
      <text:p text:style-name="Text_20_body">All com<text:span text:style-name="T2">ponents are cloneable. In other words, they are implemented </text:span><text:span text:style-name="T7">java.lang.Cloneable</text:span><text:span text:style-name="T2">. Thus, it is simple to replicate components as follows.</text:span></text:p>
      <text:p text:style-name="Code">&lt;vbox id="vb"&gt;</text:p>
      <text:p text:style-name="Code"><text:tab/>&lt;listbox id="src" multiple="true" width="200px"&gt;</text:p>
      <text:p text:style-name="Code"><text:tab/><text:tab/>&lt;listhead&gt;</text:p>
      <text:p text:style-name="Code"><text:tab/><text:tab/><text:tab/>&lt;listheader label="Population"/&gt;</text:p>
      <text:p text:style-name="Code"><text:tab/><text:tab/><text:tab/>&lt;listheader align="right" label="%"/&gt;</text:p>
      <text:p text:style-name="Code"><text:tab/><text:tab/>&lt;/listhead&gt;</text:p>
      <text:p text:style-name="Code"><text:tab/><text:tab/>&lt;listitem value="A"&gt;</text:p>
      <text:p text:style-name="Code"><text:tab/><text:tab/><text:tab/>&lt;listcell label="A. Graduate"/&gt;</text:p>
      <text:p text:style-name="Code"><text:tab/><text:tab/><text:tab/>&lt;listcell label="20%"/&gt;</text:p>
      <text:p text:style-name="Code"><text:tab/><text:tab/>&lt;/listitem&gt;</text:p>
      <text:p text:style-name="Code"><text:tab/><text:tab/>&lt;listitem value="B"&gt;</text:p>
      <text:p text:style-name="Code"><text:tab/><text:tab/><text:tab/>&lt;listcell label="B. College"/&gt;</text:p>
      <text:p text:style-name="Code"><text:tab/><text:tab/><text:tab/>&lt;listcell label="23%"/&gt;</text:p>
      <text:p text:style-name="Code"><text:tab/><text:tab/>&lt;/listitem&gt;</text:p>
      <text:p text:style-name="Code"><text:tab/><text:tab/>&lt;listitem value="C"&gt;</text:p>
      <text:p text:style-name="Code"><text:tab/><text:tab/><text:tab/>&lt;listcell label="C. High School"/&gt;</text:p>
      <text:p text:style-name="Code"><text:tab/><text:tab/><text:tab/>&lt;listcell label="40%"/&gt;</text:p>
      <text:p text:style-name="Code"><text:tab/><text:tab/>&lt;/listitem&gt;</text:p>
      <text:p text:style-name="Code"><text:tab/>&lt;/listbox&gt;</text:p>
      <text:p text:style-name="Code"/>
      <text:p text:style-name="Code"><text:tab/>&lt;zscript&gt;</text:p>
      <text:p text:style-name="Code"><text:tab/>int cnt = 0;</text:p>
      <text:p text:style-name="Code"><text:tab/>&lt;/zscript&gt;</text:p>
      <text:p text:style-name="Code"><text:tab/>&lt;button label="Clone"&gt;</text:p>
      <text:p text:style-name="Code"><text:tab/><text:tab/>&lt;attribute name="onClick"&gt;</text:p>
      <text:p text:style-name="Code"><text:tab/>Listbox l = src.clone();</text:p>
      <text:p text:style-name="Code"><text:tab/>l.setId("dst" + ++cnt);</text:p>
      <text:p text:style-name="Code"><text:tab/>vb.insertBefore(l, self);</text:p>
      <text:p text:style-name="Code"><text:tab/><text:tab/>&lt;/attribute&gt;</text:p>
      <text:p text:style-name="Code"><text:tab/>&lt;/button&gt;</text:p>
      <text:p text:style-name="Code">&lt;/vbox&gt;</text:p>
      <text:list text:style-name="L50">
        <text:list-item>
          <text:p text:style-name="P182">Once a component is cloned, all its children and descendants are cloned, too.</text:p>
        </text:list-item>
        <text:list-item>
          <text:p text:style-name="P182">The cloned component doesn't belong to any page and parent. In other words, <text:span text:style-name="T6">src.clone().getParent()</text:span> returns null.</text:p>
        </text:list-item>
        <text:list-item>
          <text:p text:style-name="P182">ID is not changed, so you remember to change ID if you want to add it back to the same ID space.</text:p>
        </text:list-item>
      </text:list>
      <text:h text:style-name="Heading_20_2" text:outline-level="2">Component Serialization</text:h>
      <text:p text:style-name="Text_20_body">All com<text:span text:style-name="T2">ponents are serializable, so you can serialize components to the memory or other storage and de-serialize them later. Like cloning, the de-serialized components don't belong to another page (and desktop). They are also independent of the one being serialized. As illustrated below, serialization can be used to implement the similar cloning function.</text:span></text:p>
      <text:p text:style-name="Code">&lt;vbox id="vb"&gt;</text:p>
      <text:p text:style-name="Code"><text:tab/>&lt;listbox id="src" multiple="true" width="200px"&gt;</text:p>
      <text:p text:style-name="Code"><text:tab/><text:tab/>&lt;listhead&gt;</text:p>
      <text:p text:style-name="Code"><text:tab/><text:tab/><text:tab/>&lt;listheader label="Population"/&gt;</text:p>
      <text:p text:style-name="Code"><text:tab/><text:tab/><text:tab/>&lt;listheader align="right" label="%"/&gt;</text:p>
      <text:p text:style-name="Code"><text:tab/><text:tab/>&lt;/listhead&gt;</text:p>
      <text:p text:style-name="Code"><text:tab/><text:tab/>&lt;listitem value="A"&gt;</text:p>
      <text:p text:style-name="Code"><text:tab/><text:tab/><text:tab/>&lt;listcell label="A. Graduate"/&gt;</text:p>
      <text:p text:style-name="Code"><text:tab/><text:tab/><text:tab/>&lt;listcell label="20%"/&gt;</text:p>
      <text:p text:style-name="Code"><text:tab/><text:tab/>&lt;/listitem&gt;</text:p>
      <text:p text:style-name="Code"><text:tab/><text:tab/>&lt;listitem value="B"&gt;</text:p>
      <text:p text:style-name="Code"><text:tab/><text:tab/><text:tab/>&lt;listcell label="B. College"/&gt;</text:p>
      <text:p text:style-name="Code"><text:tab/><text:tab/><text:tab/>&lt;listcell label="23%"/&gt;</text:p>
      <text:p text:style-name="Code"><text:tab/><text:tab/>&lt;/listitem&gt;</text:p>
      <text:p text:style-name="Code"><text:tab/><text:tab/>&lt;listitem value="C"&gt;</text:p>
      <text:p text:style-name="Code"><text:tab/><text:tab/><text:tab/>&lt;listcell label="C. High School"/&gt;</text:p>
      <text:p text:style-name="Code"><text:tab/><text:tab/><text:tab/>&lt;listcell label="40%"/&gt;</text:p>
      <text:p text:style-name="Code"><text:tab/><text:tab/>&lt;/listitem&gt;</text:p>
      <text:p text:style-name="Code"><text:tab/>&lt;/listbox&gt;</text:p>
      <text:p text:style-name="Code"/>
      <text:p text:style-name="Code"><text:tab/>&lt;zscript&gt;</text:p>
      <text:p text:style-name="Code"><text:tab/>int cnt = 0;</text:p>
      <text:p text:style-name="Code"><text:tab/>&lt;/zscript&gt;</text:p>
      <text:p text:style-name="Code"><text:tab/>&lt;button label="Clone"&gt;</text:p>
      <text:p text:style-name="Code"><text:tab/><text:tab/>&lt;attribute name="onClick"&gt;</text:p>
      <text:p text:style-name="Code"><text:tab/>import java.io.*;</text:p>
      <text:p text:style-name="Code"><text:tab/>ByteArrayOutputStream boa = new ByteArrayOutputStream();</text:p>
      <text:p text:style-name="Code"><text:tab/>new ObjectOutputStream(boa).writeObject(src);</text:p>
      <text:p text:style-name="Code"><text:tab/>Listbox l = new ObjectInputStream(</text:p>
      <text:p text:style-name="Code"><text:tab/><text:tab/>new ByteArrayInputStream(boa.toByteArray())).readObject();</text:p>
      <text:p text:style-name="Code"><text:tab/>l.setId("dst" + ++cnt);</text:p>
      <text:p text:style-name="Code"><text:tab/>vb.insertBefore(l, self);</text:p>
      <text:p text:style-name="Code"><text:tab/><text:tab/>&lt;/attribute&gt;</text:p>
      <text:p text:style-name="Code"><text:tab/>&lt;/button&gt;</text:p>
      <text:p text:style-name="Code">&lt;/vbox&gt;</text:p>
      <text:p text:style-name="P30">Of course, cloning with the <text:span text:style-name="T6">clone</text:span> method has much better performance, while serialized components can be used crossing different machines.</text:p>
      <text:h text:style-name="Heading_20_3" text:outline-level="3">Serializable Sessions</text:h>
      <text:p text:style-name="Text_20_body_20_indent">By def<text:span text:style-name="T2">ault, a non-serializable implementation is used to represent a session (</text:span><text:span text:style-name="T7">org.zkoss.zk.ui.Session</text:span><text:span text:style-name="T2">). The benefit of using non-serializable implementation is that application developers need to worry whether the value stored in a component, say, </text:span><text:span text:style-name="T7">Listitem</text:span><text:span text:style-name="T2">'s </text:span><text:span text:style-name="T7">setValue</text:span><text:span text:style-name="T2">, is serializable.</text:span></text:p>
      <text:p text:style-name="P21">However, if you are sure all values stored in components are serializable, you can use a serializable implementation to represent a session.</text:p>
      <text:p text:style-name="P21">To configure ZK to use the serializable implementation, you have to configure the <text:span text:style-name="T6">ui-factory-class</text:span> element in <text:span text:style-name="T6">WEB-INF/zk.xml</text:span>, refer to <text:span text:style-name="T3">Appendix B</text:span><text:span text:style-name="T26"> in </text:span><text:span text:style-name="T3">the Developer's Reference</text:span><text:span text:style-name="T26"> for more details.</text:span></text:p>
      <text:h text:style-name="Heading_20_3" text:outline-level="3">Serialization Listeners</text:h>
      <text:p text:style-name="P21">The attributes, variables, and listeners stored in a component, a page, a desktop or a session are also serialized if they are serializable (and the corresponding component, page, desktop or session is serialized).</text:p>
      <text:p text:style-name="P21">To simplify the implementation of serializable objects, ZK invokes the serialization listener before serialization and after de-serialization, if the special interface is implemented. For example, you can implement an event listener for a component as follows.</text:p>
      <text:p text:style-name="Code_20_Indent">public MyListener</text:p>
      <text:p text:style-name="Code_20_Indent">imp<text:span text:style-name="T2">lements EventListener, java.io.Serializable, </text:span><text:span text:style-name="T16">ComponentSerializationListener</text:span><text:span text:style-name="T2"> {</text:span></text:p>
      <text:p text:style-name="Code_20_Indent"><text:tab/>private transient Component _target; //no need to serialize it</text:p>
      <text:p text:style-name="Code_20_Indent"/>
      <text:p text:style-name="Code_20_Indent"><text:tab/>//ComponentSerializationListener//</text:p>
      <text:p text:style-name="Code_20_Indent"><text:tab/>public <text:span text:style-name="T15">willSerialize</text:span>(Component comp) {</text:p>
      <text:p text:style-name="Code_20_Indent"><text:tab/>}</text:p>
      <text:p text:style-name="Code_20_Indent"><text:tab/>public <text:span text:style-name="T15">didDeserialize</text:span>(Component comp) {</text:p>
      <text:p text:style-name="Code_20_Indent"><text:tab/><text:tab/>_target = comp; //restore it back</text:p>
      <text:p text:style-name="Code_20_Indent"><text:tab/>}</text:p>
      <text:p text:style-name="Code_20_Indent">}</text:p>
      <text:p text:style-name="Text_20_body_20_indent"><text:span text:style-name="T2">The </text:span><text:span text:style-name="T7">org.zkoss.zk.ui.util.ComponentSerializationListener</text:span><text:span text:style-name="T2"> interface is used when serializing a component. Similarly, </text:span><text:span text:style-name="T7">PageSerializationListener</text:span><text:span text:style-name="T2">, </text:span><text:span text:style-name="T7">DesktopSerializationListener</text:span><text:span text:style-name="T2"> and </text:span><text:span text:style-name="T7">SessionSerializationListener</text:span><text:span text:style-name="T2"> are used when serializing a page, desktop and session, respectively.</text:span></text:p>
      <text:h text:style-name="Heading_20_2" text:outline-level="2">Inter-Page Communication</text:h>
      <text:p text:style-name="Text_20_body">Com<text:span text:style-name="T2">munications among pages in the same desktop is straightforward. First, you can use event to notify each other. Second, you can use attributes to share data.</text:span></text:p>
      <text:h text:style-name="P28" text:outline-level="3">Post and Send Events</text:h>
      <text:p text:style-name="P21">You could communicate among pages in the same desktop. The way to communicate is to use the <text:span text:style-name="T6">postEvent</text:span> or <text:span text:style-name="T6">sendEvent</text:span> to notify a component in the target page.</text:p>
      <text:p text:style-name="Code_20_Indent">Events.postEvent(new Event("SomethingHappens",</text:p>
      <text:p text:style-name="Code_20_Indent"><text:tab/>com<text:span text:style-name="T2">p.getDesktop().getPage("another").getFellow("main"));</text:span></text:p>
      <text:h text:style-name="Heading_20_3" text:outline-level="3">Att<text:span text:style-name="T2">ributes</text:span></text:h>
      <text:p text:style-name="P21">Each component, page, desktop, session and Web application has an independent map of attributes. It is a good place to share data among components, pages, desktops and even sessions.</text:p>
      <text:p text:style-name="P21">In <text:span text:style-name="T6">zscript</text:span> and EL expressions, you could use the implicit objects: <text:span text:style-name="T6">componentScope</text:span>, <text:span text:style-name="T6">pageScope</text:span>, <text:span text:style-name="T6">desktopScope</text:span>, <text:span text:style-name="T6">sessionScope, requestScope</text:span> and <text:span text:style-name="T6">applicationoScope</text:span>.</text:p>
      <text:p text:style-name="P21">In a Java class, you could use the attribute-relevant methods in corresponding classes to access them. You could also use the scope argument to identify which scope you want to access. The following two statements are equivalent, assuming comp is a component.</text:p>
      <text:p text:style-name="Code_20_Indent">com<text:span text:style-name="T2">p.getAttribute("some", comp.DESKTOP_SCOPE);</text:span></text:p>
      <text:p text:style-name="Code_20_Indent">comp.getDesktop().getAttribute("some");</text:p>
      <text:h text:style-name="Heading_20_2" text:outline-level="2">Int<text:span text:style-name="T2">er-Web-Application Communication</text:span></text:h>
      <text:p text:style-name="P30">An EAR file could have multiple WAR files. Each of them is a Web application. There are no standard way to communicate between two Web applications.</text:p>
      <text:p text:style-name="P30">However, ZK supports a way to reference the resource from another Web applications. For example, assume you want to include a resource, say <text:span text:style-name="T6">/foreign.zul</text:span>, from another Web application, say <text:span text:style-name="T6">app2</text:span>. Then, you could do as follows.</text:p>
      <text:p text:style-name="Code">&lt;include src="~app2/foreign.zul"/&gt;</text:p>
      <text:p text:style-name="Text_20_body">Sim<text:span text:style-name="T2">ilarly, you could reference a style sheet from another Web application.</text:span></text:p>
      <text:p text:style-name="Code">&lt;style src="~app2/foreign.css"/&gt;</text:p>
      <text:p text:style-name="Tip">Not<text:span text:style-name="T2">e: Whether you can access a resource located in another Web application depends on the configuration of the Web server. For example, you have to specify </text:span><text:span text:style-name="T7">crossContext="true"</text:span><text:span text:style-name="T2"> in conf/context.xml, if you are using Tomcat.</text:span></text:p>
      <text:h text:style-name="P28" text:outline-level="3">Web Resources from Classpath</text:h>
      <text:p text:style-name="P21">With ZK, you could reference a resource that is locatable by the classpath. The advantage is that you could embed Web resources in a JAR file, which simplifies the deployment.</text:p>
      <text:p text:style-name="Code_20_Indent">&lt;img src="~./my/jar.gif"/&gt;</text:p>
      <text:p text:style-name="Text_20_body_20_indent">The<text:span text:style-name="T2">n, it tries to locate the resource, </text:span><text:span text:style-name="T7">/my/jar.gif</text:span><text:span text:style-name="T2">, at the /web directory by searching resources from the classpath.</text:span></text:p>
      <text:h text:style-name="Heading_20_2" text:outline-level="2">Annotations</text:h>
      <text:p text:style-name="Text_20_body">Ann<text:span text:style-name="T2">otations provide data about a component that is not part of the component itself. They have no direct effect on the operation of the component they annotate. Rather, they are mainly used by a tool or a manager to examine at runtime. The content and meanings of annotations totally depend on the tool or the manager the developer uses. For example, a data-binding manager might examine annotations to know the data source that the value of a component will be stored.</text:span></text:p>
      <text:h text:style-name="Heading_20_3" text:outline-level="3">Annotate ZUML Pages</text:h>
      <text:p text:style-name="Text_20_body_20_indent">Annotations can be applied to declarations of components and properties in ZUML pages. There are two way to annotate them: the classic way and the simple way.<text:span text:style-name="T2"> Which one to use depends on your favorite. You can mix them in the same page if you like.</text:span></text:p>
      <text:h text:style-name="Heading_20_4" text:outline-level="4">The Classic Way to ann<text:span text:style-name="T2">otate the Component Declarations</text:span></text:h>
      <text:p text:style-name="Text_20_body_20_indent_20_2">The annotation appears before the declaration of the element that you want to annotate:</text:p>
      <text:p text:style-name="Code_20_Indent_20_2">&lt;window <text:span text:style-name="T17">xmlns:a="</text:span><text:a xlink:type="simple" xlink:href="http://www.zkoss.org/2005/zk/annotation"><text:span text:style-name="T17">http://www.zkoss.org/2005/zk/annotation</text:span></text:a><text:span text:style-name="T17">"</text:span><text:span text:style-name="T6">&gt;</text:span></text:p>
      <text:p text:style-name="Code_20_Indent_20_2"><text:tab/>&lt;vbox&gt;</text:p>
      <text:p text:style-name="Code_20_Indent_20_2"><text:tab/><text:tab/><text:span text:style-name="T42">&lt;a:author name="John Magic" date="3/17/2006"/&gt;</text:span></text:p>
      <text:p text:style-name="Code_20_Indent_20_2"><text:tab/><text:tab/>&lt;listbox&gt;</text:p>
      <text:p text:style-name="Code_20_Indent_20_2"><text:tab/><text:tab/>&lt;/listbox&gt;</text:p>
      <text:p text:style-name="Code_20_Indent_20_2">...</text:p>
      <text:p text:style-name="Text_20_body_20_indent_20_2">The<text:span text:style-name="T2"> annotation is an element in the </text:span><text:a xlink:type="simple" xlink:href="http://www.zkoss.org/2005/zk/annotation"><text:span text:style-name="T7">http://www.zkoss.org/2005/zk/annotation</text:span></text:a><text:span text:style-name="T2"> namespace. The element name and attributes can be anything depending on the tool you use. You can annotate the same component declaration with several annotations:</text:span></text:p>
      <text:p text:style-name="Code_20_Indent_20_2">&lt;a:author name="John Magic"/&gt;</text:p>
      <text:p text:style-name="Code_20_Indent_20_2">&lt;a:editor name="Mary White" date="4/11/2006"/&gt;</text:p>
      <text:p text:style-name="Code_20_Indent_20_2">&lt;listbox/&gt;</text:p>
      <text:p text:style-name="Text_20_body_20_indent_20_2">where aut<text:span text:style-name="T2">hor and editor are the annotation names, while name and date are the attribute names. In other words, an annotation consists of a name and a map of attributes.</text:span></text:p>
      <text:p text:style-name="Text_20_body_20_indent_20_2">If the ann<text:span text:style-name="T2">otations annotating a declaration have the same name, they are merged as a single annotation. For example,</text:span></text:p>
      <text:p text:style-name="Code_20_Indent_20_2">&lt;a:define var1="auto"/&gt;</text:p>
      <text:p text:style-name="Code_20_Indent_20_2">&lt;a:define var2="123"/&gt;</text:p>
      <text:p text:style-name="Code_20_Indent_20_2">&lt;listbox/&gt;</text:p>
      <text:p text:style-name="Text_20_body_20_indent_20_2">is equ<text:span text:style-name="T2">ivalent to</text:span></text:p>
      <text:p text:style-name="Code_20_Indent_20_2">&lt;a:define var1="auto" var2="123"/&gt;</text:p>
      <text:p text:style-name="Code_20_Indent_20_2">&lt;listbox/&gt;</text:p>
      <text:p text:style-name="Tip"><text:span text:style-name="T3">Not</text:span><text:span text:style-name="T4">e</text:span><text:span text:style-name="T2">: Annotations don't support EL expressions.</text:span></text:p>
      <text:h text:style-name="Heading_20_4" text:outline-level="4">The Classic Way to Ann<text:span text:style-name="T2">otate the Property Declarations</text:span></text:h>
      <text:p text:style-name="Text_20_body_20_indent_20_2">To annotation a property declaration, you can put the annotation in front of the declaration of a property as shown below.</text:p>
      <text:p text:style-name="Code_20_Indent_20_2">&lt;listitem <text:span text:style-name="T42">a:bind="datasource='author',name='name'"</text:span> value="${author.name}"/&gt;</text:p>
      <text:p text:style-name="Text_20_body_20_indent_20_2">Alt<text:span text:style-name="T2">ernatively, you can use the </text:span><text:span text:style-name="T7">attribute</text:span><text:span text:style-name="T2"> element and annotate the declaration of a property similar to the component declaration. In other words, the above annotation is equivalent to the following:</text:span></text:p>
      <text:p text:style-name="Code_20_Indent_20_2">&lt;listitem&gt;</text:p>
      <text:p text:style-name="Code_20_Indent_20_2"><text:tab/><text:span text:style-name="T42">&lt;a:bind datasource="author" name="name"/&gt;</text:span></text:p>
      <text:p text:style-name="Code_20_Indent_20_2"><text:tab/>&lt;attribute name="value"&gt;${author.name}&lt;/attribute&gt;</text:p>
      <text:p text:style-name="Code_20_Indent_20_2">&lt;/listitem&gt;</text:p>
      <text:p text:style-name="Text_20_body_20_indent_20_2">Not<text:span text:style-name="T2">e: if the attribute name of a annotation is omitted, the name is assumed to be </text:span><text:span text:style-name="T7">value</text:span><text:span text:style-name="T2">. For example,</text:span></text:p>
      <text:p text:style-name="Code_20_Indent_20_2">&lt;listitem a:bind="<text:span text:style-name="T15">value</text:span>='selected'" val<text:span text:style-name="T2">ue=""/&gt;</text:span></text:p>
      <text:p text:style-name="Text_20_body_20_indent_20_2">is equivalent to</text:p>
      <text:p text:style-name="Code_20_Indent_20_2">&lt;listitem a:bind="selected" value=""/&gt;</text:p>
      <text:h text:style-name="Heading_20_4" text:outline-level="4">The Simple Way to Ann<text:span text:style-name="T2">otate the Property Declarations</text:span></text:h>
      <text:p text:style-name="Text_20_body_20_indent_20_2">In addition to annotating with the special XML namespace as described above, there is a simple way to annotate properties: specify a value with an annotation expression for the property to annotate, as show below.</text:p>
      <text:p text:style-name="Code_20_Indent_20_2">&lt;listitem label="@{bind(datasource='author',selected)}"/&gt;</text:p>
      <text:p text:style-name="Text_20_body_20_indent_20_2">The format of the annotation expression is <text:span text:style-name="T13">@{</text:span><text:span text:style-name="T12">annot-name</text:span><text:span text:style-name="T13">(</text:span><text:span text:style-name="T12">attr-name1</text:span><text:span text:style-name="T13">=</text:span><text:span text:style-name="T12">attr-value1, attr-name2=attr-value2</text:span><text:span text:style-name="T13">)}</text:span>. In other words, if the value of the property is an anntation expression, it is considered as the annotation for the corresponding property, rather than its value. In the above example, an annotation called <text:span text:style-name="T6">bind</text:span> is annotated to the <text:span text:style-name="T6">label</text:span> property<text:span text:style-name="T2">. Thus, it is equivalent to</text:span></text:p>
      <text:p text:style-name="Code_20_Indent_20_2">&lt;listitem a:bind=" datasource='author',selected" label=""/&gt;</text:p>
      <text:p text:style-name="Text_20_body_20_indent_20_2">If the<text:span text:style-name="T2"> annotation name is not specified, the name is assumed to be </text:span><text:span text:style-name="T7">default</text:span><text:span text:style-name="T2">. For example, the following code snippet annotates the </text:span><text:span text:style-name="T7">label</text:span><text:span text:style-name="T2"> property with an annotation named </text:span><text:span text:style-name="T7">default</text:span><text:span text:style-name="T2">, and the annotation has one attribute whose name and value are </text:span><text:span text:style-name="T7">value</text:span><text:span text:style-name="T2"> and </text:span><text:span text:style-name="T7">selected.name</text:span><text:span text:style-name="T2">, respectively.</text:span></text:p>
      <text:p text:style-name="Code_20_Indent_20_2">&lt;listitem label="@{selected.name}"/&gt;</text:p>
      <text:p text:style-name="Text_20_body_20_indent_20_2">In other words, it is equ<text:span text:style-name="T2">ivalent to the following code snippet.</text:span></text:p>
      <text:p text:style-name="Code_20_Indent_20_2">&lt;listitem label="@{default(value='selected.name')}"/&gt;</text:p>
      <text:p text:style-name="Text_20_body_20_indent_20_2">Note: you can annotate the same property <text:span text:style-name="T2">with multiple annotations, as shown below.</text:span></text:p>
      <text:p text:style-name="Code_20_Indent_20_2">&lt;listitem label="@{ann1(selected.name) ann2(attr2a='attr2a',attr2b)}"/&gt;</text:p>
      <text:h text:style-name="Heading_20_4" text:outline-level="4">The Simple Way to Ann<text:span text:style-name="T2">otate the Component Declarations</text:span></text:h>
      <text:p text:style-name="P36">Similarly, you can annotate a component by specifying the annotation expression to a specific attribute called <text:span text:style-name="T6">self</text:span> as shown below.</text:p>
      <text:p text:style-name="Code_20_Indent_20_2">&lt;listitem sel<text:span text:style-name="T2">f="@{bind(each=person)}"/&gt;</text:span></text:p>
      <text:p text:style-name="P36">where <text:span text:style-name="T6">self</text:span> is a keyword to denote the annotation is used to annotate the component declaration, rather than any property. In other words, it is equivalent to</text:p>
      <text:p text:style-name="Code_20_Indent_20_2">&lt;a:bind each="person"/&gt;</text:p>
      <text:p text:style-name="Code_20_Indent_20_2">&lt;listitem/&gt;</text:p>
      <text:h text:style-name="P28" text:outline-level="3">Annotate Components Created Manually</text:h>
      <text:p text:style-name="P21">You can annotate a component at the run time by use of the <text:span text:style-name="T6">addAnnotation</text:span> method of the <text:span text:style-name="T6">org.zkoss.zk.ui.sys.ComponentCtrl</text:span> interface.</text:p>
      <text:p text:style-name="Code_20_Indent">Listbox listbox = new Listbox();</text:p>
      <text:p text:style-name="Code_20_Indent">listbox.addAnnotation("some", null);</text:p>
      <text:h text:style-name="P28" text:outline-level="3">Retrieve Annotations</text:h>
      <text:p text:style-name="P21">The annotations can be retrieved back at the runtime. They are usually retrieved by tools, such as the data-binding manager, rather than applications. In other words, applications annotate a ZUML page to tell the tools how to handle components for a particular purpose. </text:p>
      <text:p text:style-name="P21">The following is an example to dump all annotations of a component:</text:p>
      <text:p text:style-name="Code_20_Indent">void dump(StringBuffer sb, Component comp) {</text:p>
      <text:p text:style-name="Code_20_Indent"><text:s text:c="3"/>Com<text:span text:style-name="T2">ponentCtrl compCtrl</text:span> = (Com<text:span text:style-name="T2">ponentCtrl)comp;</text:span></text:p>
      <text:p text:style-name="Code_20_Indent"><text:tab/>sb.append(comp.getId()).append(": ")</text:p>
      <text:p text:style-name="Code_20_Indent"><text:tab/> <text:s/>.append(<text:span text:style-name="T2">compCtrl </text:span>.<text:span text:style-name="T15">getAnnotations</text:span>()).append('\n');</text:p>
      <text:p text:style-name="Code_20_Indent"/>
      <text:p text:style-name="Code_20_Indent"><text:tab/>for (Iterator it = <text:span text:style-name="T2">compCtrl</text:span>.<text:span text:style-name="T15">getAnnotatedProperties</text:span>().iterator(); it.hasNext();) {</text:p>
      <text:p text:style-name="Code_20_Indent"><text:tab/><text:tab/>String prop = it.next();</text:p>
      <text:p text:style-name="Code_20_Indent"><text:tab/><text:tab/>sb.append(" with ").append(prop).append(": ")</text:p>
      <text:p text:style-name="Code_20_Indent"><text:tab/><text:tab/><text:tab/>.append(<text:span text:style-name="T2">compCtrl </text:span>.<text:span text:style-name="T15">getAnnotations</text:span>(prop)).append('\n');</text:p>
      <text:p text:style-name="Code_20_Indent"><text:tab/>}</text:p>
      <text:p text:style-name="Code_20_Indent">}</text:p>
      <text:h text:style-name="Heading_20_2" text:outline-level="2">Richlets</text:h>
      <text:p text:style-name="Text_20_body">A richlet is a small Java pro<text:span text:style-name="T2">gram that creates all necessary components in response to user's request.</text:span></text:p>
      <text:p text:style-name="P30">When a user requests the content of an URL, the ZK loader checks if the resource of the specified URL is a ZUML page or a richlet. If it is a ZUML page, then the ZK loader creates components automatically based on the ZUML page's content as we described in the previous chapters.</text:p>
      <text:p text:style-name="P30">If the resource is a richlet, the ZK loader hands over the processing to the richlet. What and how to create components are all handled by the richlet. In other words, it is the developer's job to create all necessary components programmingly in response to the request.</text:p>
      <text:p text:style-name="P30">The choice between ZUML pages and richlets depends on your preference. For most developers, ZUML pages are better for the readability and simplicity.</text:p>
      <text:p text:style-name="P30">It is straightforward to implement a richlet. First, implement the <text:span text:style-name="T6">org.zkoss.zk.ui.Richlet</text:span> interface and then declare the association of the richlet with an URL.</text:p>
      <text:h text:style-name="Heading_20_3" text:outline-level="3"><text:span text:style-name="T2">Implement the </text:span><text:span text:style-name="T7">org.zkoss.zk.ui.Richlet</text:span><text:span text:style-name="T2"> interface</text:span></text:h>
      <text:p text:style-name="P21">All richlets must implement the <text:span text:style-name="T6">org.zkoss.zk.ui.Richlet</text:span> interface. To minimize the effects of implementing all methods, can extend the <text:span text:style-name="T6">org.zkoss.zk.ui.GenericRichlet</text:span> class instead. Then, when the specified URL is requested, the <text:span text:style-name="T6">service</text:span> method is called, and you can create the user interface then.</text:p>
      <text:p text:style-name="Code_20_Indent">package org.zkoss.zkdemo;</text:p>
      <text:p text:style-name="Code_20_Indent"/>
      <text:p text:style-name="Code_20_Indent">import org.zkoss.zk.ui.Page;</text:p>
      <text:p text:style-name="Code_20_Indent">import org.zkoss.zk.ui.GenericRichlet;</text:p>
      <text:p text:style-name="Code_20_Indent">import org.zkoss.zk.ui.event.*;</text:p>
      <text:p text:style-name="Code_20_Indent">import org.zkoss.zul.*;</text:p>
      <text:p text:style-name="Code_20_Indent"/>
      <text:p text:style-name="Code_20_Indent">public class TestRichlet extends GenericRichlet {</text:p>
      <text:p text:style-name="Code_20_Indent"><text:tab/>//Richlet//</text:p>
      <text:p text:style-name="Code_20_Indent"><text:tab/>public void service(Page page) {</text:p>
      <text:p text:style-name="Code_20_Indent"><text:tab/><text:tab/>page.setTitle("Richlet Test");</text:p>
      <text:p text:style-name="Code_20_Indent"/>
      <text:p text:style-name="Code_20_Indent"><text:tab/><text:tab/>final Window w = new Window("Richlet Test", "normal", false);</text:p>
      <text:p text:style-name="Code_20_Indent"><text:tab/><text:tab/>new Label("Hello World!").setParent(w);</text:p>
      <text:p text:style-name="Code_20_Indent"><text:tab/><text:tab/>final Label l = new Label();</text:p>
      <text:p text:style-name="Code_20_Indent"><text:tab/><text:tab/>l.setParent(w);</text:p>
      <text:p text:style-name="Code_20_Indent"/>
      <text:p text:style-name="Code_20_Indent"><text:tab/><text:tab/>final Button b = new Button("Change");</text:p>
      <text:p text:style-name="Code_20_Indent"><text:tab/><text:tab/>b.addEventListener(Events.ON_CLICK,</text:p>
      <text:p text:style-name="Code_20_Indent"><text:tab/><text:tab/><text:tab/>new EventListener() {</text:p>
      <text:p text:style-name="Code_20_Indent"><text:tab/><text:tab/><text:tab/><text:tab/>int count;</text:p>
      <text:p text:style-name="Code_20_Indent"><text:tab/><text:tab/><text:tab/><text:tab/>public void onEvent(Event evt) {</text:p>
      <text:p text:style-name="Code_20_Indent"><text:tab/><text:tab/><text:tab/><text:tab/><text:tab/>l.setValue("" + ++count);</text:p>
      <text:p text:style-name="Code_20_Indent"><text:tab/><text:tab/><text:tab/><text:tab/>}</text:p>
      <text:p text:style-name="Code_20_Indent"><text:tab/><text:tab/><text:tab/>});</text:p>
      <text:p text:style-name="Code_20_Indent"><text:tab/><text:tab/>b.setParent(w);</text:p>
      <text:p text:style-name="Code_20_Indent"/>
      <text:p text:style-name="Code_20_Indent"><text:tab/><text:tab/>w.setPage(page);</text:p>
      <text:p text:style-name="Code_20_Indent"><text:tab/>}</text:p>
      <text:p text:style-name="Code_20_Indent">}</text:p>
      <text:p text:style-name="P21">Like servlets, you can implement the <text:span text:style-name="T6">init</text:span> and <text:span text:style-name="T6">destroy</text:span> methods to initialize and to destroy the richlet when it is loaded. Like servlet, a richlet is loaded once and serves all requests for the URL it is associated with.</text:p>
      <text:h text:style-name="Heading_20_4" text:outline-level="4">One Richlet per URL</text:h>
      <text:p text:style-name="Text_20_body_20_indent_20_2"><text:span text:style-name="T2">Like servlets, a richlet is created and shared for the same URL. In other words, the richlet (at least the </text:span><text:span text:style-name="T7">service</text:span><text:span text:style-name="T2"> method) must be thread-safe. On the other hands, components are not shareable. Each desktop has an independent set of components. Therefore, it is generally not a good idea to store components as a data member of a richlet.</text:span></text:p>
      <text:p text:style-name="P36">There are many ways to solve this issue. A typical one is to use another class for holding the components for each desktop, as illustrated below.</text:p>
      <text:p text:style-name="Code_20_Indent_20_2">class MyApp { //one per<text:span text:style-name="T2"> desktop</text:span></text:p>
      <text:p text:style-name="Code_20_Indent_20_2"><text:tab/>Window _main;</text:p>
      <text:p text:style-name="Code_20_Indent_20_2"><text:tab/>MyApp(Page page) {</text:p>
      <text:p text:style-name="Code_20_Indent_20_2"><text:tab/><text:tab/>_main = new Window();</text:p>
      <text:p text:style-name="Code_20_Indent_20_2"><text:tab/><text:tab/>_main.setPage(page);</text:p>
      <text:p text:style-name="Code_20_Indent_20_2"><text:tab/>}</text:p>
      <text:p text:style-name="Code_20_Indent_20_2">}</text:p>
      <text:p text:style-name="P74"/>
      <text:p text:style-name="P74">class MyRichlet extends GenericRichlet {</text:p>
      <text:p text:style-name="Code_20_Indent_20_2"><text:tab/>public void service(Page page) {</text:p>
      <text:p text:style-name="Code_20_Indent_20_2"><text:tab/><text:tab/>new MyApp(page); //create and for<text:span text:style-name="T2">get</text:span></text:p>
      <text:p text:style-name="Code_20_Indent_20_2"><text:tab/>}</text:p>
      <text:p text:style-name="Code_20_Indent_20_2">}</text:p>
      <text:h text:style-name="Heading_20_3" text:outline-level="3">Con<text:span text:style-name="T2">figure </text:span><text:span text:style-name="T7">web.xml</text:span><text:span text:style-name="T2"> and </text:span><text:span text:style-name="T7">zk.xml</text:span></text:h>
      <text:p text:style-name="P21">After implementing the richlet, you can define the richlet in <text:span text:style-name="T6">zk.xml</text:span> with the following statement.</text:p>
      <text:p text:style-name="Code_20_Indent">&lt;richlet&gt;</text:p>
      <text:p text:style-name="Code_20_Indent"><text:tab/>&lt;richlet-name&gt;Test&lt;/richlet-name&gt;<text:line-break/><text:tab/>&lt;richlet-class&gt;org.zkoss.zkdemo.TestRichlet&lt;/richlet-class&gt;</text:p>
      <text:p text:style-name="Code_20_Indent">&lt;/richlet&gt;</text:p>
      <text:p text:style-name="Text_20_body_20_indent"><text:span text:style-name="T2">Once declaring a richlet, you can map it to any number of URL by use of </text:span><text:span text:style-name="T7">richlet-mapping</text:span><text:span text:style-name="T2"> as depicted below.</text:span></text:p>
      <text:p text:style-name="Code_20_Indent">&lt;richlet-mapping&gt;</text:p>
      <text:p text:style-name="Code_20_Indent"><text:tab/>&lt;richlet-name&gt;Test&lt;/richlet-name&gt;</text:p>
      <text:p text:style-name="Code_20_Indent"><text:tab/>&lt;url-pattern&gt;/test&lt;/url-pattern&gt;</text:p>
      <text:p text:style-name="Code_20_Indent">&lt;/richlet-mapping&gt;</text:p>
      <text:p text:style-name="Code_20_Indent">&lt;richlet-mapping&gt;</text:p>
      <text:p text:style-name="Code_20_Indent"><text:tab/>&lt;richlet-name&gt;Test&lt;/richlet-name&gt;</text:p>
      <text:p text:style-name="Code_20_Indent"><text:tab/>&lt;url-pattern&gt;/some/more/*&lt;/url-pattern&gt;</text:p>
      <text:p text:style-name="Code_20_Indent">&lt;/richlet-mapping&gt;</text:p>
      <text:p text:style-name="Text_20_body_20_indent">By def<text:span text:style-name="T2">ault, richlets is disabled. To enable richlets, you have to add the following declaration to </text:span><text:span text:style-name="T7">web.xml</text:span><text:span text:style-name="T2">. Once enabled, you can add as many as richlets you want without modifying </text:span><text:span text:style-name="T7">web.xml</text:span><text:span text:style-name="T2"> anymore.</text:span></text:p>
      <text:p text:style-name="Code_20_Indent">&lt;servlet-mapping&gt;<text:line-break/><text:tab/>&lt;servlet-name&gt;zkLoader&lt;/servlet-name&gt;<text:line-break/><text:tab/>&lt;url-pattern&gt;/<text:span text:style-name="T15">zk</text:span>/*&lt;/url-pattern&gt;<text:line-break/>&lt;/servlet-mapping&gt;</text:p>
      <text:p text:style-name="Text_20_body_20_indent"><text:span text:style-name="T2">Then, you can visit </text:span><text:a xlink:type="simple" xlink:href="http://localhost/zk/test"><text:span text:style-name="T7">http://localhost/</text:span></text:a><text:a xlink:type="simple" xlink:href="http://localhost/zk/test"><text:span text:style-name="T18">zk</text:span></text:a><text:a xlink:type="simple" xlink:href="http://localhost/zk/test"><text:span text:style-name="T7">/test</text:span></text:a><text:span text:style-name="T2"> to request the richlet.</text:span></text:p>
      <text:p text:style-name="Text_20_body_20_indent"><text:span text:style-name="T2">The URL specified in the </text:span><text:span text:style-name="T7">url-pattern</text:span><text:span text:style-name="T2"> element must start with </text:span><text:span text:style-name="T7">/</text:span><text:span text:style-name="T2">. <text:s/>If the URI ends with </text:span><text:span text:style-name="T7">/*</text:span><text:span text:style-name="T2">, then it is matched to all request with the same prefix. To retrieve the real request, you can check the value returned by the </text:span><text:span text:style-name="T7">getRequestPath</text:span><text:span text:style-name="T2"> method of the current page.</text:span></text:p>
      <text:p text:style-name="Code_20_Indent">public void ser<text:span text:style-name="T2">vice(Page page) {</text:span></text:p>
      <text:p text:style-name="Code_20_Indent"><text:tab/>if ("/some/more/hi".equals(page.getRequestPath()) {</text:p>
      <text:p text:style-name="Code_20_Indent"><text:tab/><text:tab/>...</text:p>
      <text:p text:style-name="Code_20_Indent"><text:tab/>}<text:line-break/>}</text:p>
      <text:p text:style-name="Tip"><text:span text:style-name="T3">Tip</text:span>: By spe<text:span text:style-name="T2">cifying </text:span><text:span text:style-name="T7">/*</text:span><text:span text:style-name="T2"> to </text:span><text:span text:style-name="T7">url-pattern</text:span><text:span text:style-name="T2">, you can map all unmatched URL to the mapped richlet.</text:span></text:p>
      <text:h text:style-name="Heading_20_2" text:outline-level="2">Session Timeout Management</text:h>
      <text:p text:style-name="Text_20_body">After a session is timeout, all desktops it belongs are removed. If a user keeps accessing the desktop that no longer exists, an error message will be shown at the browser to prompt user for the situation.</text:p>
      <text:p text:style-name="Text_20_body">Sometimes it is better to red<text:span text:style-name="T2">irect to another page that gives users more complete description and guides they to the other resources, or asks them to login again. You can specify the target URI, that you want to redirect users to when timeout, in </text:span><text:span text:style-name="T7">zk.xml</text:span><text:span text:style-name="T2"> under </text:span><text:span text:style-name="T7">WEB-INF</text:span><text:span text:style-name="T2"> directory. For example, the target URI is /timeout.zul and then you can add the following lines to </text:span><text:span text:style-name="T7">zk.xml</text:span><text:span text:style-name="T2">.</text:span></text:p>
      <text:p text:style-name="Code">&lt;device-config&gt;</text:p>
      <text:p text:style-name="Code"><text:tab/>&lt;device-type&gt;ajax&lt;/device-type&gt;</text:p>
      <text:p text:style-name="Code"><text:tab/>&lt;timeout-uri&gt;/timeout.zul&lt;/timeout-uri&gt;</text:p>
      <text:p text:style-name="Code">&lt;/device-config&gt;</text:p>
      <text:p text:style-name="Tip"><text:span text:style-name="T3">Tip</text:span>: Each device has exactly one timeout URI. For<text:span text:style-name="T2"> more information about </text:span><text:span text:style-name="T7">zk.xml</text:span><text:span text:style-name="T2">, refer to </text:span><text:span text:style-name="T4">Appendix B</text:span><text:span text:style-name="T2"> in </text:span><text:span text:style-name="T4">the Developer's Reference</text:span><text:span text:style-name="T2"> </text:span></text:p>
      <text:p text:style-name="Text_20_body">In addition to <text:span text:style-name="T6">zk.xml</text:span>, you can change the redirect URI man<text:span text:style-name="T2">ually</text:span> as follows.</text:p>
      <text:p text:style-name="Code">Devices.setTimeoutURI("ajax", "/timeout.zul");</text:p>
      <text:p text:style-name="Tip"><text:span text:style-name="T4">About Device</text:span><text:span text:style-name="T2">: A device represents the client device. Each desktop is associated with one device, and vice versa.</text:span></text:p>
      <text:p text:style-name="P30">If you prefer to reload the page instead of redirecting to other URI, you can specify an empty URI as follows.</text:p>
      <text:p text:style-name="Code">&lt;device-config&gt;</text:p>
      <text:p text:style-name="Code"><text:tab/>&lt;device-type&gt;ajax&lt;/device-type&gt;</text:p>
      <text:p text:style-name="Code"><text:tab/>&lt;timeout-uri&gt;&lt;/timeout-uri&gt;</text:p>
      <text:p text:style-name="Code">&lt;/device-config&gt;</text:p>
      <text:h text:style-name="Heading_20_2" text:outline-level="2">Error Handling</text:h>
      <text:p text:style-name="Text_20_body">A ZK Web app<text:span text:style-name="T2">lication can specify what to do when errors occur. An error is caused an exception that is not caught by the application.</text:span></text:p>
      <text:p text:style-name="P30">An exception might be thrown in two kinds of situations: loading pages and updating pages<text:note text:id="ftn58" text:note-class="footnote"><text:note-citation>58</text:note-citation><text:note-body><text:p text:style-name="P30">Refer to the Component Lifecycle for more details.</text:p></text:note-body></text:note>.</text:p>
      <text:h text:style-name="Heading_20_3" text:outline-level="3">Error Handling When Loading Pages</text:h>
      <text:p text:style-name="Text_20_body_20_indent">If an un-caught exc<text:span text:style-name="T2">eption is thrown when loading a ZUML page, it is handled directly by the Web server. In other words, its handling is no different from other pages, such as JSP.</text:span></text:p>
      <text:p text:style-name="P21">By default, the Web server displays an error page showing the error message and stack trace.</text:p>
      <text:p text:style-name="P21"><draw:frame draw:style-name="fr3" draw:name="graphics60" text:anchor-type="paragraph" svg:width="9.999cm" svg:height="4.249cm" draw:z-index="58"><draw:image xlink:href="../images/100000000000038700000181C7DBF256.png" xlink:type="simple" xlink:show="embed" xlink:actuate="onLoad"/></draw:frame>You can customize the error handling by specifying the error page in <text:span text:style-name="T6">WEB-INF/web.xml</text:span> as follows. Refer to <text:span text:style-name="T3">Java Servlet Specification</text:span> for more details.</text:p>
      <text:p text:style-name="Code_20_Indent">&lt;!-- web.xml --&gt;</text:p>
      <text:p text:style-name="Code_20_Indent">&lt;error-page&gt;</text:p>
      <text:p text:style-name="Code_20_Indent"><text:tab/>&lt;exception-type&gt;java.lang.Throwable&lt;/exception-type&gt;</text:p>
      <text:p text:style-name="Code_20_Indent"><text:tab/>&lt;location&gt;/WEB-INF/sys/error.zul&lt;/location&gt;</text:p>
      <text:p text:style-name="Code_20_Indent">&lt;/error-page&gt;</text:p>
      <text:p text:style-name="Text_20_body_20_indent">The<text:span text:style-name="T2">n, when an error occurs in loading a page, the Web server forwards the error page you specified, </text:span><text:span text:style-name="T7">/error/error.zul</text:span><text:span text:style-name="T2">. Upon forwarding, the Web server passes a set of request attributes to the error page to describe what happens. These attributes are as follows.</text:span></text:p>
      <table:table table:name="Table1" table:style-name="Table1">
        <table:table-column table:style-name="Table1.A"/>
        <table:table-column table:style-name="Table1.B"/>
        <table:table-header-rows>
          <table:table-row>
            <table:table-cell table:style-name="Table1.A1" office:value-type="string">
              <text:p text:style-name="P71">Req<text:span text:style-name="T2">uest Attribute</text:span></text:p>
            </table:table-cell>
            <table:table-cell table:style-name="Table1.B1" office:value-type="string">
              <text:p text:style-name="P71">Type</text:p>
            </table:table-cell>
          </table:table-row>
        </table:table-header-rows>
        <table:table-row>
          <table:table-cell table:style-name="Table1.A2" office:value-type="string">
            <text:p text:style-name="P51">javax.servlet.error.status_code</text:p>
          </table:table-cell>
          <table:table-cell table:style-name="Table1.B2" office:value-type="string">
            <text:p text:style-name="P51">java.lang.Integer</text:p>
          </table:table-cell>
        </table:table-row>
        <table:table-row>
          <table:table-cell table:style-name="Table1.A2" office:value-type="string">
            <text:p text:style-name="P51">javax.servlet.error.exception_type</text:p>
          </table:table-cell>
          <table:table-cell table:style-name="Table1.B2" office:value-type="string">
            <text:p text:style-name="P51">java.lang.Class</text:p>
          </table:table-cell>
        </table:table-row>
        <table:table-row>
          <table:table-cell table:style-name="Table1.A2" office:value-type="string">
            <text:p text:style-name="P51">javax.servlet.error.message</text:p>
          </table:table-cell>
          <table:table-cell table:style-name="Table1.B2" office:value-type="string">
            <text:p text:style-name="P51">java.lang.String</text:p>
          </table:table-cell>
        </table:table-row>
        <table:table-row>
          <table:table-cell table:style-name="Table1.A2" office:value-type="string">
            <text:p text:style-name="P51">javax.servlet.error.exception</text:p>
          </table:table-cell>
          <table:table-cell table:style-name="Table1.B2" office:value-type="string">
            <text:p text:style-name="P51">java.lang.Throwable</text:p>
          </table:table-cell>
        </table:table-row>
        <table:table-row>
          <table:table-cell table:style-name="Table1.A2" office:value-type="string">
            <text:p text:style-name="P51">javax.servlet.error.request_uri</text:p>
          </table:table-cell>
          <table:table-cell table:style-name="Table1.B2" office:value-type="string">
            <text:p text:style-name="P51">java.lang.String</text:p>
          </table:table-cell>
        </table:table-row>
        <table:table-row>
          <table:table-cell table:style-name="Table1.A2" office:value-type="string">
            <text:p text:style-name="P51">javax.servlet.error.servlet_name</text:p>
          </table:table-cell>
          <table:table-cell table:style-name="Table1.B2" office:value-type="string">
            <text:p text:style-name="P51">java.lang.String</text:p>
          </table:table-cell>
        </table:table-row>
      </table:table>
      <text:p text:style-name="P21">Then, in the error page, you can display your custom information by use of these attributes. For example,</text:p>
      <text:p text:style-name="Code_20_Indent">&lt;window title="Error ${requestScope['javax.servlet.error.status_code']}"&gt;</text:p>
      <text:p text:style-name="Code_20_Indent"><text:tab/>Cause: ${requestScope['javax.servlet.error.message']}</text:p>
      <text:p text:style-name="Code_20_Indent">&lt;/window&gt;</text:p>
      <text:p text:style-name="Tip"><text:span text:style-name="T3">Tip</text:span>: <text:span text:style-name="T2">The error page can be any kind of servlets. In addition to ZUL, you can use JSP or whatever you preferred.</text:span></text:p>
      <text:p text:style-name="Tip"><text:span text:style-name="T4">Tip</text:span><text:span text:style-name="T2">: After forwarded, t</text:span>he<text:span text:style-name="T2"> error page is displayed as the main page, so you don't need to specify the modal or overlapped mode for the main window, if any.</text:span></text:p>
      <text:h text:style-name="Heading_20_4" text:outline-level="4">ZK Mobile Error Handling</text:h>
      <text:p text:style-name="Text_20_body_20_indent_20_2">Ser<text:span text:style-name="T2">vlet 2.x (</text:span><text:span text:style-name="T7">web.xml</text:span><text:span text:style-name="T2">) doesn't have the concept of device types. Thus, you have to forward to correct page if you want to support the Ajax browser and mobile devices at the same server. Here is an example:</text:span></text:p>
      <text:p text:style-name="Code_20_Indent_20_2">//error.zul</text:p>
      <text:p text:style-name="Code_20_Indent_20_2">&lt;zk&gt;</text:p>
      <text:p text:style-name="Code_20_Indent_20_2"><text:tab/>&lt;zscript&gt;</text:p>
      <text:p text:style-name="Code_20_Indent_20_2"><text:tab/>if (Executions.getCurrent()<text:span text:style-name="T2">.isMilDevice())</text:span></text:p>
      <text:p text:style-name="Code_20_Indent_20_2"><text:tab/><text:tab/>Executions.forward("error.mil");</text:p>
      <text:p text:style-name="Code_20_Indent_20_2"><text:tab/>&lt;/zscript&gt;</text:p>
      <text:p text:style-name="Code_20_Indent_20_2"><text:tab/>&lt;window&gt;</text:p>
      <text:p text:style-name="Code_20_Indent_20_2"><text:tab/>....error message in ZUL</text:p>
      <text:p text:style-name="Code_20_Indent_20_2"><text:tab/>&lt;/window&gt;</text:p>
      <text:p text:style-name="Code_20_Indent_20_2">&lt;/zk&gt;</text:p>
      <text:h text:style-name="Heading_20_3" text:outline-level="3">Error Handing When Updating Pages</text:h>
      <text:p text:style-name="Text_20_body_20_indent">If an uncaught exc<text:span text:style-name="T2">eption is thrown when updating a ZUML page (aka., when an event listener is executing), it is handled by the ZK Update Engine. By default, it simply asks the browser to show up an alert dialog to tell the user.</text:span></text:p>
      <text:p text:style-name="P21"><draw:frame draw:style-name="fr3" draw:name="graphics61" text:anchor-type="paragraph" svg:width="9.999cm" svg:height="3.47cm" draw:z-index="59"><draw:image xlink:href="../images/10000000000002C10000011E30DFBEA1.png" xlink:type="simple" xlink:show="embed" xlink:actuate="onLoad"/></draw:frame>You can customize the error handling by specifying the error page in <text:span text:style-name="T6">WEB-INF/zk.xml</text:span> as follows. Refer to <text:span text:style-name="T3">Appendix B</text:span> in <text:span text:style-name="T3">the Developer's Reference</text:span>.</text:p>
      <text:p text:style-name="Code_20_Indent">&lt;!-- zk.xml --&gt;</text:p>
      <text:p text:style-name="Code_20_Indent">&lt;error-page&gt;</text:p>
      <text:p text:style-name="Code_20_Indent"><text:tab/>&lt;exception-type&gt;java.lang.Throwable&lt;/exception-type&gt;</text:p>
      <text:p text:style-name="Code_20_Indent"><text:tab/>&lt;location&gt;/WEB-INF/sys/error.zul&lt;/location&gt;</text:p>
      <text:p text:style-name="Code_20_Indent">&lt;/error-page&gt;</text:p>
      <text:p text:style-name="Text_20_body_20_indent">The<text:span text:style-name="T2">n, when an error occurs in an event listener, the ZK Update Engine creates a dialog by use of the error page you specified, </text:span><text:span text:style-name="T7">/error/error.zul</text:span><text:span text:style-name="T2">.</text:span></text:p>
      <text:p text:style-name="P21">Like error handling in loading a ZUML page, you can specify multiple <text:span text:style-name="T6">&lt;error-page&gt;</text:span> elements. Each of them is associated with a different exception type (the value of <text:span text:style-name="T6">&lt;exception-type&gt;</text:span> element). When an error occurs, ZK will search the error pages one-by-one until the exception type matches.</text:p>
      <text:p text:style-name="P21">In addition, ZK passes a set of request attributes to the error page to describe what happens. These attribute are as follows.</text:p>
      <table:table table:name="Table2" table:style-name="Table2">
        <table:table-column table:style-name="Table2.A"/>
        <table:table-column table:style-name="Table2.B"/>
        <table:table-header-rows>
          <table:table-row>
            <table:table-cell table:style-name="Table2.A1" office:value-type="string">
              <text:p text:style-name="P71">Req<text:span text:style-name="T2">uest Attribute</text:span></text:p>
            </table:table-cell>
            <table:table-cell table:style-name="Table2.B1" office:value-type="string">
              <text:p text:style-name="P71">Type</text:p>
            </table:table-cell>
          </table:table-row>
        </table:table-header-rows>
        <table:table-row>
          <table:table-cell table:style-name="Table2.A2" office:value-type="string">
            <text:p text:style-name="P51">javax.servlet.error.exception_type</text:p>
          </table:table-cell>
          <table:table-cell table:style-name="Table2.B2" office:value-type="string">
            <text:p text:style-name="P51">java.lang.Class</text:p>
          </table:table-cell>
        </table:table-row>
        <table:table-row>
          <table:table-cell table:style-name="Table2.A2" office:value-type="string">
            <text:p text:style-name="P51">javax.servlet.error.message</text:p>
          </table:table-cell>
          <table:table-cell table:style-name="Table2.B2" office:value-type="string">
            <text:p text:style-name="P51">java.lang.String</text:p>
          </table:table-cell>
        </table:table-row>
        <table:table-row>
          <table:table-cell table:style-name="Table2.A2" office:value-type="string">
            <text:p text:style-name="P51">javax.servlet.error.exception</text:p>
          </table:table-cell>
          <table:table-cell table:style-name="Table2.B2" office:value-type="string">
            <text:p text:style-name="P51">java.lang.Throwable</text:p>
          </table:table-cell>
        </table:table-row>
      </table:table>
      <text:p text:style-name="Text_20_body_20_indent">For<text:span text:style-name="T2"> example, you can specify the following content as the error page.</text:span></text:p>
      <text:p text:style-name="Code_20_Indent">&lt;<text:span text:style-name="T15">window</text:span> title="Error ${requestScope['javax.servlet.error.status_code']}"</text:p>
      <text:p text:style-name="Code_20_Indent">width="400px" border="normal" <text:span text:style-name="T15">mode="modal"</text:span>&gt;</text:p>
      <text:p text:style-name="Code_20_Indent"><text:tab/>&lt;vbox&gt;</text:p>
      <text:p text:style-name="Code_20_Indent">KillerApp encounters<text:span text:style-name="T2"> a fatal error, ${requestScope['javax.servlet.error.message']}. The error is recorded and we will look at it and fix it soon.</text:span></text:p>
      <text:p text:style-name="Code_20_Indent"><text:tab/><text:tab/>&lt;hbox style="margin-left:auto; margin-right:auto"&gt;</text:p>
      <text:p text:style-name="Code_20_Indent"><text:tab/><text:tab/><text:tab/>&lt;button label="Continue" onClick="spaceOwner.detach()"/&gt;</text:p>
      <text:p text:style-name="Code_20_Indent"><text:tab/><text:tab/><text:tab/>&lt;button label="Reload" onClick="Executions.sendRedirect(null)"/&gt;</text:p>
      <text:p text:style-name="Code_20_Indent"><text:tab/><text:tab/>&lt;/hbox&gt;</text:p>
      <text:p text:style-name="Code_20_Indent"><text:tab/>&lt;/vbox&gt;</text:p>
      <text:p text:style-name="Code_20_Indent"><text:tab/>&lt;zscript&gt;</text:p>
      <text:p text:style-name="Code_20_Indent"><text:tab/>org.zkoss.util.logging.Log.lookup("Fatal").log(</text:p>
      <text:p text:style-name="Code_20_Indent"><text:tab/><text:tab/>requestScope.get("<text:span text:style-name="T6">javax.servlet.error.exception"));</text:span></text:p>
      <text:p text:style-name="Code_20_Indent"><draw:frame draw:style-name="fr25" draw:name="graphics62" text:anchor-type="paragraph" svg:x="8.606cm" svg:y="0.183cm" svg:width="8.999cm" svg:height="3.08cm" draw:z-index="92"><draw:image xlink:href="../images/10000000000002B2000000ED94D31A2A.png" xlink:type="simple" xlink:show="embed" xlink:actuate="onLoad"/></draw:frame><text:tab/>&lt;/zscript&gt;</text:p>
      <text:p text:style-name="Code_20_Indent">&lt;/window&gt;</text:p>
      <text:p text:style-name="Tip"><text:span text:style-name="T3">Tip</text:span>: The<text:span text:style-name="T2"> error page is created at the same desktop that causes the error, so you can retrieve the relevant information from it.</text:span></text:p>
      <text:p text:style-name="P33"><text:span text:style-name="T3">Tip</text:span>: Since 2.3.1, ZK won't make the root window as modal automatically, since some applications may prefer not to use modal windows at all. If you prefer to use modal windows, you can specify the modal mode as shown in the previous example.</text:p>
      <text:h text:style-name="Heading_20_4" text:outline-level="4">ZK Mobile Error When Updating Pages</text:h>
      <text:p text:style-name="Text_20_body_20_indent_20_2">Each dev<text:span text:style-name="T2">ice type has its own set of error pages. To specify an error page for ZK mobile device (a mobile device supporting MIL), you have to specify the </text:span><text:span text:style-name="T7">device-type</text:span><text:span text:style-name="T2"> element with </text:span><text:span text:style-name="T7">mil</text:span><text:span text:style-name="T2"> as shown below.</text:span></text:p>
      <text:p text:style-name="Code_20_Indent_20_2">&lt;!-- zk.xml --&gt;</text:p>
      <text:p text:style-name="Code_20_Indent_20_2">&lt;error-page&gt;</text:p>
      <text:p text:style-name="Code_20_Indent_20_2"><text:tab/><text:span text:style-name="T15">&lt;device-type&gt;mil&lt;/device-type&gt;</text:span></text:p>
      <text:p text:style-name="Code_20_Indent_20_2"><text:tab/>&lt;exception-type&gt;java.lang.Throwable&lt;/exception-type&gt;</text:p>
      <text:p text:style-name="Code_20_Indent_20_2"><text:tab/>&lt;location&gt;/WEB-INF/sys/error.zul&lt;/location&gt;</text:p>
      <text:p text:style-name="Code_20_Indent_20_2">&lt;/error-page&gt;</text:p>
      <text:p text:style-name="Tip"><text:span text:style-name="T3">Tip</text:span>: If the<text:span text:style-name="T2"> </text:span><text:span text:style-name="T7">device-type</text:span><text:span text:style-name="T2"> element is omitted, </text:span><text:span text:style-name="T7">ajax</text:span><text:span text:style-name="T2"> is assumed. In other words, it specifies an error page for Ajax browsers.</text:span></text:p>
      <text:p text:style-name="P34"><text:s text:c="2"/>&lt;device-type&gt;ajax&lt;/device-type&gt; &lt;!-- ajax is the default --&gt;</text:p>
      <text:h text:style-name="Heading_20_2" text:outline-level="2">Miscellaneous</text:h>
      <text:h text:style-name="P28" text:outline-level="3">Configure the ZK Loader Not to Compress the Output</text:h>
      <text:p text:style-name="P21">By default, the output of the ZK loader and filter is compressed, if the browser supports the content compression<text:note text:id="ftn59" text:note-class="footnote"><text:note-citation>59</text:note-citation><text:note-body><text:p text:style-name="Footnote">Ref<text:span text:style-name="T2">er to 14.3 Accept-Encoding in http://www.w3.org/Protocols/rfc2616/rfc2616-sec14.html</text:span></text:p></text:note-body></text:note> (and the output is not included by other Servlets). By compressing the output, the transmission time over a slow Internet connection is reduced dramatically.</text:p>
      <text:p text:style-name="P21">However, if you want to use a filter to post-process the output, the compression may not be applicable. In this case, you can disable it by specifying the <text:span text:style-name="T6">compress</text:span> parameter (<text:span text:style-name="T6">init-param</text:span>) to be true, when configuring the ZK loader in <text:span text:style-name="T6">WEB-INF/web.xml</text:span> as follows.</text:p>
      <text:p text:style-name="Code_20_Indent">&lt;servlet&gt;</text:p>
      <text:p text:style-name="Code_20_Indent"><text:tab/>&lt;servlet-name&gt;zkLoader&lt;/servlet-name&gt;</text:p>
      <text:p text:style-name="Code_20_Indent"><text:tab/>&lt;servlet-class&gt;org.zkoss.zk.ui.http.DHtmlLayoutServlet&lt;/servlet-class&gt;</text:p>
      <text:p text:style-name="Code_20_Indent"><text:tab/>&lt;init-param&gt;</text:p>
      <text:p text:style-name="Code_20_Indent"><text:tab/><text:tab/>&lt;param-name&gt;update-uri&lt;/param-name&gt;</text:p>
      <text:p text:style-name="Code_20_Indent"><text:tab/><text:tab/>&lt;param-value&gt;/zkau&lt;/param-value&gt;</text:p>
      <text:p text:style-name="Code_20_Indent"><text:tab/>&lt;/init-param&gt;</text:p>
      <text:p text:style-name="Code_20_Indent"><text:tab/>&lt;init-param&gt;</text:p>
      <text:p text:style-name="Code_20_Indent"><text:tab/><text:tab/>&lt;param-name&gt;compress&lt;/param-name&gt;</text:p>
      <text:p text:style-name="Code_20_Indent"><text:tab/><text:tab/>&lt;param-value&gt;false&lt;/param-value&gt;</text:p>
      <text:p text:style-name="Code_20_Indent"><text:tab/>&lt;/init-param&gt;</text:p>
      <text:p text:style-name="Code_20_Indent">&lt;/servlet&gt;</text:p>
      <text:p text:style-name="P21">Notice: you can configure multiple ZK loader in one Web application. Each of them with a different options.</text:p>
      <text:p text:style-name="Code_20_Indent">&lt;servlet&gt;</text:p>
      <text:p text:style-name="Code_20_Indent"><text:tab/>&lt;servlet-name&gt;zkLoader1&lt;/servlet-name&gt;</text:p>
      <text:p text:style-name="Code_20_Indent"><text:tab/>&lt;servlet-class&gt;org.zkoss.zk.ui.http.DHtmlLayoutServlet&lt;/servlet-class&gt;</text:p>
      <text:p text:style-name="Code_20_Indent">...</text:p>
      <text:p text:style-name="Code_20_Indent">&lt;/servlet&gt;</text:p>
      <text:p text:style-name="Code_20_Indent">&lt;servlet&gt;</text:p>
      <text:p text:style-name="Code_20_Indent"><text:tab/>&lt;servlet-name&gt;zkLoader2&lt;/servlet-name&gt;</text:p>
      <text:p text:style-name="Code_20_Indent"><text:tab/>&lt;servlet-class&gt;org.zkoss.zk.ui.http.DHtmlLayoutServlet&lt;/servlet-class&gt;</text:p>
      <text:p text:style-name="Code_20_Indent">...</text:p>
      <text:p text:style-name="Code_20_Indent">&lt;/servlet&gt;</text:p>
      <text:p text:style-name="Text_20_body_20_indent">Sim<text:span text:style-name="T2">ilarly, you can configure the ZK filter (</text:span><text:span text:style-name="T7">org.zkoss.zk.ui.http.DHtmlLayoutFilter</text:span><text:span text:style-name="T2">) not to compress the output, too.</text:span></text:p>
      <text:p text:style-name="Code_20_Indent">&lt;filter&gt;</text:p>
      <text:p text:style-name="Code_20_Indent"><text:tab/>&lt;filter-name&gt;zkFilter&lt;/filter-name&gt;</text:p>
      <text:p text:style-name="Code_20_Indent"><text:tab/>&lt;filter-class&gt;org.zkoss.zk.ui.http.DHtmlLayoutFilter&lt;/filter-class&gt;</text:p>
      <text:p text:style-name="Code_20_Indent"><text:tab/>&lt;init-param&gt;</text:p>
      <text:p text:style-name="Code_20_Indent"><text:tab/><text:tab/>&lt;param-name&gt;extension&lt;/param-name&gt;</text:p>
      <text:p text:style-name="Code_20_Indent"><text:tab/><text:tab/>&lt;param-value&gt;html&lt;/param-value&gt;</text:p>
      <text:p text:style-name="Code_20_Indent"><text:tab/>&lt;/init-param&gt;</text:p>
      <text:p text:style-name="P42"><text:tab/>&lt;init-param&gt;</text:p>
      <text:p text:style-name="P42"><text:tab/><text:tab/>&lt;param-name&gt;compress&lt;/param-name&gt;</text:p>
      <text:p text:style-name="P42"><text:tab/><text:tab/>&lt;param-value&gt;false&lt;/param-value&gt;</text:p>
      <text:p text:style-name="P42"><text:tab/>&lt;/init-param&gt;</text:p>
      <text:p text:style-name="Code_20_Indent">&lt;/filter&gt;</text:p>
      <text:h text:style-name="P6" text:outline-level="1">11. Performance Tips</text:h>
      <text:p text:style-name="P7">This cha<text:span text:style-name="T2">pter describes the tips to make your ZK application running faster.</text:span></text:p>
      <text:h text:style-name="Heading_20_2" text:outline-level="2">Use Com<text:span text:style-name="T2">piled Java Codes</text:span></text:h>
      <text:p text:style-name="Text_20_body">It is convenient to use zscript in ZUML, but it comes with a price: slower performance. The degradation varies from one application from another. For large website, it is suggested not to use zscript if possible.</text:p>
      <text:h text:style-name="Heading_20_3" text:outline-level="3">Use the<text:span text:style-name="T2"> </text:span><text:span text:style-name="T7">deferred</text:span><text:span text:style-name="T2"> Attribute</text:span></text:h>
      <text:p text:style-name="Text_20_body_20_indent">If you still need to write zscript codes, you can specify the <text:span text:style-name="T6">deferred</text:span> a<text:span text:style-name="T2">ttribute</text:span> to defer the evaluation of zscript codes as follows.</text:p>
      <text:p text:style-name="Code_20_Indent">&lt;zscript def<text:span text:style-name="T2">erred="true"&gt;</text:span></text:p>
      <text:p text:style-name="Code_20_Indent">...</text:p>
      <text:p text:style-name="Text_20_body_20_indent">By spe<text:span text:style-name="T2">cifying the </text:span><text:span text:style-name="T7">deferred</text:span><text:span text:style-name="T2"> attribute, <text:s/>the zscript codes it contains will not be evaluated when ZK renders a pags. It means the interpreter won't be loaded when ZK renders a page. It saves memory and speeds up the page rendering.</text:span></text:p>
      <text:p text:style-name="P21">In the following example, the interpreter is loaded only when the button is clicked:</text:p>
      <text:p text:style-name="Code_20_Indent">&lt;window id="w"&gt;</text:p>
      <text:p text:style-name="Code_20_Indent"><text:tab/>&lt;zscript def<text:span text:style-name="T2">erred="true"&gt;</text:span></text:p>
      <text:p text:style-name="Code_20_Indent"><text:tab/>void addMore() {</text:p>
      <text:p text:style-name="Code_20_Indent"><text:tab/><text:tab/>new Label("More").setParent(w);</text:p>
      <text:p text:style-name="Code_20_Indent"><text:tab/>}</text:p>
      <text:p text:style-name="Code_20_Indent"><text:tab/>&lt;/zscript&gt;</text:p>
      <text:p text:style-name="Code_20_Indent"><text:tab/>&lt;button label="Add" onClick="addMore()"/&gt;</text:p>
      <text:p text:style-name="Code_20_Indent">&lt;/window&gt;</text:p>
      <text:h text:style-name="Heading_20_3" text:outline-level="3">The <text:span text:style-name="T6">deferred</text:span> Attribute and the <text:span text:style-name="T6">onCreate</text:span> Event</text:h>
      <text:p text:style-name="Text_20_body_20_indent">It is worth to notice that, if the <text:span text:style-name="T6">onCreate</text:span> event listener is written in zscript, the deferred option mentioned in the previous second becomes <text:span text:style-name="T27">useless</text:span>. It is because the <text:span text:style-name="T6">onCreate</text:span> event is sent when the page is loaded. In other words, all deferred zscript will be evaluated when the page is loaded if the <text:span text:style-name="T6">onCreate</text:span> event listener is written in zscript as shown below.</text:p>
      <text:p text:style-name="Code_20_Indent">&lt;window onCreate="init()"&gt;</text:p>
      <text:p text:style-name="Code_20_Indent">...</text:p>
      <text:p text:style-name="Text_20_body_20_indent">Rather, it is better to rewrite it as</text:p>
      <text:p text:style-name="Code_20_Indent">&lt;window use="my.MyWindow"&gt;</text:p>
      <text:p text:style-name="Code_20_Indent">...</text:p>
      <text:p text:style-name="Text_20_body_20_indent">The<text:span text:style-name="T2">n, prepare </text:span><text:span text:style-name="T7">MyWindow.java</text:span><text:span text:style-name="T2"> as shown below.</text:span></text:p>
      <text:p text:style-name="Code_20_Indent">package my;</text:p>
      <text:p text:style-name="Code_20_Indent">public class MyWindow ext<text:span text:style-name="T2">ends Window {</text:span></text:p>
      <text:p text:style-name="Code_20_Indent"><text:tab/>public void onCreate() { //to process the onCreate event</text:p>
      <text:p text:style-name="Code_20_Indent">...</text:p>
      <text:p text:style-name="Text_20_body_20_indent">If you pre<text:span text:style-name="T2">fer to do the initialization right after the component (and all its children) is created, you can implement the <text:s/></text:span><text:span text:style-name="T7">org.zkoss.zk.ui.ext.AfterCompose</text:span><text:span text:style-name="T2"> interface as shown below. Note: the </text:span><text:span text:style-name="T7">afterCompose</text:span><text:span text:style-name="T2"> method of the </text:span><text:span text:style-name="T7">AfterCompose</text:span><text:span text:style-name="T2"> interface is evaluated at the Component Creation phase, while the </text:span><text:span text:style-name="T7">onCreate</text:span><text:span text:style-name="T2"> event is evaluated in the Event Processing Phase.</text:span></text:p>
      <text:p text:style-name="Code_20_Indent">package my;</text:p>
      <text:p text:style-name="Code_20_Indent">public class MyWindow extends Window implements org.zkoss.zk.ui.ext.AfterCompose {</text:p>
      <text:p text:style-name="Code_20_Indent"><text:tab/>public void afterCompose() { //to initialize the window</text:p>
      <text:p text:style-name="Code_20_Indent">...</text:p>
      <text:h text:style-name="Heading_20_3" text:outline-level="3">Use the<text:span text:style-name="T2"> </text:span><text:span text:style-name="T7">forward</text:span><text:span text:style-name="T2"> Attribute</text:span></text:h>
      <text:p text:style-name="P21">To simplify the event flow, ZK components usually send the events to the component itself, rather than the parent or other targets. For example, when an user clicks a button, the <text:span text:style-name="T6">onClick</text:span> event is sent to the button. Developers usually forward the event to the window by use of the <text:span text:style-name="T6">onClick</text:span> event listener as follows.</text:p>
      <text:p text:style-name="Code_20_Indent">&lt;window id="w"&gt;</text:p>
      <text:p text:style-name="Code_20_Indent"><text:tab/>&lt;button label="OK" onClick="w.onOK"/&gt;</text:p>
      <text:p text:style-name="P21">As suggested in the previous sections, the performance can be improved by <text:span text:style-name="T27">not</text:span><text:span text:style-name="T31"> using zscript at all. Thus, you can rewrite the above code snippet either with </text:span><text:span text:style-name="T13">EventListener</text:span><text:span text:style-name="T31"> or by specifying the </text:span><text:span text:style-name="T13">forward</text:span><text:span text:style-name="T31"> attribute as follows.</text:span></text:p>
      <text:p text:style-name="Code_20_Indent">&lt;window&gt;</text:p>
      <text:p text:style-name="Code_20_Indent"><text:tab/>&lt;button label="OK" for<text:span text:style-name="T2">ward="onOK"/&gt;</text:span></text:p>
      <text:h text:style-name="Heading_20_2" text:outline-level="2">Use the<text:span text:style-name="T2"> Servlet Thread to Process Events</text:span></text:h>
      <text:p text:style-name="Text_20_body">By default, ZK processes an event in an independent thread called the event processing thread. Thus, the developer can <text:span text:style-name="T2">suspend and resume the execution at any time, without blocking the servlet thread from sending back the responses to the browser.</text:span></text:p>
      <text:p text:style-name="Text_20_body">However, it consumes more memory, especially if there are a lot suspended threads, and it may cause some challenge to integrate with other systems that storing information at the Servlet thread's local storage.</text:p>
      <text:p text:style-name="Text_20_body">ZK provides an option to let you disable the use of the event processing threads. In other words, you can force ZK to process events all in the Servlet threads <text:span text:style-name="T20">like other conventional frameworks</text:span>. <text:span text:style-name="T20">Of course, you cannot suspend the execution if the Servlet thread is used.</text:span></text:p>
      <text:p text:style-name="Text_20_body">To disable the use of the event processing threads, you have to specify the following content in <text:span text:style-name="T6">WEB-INF/zk.xml</text:span><text:span text:style-name="T19">.</text:span></text:p>
      <text:p text:style-name="Code">&lt;system-config&gt;</text:p>
      <text:p text:style-name="Code"><text:tab/>&lt;disable-event-thread/&gt;</text:p>
      <text:p text:style-name="Code">&lt;/system-config&gt;</text:p>
      <text:p text:style-name="Text_20_body">Here is the<text:span text:style-name="T2"> advantages and limitations about using the Servlet thread to process events. In the following sections we will talk more about the limitations and workarounds when using the Servlet thread.</text:span></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Table_20_Heading"/>
            </table:table-cell>
            <table:table-cell table:style-name="Table3.A1" office:value-type="string">
              <text:p text:style-name="P68">Using Servlet Thread</text:p>
            </table:table-cell>
            <table:table-cell table:style-name="Table3.C1" office:value-type="string">
              <text:p text:style-name="P68">Using Event Processing Thread</text:p>
            </table:table-cell>
          </table:table-row>
        </table:table-header-rows>
        <table:table-row>
          <table:table-cell table:style-name="Table3.A2" office:value-type="string">
            <text:p text:style-name="P67">Integration</text:p>
          </table:table-cell>
          <table:table-cell table:style-name="Table3.B2" office:value-type="string">
            <text:p text:style-name="P50">Less integration issues.</text:p>
            <text:p text:style-name="P50">Many containers assume the HTTP request is handled in the servlet thread.</text:p>
          </table:table-cell>
          <table:table-cell table:style-name="Table3.C2" office:value-type="string">
            <text:p text:style-name="Table_20_Contents">You may have to imp<text:span text:style-name="T2">lement </text:span><text:span text:style-name="T7">EventThreadInit</text:span><text:span text:style-name="T2"> and/or </text:span><text:span text:style-name="T7">EventThreadCleanup</text:span><text:span text:style-name="T2"> to solve the integration issue.</text:span></text:p>
            <text:p text:style-name="P50">ZK and the community keep providing versatile implementations to solve the integration issue.</text:p>
          </table:table-cell>
        </table:table-row>
        <table:table-row>
          <table:table-cell table:style-name="Table3.A2" office:value-type="string">
            <text:p text:style-name="P67">Suspend<text:line-break/>Resume</text:p>
          </table:table-cell>
          <table:table-cell table:style-name="Table3.B2" office:value-type="string">
            <text:p text:style-name="P50">No way to suspend the execution of the event listener.</text:p>
            <text:p text:style-name="P50">For example, you cannot create a modal window.</text:p>
          </table:table-cell>
          <table:table-cell table:style-name="Table3.C2" office:value-type="string">
            <text:p text:style-name="Table_20_Contents">No lim<text:span text:style-name="T2">itation at all.</text:span></text:p>
          </table:table-cell>
        </table:table-row>
      </table:table>
      <text:h text:style-name="Heading_20_3" text:outline-level="3">Mod<text:span text:style-name="T2">al Windows</text:span></text:h>
      <text:p text:style-name="Text_20_body_20_indent">You can not use the modal window anymore. You can create the same visual effect with the highlighted mode. However, at the server side, it works just like the overlapped mode – it returns immediately without waiting for user's response.</text:p>
      <text:p text:style-name="Code_20_Indent">win.doHighlighted(); //returns once the<text:span text:style-name="T2"> mode is changed; not suspended</text:span></text:p>
      <text:h text:style-name="Heading_20_3" text:outline-level="3">Message Boxes</text:h>
      <text:p text:style-name="Text_20_body_20_indent">The<text:span text:style-name="T2"> message boxes returns immediately so it always returns </text:span><text:span text:style-name="T7">Messagebox.OK</text:span><text:span text:style-name="T2">. Thus, it is meaningless to show buttons other than the OK button. For example, the </text:span><text:span text:style-name="T7">if</text:span><text:span text:style-name="T2"> clause in the following example is never true.</text:span></text:p>
      <text:p text:style-name="Code_20_Indent">if (Messagebox.show("Delete?", "Pro<text:span text:style-name="T2">mpt", Messagebox.YES|Messagebox.NO,</text:span></text:p>
      <text:p text:style-name="P40"><text:tab/>Messagebox.QUESTION) == Messagebox.YES) {</text:p>
      <text:p text:style-name="Code_20_Indent"><text:span text:style-name="T2"><text:tab/></text:span>this_never_executes();</text:p>
      <text:p text:style-name="Code_20_Indent">}</text:p>
      <text:h text:style-name="Heading_20_3" text:outline-level="3">File Upload</text:h>
      <text:p text:style-name="Text_20_body_20_indent">The file upload dialog is no longer applicable. Rather, you shall use the<text:span text:style-name="T2"> </text:span><text:span text:style-name="T7">fileupload</text:span><text:span text:style-name="T2"> component instead. The </text:span><text:span text:style-name="T7">fileupload</text:span><text:span text:style-name="T2"> component is not a modal dialog. Rather, it is placed inline with other components. Refer to the </text:span><text:span text:style-name="T9">fileupload</text:span><text:span text:style-name="T4"> Component</text:span><text:span text:style-name="T2"> section for more information.</text:span></text:p>
      <text:p text:style-name="Code_20_Indent">&lt;fileupload onUpload="handle(event)"/&gt;</text:p>
      <text:h text:style-name="Heading_20_2" text:outline-level="2">Use the Native Namespace instead of the XHTML Name<text:span text:style-name="T2">space</text:span></text:h>
      <text:p text:style-name="Text_20_body">As described in the <text:span text:style-name="T3">Work with HTML Tags</text:span> section of the <text:span text:style-name="T3">ZUML with the XUL Component Set</text:span> chapter, ZK creates a ZK component for each XML element specified with the XHTML namespace. In other words, ZK has to maintain their states at the server. Since the number of HTML tags are usually large, the performance will be improved dramatically if you use the Native namespace instead.</text:p>
      <text:p text:style-name="Text_20_body">For example, the following code snippet creates five components (one <text:span text:style-name="T6">table</text:span>, <text:span text:style-name="T6">tr</text:span>, <text:span text:style-name="T6">textbox</text:span> and two <text:span text:style-name="T6">td</text:span>).</text:p>
      <text:p text:style-name="Code">&lt;h:table xmlns:h="http://www.w3.org/1999/xhtml"&gt;</text:p>
      <text:p text:style-name="Code"><text:tab/>&lt;h:tr&gt;</text:p>
      <text:p text:style-name="Code"><text:tab/><text:tab/>&lt;h:td&gt;Name&lt;/h:td&gt;</text:p>
      <text:p text:style-name="Code"><text:tab/><text:tab/>&lt;h:td&gt;</text:p>
      <text:p text:style-name="Code"><text:tab/><text:tab/>&lt;textbox/&gt;</text:p>
      <text:p text:style-name="Code"><text:tab/><text:tab/>&lt;/h:td&gt;</text:p>
      <text:p text:style-name="Code"><text:tab/>&lt;/h:tr&gt;</text:p>
      <text:p text:style-name="Code">&lt;/h:table&gt;</text:p>
      <text:p text:style-name="Text_20_body">On the<text:span text:style-name="T2"> other hand, the following code snippet creates two components (one special component to generate </text:span><text:span text:style-name="T7">table</text:span><text:span text:style-name="T2">, </text:span><text:span text:style-name="T7">tr</text:span><text:span text:style-name="T2"> and </text:span><text:span text:style-name="T7">td</text:span><text:span text:style-name="T2"> to the client, and one </text:span><text:span text:style-name="T7">textbox</text:span><text:span text:style-name="T2">).</text:span></text:p>
      <text:p text:style-name="Code">&lt;n:table <text:span text:style-name="T38">xmlns:n="http://www.zkoss.org/2005/zk/native"&gt;</text:span></text:p>
      <text:p text:style-name="Code"><text:tab/>&lt;n:tr&gt;</text:p>
      <text:p text:style-name="Code"><text:tab/><text:tab/>&lt;n:td&gt;Name&lt;/n:td&gt;</text:p>
      <text:p text:style-name="Code"><text:tab/><text:tab/>&lt;n:td&gt;</text:p>
      <text:p text:style-name="Code"><text:tab/><text:tab/>&lt;textbox/&gt;</text:p>
      <text:p text:style-name="Code"><text:tab/><text:tab/>&lt;/n:td&gt;</text:p>
      <text:p text:style-name="Code"><text:tab/>&lt;/n:tr&gt;</text:p>
      <text:p text:style-name="Code">&lt;/n:table&gt;</text:p>
      <text:p text:style-name="Text_20_body">Notice that <text:span text:style-name="T6">table</text:span>, <text:span text:style-name="T6">tr</text:span> and <text:span text:style-name="T6">td</text:span> are generated directly to the client, so they don't<text:span text:style-name="T2"> have no counterpart at the client. Thus, you can not change it dynamically. For example, the following code snippet is incorrect.</text:span></text:p>
      <text:p text:style-name="Code">&lt;n:ul id="x" <text:span text:style-name="T38">xmlns:n="http://www.zkoss.org/2005/zk/native"</text:span>/&gt;</text:p>
      <text:p text:style-name="Code">&lt;button label="add" onClick="new Li().setParent(x)"/&gt;</text:p>
      <text:p text:style-name="Text_20_body">Rather, you have to use the <text:span text:style-name="T6">html</text:span> component or the XHTML namespace, if you want to change dynamically.</text:p>
      <text:h text:style-name="Heading_20_2" text:outline-level="2">Prolong the Period to Check Whether a File Is Modified</text:h>
      <text:p text:style-name="Text_20_body">ZK caches the parsed result of a ZUML page and re-compiles it only if it is modified. In a production system, ZUML pages are rarely modified so you can prolong the period to check whether a page is modified by specifying <text:span text:style-name="T6">file-check-period</text:span> in <text:span text:style-name="T6">WEB-INF/zk.xml</text:span> as shown below. By default, it is 5 seconds.</text:p>
      <text:p text:style-name="Code">&lt;desktop-config&gt;</text:p>
      <text:p text:style-name="Code"><text:tab/>&lt;file-check-period&gt;600&lt;/file-check-period&gt;&lt;!-- uni<text:span text:style-name="T2">t: seconds --&gt;</text:span></text:p>
      <text:p text:style-name="Code">&lt;/desktop-config&gt;</text:p>
      <text:h text:style-name="Heading_20_2" text:outline-level="2">Def<text:span text:style-name="T2">er the Creation of Child Components</text:span></text:h>
      <text:p text:style-name="Text_20_body">For sophisticated pages, the performance can be improved if we defer the creation of child components until they are becoming visible. The simplest way to do it is by use of the <text:span text:style-name="T6">fulfill</text:span> attribute. In the following example, the children of the second tab panel are created only if it becomes visible. Refer to the <text:span text:style-name="T3">Load on Demand</text:span> section in the <text:span text:style-name="T3">ZK User Interface Markup Language</text:span> chapter.</text:p>
      <text:p text:style-name="Code">&lt;tabbox&gt;</text:p>
      <text:p text:style-name="Code"><text:tab/>&lt;tabs&gt;</text:p>
      <text:p text:style-name="Code"><text:tab/><text:tab/>&lt;tab label="Preload" selected="true"/&gt;</text:p>
      <text:p text:style-name="Code"><text:tab/><text:tab/>&lt;tab id="tab2" label="OnDemand"/&gt;</text:p>
      <text:p text:style-name="Code"><text:tab/>&lt;/tabs&gt;</text:p>
      <text:p text:style-name="Code"><text:tab/>&lt;tabpanels&gt;</text:p>
      <text:p text:style-name="Code"><text:tab/><text:tab/>&lt;tabpanel&gt;</text:p>
      <text:p text:style-name="Code"><text:tab/>This panel is pre<text:span text:style-name="T2">-loaded since no fulfill specified</text:span></text:p>
      <text:p text:style-name="Code"><text:tab/><text:tab/>&lt;/tabpanel&gt;</text:p>
      <text:p text:style-name="Code"><text:tab/><text:tab/>&lt;tabpanel <text:span text:style-name="T15">fulfill="tab2.onSelect"</text:span>&gt;</text:p>
      <text:p text:style-name="Code"><text:tab/>This panel is loaded only tab2 receives the onSelect event</text:p>
      <text:p text:style-name="Code"><text:tab/><text:tab/>&lt;/tabpanel&gt;</text:p>
      <text:p text:style-name="Code"><text:tab/>&lt;/tabpanels&gt;</text:p>
      <text:p text:style-name="Code">&lt;/tabbox&gt;</text:p>
      <text:h text:style-name="Heading_20_2" text:outline-level="2">Use Live Data and Paging for<text:span text:style-name="T2"> Large List Boxes</text:span></text:h>
      <text:p text:style-name="Text_20_body">Sending out a list box with a lot of items to the client is expensive. In addition, the JavaScript engine of the browser is not good for initializing a list box with a lot of items. A better solution is to use the live data, i.e., by assigning a list model to it. Then, the list items are sent to the client only if they become visible.</text:p>
      <text:p text:style-name="Text_20_body">The performance will be improved more if you also use the paging mold.</text:p>
      <text:p text:style-name="Text_20_body">Refer to the <text:span text:style-name="T3">List Boxes</text:span> section in the <text:s/><text:span text:style-name="T3">ZUML with the XUL Component Set</text:span> chapter for more details.</text:p>
      <text:h text:style-name="Heading_20_2" text:outline-level="2">If It Takes Too Long to Ope<text:span text:style-name="T2">n a Modal Window</text:span></text:h>
      <text:p text:style-name="Text_20_body">When a modal window is opened, all components that do not belong to the modal window are disabled. However, if the page is very big, the performance may not be acceptable (depending on the JavaScript interpreter of the browsers and the speed of the client computer). If opening up a modal window is too slow for you, you can turn off this feature as follows.</text:p>
      <text:p text:style-name="Code">&lt;client-config&gt;</text:p>
      <text:p text:style-name="Code"><text:tab/>&lt;disable-behind-modal&gt;false&lt;/disable-behind-modal&gt;&lt;!-- def<text:span text:style-name="T2">ault: true --&gt;</text:span></text:p>
      <text:p text:style-name="Code">&lt;/client-config&gt;</text:p>
      <text:p text:style-name="Text_20_body">The side effect is that a user may use the TAB or shift-TAB key to move the focus to a component that shall be disabled. Notice that, no matter this feature is turned on or not, the user is always prevented from clicking any component that doesn't belong to the modal window.</text:p>
      <text:h text:style-name="Heading_20_2" text:outline-level="2">Use ZK JSP Tags or ZK JSF Components ins<text:span text:style-name="T2">tead of ZK Filter</text:span></text:h>
      <text:p text:style-name="Text_20_body">The ZK filter actually maps each HTML tag to the corresponding XHTML components. As described in the previous section, it consumes more memory than necessary since ZK has to maintain the states of all ZK components (including XUL and XHTML components).</text:p>
      <text:p text:style-name="Text_20_body">ZK JSP tags are introduced to eliminate the need of the ZK filter for JSP pages. With ZK JSP tags, a ZUL component is created for each ZK JSP tag. All other HTML tags are encapsulated as a special component.</text:p>
      <text:p text:style-name="Code">&lt;!-- a JSP page --&gt;</text:p>
      <text:p text:style-name="Code">&lt;z:page&gt;</text:p>
      <text:p text:style-name="Code"><text:tab/>&lt;table&gt;</text:p>
      <text:p text:style-name="Code"><text:tab/><text:tab/>&lt;tr&gt;</text:p>
      <text:p text:style-name="Code"><text:tab/><text:tab/><text:tab/>&lt;td&gt;Name&lt;/td&gt;</text:p>
      <text:p text:style-name="Code"><text:tab/><text:tab/><text:tab/>&lt;td&gt;&lt;z:textbox/&gt;&lt;/td&gt;</text:p>
      <text:p text:style-name="Code"><text:tab/><text:tab/>&lt;/tr&gt;</text:p>
      <text:p text:style-name="Code"><text:tab/>&lt;/table&gt;</text:p>
      <text:p text:style-name="Code">&lt;/z:page&gt;</text:p>
      <text:p text:style-name="Text_20_body">is equivalent to the following code snippet, if a ZUL page is used,</text:p>
      <text:p text:style-name="Code">&lt;!-- a ZUL<text:span text:style-name="T2"> page --&gt;</text:span></text:p>
      <text:p text:style-name="Code">&lt;n:table <text:span text:style-name="T38">xmlns:n="http://www.zkoss.org/2005/zk/native"</text:span>&gt;</text:p>
      <text:p text:style-name="Code"><text:tab/>&lt;n:tr&gt;</text:p>
      <text:p text:style-name="Code"><text:tab/><text:tab/>&lt;n:td&gt;Name&lt;/n:td&gt;</text:p>
      <text:p text:style-name="Code"><text:tab/><text:tab/>&lt;n:td&gt;<text:tab/>&lt;textbox/&gt;&lt;/n:td&gt;</text:p>
      <text:p text:style-name="Code"><text:tab/>&lt;/n:tr&gt;</text:p>
      <text:p text:style-name="Code">&lt;/n:table&gt;</text:p>
      <text:h text:style-name="P6" text:outline-level="1">12. Other Dev<text:span text:style-name="T2">ices and Output Formats</text:span></text:h>
      <text:p text:style-name="P8">In addition to Ajax browsers, mobile devices and XML output are also supported by ZK. This chapter describes them briefly. For detailed information, you have to reference the corresponding documents.</text:p>
      <text:h text:style-name="Heading_20_2" text:outline-level="2">ZK Mobile</text:h>
      <text:p text:style-name="P8">The ZK Mobile Computing is the ZK extension that enables reach of ZK applications to mobile devices with little programming. </text:p>
      <text:p text:style-name="P8">The ZK Mobile Computing is composed of two parts. In the mobile device side it is the ZK Mobile, a JavaMe Midlet thin client, that interacts with the ZK server and works as the client side user interface. In the server side it is a set of MIL (Mobile Interactive Language) components that you can control and manipulate when end users trigger actions from the mobile device. </text:p>
      <text:p text:style-name="P8">It is straightforward to develop ZK Mobile applications. Just download the ZK Mobile release and follow the ZK Mobile Quick Start Guide and you are ready to go.</text:p>
      <text:h text:style-name="Heading_20_3" text:outline-level="3"><text:span text:style-name="T47">The Mobile Component Set, </text:span><text:a xlink:type="simple" xlink:href="http://www.zkoss.org/2007/mil">http://www.zkoss.org/2007/mil</text:a></text:h>
      <text:p text:style-name="Text_20_body_20_indent"><draw:frame draw:style-name="fr26" draw:name="graphics99" text:anchor-type="paragraph" svg:x="13.547cm" svg:y="1.736cm" svg:width="4.131cm" svg:height="6.115cm" draw:z-index="97"><draw:image xlink:href="../images/10000000000000FC0000015034C5AED2.png" xlink:type="simple" xlink:show="embed" xlink:actuate="onLoad"/></draw:frame>You can write your ZK Mobile applications the same way as you have done with ZUL and ZHTML components. Only that this time you have to use the MIL components instead. Following is the classic Hello World example (hello.mil).</text:p>
      <text:p text:style-name="Code_20_Indent"><text:span text:style-name="Source_20_Text">&lt;frame title="My First Window" visible="true"&gt;</text:span></text:p>
      <text:p text:style-name="Code_20_Indent"><text:span text:style-name="Source_20_Text"><text:s text:c="2"/>Hello World!</text:span></text:p>
      <text:p text:style-name="Code_20_Indent"><text:span text:style-name="Source_20_Text">&lt;/frame&gt;</text:span></text:p>
      <text:p text:style-name="Text_20_body_20_indent">This is almost the same as the ZUL "Hello World" example. The &lt;frame&gt; tag indicates the frame of the mobile display and the "Hello World!" is the text inside the frame. </text:p>
      <text:p text:style-name="Text_20_body_20_indent">You can apply all your programming experiences with ZUL components on MIL components without problem. The only difference is that the former (ZUL components) is designed for showing on web Ajax browser while the latter (MIL components) is for showing on the ZK Mobile client. You can still use the ZK template attributes such as if, unless, forEach, each, etc. You can use multiple script languages in &lt;zscript&gt; tag. You can use EL expression and the annotated data binding. You can also choose coding with ZUML page or pure Java Richlet way. </text:p>
      <text:p text:style-name="Text_20_body_20_indent">In general, you will probably not just write a "pure" ZK Mobile application. Rather you might write an application with both a desktop web browser view and a mobile device view. It is quite natural to write different view for different client while all views can still share the same backend business logic and database models. </text:p>
      <text:h text:style-name="Heading_20_2" text:outline-level="2">XML Output</text:h>
      <text:p text:style-name="Text_20_body">Nowadays XML have become the standard format of man<text:span text:style-name="T2">y devices and protocols, such as RSS and <text:s/>SVG. It is straightforward to output XML with ZK.</text:span></text:p>
      <text:h text:style-name="Heading_20_3" text:outline-level="3">Three Steps to Gen<text:span text:style-name="T2">erate XML Output with a ZUML Page</text:span></text:h>
      <text:list text:style-name="L51">
        <text:list-item>
          <text:p text:style-name="P140">Uses the XML component set (<text:a xlink:type="simple" xlink:href="http://www.zkoss.org/2007/xml"><text:span text:style-name="T6">http://www.zkoss.org/2007/xml</text:span></text:a>).</text:p>
        </text:list-item>
        <text:list-item>
          <text:p text:style-name="P140">Maps the file extension to ZK Loader</text:p>
        </text:list-item>
        <text:list-item>
          <text:p text:style-name="P140">Maps the file extension to the XML component set</text:p>
        </text:list-item>
      </text:list>
      <text:h text:style-name="Heading_20_4" text:outline-level="4">Use the<text:span text:style-name="T2"> XML Component Set, </text:span><text:span text:style-name="T7">http://www.zkoss.org/2007/xml</text:span></text:h>
      <text:p text:style-name="Text_20_body_20_indent_20_2">The XML component set (aka., the XML language, in ZK terminology) is used to generate XML output. Unlike the XUL or XHTML component sets, all unknown<text:note text:id="ftn60" text:note-class="footnote"><text:note-citation>60</text:note-citation><text:note-body><text:p text:style-name="Footnote">By the unknown tag we mea<text:span text:style-name="T2">n a tag that is not associated with a namespace, or the namespace is unknown.</text:span></text:p></text:note-body></text:note> tags in a ZUML page are assumed to belong the Native namespace (<text:span text:style-name="T6">http://www.zkoss.org/2005/native</text:span>) rather than throwing an exception. <text:span text:style-name="T31">ZK generates them directly to the output without instantiating a ZK component for each of them.</text:span></text:p>
      <text:p text:style-name="Text_20_body_20_indent_20_2">The following is an example that generates the SVG output. It looks very similar to the XML output you want to generate, except you can use zscript, EL expressions, macro components and other ZK features.</text:p>
      <text:p text:style-name="Text_20_body_20_indent_20_2"/>
      <text:p text:style-name="Code_20_Indent_20_2"><draw:frame draw:style-name="fr5" draw:name="graphics98" text:anchor-type="paragraph" svg:x="15.291cm" svg:y="3.971cm" svg:width="1.672cm" svg:height="1.545cm" draw:z-index="96"><draw:image xlink:href="../images/100000000000004F00000049ABC5A9E2.png" xlink:type="simple" xlink:show="embed" xlink:actuate="onLoad"/></draw:frame>&lt;?page <text:span text:style-name="T15">contentType="image/svg+xml;charset=UTF-8"</text:span>?&gt;</text:p>
      <text:p text:style-name="Code_20_Indent_20_2"/>
      <text:p text:style-name="Code_20_Indent_20_2">&lt;svg width="100%" height="100%" version="1.1" xmlns<text:span text:style-name="T6">="</text:span><text:a xlink:type="simple" xlink:href="http://www.w3.org/2000/svg">http://www.w3.org/2000/svg</text:a><text:span text:style-name="T6">"</text:span></text:p>
      <text:p text:style-name="Code_20_Indent_20_2"><text:span text:style-name="T15">xmlns:z="</text:span><text:a xlink:type="simple" xlink:href="http://www.zkoss.org/2005/zk"><text:span text:style-name="T38">http://www.zkoss.org/2005/zk</text:span></text:a><text:span text:style-name="T15">"</text:span>&gt;</text:p>
      <text:p text:style-name="Code_20_Indent_20_2"><text:tab/>&lt;<text:span text:style-name="T15">z:zscript</text:span>&gt;&lt;![CDATA[</text:p>
      <text:p text:style-name="Code_20_Indent_20_2"><text:tab/>String[] bgnds = {"purple", "blue", "yellow"};</text:p>
      <text:p text:style-name="Code_20_Indent_20_2"><text:tab/>int[] rads = {30, 25, 20};</text:p>
      <text:p text:style-name="Code_20_Indent_20_2"><text:tab/>]]&gt;&lt;/<text:span text:style-name="T15">z:zscript</text:span>&gt;</text:p>
      <text:p text:style-name="Code_20_Indent_20_2"><text:tab/>&lt;circle style="fill:${each}" <text:span text:style-name="T15">z:forEach</text:span>="${bgnds}"</text:p>
      <text:p text:style-name="Code_20_Indent_20_2"><text:tab/><text:tab/>cx="${50+rads[forEachStatus.index]}"</text:p>
      <text:p text:style-name="Code_20_Indent_20_2"><text:tab/><text:tab/>cy="${20+rads[forEachStatus.index]}"</text:p>
      <text:p text:style-name="Code_20_Indent_20_2"><text:tab/><text:tab/>r="${rads[forEachStatus.index]}"/&gt;</text:p>
      <text:p text:style-name="Code_20_Indent_20_2">&lt;/svg&gt; </text:p>
      <text:p text:style-name="Text_20_body_20_indent_20_2">The generated output will be</text:p>
      <text:p text:style-name="Code_20_Indent_20_2">&lt;svg xmlns="http://www.w3.org/2000/svg" width="100%" height="100%" version="1.1"&gt;</text:p>
      <text:p text:style-name="Code_20_Indent_20_2">&lt;circle style="fill:purple" cx="80" cy="50" r="30"&gt;</text:p>
      <text:p text:style-name="Code_20_Indent_20_2">&lt;/circle&gt;</text:p>
      <text:p text:style-name="Code_20_Indent_20_2">&lt;circle style="fill:blue" cx="75" cy="45" r="25"&gt;</text:p>
      <text:p text:style-name="Code_20_Indent_20_2">&lt;/circle&gt;</text:p>
      <text:p text:style-name="Code_20_Indent_20_2">&lt;circle style="fill:yellow" cx="70" cy="40" r="20"&gt;</text:p>
      <text:p text:style-name="Code_20_Indent_20_2">&lt;/circle&gt;</text:p>
      <text:p text:style-name="Code_20_Indent_20_2">&lt;/svg&gt;</text:p>
      <text:p text:style-name="Text_20_body_20_indent_20_2">where</text:p>
      <text:list text:style-name="L52">
        <text:list-item>
          <text:p text:style-name="P247">The content type is specified with the <text:span text:style-name="T6">page</text:span> directive. For SVG, it is <text:span text:style-name="T6">image/svg+xml</text:span>. The <text:span text:style-name="T6">xml</text:span> processing instruction (<text:span text:style-name="T6">&lt;?xml?&gt;</text:span>) and <text:span text:style-name="T6">DOCTYPE</text:span> of the output are also specified in the <text:span text:style-name="T6">page</text:span> directive. Refer to the <text:span text:style-name="T3">Developer's Reference</text:span> for more about the <text:span text:style-name="T6">page</text:span> directive.</text:p>
        </text:list-item>
        <text:list-item>
          <text:p text:style-name="P247">All tags in this example, suc<text:span text:style-name="T2">h as </text:span><text:span text:style-name="T7">svg</text:span><text:span text:style-name="T2"> and </text:span><text:span text:style-name="T7">circle</text:span><text:span text:style-name="T2">, are associated with a namespace (</text:span><text:span text:style-name="T7">http://www.w3.org/2000/svg</text:span><text:span text:style-name="T2">) that is unknown to ZK Loader. </text:span><text:span text:style-name="T32">Thus, they are assumed to belong </text:span>the Native namespace. They are output directly rather than instantiating a ZK component for each of them. Refer to the <text:span text:style-name="T3">Native Namespace</text:span> section int the <text:span text:style-name="T3">ZUML with the XUL Component Set</text:span> chapter for more about the Native namespace.</text:p>
        </text:list-item>
        <text:list-item>
          <text:p text:style-name="P247">To use <text:span text:style-name="T6">zscript</text:span>, <text:span text:style-name="T6">forEach</text:span> and other ZK spe<text:span text:style-name="T2">cific</text:span> features, you have to specify the ZK namespace (<text:a xlink:type="simple" xlink:href="http://www.zkoss.org/2005/zk"><text:span text:style-name="T6">http://www.zkoss.org/2005/zk</text:span></text:a>).</text:p>
        </text:list-item>
      </text:list>
      <text:h text:style-name="Heading_20_4" text:outline-level="4">Maps the<text:span text:style-name="T2"> File Extension to ZK Loader</text:span></text:h>
      <text:p text:style-name="Text_20_body_20_indent_20_2">To let ZK Loader process the file, you have to associate it with the ZK Loader in <text:span text:style-name="T6">WEB-INF/web.xml</text:span>. In this example, we map all files with the <text:span text:style-name="T6">.svg</text:span> extension to ZK Loader<text:note text:id="ftn61" text:note-class="footnote"><text:note-citation>61</text:note-citation><text:note-body><text:p text:style-name="Footnote">We ass<text:span text:style-name="T2">ume ZK Loader (</text:span><text:span text:style-name="T7">zkLoader</text:span><text:span text:style-name="T2">) is mapped to </text:span><text:span text:style-name="T7">org.zkoss.zk.ui.http.DHtmlLayoutServlet</text:span><text:span text:style-name="T2">.</text:span></text:p></text:note-body></text:note>:</text:p>
      <text:p text:style-name="Code_20_Indent_20_2">&lt;servlet-mapping&gt;</text:p>
      <text:p text:style-name="Code_20_Indent_20_2"><text:tab/>&lt;servlet-name&gt;zkLoader&lt;/servlet-name&gt;</text:p>
      <text:p text:style-name="Code_20_Indent_20_2"><text:tab/>&lt;url-pattern&gt;*.svg&lt;/url-pattern&gt;</text:p>
      <text:p text:style-name="Code_20_Indent_20_2">&lt;/servlet-mapping&gt;</text:p>
      <text:h text:style-name="Heading_20_4" text:outline-level="4">Maps the<text:span text:style-name="T2"> File Extension to the XML Component Set</text:span></text:h>
      <text:p text:style-name="Text_20_body_20_indent_20_2">Unless the file extension is <text:span text:style-name="T6">.xml</text:span>, you have to associate it with the XML component set (aka., the XML language) explicitly in <text:span text:style-name="T6">WEB-INF/zk.xml</text:span>. In this example, we map <text:span text:style-name="T6">.svg</text:span> to the XML component set:</text:p>
      <text:p text:style-name="Code_20_Indent_20_2">&lt;language-mapping&gt;</text:p>
      <text:p text:style-name="Code_20_Indent_20_2"><text:tab/>&lt;language-name&gt;xml&lt;/language-name&gt;</text:p>
      <text:p text:style-name="Code_20_Indent_20_2"><text:tab/>&lt;extension&gt;svg&lt;/extension&gt;</text:p>
      <text:p text:style-name="Code_20_Indent_20_2">&lt;/language-mapping&gt;</text:p>
      <text:p text:style-name="Text_20_body_20_indent_20_2">where <text:span text:style-name="T6">xml</text:span> is the<text:span text:style-name="T2"> language name of the XML component set (</text:span><text:a xlink:type="simple" xlink:href="http://www.zkoss.org/2007/xml"><text:span text:style-name="T7">http://www.zkoss.org/2007/xml</text:span></text:a><text:span text:style-name="T2">). Thus, when ZK Loader parses a file with the </text:span><text:span text:style-name="T7">.svg</text:span><text:span text:style-name="T2"> extension, it knows the default language is the XML component set.</text:span></text:p>
      <text:h text:style-name="Heading_20_3" text:outline-level="3">The<text:span text:style-name="T2"> XML Component Set</text:span></text:h>
      <text:p text:style-name="P21">In addition to generating XML tags directly to the output, the XML component set provides a few components to simplify sophisticated tasks, such as XSLT.</text:p>
      <text:h text:style-name="Heading_20_4" text:outline-level="4">The<text:span text:style-name="T2"> XML Transformer</text:span></text:h>
      <text:p text:style-name="P36">To translate a XML document to another, you can use the <text:span text:style-name="T6">transformer</text:span> component as follows.</text:p>
      <text:p text:style-name="Code_20_Indent_20_2">&lt;?page contentType="text/html;charset=UTF-8"?&gt;</text:p>
      <text:p text:style-name="Code_20_Indent_20_2">&lt;<text:span text:style-name="T15">x:transformer</text:span> xsl="book.xsl" <text:span text:style-name="T15">xmlns:x="http://www.zkoss.org/2007/xml"</text:span>&gt;</text:p>
      <text:p text:style-name="Code_20_Indent_20_2"><text:tab/>&lt;book&gt;</text:p>
      <text:p text:style-name="Code_20_Indent_20_2"><text:tab/><text:tab/>&lt;title&gt;ZK - Ajax without the JavaScript Framework&lt;/title&gt;</text:p>
      <text:p text:style-name="Code_20_Indent_20_2"><text:tab/><text:tab/>&lt;for-who&gt;Web application designers and programmers who wish to implement rich Ajax web applications in the simplest way.&lt;/for-who&gt;</text:p>
      <text:p text:style-name="Code_20_Indent_20_2"><text:tab/><text:tab/>&lt;author&gt;Henri Chen and Robbie Cheng&lt;/author&gt;</text:p>
      <text:p text:style-name="Code_20_Indent_20_2"><text:tab/>&lt;/book&gt;</text:p>
      <text:p text:style-name="Code_20_Indent_20_2">&lt;/x:transformer&gt;</text:p>
      <text:p text:style-name="P36">where transformer is a component of the XML component set, so we have to specify the namespace. Otherwise, the Native namespace is assumed.</text:p>
      <text:p text:style-name="P36">Then, let us assume the content of <text:span text:style-name="T6">book.xsl</text:span> is as follows.</text:p>
      <text:p text:style-name="Code_20_Indent_20_2">&lt;xsl:stylesheet version="1.0"</text:p>
      <text:p text:style-name="Code_20_Indent_20_2">xmlns:xsl="http://www.w3.org/1999/XSL/Transform"&gt;</text:p>
      <text:p text:style-name="Code_20_Indent_20_2"><text:tab/>&lt;xsl:template match="/"&gt;</text:p>
      <text:p text:style-name="Code_20_Indent_20_2"><text:tab/><text:tab/>&lt;html&gt;</text:p>
      <text:p text:style-name="Code_20_Indent_20_2"><text:tab/><text:tab/><text:tab/>&lt;head&gt;</text:p>
      <text:p text:style-name="Code_20_Indent_20_2"><text:tab/><text:tab/><text:tab/><text:tab/>&lt;title&gt;Book Info&lt;/title&gt;</text:p>
      <text:p text:style-name="Code_20_Indent_20_2"><text:tab/><text:tab/><text:tab/>&lt;/head&gt;</text:p>
      <text:p text:style-name="Code_20_Indent_20_2"><text:tab/><text:tab/><text:tab/>&lt;body&gt;</text:p>
      <text:p text:style-name="Code_20_Indent_20_2"><text:tab/><text:tab/><text:tab/><text:tab/>&lt;h1&gt;Book Info&lt;/h1&gt;</text:p>
      <text:p text:style-name="Code_20_Indent_20_2"><text:tab/><text:tab/><text:tab/><text:tab/>&lt;xsl:apply-templates select="book"/&gt;</text:p>
      <text:p text:style-name="Code_20_Indent_20_2"><text:tab/><text:tab/><text:tab/>&lt;/body&gt;</text:p>
      <text:p text:style-name="Code_20_Indent_20_2"><text:tab/><text:tab/>&lt;/html&gt;</text:p>
      <text:p text:style-name="Code_20_Indent_20_2"><text:tab/>&lt;/xsl:template&gt;</text:p>
      <text:p text:style-name="Code_20_Indent_20_2"><text:tab/>&lt;xsl:template match="book"&gt;</text:p>
      <text:p text:style-name="Code_20_Indent_20_2"><text:tab/><text:tab/>&lt;dl&gt;</text:p>
      <text:p text:style-name="Code_20_Indent_20_2"><text:tab/><text:tab/><text:tab/>&lt;dt&gt;Title:&lt;/dt&gt;</text:p>
      <text:p text:style-name="Code_20_Indent_20_2"><text:tab/><text:tab/><text:tab/>&lt;dd&gt;&lt;xsl:value-of select="title"/&gt;&lt;/dd&gt;</text:p>
      <text:p text:style-name="Code_20_Indent_20_2"><text:tab/><text:tab/><text:tab/>&lt;dt&gt;Who is this book for:&lt;/dt&gt;</text:p>
      <text:p text:style-name="Code_20_Indent_20_2"><text:tab/><text:tab/><text:tab/>&lt;dd&gt;&lt;xsl:value-of select="for-who"/&gt;&lt;/dd&gt;</text:p>
      <text:p text:style-name="Code_20_Indent_20_2"><text:tab/><text:tab/><text:tab/>&lt;dt&gt;Authors&lt;/dt&gt;</text:p>
      <text:p text:style-name="Code_20_Indent_20_2"><text:tab/><text:tab/><text:tab/>&lt;dd&gt;&lt;xsl:value-of select="author"/&gt;&lt;/dd&gt;</text:p>
      <text:p text:style-name="Code_20_Indent_20_2"><text:tab/><text:tab/>&lt;/dl&gt;</text:p>
      <text:p text:style-name="Code_20_Indent_20_2"><text:tab/>&lt;/xsl:template&gt;</text:p>
      <text:p text:style-name="Code_20_Indent_20_2">&lt;/xsl:stylesheet&gt;</text:p>
      <text:p text:style-name="P36">Then, the generated XML output will be XHTML as follows.</text:p>
      <text:p text:style-name="Code_20_Indent_20_2">&lt;html&gt;</text:p>
      <text:p text:style-name="Code_20_Indent_20_2">&lt;head&gt;</text:p>
      <text:p text:style-name="Code_20_Indent_20_2">&lt;META http-equiv="Content-Type" content="text/html; charset=UTF-8"&gt;</text:p>
      <text:p text:style-name="Code_20_Indent_20_2">&lt;title&gt;Book Info&lt;/title&gt;</text:p>
      <text:p text:style-name="Code_20_Indent_20_2">&lt;/head&gt;</text:p>
      <text:p text:style-name="Code_20_Indent_20_2">&lt;body&gt;</text:p>
      <text:p text:style-name="Code_20_Indent_20_2">&lt;h1&gt;Book Info&lt;/h1&gt;</text:p>
      <text:p text:style-name="Code_20_Indent_20_2">&lt;dl&gt;</text:p>
      <text:p text:style-name="Code_20_Indent_20_2"/>
      <text:p text:style-name="Code_20_Indent_20_2">&lt;dt&gt;Title:&lt;/dt&gt;</text:p>
      <text:p text:style-name="Code_20_Indent_20_2">&lt;dd&gt;</text:p>
      <text:p text:style-name="Code_20_Indent_20_2">ZK - Ajax without the JavaScript Framework&lt;/dd&gt;</text:p>
      <text:p text:style-name="Code_20_Indent_20_2">&lt;dt&gt;Who is this book for:&lt;/dt&gt;</text:p>
      <text:p text:style-name="Code_20_Indent_20_2">&lt;dd&gt;</text:p>
      <text:p text:style-name="Code_20_Indent_20_2">Web application designers and programmers who wish to implement rich Ajax web applications in the simplest way.&lt;/dd&gt;</text:p>
      <text:p text:style-name="Code_20_Indent_20_2">&lt;dt&gt;Authors&lt;/dt&gt;</text:p>
      <text:p text:style-name="Code_20_Indent_20_2">&lt;dd&gt;</text:p>
      <text:p text:style-name="Code_20_Indent_20_2">Henri Chen and Robbie Cheng&lt;/dd&gt;</text:p>
      <text:p text:style-name="Code_20_Indent_20_2">&lt;/dl&gt;</text:p>
      <text:p text:style-name="Code_20_Indent_20_2">&lt;/body&gt;</text:p>
      <text:p text:style-name="Code_20_Indent_20_2">&lt;/html&gt;</text:p>
      <text:p text:style-name="P36"/>
      <text:h text:style-name="P6" text:outline-level="1">13. Internationalization</text:h>
      <text:p text:style-name="Text_20_body">This chapter describes how to make ZK applications flexible enough to run in any locale.</text:p>
      <text:p text:style-name="Text_20_body">First of all, ZK enables developers to embed Java codes and EL expressions any way you like. You could use any Internationalization method you want, such as java.util.ResourceBundle.</text:p>
      <text:p text:style-name="Text_20_body">However, ZK has some built-in support of internationalization that you might find them useful.</text:p>
      <text:h text:style-name="Heading_20_2" text:outline-level="2">Locale</text:h>
      <text:p text:style-name="Text_20_body"><text:span text:style-name="T2">The locale used to process requests and events is, by default, determined by the browser's preferences (by use of the </text:span><text:span text:style-name="T7">getLocale</text:span><text:span text:style-name="T2"> method of </text:span><text:span text:style-name="T7">javax.servlet.ServletRequest</text:span><text:span text:style-name="T2">).</text:span></text:p>
      <text:p text:style-name="P30">However, it is configurable. For example, you might want to use the same Locale for all users no matter how the browser is configured. Another example is that you might want to use the preferred locale that a user specified in his or her profile, if you maintain the user profiles in the server.</text:p>
      <text:h text:style-name="Heading_20_3" text:outline-level="3">The <text:span text:style-name="T6">px_preferred_locale</text:span> Session Attribute</text:h>
      <text:p text:style-name="Text_20_body_20_indent">Before checking the browser's preferences, ZK will check if a session att<text:span text:style-name="T2">ribute called </text:span><text:span text:style-name="T7">px_preferred_locale</text:span><text:span text:style-name="T2"> is defined. If defined, ZK uses it as the default locale for the session instead of the browser's preferences. Thus, you can control the locale of a session by storing the preferred locale in this attribute.</text:span></text:p>
      <text:p text:style-name="P21">For example, you can do this when a user logins.</text:p>
      <text:p text:style-name="Code_20_Indent">void login(String username, String password) {</text:p>
      <text:p text:style-name="Code_20_Indent"><text:tab/>//check password</text:p>
      <text:p text:style-name="Code_20_Indent"><text:tab/>...</text:p>
      <text:p text:style-name="Code_20_Indent"><text:tab/>Locale preferredLocale = ...; //decide the locale (from, say, database)</text:p>
      <text:p text:style-name="Code_20_Indent"><text:tab/>session.setAttribute("px_preferred_locale", preferredLocale);</text:p>
      <text:p text:style-name="Code_20_Indent"><text:tab/>...</text:p>
      <text:p text:style-name="Code_20_Indent">}</text:p>
      <text:p text:style-name="Tip"><text:span text:style-name="T3">Tip</text:span>: To avoid typo, you can use the con<text:span text:style-name="T2">stant called </text:span><text:span text:style-name="T7">PREFERRED_LOCALE</text:span><text:span text:style-name="T2"> defined in the </text:span><text:span text:style-name="T7">org.zkoss.web.Attributes</text:span><text:span text:style-name="T2"> class.</text:span></text:p>
      <text:h text:style-name="Heading_20_3" text:outline-level="3">The<text:span text:style-name="T2"> Request Interceptor</text:span></text:h>
      <text:p text:style-name="Text_20_body_20_indent">Deciding the locale after the user logins may be a bit late for some applications. For example, you might want to use the same Locale that was used in the previous session, before the<text:span text:style-name="T2"> user</text:span> logins. For a Web app<text:span text:style-name="T2">lication, it is usually done by use of cookies. With ZK, you can register a request interceptor and manipulates the cookies when the interceptor is called.</text:span></text:p>
      <text:p text:style-name="Text_20_body_20_indent">A request interceptor is used to intercept each request processed by ZK Loader and ZK Update Engine. It must implements the <text:span text:style-name="T6">org.zkoss.zk.ui.util.RequestInterceptor</text:span> interface. For<text:span text:style-name="T2"> example,</text:span></text:p>
      <text:p text:style-name="Code_20_Indent">public class MyLocaleProvider implements org.zkoss.zk.ui.util.RequestInterceptor {</text:p>
      <text:p text:style-name="Code_20_Indent"><text:tab/>public void request(org.zkoss.zk.ui.Session sess,</text:p>
      <text:p text:style-name="Code_20_Indent"><text:tab/>Object request, Object response) {</text:p>
      <text:p text:style-name="Code_20_Indent"><text:tab/><text:tab/>final Cookie[] cookies = ((HttpServletRequest)request).getCookies();</text:p>
      <text:p text:style-name="Code_20_Indent"><text:tab/><text:tab/>if (cookies != null) {</text:p>
      <text:p text:style-name="Code_20_Indent"><text:tab/><text:tab/><text:tab/>for (int j = cookies.length; --j &gt;= 0;) {</text:p>
      <text:p text:style-name="Code_20_Indent"><text:tab/><text:tab/><text:tab/><text:tab/>if (cookies[j].getName().equals("my.locale")) {</text:p>
      <text:p text:style-name="Code_20_Indent"><text:tab/><text:tab/><text:tab/><text:tab/><text:tab/>//determine the locale</text:p>
      <text:p text:style-name="Code_20_Indent"><text:tab/><text:tab/><text:tab/><text:tab/><text:tab/>String val = cookies[j].getValue();</text:p>
      <text:p text:style-name="Code_20_Indent"><text:tab/><text:tab/><text:tab/><text:tab/><text:tab/>Locale locale = org.zkoss.util.Locales.getLocale(val);</text:p>
      <text:p text:style-name="Code_20_Indent"><text:tab/><text:tab/><text:tab/><text:tab/><text:tab/>sess.setAttribute(Attributes.PREFERRED_LOCALE, locale);</text:p>
      <text:p text:style-name="Code_20_Indent"><text:tab/><text:tab/><text:tab/><text:tab/><text:tab/>return;</text:p>
      <text:p text:style-name="Code_20_Indent"><text:tab/><text:tab/><text:tab/><text:tab/>}</text:p>
      <text:p text:style-name="Code_20_Indent"><text:tab/><text:tab/><text:tab/>}</text:p>
      <text:p text:style-name="Code_20_Indent"><text:tab/><text:tab/>}</text:p>
      <text:p text:style-name="Code_20_Indent"><text:tab/>}</text:p>
      <text:p text:style-name="Code_20_Indent">}</text:p>
      <text:p text:style-name="Text_20_body_20_indent">To make it effective<text:span text:style-name="T2">, you have to register it in WEB-INF/zk.xml as follows. Once registered, the request method is called each time ZK Loader or ZK Update Engine receives a request. Refer to </text:span><text:span text:style-name="T4">Appendix B</text:span><text:span text:style-name="T2"> in </text:span><text:span text:style-name="T4">the Developer's Reference</text:span><text:span text:style-name="T2"> for more information about configuration.</text:span></text:p>
      <text:p text:style-name="Code_20_Indent">&lt;listener&gt;</text:p>
      <text:p text:style-name="Code_20_Indent"><text:tab/>&lt;listener-class&gt;MyLocaleProvider&lt;/listener-class&gt;</text:p>
      <text:p text:style-name="Code_20_Indent">&lt;/listener&gt;</text:p>
      <text:p text:style-name="Tip"><text:span text:style-name="T3">Not</text:span><text:span text:style-name="T4">e</text:span><text:span text:style-name="T2">: An instance of the interceptor is instantiated when it is registered. It is then shared among all requests in the same application. Thus, you have to make sure it can be accessed concurrently (i.e., thread-safe).</text:span></text:p>
      <text:p text:style-name="P33"><text:span text:style-name="T3">Note</text:span>: The <text:span text:style-name="T6">request</text:span> method is called at very early stage, before the request parameters are parsed. Thus, it is recommended to access them in this method, unless you configured the locale and character encoding properly for the request.</text:p>
      <text:h text:style-name="Heading_20_2" text:outline-level="2">Time Zone</text:h>
      <text:p text:style-name="Text_20_body">The<text:span text:style-name="T2"> time zone used to process requests and events is, by default, determined by the JVM's preferences (by use of the </text:span><text:span text:style-name="T7">getDefault</text:span><text:span text:style-name="T2"> method of </text:span><text:span text:style-name="T7">java.util.TimeZone</text:span><text:span text:style-name="T2">).</text:span></text:p>
      <text:p text:style-name="Tip"><text:span text:style-name="T3">Not</text:span><text:span text:style-name="T4">e</text:span><text:span text:style-name="T2">: Unlike locale, there is no standard way to determine the time zone for each browser.</text:span></text:p>
      <text:p text:style-name="P30">Like Locale, the time zone for a given session is configurable. For example, <text:s/>you might want to use the preferred time zone that a user specified in his or her profile, if you maintain user profiles in the server.</text:p>
      <text:h text:style-name="Heading_20_3" text:outline-level="3">The <text:span text:style-name="T6">px_preferred_time_zone</text:span> Session Attribute</text:h>
      <text:p text:style-name="Text_20_body_20_indent">ZK will check if a session att<text:span text:style-name="T2">ribute called </text:span><text:span text:style-name="T7">px_preferred_time_zone</text:span><text:span text:style-name="T2"> is defined. If defined, it uses as the default time zone for the session instead of the system default. Thus, you can control the time zone of a session by storing the preferred locale in this attribute, after, say, a user logins as depicted in the previous section.</text:span></text:p>
      <text:p text:style-name="P33"><text:span text:style-name="T3">Tip</text:span>: To avoid typo, you can use the constant called <text:span text:style-name="T6">PREFERRED_TIME_ZONE</text:span> defined in the <text:span text:style-name="T6">org.zkoss.web.Attributes</text:span> class.</text:p>
      <text:h text:style-name="P28" text:outline-level="3">The Request Interceptor</text:h>
      <text:p text:style-name="Text_20_body_20_indent">Like Locale, you can pre<text:span text:style-name="T2">pare the time zone for the given session with the </text:span><text:span text:style-name="T7">px_preferred_time_zone</text:span><text:span text:style-name="T2"> attribute by use of the request interceptor.</text:span></text:p>
      <text:h text:style-name="Heading_20_2" text:outline-level="2">Labels</text:h>
      <text:p text:style-name="Text_20_body">Developers could separate Locale-dependent data from the ZUML pages (and JSP pages) by storing them in i3-label_<text:span text:style-name="T27">lang</text:span>_<text:span text:style-name="T27">CNTY</text:span>.properties under the <text:span text:style-name="T6">WEB-INF</text:span> directory, where <text:span text:style-name="T27">lang</text:span> is the language such as en and fr, and <text:span text:style-name="T27">CNTY</text:span><text:span text:style-name="T31"> is the country, such as US and FR</text:span>.</text:p>
      <text:p text:style-name="Text_20_body">To get a Locale-dependent property, you could use <text:span text:style-name="T6">org.zkoss.util.resource.Labels</text:span> in Java, or <text:span text:style-name="T6">${c:l('key')}</text:span> in EL expression. To use it in EL, you have to specify the TLD file with the <text:span text:style-name="T6">taglib</text:span> directive in your page as follows.</text:p>
      <text:p text:style-name="Code">&lt;?taglib uri="http://www.zkoss.org/dsp/web/core" prefix="c"?&gt;</text:p>
      <text:p text:style-name="Code"/>
      <text:p text:style-name="Code">&lt;window title="${c:l('app.title')}"&gt;</text:p>
      <text:p text:style-name="Code">...</text:p>
      <text:p text:style-name="Code">&lt;/window&gt;</text:p>
      <text:p text:style-name="Tip"><text:span text:style-name="T3">File Location:</text:span> <text:span text:style-name="T6">cor</text:span><text:span text:style-name="T7">e.dsp.tld</text:span><text:span text:style-name="T2"> is distributed under the </text:span><text:span text:style-name="T7">dist/WEB-INF</text:span><text:span text:style-name="T2"> directory. You do </text:span><text:span text:style-name="T28">not</text:span><text:span text:style-name="T2"> need to copy it to your Web application.</text:span></text:p>
      <text:p text:style-name="Text_20_body">When a Locale-dependent label is about to retrieved, one of i3-label_<text:span text:style-name="T27">lang</text:span><text:span text:style-name="T31">_</text:span><text:span text:style-name="T27">CNTY</text:span><text:span text:style-name="T31">.properties</text:span> will be loaded. For example, if the Locale is <text:span text:style-name="T6">de_DE</text:span>, then <text:span text:style-name="T6">WEB-INF/i3-label_de_DE.properties</text:span> will be loaded. If no such file, ZK will try to load <text:span text:style-name="T6">WEB-INF/i3-label_de.properties</text:span> and <text:span text:style-name="T6">WEB-INF/i3-label.properties</text:span> in turn.</text:p>
      <text:p text:style-name="Text_20_body">To acc<text:span text:style-name="T2">ess labels in Java codes (including zscript), use the </text:span><text:span text:style-name="T7">getLabel</text:span><text:span text:style-name="T2"> method of the </text:span><text:span text:style-name="T7">org.zkoss.util.resource.Labels</text:span><text:span text:style-name="T2"> class.</text:span></text:p>
      <text:p text:style-name="Text_20_body">In addition, you could extend the label loader to load labels from other locations, say database, by reg<text:span text:style-name="T2">istering a locator, which must implement the </text:span><text:span text:style-name="T7">org.zkoss.util.resource.LabelLocator</text:span><text:span text:style-name="T2"> interface. Then, invoke the </text:span><text:span text:style-name="T7">register</text:span><text:span text:style-name="T2"> method of the </text:span><text:span text:style-name="T7">org.zkoss.util.resource.Labels</text:span><text:span text:style-name="T2"> class.</text:span></text:p>
      <text:h text:style-name="Heading_20_2" text:outline-level="2">Locale-Dependent Files</text:h>
      <text:h text:style-name="Heading_20_3" text:outline-level="3">Browser and Locale-Dependent URI</text:h>
      <text:p text:style-name="Text_20_body_20_indent">Many resources depend on the Locale and, sometimes, the browser that a user is used to visit the Web page. For example, you need to use a larger font for Chinese characters to have better readability.</text:p>
      <text:p text:style-name="Text_20_body_20_indent">ZK can handle this for you automatically, if you specify the URL of the style sheet with "*". The algorithm is as follows.</text:p>
      <text:list text:style-name="L53">
        <text:list-item>
          <text:p text:style-name="P143">If the<text:span text:style-name="T2">re is one "*" is specified in an URI such as </text:span><text:span text:style-name="T7">/my*.css</text:span><text:span text:style-name="T2">, then "*" will be replaced with a proper Locale depending on the preferences of user's browser.<text:line-break/>For example, user's preferences is </text:span><text:span text:style-name="T7">de_DE</text:span><text:span text:style-name="T2">, then ZK searches </text:span><text:span text:style-name="T7">/my_de_DE.css</text:span><text:span text:style-name="T2">, </text:span><text:span text:style-name="T7">/my_de.css</text:span><text:span text:style-name="T2">, and </text:span><text:span text:style-name="T7">/my.css</text:span><text:span text:style-name="T2"> one-by-one from your Web site, until any of them is found. If none of them is found, </text:span><text:span text:style-name="T7">/my.css </text:span><text:span text:style-name="T2">is still used.<text:line-break/></text:span></text:p>
        </text:list-item>
        <text:list-item>
          <text:p text:style-name="P143">If two or more "*" are specified in an URI such as "/my*/lang*.css", then the first "*" will be rep<text:span text:style-name="T2">laced with </text:span>"<text:span text:style-name="T29">ie</text:span>" for Internet Explorer, "saf" for Safari, and "<text:span text:style-name="T29">moz</text:span>" for other browsers<text:note text:id="ftn62" text:note-class="footnote"><text:note-citation>62</text:note-citation><text:note-body><text:p text:style-name="Footnote">In the<text:span text:style-name="T2"> future editions, we will use different codes for browsers other than Internet Explorer, Firefox and Safari.</text:span></text:p></text:note-body></text:note>. Moreover<text:span text:style-name="T2">,</text:span> the<text:span text:style-name="T2"> last asterisk will be replaced with a proper Locale as described in the above step.<text:line-break/><text:line-break/>In summary, the last asterisk represents the Locale, while the first asterisk represents the browser type. </text:span></text:p>
        </text:list-item>
        <text:list-item>
          <text:p text:style-name="P143">All other "*" are ignored.</text:p>
        </text:list-item>
      </text:list>
      <text:p text:style-name="Tip"><text:span text:style-name="T34">Note</text:span><text:span text:style-name="T35">:</text:span><text:span text:style-name="T25"> The lat asterisk that represents the Locale must be placed right before the first dot ("."), or at the end if no dot at all. Furthermore, no following slash (/) is allowed, i.e., it must be part of the filename, rather than a directory. If the last asterisk doesn't fulfill this constraint, it will be eliminated (not ignored).</text:span></text:p>
      <text:p text:style-name="P35">For example, "/my/lang.css*" is equivalent to "/my/lang.css".</text:p>
      <text:p text:style-name="P35">In other words, you can consider it as neutral to the Locale.</text:p>
      <text:p text:style-name="P33"><text:span text:style-name="T3">Tip</text:span>: We can apply this rule to specify an URI depending on the browser type, but not depending on the Locale. For example, "/my/lang*.css*" will be replaced with "/my/langie.css" if Internet Explorer is the current user's browser.</text:p>
      <text:p text:style-name="P21"/>
      <text:p text:style-name="P21">In the following examples, we assume the preferred Locale is <text:span text:style-name="T6">de_DE</text:span> and the browser is Internet Explorer.</text:p>
      <table:table table:name="Table22" table:style-name="Table22">
        <table:table-column table:style-name="Table22.A"/>
        <table:table-column table:style-name="Table22.B"/>
        <table:table-header-rows>
          <table:table-row>
            <table:table-cell table:style-name="Table22.A1" office:value-type="string">
              <text:p text:style-name="Table_20_Heading">URI</text:p>
            </table:table-cell>
            <table:table-cell table:style-name="Table22.B1" office:value-type="string">
              <text:p text:style-name="Table_20_Heading">Res<text:span text:style-name="T2">ources that are searched</text:span></text:p>
            </table:table-cell>
          </table:table-row>
        </table:table-header-rows>
        <table:table-row>
          <table:table-cell table:style-name="Table22.A2" office:value-type="string">
            <text:p text:style-name="Table_20_Contents">/css/norm*.css</text:p>
          </table:table-cell>
          <table:table-cell table:style-name="Table22.B2" office:value-type="string">
            <text:list text:style-name="L54">
              <text:list-item>
                <text:p text:style-name="P214">/norm_de_DE.css</text:p>
              </text:list-item>
              <text:list-item>
                <text:p text:style-name="P214">/norm_de.css</text:p>
              </text:list-item>
              <text:list-item>
                <text:p text:style-name="P214">/norm.css</text:p>
              </text:list-item>
            </text:list>
          </table:table-cell>
        </table:table-row>
        <table:table-row>
          <table:table-cell table:style-name="Table22.A2" office:value-type="string">
            <text:p text:style-name="Table_20_Contents">/css-*/norm*.css</text:p>
          </table:table-cell>
          <table:table-cell table:style-name="Table22.B2" office:value-type="string">
            <text:list text:style-name="L54">
              <text:list-item text:start-value="1">
                <text:p text:style-name="P214">/css-ie/norm_de_DE.css</text:p>
              </text:list-item>
              <text:list-item>
                <text:p text:style-name="P214">/css-ie/norm_de.css</text:p>
              </text:list-item>
              <text:list-item>
                <text:p text:style-name="P214">/css-ie/norm.css</text:p>
              </text:list-item>
            </text:list>
          </table:table-cell>
        </table:table-row>
        <table:table-row>
          <table:table-cell table:style-name="Table22.A2" office:value-type="string">
            <text:p text:style-name="Table_20_Contents">/img*/pic*/lang*.png</text:p>
          </table:table-cell>
          <table:table-cell table:style-name="Table22.B2" office:value-type="string">
            <text:list text:style-name="L54">
              <text:list-item text:start-value="1">
                <text:p text:style-name="P214">/imgie/pic*/lang_de_DE.png</text:p>
              </text:list-item>
              <text:list-item>
                <text:p text:style-name="P214">/imgie/pic*/lang_de.png</text:p>
              </text:list-item>
              <text:list-item>
                <text:p text:style-name="P214">/imgie/pic*/lang.png</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4">
              <text:list-item text:start-value="1">
                <text:p text:style-name="P214">/img/lang.gif</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5">
              <text:list-item>
                <text:p text:style-name="P224">/img/langie.gif</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6">
              <text:list-item>
                <text:p text:style-name="P225">/imgie/lang*.gif</text:p>
              </text:list-item>
            </text:list>
          </table:table-cell>
        </table:table-row>
      </table:table>
      <text:h text:style-name="Heading_20_3" text:outline-level="3">Locating Browser and Locale Dep<text:span text:style-name="T2">endent Resources in Java</text:span></text:h>
      <text:p text:style-name="Text_20_body_20_indent">In additions to component attributes and ZUML attributes, you could handle browser and Locale dependent resource programmingly in Java. Here are a list of methods that you could use.</text:p>
      <text:list text:style-name="L57">
        <text:list-item>
          <text:p text:style-name="P146">The <text:span text:style-name="T6">enc</text:span><text:span text:style-name="T7">odeURL</text:span><text:span text:style-name="T20">, </text:span><text:span text:style-name="T7">forward</text:span><text:span text:style-name="T20">, and </text:span><text:span text:style-name="T7">include</text:span> methods in <text:span text:style-name="T6">org.zkoss.zk.ui.Exection</text:span> for encoding URL, forwarding to another page and including a page. In most cases, the<text:span text:style-name="T2">se methods are all you need.</text:span></text:p>
        </text:list-item>
        <text:list-item>
          <text:p text:style-name="P146">The <text:span text:style-name="T6">locate</text:span><text:span text:style-name="T20">, </text:span><text:span text:style-name="T7">forward</text:span><text:span text:style-name="T20">, and </text:span><text:span text:style-name="T7">include</text:span> method in <text:span text:style-name="T6">org.zkoss.web.servlet.Servlets</text:span> for locating Web resouces. You rarely need the<text:span text:style-name="T2">m when developing ZK applications, but useful for writing a servlet, portlet or filter.</text:span></text:p>
        </text:list-item>
        <text:list-item>
          <text:p text:style-name="P146">The <text:span text:style-name="T6">encodeURL</text:span> method in <text:span text:style-name="T6">org.zkoss.web.servlet.http.Encodes</text:span> for encoding URL. You rarely need the<text:span text:style-name="T2">m when developing ZK applications, but useful for writing a servlet, portlet or filter.</text:span></text:p>
        </text:list-item>
      </text:list>
      <text:list text:style-name="L58">
        <text:list-item>
          <text:p text:style-name="P149">The<text:span text:style-name="T2"> </text:span><text:span text:style-name="T7">locate</text:span><text:span text:style-name="T2"> method in </text:span><text:span text:style-name="T7">org.zkoss.util.resource.Locators</text:span><text:span text:style-name="T2"> for locating class resources.</text:span></text:p>
        </text:list-item>
      </text:list>
      <text:h text:style-name="Heading_20_2" text:outline-level="2">Messages</text:h>
      <text:p text:style-name="Text_20_body">Messages are stored in properties files which are located at the<text:span text:style-name="T2"> </text:span><text:span text:style-name="T7">/metainfo/mesg</text:span><text:span text:style-name="T2"> directory of the classpath. Each module is associated with an unique name. In addition, the Locale is appended to the property file, too. For example, the message file of </text:span><text:span text:style-name="T7">zk.jar</text:span><text:span text:style-name="T2"> for Germany messages is </text:span><text:span text:style-name="T7">msgzk_de_DN.properties</text:span><text:span text:style-name="T2"> or </text:span><text:span text:style-name="T7">msgzk_de.properties</text:span><text:span text:style-name="T2">. Currently, </text:span><text:span text:style-name="T7">zk.jar</text:span><text:span text:style-name="T2"> is only shipped with English and Chinese versions. You could add your own property files for different Locales by placing them at the </text:span><text:span text:style-name="T7">/metainfo/mesg</text:span><text:span text:style-name="T2"> directory of the classpath.</text:span></text:p>
      <text:h text:style-name="Heading_20_2" text:outline-level="2">The<text:span text:style-name="T2">mes</text:span></text:h>
      <text:p text:style-name="P30">The XUL component set provides several sets of style sheet files for each browser type: smaller, larger and normal. By default, the normal set is used. You can configure <text:span text:style-name="T6">WEB-INF/zk.xml</text:span> to choose a different theme.</text:p>
      <text:h text:style-name="Heading_20_3" text:outline-level="3">Use the Theme with Smaller Fonts</text:h>
      <text:p text:style-name="P21">The theme with smaller fonts is called <text:span text:style-name="T6">normsm*.css.dsp</text:span>. You can configure <text:span text:style-name="T6">WEB-INF/zk.xml</text:span> to use it as follows.</text:p>
      <text:p text:style-name="Code_20_Indent">&lt;desktop-config&gt;<text:line-break/><text:tab/>&lt;disable-theme-uri&gt;~./zul/css/norm*.css.dsp*&lt;/disable-theme-uri&gt;<text:line-break/><text:tab/>&lt;theme-uri&gt;~./zul/css/normsm*.css.dsp*&lt;/theme-uri&gt;<text:line-break/>&lt;/desktop-config&gt;</text:p>
      <text:p text:style-name="Text_20_body_20_indent">Refer to the <text:span text:style-name="T3">Developer's Reference</text:span> for more about how to configure with <text:span text:style-name="T6">WEB-INF/zk.xml</text:span>.</text:p>
      <text:h text:style-name="Heading_20_3" text:outline-level="3">Use the Theme with Larger Fonts</text:h>
      <text:p text:style-name="P21">The theme with smaller fonts is called <text:span text:style-name="T6">normlg*.css.dsp</text:span>. You can configure <text:span text:style-name="T6">WEB-INF/zk.xml</text:span> to use it as follows.</text:p>
      <text:p text:style-name="Code_20_Indent">&lt;desktop-config&gt;<text:line-break/><text:tab/>&lt;disable-theme-uri&gt;~./zul/css/norm*.css.dsp*&lt;/disable-theme-uri&gt;<text:line-break/><text:tab/>&lt;theme-uri&gt;~./zul/css/normlg*.css.dsp*&lt;/theme-uri&gt;<text:line-break/>&lt;/desktop-config&gt;</text:p>
      <text:h text:style-name="Heading_20_3" text:outline-level="3">Use the Theme that Dep<text:span text:style-name="T2">ends on Locale</text:span></text:h>
      <text:p text:style-name="P21">It is common to use the larger font only for Chinese locales. You can configure <text:span text:style-name="T6">WEB-INF/zk.xml</text:span> to use it as follows.</text:p>
      <text:p text:style-name="Code_20_Indent">&lt;desktop-config&gt;<text:line-break/><text:tab/>&lt;disable-theme-uri&gt;~./zul/css/norm*.css.dsp*&lt;/disable-theme-uri&gt;<text:line-break/><text:tab/>&lt;theme-uri&gt;~./zul/css/norm**.css.dsp&lt;/theme-uri&gt;<text:line-break/>&lt;/desktop-config&gt;</text:p>
      <text:h text:style-name="P28" text:outline-level="3">Use Your Own Theme</text:h>
      <text:p text:style-name="P21">It is easy to customize the look and feel of the ZK XUL components by providing your own style sheets (CSS). You can refer to <text:span text:style-name="T6">norm.css.dsp</text:span> and <text:span text:style-name="T6">normie.css.dsp</text:span> in the zul project for examples. If you just want to change the font size, you can reference <text:span text:style-name="T6">normsm.css.dsp</text:span>.</text:p>
      <text:p text:style-name="Code_20_Indent">&lt;desktop-config&gt;</text:p>
      <text:p text:style-name="Code_20_Indent"><text:tab/>&lt;theme-uri&gt;/css/my-fine-font.css&lt;/theme-uri&gt;</text:p>
      <text:p text:style-name="Code_20_Indent">&lt;/desktop-config&gt;</text:p>
      <text:h text:style-name="P28" text:outline-level="3">The Theme Provider</text:h>
      <text:p text:style-name="P21">If you prefer to decide the theme at the run time depending on the current user, cookie, locale or others, you can implement a theme provider. A theme provider is a class that implements the <text:span text:style-name="T6">org.zkoss.zk.ui.util.ThemeProvider</text:span> interface.</text:p>
      <text:p text:style-name="Code_20_Indent">package my;</text:p>
      <text:p text:style-name="Code_20_Indent">public class MyThemeProvider imp<text:span text:style-name="T2">lements ThemeProvder {</text:span></text:p>
      <text:p text:style-name="Code_20_Indent"><text:tab/><text:tab/>public Collection getThemeURIs(Execution exec, List uris) {</text:p>
      <text:p text:style-name="Code_20_Indent"><text:tab/><text:tab/><text:tab/>for (Iterator it = uris.iterator(); it.hasNext();) {</text:p>
      <text:p text:style-name="Code_20_Indent"><text:tab/><text:tab/><text:tab/><text:tab/>if ("~./zul/css/norm*.css.dsp*".equals(it.next()))</text:p>
      <text:p text:style-name="Code_20_Indent"><text:tab/><text:tab/><text:tab/><text:tab/><text:tab/>it.remove(); //remove the default theme</text:p>
      <text:p text:style-name="Code_20_Indent"><text:tab/><text:tab/><text:tab/>}</text:p>
      <text:p text:style-name="Code_20_Indent"><text:tab/><text:tab/><text:tab/>HttpServletRequest req = (HttpServletRequest)exec.getNativeRequest();</text:p>
      <text:p text:style-name="Code_20_Indent"><text:tab/><text:tab/><text:tab/>uris.add(getMyThemeURI(req));</text:p>
      <text:p text:style-name="Code_20_Indent"><text:tab/><text:tab/><text:tab/>return uris;</text:p>
      <text:p text:style-name="Code_20_Indent"><text:tab/><text:tab/>}<text:line-break/>}</text:p>
      <text:p text:style-name="Text_20_body_20_indent">The<text:span text:style-name="T2">n, you configure </text:span><text:span text:style-name="T7">WEB-INF/zk.xml</text:span><text:span text:style-name="T2"> by adding the following lines.</text:span></text:p>
      <text:p text:style-name="Code_20_Indent">&lt;desktop-config&gt;</text:p>
      <text:p text:style-name="Code_20_Indent"><text:tab/>&lt;theme-provider-class&gt;my.MyThemeProvider&lt;/theme-provider-class&gt;</text:p>
      <text:p text:style-name="Code_20_Indent">&lt;/desktop-config&gt;</text:p>
      <text:h text:style-name="Heading_20_1" text:outline-level="1">14. Database Connectivity</text:h>
      <text:p text:style-name="Text_20_body">This cha<text:span text:style-name="T2">pter describes how to make connections to database.</text:span></text:p>
      <text:h text:style-name="Heading_20_2" text:outline-level="2">ZK Is Pre<text:span text:style-name="T2">sentation-Tier Only</text:span></text:h>
      <text:p text:style-name="P30">ZK is aimed to be as thin as the presentation tier. In addition, with the server-centric approach, it executes all codes at the server, so connecting database is no different from any desktop applications. In other words, ZK doesn't change the way you access the database, no matter you use JDBC or other persistence framework, such as Hibernate<text:note text:id="ftn63" text:note-class="footnote"><text:note-citation>63</text:note-citation><text:note-body><text:p text:style-name="Footnote"><text:a xlink:type="simple" xlink:href="http://www.hibernate.org/">http://www.hibernate.org</text:a></text:p></text:note-body></text:note>.</text:p>
      <text:h text:style-name="Heading_20_2" text:outline-level="2">Simplest Way to Use JDBC (but not recommended)</text:h>
      <text:p text:style-name="P30">The simplest way to use JDBC, like any JDBC tutorial might suggest, is to use <text:span text:style-name="T6">java.sql.DriverManager</text:span>. Here is an example to store the name and email into a MySQL<text:note text:id="ftn64" text:note-class="footnote"><text:note-citation>64</text:note-citation><text:note-body><text:p text:style-name="Footnote"><text:a xlink:type="simple" xlink:href="http://www.mysql.com/">http://www.mysql.com</text:a></text:p></text:note-body></text:note> database.</text:p>
      <text:p text:style-name="Code">&lt;window title="JDBC demo" border="normal"&gt;</text:p>
      <text:p text:style-name="Code"><text:tab/>&lt;zscript&gt;&lt;![CDATA[</text:p>
      <text:p text:style-name="Code"><text:tab/>import java.sql.*;</text:p>
      <text:p text:style-name="Code"><text:tab/>void submit() {</text:p>
      <text:p text:style-name="Code"><text:tab/><text:tab/>//load driver and get a database connetion</text:p>
      <text:p text:style-name="Code"><text:tab/><text:tab/>Class.forName("com.mysql.jdbc.Driver");</text:p>
      <text:p text:style-name="Code"><text:tab/><text:tab/>Connection conn = DriverManager.getConnection(</text:p>
      <text:p text:style-name="Code"><text:tab/><text:tab/><text:tab/>"jdbc:mysql://localhost/test?user=root&amp;password=my-password");</text:p>
      <text:p text:style-name="Code"><text:tab/><text:tab/>PreparedStatement stmt = null;</text:p>
      <text:p text:style-name="Code"><text:tab/><text:tab/>try {</text:p>
      <text:p text:style-name="Code"><text:tab/><text:tab/><text:tab/>stmt = conn.prepareStatement("INSERT INTO user values(?, ?)");</text:p>
      <text:p text:style-name="Code"/>
      <text:p text:style-name="Code"><text:tab/><text:tab/><text:tab/>//insert what end user entered into database table</text:p>
      <text:p text:style-name="Code"><text:tab/><text:tab/><text:tab/>stmt.set(1, name.value);</text:p>
      <text:p text:style-name="Code"><text:tab/><text:tab/><text:tab/>stmt.set(2, email.value);</text:p>
      <text:p text:style-name="Code"/>
      <text:p text:style-name="Code"><text:tab/><text:tab/><text:tab/>//execute the statement</text:p>
      <text:p text:style-name="Code"><text:tab/><text:tab/><text:tab/>stmt.executeUpdate();</text:p>
      <text:p text:style-name="Code"><text:tab/><text:tab/>} finally { //cleanup</text:p>
      <text:p text:style-name="Code"><text:tab/><text:tab/><text:tab/>if (stmt != null) {</text:p>
      <text:p text:style-name="Code"><text:tab/><text:tab/><text:tab/><text:tab/>try {</text:p>
      <text:p text:style-name="Code"><text:tab/><text:tab/><text:tab/><text:tab/><text:tab/>stmt.close();</text:p>
      <text:p text:style-name="Code"><text:tab/><text:tab/><text:tab/><text:tab/>} catch (SQLException ex) {</text:p>
      <text:p text:style-name="Code"><text:tab/><text:tab/><text:tab/><text:tab/><text:tab/>log.error(ex); //log and ignore</text:p>
      <text:p text:style-name="Code"><text:tab/><text:tab/><text:tab/><text:tab/>}</text:p>
      <text:p text:style-name="Code"><text:tab/><text:tab/><text:tab/>}</text:p>
      <text:p text:style-name="Code"><text:tab/><text:tab/><text:tab/>if (conn != null) {</text:p>
      <text:p text:style-name="Code"><text:tab/><text:tab/><text:tab/><text:tab/>try {</text:p>
      <text:p text:style-name="Code"><text:tab/><text:tab/><text:tab/><text:tab/><text:tab/>conn.close();</text:p>
      <text:p text:style-name="Code"><text:tab/><text:tab/><text:tab/><text:tab/>} catch (SQLException ex) {</text:p>
      <text:p text:style-name="Code"><text:tab/><text:tab/><text:tab/><text:tab/><text:tab/>log.error(ex); //log and ignore</text:p>
      <text:p text:style-name="Code"><text:tab/><text:tab/><text:tab/><text:tab/>}</text:p>
      <text:p text:style-name="Code"><text:tab/><text:tab/><text:tab/>}</text:p>
      <text:p text:style-name="Code"><text:tab/><text:tab/>}</text:p>
      <text:p text:style-name="Code"><text:tab/>}</text:p>
      <text:p text:style-name="Code"><text:s text:c="4"/>]]&gt;</text:p>
      <text:p text:style-name="Code"><text:tab/>&lt;/zscript&gt;</text:p>
      <text:p text:style-name="Code"><text:tab/>&lt;vbox&gt;</text:p>
      <text:p text:style-name="Code"><text:tab/><text:tab/>&lt;hbox&gt;Name : &lt;textbox id="name"/&gt;&lt;/hbox&gt;</text:p>
      <text:p text:style-name="Code"><text:tab/><text:tab/>&lt;hbox&gt;Email: &lt;textbox id="email"/&gt;&lt;/hbox&gt;</text:p>
      <text:p text:style-name="Code"><text:tab/><text:tab/>&lt;button label="submit" onClick="submit()"/&gt;</text:p>
      <text:p text:style-name="Code"><text:tab/>&lt;/vbox&gt;</text:p>
      <text:p text:style-name="Code">&lt;/window&gt;</text:p>
      <text:p text:style-name="Text_20_body">Though sim<text:span text:style-name="T2">ple, it is not recommended. After all, ZK applications are Web-based applications, where loading is unpredictable and treasurable resources such as database connections have to be managed effectively.</text:span></text:p>
      <text:p text:style-name="P30">Luckily, all J2EE frameworks and Web servers support a utility called connection pooling. It is straightforward to use, while managing the database connections well. We will discuss more in the next section.</text:p>
      <text:p text:style-name="Tip"><text:span text:style-name="T4">Tip:</text:span><text:span text:style-name="T2"> Unlike other Web applications, it is possible to use </text:span><text:span text:style-name="T7">DriverManager</text:span><text:span text:style-name="T2"> with ZK, though </text:span><text:span text:style-name="T28">not recommended</text:span><text:span text:style-name="T2">.</text:span></text:p>
      <text:p text:style-name="P33">First, you could cache the connection in the desktop, reuse it for each event, and close it when the desktop becomes invalid. It works just like traditional Client/Server applications. Like Client/Server applications, it works efficiently only if there are at most tens concurrent users.</text:p>
      <text:p text:style-name="P33">To know when a desktop becomes invalid, you have to implement a listener by use of <text:span text:style-name="T6">org.zkoss.zk.ui.util.DesktopCleanup</text:span>.</text:p>
      <text:h text:style-name="Heading_20_2" text:outline-level="2">Use with Connection Pooling</text:h>
      <text:p text:style-name="P30">Connection pooling is a technique of creating and managing a pool of connections that are ready for use by any thread that needs them. Instead of closing a connection immediately, it keeps them in a pool such that the next connect request could be served very efficiently. Connection pooling, in addition, has a lot of benefits, such as control resource usage.</text:p>
      <text:p text:style-name="P30">There is no reason not to use connection pooling when developing Web-based applications, including ZK applications.</text:p>
      <text:p text:style-name="P30">The concept of using connection pooling is simple: configure, connect and close. The way to connect and close a connection is very similar the ad-hoc approach, while configuration depends on what Web server and database server are in use.</text:p>
      <text:h text:style-name="Heading_20_3" text:outline-level="3">Con<text:span text:style-name="T2">nect and Close a Connection</text:span></text:h>
      <text:p text:style-name="P21">After configuring connection pooling (which will be discussed in the following section), you could use JNDI to retrieve an connection as follows.</text:p>
      <text:p text:style-name="Code_20_Indent">import java.sql.Connection;</text:p>
      <text:p text:style-name="Code_20_Indent">import java.sql.SQLException;</text:p>
      <text:p text:style-name="Code_20_Indent">import java.sql.Statement;</text:p>
      <text:p text:style-name="Code_20_Indent"/>
      <text:p text:style-name="Code_20_Indent">import javax.naming.InitialContext;</text:p>
      <text:p text:style-name="Code_20_Indent">import javax.sql.DataSource;</text:p>
      <text:p text:style-name="Code_20_Indent"/>
      <text:p text:style-name="Code_20_Indent">import org.zkoss.zul.Window;</text:p>
      <text:p text:style-name="Code_20_Indent"/>
      <text:p text:style-name="Code_20_Indent">public class MyWindows extends Window {</text:p>
      <text:p text:style-name="Code_20_Indent"><text:tab/>private Textbox name, email;</text:p>
      <text:p text:style-name="Code_20_Indent"><text:tab/>public void onCreate() {</text:p>
      <text:p text:style-name="Code_20_Indent"><text:tab/><text:tab/>//initial name and email</text:p>
      <text:p text:style-name="Code_20_Indent"><text:tab/><text:tab/>name = getFellow("name");</text:p>
      <text:p text:style-name="Code_20_Indent"><text:tab/><text:tab/>email = getFellow("email");</text:p>
      <text:p text:style-name="Code_20_Indent"><text:tab/>}</text:p>
      <text:p text:style-name="Code_20_Indent"><text:tab/>public void onOK() throws Exception {</text:p>
      <text:p text:style-name="P42"><text:tab/><text:tab/><text:tab/>DataSource ds = (DataSource)new InitialContext()</text:p>
      <text:p text:style-name="P42"><text:tab/><text:tab/><text:tab/>.lookup("java:comp/env/jdbc/MyDB");</text:p>
      <text:p text:style-name="Code_20_Indent"><text:tab/><text:tab/><text:tab/>//Assumes your database is configured and</text:p>
      <text:p text:style-name="Code_20_Indent"><text:tab/><text:tab/><text:tab/>//named as "java:comp/env/jdbc/MyDB"</text:p>
      <text:p text:style-name="Code_20_Indent"/>
      <text:p text:style-name="Code_20_Indent"><text:tab/><text:tab/>Connection conn = null;</text:p>
      <text:p text:style-name="Code_20_Indent"><text:tab/><text:tab/>Statement stmt = null;</text:p>
      <text:p text:style-name="Code_20_Indent"><text:tab/><text:tab/>try {</text:p>
      <text:p text:style-name="P42"><text:tab/><text:tab/><text:tab/>conn = ds.getConnection();</text:p>
      <text:p text:style-name="Code_20_Indent"><text:span text:style-name="T15"><text:tab/><text:tab/><text:tab/></text:span>stmt = conn.prepareStatement("INSERT INTO user values(?, ?)");</text:p>
      <text:p text:style-name="Code_20_Indent"/>
      <text:p text:style-name="Code_20_Indent"><text:tab/><text:tab/><text:tab/>//insert what end user entered into database table</text:p>
      <text:p text:style-name="Code_20_Indent"><text:tab/><text:tab/><text:tab/>stmt.set(1, name.value);</text:p>
      <text:p text:style-name="P40"><text:tab/><text:tab/><text:tab/>stmt.set(2, email.value);</text:p>
      <text:p text:style-name="Code_20_Indent"/>
      <text:p text:style-name="Code_20_Indent"><text:tab/><text:tab/><text:tab/>//execute the statement</text:p>
      <text:p text:style-name="Code_20_Indent"><text:tab/><text:tab/><text:tab/>stmt.executeUpdate();</text:p>
      <text:p text:style-name="Code_20_Indent"><text:tab/><text:tab/><text:tab/>stmt.close(); stmt = null;</text:p>
      <text:p text:style-name="Code_20_Indent"><text:tab/><text:tab/><text:tab/><text:tab/>//optional because the finally clause will close it</text:p>
      <text:p text:style-name="Code_20_Indent"><text:tab/><text:tab/><text:tab/><text:tab/>//However, it is a good habit to close it as soon as done, especially </text:p>
      <text:p text:style-name="Code_20_Indent"><text:tab/><text:tab/><text:tab/><text:tab/>//you might have to create a lot of statement to complete a job</text:p>
      <text:p text:style-name="Code_20_Indent"><text:tab/><text:tab/>} finally { //cleanup</text:p>
      <text:p text:style-name="Code_20_Indent"><text:tab/><text:tab/><text:tab/>if (stmt != null) {</text:p>
      <text:p text:style-name="Code_20_Indent"><text:tab/><text:tab/><text:tab/><text:tab/>try {</text:p>
      <text:p text:style-name="Code_20_Indent"><text:tab/><text:tab/><text:tab/><text:tab/><text:tab/>stmt.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tab/>if (conn != null) {</text:p>
      <text:p text:style-name="Code_20_Indent"><text:tab/><text:tab/><text:tab/><text:tab/>try {</text:p>
      <text:p text:style-name="Code_20_Indent"><text:tab/><text:tab/><text:tab/><text:tab/><text:tab/>conn.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p>
      <text:p text:style-name="Code_20_Indent"><text:tab/>}</text:p>
      <text:p text:style-name="Code_20_Indent">}</text:p>
      <text:p text:style-name="P20">Notes:</text:p>
      <text:list text:style-name="L59">
        <text:list-item>
          <text:p text:style-name="P128">It is important to close the statement and connection after use.</text:p>
        </text:list-item>
        <text:list-item>
          <text:p text:style-name="P128">You could access multiple database at the same time by use of multiple connections. Depending on the configuration and J2EE/Web servers, these connections could even form a distributed transaction.</text:p>
        </text:list-item>
      </text:list>
      <text:h text:style-name="Heading_20_3" text:outline-level="3">Con<text:span text:style-name="T2">figure Connection Pooling</text:span></text:h>
      <text:p text:style-name="P21">The configuration of connection pooling varies from one J2EE/Web/Database server to another. Here we illustrated some of them. You have to consult the document of the server you are using.</text:p>
      <text:h text:style-name="Heading_20_4" text:outline-level="4">Tomcat 5.5 + MySQL</text:h>
      <text:p text:style-name="P36">To configure connection pooling for Tomcat 5.5, you have to edit <text:span text:style-name="T6">$TOMCAT_DIR/conf/context.xml</text:span><text:span text:style-name="T6"><text:note text:id="ftn65" text:note-class="footnote"><text:note-citation>65</text:note-citation><text:note-body><text:p text:style-name="P45">Thanks Thomas Muller (<text:a xlink:type="simple" xlink:href="http://asconet.org:8000/antville/oberinspector">http://asconet.org:8000/antville/oberinspector</text:a>) for<text:span text:style-name="T2"> correction.</text:span></text:p><text:p text:style-name="P45"><text:span text:style-name="T2">See also </text:span><text:a xlink:type="simple" xlink:href="http://tomcat.apache.org/tomcat-5.5-doc/jndi-resources-howto.html"><text:span text:style-name="T2">http://tomcat.apache.org/tomcat-5.5-doc/jndi-resources-howto.html</text:span></text:a><text:span text:style-name="T2"> and </text:span><text:a xlink:type="simple" xlink:href="http://en.wikibooks.org/wiki/ZK/How-Tos/HowToHandleHibernateSessions#Working_with_the_Hibernate_session"><text:span text:style-name="T2">http://en.wikibooks.org/wiki/ZK/How-Tos/HowToHandleHibernateSessions#Working_with_the_Hibernate_session</text:span></text:a><text:span text:style-name="T2"> for more details.</text:span></text:p></text:note-body></text:note></text:span>, and add the following content under the <text:span text:style-name="T6">&lt;Context&gt;</text:span> element. The information that depends on your installation and usually need to be changed is marked in the blue color.</text:p>
      <text:p text:style-name="Code_20_Indent_20_2">&lt;!-- The name you used above, must match _exactly_ here!</text:p>
      <text:p text:style-name="Code_20_Indent_20_2"><text:tab/>The connection pool will be bound into JNDI with the name</text:p>
      <text:p text:style-name="Code_20_Indent_20_2"><text:tab/>"java:/comp/env/<text:span text:style-name="T15">jdbc/MyDB</text:span>"</text:p>
      <text:p text:style-name="Code_20_Indent_20_2">--&gt;</text:p>
      <text:p text:style-name="Code_20_Indent_20_2">&lt;Resource name="<text:span text:style-name="T15">jdbc/MyDB</text:span>" username="<text:span text:style-name="T15">someuser</text:span>" password="<text:span text:style-name="T15">somepass</text:span>" </text:p>
      <text:p text:style-name="Code_20_Indent_20_2"><text:tab/>url="jdbc:mysql://localhost:3306/<text:span text:style-name="T15">test</text:span>" </text:p>
      <text:p text:style-name="Code_20_Indent_20_2"><text:tab/>auth="Container" defaultAutoCommit="false" </text:p>
      <text:p text:style-name="Code_20_Indent_20_2"><text:tab/>driverClassName="com.mysql.jdbc.Driver" maxActive="20" </text:p>
      <text:p text:style-name="Code_20_Indent_20_2"><text:tab/>timeBetweenEvictionRunsMillis="60000" </text:p>
      <text:p text:style-name="Code_20_Indent_20_2"><text:tab/>type="javax.sql.DataSource" /&gt;</text:p>
      <text:p text:style-name="Code_20_Indent_20_2">&lt;/ResourceParams&gt;</text:p>
      <text:p text:style-name="Text_20_body_20_indent_20_2">The<text:span text:style-name="T2">n, in </text:span><text:span text:style-name="T7">web.xml</text:span><text:span text:style-name="T2">, you have to add the following content under the </text:span><text:span text:style-name="T7">&lt;web-app&gt;</text:span><text:span text:style-name="T2"> element as follows.</text:span></text:p>
      <text:p text:style-name="Code_20_Indent_20_2">&lt;resource-ref&gt;</text:p>
      <text:p text:style-name="Code_20_Indent_20_2"><text:s text:c="2"/>&lt;res-ref-name&gt;<text:span text:style-name="T15">jdbc/MyDB</text:span>&lt;/res-ref-name&gt;</text:p>
      <text:p text:style-name="Code_20_Indent_20_2"><text:s text:c="2"/>&lt;res-type&gt;javax.sql.DataSource&lt;/res-type&gt;</text:p>
      <text:p text:style-name="Code_20_Indent_20_2"><text:s text:c="2"/>&lt;res-auth&gt;Container&lt;/res-auth&gt;</text:p>
      <text:p text:style-name="Code_20_Indent_20_2">&lt;/resource-ref&gt;</text:p>
      <text:h text:style-name="Heading_20_4" text:outline-level="4">JBoss + MySQL</text:h>
      <text:p text:style-name="Text_20_body_20_indent_20_2">The<text:span text:style-name="T2"> following instructions is based on section 23.3.4.3 of the reference manual of MySQL 5.0.</text:span></text:p>
      <text:p text:style-name="P36">To configure connection pooling for JBoss, you have to add a new file to the directory called deploy (<text:span text:style-name="T6">$JBOSS_DIR/server/default/deploy)</text:span>. The file name must end with "<text:span text:style-name="T6">-ds.xml</text:span>", which tells JBoss to deploy this file as JDBC Datasource. The file must have the following contents. The information that depends on your installation and usually need to be changed is marked in the blue color.</text:p>
      <text:p text:style-name="Code_20_Indent_20_2">&lt;datasources&gt;</text:p>
      <text:p text:style-name="Code_20_Indent_20_2"><text:s text:c="4"/>&lt;local-tx-datasource&gt;</text:p>
      <text:p text:style-name="Code_20_Indent_20_2"><text:s text:c="8"/>&lt;!-- This connection pool will be bound into JNDI with the name</text:p>
      <text:p text:style-name="Code_20_Indent_20_2"><text:s text:c="13"/>"java:/<text:span text:style-name="T15">MyDB</text:span>" --&gt;</text:p>
      <text:p text:style-name="Code_20_Indent_20_2"><text:s text:c="8"/>&lt;jndi-name&gt;<text:span text:style-name="T15">MyDB</text:span>&lt;/jndi-name&gt;</text:p>
      <text:p text:style-name="Code_20_Indent_20_2"><text:s text:c="8"/>&lt;connection-url&gt;jdbc:mysql://<text:span text:style-name="T15">localhost:3306/test</text:span>&lt;/connection-url&gt;</text:p>
      <text:p text:style-name="Code_20_Indent_20_2"><text:s text:c="8"/>&lt;driver-class&gt;com.mysql.jdbc.Driver&lt;/driver-class&gt;</text:p>
      <text:p text:style-name="Code_20_Indent_20_2"><text:s text:c="8"/>&lt;user-name&gt;<text:span text:style-name="T15">someser</text:span>&lt;/user-name&gt;</text:p>
      <text:p text:style-name="Code_20_Indent_20_2"><text:s text:c="8"/>&lt;password&gt;<text:span text:style-name="T15">somepass</text:span>&lt;/password&gt;</text:p>
      <text:p text:style-name="Code_20_Indent_20_2"/>
      <text:p text:style-name="Code_20_Indent_20_2"><text:s text:c="8"/>&lt;min-pool-size&gt;5&lt;/min-pool-size&gt;</text:p>
      <text:p text:style-name="Code_20_Indent_20_2"/>
      <text:p text:style-name="Code_20_Indent_20_2"><text:s text:c="8"/>&lt;!-- Don't set this any higher than max_connections on your</text:p>
      <text:p text:style-name="Code_20_Indent_20_2"><text:s text:c="9"/>MySQL server, usually this should be a 10 or a few 10's</text:p>
      <text:p text:style-name="Code_20_Indent_20_2"><text:s text:c="9"/>of connections, not hundreds or thousands --&gt;</text:p>
      <text:p text:style-name="Code_20_Indent_20_2"/>
      <text:p text:style-name="Code_20_Indent_20_2"><text:s text:c="8"/>&lt;max-pool-size&gt;20&lt;/max-pool-size&gt;</text:p>
      <text:p text:style-name="Code_20_Indent_20_2"/>
      <text:p text:style-name="Code_20_Indent_20_2"><text:s text:c="8"/>&lt;!-- Don't allow connections to hang out idle too long,</text:p>
      <text:p text:style-name="Code_20_Indent_20_2"><text:s text:c="9"/>never longer than what wait_timeout is set to on the</text:p>
      <text:p text:style-name="Code_20_Indent_20_2"><text:s text:c="9"/>server...A few minutes is usually okay here,</text:p>
      <text:p text:style-name="Code_20_Indent_20_2"><text:s text:c="9"/>it depends on your application</text:p>
      <text:p text:style-name="Code_20_Indent_20_2"><text:s text:c="9"/>and how much spikey load it will see --&gt;</text:p>
      <text:p text:style-name="Code_20_Indent_20_2"/>
      <text:p text:style-name="Code_20_Indent_20_2"><text:s text:c="8"/>&lt;idle-timeout-minutes&gt;5&lt;/idle-timeout-minutes&gt;</text:p>
      <text:p text:style-name="Code_20_Indent_20_2"/>
      <text:p text:style-name="Code_20_Indent_20_2"><text:s text:c="8"/>&lt;!-- If you're using Connector/J 3.1.8 or newer, you can use</text:p>
      <text:p text:style-name="Code_20_Indent_20_2"><text:s text:c="13"/>our implementation of these to increase the robustness</text:p>
      <text:p text:style-name="Code_20_Indent_20_2"><text:s text:c="13"/>of the connection pool. --&gt;</text:p>
      <text:p text:style-name="Code_20_Indent_20_2"/>
      <text:p text:style-name="Code_20_Indent_20_2"><text:s text:c="8"/>&lt;exception-sorter-class-name&gt;com.mysql.jdbc.integration.jboss.ExtendedMysqlExceptionSorter&lt;/exception-sorter-class-name&gt;</text:p>
      <text:p text:style-name="Code_20_Indent_20_2"><text:s text:c="8"/>&lt;valid-connection-checker-class-name&gt;com.mysql.jdbc.integration.jboss.MysqlValidConnectionChecker&lt;/valid-connection-checker-class-name&gt;</text:p>
      <text:p text:style-name="Code_20_Indent_20_2"/>
      <text:p text:style-name="Code_20_Indent_20_2"><text:s text:c="4"/>&lt;/local-tx-datasource&gt;</text:p>
      <text:p text:style-name="Code_20_Indent_20_2">&lt;/datasources&gt;</text:p>
      <text:h text:style-name="Heading_20_4" text:outline-level="4">JBoss + Pos<text:span text:style-name="T2">tgreSQL</text:span></text:h>
      <text:p text:style-name="Code_20_Indent_20_2">&lt;datasources&gt;</text:p>
      <text:p text:style-name="Code_20_Indent_20_2"><text:tab/>&lt;local-tx-datasource&gt;</text:p>
      <text:p text:style-name="Code_20_Indent_20_2"><text:tab/>&lt;!-- This connection pool will be bound into JNDI with the name</text:p>
      <text:p text:style-name="Code_20_Indent_20_2"><text:tab/> <text:s text:c="4"/>"java:/<text:span text:style-name="T15">MyDB</text:span>" --&gt;</text:p>
      <text:p text:style-name="Code_20_Indent_20_2"><text:tab/>&lt;jndi-name&gt;<text:span text:style-name="T15">MyDB</text:span>&lt;/jndi-name&gt;</text:p>
      <text:p text:style-name="Code_20_Indent_20_2"><text:tab/></text:p>
      <text:p text:style-name="Code_20_Indent_20_2"><text:tab/>&lt;!-- jdbc:postgresql://[servername]:[port]/[database name] --&gt;</text:p>
      <text:p text:style-name="Code_20_Indent_20_2"><text:tab/>&lt;connection-url&gt;jdbc:postgresql://<text:span text:style-name="T15">localhost/test</text:span>&lt;/connection-url&gt;</text:p>
      <text:p text:style-name="Code_20_Indent_20_2"/>
      <text:p text:style-name="Code_20_Indent_20_2"><text:tab/>&lt;driver-class&gt;org.postgresql.Driver&lt;/driver-class&gt;</text:p>
      <text:p text:style-name="Code_20_Indent_20_2"><text:tab/>&lt;user-name&gt;<text:span text:style-name="T15">someuser</text:span>&lt;/user-name&gt;</text:p>
      <text:p text:style-name="Code_20_Indent_20_2"><text:tab/>&lt;password&gt;<text:span text:style-name="T15">somepass</text:span>&lt;/password&gt;</text:p>
      <text:p text:style-name="Code_20_Indent_20_2"><text:tab/>&lt;min-pool-size&gt;5&lt;/min-pool-size&gt;</text:p>
      <text:p text:style-name="Code_20_Indent_20_2"><text:tab/>&lt;max-pool-size&gt;20&lt;/max-pool-size&gt;</text:p>
      <text:p text:style-name="Code_20_Indent_20_2"><text:tab/>&lt;track-statements&gt;false&lt;/track-statements&gt;</text:p>
      <text:p text:style-name="Code_20_Indent_20_2"><text:tab/>&lt;/local-tx-datasource&gt;</text:p>
      <text:p text:style-name="Code_20_Indent_20_2">&lt;/datasources&gt;</text:p>
      <text:h text:style-name="Heading_20_2" text:outline-level="2">ZK Features App<text:span text:style-name="T2">licable to Database Access</text:span></text:h>
      <text:h text:style-name="Heading_20_3" text:outline-level="3">The <text:span text:style-name="T29">org.zkoss</text:span><text:span text:style-name="T30">.zk.ui.event.EventThreadCleanup</text:span><text:span text:style-name="T20"> Interface</text:span></text:h>
      <text:p text:style-name="P21">As emphasized before, it is important to close the connection in the <text:span text:style-name="T6">finally</text:span> clause, such that every connection will be returned to connection pool correctly.</text:p>
      <text:p text:style-name="P21">To make your application more robust, you could implement the <text:span text:style-name="T6">org.zkoss.zk.ui.event.EventThreadCleanup</text:span><text:span text:style-name="T29"> interface to close any pending connections and statements, in case that some of your application codes might forget to close them in the </text:span><text:span text:style-name="T6">finally</text:span><text:span text:style-name="T29"> clause.</text:span></text:p>
      <text:p text:style-name="P27">However, how to close pending connection and statements really depend on the server you are using. You have to consult the document of the server for how to write one.</text:p>
      <text:p text:style-name="Tip"><text:span text:style-name="T3">Tip</text:span>: <text:s/>In man<text:span text:style-name="T2">y cases, it is not necessary (and not easy) to provide such method, because most implementation of connection pooling be recycled a connection if its </text:span><text:span text:style-name="T7">finalized</text:span><text:span text:style-name="T2"> method is called.</text:span></text:p>
      <text:h text:style-name="Heading_20_3" text:outline-level="3">Access Database in EL Exp<text:span text:style-name="T2">ressions</text:span></text:h>
      <text:p text:style-name="Text_20_body_20_indent">In additions to access database in an event listener, it is common to access database to fulfill an attribute by use of an EL expression. In the following example<text:span text:style-name="T2">, we fetch the data from database and represent them with </text:span><text:span text:style-name="T7">listbox</text:span><text:span text:style-name="T2"> by use of EL expressions.</text:span></text:p>
      <text:p text:style-name="Code_20_Indent">&lt;zscript&gt;</text:p>
      <text:p text:style-name="Code_20_Indent"><text:s text:c="3"/>imp<text:span text:style-name="T2">ort my.CustomerManager;</text:span></text:p>
      <text:p text:style-name="Code_20_Indent"><text:tab/>cus<text:span text:style-name="T2">tomers = new CustomerManager().findAll(); //load from database</text:span></text:p>
      <text:p text:style-name="Code_20_Indent">&lt;/zscript&gt;</text:p>
      <text:p text:style-name="Code_20_Indent">&lt;listbox id="personList" width="800px" rows="5"&gt;</text:p>
      <text:p text:style-name="Code_20_Indent"><text:tab/>&lt;listhead&gt;</text:p>
      <text:p text:style-name="Code_20_Indent"><text:tab/><text:tab/>&lt;listheader label="Name"/&gt;</text:p>
      <text:p text:style-name="Code_20_Indent"><text:tab/><text:tab/>&lt;listheader label="Surname"/&gt;</text:p>
      <text:p text:style-name="Code_20_Indent"><text:tab/><text:tab/>&lt;listheader label="Due Amount"/&gt;</text:p>
      <text:p text:style-name="Code_20_Indent"><text:tab/>&lt;/listhead&gt;</text:p>
      <text:p text:style-name="Code_20_Indent"><text:tab/>&lt;listitem value="${each.id}" forEach="${customers}"&gt;</text:p>
      <text:p text:style-name="Code_20_Indent"><text:tab/><text:tab/>&lt;listcell label="${each.name}"/&gt;</text:p>
      <text:p text:style-name="Code_20_Indent"><text:tab/><text:tab/>&lt;listcell label="${each.surname}"/&gt;</text:p>
      <text:p text:style-name="Code_20_Indent"><text:tab/><text:tab/>&lt;listcell label="${each.due}"/&gt;</text:p>
      <text:p text:style-name="Code_20_Indent"><text:tab/>&lt;/listitem&gt;</text:p>
      <text:p text:style-name="Code_20_Indent">&lt;/listbox&gt;</text:p>
      <text:p text:style-name="Text_20_body_20_indent">The<text:span text:style-name="T2">re are several way to implement the </text:span><text:span text:style-name="T7">findAll</text:span><text:span text:style-name="T2"> method.</text:span></text:p>
      <text:h text:style-name="Heading_20_4" text:outline-level="4">Read all and Copy to a LinkedList</text:h>
      <text:p text:style-name="Text_20_body_20_indent_20_2">The<text:span text:style-name="T2"> simplest way is to retrieve all data in the </text:span><text:span text:style-name="T7">findAll</text:span><text:span text:style-name="T2"> method, copy them into a list and then close the connection.</text:span></text:p>
      <text:p text:style-name="Code_20_Indent_20_2">public class CustomerManager {</text:p>
      <text:p text:style-name="Code_20_Indent_20_2"><text:tab/>public List findAll() throws Exception {</text:p>
      <text:p text:style-name="Code_20_Indent_20_2"><text:tab/><text:tab/>DataSource ds = (DataSource)new InitialContext()</text:p>
      <text:p text:style-name="Code_20_Indent_20_2"><text:tab/><text:tab/><text:tab/><text:tab/>.lookup("java:comp/env/jdbc/MyDB");</text:p>
      <text:p text:style-name="Code_20_Indent_20_2"/>
      <text:p text:style-name="Code_20_Indent_20_2"><text:tab/><text:tab/>Connection conn = null;</text:p>
      <text:p text:style-name="Code_20_Indent_20_2"><text:tab/><text:tab/>Statement stmt = null;</text:p>
      <text:p text:style-name="Code_20_Indent_20_2"><text:tab/><text:tab/>ResultSet rs = null;</text:p>
      <text:p text:style-name="Code_20_Indent_20_2"><text:tab/><text:tab/>List results = new LinkedList();</text:p>
      <text:p text:style-name="Code_20_Indent_20_2"><text:tab/><text:tab/>try {</text:p>
      <text:p text:style-name="P75"><text:tab/><text:tab/><text:tab/>conn = ds.getConnection();</text:p>
      <text:p text:style-name="Code_20_Indent_20_2"><text:span text:style-name="T41"><text:tab/><text:tab/><text:tab/></text:span>stmt = conn.createStatement();</text:p>
      <text:p text:style-name="Code_20_Indent_20_2"><text:tab/><text:tab/><text:tab/>rs = stmt.executeQuery("SELECT id, name, surname FROM customers");</text:p>
      <text:p text:style-name="Code_20_Indent_20_2"><text:tab/><text:tab/><text:tab/>while (rs.next()) {</text:p>
      <text:p text:style-name="Code_20_Indent_20_2"><text:tab/><text:tab/><text:tab/><text:tab/>long id = rs.getInt("id");</text:p>
      <text:p text:style-name="Code_20_Indent_20_2"><text:tab/><text:tab/><text:tab/><text:tab/>String name = rs.getString("name");</text:p>
      <text:p text:style-name="Code_20_Indent_20_2"><text:tab/><text:tab/><text:tab/><text:tab/>String surname = rs.getString("surname");</text:p>
      <text:p text:style-name="Code_20_Indent_20_2"><text:tab/><text:tab/><text:tab/><text:tab/>results.add(new Customer(id, name, surname));</text:p>
      <text:p text:style-name="Code_20_Indent_20_2"><text:tab/><text:tab/><text:tab/>}</text:p>
      <text:p text:style-name="P74"><text:tab/><text:tab/><text:tab/>return results;</text:p>
      <text:p text:style-name="Code_20_Indent_20_2"><text:tab/><text:tab/>} finally {</text:p>
      <text:p text:style-name="Code_20_Indent_20_2"><text:tab/><text:tab/><text:tab/>if (rs != null) try { rs.close(); } catch (SQLException ex) [}</text:p>
      <text:p text:style-name="Code_20_Indent_20_2"><text:tab/><text:tab/><text:tab/>if (stmt != null) try { stmt.close(); } catch (SQLException ex) [}</text:p>
      <text:p text:style-name="Code_20_Indent_20_2"><text:tab/><text:tab/><text:tab/>if (conn != null) try { conn.close(); } catch (SQLException ex) [}</text:p>
      <text:p text:style-name="Code_20_Indent_20_2"><text:tab/><text:tab/>}</text:p>
      <text:p text:style-name="Code_20_Indent_20_2"><text:tab/>}</text:p>
      <text:p text:style-name="Code_20_Indent_20_2">}</text:p>
      <text:h text:style-name="Heading_20_4" text:outline-level="4">Imp<text:span text:style-name="T2">lement the </text:span><text:span text:style-name="T7">org.zkoss.zk.ui.util.Initiator</text:span><text:span text:style-name="T2"> Interface</text:span></text:h>
      <text:p text:style-name="Text_20_body_20_indent_20_2">Instead of mixing Java codes with the view, you could use the <text:span text:style-name="T6">init</text:span> Directive to load the data.</text:p>
      <text:p text:style-name="Code_20_Indent_20_2">&lt;?init class="<text:span text:style-name="T2">my.AllCustomerFinder" arg0="customers"?&gt;</text:span></text:p>
      <text:p text:style-name="Code_20_Indent_20_2"/>
      <text:p text:style-name="Code_20_Indent_20_2">&lt;listbox id="personList" width="800px" rows="5"&gt;</text:p>
      <text:p text:style-name="Code_20_Indent_20_2"><text:tab/>&lt;listhead&gt;</text:p>
      <text:p text:style-name="Code_20_Indent_20_2"><text:tab/><text:tab/>&lt;listheader label="Name"/&gt;</text:p>
      <text:p text:style-name="Code_20_Indent_20_2"><text:tab/><text:tab/>&lt;listheader label="Surname"/&gt;</text:p>
      <text:p text:style-name="Code_20_Indent_20_2"><text:tab/><text:tab/>&lt;listheader label="Due Amount"/&gt;</text:p>
      <text:p text:style-name="Code_20_Indent_20_2"><text:tab/>&lt;/listhead&gt;</text:p>
      <text:p text:style-name="Code_20_Indent_20_2"><text:tab/>&lt;listitem value="${each.id}" forEach="${customers}"&gt;</text:p>
      <text:p text:style-name="Code_20_Indent_20_2"><text:tab/><text:tab/>&lt;listcell label="${each.name}"/&gt;</text:p>
      <text:p text:style-name="Code_20_Indent_20_2"><text:tab/><text:tab/>&lt;listcell label="${each.surname}"/&gt;</text:p>
      <text:p text:style-name="Code_20_Indent_20_2"><text:tab/><text:tab/>&lt;listcell label="${each.due}"/&gt;</text:p>
      <text:p text:style-name="Code_20_Indent_20_2"><text:tab/>&lt;/listitem&gt;</text:p>
      <text:p text:style-name="Code_20_Indent_20_2">&lt;/listbox&gt;</text:p>
      <text:p text:style-name="Text_20_body_20_indent_20_2">Then, implement the <text:span text:style-name="T6">my.CustomerFindAll</text:span> class with the <text:span text:style-name="T6">org.zkoss.zk.ui.util.Initiator</text:span> interface.</text:p>
      <text:p text:style-name="Code_20_Indent_20_2">imp<text:span text:style-name="T2">ort org.zkoss.zk.ui.Page;</text:span></text:p>
      <text:p text:style-name="Code_20_Indent_20_2">imp<text:span text:style-name="T2">ort org.zkoss.zk.ui.util.Initiator;</text:span></text:p>
      <text:p text:style-name="Code_20_Indent_20_2"/>
      <text:p text:style-name="Code_20_Indent_20_2">public class AllCustomerFinder implements Initiator {</text:p>
      <text:p text:style-name="Code_20_Indent_20_2"><text:tab/>public void doInit(Page page, Object[] args) {</text:p>
      <text:p text:style-name="Code_20_Indent_20_2"><text:tab/><text:tab/>try {</text:p>
      <text:p text:style-name="Code_20_Indent_20_2"><text:tab/><text:tab/><text:tab/>page.setVariable((String)args[0], new CustomerManager().findAll());</text:p>
      <text:p text:style-name="Code_20_Indent_20_2"><text:tab/><text:tab/><text:tab/><text:tab/>//Use setVariable to pass the<text:span text:style-name="T2"> result back to the page</text:span></text:p>
      <text:p text:style-name="Code_20_Indent_20_2"><text:tab/><text:tab/>} catch (Exception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ex) { //ignore</text:p>
      <text:p text:style-name="Code_20_Indent_20_2"><text:tab/>}</text:p>
      <text:p text:style-name="Code_20_Indent_20_2"><text:tab/>public void doFinally() { //ignore</text:p>
      <text:p text:style-name="Code_20_Indent_20_2"><text:tab/>}</text:p>
      <text:p text:style-name="Code_20_Indent_20_2">}</text:p>
      <text:h text:style-name="Heading_20_3" text:outline-level="3">Transaction and <text:span text:style-name="T29">org.zkoss.zk.util.Ini</text:span><text:span text:style-name="T30">tiator</text:span></text:h>
      <text:p text:style-name="Text_20_body_20_indent">For sophisticated application (such as distributed transaction), you might have to con<text:span text:style-name="T2">trol</text:span> the lifecyle of a transaction explicitly. If all database acc<text:span text:style-name="T2">ess</text:span> is<text:span text:style-name="T2"> done in event listeners, there is nothing to change to make it work under ZK. You start, commit or rollback a transaction the same way as suggested in the document of your J2EE/Web server.</text:span></text:p>
      <text:p text:style-name="Text_20_body_20_indent">However, if you want the evaluation of the whole ZUML page (the Component Creation Phases) is done in the same transaction, then you, as described in the above section, could implement the <text:span text:style-name="T6">org.zkoss.zk.util.Initiator</text:span> interface to control the transaction lifecycle for a given page.</text:p>
      <text:p text:style-name="Text_20_body_20_indent">The skeletal implementation is illustrated as follows.</text:p>
      <text:p text:style-name="Code_20_Indent">imp<text:span text:style-name="T2">ort org.zkoss.zk.ui.Page;</text:span></text:p>
      <text:p text:style-name="Code_20_Indent">imp<text:span text:style-name="T2">ort org.zkoss.zk.ui.util.Initiator;</text:span></text:p>
      <text:p text:style-name="Code_20_Indent"/>
      <text:p text:style-name="Code_20_Indent">public class Tra<text:span text:style-name="T2">nsInitiator implements Initiator {</text:span></text:p>
      <text:p text:style-name="Code_20_Indent"><text:tab/>private boolean _err;<text:line-break/><text:tab/>public void doInit(Page page, Object[] args) {</text:p>
      <text:p text:style-name="Code_20_Indent"><text:tab/><text:tab/><text:span text:style-name="T27">startTrans(); //depending the container, see below</text:span></text:p>
      <text:p text:style-name="Code_20_Indent"><text:tab/>}</text:p>
      <text:p text:style-name="Code_20_Indent"><text:tab/>public void doCatch(Throwable ex) {</text:p>
      <text:p text:style-name="Code_20_Indent"><text:tab/><text:tab/>_err = true;</text:p>
      <text:p text:style-name="Code_20_Indent"><text:tab/><text:tab/><text:span text:style-name="T27">rollbackTrans(); //depending the container, see below</text:span></text:p>
      <text:p text:style-name="Code_20_Indent"><text:tab/>}<text:line-break/><text:tab/>public void doFinally() {</text:p>
      <text:p text:style-name="Code_20_Indent"><text:tab/><text:tab/>if (!_err)</text:p>
      <text:p text:style-name="Code_20_Indent"><text:tab/><text:tab/><text:tab/><text:span text:style-name="T27">commitTrans(); //depending the container, see below</text:span></text:p>
      <text:p text:style-name="Code_20_Indent"><text:tab/>}</text:p>
      <text:p text:style-name="Code_20_Indent">}</text:p>
      <text:p text:style-name="Text_20_body_20_indent">As depicted, the transaction starts in the <text:span text:style-name="T6">doInit</text:span> method, and ends in the <text:span text:style-name="T6">doFinally</text:span> method of the <text:span text:style-name="T6">org.zkoss.zk.util.Initiator</text:span> interface.</text:p>
      <text:p text:style-name="Text_20_body_20_indent">How to sta<text:span text:style-name="T2">rt, commit and rollback an transaction depends on the container you use.</text:span></text:p>
      <text:h text:style-name="Heading_20_4" text:outline-level="4">J2EE Tra<text:span text:style-name="T2">nsaction and </text:span><text:span text:style-name="T30">Initiator</text:span></text:h>
      <text:p text:style-name="Text_20_body_20_indent_20_2">If you are using a J2EE container, you could look up the tra<text:span text:style-name="T2">nsaction manager (</text:span><text:span text:style-name="T6">javax.transaction.TransactionManager</text:span><text:span text:style-name="T19">), and then invoke its </text:span><text:span text:style-name="T6">begin</text:span><text:span text:style-name="T19"> method to start an transaction. To rollback, inv</text:span><text:span text:style-name="T20">oke its </text:span><text:span text:style-name="T7">rollback</text:span><text:span text:style-name="T20"> method. To commit, invoke its </text:span><text:span text:style-name="T7">commit</text:span><text:span text:style-name="T20"> method.</text:span></text:p>
      <text:h text:style-name="Heading_20_4" text:outline-level="4">Web Con<text:span text:style-name="T2">tainers and </text:span><text:span text:style-name="T30">Initiator</text:span></text:h>
      <text:p text:style-name="Text_20_body_20_indent_20_2">If you are using a Web con<text:span text:style-name="T2">tainer without transaction managers, you could start a transaction by constructing a database connection. Then, invoke its </text:span><text:span text:style-name="T7">commit</text:span><text:span text:style-name="T2"> and </text:span><text:span text:style-name="T7">rollback</text:span><text:span text:style-name="T2"> methods accordingly.</text:span></text:p>
      <text:p text:style-name="Code_20_Indent_20_2">import java.sql.*;</text:p>
      <text:p text:style-name="Code_20_Indent_20_2">import javax.sql.DataSource;</text:p>
      <text:p text:style-name="P74">import javax.naming.InitContext;</text:p>
      <text:p text:style-name="Code_20_Indent_20_2">import org.zkoss.util.logging.Log;</text:p>
      <text:p text:style-name="Code_20_Indent_20_2">import org.zkoss.zk.ui.Page;</text:p>
      <text:p text:style-name="Code_20_Indent_20_2">import org.zkoss.zk.ui.util.Initiator;</text:p>
      <text:p text:style-name="Code_20_Indent_20_2"/>
      <text:p text:style-name="Code_20_Indent_20_2">public class TransInitiator implements Initiator {</text:p>
      <text:p text:style-name="Code_20_Indent_20_2"><text:tab/>private static final Log log = Log.lookup(TransInitiator.class);</text:p>
      <text:p text:style-name="Code_20_Indent_20_2"><text:tab/>private Connection _conn;</text:p>
      <text:p text:style-name="Code_20_Indent_20_2"><text:tab/>private boolean _err;</text:p>
      <text:p text:style-name="Code_20_Indent_20_2"/>
      <text:p text:style-name="Code_20_Indent_20_2"><text:tab/>public void doInit(Page page, Object[] args) {</text:p>
      <text:p text:style-name="Code_20_Indent_20_2"><text:tab/><text:tab/>try {</text:p>
      <text:p text:style-name="Code_20_Indent_20_2"><text:tab/><text:tab/><text:tab/>DataSource ds = (DataSource)new InitialContext()</text:p>
      <text:p text:style-name="Code_20_Indent_20_2"><text:tab/><text:tab/><text:tab/><text:tab/>.lookup("java:comp/env/jdbc/MyDB");</text:p>
      <text:p text:style-name="Code_20_Indent_20_2"><text:tab/><text:tab/><text:tab/>_conn = ds.getConnection();</text:p>
      <text:p text:style-name="Code_20_Indent_20_2"><text:tab/><text:tab/>} catch (Throwable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t) {</text:p>
      <text:p text:style-name="Code_20_Indent_20_2"><text:tab/><text:tab/>if (_conn != null) {</text:p>
      <text:p text:style-name="Code_20_Indent_20_2"><text:tab/><text:tab/><text:tab/>try {</text:p>
      <text:p text:style-name="Code_20_Indent_20_2"><text:tab/><text:tab/><text:tab/><text:tab/>_err = true;</text:p>
      <text:p text:style-name="Code_20_Indent_20_2"><text:tab/><text:tab/><text:tab/><text:tab/>_conn.rollback();</text:p>
      <text:p text:style-name="Code_20_Indent_20_2"><text:tab/><text:tab/><text:tab/>} catch (SQLException ex) {</text:p>
      <text:p text:style-name="Code_20_Indent_20_2"><text:tab/><text:tab/><text:tab/><text:tab/>log.warning("Unable to roll back", ex);</text:p>
      <text:p text:style-name="Code_20_Indent_20_2"><text:tab/><text:tab/><text:tab/>}</text:p>
      <text:p text:style-name="Code_20_Indent_20_2"><text:tab/><text:tab/>}</text:p>
      <text:p text:style-name="Code_20_Indent_20_2"><text:tab/>}</text:p>
      <text:p text:style-name="Code_20_Indent_20_2"><text:tab/>public void doFinally() {</text:p>
      <text:p text:style-name="Code_20_Indent_20_2"><text:tab/><text:tab/>if (_conn != null) {</text:p>
      <text:p text:style-name="Code_20_Indent_20_2"><text:tab/><text:tab/><text:tab/>try {</text:p>
      <text:p text:style-name="Code_20_Indent_20_2"><text:tab/><text:tab/><text:tab/><text:tab/>if (!_err)</text:p>
      <text:p text:style-name="Code_20_Indent_20_2"><text:tab/><text:tab/><text:tab/><text:tab/><text:tab/>_conn.commit();</text:p>
      <text:p text:style-name="Code_20_Indent_20_2"><text:tab/><text:tab/><text:tab/>} catch (SQLException ex) {</text:p>
      <text:p text:style-name="Code_20_Indent_20_2"><text:tab/><text:tab/><text:tab/><text:tab/>log.warning("Failed to commit", ex);</text:p>
      <text:p text:style-name="Code_20_Indent_20_2"><text:tab/><text:tab/><text:tab/>} finally {</text:p>
      <text:p text:style-name="Code_20_Indent_20_2"><text:tab/><text:tab/><text:tab/><text:tab/>try {</text:p>
      <text:p text:style-name="Code_20_Indent_20_2"><text:tab/><text:tab/><text:tab/><text:tab/><text:tab/>_conn.close();</text:p>
      <text:p text:style-name="Code_20_Indent_20_2"><text:tab/><text:tab/><text:tab/><text:tab/>} catch (SQLException ex) {</text:p>
      <text:p text:style-name="Code_20_Indent_20_2"><text:tab/><text:tab/><text:tab/><text:tab/><text:tab/>log.warning("Unable to close transaction", ex);</text:p>
      <text:p text:style-name="Code_20_Indent_20_2"><text:tab/><text:tab/><text:tab/><text:tab/>}</text:p>
      <text:p text:style-name="Code_20_Indent_20_2"><text:tab/><text:tab/><text:tab/>}</text:p>
      <text:p text:style-name="Code_20_Indent_20_2"><text:tab/><text:tab/>}</text:p>
      <text:p text:style-name="Code_20_Indent_20_2"><text:tab/>}</text:p>
      <text:p text:style-name="Code_20_Indent_20_2">}</text:p>
      <text:h text:style-name="Heading_20_1" text:outline-level="1">15. Portal Int<text:span text:style-name="T2">egration</text:span></text:h>
      <text:p text:style-name="Text_20_body"><text:span text:style-name="T2">ZK provides a portlet to load ZUML pages for JSR 168 compliant portal. This portlet is called ZK portlet loader, and it is implemented as </text:span><text:span text:style-name="T7">org.zkoss.zk.ui.http.DHtmlLayoutPortlet</text:span><text:span text:style-name="T2">.</text:span></text:p>
      <text:h text:style-name="Heading_20_2" text:outline-level="2">Configuration</text:h>
      <text:h text:style-name="Heading_20_3" text:outline-level="3">WEB-INF/portlet.xml</text:h>
      <text:p text:style-name="Text_20_body_20_indent">To use it, you first have to add the following definition into <text:span text:style-name="T6">WEB-INF/portlet.xml</text:span>. Notice that <text:span text:style-name="T6">exp</text:span><text:span text:style-name="T7">iration-cache</text:span><text:span text:style-name="T2"> must be set to zero to prevent portals from caching the result.</text:span></text:p>
      <text:p text:style-name="Code_20_Indent">&lt;portlet&gt;</text:p>
      <text:p text:style-name="Code_20_Indent"><text:tab/>&lt;description&gt;ZK loader for ZUML pages&lt;/description&gt;</text:p>
      <text:p text:style-name="Code_20_Indent"><text:tab/>&lt;portlet-name&gt;zkPortletLoader&lt;/portlet-name&gt;</text:p>
      <text:p text:style-name="Code_20_Indent"><text:tab/>&lt;display-name&gt;ZK Portlet Loader&lt;/display-name&gt;</text:p>
      <text:p text:style-name="Code_20_Indent"/>
      <text:p text:style-name="Code_20_Indent"><text:tab/>&lt;portlet-class&gt;org.zkoss.zk.ui.http.DHtmlLayoutPortlet&lt;/portlet-class&gt;</text:p>
      <text:p text:style-name="Code_20_Indent"/>
      <text:p text:style-name="Code_20_Indent"><text:tab/>&lt;expiration-cache&gt;0&lt;/expiration-cache&gt;</text:p>
      <text:p text:style-name="Code_20_Indent"/>
      <text:p text:style-name="Code_20_Indent"><text:tab/>&lt;supports&gt;</text:p>
      <text:p text:style-name="Code_20_Indent"><text:tab/><text:tab/>&lt;mime-type&gt;text/html&lt;/mime-type&gt;</text:p>
      <text:p text:style-name="Code_20_Indent"><text:tab/><text:tab/>&lt;portlet-mode&gt;VIEW&lt;/portlet-mode&gt;</text:p>
      <text:p text:style-name="Code_20_Indent"><text:tab/>&lt;/supports&gt;</text:p>
      <text:p text:style-name="Code_20_Indent"/>
      <text:p text:style-name="Code_20_Indent"><text:tab/>&lt;supported-locale&gt;en&lt;/supported-locale&gt;</text:p>
      <text:p text:style-name="Code_20_Indent"/>
      <text:p text:style-name="Code_20_Indent"><text:tab/>&lt;portlet-info&gt;</text:p>
      <text:p text:style-name="Code_20_Indent"><text:tab/><text:tab/>&lt;title&gt;ZK&lt;/title&gt;</text:p>
      <text:p text:style-name="Code_20_Indent"><text:tab/><text:tab/>&lt;short-title&gt;ZK&lt;/short-title&gt;</text:p>
      <text:p text:style-name="Code_20_Indent"><text:tab/><text:tab/>&lt;keywords&gt;ZK,ZUML&lt;/keywords&gt;</text:p>
      <text:p text:style-name="Code_20_Indent"><text:tab/>&lt;/portlet-info&gt;</text:p>
      <text:p text:style-name="Code_20_Indent">&lt;/portlet&gt;</text:p>
      <text:h text:style-name="P28" text:outline-level="3">WEB-INF/web.xml</text:h>
      <text:p text:style-name="Text_20_body_20_indent"><text:span text:style-name="T2">ZK portlet loader actually delegates the loading of ZUML pages to ZK loader (</text:span><text:span text:style-name="T7">org.zkoss.zk.ui.http.DHtmlLayoutServlet</text:span><text:span text:style-name="T2">). Thus, you have to configure </text:span><text:span text:style-name="T7">WEB-INF/web.xml</text:span><text:span text:style-name="T2"> as specified in </text:span><text:span text:style-name="T4">Appendix A</text:span><text:span text:style-name="T2"> in </text:span><text:span text:style-name="T4">the Developer's Reference</text:span><text:span text:style-name="T2">, even if you want to use only portlets.</text:span></text:p>
      <text:h text:style-name="Heading_20_2" text:outline-level="2">The<text:span text:style-name="T2"> Usage</text:span></text:h>
      <text:h text:style-name="Heading_20_3" text:outline-level="3">The <text:span text:style-name="T6">zk_page</text:span> and <text:span text:style-name="T6">zk_richlet</text:span> Parameter and Attribute</text:h>
      <text:p text:style-name="Text_20_body_20_indent">ZK portlet loader is a generic loader. To load a particular ZUML page, you have to specify either a request parameter, a portlet attribute or a portlet preference called <text:span text:style-name="T6">zk_page</text:span>, if you want to load a ZUML page, or <text:span text:style-name="T6">zk_richlet</text:span>, if you want to load a richlet.</text:p>
      <text:p text:style-name="Text_20_body_20_indent">More precisely, ZK portlet loader first checks the following locations for the path of the ZUML page or the richlet. The<text:span text:style-name="T2"> lower the number, the higher the priority.</text:span></text:p>
      <text:list text:style-name="L60">
        <text:list-item>
          <text:p text:style-name="P150">The<text:span text:style-name="T2"> request parameter (</text:span><text:span text:style-name="T7">RenderRequest</text:span><text:span text:style-name="T2">'s </text:span><text:span text:style-name="T7">getParameter</text:span><text:span text:style-name="T2">) called </text:span><text:span text:style-name="T7">zk_page</text:span><text:span text:style-name="T2">. If found, it is the path of the ZUML page.</text:span></text:p>
        </text:list-item>
        <text:list-item>
          <text:p text:style-name="P130">The request attribute (<text:span text:style-name="T6">RenderRequest</text:span>'s <text:span text:style-name="T6">getAttribute</text:span>) called <text:span text:style-name="T6">zk_page</text:span>. If found, it is the path of the ZUML page.</text:p>
        </text:list-item>
        <text:list-item>
          <text:p text:style-name="P150"><text:span text:style-name="T2">The request preference (</text:span><text:span text:style-name="T7">RenderRequest</text:span><text:span text:style-name="T2">'s </text:span><text:span text:style-name="T7">getPortletPreferences</text:span><text:span text:style-name="T2">'s </text:span><text:span text:style-name="T7">getValue</text:span><text:span text:style-name="T2">) called </text:span><text:span text:style-name="T7">zk_page</text:span><text:span text:style-name="T2">. If found, it is the path of the ZUML page.</text:span></text:p>
        </text:list-item>
        <text:list-item>
          <text:p text:style-name="P150">The<text:span text:style-name="T2"> request parameter (</text:span><text:span text:style-name="T7">RenderRequest</text:span><text:span text:style-name="T2">'s </text:span><text:span text:style-name="T7">getParameter</text:span><text:span text:style-name="T2">) called </text:span><text:span text:style-name="T7">zk_richlet</text:span><text:span text:style-name="T2">. If found, it is the path of the richlet.</text:span></text:p>
        </text:list-item>
        <text:list-item>
          <text:p text:style-name="P130">The request attribute (<text:span text:style-name="T6">RenderRequest</text:span>'s <text:span text:style-name="T6">getAttribute</text:span>) called <text:span text:style-name="T6">zk_richlet</text:span>. If found, it is the path of the richlet.</text:p>
        </text:list-item>
        <text:list-item>
          <text:p text:style-name="P130">The request preference (<text:span text:style-name="T6">RenderRequest</text:span>'s <text:span text:style-name="T6">getPortletPreferences</text:span>'s <text:span text:style-name="T6">getValue</text:span>) called <text:span text:style-name="T6">zk_richlet</text:span>. If found, it is the path of the richlet.</text:p>
        </text:list-item>
        <text:list-item>
          <text:p text:style-name="P130">The initial parameter (<text:span text:style-name="T6">PortletConfig</text:span>'s <text:span text:style-name="T6">getInitParameter</text:span>) called <text:span text:style-name="T6">zk_page</text:span>. If found, it is the path of the ZUML page.</text:p>
        </text:list-item>
      </text:list>
      <text:h text:style-name="Heading_20_3" text:outline-level="3">Examples</text:h>
      <text:p text:style-name="Text_20_body_20_indent">How to pass a req<text:span text:style-name="T2">uest parameter or attribute to a portlet depends on the portal. You have to consult the user's guide of your favorite portal for details. The following is an example that uses Potix Portal.</text:span></text:p>
      <text:p text:style-name="Code_20_Indent">&lt;layout contentType="text/html"&gt;</text:p>
      <text:p text:style-name="Code_20_Indent"><text:tab/>&lt;title&gt;ZK Porlet Demo&lt;/title&gt;</text:p>
      <text:p text:style-name="Code_20_Indent"><text:tab/>&lt;header name="Cache-Control" value="no-cache"/&gt;</text:p>
      <text:p text:style-name="Code_20_Indent"><text:tab/>&lt;header name="Pragma" value="no-cache"/&gt;</text:p>
      <text:p text:style-name="Code_20_Indent"/>
      <text:p text:style-name="Code_20_Indent"><text:tab/>&lt;vbox&gt;</text:p>
      <text:p text:style-name="Code_20_Indent"><text:tab/><text:tab/>&lt;hbox&gt;</text:p>
      <text:p text:style-name="Code_20_Indent"><text:tab/><text:tab/><text:tab/>&lt;servlet page="sample1.zul"/&gt;</text:p>
      <text:p text:style-name="Code_20_Indent"><text:tab/><text:tab/><text:tab/>&lt;portlet name="zkdemo.zkLoader"&gt;</text:p>
      <text:p text:style-name="Code_20_Indent"><text:tab/><text:tab/><text:tab/><text:tab/>&lt;attribute name="zk_page" value="/test/sample2.zul"/&gt;</text:p>
      <text:p text:style-name="Code_20_Indent"><text:tab/><text:tab/><text:tab/>&lt;/portlet&gt;</text:p>
      <text:p text:style-name="Code_20_Indent"><text:tab/><text:tab/>&lt;/hbox&gt;</text:p>
      <text:p text:style-name="Code_20_Indent"><text:tab/>&lt;/vbox&gt;</text:p>
      <text:p text:style-name="Code_20_Indent"/>
      <text:p text:style-name="Code_20_Indent"><text:tab/>&lt;molds uri="~./pxp/html/molds.xml"/&gt;</text:p>
      <text:p text:style-name="Code_20_Indent">&lt;/layout&gt;</text:p>
      <text:p text:style-name="P30"><draw:frame draw:style-name="fr3" draw:name="graphics38" text:anchor-type="paragraph" svg:width="13.885cm" svg:height="2.434cm" draw:z-index="38"><draw:image xlink:href="../images/1000000000000290000000735EEBE1FC.png" xlink:type="simple" xlink:show="embed" xlink:actuate="onLoad"/></draw:frame></text:p>
      <text:h text:style-name="Heading_20_1" text:outline-level="1">16. Beyond ZK</text:h>
      <text:p text:style-name="Text_20_body">In addition to processing ZUML pages, the ZK distribution included a lot of technologies and tools. This chapter provided the basic information of some of them. Interested readers might look at Javadoc for detailed API.</text:p>
      <text:h text:style-name="Heading_20_2" text:outline-level="2">Logger</text:h>
      <text:p text:style-name="Text_20_body">Package: <text:span text:style-name="T6">org.zkoss</text:span><text:span text:style-name="T7">.util.logging.Log</text:span></text:p>
      <text:p text:style-name="P30">The logger used by ZK is based on the standard logger, <text:span text:style-name="T6">java.util.Logger</text:span>. However, we wrap it as <text:span text:style-name="T6">org.zkoss.util.logging.Log</text:span> to make it more efficient. The typical use is as follows.</text:p>
      <text:p text:style-name="Code">imp<text:span text:style-name="T2">ort org.zkoss.util.logging.Log;</text:span></text:p>
      <text:p text:style-name="Code">class MyClass {</text:p>
      <text:p text:style-name="Code"><text:tab/>private static final Log log = Log.lookup(MyClass.class);</text:p>
      <text:p text:style-name="Code"><text:tab/>public void f(Object v) {</text:p>
      <text:p text:style-name="Code"><text:tab/><text:tab/>if (log.debugable()) log.debug("Value is "+v);</text:p>
      <text:p text:style-name="Code"><text:tab/>}</text:p>
      <text:p text:style-name="Code">}</text:p>
      <text:p text:style-name="Text_20_body">Since ZK uses the<text:span text:style-name="T2"> standard logger to log message, you could control what to log by configuring the logging of the Web server you are using. How to configure the logging of the Web server varies from one server to another. Please consult the manuals. Or, you might use the logging configuration mechanism provided by ZK as described below.</text:span></text:p>
      <text:p text:style-name="Tip"><text:span text:style-name="T3">Not</text:span><text:span text:style-name="T4">e</text:span><text:span text:style-name="T2">: By default, all ZK log instances are mapped to the same Java logger named </text:span><text:span text:style-name="T7">org.zkoss</text:span><text:span text:style-name="T2"> to have the better performance. If you want to control the log level up to individual class, you have to invoke the following statement to turn on the hierarchy support.</text:span></text:p>
      <text:p text:style-name="P33"><text:tab/><text:span text:style-name="T6">Log.setHierarchy(true);</text:span></text:p>
      <text:p text:style-name="P33"><text:span text:style-name="T3">Note</text:span>: The hierarchy support is enabled automatically, if you configure the log level with <text:span text:style-name="T6">WEB-INF/zk.xml</text:span> as described in the following section.</text:p>
      <text:h text:style-name="P29" text:outline-level="3">How to Configure Log Levels with ZK</text:h>
      <text:p text:style-name="Text_20_body_20_indent">In addition to configuri<text:span text:style-name="T2">ng</text:span> the logging of the Web server, you can use the logging configuration mechanism provided by ZK. By default, it is disabled. To enable it, you have to specify the following content in<text:span text:style-name="T2"> </text:span><text:span text:style-name="T7">WEB-INF/zk.xml</text:span><text:span text:style-name="T2">. Refer to </text:span><text:span text:style-name="T4">Appendix B</text:span><text:span text:style-name="T2"> in </text:span><text:span text:style-name="T4">the Developer's Reference</text:span><text:span text:style-name="T2"> fore more details.</text:span></text:p>
      <text:p text:style-name="Code_20_Indent">&lt;zk&gt;</text:p>
      <text:p text:style-name="Code_20_Indent"><text:tab/>&lt;log&gt;</text:p>
      <text:p text:style-name="Code_20_Indent"><text:tab/>&lt;log-base&gt;<text:span text:style-name="T15">org.zkoss</text:span>&lt;/log-base&gt;</text:p>
      <text:p text:style-name="Code_20_Indent"><text:tab/>&lt;/log&gt;</text:p>
      <text:p text:style-name="Code_20_Indent">&lt;/zk&gt;</text:p>
      <text:p text:style-name="Text_20_body_20_indent">Alternatively, you can enable the logging configuration mechanism <text:span text:style-name="T2">manually by invoking the </text:span><text:span text:style-name="T7">init</text:span><text:span text:style-name="T2"> method of </text:span><text:span text:style-name="T7">LogService</text:span><text:span text:style-name="T2"> as follows.</text:span></text:p>
      <text:p text:style-name="Code_20_Indent">org.zkoss<text:span text:style-name="T2">.util.logging.LogService.init("org.zkoss");</text:span></text:p>
      <text:p text:style-name="Text_20_body_20_indent">If you want to log not<text:span text:style-name="T2"> just </text:span><text:span text:style-name="T7">org.zkoss</text:span><text:span text:style-name="T2"> but everything, you could specify an empty </text:span><text:span text:style-name="T7">log-base</text:span><text:span text:style-name="T2">.</text:span></text:p>
      <text:p text:style-name="P21">Once the mechanism is enabled, ZK looks for <text:span text:style-name="T6">i3-log.conf</text:span> by searching the classpath at startup. If found, ZK loads its content to initialize the log levels. Then, ZK keeps watching this file, and reloads its content if the file is modified.</text:p>
      <text:h text:style-name="Heading_20_3" text:outline-level="3">Content of <text:span text:style-name="T6">i3-log.conf</text:span></text:h>
      <text:p text:style-name="Text_20_body_20_indent">An example of <text:span text:style-name="T6">i3-log.conf</text:span> is as follows.</text:p>
      <text:p text:style-name="Code_20_Indent">org.zkoss.zk.ui.impl.UiEngineImpl=FINER</text:p>
      <text:p text:style-name="Code_20_Indent"><text:tab/>#Make the log level of the spe<text:span text:style-name="T2">cified class to FINER</text:span><text:line-break/>org.zkoss.zk.ui.http=DEBUG<text:line-break/><text:tab/>#Make the log level of the spe<text:span text:style-name="T2">cified package to DEBUG</text:span></text:p>
      <text:p text:style-name="Code_20_Indent">org.zkoss.zk.au.http.DHtmlUpdateServlet=INHERIT<text:line-break/><text:tab/>#Clear the log level of a specified class such that it inherits what</text:p>
      <text:p text:style-name="Code_20_Indent"><text:tab/>#has been defined above (Default: INFO)</text:p>
      <text:p text:style-name="Code_20_Indent">org.zkoss.zk.ui=OFF</text:p>
      <text:p text:style-name="Code_20_Indent"><text:tab/>#Turn off the log for the<text:span text:style-name="T2"> specified package</text:span></text:p>
      <text:p text:style-name="Code_20_Indent">org.zkoss=WARNING</text:p>
      <text:p text:style-name="Code_20_Indent"><text:tab/>#Make all log levels of ZK classes to WARNING except those specified here</text:p>
      <text:h text:style-name="Heading_20_4" text:outline-level="4">Allowed Levels</text:h>
      <table:table table:name="Table35" table:style-name="Table35">
        <table:table-column table:style-name="Table35.A"/>
        <table:table-column table:style-name="Table35.B"/>
        <table:table-header-rows>
          <table:table-row>
            <table:table-cell table:style-name="Table35.A1" office:value-type="string">
              <text:p text:style-name="Table_20_Heading">Level</text:p>
            </table:table-cell>
            <table:table-cell table:style-name="Table35.B1" office:value-type="string">
              <text:p text:style-name="Table_20_Heading">Des<text:span text:style-name="T2">cription</text:span></text:p>
            </table:table-cell>
          </table:table-row>
        </table:table-header-rows>
        <table:table-row>
          <table:table-cell table:style-name="Table35.A2" office:value-type="string">
            <text:p text:style-name="P66">OFF</text:p>
          </table:table-cell>
          <table:table-cell table:style-name="Table35.B2" office:value-type="string">
            <text:p text:style-name="Table_20_Contents">Ind<text:span text:style-name="T2">icates no message at all.</text:span></text:p>
          </table:table-cell>
        </table:table-row>
        <table:table-row>
          <table:table-cell table:style-name="Table35.A2" office:value-type="string">
            <text:p text:style-name="P66">ERROR</text:p>
          </table:table-cell>
          <table:table-cell table:style-name="Table35.B2" office:value-type="string">
            <text:p text:style-name="P50">Indicates providing error messages.</text:p>
          </table:table-cell>
        </table:table-row>
        <table:table-row>
          <table:table-cell table:style-name="Table35.A2" office:value-type="string">
            <text:p text:style-name="P66">WARNING</text:p>
          </table:table-cell>
          <table:table-cell table:style-name="Table35.B2" office:value-type="string">
            <text:p text:style-name="Table_20_Contents">Ind<text:span text:style-name="T2">icates providing warning messages. It also implies ERROR.</text:span></text:p>
          </table:table-cell>
        </table:table-row>
        <table:table-row>
          <table:table-cell table:style-name="Table35.A2" office:value-type="string">
            <text:p text:style-name="P66">INF<text:span text:style-name="T2">O</text:span></text:p>
          </table:table-cell>
          <table:table-cell table:style-name="Table35.B2" office:value-type="string">
            <text:p text:style-name="Table_20_Contents">Ind<text:span text:style-name="T2">icates providing informational messages. It also implies ERROR and WARNING.</text:span></text:p>
          </table:table-cell>
        </table:table-row>
        <table:table-row>
          <table:table-cell table:style-name="Table35.A2" office:value-type="string">
            <text:p text:style-name="P66">DEBUG</text:p>
          </table:table-cell>
          <table:table-cell table:style-name="Table35.B2" office:value-type="string">
            <text:p text:style-name="Table_20_Contents">Ind<text:span text:style-name="T2">icates providing tracing information for debugging purpose. It also implies ERROR, WARNING and INFO.</text:span></text:p>
          </table:table-cell>
        </table:table-row>
        <table:table-row>
          <table:table-cell table:style-name="Table35.A2" office:value-type="string">
            <text:p text:style-name="P66">FINER</text:p>
          </table:table-cell>
          <table:table-cell table:style-name="Table35.B2" office:value-type="string">
            <text:p text:style-name="Table_20_Contents">Ind<text:span text:style-name="T2">icates providing fairly detailed tracing information for debugging purpose. It also implies ERROR, WARNING, INFO and DEBUG</text:span></text:p>
          </table:table-cell>
        </table:table-row>
        <table:table-row>
          <table:table-cell table:style-name="Table35.A2" office:value-type="string">
            <text:p text:style-name="P66">INHERIT</text:p>
          </table:table-cell>
          <table:table-cell table:style-name="Table35.B2" office:value-type="string">
            <text:p text:style-name="Table_20_Contents">Ind<text:span text:style-name="T2">icates to clear any level being set to the specified package or class. In other words, the log level will be the same as its parent node.</text:span></text:p>
          </table:table-cell>
        </table:table-row>
      </table:table>
      <text:h text:style-name="Heading_20_3" text:outline-level="3">Location of <text:span text:style-name="T6">i3-log.conf</text:span></text:h>
      <text:p text:style-name="Text_20_body_20_indent">At first, ZK looks for this file in the classpath. If not found, it looks for the <text:span text:style-name="T6">conf</text:span> directory.</text:p>
      <table:table table:name="Table21" table:style-name="Table21">
        <table:table-column table:style-name="Table21.A"/>
        <table:table-column table:style-name="Table21.B"/>
        <table:table-header-rows>
          <table:table-row>
            <table:table-cell table:style-name="Table21.A1" office:value-type="string">
              <text:p text:style-name="Table_20_Heading">App<text:span text:style-name="T2">lication Server</text:span></text:p>
            </table:table-cell>
            <table:table-cell table:style-name="Table21.B1" office:value-type="string">
              <text:p text:style-name="Table_20_Heading">Location</text:p>
            </table:table-cell>
          </table:table-row>
        </table:table-header-rows>
        <table:table-row>
          <table:table-cell table:style-name="Table21.A2" office:value-type="string">
            <text:p text:style-name="P66">Tomcat</text:p>
          </table:table-cell>
          <table:table-cell table:style-name="Table21.B2" office:value-type="string">
            <text:p text:style-name="Table_20_Contents">Place <text:span text:style-name="T6">i3-log.conf</text:span> under the <text:span text:style-name="T6">$TOMCAT_HOME/conf</text:span> directory</text:p>
          </table:table-cell>
        </table:table-row>
        <table:table-row>
          <table:table-cell table:style-name="Table21.A2" office:value-type="string">
            <text:p text:style-name="P66">Others</text:p>
          </table:table-cell>
          <table:table-cell table:style-name="Table21.B2" office:value-type="string">
            <text:p text:style-name="Table_20_Contents">Try the<text:span text:style-name="T2"> conf directory first. If not working, you could set the system property called the </text:span><text:span text:style-name="T7">org.zkoss.io.conf.dir</text:span><text:span text:style-name="T2"> directory to be the directory where </text:span><text:span text:style-name="T7">i3-log.conf</text:span><text:span text:style-name="T2"> resides.</text:span></text:p>
          </table:table-cell>
        </table:table-row>
      </table:table>
      <text:h text:style-name="Heading_20_3" text:outline-level="3">Dis<text:span text:style-name="T2">able All Logs</text:span></text:h>
      <text:p text:style-name="P21">Some logs are generated before loading <text:span text:style-name="T6">i3-log.conf</text:span>. If you want to disable all logs completely, you have to either configure the logging of the Web server<text:note text:id="ftn66" text:note-class="footnote"><text:note-citation>66</text:note-citation><text:note-body><text:p text:style-name="Footnote">Remember ZK uses the<text:span text:style-name="T2"> standard logging utilities. Unless you specify something in </text:span><text:span text:style-name="T7">i3-log.conf</text:span><text:span text:style-name="T2">, and the default logging levels depend on the Web server (usually </text:span><text:span text:style-name="T7">INFO</text:span><text:span text:style-name="T2">).</text:span></text:p></text:note-body></text:note>, or specify <text:span text:style-name="T6">log-level</text:span> when configuring <text:span text:style-name="T6">DHtmlLayoutServlet</text:span> in <text:span text:style-name="T6">WEB-INF/web.xml</text:span>. Refer to <text:span text:style-name="T3">the Developer's Reference</text:span> for details.</text:p>
      <text:p text:style-name="Code_20_Indent">&lt;servlet&gt;</text:p>
      <text:p text:style-name="Code_20_Indent"><text:tab/>&lt;servlet-name&gt;zkLoader&lt;/servlet-name&gt;</text:p>
      <text:p text:style-name="Code_20_Indent"><text:tab/>&lt;servlet-class&gt;org.zkoss.zk.ui.http.DHtmlLayoutServlet&lt;/servlet-class&gt;</text:p>
      <text:p text:style-name="P42"><text:tab/><text:tab/>&lt;init-param&gt;</text:p>
      <text:p text:style-name="P42"><text:tab/><text:tab/><text:tab/>&lt;param-name&gt;log-level&lt;/param-name&gt;</text:p>
      <text:p text:style-name="P42"><text:tab/><text:tab/><text:tab/>&lt;param-value&gt;OFF&lt;/param-value&gt;</text:p>
      <text:p text:style-name="P42"><text:tab/><text:tab/>&lt;/init-param&gt;</text:p>
      <text:p text:style-name="Code_20_Indent">...</text:p>
      <text:h text:style-name="Heading_20_2" text:outline-level="2">DSP</text:h>
      <text:p text:style-name="Text_20_body">Package: <text:span text:style-name="T6">org.zkoss.web.servlet.dsp</text:span></text:p>
      <text:p text:style-name="Text_20_body">A JSP-like template technology. It takes the same syntax as that of JSP. Unlike JSP, DSP is interpreted at the run time, so it is easy to deploy DSP pages. No Java compiler is required in your run-time environment. In addition, you could <text:span text:style-name="T2">distribute DSP pages in jar files. This is the way ZK is distributed.</text:span></text:p>
      <text:p text:style-name="Text_20_body">However, you cannot embed Java codes in DSP pages. Actions of DSP, though extensible through TLD files, are different from JSP tags.</text:p>
      <text:p text:style-name="P30">If you want to use DSP in your Web applications, you have to set up <text:span text:style-name="T6">WEB-INF/web.xml</text:span> to add the following lines.</text:p>
      <text:p text:style-name="Code"><text:tab/>&lt;!-- ///////////// --&gt;</text:p>
      <text:p text:style-name="Code"><text:tab/>&lt;!-- DSP (opt<text:span text:style-name="T2">ional)</text:span> --&gt;</text:p>
      <text:p text:style-name="Code"><text:tab/>&lt;servlet&gt;</text:p>
      <text:p text:style-name="Code"><text:tab/><text:tab/>&lt;description&gt;&lt;![CDATA[</text:p>
      <text:p text:style-name="Code">The servlet loads the DSP pages.</text:p>
      <text:p text:style-name="Code"><text:tab/><text:tab/>]]&gt;&lt;/description&gt;</text:p>
      <text:p text:style-name="Code"><text:tab/><text:tab/>&lt;servlet-name&gt;dspLoader&lt;/servlet-name&gt;</text:p>
      <text:p text:style-name="Code"><text:tab/><text:tab/>&lt;servlet-class&gt;org.zkoss.web.servlet.dsp.InterpreterServlet&lt;/servlet-class&gt;</text:p>
      <text:p text:style-name="Code"/>
      <text:p text:style-name="Code"><text:tab/><text:tab/>&lt;!-- Specify class-resource, if you want to acc<text:span text:style-name="T2">ess TLD defined in jar files --&gt;</text:span></text:p>
      <text:p text:style-name="Code"><text:tab/><text:tab/>&lt;init-param&gt;<text:line-break/><text:tab/><text:tab/><text:tab/>&lt;param-name&gt;class-resource&lt;/param-name&gt;<text:line-break/><text:tab/><text:tab/><text:tab/>&lt;param-value&gt;true&lt;/param-value&gt;<text:line-break/><text:tab/><text:tab/>&lt;/init-param&gt;<text:tab/><text:tab/><text:tab/></text:p>
      <text:p text:style-name="Code"><text:tab/>&lt;/servlet&gt;</text:p>
      <text:p text:style-name="Code"><text:tab/>&lt;servlet-mapping&gt;</text:p>
      <text:p text:style-name="Code"><text:tab/><text:tab/>&lt;servlet-name&gt;dspLoader&lt;/servlet-name&gt;</text:p>
      <text:p text:style-name="Code"><text:tab/><text:tab/>&lt;url-pattern&gt;*.dsp&lt;/url-pattern&gt;</text:p>
      <text:p text:style-name="Code"><text:tab/>&lt;/servlet-mapping&gt;</text:p>
      <text:p text:style-name="Tip"><text:span text:style-name="T3">Not</text:span><text:span text:style-name="T4">e:</text:span><text:span text:style-name="T2"> The mapping of the DSP loader is optional. Specify it only if you want to write Web pages in DSP syntax.</text:span></text:p>
      <text:p text:style-name="P33">Though standard components of ZK use DSP as a template technology, they are handled directly by ZK loader.</text:p>
      <text:p text:style-name="P32"><text:span text:style-name="T2">Refer to the </text:span><text:span text:style-name="T4">Developer's Reference</text:span><text:span text:style-name="T2"> for more information.</text:span></text:p>
      <text:h text:style-name="Heading_20_2" text:outline-level="2">iDOM</text:h>
      <text:p text:style-name="Text_20_body">Package: <text:span text:style-name="T6">org.zkoss.idom</text:span></text:p>
      <text:p text:style-name="Text_20_body">An implementation of W3C DOM. It is inspired by JDOM<text:note text:id="ftn67" text:note-class="footnote"><text:note-citation>67</text:note-citation><text:note-body><text:p text:style-name="Footnote">http://www.jdom.org</text:p></text:note-body></text:note> to have concrete classes for all XML objects, such as Element and Attribute. However, iDOM implements the W3C API, such as org.w3c.dom.Element. Thus, you could use iDOM seamlessly with XML utilities that only accept the W3C DOM.</text:p>
      <text:p text:style-name="Text_20_body">A typical example is XSLT and XPath. You could use any of favorite XSL pro<text:span text:style-name="T2">cessor and XPath utilities with iDO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3"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Courier New\" svg:font-family="'Courier New\'" style:font-family-generic="modern" style:font-pitch="fixed"/>
    <style:font-face style:name="Lucida Console" svg:font-family="'Lucida Console'" style:font-family-generic="modern" style:font-pitch="fixed"/>
    <style:font-face style:name="Tahoma4"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Tahoma2" svg:font-family="Tahoma" style:font-adornments="Regular"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4"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language-asian="zh" style:country-asian="TW"/>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4"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199cm" fo:margin-bottom="0.4cm" fo:line-height="100%" fo:text-align="start" style:justify-single-word="false"/>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1.499cm" fo:margin-right="0cm" fo:margin-top="0.72cm" fo:margin-bottom="0.21cm" fo:text-indent="0cm" style:auto-text-indent="false"/>
      <style:text-properties style:font-name="Tahoma1"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_20_indent_20_3" style:class="text" style:default-outline-level="5">
      <style:paragraph-properties fo:margin-left="2cm" fo:margin-right="0cm" fo:margin-top="0.52cm" fo:margin-bottom="0.21cm" fo:text-indent="0cm" style:auto-text-indent="false"/>
      <style:text-properties style:font-name="Tahoma1" fo:font-size="10pt" fo:font-weight="bold" style:font-size-asian="10pt"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3"/>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3"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Quotations" style:family="paragraph" style:parent-style-name="Standard" style:class="html">
      <style:paragraph-properties fo:margin-left="1cm" fo:margin-right="1cm" fo:margin-top="0.349cm" fo:margin-bottom="0.499cm" fo:text-indent="0cm" style:auto-text-indent="false"/>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paragraph-properties fo:margin-left="0.499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paragraph-properties fo:margin-left="2cm" fo:margin-right="1cm" fo:keep-together="always"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Code_20_Indent_20_3" style:display-name="Code Indent 3" style:family="paragraph" style:parent-style-name="Code_20_Indent_20_2">
      <style:paragraph-properties fo:margin-left="2cm" fo:margin-right="0cm" fo:text-indent="0cm" style:auto-text-indent="false"/>
    </style:style>
    <style:style style:name="Text_20_body_20_indent_20_3" style:display-name="Text body indent 3" style:family="paragraph" style:parent-style-name="Text_20_body_20_indent_20_2">
      <style:paragraph-properties fo:margin-left="2cm" fo:margin-right="0cm" fo:text-indent="0cm" style:auto-text-indent="false"/>
    </style:style>
    <style:style style:name="Document_20_Title" style:display-name="Document Title" style:family="paragraph" style:parent-style-name="Contents_20_3">
      <style:paragraph-properties fo:text-align="center" style:justify-single-word="false"/>
      <style:text-properties style:font-name="Tahoma2" fo:font-size="20pt" fo:font-weight="bold"/>
    </style:style>
    <style:style style:name="Document_20_SubTitle" style:display-name="Document SubTitle" style:family="paragraph" style:parent-style-name="Standard">
      <style:paragraph-properties fo:text-align="center" style:justify-single-word="false"/>
      <style:text-properties fo:color="#808080" style:font-name="Tahoma1" fo:font-size="14pt" fo:font-weight="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 Guide<text:tab/>Page <text:page-number text:select-page="current">255</text:page-number> of <text:page-count>255</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8$Build-9161</meta:generator>
    <dc:title>ZK: The User Guide</dc:title>
    <dc:subject>The ZK User Guide</dc:subject>
    <meta:initial-creator>Tom Yeh</meta:initial-creator>
    <meta:creation-date>2005-11-01T08:57:53</meta:creation-date>
    <dc:creator>jumper chen</dc:creator>
    <dc:date>2007-12-27T11:58:28</dc:date>
    <meta:printed-by>Henri Chen</meta:printed-by>
    <meta:print-date>2006-08-04T11:03:45</meta:print-date>
    <meta:keyword>ZK ZUL ZHTML</meta:keyword>
    <dc:language>en-US</dc:language>
    <meta:editing-cycles>4907</meta:editing-cycles>
    <meta:editing-duration>P19DT4H1M54S</meta:editing-duration>
    <meta:user-defined meta:name="Info 1"/>
    <meta:user-defined meta:name="Info 2"/>
    <meta:user-defined meta:name="Info 3"/>
    <meta:user-defined meta:name="Info 4"/>
    <meta:document-statistic meta:table-count="35" meta:image-count="110" meta:object-count="0" meta:page-count="255" meta:paragraph-count="6858" meta:word-count="61485" meta:character-count="398113"/>
  </office:meta>
</office:document-meta>
</file>